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0.08pt" svg:y="119.28pt">
            <draw:object draw:notify-on-update-of-ranges="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ay (ms)</text:p>
          </table:table-cell>
          <table:table-cell office:value-type="string" calcext:value-type="string">
            <text:p>Atom microserver</text:p>
          </table:table-cell>
          <table:table-cell office:value-type="string" calcext:value-type="string">
            <text:p>Potato boa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03.28" calcext:value-type="float">
            <text:p>51203.28</text:p>
          </table:table-cell>
          <table:table-cell office:value-type="float" office:value="36062.03" calcext:value-type="float">
            <text:p>3606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21.48" calcext:value-type="float">
            <text:p>37821.48</text:p>
          </table:table-cell>
          <table:table-cell office:value-type="float" office:value="28417.16" calcext:value-type="float">
            <text:p>28417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44.93" calcext:value-type="float">
            <text:p>22644.93</text:p>
          </table:table-cell>
          <table:table-cell office:value-type="float" office:value="18578.12" calcext:value-type="float">
            <text:p>18578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59.36" calcext:value-type="float">
            <text:p>15559.36</text:p>
          </table:table-cell>
          <table:table-cell office:value-type="float" office:value="13305.34" calcext:value-type="float">
            <text:p>13305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18.45" calcext:value-type="float">
            <text:p>11618.45</text:p>
          </table:table-cell>
          <table:table-cell office:value-type="float" office:value="10406.5" calcext:value-type="float">
            <text:p>1040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48.13" calcext:value-type="float">
            <text:p>9248.13</text:p>
          </table:table-cell>
          <table:table-cell office:value-type="float" office:value="8538.19" calcext:value-type="float">
            <text:p>8538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77.44" calcext:value-type="float">
            <text:p>7777.44</text:p>
          </table:table-cell>
          <table:table-cell office:value-type="float" office:value="7287.86" calcext:value-type="float">
            <text:p>7287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08.93" calcext:value-type="float">
            <text:p>6708.93</text:p>
          </table:table-cell>
          <table:table-cell office:value-type="float" office:value="6374.8" calcext:value-type="float">
            <text:p>637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14.58" calcext:value-type="float">
            <text:p>5914.58</text:p>
          </table:table-cell>
          <table:table-cell office:value-type="float" office:value="5618.86" calcext:value-type="float">
            <text:p>5618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65.92" calcext:value-type="float">
            <text:p>5265.92</text:p>
          </table:table-cell>
          <table:table-cell office:value-type="float" office:value="5059.11" calcext:value-type="float">
            <text:p>5059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69.56" calcext:value-type="float">
            <text:p>4769.56</text:p>
          </table:table-cell>
          <table:table-cell office:value-type="float" office:value="4596.62" calcext:value-type="float">
            <text:p>4596.62</text:p>
          </table:table-cell>
        </table:table-row>
      </table:table>
      <table:table table:name="redis - 3B" table:style-name="ta1">
        <table:shapes>
          <draw:frame draw:z-index="0" draw:style-name="gr1" draw:text-style-name="P1" svg:width="453.51pt" svg:height="255.09pt" svg:x="792.43pt" svg:y="96.86pt">
            <draw:object draw:notify-on-update-of-ranges="'redis - 3B'.A2:'redis - 3B'.A199 'redis - 3B'.A1:'redis - 3B'.A1 'redis - 3B'.C2:'redis - 3B'.C199 'redis - 3B'.E2:'redis - 3B'.E158 'redis - 3B'.E1:'redis - 3B'.E1 'redis - 3B'.G2:'redis - 3B'.G158 'redis - 3B'.I2:'redis - 3B'.I111 'redis - 3B'.H1:'redis - 3B'.H1 'redis - 3B'.K2:'redis - 3B'.K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07.65pt" svg:y="327.32pt">
            <draw:object draw:notify-on-update-of-ranges="'redis - 3B'.E2:'redis - 3B'.E158 'redis - 3B'.G2:'redis - 3B'.G1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780.58pt" svg:y="331.11pt">
            <draw:object draw:notify-on-update-of-ranges="'redis - 3B'.I2:'redis - 3B'.I111 'redis - 3B'.K2:'redis - 3B'.K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201.88pt" svg:y="115pt">
            <draw:object draw:notify-on-update-of-ranges="'redis - 3B'.A2:'redis - 3B'.A199 'redis - 3B'.N1:'redis - 3B'.N1 'redis - 3B'.C2:'redis - 3B'.C199 'redis - 30B'.A2:'redis - 30B'.A197 'redis - 30B'.M1:'redis - 30B'.M1 'redis - 30B'.C2:'redis - 30B'.C197 'redis - 300B'.A2:'redis - 300B'.A198 'redis - 300B'.M1:'redis - 300B'.M1 'redis - 300B'.C2:'redis - 300B'.C198 'redis - 3000B'.A2:'redis - 3000B'.A125 'redis - 3000B'.M1:'redis - 3000B'.M1 'redis - 3000B'.C2:'redis - 3000B'.C1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igration</text:p>
          </table:table-cell>
          <table:table-cell/>
          <table:table-cell office:value-type="string" calcext:value-type="string">
            <text:p>req/s</text:p>
          </table:table-cell>
          <table:table-cell/>
          <table:table-cell office:value-type="string" calcext:value-type="string">
            <text:p>No migration atom</text:p>
          </table:table-cell>
          <table:table-cell table:number-columns-repeated="2"/>
          <table:table-cell office:value-type="string" calcext:value-type="string">
            <text:p>No migration potato</text:p>
          </table:table-cell>
          <table:table-cell table:number-columns-repeated="4"/>
          <table:table-cell office:value-type="string" calcext:value-type="string">
            <text:p>Payload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float" office:value="6.10293030738831" calcext:value-type="float">
            <text:p>6.10293030738831</text:p>
          </table:table-cell>
          <table:table-cell office:value-type="float" office:value="2.51395678520203" calcext:value-type="float">
            <text:p>2.51395678520203</text:p>
          </table:table-cell>
          <table:table-cell table:formula="of:=100000/[.B2]" office:value-type="float" office:value="39777.9311834764" calcext:value-type="float">
            <text:p>39777.9311834764</text:p>
          </table:table-cell>
          <table:table-cell/>
          <table:table-cell office:value-type="float" office:value="2.51397323608398" calcext:value-type="float">
            <text:p>2.51397323608398</text:p>
          </table:table-cell>
          <table:table-cell office:value-type="float" office:value="2.51395678520203" calcext:value-type="float">
            <text:p>2.51395678520203</text:p>
          </table:table-cell>
          <table:table-cell table:formula="of:=100000/[.F2]" office:value-type="float" office:value="39777.9311834764" calcext:value-type="float">
            <text:p>39777.9311834764</text:p>
          </table:table-cell>
          <table:table-cell/>
          <table:table-cell office:value-type="float" office:value="21.8110854625702" calcext:value-type="float">
            <text:p>21.8110854625702</text:p>
          </table:table-cell>
          <table:table-cell office:value-type="float" office:value="21.811057806015" calcext:value-type="float">
            <text:p>21.811057806015</text:p>
          </table:table-cell>
          <table:table-cell table:formula="of:=100000/[.J2]" office:value-type="float" office:value="4584.83035941623" calcext:value-type="float">
            <text:p>4584.83035941623</text:p>
          </table:table-cell>
          <table:table-cell table:number-columns-repeated="3"/>
        </table:table-row>
        <table:table-row table:style-name="ro1">
          <table:table-cell office:value-type="float" office:value="8.66304874420166" calcext:value-type="float">
            <text:p>8.66304874420166</text:p>
          </table:table-cell>
          <table:table-cell office:value-type="float" office:value="2.56005525588989" calcext:value-type="float">
            <text:p>2.56005525588989</text:p>
          </table:table-cell>
          <table:table-cell table:formula="of:=100000/[.B3]" office:value-type="float" office:value="39061.6568802299" calcext:value-type="float">
            <text:p>39061.6568802299</text:p>
          </table:table-cell>
          <table:table-cell/>
          <table:table-cell office:value-type="float" office:value="5.09941697120667" calcext:value-type="float">
            <text:p>5.09941697120667</text:p>
          </table:table-cell>
          <table:table-cell office:value-type="float" office:value="2.5853955745697" calcext:value-type="float">
            <text:p>2.5853955745697</text:p>
          </table:table-cell>
          <table:table-cell table:formula="of:=100000/[.F3]" office:value-type="float" office:value="38678.8006383292" calcext:value-type="float">
            <text:p>38678.8006383292</text:p>
          </table:table-cell>
          <table:table-cell/>
          <table:table-cell office:value-type="float" office:value="44.2004289627075" calcext:value-type="float">
            <text:p>44.2004289627075</text:p>
          </table:table-cell>
          <table:table-cell office:value-type="float" office:value="22.3892648220062" calcext:value-type="float">
            <text:p>22.3892648220062</text:p>
          </table:table-cell>
          <table:table-cell table:formula="of:=100000/[.J3]" office:value-type="float" office:value="4466.42624467557" calcext:value-type="float">
            <text:p>4466.42624467557</text:p>
          </table:table-cell>
          <table:table-cell table:number-columns-repeated="3"/>
        </table:table-row>
        <table:table-row table:style-name="ro1">
          <table:table-cell office:value-type="float" office:value="11.2043800354004" calcext:value-type="float">
            <text:p>11.2043800354004</text:p>
          </table:table-cell>
          <table:table-cell office:value-type="float" office:value="2.54126930236816" calcext:value-type="float">
            <text:p>2.54126930236816</text:p>
          </table:table-cell>
          <table:table-cell table:formula="of:=100000/[.B4]" office:value-type="float" office:value="39350.4143409012" calcext:value-type="float">
            <text:p>39350.4143409012</text:p>
          </table:table-cell>
          <table:table-cell/>
          <table:table-cell office:value-type="float" office:value="7.53543400764465" calcext:value-type="float">
            <text:p>7.53543400764465</text:p>
          </table:table-cell>
          <table:table-cell office:value-type="float" office:value="2.43597722053528" calcext:value-type="float">
            <text:p>2.43597722053528</text:p>
          </table:table-cell>
          <table:table-cell table:formula="of:=100000/[.F4]" office:value-type="float" office:value="41051.2869976781" calcext:value-type="float">
            <text:p>41051.2869976781</text:p>
          </table:table-cell>
          <table:table-cell/>
          <table:table-cell office:value-type="float" office:value="66.0904250144958" calcext:value-type="float">
            <text:p>66.0904250144958</text:p>
          </table:table-cell>
          <table:table-cell office:value-type="float" office:value="21.8899517059326" calcext:value-type="float">
            <text:p>21.8899517059326</text:p>
          </table:table-cell>
          <table:table-cell table:formula="of:=100000/[.J4]" office:value-type="float" office:value="4568.3061042523" calcext:value-type="float">
            <text:p>4568.3061042523</text:p>
          </table:table-cell>
          <table:table-cell table:number-columns-repeated="3"/>
        </table:table-row>
        <table:table-row table:style-name="ro1">
          <table:table-cell office:value-type="float" office:value="13.7200798988342" calcext:value-type="float">
            <text:p>13.7200798988342</text:p>
          </table:table-cell>
          <table:table-cell office:value-type="float" office:value="2.5156044960022" calcext:value-type="float">
            <text:p>2.5156044960022</text:p>
          </table:table-cell>
          <table:table-cell table:formula="of:=100000/[.B5]" office:value-type="float" office:value="39751.8767989642" calcext:value-type="float">
            <text:p>39751.8767989642</text:p>
          </table:table-cell>
          <table:table-cell/>
          <table:table-cell office:value-type="float" office:value="10.0576593875885" calcext:value-type="float">
            <text:p>10.0576593875885</text:p>
          </table:table-cell>
          <table:table-cell office:value-type="float" office:value="2.52218341827393" calcext:value-type="float">
            <text:p>2.52218341827393</text:p>
          </table:table-cell>
          <table:table-cell table:formula="of:=100000/[.F5]" office:value-type="float" office:value="39648.1870729431" calcext:value-type="float">
            <text:p>39648.1870729431</text:p>
          </table:table-cell>
          <table:table-cell/>
          <table:table-cell office:value-type="float" office:value="87.6506168842316" calcext:value-type="float">
            <text:p>87.6506168842316</text:p>
          </table:table-cell>
          <table:table-cell office:value-type="float" office:value="21.5601470470428" calcext:value-type="float">
            <text:p>21.5601470470428</text:p>
          </table:table-cell>
          <table:table-cell table:formula="of:=100000/[.J5]" office:value-type="float" office:value="4638.18728980868" calcext:value-type="float">
            <text:p>4638.18728980868</text:p>
          </table:table-cell>
          <table:table-cell table:number-columns-repeated="3"/>
        </table:table-row>
        <table:table-row table:style-name="ro1">
          <table:table-cell office:value-type="float" office:value="16.1061329841614" calcext:value-type="float">
            <text:p>16.1061329841614</text:p>
          </table:table-cell>
          <table:table-cell office:value-type="float" office:value="2.38600087165833" calcext:value-type="float">
            <text:p>2.38600087165833</text:p>
          </table:table-cell>
          <table:table-cell table:formula="of:=100000/[.B6]" office:value-type="float" office:value="41911.1330544056" calcext:value-type="float">
            <text:p>41911.1330544056</text:p>
          </table:table-cell>
          <table:table-cell/>
          <table:table-cell office:value-type="float" office:value="12.6670160293579" calcext:value-type="float">
            <text:p>12.6670160293579</text:p>
          </table:table-cell>
          <table:table-cell office:value-type="float" office:value="2.60931324958801" calcext:value-type="float">
            <text:p>2.60931324958801</text:p>
          </table:table-cell>
          <table:table-cell table:formula="of:=100000/[.F6]" office:value-type="float" office:value="38324.2602304607" calcext:value-type="float">
            <text:p>38324.2602304607</text:p>
          </table:table-cell>
          <table:table-cell/>
          <table:table-cell office:value-type="float" office:value="108.765719890595" calcext:value-type="float">
            <text:p>108.765719890595</text:p>
          </table:table-cell>
          <table:table-cell office:value-type="float" office:value="21.1150500774384" calcext:value-type="float">
            <text:p>21.1150500774384</text:p>
          </table:table-cell>
          <table:table-cell table:formula="of:=100000/[.J6]" office:value-type="float" office:value="4735.9584577472" calcext:value-type="float">
            <text:p>4735.9584577472</text:p>
          </table:table-cell>
          <table:table-cell table:number-columns-repeated="3"/>
        </table:table-row>
        <table:table-row table:style-name="ro1">
          <table:table-cell office:value-type="float" office:value="18.5478281974792" calcext:value-type="float">
            <text:p>18.5478281974792</text:p>
          </table:table-cell>
          <table:table-cell office:value-type="float" office:value="2.44163537025452" calcext:value-type="float">
            <text:p>2.44163537025452</text:p>
          </table:table-cell>
          <table:table-cell table:formula="of:=100000/[.B7]" office:value-type="float" office:value="40956.1563607165" calcext:value-type="float">
            <text:p>40956.1563607165</text:p>
          </table:table-cell>
          <table:table-cell/>
          <table:table-cell office:value-type="float" office:value="15.1835217475891" calcext:value-type="float">
            <text:p>15.1835217475891</text:p>
          </table:table-cell>
          <table:table-cell office:value-type="float" office:value="2.51646256446838" calcext:value-type="float">
            <text:p>2.51646256446838</text:p>
          </table:table-cell>
          <table:table-cell table:formula="of:=100000/[.F7]" office:value-type="float" office:value="39738.3221240669" calcext:value-type="float">
            <text:p>39738.3221240669</text:p>
          </table:table-cell>
          <table:table-cell/>
          <table:table-cell office:value-type="float" office:value="128.340455532074" calcext:value-type="float">
            <text:p>128.340455532074</text:p>
          </table:table-cell>
          <table:table-cell office:value-type="float" office:value="19.5746533870697" calcext:value-type="float">
            <text:p>19.5746533870697</text:p>
          </table:table-cell>
          <table:table-cell table:formula="of:=100000/[.J7]" office:value-type="float" office:value="5108.64729109617" calcext:value-type="float">
            <text:p>5108.64729109617</text:p>
          </table:table-cell>
          <table:table-cell table:number-columns-repeated="3"/>
        </table:table-row>
        <table:table-row table:style-name="ro1">
          <table:table-cell office:value-type="float" office:value="21.081200838089" calcext:value-type="float">
            <text:p>21.081200838089</text:p>
          </table:table-cell>
          <table:table-cell office:value-type="float" office:value="2.53332257270813" calcext:value-type="float">
            <text:p>2.53332257270813</text:p>
          </table:table-cell>
          <table:table-cell table:formula="of:=100000/[.B8]" office:value-type="float" office:value="39473.85188026" calcext:value-type="float">
            <text:p>39473.85188026</text:p>
          </table:table-cell>
          <table:table-cell/>
          <table:table-cell office:value-type="float" office:value="17.7251486778259" calcext:value-type="float">
            <text:p>17.7251486778259</text:p>
          </table:table-cell>
          <table:table-cell office:value-type="float" office:value="2.54157280921936" calcext:value-type="float">
            <text:p>2.54157280921936</text:p>
          </table:table-cell>
          <table:table-cell table:formula="of:=100000/[.F8]" office:value-type="float" office:value="39345.7152347781" calcext:value-type="float">
            <text:p>39345.7152347781</text:p>
          </table:table-cell>
          <table:table-cell/>
          <table:table-cell office:value-type="float" office:value="147.903193473816" calcext:value-type="float">
            <text:p>147.903193473816</text:p>
          </table:table-cell>
          <table:table-cell office:value-type="float" office:value="19.5626587867737" calcext:value-type="float">
            <text:p>19.5626587867737</text:p>
          </table:table-cell>
          <table:table-cell table:formula="of:=100000/[.J8]" office:value-type="float" office:value="5111.77959447976" calcext:value-type="float">
            <text:p>5111.77959447976</text:p>
          </table:table-cell>
          <table:table-cell table:number-columns-repeated="3"/>
        </table:table-row>
        <table:table-row table:style-name="ro1">
          <table:table-cell office:value-type="float" office:value="23.6313965320587" calcext:value-type="float">
            <text:p>23.6313965320587</text:p>
          </table:table-cell>
          <table:table-cell office:value-type="float" office:value="2.55014443397522" calcext:value-type="float">
            <text:p>2.55014443397522</text:p>
          </table:table-cell>
          <table:table-cell table:formula="of:=100000/[.B9]" office:value-type="float" office:value="39213.4651934667" calcext:value-type="float">
            <text:p>39213.4651934667</text:p>
          </table:table-cell>
          <table:table-cell/>
          <table:table-cell office:value-type="float" office:value="20.2659249305725" calcext:value-type="float">
            <text:p>20.2659249305725</text:p>
          </table:table-cell>
          <table:table-cell office:value-type="float" office:value="2.54072856903076" calcext:value-type="float">
            <text:p>2.54072856903076</text:p>
          </table:table-cell>
          <table:table-cell table:formula="of:=100000/[.F9]" office:value-type="float" office:value="39358.7891358848" calcext:value-type="float">
            <text:p>39358.7891358848</text:p>
          </table:table-cell>
          <table:table-cell/>
          <table:table-cell office:value-type="float" office:value="167.498718500137" calcext:value-type="float">
            <text:p>167.498718500137</text:p>
          </table:table-cell>
          <table:table-cell office:value-type="float" office:value="19.5954554080963" calcext:value-type="float">
            <text:p>19.5954554080963</text:p>
          </table:table-cell>
          <table:table-cell table:formula="of:=100000/[.J9]" office:value-type="float" office:value="5103.22408524799" calcext:value-type="float">
            <text:p>5103.22408524799</text:p>
          </table:table-cell>
          <table:table-cell table:number-columns-repeated="3"/>
        </table:table-row>
        <table:table-row table:style-name="ro1">
          <table:table-cell office:value-type="float" office:value="26.2250940799713" calcext:value-type="float">
            <text:p>26.2250940799713</text:p>
          </table:table-cell>
          <table:table-cell office:value-type="float" office:value="2.59364795684814" calcext:value-type="float">
            <text:p>2.59364795684814</text:p>
          </table:table-cell>
          <table:table-cell table:formula="of:=100000/[.B10]" office:value-type="float" office:value="38555.7337247582" calcext:value-type="float">
            <text:p>38555.7337247582</text:p>
          </table:table-cell>
          <table:table-cell/>
          <table:table-cell office:value-type="float" office:value="22.7738032341003" calcext:value-type="float">
            <text:p>22.7738032341003</text:p>
          </table:table-cell>
          <table:table-cell office:value-type="float" office:value="2.50782537460327" calcext:value-type="float">
            <text:p>2.50782537460327</text:p>
          </table:table-cell>
          <table:table-cell table:formula="of:=100000/[.F10]" office:value-type="float" office:value="39875.1846969487" calcext:value-type="float">
            <text:p>39875.1846969487</text:p>
          </table:table-cell>
          <table:table-cell/>
          <table:table-cell office:value-type="float" office:value="188.067029714584" calcext:value-type="float">
            <text:p>188.067029714584</text:p>
          </table:table-cell>
          <table:table-cell office:value-type="float" office:value="20.5682182312012" calcext:value-type="float">
            <text:p>20.5682182312012</text:p>
          </table:table-cell>
          <table:table-cell table:formula="of:=100000/[.J10]" office:value-type="float" office:value="4861.86984579461" calcext:value-type="float">
            <text:p>4861.86984579461</text:p>
          </table:table-cell>
          <table:table-cell table:number-columns-repeated="3"/>
        </table:table-row>
        <table:table-row table:style-name="ro1">
          <table:table-cell office:value-type="float" office:value="29.0149390697479" calcext:value-type="float">
            <text:p>29.0149390697479</text:p>
          </table:table-cell>
          <table:table-cell office:value-type="float" office:value="2.78978157043457" calcext:value-type="float">
            <text:p>2.78978157043457</text:p>
          </table:table-cell>
          <table:table-cell table:formula="of:=100000/[.B11]" office:value-type="float" office:value="35845.1002256864" calcext:value-type="float">
            <text:p>35845.1002256864</text:p>
          </table:table-cell>
          <table:table-cell/>
          <table:table-cell office:value-type="float" office:value="25.3679676055908" calcext:value-type="float">
            <text:p>25.3679676055908</text:p>
          </table:table-cell>
          <table:table-cell office:value-type="float" office:value="2.59412217140198" calcext:value-type="float">
            <text:p>2.59412217140198</text:p>
          </table:table-cell>
          <table:table-cell table:formula="of:=100000/[.F11]" office:value-type="float" office:value="38548.685602558" calcext:value-type="float">
            <text:p>38548.685602558</text:p>
          </table:table-cell>
          <table:table-cell/>
          <table:table-cell office:value-type="float" office:value="207.470021009445" calcext:value-type="float">
            <text:p>207.470021009445</text:p>
          </table:table-cell>
          <table:table-cell office:value-type="float" office:value="19.4029211997986" calcext:value-type="float">
            <text:p>19.4029211997986</text:p>
          </table:table-cell>
          <table:table-cell table:formula="of:=100000/[.J11]" office:value-type="float" office:value="5153.86312041704" calcext:value-type="float">
            <text:p>5153.86312041704</text:p>
          </table:table-cell>
          <table:table-cell table:number-columns-repeated="3"/>
        </table:table-row>
        <table:table-row table:style-name="ro1">
          <table:table-cell office:value-type="float" office:value="31.680079460144" calcext:value-type="float">
            <text:p>31.680079460144</text:p>
          </table:table-cell>
          <table:table-cell office:value-type="float" office:value="2.66509246826172" calcext:value-type="float">
            <text:p>2.66509246826172</text:p>
          </table:table-cell>
          <table:table-cell table:formula="of:=100000/[.B12]" office:value-type="float" office:value="37522.1502408973" calcext:value-type="float">
            <text:p>37522.1502408973</text:p>
          </table:table-cell>
          <table:table-cell/>
          <table:table-cell office:value-type="float" office:value="27.8998005390167" calcext:value-type="float">
            <text:p>27.8998005390167</text:p>
          </table:table-cell>
          <table:table-cell office:value-type="float" office:value="2.53179097175598" calcext:value-type="float">
            <text:p>2.53179097175598</text:p>
          </table:table-cell>
          <table:table-cell table:formula="of:=100000/[.F12]" office:value-type="float" office:value="39497.7314934664" calcext:value-type="float">
            <text:p>39497.7314934664</text:p>
          </table:table-cell>
          <table:table-cell/>
          <table:table-cell office:value-type="float" office:value="225.106981277466" calcext:value-type="float">
            <text:p>225.106981277466</text:p>
          </table:table-cell>
          <table:table-cell office:value-type="float" office:value="17.6369109153748" calcext:value-type="float">
            <text:p>17.6369109153748</text:p>
          </table:table-cell>
          <table:table-cell table:formula="of:=100000/[.J12]" office:value-type="float" office:value="5669.92714766314" calcext:value-type="float">
            <text:p>5669.92714766314</text:p>
          </table:table-cell>
          <table:table-cell table:number-columns-repeated="3"/>
        </table:table-row>
        <table:table-row table:style-name="ro1">
          <table:table-cell office:value-type="float" office:value="34.1943316459656" calcext:value-type="float">
            <text:p>34.1943316459656</text:p>
          </table:table-cell>
          <table:table-cell office:value-type="float" office:value="2.51420331001282" calcext:value-type="float">
            <text:p>2.51420331001282</text:p>
          </table:table-cell>
          <table:table-cell table:formula="of:=100000/[.B13]" office:value-type="float" office:value="39774.0308437865" calcext:value-type="float">
            <text:p>39774.0308437865</text:p>
          </table:table-cell>
          <table:table-cell/>
          <table:table-cell office:value-type="float" office:value="30.1985657215118" calcext:value-type="float">
            <text:p>30.1985657215118</text:p>
          </table:table-cell>
          <table:table-cell office:value-type="float" office:value="2.29872345924377" calcext:value-type="float">
            <text:p>2.29872345924377</text:p>
          </table:table-cell>
          <table:table-cell table:formula="of:=100000/[.F13]" office:value-type="float" office:value="43502.4054754711" calcext:value-type="float">
            <text:p>43502.4054754711</text:p>
          </table:table-cell>
          <table:table-cell/>
          <table:table-cell office:value-type="float" office:value="242.909821748733" calcext:value-type="float">
            <text:p>242.909821748733</text:p>
          </table:table-cell>
          <table:table-cell office:value-type="float" office:value="17.8027894496918" calcext:value-type="float">
            <text:p>17.8027894496918</text:p>
          </table:table-cell>
          <table:table-cell table:formula="of:=100000/[.J13]" office:value-type="float" office:value="5617.0972690873" calcext:value-type="float">
            <text:p>5617.0972690873</text:p>
          </table:table-cell>
          <table:table-cell table:number-columns-repeated="3"/>
        </table:table-row>
        <table:table-row table:style-name="ro1">
          <table:table-cell office:value-type="float" office:value="36.7936153411865" calcext:value-type="float">
            <text:p>36.7936153411865</text:p>
          </table:table-cell>
          <table:table-cell office:value-type="float" office:value="2.59923362731934" calcext:value-type="float">
            <text:p>2.59923362731934</text:p>
          </table:table-cell>
          <table:table-cell table:formula="of:=100000/[.B14]" office:value-type="float" office:value="38472.8786781405" calcext:value-type="float">
            <text:p>38472.8786781405</text:p>
          </table:table-cell>
          <table:table-cell/>
          <table:table-cell office:value-type="float" office:value="32.6098735332489" calcext:value-type="float">
            <text:p>32.6098735332489</text:p>
          </table:table-cell>
          <table:table-cell office:value-type="float" office:value="2.41126680374145" calcext:value-type="float">
            <text:p>2.41126680374145</text:p>
          </table:table-cell>
          <table:table-cell table:formula="of:=100000/[.F14]" office:value-type="float" office:value="41471.9764087635" calcext:value-type="float">
            <text:p>41471.9764087635</text:p>
          </table:table-cell>
          <table:table-cell/>
          <table:table-cell office:value-type="float" office:value="260.832707643509" calcext:value-type="float">
            <text:p>260.832707643509</text:p>
          </table:table-cell>
          <table:table-cell office:value-type="float" office:value="17.9228053092957" calcext:value-type="float">
            <text:p>17.9228053092957</text:p>
          </table:table-cell>
          <table:table-cell table:formula="of:=100000/[.J14]" office:value-type="float" office:value="5579.48369545334" calcext:value-type="float">
            <text:p>5579.48369545334</text:p>
          </table:table-cell>
          <table:table-cell table:number-columns-repeated="3"/>
        </table:table-row>
        <table:table-row table:style-name="ro1">
          <table:table-cell office:value-type="float" office:value="39.4630062580109" calcext:value-type="float">
            <text:p>39.4630062580109</text:p>
          </table:table-cell>
          <table:table-cell office:value-type="float" office:value="2.66934013366699" calcext:value-type="float">
            <text:p>2.66934013366699</text:p>
          </table:table-cell>
          <table:table-cell table:formula="of:=100000/[.B15]" office:value-type="float" office:value="37462.4420240614" calcext:value-type="float">
            <text:p>37462.4420240614</text:p>
          </table:table-cell>
          <table:table-cell/>
          <table:table-cell office:value-type="float" office:value="35.1466345787048" calcext:value-type="float">
            <text:p>35.1466345787048</text:p>
          </table:table-cell>
          <table:table-cell office:value-type="float" office:value="2.53671836853027" calcext:value-type="float">
            <text:p>2.53671836853027</text:p>
          </table:table-cell>
          <table:table-cell table:formula="of:=100000/[.F15]" office:value-type="float" office:value="39421.0099317956" calcext:value-type="float">
            <text:p>39421.0099317956</text:p>
          </table:table-cell>
          <table:table-cell/>
          <table:table-cell office:value-type="float" office:value="279.222613573074" calcext:value-type="float">
            <text:p>279.222613573074</text:p>
          </table:table-cell>
          <table:table-cell office:value-type="float" office:value="18.3898265361786" calcext:value-type="float">
            <text:p>18.3898265361786</text:p>
          </table:table-cell>
          <table:table-cell table:formula="of:=100000/[.J15]" office:value-type="float" office:value="5437.78919302302" calcext:value-type="float">
            <text:p>5437.78919302302</text:p>
          </table:table-cell>
          <table:table-cell table:number-columns-repeated="3"/>
        </table:table-row>
        <table:table-row table:style-name="ro1">
          <table:table-cell office:value-type="float" office:value="42.2174010276794" calcext:value-type="float">
            <text:p>42.2174010276794</text:p>
          </table:table-cell>
          <table:table-cell office:value-type="float" office:value="2.75434517860413" calcext:value-type="float">
            <text:p>2.75434517860413</text:p>
          </table:table-cell>
          <table:table-cell table:formula="of:=100000/[.B16]" office:value-type="float" office:value="36306.2700988984" calcext:value-type="float">
            <text:p>36306.2700988984</text:p>
          </table:table-cell>
          <table:table-cell/>
          <table:table-cell office:value-type="float" office:value="37.9254424571991" calcext:value-type="float">
            <text:p>37.9254424571991</text:p>
          </table:table-cell>
          <table:table-cell office:value-type="float" office:value="2.77875185012817" calcext:value-type="float">
            <text:p>2.77875185012817</text:p>
          </table:table-cell>
          <table:table-cell table:formula="of:=100000/[.F16]" office:value-type="float" office:value="35987.3804475875" calcext:value-type="float">
            <text:p>35987.3804475875</text:p>
          </table:table-cell>
          <table:table-cell/>
          <table:table-cell office:value-type="float" office:value="296.988961696625" calcext:value-type="float">
            <text:p>296.988961696625</text:p>
          </table:table-cell>
          <table:table-cell office:value-type="float" office:value="17.7662947177887" calcext:value-type="float">
            <text:p>17.7662947177887</text:p>
          </table:table-cell>
          <table:table-cell table:formula="of:=100000/[.J16]" office:value-type="float" office:value="5628.6356603031" calcext:value-type="float">
            <text:p>5628.6356603031</text:p>
          </table:table-cell>
          <table:table-cell table:number-columns-repeated="3"/>
        </table:table-row>
        <table:table-row table:style-name="ro1">
          <table:table-cell office:value-type="float" office:value="44.8992109298706" calcext:value-type="float">
            <text:p>44.8992109298706</text:p>
          </table:table-cell>
          <table:table-cell office:value-type="float" office:value="2.68175959587097" calcext:value-type="float">
            <text:p>2.68175959587097</text:p>
          </table:table-cell>
          <table:table-cell table:formula="of:=100000/[.B17]" office:value-type="float" office:value="37288.9501929879" calcext:value-type="float">
            <text:p>37288.9501929879</text:p>
          </table:table-cell>
          <table:table-cell/>
          <table:table-cell office:value-type="float" office:value="40.1690800189972" calcext:value-type="float">
            <text:p>40.1690800189972</text:p>
          </table:table-cell>
          <table:table-cell office:value-type="float" office:value="2.24359536170959" calcext:value-type="float">
            <text:p>2.24359536170959</text:p>
          </table:table-cell>
          <table:table-cell table:formula="of:=100000/[.F17]" office:value-type="float" office:value="44571.3169614513" calcext:value-type="float">
            <text:p>44571.3169614513</text:p>
          </table:table-cell>
          <table:table-cell/>
          <table:table-cell office:value-type="float" office:value="313.540088176727" calcext:value-type="float">
            <text:p>313.540088176727</text:p>
          </table:table-cell>
          <table:table-cell office:value-type="float" office:value="16.551057100296" calcext:value-type="float">
            <text:p>16.551057100296</text:p>
          </table:table-cell>
          <table:table-cell table:formula="of:=100000/[.J17]" office:value-type="float" office:value="6041.91015679667" calcext:value-type="float">
            <text:p>6041.91015679667</text:p>
          </table:table-cell>
          <table:table-cell table:number-columns-repeated="3"/>
        </table:table-row>
        <table:table-row table:style-name="ro1">
          <table:table-cell office:value-type="float" office:value="47.486349105835" calcext:value-type="float">
            <text:p>47.486349105835</text:p>
          </table:table-cell>
          <table:table-cell office:value-type="float" office:value="2.58707284927368" calcext:value-type="float">
            <text:p>2.58707284927368</text:p>
          </table:table-cell>
          <table:table-cell table:formula="of:=100000/[.B18]" office:value-type="float" office:value="38653.7240449472" calcext:value-type="float">
            <text:p>38653.7240449472</text:p>
          </table:table-cell>
          <table:table-cell/>
          <table:table-cell office:value-type="float" office:value="42.7273709774017" calcext:value-type="float">
            <text:p>42.7273709774017</text:p>
          </table:table-cell>
          <table:table-cell office:value-type="float" office:value="2.55823373794556" calcext:value-type="float">
            <text:p>2.55823373794556</text:p>
          </table:table-cell>
          <table:table-cell table:formula="of:=100000/[.F18]" office:value-type="float" office:value="39089.4696277077" calcext:value-type="float">
            <text:p>39089.4696277077</text:p>
          </table:table-cell>
          <table:table-cell/>
          <table:table-cell office:value-type="float" office:value="329.615702152252" calcext:value-type="float">
            <text:p>329.615702152252</text:p>
          </table:table-cell>
          <table:table-cell office:value-type="float" office:value="16.0755524635315" calcext:value-type="float">
            <text:p>16.0755524635315</text:p>
          </table:table-cell>
          <table:table-cell table:formula="of:=100000/[.J18]" office:value-type="float" office:value="6220.62602370008" calcext:value-type="float">
            <text:p>6220.62602370008</text:p>
          </table:table-cell>
          <table:table-cell table:number-columns-repeated="3"/>
        </table:table-row>
        <table:table-row table:style-name="ro1">
          <table:table-cell office:value-type="float" office:value="50.0845937728882" calcext:value-type="float">
            <text:p>50.0845937728882</text:p>
          </table:table-cell>
          <table:table-cell office:value-type="float" office:value="2.5981969833374" calcext:value-type="float">
            <text:p>2.5981969833374</text:p>
          </table:table-cell>
          <table:table-cell table:formula="of:=100000/[.B19]" office:value-type="float" office:value="38488.2288145641" calcext:value-type="float">
            <text:p>38488.2288145641</text:p>
          </table:table-cell>
          <table:table-cell/>
          <table:table-cell office:value-type="float" office:value="45.3194644451141" calcext:value-type="float">
            <text:p>45.3194644451141</text:p>
          </table:table-cell>
          <table:table-cell office:value-type="float" office:value="2.59204864501953" calcext:value-type="float">
            <text:p>2.59204864501953</text:p>
          </table:table-cell>
          <table:table-cell table:formula="of:=100000/[.F19]" office:value-type="float" office:value="38579.5228774522" calcext:value-type="float">
            <text:p>38579.5228774522</text:p>
          </table:table-cell>
          <table:table-cell/>
          <table:table-cell office:value-type="float" office:value="346.255294322968" calcext:value-type="float">
            <text:p>346.255294322968</text:p>
          </table:table-cell>
          <table:table-cell office:value-type="float" office:value="16.6395123004913" calcext:value-type="float">
            <text:p>16.6395123004913</text:p>
          </table:table-cell>
          <table:table-cell table:formula="of:=100000/[.J19]" office:value-type="float" office:value="6009.79152478209" calcext:value-type="float">
            <text:p>6009.79152478209</text:p>
          </table:table-cell>
          <table:table-cell table:number-columns-repeated="3"/>
        </table:table-row>
        <table:table-row table:style-name="ro1">
          <table:table-cell office:value-type="float" office:value="52.6809992790222" calcext:value-type="float">
            <text:p>52.6809992790222</text:p>
          </table:table-cell>
          <table:table-cell office:value-type="float" office:value="2.596355676651" calcext:value-type="float">
            <text:p>2.596355676651</text:p>
          </table:table-cell>
          <table:table-cell table:formula="of:=100000/[.B20]" office:value-type="float" office:value="38515.5242401105" calcext:value-type="float">
            <text:p>38515.5242401105</text:p>
          </table:table-cell>
          <table:table-cell/>
          <table:table-cell office:value-type="float" office:value="47.8902566432953" calcext:value-type="float">
            <text:p>47.8902566432953</text:p>
          </table:table-cell>
          <table:table-cell office:value-type="float" office:value="2.57075047492981" calcext:value-type="float">
            <text:p>2.57075047492981</text:p>
          </table:table-cell>
          <table:table-cell table:formula="of:=100000/[.F20]" office:value-type="float" office:value="38899.1467570303" calcext:value-type="float">
            <text:p>38899.1467570303</text:p>
          </table:table-cell>
          <table:table-cell/>
          <table:table-cell office:value-type="float" office:value="361.899107456207" calcext:value-type="float">
            <text:p>361.899107456207</text:p>
          </table:table-cell>
          <table:table-cell office:value-type="float" office:value="15.6437397003174" calcext:value-type="float">
            <text:p>15.6437397003174</text:p>
          </table:table-cell>
          <table:table-cell table:formula="of:=100000/[.J20]" office:value-type="float" office:value="6392.33341360001" calcext:value-type="float">
            <text:p>6392.33341360001</text:p>
          </table:table-cell>
          <table:table-cell table:number-columns-repeated="3"/>
        </table:table-row>
        <table:table-row table:style-name="ro1">
          <table:table-cell office:value-type="float" office:value="55.1639873981476" calcext:value-type="float">
            <text:p>55.1639873981476</text:p>
          </table:table-cell>
          <table:table-cell office:value-type="float" office:value="2.48293995857239" calcext:value-type="float">
            <text:p>2.48293995857239</text:p>
          </table:table-cell>
          <table:table-cell table:formula="of:=100000/[.B21]" office:value-type="float" office:value="40274.8361492788" calcext:value-type="float">
            <text:p>40274.8361492788</text:p>
          </table:table-cell>
          <table:table-cell/>
          <table:table-cell office:value-type="float" office:value="50.5052051544189" calcext:value-type="float">
            <text:p>50.5052051544189</text:p>
          </table:table-cell>
          <table:table-cell office:value-type="float" office:value="2.61490654945374" calcext:value-type="float">
            <text:p>2.61490654945374</text:p>
          </table:table-cell>
          <table:table-cell table:formula="of:=100000/[.F21]" office:value-type="float" office:value="38242.2844215562" calcext:value-type="float">
            <text:p>38242.2844215562</text:p>
          </table:table-cell>
          <table:table-cell/>
          <table:table-cell office:value-type="float" office:value="377.653614759445" calcext:value-type="float">
            <text:p>377.653614759445</text:p>
          </table:table-cell>
          <table:table-cell office:value-type="float" office:value="15.7544388771057" calcext:value-type="float">
            <text:p>15.7544388771057</text:p>
          </table:table-cell>
          <table:table-cell table:formula="of:=100000/[.J21]" office:value-type="float" office:value="6347.41743454409" calcext:value-type="float">
            <text:p>6347.41743454409</text:p>
          </table:table-cell>
          <table:table-cell table:number-columns-repeated="3"/>
        </table:table-row>
        <table:table-row table:style-name="ro1">
          <table:table-cell office:value-type="float" office:value="57.7076263427734" calcext:value-type="float">
            <text:p>57.7076263427734</text:p>
          </table:table-cell>
          <table:table-cell office:value-type="float" office:value="2.54358959197998" calcext:value-type="float">
            <text:p>2.54358959197998</text:p>
          </table:table-cell>
          <table:table-cell table:formula="of:=100000/[.B22]" office:value-type="float" office:value="39314.5184723602" calcext:value-type="float">
            <text:p>39314.5184723602</text:p>
          </table:table-cell>
          <table:table-cell/>
          <table:table-cell office:value-type="float" office:value="52.8336672782898" calcext:value-type="float">
            <text:p>52.8336672782898</text:p>
          </table:table-cell>
          <table:table-cell office:value-type="float" office:value="2.32840871810913" calcext:value-type="float">
            <text:p>2.32840871810913</text:p>
          </table:table-cell>
          <table:table-cell table:formula="of:=100000/[.F22]" office:value-type="float" office:value="42947.7862809278" calcext:value-type="float">
            <text:p>42947.7862809278</text:p>
          </table:table-cell>
          <table:table-cell/>
          <table:table-cell office:value-type="float" office:value="393.357402324676" calcext:value-type="float">
            <text:p>393.357402324676</text:p>
          </table:table-cell>
          <table:table-cell office:value-type="float" office:value="15.7037122249603" calcext:value-type="float">
            <text:p>15.7037122249603</text:p>
          </table:table-cell>
          <table:table-cell table:formula="of:=100000/[.J22]" office:value-type="float" office:value="6367.92107289478" calcext:value-type="float">
            <text:p>6367.92107289478</text:p>
          </table:table-cell>
          <table:table-cell table:number-columns-repeated="3"/>
        </table:table-row>
        <table:table-row table:style-name="ro1">
          <table:table-cell office:value-type="float" office:value="60.3836562633514" calcext:value-type="float">
            <text:p>60.3836562633514</text:p>
          </table:table-cell>
          <table:table-cell office:value-type="float" office:value="2.67598009109497" calcext:value-type="float">
            <text:p>2.67598009109497</text:p>
          </table:table-cell>
          <table:table-cell table:formula="of:=100000/[.B23]" office:value-type="float" office:value="37369.4857942988" calcext:value-type="float">
            <text:p>37369.4857942988</text:p>
          </table:table-cell>
          <table:table-cell/>
          <table:table-cell office:value-type="float" office:value="55.2979261875153" calcext:value-type="float">
            <text:p>55.2979261875153</text:p>
          </table:table-cell>
          <table:table-cell office:value-type="float" office:value="2.46421766281128" calcext:value-type="float">
            <text:p>2.46421766281128</text:p>
          </table:table-cell>
          <table:table-cell table:formula="of:=100000/[.F23]" office:value-type="float" office:value="40580.8307882657" calcext:value-type="float">
            <text:p>40580.8307882657</text:p>
          </table:table-cell>
          <table:table-cell/>
          <table:table-cell office:value-type="float" office:value="408.136749744415" calcext:value-type="float">
            <text:p>408.136749744415</text:p>
          </table:table-cell>
          <table:table-cell office:value-type="float" office:value="14.7792820930481" calcext:value-type="float">
            <text:p>14.7792820930481</text:p>
          </table:table-cell>
          <table:table-cell table:formula="of:=100000/[.J23]" office:value-type="float" office:value="6766.22851978975" calcext:value-type="float">
            <text:p>6766.22851978975</text:p>
          </table:table-cell>
          <table:table-cell table:number-columns-repeated="3"/>
        </table:table-row>
        <table:table-row table:style-name="ro1">
          <table:table-cell office:value-type="float" office:value="63.1669149398804" calcext:value-type="float">
            <text:p>63.1669149398804</text:p>
          </table:table-cell>
          <table:table-cell office:value-type="float" office:value="2.78320932388306" calcext:value-type="float">
            <text:p>2.78320932388306</text:p>
          </table:table-cell>
          <table:table-cell table:formula="of:=100000/[.B24]" office:value-type="float" office:value="35929.7445369587" calcext:value-type="float">
            <text:p>35929.7445369587</text:p>
          </table:table-cell>
          <table:table-cell/>
          <table:table-cell office:value-type="float" office:value="57.8510527610779" calcext:value-type="float">
            <text:p>57.8510527610779</text:p>
          </table:table-cell>
          <table:table-cell office:value-type="float" office:value="2.55308556556702" calcext:value-type="float">
            <text:p>2.55308556556702</text:p>
          </table:table-cell>
          <table:table-cell table:formula="of:=100000/[.F24]" office:value-type="float" office:value="39168.2916345151" calcext:value-type="float">
            <text:p>39168.2916345151</text:p>
          </table:table-cell>
          <table:table-cell/>
          <table:table-cell office:value-type="float" office:value="421.791211843491" calcext:value-type="float">
            <text:p>421.791211843491</text:p>
          </table:table-cell>
          <table:table-cell office:value-type="float" office:value="13.6543972492218" calcext:value-type="float">
            <text:p>13.6543972492218</text:p>
          </table:table-cell>
          <table:table-cell table:formula="of:=100000/[.J24]" office:value-type="float" office:value="7323.64806551232" calcext:value-type="float">
            <text:p>7323.64806551232</text:p>
          </table:table-cell>
          <table:table-cell table:number-columns-repeated="3"/>
        </table:table-row>
        <table:table-row table:style-name="ro1">
          <table:table-cell office:value-type="float" office:value="65.7740392684937" calcext:value-type="float">
            <text:p>65.7740392684937</text:p>
          </table:table-cell>
          <table:table-cell office:value-type="float" office:value="2.60705971717834" calcext:value-type="float">
            <text:p>2.60705971717834</text:p>
          </table:table-cell>
          <table:table-cell table:formula="of:=100000/[.B25]" office:value-type="float" office:value="38357.3875738571" calcext:value-type="float">
            <text:p>38357.3875738571</text:p>
          </table:table-cell>
          <table:table-cell/>
          <table:table-cell office:value-type="float" office:value="60.4175369739532" calcext:value-type="float">
            <text:p>60.4175369739532</text:p>
          </table:table-cell>
          <table:table-cell office:value-type="float" office:value="2.56644058227539" calcext:value-type="float">
            <text:p>2.56644058227539</text:p>
          </table:table-cell>
          <table:table-cell table:formula="of:=100000/[.F25]" office:value-type="float" office:value="38964.4711397685" calcext:value-type="float">
            <text:p>38964.4711397685</text:p>
          </table:table-cell>
          <table:table-cell/>
          <table:table-cell office:value-type="float" office:value="435.455655813217" calcext:value-type="float">
            <text:p>435.455655813217</text:p>
          </table:table-cell>
          <table:table-cell office:value-type="float" office:value="13.6643869876862" calcext:value-type="float">
            <text:p>13.6643869876862</text:p>
          </table:table-cell>
          <table:table-cell table:formula="of:=100000/[.J25]" office:value-type="float" office:value="7318.29390444782" calcext:value-type="float">
            <text:p>7318.29390444782</text:p>
          </table:table-cell>
          <table:table-cell table:number-columns-repeated="3"/>
        </table:table-row>
        <table:table-row table:style-name="ro1">
          <table:table-cell office:value-type="float" office:value="68.2969920635223" calcext:value-type="float">
            <text:p>68.2969920635223</text:p>
          </table:table-cell>
          <table:table-cell office:value-type="float" office:value="2.52290344238281" calcext:value-type="float">
            <text:p>2.52290344238281</text:p>
          </table:table-cell>
          <table:table-cell table:formula="of:=100000/[.B26]" office:value-type="float" office:value="39636.8716773215" calcext:value-type="float">
            <text:p>39636.8716773215</text:p>
          </table:table-cell>
          <table:table-cell/>
          <table:table-cell office:value-type="float" office:value="63.2397904396057" calcext:value-type="float">
            <text:p>63.2397904396057</text:p>
          </table:table-cell>
          <table:table-cell office:value-type="float" office:value="2.82220768928528" calcext:value-type="float">
            <text:p>2.82220768928528</text:p>
          </table:table-cell>
          <table:table-cell table:formula="of:=100000/[.F26]" office:value-type="float" office:value="35433.2533284695" calcext:value-type="float">
            <text:p>35433.2533284695</text:p>
          </table:table-cell>
          <table:table-cell/>
          <table:table-cell office:value-type="float" office:value="448.885855436325" calcext:value-type="float">
            <text:p>448.885855436325</text:p>
          </table:table-cell>
          <table:table-cell office:value-type="float" office:value="13.4301590919495" calcext:value-type="float">
            <text:p>13.4301590919495</text:p>
          </table:table-cell>
          <table:table-cell table:formula="of:=100000/[.J26]" office:value-type="float" office:value="7445.92817667688" calcext:value-type="float">
            <text:p>7445.92817667688</text:p>
          </table:table-cell>
          <table:table-cell table:number-columns-repeated="3"/>
        </table:table-row>
        <table:table-row table:style-name="ro1">
          <table:table-cell office:value-type="float" office:value="71.2784779071808" calcext:value-type="float">
            <text:p>71.2784779071808</text:p>
          </table:table-cell>
          <table:table-cell office:value-type="float" office:value="2.98143649101257" calcext:value-type="float">
            <text:p>2.98143649101257</text:p>
          </table:table-cell>
          <table:table-cell table:formula="of:=100000/[.B27]" office:value-type="float" office:value="33540.8788016938" calcext:value-type="float">
            <text:p>33540.8788016938</text:p>
          </table:table-cell>
          <table:table-cell/>
          <table:table-cell office:value-type="float" office:value="65.8601372241974" calcext:value-type="float">
            <text:p>65.8601372241974</text:p>
          </table:table-cell>
          <table:table-cell office:value-type="float" office:value="2.6203019618988" calcext:value-type="float">
            <text:p>2.6203019618988</text:p>
          </table:table-cell>
          <table:table-cell table:formula="of:=100000/[.F27]" office:value-type="float" office:value="38163.5404827675" calcext:value-type="float">
            <text:p>38163.5404827675</text:p>
          </table:table-cell>
          <table:table-cell/>
          <table:table-cell office:value-type="float" office:value="462.31103682518" calcext:value-type="float">
            <text:p>462.31103682518</text:p>
          </table:table-cell>
          <table:table-cell office:value-type="float" office:value="13.4251351356506" calcext:value-type="float">
            <text:p>13.4251351356506</text:p>
          </table:table-cell>
          <table:table-cell table:formula="of:=100000/[.J27]" office:value-type="float" office:value="7448.71459315511" calcext:value-type="float">
            <text:p>7448.71459315511</text:p>
          </table:table-cell>
          <table:table-cell table:number-columns-repeated="3"/>
        </table:table-row>
        <table:table-row table:style-name="ro1">
          <table:table-cell office:value-type="float" office:value="73.8173654079437" calcext:value-type="float">
            <text:p>73.8173654079437</text:p>
          </table:table-cell>
          <table:table-cell office:value-type="float" office:value="2.53883790969849" calcext:value-type="float">
            <text:p>2.53883790969849</text:p>
          </table:table-cell>
          <table:table-cell table:formula="of:=100000/[.B28]" office:value-type="float" office:value="39388.099420603" calcext:value-type="float">
            <text:p>39388.099420603</text:p>
          </table:table-cell>
          <table:table-cell/>
          <table:table-cell office:value-type="float" office:value="68.4988791942596" calcext:value-type="float">
            <text:p>68.4988791942596</text:p>
          </table:table-cell>
          <table:table-cell office:value-type="float" office:value="2.63869976997375" calcext:value-type="float">
            <text:p>2.63869976997375</text:p>
          </table:table-cell>
          <table:table-cell table:formula="of:=100000/[.F28]" office:value-type="float" office:value="37897.4528053242" calcext:value-type="float">
            <text:p>37897.4528053242</text:p>
          </table:table-cell>
          <table:table-cell/>
          <table:table-cell office:value-type="float" office:value="475.950857400894" calcext:value-type="float">
            <text:p>475.950857400894</text:p>
          </table:table-cell>
          <table:table-cell office:value-type="float" office:value="13.6397542953491" calcext:value-type="float">
            <text:p>13.6397542953491</text:p>
          </table:table-cell>
          <table:table-cell table:formula="of:=100000/[.J28]" office:value-type="float" office:value="7331.51036555681" calcext:value-type="float">
            <text:p>7331.51036555681</text:p>
          </table:table-cell>
          <table:table-cell table:number-columns-repeated="3"/>
        </table:table-row>
        <table:table-row table:style-name="ro1">
          <table:table-cell office:value-type="float" office:value="76.5704770088196" calcext:value-type="float">
            <text:p>76.5704770088196</text:p>
          </table:table-cell>
          <table:table-cell office:value-type="float" office:value="2.75306010246277" calcext:value-type="float">
            <text:p>2.75306010246277</text:p>
          </table:table-cell>
          <table:table-cell table:formula="of:=100000/[.B29]" office:value-type="float" office:value="36323.2171758779" calcext:value-type="float">
            <text:p>36323.2171758779</text:p>
          </table:table-cell>
          <table:table-cell/>
          <table:table-cell office:value-type="float" office:value="71.0103628635406" calcext:value-type="float">
            <text:p>71.0103628635406</text:p>
          </table:table-cell>
          <table:table-cell office:value-type="float" office:value="2.5114426612854" calcext:value-type="float">
            <text:p>2.5114426612854</text:p>
          </table:table-cell>
          <table:table-cell table:formula="of:=100000/[.F29]" office:value-type="float" office:value="39817.7515821995" calcext:value-type="float">
            <text:p>39817.7515821995</text:p>
          </table:table-cell>
          <table:table-cell/>
          <table:table-cell office:value-type="float" office:value="489.601780414581" calcext:value-type="float">
            <text:p>489.601780414581</text:p>
          </table:table-cell>
          <table:table-cell office:value-type="float" office:value="13.6508560180664" calcext:value-type="float">
            <text:p>13.6508560180664</text:p>
          </table:table-cell>
          <table:table-cell table:formula="of:=100000/[.J29]" office:value-type="float" office:value="7325.54792663945" calcext:value-type="float">
            <text:p>7325.54792663945</text:p>
          </table:table-cell>
          <table:table-cell table:number-columns-repeated="3"/>
        </table:table-row>
        <table:table-row table:style-name="ro1">
          <table:table-cell office:value-type="float" office:value="79.3613185882568" calcext:value-type="float">
            <text:p>79.3613185882568</text:p>
          </table:table-cell>
          <table:table-cell office:value-type="float" office:value="2.79079079627991" calcext:value-type="float">
            <text:p>2.79079079627991</text:p>
          </table:table-cell>
          <table:table-cell table:formula="of:=100000/[.B30]" office:value-type="float" office:value="35832.1376626649" calcext:value-type="float">
            <text:p>35832.1376626649</text:p>
          </table:table-cell>
          <table:table-cell/>
          <table:table-cell office:value-type="float" office:value="73.7980735301971" calcext:value-type="float">
            <text:p>73.7980735301971</text:p>
          </table:table-cell>
          <table:table-cell office:value-type="float" office:value="2.78766465187073" calcext:value-type="float">
            <text:p>2.78766465187073</text:p>
          </table:table-cell>
          <table:table-cell table:formula="of:=100000/[.F30]" office:value-type="float" office:value="35872.3205579597" calcext:value-type="float">
            <text:p>35872.3205579597</text:p>
          </table:table-cell>
          <table:table-cell/>
          <table:table-cell office:value-type="float" office:value="502.99490737915" calcext:value-type="float">
            <text:p>502.99490737915</text:p>
          </table:table-cell>
          <table:table-cell office:value-type="float" office:value="13.3930621147156" calcext:value-type="float">
            <text:p>13.3930621147156</text:p>
          </table:table-cell>
          <table:table-cell table:formula="of:=100000/[.J30]" office:value-type="float" office:value="7466.552394327" calcext:value-type="float">
            <text:p>7466.552394327</text:p>
          </table:table-cell>
          <table:table-cell table:number-columns-repeated="3"/>
        </table:table-row>
        <table:table-row table:style-name="ro1">
          <table:table-cell office:value-type="float" office:value="82.0066590309143" calcext:value-type="float">
            <text:p>82.0066590309143</text:p>
          </table:table-cell>
          <table:table-cell office:value-type="float" office:value="2.64529156684875" calcext:value-type="float">
            <text:p>2.64529156684875</text:p>
          </table:table-cell>
          <table:table-cell table:formula="of:=100000/[.B31]" office:value-type="float" office:value="37803.0162168954" calcext:value-type="float">
            <text:p>37803.0162168954</text:p>
          </table:table-cell>
          <table:table-cell/>
          <table:table-cell office:value-type="float" office:value="76.4082670211792" calcext:value-type="float">
            <text:p>76.4082670211792</text:p>
          </table:table-cell>
          <table:table-cell office:value-type="float" office:value="2.61015391349792" calcext:value-type="float">
            <text:p>2.61015391349792</text:p>
          </table:table-cell>
          <table:table-cell table:formula="of:=100000/[.F31]" office:value-type="float" office:value="38311.9169650758" calcext:value-type="float">
            <text:p>38311.9169650758</text:p>
          </table:table-cell>
          <table:table-cell/>
          <table:table-cell office:value-type="float" office:value="514.64749121666" calcext:value-type="float">
            <text:p>514.64749121666</text:p>
          </table:table-cell>
          <table:table-cell office:value-type="float" office:value="11.6525189876556" calcext:value-type="float">
            <text:p>11.6525189876556</text:p>
          </table:table-cell>
          <table:table-cell table:formula="of:=100000/[.J31]" office:value-type="float" office:value="8581.83540451104" calcext:value-type="float">
            <text:p>8581.83540451104</text:p>
          </table:table-cell>
          <table:table-cell table:number-columns-repeated="3"/>
        </table:table-row>
        <table:table-row table:style-name="ro1">
          <table:table-cell office:value-type="float" office:value="84.5192143917084" calcext:value-type="float">
            <text:p>84.5192143917084</text:p>
          </table:table-cell>
          <table:table-cell office:value-type="float" office:value="2.51250529289246" calcext:value-type="float">
            <text:p>2.51250529289246</text:p>
          </table:table-cell>
          <table:table-cell table:formula="of:=100000/[.B32]" office:value-type="float" office:value="39800.9111793263" calcext:value-type="float">
            <text:p>39800.9111793263</text:p>
          </table:table-cell>
          <table:table-cell/>
          <table:table-cell office:value-type="float" office:value="78.9066638946533" calcext:value-type="float">
            <text:p>78.9066638946533</text:p>
          </table:table-cell>
          <table:table-cell office:value-type="float" office:value="2.49835586547852" calcext:value-type="float">
            <text:p>2.49835586547852</text:p>
          </table:table-cell>
          <table:table-cell table:formula="of:=100000/[.F32]" office:value-type="float" office:value="40026.3234640701" calcext:value-type="float">
            <text:p>40026.3234640701</text:p>
          </table:table-cell>
          <table:table-cell/>
          <table:table-cell office:value-type="float" office:value="526.394190788269" calcext:value-type="float">
            <text:p>526.394190788269</text:p>
          </table:table-cell>
          <table:table-cell office:value-type="float" office:value="11.7466118335724" calcext:value-type="float">
            <text:p>11.7466118335724</text:p>
          </table:table-cell>
          <table:table-cell table:formula="of:=100000/[.J32]" office:value-type="float" office:value="8513.09308733562" calcext:value-type="float">
            <text:p>8513.09308733562</text:p>
          </table:table-cell>
          <table:table-cell table:number-columns-repeated="3"/>
        </table:table-row>
        <table:table-row table:style-name="ro1">
          <table:table-cell office:value-type="float" office:value="87.0745191574097" calcext:value-type="float">
            <text:p>87.0745191574097</text:p>
          </table:table-cell>
          <table:table-cell office:value-type="float" office:value="2.55525398254395" calcext:value-type="float">
            <text:p>2.55525398254395</text:p>
          </table:table-cell>
          <table:table-cell table:formula="of:=100000/[.B33]" office:value-type="float" office:value="39135.0529861781" calcext:value-type="float">
            <text:p>39135.0529861781</text:p>
          </table:table-cell>
          <table:table-cell/>
          <table:table-cell office:value-type="float" office:value="81.4249088764191" calcext:value-type="float">
            <text:p>81.4249088764191</text:p>
          </table:table-cell>
          <table:table-cell office:value-type="float" office:value="2.51820349693298" calcext:value-type="float">
            <text:p>2.51820349693298</text:p>
          </table:table-cell>
          <table:table-cell table:formula="of:=100000/[.F33]" office:value-type="float" office:value="39710.8494693912" calcext:value-type="float">
            <text:p>39710.8494693912</text:p>
          </table:table-cell>
          <table:table-cell/>
          <table:table-cell office:value-type="float" office:value="538.120623826981" calcext:value-type="float">
            <text:p>538.120623826981</text:p>
          </table:table-cell>
          <table:table-cell office:value-type="float" office:value="11.7263615131378" calcext:value-type="float">
            <text:p>11.7263615131378</text:p>
          </table:table-cell>
          <table:table-cell table:formula="of:=100000/[.J33]" office:value-type="float" office:value="8527.79439623821" calcext:value-type="float">
            <text:p>8527.79439623821</text:p>
          </table:table-cell>
          <table:table-cell table:number-columns-repeated="3"/>
        </table:table-row>
        <table:table-row table:style-name="ro1">
          <table:table-cell office:value-type="float" office:value="89.6595783233643" calcext:value-type="float">
            <text:p>89.6595783233643</text:p>
          </table:table-cell>
          <table:table-cell office:value-type="float" office:value="2.58500933647156" calcext:value-type="float">
            <text:p>2.58500933647156</text:p>
          </table:table-cell>
          <table:table-cell table:formula="of:=100000/[.B34]" office:value-type="float" office:value="38684.5798152885" calcext:value-type="float">
            <text:p>38684.5798152885</text:p>
          </table:table-cell>
          <table:table-cell/>
          <table:table-cell office:value-type="float" office:value="84.0326755046845" calcext:value-type="float">
            <text:p>84.0326755046845</text:p>
          </table:table-cell>
          <table:table-cell office:value-type="float" office:value="2.60772514343262" calcext:value-type="float">
            <text:p>2.60772514343262</text:p>
          </table:table-cell>
          <table:table-cell table:formula="of:=100000/[.F34]" office:value-type="float" office:value="38347.5997276183" calcext:value-type="float">
            <text:p>38347.5997276183</text:p>
          </table:table-cell>
          <table:table-cell/>
          <table:table-cell office:value-type="float" office:value="549.77134680748" calcext:value-type="float">
            <text:p>549.77134680748</text:p>
          </table:table-cell>
          <table:table-cell office:value-type="float" office:value="11.6506569385529" calcext:value-type="float">
            <text:p>11.6506569385529</text:p>
          </table:table-cell>
          <table:table-cell table:formula="of:=100000/[.J34]" office:value-type="float" office:value="8583.20698372746" calcext:value-type="float">
            <text:p>8583.20698372746</text:p>
          </table:table-cell>
          <table:table-cell table:number-columns-repeated="3"/>
        </table:table-row>
        <table:table-row table:style-name="ro1">
          <table:table-cell office:value-type="float" office:value="92.571058511734" calcext:value-type="float">
            <text:p>92.571058511734</text:p>
          </table:table-cell>
          <table:table-cell office:value-type="float" office:value="2.91142916679382" calcext:value-type="float">
            <text:p>2.91142916679382</text:p>
          </table:table-cell>
          <table:table-cell table:formula="of:=100000/[.B35]" office:value-type="float" office:value="34347.392387404" calcext:value-type="float">
            <text:p>34347.392387404</text:p>
          </table:table-cell>
          <table:table-cell/>
          <table:table-cell office:value-type="float" office:value="86.2963659763336" calcext:value-type="float">
            <text:p>86.2963659763336</text:p>
          </table:table-cell>
          <table:table-cell office:value-type="float" office:value="2.2636387348175" calcext:value-type="float">
            <text:p>2.2636387348175</text:p>
          </table:table-cell>
          <table:table-cell table:formula="of:=100000/[.F35]" office:value-type="float" office:value="44176.6605518271" calcext:value-type="float">
            <text:p>44176.6605518271</text:p>
          </table:table-cell>
          <table:table-cell/>
          <table:table-cell office:value-type="float" office:value="561.507789611816" calcext:value-type="float">
            <text:p>561.507789611816</text:p>
          </table:table-cell>
          <table:table-cell office:value-type="float" office:value="11.736380815506" calcext:value-type="float">
            <text:p>11.736380815506</text:p>
          </table:table-cell>
          <table:table-cell table:formula="of:=100000/[.J35]" office:value-type="float" office:value="8520.51425153834" calcext:value-type="float">
            <text:p>8520.51425153834</text:p>
          </table:table-cell>
          <table:table-cell table:number-columns-repeated="3"/>
        </table:table-row>
        <table:table-row table:style-name="ro1">
          <table:table-cell office:value-type="float" office:value="95.3662819862366" calcext:value-type="float">
            <text:p>95.3662819862366</text:p>
          </table:table-cell>
          <table:table-cell office:value-type="float" office:value="2.79515910148621" calcext:value-type="float">
            <text:p>2.79515910148621</text:p>
          </table:table-cell>
          <table:table-cell table:formula="of:=100000/[.B36]" office:value-type="float" office:value="35776.1388061342" calcext:value-type="float">
            <text:p>35776.1388061342</text:p>
          </table:table-cell>
          <table:table-cell/>
          <table:table-cell office:value-type="float" office:value="88.8376867771149" calcext:value-type="float">
            <text:p>88.8376867771149</text:p>
          </table:table-cell>
          <table:table-cell office:value-type="float" office:value="2.54127931594849" calcext:value-type="float">
            <text:p>2.54127931594849</text:p>
          </table:table-cell>
          <table:table-cell table:formula="of:=100000/[.F36]" office:value-type="float" office:value="39350.259285716" calcext:value-type="float">
            <text:p>39350.259285716</text:p>
          </table:table-cell>
          <table:table-cell/>
          <table:table-cell office:value-type="float" office:value="573.365767240524" calcext:value-type="float">
            <text:p>573.365767240524</text:p>
          </table:table-cell>
          <table:table-cell office:value-type="float" office:value="11.8579137325287" calcext:value-type="float">
            <text:p>11.8579137325287</text:p>
          </table:table-cell>
          <table:table-cell table:formula="of:=100000/[.J36]" office:value-type="float" office:value="8433.18666804595" calcext:value-type="float">
            <text:p>8433.18666804595</text:p>
          </table:table-cell>
          <table:table-cell table:number-columns-repeated="3"/>
        </table:table-row>
        <table:table-row table:style-name="ro1">
          <table:table-cell office:value-type="float" office:value="97.7037377357483" calcext:value-type="float">
            <text:p>97.7037377357483</text:p>
          </table:table-cell>
          <table:table-cell office:value-type="float" office:value="2.33739328384399" calcext:value-type="float">
            <text:p>2.33739328384399</text:p>
          </table:table-cell>
          <table:table-cell table:formula="of:=100000/[.B37]" office:value-type="float" office:value="42782.7018633098" calcext:value-type="float">
            <text:p>42782.7018633098</text:p>
          </table:table-cell>
          <table:table-cell/>
          <table:table-cell office:value-type="float" office:value="91.3194534778595" calcext:value-type="float">
            <text:p>91.3194534778595</text:p>
          </table:table-cell>
          <table:table-cell office:value-type="float" office:value="2.48172450065613" calcext:value-type="float">
            <text:p>2.48172450065613</text:p>
          </table:table-cell>
          <table:table-cell table:formula="of:=100000/[.F37]" office:value-type="float" office:value="40294.5612913768" calcext:value-type="float">
            <text:p>40294.5612913768</text:p>
          </table:table-cell>
          <table:table-cell/>
          <table:table-cell office:value-type="float" office:value="584.972006797791" calcext:value-type="float">
            <text:p>584.972006797791</text:p>
          </table:table-cell>
          <table:table-cell office:value-type="float" office:value="11.6061797142029" calcext:value-type="float">
            <text:p>11.6061797142029</text:p>
          </table:table-cell>
          <table:table-cell table:formula="of:=100000/[.J37]" office:value-type="float" office:value="8616.09956613255" calcext:value-type="float">
            <text:p>8616.09956613255</text:p>
          </table:table-cell>
          <table:table-cell table:number-columns-repeated="3"/>
        </table:table-row>
        <table:table-row table:style-name="ro1">
          <table:table-cell office:value-type="float" office:value="100.237704277039" calcext:value-type="float">
            <text:p>100.237704277039</text:p>
          </table:table-cell>
          <table:table-cell office:value-type="float" office:value="2.53391742706299" calcext:value-type="float">
            <text:p>2.53391742706299</text:p>
          </table:table-cell>
          <table:table-cell table:formula="of:=100000/[.B38]" office:value-type="float" office:value="39464.5851249809" calcext:value-type="float">
            <text:p>39464.5851249809</text:p>
          </table:table-cell>
          <table:table-cell/>
          <table:table-cell office:value-type="float" office:value="93.7718462944031" calcext:value-type="float">
            <text:p>93.7718462944031</text:p>
          </table:table-cell>
          <table:table-cell office:value-type="float" office:value="2.45235228538513" calcext:value-type="float">
            <text:p>2.45235228538513</text:p>
          </table:table-cell>
          <table:table-cell table:formula="of:=100000/[.F38]" office:value-type="float" office:value="40777.1756920705" calcext:value-type="float">
            <text:p>40777.1756920705</text:p>
          </table:table-cell>
          <table:table-cell/>
          <table:table-cell office:value-type="float" office:value="596.754816532135" calcext:value-type="float">
            <text:p>596.754816532135</text:p>
          </table:table-cell>
          <table:table-cell office:value-type="float" office:value="11.7827627658844" calcext:value-type="float">
            <text:p>11.7827627658844</text:p>
          </table:table-cell>
          <table:table-cell table:formula="of:=100000/[.J38]" office:value-type="float" office:value="8486.97389457235" calcext:value-type="float">
            <text:p>8486.97389457235</text:p>
          </table:table-cell>
          <table:table-cell table:number-columns-repeated="3"/>
        </table:table-row>
        <table:table-row table:style-name="ro1">
          <table:table-cell office:value-type="float" office:value="103.319507360458" calcext:value-type="float">
            <text:p>103.319507360458</text:p>
          </table:table-cell>
          <table:table-cell office:value-type="float" office:value="3.08175182342529" calcext:value-type="float">
            <text:p>3.08175182342529</text:p>
          </table:table-cell>
          <table:table-cell table:formula="of:=100000/[.B39]" office:value-type="float" office:value="32449.0762818313" calcext:value-type="float">
            <text:p>32449.0762818313</text:p>
          </table:table-cell>
          <table:table-cell/>
          <table:table-cell office:value-type="float" office:value="96.232364654541" calcext:value-type="float">
            <text:p>96.232364654541</text:p>
          </table:table-cell>
          <table:table-cell office:value-type="float" office:value="2.46047568321228" calcext:value-type="float">
            <text:p>2.46047568321228</text:p>
          </table:table-cell>
          <table:table-cell table:formula="of:=100000/[.F39]" office:value-type="float" office:value="40642.5475700881" calcext:value-type="float">
            <text:p>40642.5475700881</text:p>
          </table:table-cell>
          <table:table-cell/>
          <table:table-cell office:value-type="float" office:value="607.25806760788" calcext:value-type="float">
            <text:p>607.25806760788</text:p>
          </table:table-cell>
          <table:table-cell office:value-type="float" office:value="10.5031871795654" calcext:value-type="float">
            <text:p>10.5031871795654</text:p>
          </table:table-cell>
          <table:table-cell table:formula="of:=100000/[.J39]" office:value-type="float" office:value="9520.91953522034" calcext:value-type="float">
            <text:p>9520.91953522034</text:p>
          </table:table-cell>
          <table:table-cell table:number-columns-repeated="3"/>
        </table:table-row>
        <table:table-row table:style-name="ro1">
          <table:table-cell office:value-type="float" office:value="106.406885623932" calcext:value-type="float">
            <text:p>106.406885623932</text:p>
          </table:table-cell>
          <table:table-cell office:value-type="float" office:value="3.08732795715332" calcext:value-type="float">
            <text:p>3.08732795715332</text:p>
          </table:table-cell>
          <table:table-cell table:formula="of:=100000/[.B40]" office:value-type="float" office:value="32390.468841608" calcext:value-type="float">
            <text:p>32390.468841608</text:p>
          </table:table-cell>
          <table:table-cell/>
          <table:table-cell office:value-type="float" office:value="98.9234910011292" calcext:value-type="float">
            <text:p>98.9234910011292</text:p>
          </table:table-cell>
          <table:table-cell office:value-type="float" office:value="2.69108295440674" calcext:value-type="float">
            <text:p>2.69108295440674</text:p>
          </table:table-cell>
          <table:table-cell table:formula="of:=100000/[.F40]" office:value-type="float" office:value="37159.761216668" calcext:value-type="float">
            <text:p>37159.761216668</text:p>
          </table:table-cell>
          <table:table-cell/>
          <table:table-cell office:value-type="float" office:value="616.916065216064" calcext:value-type="float">
            <text:p>616.916065216064</text:p>
          </table:table-cell>
          <table:table-cell office:value-type="float" office:value="9.65791058540344" calcext:value-type="float">
            <text:p>9.65791058540344</text:p>
          </table:table-cell>
          <table:table-cell table:formula="of:=100000/[.J40]" office:value-type="float" office:value="10354.2064420368" calcext:value-type="float">
            <text:p>10354.2064420368</text:p>
          </table:table-cell>
          <table:table-cell table:number-columns-repeated="3"/>
        </table:table-row>
        <table:table-row table:style-name="ro1">
          <table:table-cell office:value-type="float" office:value="109.457087039948" calcext:value-type="float">
            <text:p>109.457087039948</text:p>
          </table:table-cell>
          <table:table-cell office:value-type="float" office:value="3.05015087127686" calcext:value-type="float">
            <text:p>3.05015087127686</text:p>
          </table:table-cell>
          <table:table-cell table:formula="of:=100000/[.B41]" office:value-type="float" office:value="32785.2634903066" calcext:value-type="float">
            <text:p>32785.2634903066</text:p>
          </table:table-cell>
          <table:table-cell/>
          <table:table-cell office:value-type="float" office:value="101.891772508621" calcext:value-type="float">
            <text:p>101.891772508621</text:p>
          </table:table-cell>
          <table:table-cell office:value-type="float" office:value="2.96823692321777" calcext:value-type="float">
            <text:p>2.96823692321777</text:p>
          </table:table-cell>
          <table:table-cell table:formula="of:=100000/[.F41]" office:value-type="float" office:value="33690.0330353661" calcext:value-type="float">
            <text:p>33690.0330353661</text:p>
          </table:table-cell>
          <table:table-cell/>
          <table:table-cell office:value-type="float" office:value="626.720533370972" calcext:value-type="float">
            <text:p>626.720533370972</text:p>
          </table:table-cell>
          <table:table-cell office:value-type="float" office:value="9.80440425872803" calcext:value-type="float">
            <text:p>9.80440425872803</text:p>
          </table:table-cell>
          <table:table-cell table:formula="of:=100000/[.J41]" office:value-type="float" office:value="10199.4978339432" calcext:value-type="float">
            <text:p>10199.4978339432</text:p>
          </table:table-cell>
          <table:table-cell table:number-columns-repeated="3"/>
        </table:table-row>
        <table:table-row table:style-name="ro1">
          <table:table-cell office:value-type="float" office:value="112.557777166367" calcext:value-type="float">
            <text:p>112.557777166367</text:p>
          </table:table-cell>
          <table:table-cell office:value-type="float" office:value="3.10063791275024" calcext:value-type="float">
            <text:p>3.10063791275024</text:p>
          </table:table-cell>
          <table:table-cell table:formula="of:=100000/[.B42]" office:value-type="float" office:value="32251.4278719184" calcext:value-type="float">
            <text:p>32251.4278719184</text:p>
          </table:table-cell>
          <table:table-cell/>
          <table:table-cell office:value-type="float" office:value="104.948697328568" calcext:value-type="float">
            <text:p>104.948697328568</text:p>
          </table:table-cell>
          <table:table-cell office:value-type="float" office:value="3.05687975883484" calcext:value-type="float">
            <text:p>3.05687975883484</text:p>
          </table:table-cell>
          <table:table-cell table:formula="of:=100000/[.F42]" office:value-type="float" office:value="32713.0956691983" calcext:value-type="float">
            <text:p>32713.0956691983</text:p>
          </table:table-cell>
          <table:table-cell/>
          <table:table-cell office:value-type="float" office:value="636.374851703644" calcext:value-type="float">
            <text:p>636.374851703644</text:p>
          </table:table-cell>
          <table:table-cell office:value-type="float" office:value="9.65425324440002" calcext:value-type="float">
            <text:p>9.65425324440002</text:p>
          </table:table-cell>
          <table:table-cell table:formula="of:=100000/[.J42]" office:value-type="float" office:value="10358.1289477781" calcext:value-type="float">
            <text:p>10358.1289477781</text:p>
          </table:table-cell>
          <table:table-cell table:number-columns-repeated="3"/>
        </table:table-row>
        <table:table-row table:style-name="ro1">
          <table:table-cell office:value-type="float" office:value="115.649005651474" calcext:value-type="float">
            <text:p>115.649005651474</text:p>
          </table:table-cell>
          <table:table-cell office:value-type="float" office:value="3.09117746353149" calcext:value-type="float">
            <text:p>3.09117746353149</text:p>
          </table:table-cell>
          <table:table-cell table:formula="of:=100000/[.B43]" office:value-type="float" office:value="32350.132329755" calcext:value-type="float">
            <text:p>32350.132329755</text:p>
          </table:table-cell>
          <table:table-cell/>
          <table:table-cell office:value-type="float" office:value="107.968979358673" calcext:value-type="float">
            <text:p>107.968979358673</text:p>
          </table:table-cell>
          <table:table-cell office:value-type="float" office:value="3.02023077011108" calcext:value-type="float">
            <text:p>3.02023077011108</text:p>
          </table:table-cell>
          <table:table-cell table:formula="of:=100000/[.F43]" office:value-type="float" office:value="33110.052711741" calcext:value-type="float">
            <text:p>33110.052711741</text:p>
          </table:table-cell>
          <table:table-cell/>
          <table:table-cell office:value-type="float" office:value="646.023685455322" calcext:value-type="float">
            <text:p>646.023685455322</text:p>
          </table:table-cell>
          <table:table-cell office:value-type="float" office:value="9.64876842498779" calcext:value-type="float">
            <text:p>9.64876842498779</text:p>
          </table:table-cell>
          <table:table-cell table:formula="of:=100000/[.J43]" office:value-type="float" office:value="10364.0170014886" calcext:value-type="float">
            <text:p>10364.0170014886</text:p>
          </table:table-cell>
          <table:table-cell table:number-columns-repeated="3"/>
        </table:table-row>
        <table:table-row table:style-name="ro1">
          <table:table-cell office:value-type="float" office:value="118.764881134033" calcext:value-type="float">
            <text:p>118.764881134033</text:p>
          </table:table-cell>
          <table:table-cell office:value-type="float" office:value="3.11582779884338" calcext:value-type="float">
            <text:p>3.11582779884338</text:p>
          </table:table-cell>
          <table:table-cell table:formula="of:=100000/[.B44]" office:value-type="float" office:value="32094.1998261652" calcext:value-type="float">
            <text:p>32094.1998261652</text:p>
          </table:table-cell>
          <table:table-cell/>
          <table:table-cell office:value-type="float" office:value="111.002448558807" calcext:value-type="float">
            <text:p>111.002448558807</text:p>
          </table:table-cell>
          <table:table-cell office:value-type="float" office:value="3.03342509269714" calcext:value-type="float">
            <text:p>3.03342509269714</text:p>
          </table:table-cell>
          <table:table-cell table:formula="of:=100000/[.F44]" office:value-type="float" office:value="32966.0357332529" calcext:value-type="float">
            <text:p>32966.0357332529</text:p>
          </table:table-cell>
          <table:table-cell/>
          <table:table-cell office:value-type="float" office:value="655.598002195358" calcext:value-type="float">
            <text:p>655.598002195358</text:p>
          </table:table-cell>
          <table:table-cell office:value-type="float" office:value="9.57424926757813" calcext:value-type="float">
            <text:p>9.57424926757813</text:p>
          </table:table-cell>
          <table:table-cell table:formula="of:=100000/[.J44]" office:value-type="float" office:value="10444.6831501073" calcext:value-type="float">
            <text:p>10444.6831501073</text:p>
          </table:table-cell>
          <table:table-cell table:number-columns-repeated="3"/>
        </table:table-row>
        <table:table-row table:style-name="ro1">
          <table:table-cell office:value-type="float" office:value="121.918283700943" calcext:value-type="float">
            <text:p>121.918283700943</text:p>
          </table:table-cell>
          <table:table-cell office:value-type="float" office:value="3.1533522605896" calcext:value-type="float">
            <text:p>3.1533522605896</text:p>
          </table:table-cell>
          <table:table-cell table:formula="of:=100000/[.B45]" office:value-type="float" office:value="31712.2832262649" calcext:value-type="float">
            <text:p>31712.2832262649</text:p>
          </table:table-cell>
          <table:table-cell/>
          <table:table-cell office:value-type="float" office:value="114.067918300629" calcext:value-type="float">
            <text:p>114.067918300629</text:p>
          </table:table-cell>
          <table:table-cell office:value-type="float" office:value="3.06542563438416" calcext:value-type="float">
            <text:p>3.06542563438416</text:p>
          </table:table-cell>
          <table:table-cell table:formula="of:=100000/[.F45]" office:value-type="float" office:value="32621.897226383" calcext:value-type="float">
            <text:p>32621.897226383</text:p>
          </table:table-cell>
          <table:table-cell/>
          <table:table-cell office:value-type="float" office:value="665.271228075028" calcext:value-type="float">
            <text:p>665.271228075028</text:p>
          </table:table-cell>
          <table:table-cell office:value-type="float" office:value="9.67316436767578" calcext:value-type="float">
            <text:p>9.67316436767578</text:p>
          </table:table-cell>
          <table:table-cell table:formula="of:=100000/[.J45]" office:value-type="float" office:value="10337.8787125921" calcext:value-type="float">
            <text:p>10337.8787125921</text:p>
          </table:table-cell>
          <table:table-cell table:number-columns-repeated="3"/>
        </table:table-row>
        <table:table-row table:style-name="ro1">
          <table:table-cell office:value-type="float" office:value="125.014573812485" calcext:value-type="float">
            <text:p>125.014573812485</text:p>
          </table:table-cell>
          <table:table-cell office:value-type="float" office:value="3.09624147415161" calcext:value-type="float">
            <text:p>3.09624147415161</text:p>
          </table:table-cell>
          <table:table-cell table:formula="of:=100000/[.B46]" office:value-type="float" office:value="32297.2225631725" calcext:value-type="float">
            <text:p>32297.2225631725</text:p>
          </table:table-cell>
          <table:table-cell/>
          <table:table-cell office:value-type="float" office:value="117.126528501511" calcext:value-type="float">
            <text:p>117.126528501511</text:p>
          </table:table-cell>
          <table:table-cell office:value-type="float" office:value="3.05856871604919" calcext:value-type="float">
            <text:p>3.05856871604919</text:p>
          </table:table-cell>
          <table:table-cell table:formula="of:=100000/[.F46]" office:value-type="float" office:value="32695.0313312469" calcext:value-type="float">
            <text:p>32695.0313312469</text:p>
          </table:table-cell>
          <table:table-cell/>
          <table:table-cell office:value-type="float" office:value="674.86296248436" calcext:value-type="float">
            <text:p>674.86296248436</text:p>
          </table:table-cell>
          <table:table-cell office:value-type="float" office:value="9.59167122840881" calcext:value-type="float">
            <text:p>9.59167122840881</text:p>
          </table:table-cell>
          <table:table-cell table:formula="of:=100000/[.J46]" office:value-type="float" office:value="10425.7118096185" calcext:value-type="float">
            <text:p>10425.7118096185</text:p>
          </table:table-cell>
          <table:table-cell table:number-columns-repeated="3"/>
        </table:table-row>
        <table:table-row table:style-name="ro1">
          <table:table-cell office:value-type="float" office:value="128.208163976669" calcext:value-type="float">
            <text:p>128.208163976669</text:p>
          </table:table-cell>
          <table:table-cell office:value-type="float" office:value="3.19354128837585" calcext:value-type="float">
            <text:p>3.19354128837585</text:p>
          </table:table-cell>
          <table:table-cell table:formula="of:=100000/[.B47]" office:value-type="float" office:value="31313.2009171102" calcext:value-type="float">
            <text:p>31313.2009171102</text:p>
          </table:table-cell>
          <table:table-cell/>
          <table:table-cell office:value-type="float" office:value="120.216231584549" calcext:value-type="float">
            <text:p>120.216231584549</text:p>
          </table:table-cell>
          <table:table-cell office:value-type="float" office:value="3.08965826034546" calcext:value-type="float">
            <text:p>3.08965826034546</text:p>
          </table:table-cell>
          <table:table-cell table:formula="of:=100000/[.F47]" office:value-type="float" office:value="32366.0390805871" calcext:value-type="float">
            <text:p>32366.0390805871</text:p>
          </table:table-cell>
          <table:table-cell/>
          <table:table-cell office:value-type="float" office:value="684.439398765564" calcext:value-type="float">
            <text:p>684.439398765564</text:p>
          </table:table-cell>
          <table:table-cell office:value-type="float" office:value="9.57638144493103" calcext:value-type="float">
            <text:p>9.57638144493103</text:p>
          </table:table-cell>
          <table:table-cell table:formula="of:=100000/[.J47]" office:value-type="float" office:value="10442.3576457402" calcext:value-type="float">
            <text:p>10442.3576457402</text:p>
          </table:table-cell>
          <table:table-cell table:number-columns-repeated="3"/>
        </table:table-row>
        <table:table-row table:style-name="ro1">
          <table:table-cell office:value-type="float" office:value="131.297758102417" calcext:value-type="float">
            <text:p>131.297758102417</text:p>
          </table:table-cell>
          <table:table-cell office:value-type="float" office:value="3.08954453468323" calcext:value-type="float">
            <text:p>3.08954453468323</text:p>
          </table:table-cell>
          <table:table-cell table:formula="of:=100000/[.B48]" office:value-type="float" office:value="32367.2304695401" calcext:value-type="float">
            <text:p>32367.2304695401</text:p>
          </table:table-cell>
          <table:table-cell/>
          <table:table-cell office:value-type="float" office:value="123.338578462601" calcext:value-type="float">
            <text:p>123.338578462601</text:p>
          </table:table-cell>
          <table:table-cell office:value-type="float" office:value="3.12230157852173" calcext:value-type="float">
            <text:p>3.12230157852173</text:p>
          </table:table-cell>
          <table:table-cell table:formula="of:=100000/[.F48]" office:value-type="float" office:value="32027.6557165069" calcext:value-type="float">
            <text:p>32027.6557165069</text:p>
          </table:table-cell>
          <table:table-cell/>
          <table:table-cell office:value-type="float" office:value="694.010026216507" calcext:value-type="float">
            <text:p>694.010026216507</text:p>
          </table:table-cell>
          <table:table-cell office:value-type="float" office:value="9.57058119773865" calcext:value-type="float">
            <text:p>9.57058119773865</text:p>
          </table:table-cell>
          <table:table-cell table:formula="of:=100000/[.J48]" office:value-type="float" office:value="10448.6862327262" calcext:value-type="float">
            <text:p>10448.6862327262</text:p>
          </table:table-cell>
          <table:table-cell table:number-columns-repeated="3"/>
        </table:table-row>
        <table:table-row table:style-name="ro1">
          <table:table-cell office:value-type="float" office:value="134.39920258522" calcext:value-type="float">
            <text:p>134.39920258522</text:p>
          </table:table-cell>
          <table:table-cell office:value-type="float" office:value="3.10139632225037" calcext:value-type="float">
            <text:p>3.10139632225037</text:p>
          </table:table-cell>
          <table:table-cell table:formula="of:=100000/[.B49]" office:value-type="float" office:value="32243.5411696884" calcext:value-type="float">
            <text:p>32243.5411696884</text:p>
          </table:table-cell>
          <table:table-cell/>
          <table:table-cell office:value-type="float" office:value="126.402147769928" calcext:value-type="float">
            <text:p>126.402147769928</text:p>
          </table:table-cell>
          <table:table-cell office:value-type="float" office:value="3.06351494789124" calcext:value-type="float">
            <text:p>3.06351494789124</text:p>
          </table:table-cell>
          <table:table-cell table:formula="of:=100000/[.F49]" office:value-type="float" office:value="32642.2432078664" calcext:value-type="float">
            <text:p>32642.2432078664</text:p>
          </table:table-cell>
          <table:table-cell/>
          <table:table-cell office:value-type="float" office:value="703.097674369812" calcext:value-type="float">
            <text:p>703.097674369812</text:p>
          </table:table-cell>
          <table:table-cell office:value-type="float" office:value="9.0875768661499" calcext:value-type="float">
            <text:p>9.0875768661499</text:p>
          </table:table-cell>
          <table:table-cell table:formula="of:=100000/[.J49]" office:value-type="float" office:value="11004.0334704059" calcext:value-type="float">
            <text:p>11004.0334704059</text:p>
          </table:table-cell>
          <table:table-cell table:number-columns-repeated="3"/>
        </table:table-row>
        <table:table-row table:style-name="ro1">
          <table:table-cell office:value-type="float" office:value="137.508888483047" calcext:value-type="float">
            <text:p>137.508888483047</text:p>
          </table:table-cell>
          <table:table-cell office:value-type="float" office:value="3.1096351146698" calcext:value-type="float">
            <text:p>3.1096351146698</text:p>
          </table:table-cell>
          <table:table-cell table:formula="of:=100000/[.B50]" office:value-type="float" office:value="32158.1138340788" calcext:value-type="float">
            <text:p>32158.1138340788</text:p>
          </table:table-cell>
          <table:table-cell/>
          <table:table-cell office:value-type="float" office:value="129.459840536118" calcext:value-type="float">
            <text:p>129.459840536118</text:p>
          </table:table-cell>
          <table:table-cell office:value-type="float" office:value="3.05763792991638" calcext:value-type="float">
            <text:p>3.05763792991638</text:p>
          </table:table-cell>
          <table:table-cell table:formula="of:=100000/[.F50]" office:value-type="float" office:value="32704.9841387645" calcext:value-type="float">
            <text:p>32704.9841387645</text:p>
          </table:table-cell>
          <table:table-cell/>
          <table:table-cell office:value-type="float" office:value="710.553709983826" calcext:value-type="float">
            <text:p>710.553709983826</text:p>
          </table:table-cell>
          <table:table-cell office:value-type="float" office:value="7.4559862613678" calcext:value-type="float">
            <text:p>7.4559862613678</text:p>
          </table:table-cell>
          <table:table-cell table:formula="of:=100000/[.J50]" office:value-type="float" office:value="13412.041880782" calcext:value-type="float">
            <text:p>13412.041880782</text:p>
          </table:table-cell>
          <table:table-cell table:number-columns-repeated="3"/>
        </table:table-row>
        <table:table-row table:style-name="ro1">
          <table:table-cell office:value-type="float" office:value="140.565556526184" calcext:value-type="float">
            <text:p>140.565556526184</text:p>
          </table:table-cell>
          <table:table-cell office:value-type="float" office:value="3.05661940574646" calcext:value-type="float">
            <text:p>3.05661940574646</text:p>
          </table:table-cell>
          <table:table-cell table:formula="of:=100000/[.B51]" office:value-type="float" office:value="32715.8820663114" calcext:value-type="float">
            <text:p>32715.8820663114</text:p>
          </table:table-cell>
          <table:table-cell/>
          <table:table-cell office:value-type="float" office:value="132.486591815948" calcext:value-type="float">
            <text:p>132.486591815948</text:p>
          </table:table-cell>
          <table:table-cell office:value-type="float" office:value="3.02671003341675" calcext:value-type="float">
            <text:p>3.02671003341675</text:p>
          </table:table-cell>
          <table:table-cell table:formula="of:=100000/[.F51]" office:value-type="float" office:value="33039.1741844901" calcext:value-type="float">
            <text:p>33039.1741844901</text:p>
          </table:table-cell>
          <table:table-cell/>
          <table:table-cell office:value-type="float" office:value="718.03681397438" calcext:value-type="float">
            <text:p>718.03681397438</text:p>
          </table:table-cell>
          <table:table-cell office:value-type="float" office:value="7.48304200172424" calcext:value-type="float">
            <text:p>7.48304200172424</text:p>
          </table:table-cell>
          <table:table-cell table:formula="of:=100000/[.J51]" office:value-type="float" office:value="13363.5492059189" calcext:value-type="float">
            <text:p>13363.5492059189</text:p>
          </table:table-cell>
          <table:table-cell table:number-columns-repeated="3"/>
        </table:table-row>
        <table:table-row table:style-name="ro1">
          <table:table-cell office:value-type="float" office:value="143.60962677002" calcext:value-type="float">
            <text:p>143.60962677002</text:p>
          </table:table-cell>
          <table:table-cell office:value-type="float" office:value="3.04401922225952" calcext:value-type="float">
            <text:p>3.04401922225952</text:p>
          </table:table-cell>
          <table:table-cell table:formula="of:=100000/[.B52]" office:value-type="float" office:value="32851.3037200113" calcext:value-type="float">
            <text:p>32851.3037200113</text:p>
          </table:table-cell>
          <table:table-cell/>
          <table:table-cell office:value-type="float" office:value="135.588347434998" calcext:value-type="float">
            <text:p>135.588347434998</text:p>
          </table:table-cell>
          <table:table-cell office:value-type="float" office:value="3.10171055793762" calcext:value-type="float">
            <text:p>3.10171055793762</text:p>
          </table:table-cell>
          <table:table-cell table:formula="of:=100000/[.F52]" office:value-type="float" office:value="32240.2745620764" calcext:value-type="float">
            <text:p>32240.2745620764</text:p>
          </table:table-cell>
          <table:table-cell/>
          <table:table-cell office:value-type="float" office:value="725.571407556534" calcext:value-type="float">
            <text:p>725.571407556534</text:p>
          </table:table-cell>
          <table:table-cell office:value-type="float" office:value="7.53453683853149" calcext:value-type="float">
            <text:p>7.53453683853149</text:p>
          </table:table-cell>
          <table:table-cell table:formula="of:=100000/[.J52]" office:value-type="float" office:value="13272.2159494399" calcext:value-type="float">
            <text:p>13272.2159494399</text:p>
          </table:table-cell>
          <table:table-cell table:number-columns-repeated="3"/>
        </table:table-row>
        <table:table-row table:style-name="ro1">
          <table:table-cell office:value-type="float" office:value="146.648660898209" calcext:value-type="float">
            <text:p>146.648660898209</text:p>
          </table:table-cell>
          <table:table-cell office:value-type="float" office:value="3.03898501396179" calcext:value-type="float">
            <text:p>3.03898501396179</text:p>
          </table:table-cell>
          <table:table-cell table:formula="of:=100000/[.B53]" office:value-type="float" office:value="32905.7233058331" calcext:value-type="float">
            <text:p>32905.7233058331</text:p>
          </table:table-cell>
          <table:table-cell/>
          <table:table-cell office:value-type="float" office:value="138.640110492706" calcext:value-type="float">
            <text:p>138.640110492706</text:p>
          </table:table-cell>
          <table:table-cell office:value-type="float" office:value="3.05171275138855" calcext:value-type="float">
            <text:p>3.05171275138855</text:p>
          </table:table-cell>
          <table:table-cell table:formula="of:=100000/[.F53]" office:value-type="float" office:value="32768.4838471443" calcext:value-type="float">
            <text:p>32768.4838471443</text:p>
          </table:table-cell>
          <table:table-cell/>
          <table:table-cell office:value-type="float" office:value="733.057017803192" calcext:value-type="float">
            <text:p>733.057017803192</text:p>
          </table:table-cell>
          <table:table-cell office:value-type="float" office:value="7.48555636405945" calcext:value-type="float">
            <text:p>7.48555636405945</text:p>
          </table:table-cell>
          <table:table-cell table:formula="of:=100000/[.J53]" office:value-type="float" office:value="13359.0604540942" calcext:value-type="float">
            <text:p>13359.0604540942</text:p>
          </table:table-cell>
          <table:table-cell table:number-columns-repeated="3"/>
        </table:table-row>
        <table:table-row table:style-name="ro1">
          <table:table-cell office:value-type="float" office:value="149.737924337387" calcext:value-type="float">
            <text:p>149.737924337387</text:p>
          </table:table-cell>
          <table:table-cell office:value-type="float" office:value="3.08920955657959" calcext:value-type="float">
            <text:p>3.08920955657959</text:p>
          </table:table-cell>
          <table:table-cell table:formula="of:=100000/[.B54]" office:value-type="float" office:value="32370.74020667" calcext:value-type="float">
            <text:p>32370.74020667</text:p>
          </table:table-cell>
          <table:table-cell/>
          <table:table-cell office:value-type="float" office:value="141.696300983429" calcext:value-type="float">
            <text:p>141.696300983429</text:p>
          </table:table-cell>
          <table:table-cell office:value-type="float" office:value="3.05614614486694" calcext:value-type="float">
            <text:p>3.05614614486694</text:p>
          </table:table-cell>
          <table:table-cell table:formula="of:=100000/[.F54]" office:value-type="float" office:value="32720.9482988759" calcext:value-type="float">
            <text:p>32720.9482988759</text:p>
          </table:table-cell>
          <table:table-cell/>
          <table:table-cell office:value-type="float" office:value="740.57649564743" calcext:value-type="float">
            <text:p>740.57649564743</text:p>
          </table:table-cell>
          <table:table-cell office:value-type="float" office:value="7.51942420005798" calcext:value-type="float">
            <text:p>7.51942420005798</text:p>
          </table:table-cell>
          <table:table-cell table:formula="of:=100000/[.J54]" office:value-type="float" office:value="13298.89062506" calcext:value-type="float">
            <text:p>13298.89062506</text:p>
          </table:table-cell>
          <table:table-cell table:number-columns-repeated="3"/>
        </table:table-row>
        <table:table-row table:style-name="ro1">
          <table:table-cell office:value-type="float" office:value="152.851675510407" calcext:value-type="float">
            <text:p>152.851675510407</text:p>
          </table:table-cell>
          <table:table-cell office:value-type="float" office:value="3.11369299888611" calcext:value-type="float">
            <text:p>3.11369299888611</text:p>
          </table:table-cell>
          <table:table-cell table:formula="of:=100000/[.B55]" office:value-type="float" office:value="32116.2041459366" calcext:value-type="float">
            <text:p>32116.2041459366</text:p>
          </table:table-cell>
          <table:table-cell/>
          <table:table-cell office:value-type="float" office:value="144.79526758194" calcext:value-type="float">
            <text:p>144.79526758194</text:p>
          </table:table-cell>
          <table:table-cell office:value-type="float" office:value="3.09892344474792" calcext:value-type="float">
            <text:p>3.09892344474792</text:p>
          </table:table-cell>
          <table:table-cell table:formula="of:=100000/[.F55]" office:value-type="float" office:value="32269.2708558131" calcext:value-type="float">
            <text:p>32269.2708558131</text:p>
          </table:table-cell>
          <table:table-cell/>
          <table:table-cell office:value-type="float" office:value="748.10216665268" calcext:value-type="float">
            <text:p>748.10216665268</text:p>
          </table:table-cell>
          <table:table-cell office:value-type="float" office:value="7.52561545372009" calcext:value-type="float">
            <text:p>7.52561545372009</text:p>
          </table:table-cell>
          <table:table-cell table:formula="of:=100000/[.J55]" office:value-type="float" office:value="13287.9497517466" calcext:value-type="float">
            <text:p>13287.9497517466</text:p>
          </table:table-cell>
          <table:table-cell table:number-columns-repeated="3"/>
        </table:table-row>
        <table:table-row table:style-name="ro1">
          <table:table-cell office:value-type="float" office:value="156.026298761368" calcext:value-type="float">
            <text:p>156.026298761368</text:p>
          </table:table-cell>
          <table:table-cell office:value-type="float" office:value="3.17455840110779" calcext:value-type="float">
            <text:p>3.17455840110779</text:p>
          </table:table-cell>
          <table:table-cell table:formula="of:=100000/[.B56]" office:value-type="float" office:value="31500.4442712738" calcext:value-type="float">
            <text:p>31500.4442712738</text:p>
          </table:table-cell>
          <table:table-cell/>
          <table:table-cell office:value-type="float" office:value="147.856774806976" calcext:value-type="float">
            <text:p>147.856774806976</text:p>
          </table:table-cell>
          <table:table-cell office:value-type="float" office:value="3.06146359443665" calcext:value-type="float">
            <text:p>3.06146359443665</text:p>
          </table:table-cell>
          <table:table-cell table:formula="of:=100000/[.F56]" office:value-type="float" office:value="32664.115353755" calcext:value-type="float">
            <text:p>32664.115353755</text:p>
          </table:table-cell>
          <table:table-cell/>
          <table:table-cell office:value-type="float" office:value="755.599076509476" calcext:value-type="float">
            <text:p>755.599076509476</text:p>
          </table:table-cell>
          <table:table-cell office:value-type="float" office:value="7.49685311317444" calcext:value-type="float">
            <text:p>7.49685311317444</text:p>
          </table:table-cell>
          <table:table-cell table:formula="of:=100000/[.J56]" office:value-type="float" office:value="13338.9301471396" calcext:value-type="float">
            <text:p>13338.9301471396</text:p>
          </table:table-cell>
          <table:table-cell table:number-columns-repeated="3"/>
        </table:table-row>
        <table:table-row table:style-name="ro1">
          <table:table-cell office:value-type="float" office:value="159.159493923187" calcext:value-type="float">
            <text:p>159.159493923187</text:p>
          </table:table-cell>
          <table:table-cell office:value-type="float" office:value="3.13314604759216" calcext:value-type="float">
            <text:p>3.13314604759216</text:p>
          </table:table-cell>
          <table:table-cell table:formula="of:=100000/[.B57]" office:value-type="float" office:value="31916.8013495096" calcext:value-type="float">
            <text:p>31916.8013495096</text:p>
          </table:table-cell>
          <table:table-cell/>
          <table:table-cell office:value-type="float" office:value="150.967622518539" calcext:value-type="float">
            <text:p>150.967622518539</text:p>
          </table:table-cell>
          <table:table-cell office:value-type="float" office:value="3.1107976436615" calcext:value-type="float">
            <text:p>3.1107976436615</text:p>
          </table:table-cell>
          <table:table-cell table:formula="of:=100000/[.F57]" office:value-type="float" office:value="32146.0960997441" calcext:value-type="float">
            <text:p>32146.0960997441</text:p>
          </table:table-cell>
          <table:table-cell/>
          <table:table-cell office:value-type="float" office:value="763.112754106522" calcext:value-type="float">
            <text:p>763.112754106522</text:p>
          </table:table-cell>
          <table:table-cell office:value-type="float" office:value="7.51361417770386" calcext:value-type="float">
            <text:p>7.51361417770386</text:p>
          </table:table-cell>
          <table:table-cell table:formula="of:=100000/[.J57]" office:value-type="float" office:value="13309.1742049709" calcext:value-type="float">
            <text:p>13309.1742049709</text:p>
          </table:table-cell>
          <table:table-cell table:number-columns-repeated="3"/>
        </table:table-row>
        <table:table-row table:style-name="ro1">
          <table:table-cell office:value-type="float" office:value="162.313788175583" calcext:value-type="float">
            <text:p>162.313788175583</text:p>
          </table:table-cell>
          <table:table-cell office:value-type="float" office:value="3.1542432308197" calcext:value-type="float">
            <text:p>3.1542432308197</text:p>
          </table:table-cell>
          <table:table-cell table:formula="of:=100000/[.B58]" office:value-type="float" office:value="31703.3255466519" calcext:value-type="float">
            <text:p>31703.3255466519</text:p>
          </table:table-cell>
          <table:table-cell/>
          <table:table-cell office:value-type="float" office:value="154.021266698837" calcext:value-type="float">
            <text:p>154.021266698837</text:p>
          </table:table-cell>
          <table:table-cell office:value-type="float" office:value="3.05359983444214" calcext:value-type="float">
            <text:p>3.05359983444214</text:p>
          </table:table-cell>
          <table:table-cell table:formula="of:=100000/[.F58]" office:value-type="float" office:value="32748.2333710137" calcext:value-type="float">
            <text:p>32748.2333710137</text:p>
          </table:table-cell>
          <table:table-cell/>
          <table:table-cell office:value-type="float" office:value="770.626343250275" calcext:value-type="float">
            <text:p>770.626343250275</text:p>
          </table:table-cell>
          <table:table-cell office:value-type="float" office:value="7.51352286338806" calcext:value-type="float">
            <text:p>7.51352286338806</text:p>
          </table:table-cell>
          <table:table-cell table:formula="of:=100000/[.J58]" office:value-type="float" office:value="13309.3359557446" calcext:value-type="float">
            <text:p>13309.3359557446</text:p>
          </table:table-cell>
          <table:table-cell table:number-columns-repeated="3"/>
        </table:table-row>
        <table:table-row table:style-name="ro1">
          <table:table-cell office:value-type="float" office:value="165.516233682632" calcext:value-type="float">
            <text:p>165.516233682632</text:p>
          </table:table-cell>
          <table:table-cell office:value-type="float" office:value="3.20239663124084" calcext:value-type="float">
            <text:p>3.20239663124084</text:p>
          </table:table-cell>
          <table:table-cell table:formula="of:=100000/[.B59]" office:value-type="float" office:value="31226.6129137329" calcext:value-type="float">
            <text:p>31226.6129137329</text:p>
          </table:table-cell>
          <table:table-cell/>
          <table:table-cell office:value-type="float" office:value="157.101689815521" calcext:value-type="float">
            <text:p>157.101689815521</text:p>
          </table:table-cell>
          <table:table-cell office:value-type="float" office:value="3.0803759098053" calcext:value-type="float">
            <text:p>3.0803759098053</text:p>
          </table:table-cell>
          <table:table-cell table:formula="of:=100000/[.F59]" office:value-type="float" office:value="32463.570332986" calcext:value-type="float">
            <text:p>32463.570332986</text:p>
          </table:table-cell>
          <table:table-cell/>
          <table:table-cell office:value-type="float" office:value="778.209342956543" calcext:value-type="float">
            <text:p>778.209342956543</text:p>
          </table:table-cell>
          <table:table-cell office:value-type="float" office:value="7.58293986320496" calcext:value-type="float">
            <text:p>7.58293986320496</text:p>
          </table:table-cell>
          <table:table-cell table:formula="of:=100000/[.J59]" office:value-type="float" office:value="13187.4974355572" calcext:value-type="float">
            <text:p>13187.4974355572</text:p>
          </table:table-cell>
          <table:table-cell table:number-columns-repeated="3"/>
        </table:table-row>
        <table:table-row table:style-name="ro1">
          <table:table-cell office:value-type="float" office:value="168.707608699799" calcext:value-type="float">
            <text:p>168.707608699799</text:p>
          </table:table-cell>
          <table:table-cell office:value-type="float" office:value="3.19132566452026" calcext:value-type="float">
            <text:p>3.19132566452026</text:p>
          </table:table-cell>
          <table:table-cell table:formula="of:=100000/[.B60]" office:value-type="float" office:value="31334.9405583252" calcext:value-type="float">
            <text:p>31334.9405583252</text:p>
          </table:table-cell>
          <table:table-cell/>
          <table:table-cell office:value-type="float" office:value="160.109422206879" calcext:value-type="float">
            <text:p>160.109422206879</text:p>
          </table:table-cell>
          <table:table-cell office:value-type="float" office:value="3.00768995285034" calcext:value-type="float">
            <text:p>3.00768995285034</text:p>
          </table:table-cell>
          <table:table-cell table:formula="of:=100000/[.F60]" office:value-type="float" office:value="33248.1078726986" calcext:value-type="float">
            <text:p>33248.1078726986</text:p>
          </table:table-cell>
          <table:table-cell/>
          <table:table-cell office:value-type="float" office:value="785.71123957634" calcext:value-type="float">
            <text:p>785.71123957634</text:p>
          </table:table-cell>
          <table:table-cell office:value-type="float" office:value="7.50183629989624" calcext:value-type="float">
            <text:p>7.50183629989624</text:p>
          </table:table-cell>
          <table:table-cell table:formula="of:=100000/[.J60]" office:value-type="float" office:value="13330.0695992771" calcext:value-type="float">
            <text:p>13330.0695992771</text:p>
          </table:table-cell>
          <table:table-cell table:number-columns-repeated="3"/>
        </table:table-row>
        <table:table-row table:style-name="ro1">
          <table:table-cell office:value-type="float" office:value="171.807606697083" calcext:value-type="float">
            <text:p>171.807606697083</text:p>
          </table:table-cell>
          <table:table-cell office:value-type="float" office:value="3.09993433952332" calcext:value-type="float">
            <text:p>3.09993433952332</text:p>
          </table:table-cell>
          <table:table-cell table:formula="of:=100000/[.B61]" office:value-type="float" office:value="32258.7477821795" calcext:value-type="float">
            <text:p>32258.7477821795</text:p>
          </table:table-cell>
          <table:table-cell/>
          <table:table-cell office:value-type="float" office:value="163.207235574722" calcext:value-type="float">
            <text:p>163.207235574722</text:p>
          </table:table-cell>
          <table:table-cell office:value-type="float" office:value="3.09777283668518" calcext:value-type="float">
            <text:p>3.09777283668518</text:p>
          </table:table-cell>
          <table:table-cell table:formula="of:=100000/[.F61]" office:value-type="float" office:value="32281.2566550253" calcext:value-type="float">
            <text:p>32281.2566550253</text:p>
          </table:table-cell>
          <table:table-cell/>
          <table:table-cell office:value-type="float" office:value="793.186296224594" calcext:value-type="float">
            <text:p>793.186296224594</text:p>
          </table:table-cell>
          <table:table-cell office:value-type="float" office:value="7.47500252723694" calcext:value-type="float">
            <text:p>7.47500252723694</text:p>
          </table:table-cell>
          <table:table-cell table:formula="of:=100000/[.J61]" office:value-type="float" office:value="13377.9218984377" calcext:value-type="float">
            <text:p>13377.9218984377</text:p>
          </table:table-cell>
          <table:table-cell table:number-columns-repeated="3"/>
        </table:table-row>
        <table:table-row table:style-name="ro1">
          <table:table-cell office:value-type="float" office:value="174.955410480499" calcext:value-type="float">
            <text:p>174.955410480499</text:p>
          </table:table-cell>
          <table:table-cell office:value-type="float" office:value="3.14775228500366" calcext:value-type="float">
            <text:p>3.14775228500366</text:p>
          </table:table-cell>
          <table:table-cell table:formula="of:=100000/[.B62]" office:value-type="float" office:value="31768.7006301018" calcext:value-type="float">
            <text:p>31768.7006301018</text:p>
          </table:table-cell>
          <table:table-cell/>
          <table:table-cell office:value-type="float" office:value="166.201808214188" calcext:value-type="float">
            <text:p>166.201808214188</text:p>
          </table:table-cell>
          <table:table-cell office:value-type="float" office:value="2.99453139305115" calcext:value-type="float">
            <text:p>2.99453139305115</text:p>
          </table:table-cell>
          <table:table-cell table:formula="of:=100000/[.F62]" office:value-type="float" office:value="33394.2065967488" calcext:value-type="float">
            <text:p>33394.2065967488</text:p>
          </table:table-cell>
          <table:table-cell/>
          <table:table-cell office:value-type="float" office:value="800.685015439987" calcext:value-type="float">
            <text:p>800.685015439987</text:p>
          </table:table-cell>
          <table:table-cell office:value-type="float" office:value="7.49865078926086" calcext:value-type="float">
            <text:p>7.49865078926086</text:p>
          </table:table-cell>
          <table:table-cell table:formula="of:=100000/[.J62]" office:value-type="float" office:value="13335.7323617756" calcext:value-type="float">
            <text:p>13335.7323617756</text:p>
          </table:table-cell>
          <table:table-cell table:number-columns-repeated="3"/>
        </table:table-row>
        <table:table-row table:style-name="ro1">
          <table:table-cell office:value-type="float" office:value="178.110227108002" calcext:value-type="float">
            <text:p>178.110227108002</text:p>
          </table:table-cell>
          <table:table-cell office:value-type="float" office:value="3.15476632118225" calcext:value-type="float">
            <text:p>3.15476632118225</text:p>
          </table:table-cell>
          <table:table-cell table:formula="of:=100000/[.B63]" office:value-type="float" office:value="31698.0688327258" calcext:value-type="float">
            <text:p>31698.0688327258</text:p>
          </table:table-cell>
          <table:table-cell/>
          <table:table-cell office:value-type="float" office:value="169.257169246674" calcext:value-type="float">
            <text:p>169.257169246674</text:p>
          </table:table-cell>
          <table:table-cell office:value-type="float" office:value="3.05532073974609" calcext:value-type="float">
            <text:p>3.05532073974609</text:p>
          </table:table-cell>
          <table:table-cell table:formula="of:=100000/[.F63]" office:value-type="float" office:value="32729.7879725421" calcext:value-type="float">
            <text:p>32729.7879725421</text:p>
          </table:table-cell>
          <table:table-cell/>
          <table:table-cell office:value-type="float" office:value="806.224772214889" calcext:value-type="float">
            <text:p>806.224772214889</text:p>
          </table:table-cell>
          <table:table-cell office:value-type="float" office:value="5.53970146179199" calcext:value-type="float">
            <text:p>5.53970146179199</text:p>
          </table:table-cell>
          <table:table-cell table:formula="of:=100000/[.J63]" office:value-type="float" office:value="18051.5142719716" calcext:value-type="float">
            <text:p>18051.5142719716</text:p>
          </table:table-cell>
          <table:table-cell table:number-columns-repeated="3"/>
        </table:table-row>
        <table:table-row table:style-name="ro1">
          <table:table-cell office:value-type="float" office:value="181.218614339829" calcext:value-type="float">
            <text:p>181.218614339829</text:p>
          </table:table-cell>
          <table:table-cell office:value-type="float" office:value="3.10833859443665" calcext:value-type="float">
            <text:p>3.10833859443665</text:p>
          </table:table-cell>
          <table:table-cell table:formula="of:=100000/[.B64]" office:value-type="float" office:value="32171.5273165483" calcext:value-type="float">
            <text:p>32171.5273165483</text:p>
          </table:table-cell>
          <table:table-cell/>
          <table:table-cell office:value-type="float" office:value="172.359144210815" calcext:value-type="float">
            <text:p>172.359144210815</text:p>
          </table:table-cell>
          <table:table-cell office:value-type="float" office:value="3.10193514823914" calcext:value-type="float">
            <text:p>3.10193514823914</text:p>
          </table:table-cell>
          <table:table-cell table:formula="of:=100000/[.F64]" office:value-type="float" office:value="32237.9402602168" calcext:value-type="float">
            <text:p>32237.9402602168</text:p>
          </table:table-cell>
          <table:table-cell/>
          <table:table-cell office:value-type="float" office:value="811.616454601288" calcext:value-type="float">
            <text:p>811.616454601288</text:p>
          </table:table-cell>
          <table:table-cell office:value-type="float" office:value="5.39162373542786" calcext:value-type="float">
            <text:p>5.39162373542786</text:p>
          </table:table-cell>
          <table:table-cell table:formula="of:=100000/[.J64]" office:value-type="float" office:value="18547.2883322531" calcext:value-type="float">
            <text:p>18547.2883322531</text:p>
          </table:table-cell>
          <table:table-cell table:number-columns-repeated="3"/>
        </table:table-row>
        <table:table-row table:style-name="ro1">
          <table:table-cell office:value-type="float" office:value="184.334756612778" calcext:value-type="float">
            <text:p>184.334756612778</text:p>
          </table:table-cell>
          <table:table-cell office:value-type="float" office:value="3.11609268188477" calcext:value-type="float">
            <text:p>3.11609268188477</text:p>
          </table:table-cell>
          <table:table-cell table:formula="of:=100000/[.B65]" office:value-type="float" office:value="32091.4716630042" calcext:value-type="float">
            <text:p>32091.4716630042</text:p>
          </table:table-cell>
          <table:table-cell/>
          <table:table-cell office:value-type="float" office:value="175.423305273056" calcext:value-type="float">
            <text:p>175.423305273056</text:p>
          </table:table-cell>
          <table:table-cell office:value-type="float" office:value="3.06410098075867" calcext:value-type="float">
            <text:p>3.06410098075867</text:p>
          </table:table-cell>
          <table:table-cell table:formula="of:=100000/[.F65]" office:value-type="float" office:value="32636.0001279201" calcext:value-type="float">
            <text:p>32636.0001279201</text:p>
          </table:table-cell>
          <table:table-cell/>
          <table:table-cell office:value-type="float" office:value="817.016957521439" calcext:value-type="float">
            <text:p>817.016957521439</text:p>
          </table:table-cell>
          <table:table-cell office:value-type="float" office:value="5.40044498443604" calcext:value-type="float">
            <text:p>5.40044498443604</text:p>
          </table:table-cell>
          <table:table-cell table:formula="of:=100000/[.J65]" office:value-type="float" office:value="18516.9926345325" calcext:value-type="float">
            <text:p>18516.9926345325</text:p>
          </table:table-cell>
          <table:table-cell table:number-columns-repeated="3"/>
        </table:table-row>
        <table:table-row table:style-name="ro1">
          <table:table-cell office:value-type="float" office:value="187.368527650833" calcext:value-type="float">
            <text:p>187.368527650833</text:p>
          </table:table-cell>
          <table:table-cell office:value-type="float" office:value="3.03371930122375" calcext:value-type="float">
            <text:p>3.03371930122375</text:p>
          </table:table-cell>
          <table:table-cell table:formula="of:=100000/[.B66]" office:value-type="float" office:value="32962.8387041813" calcext:value-type="float">
            <text:p>32962.8387041813</text:p>
          </table:table-cell>
          <table:table-cell/>
          <table:table-cell office:value-type="float" office:value="178.519357442856" calcext:value-type="float">
            <text:p>178.519357442856</text:p>
          </table:table-cell>
          <table:table-cell office:value-type="float" office:value="3.09600687026978" calcext:value-type="float">
            <text:p>3.09600687026978</text:p>
          </table:table-cell>
          <table:table-cell table:formula="of:=100000/[.F66]" office:value-type="float" office:value="32299.6699265355" calcext:value-type="float">
            <text:p>32299.6699265355</text:p>
          </table:table-cell>
          <table:table-cell/>
          <table:table-cell office:value-type="float" office:value="822.422956943512" calcext:value-type="float">
            <text:p>822.422956943512</text:p>
          </table:table-cell>
          <table:table-cell office:value-type="float" office:value="5.40593767166138" calcext:value-type="float">
            <text:p>5.40593767166138</text:p>
          </table:table-cell>
          <table:table-cell table:formula="of:=100000/[.J66]" office:value-type="float" office:value="18498.1784981009" calcext:value-type="float">
            <text:p>18498.1784981009</text:p>
          </table:table-cell>
          <table:table-cell table:number-columns-repeated="3"/>
        </table:table-row>
        <table:table-row table:style-name="ro1">
          <table:table-cell office:value-type="float" office:value="190.432614564896" calcext:value-type="float">
            <text:p>190.432614564896</text:p>
          </table:table-cell>
          <table:table-cell office:value-type="float" office:value="3.06403827667236" calcext:value-type="float">
            <text:p>3.06403827667236</text:p>
          </table:table-cell>
          <table:table-cell table:formula="of:=100000/[.B67]" office:value-type="float" office:value="32636.6680081435" calcext:value-type="float">
            <text:p>32636.6680081435</text:p>
          </table:table-cell>
          <table:table-cell/>
          <table:table-cell office:value-type="float" office:value="181.619007587433" calcext:value-type="float">
            <text:p>181.619007587433</text:p>
          </table:table-cell>
          <table:table-cell office:value-type="float" office:value="3.09960699081421" calcext:value-type="float">
            <text:p>3.09960699081421</text:p>
          </table:table-cell>
          <table:table-cell table:formula="of:=100000/[.F67]" office:value-type="float" office:value="32262.154620361" calcext:value-type="float">
            <text:p>32262.154620361</text:p>
          </table:table-cell>
          <table:table-cell/>
          <table:table-cell office:value-type="float" office:value="827.821441411972" calcext:value-type="float">
            <text:p>827.821441411972</text:p>
          </table:table-cell>
          <table:table-cell office:value-type="float" office:value="5.39842844009399" calcext:value-type="float">
            <text:p>5.39842844009399</text:p>
          </table:table-cell>
          <table:table-cell table:formula="of:=100000/[.J67]" office:value-type="float" office:value="18523.9095247244" calcext:value-type="float">
            <text:p>18523.9095247244</text:p>
          </table:table-cell>
          <table:table-cell table:number-columns-repeated="3"/>
        </table:table-row>
        <table:table-row table:style-name="ro1">
          <table:table-cell office:value-type="float" office:value="193.532413482666" calcext:value-type="float">
            <text:p>193.532413482666</text:p>
          </table:table-cell>
          <table:table-cell office:value-type="float" office:value="3.0997474193573" calcext:value-type="float">
            <text:p>3.0997474193573</text:p>
          </table:table-cell>
          <table:table-cell table:formula="of:=100000/[.B68]" office:value-type="float" office:value="32260.693040833" calcext:value-type="float">
            <text:p>32260.693040833</text:p>
          </table:table-cell>
          <table:table-cell/>
          <table:table-cell office:value-type="float" office:value="184.647283315659" calcext:value-type="float">
            <text:p>184.647283315659</text:p>
          </table:table-cell>
          <table:table-cell office:value-type="float" office:value="3.02821826934814" calcext:value-type="float">
            <text:p>3.02821826934814</text:p>
          </table:table-cell>
          <table:table-cell table:formula="of:=100000/[.F68]" office:value-type="float" office:value="33022.718676592" calcext:value-type="float">
            <text:p>33022.718676592</text:p>
          </table:table-cell>
          <table:table-cell/>
          <table:table-cell office:value-type="float" office:value="833.217798233032" calcext:value-type="float">
            <text:p>833.217798233032</text:p>
          </table:table-cell>
          <table:table-cell office:value-type="float" office:value="5.39629769325256" calcext:value-type="float">
            <text:p>5.39629769325256</text:p>
          </table:table-cell>
          <table:table-cell table:formula="of:=100000/[.J68]" office:value-type="float" office:value="18531.2237545824" calcext:value-type="float">
            <text:p>18531.2237545824</text:p>
          </table:table-cell>
          <table:table-cell table:number-columns-repeated="3"/>
        </table:table-row>
        <table:table-row table:style-name="ro1">
          <table:table-cell office:value-type="float" office:value="196.624909639359" calcext:value-type="float">
            <text:p>196.624909639359</text:p>
          </table:table-cell>
          <table:table-cell office:value-type="float" office:value="3.09244346618652" calcext:value-type="float">
            <text:p>3.09244346618652</text:p>
          </table:table-cell>
          <table:table-cell table:formula="of:=100000/[.B69]" office:value-type="float" office:value="32336.8886427263" calcext:value-type="float">
            <text:p>32336.8886427263</text:p>
          </table:table-cell>
          <table:table-cell/>
          <table:table-cell office:value-type="float" office:value="187.612585544586" calcext:value-type="float">
            <text:p>187.612585544586</text:p>
          </table:table-cell>
          <table:table-cell office:value-type="float" office:value="2.96525073051453" calcext:value-type="float">
            <text:p>2.96525073051453</text:p>
          </table:table-cell>
          <table:table-cell table:formula="of:=100000/[.F69]" office:value-type="float" office:value="33723.9610030036" calcext:value-type="float">
            <text:p>33723.9610030036</text:p>
          </table:table-cell>
          <table:table-cell/>
          <table:table-cell office:value-type="float" office:value="838.584319591522" calcext:value-type="float">
            <text:p>838.584319591522</text:p>
          </table:table-cell>
          <table:table-cell office:value-type="float" office:value="5.36646413803101" calcext:value-type="float">
            <text:p>5.36646413803101</text:p>
          </table:table-cell>
          <table:table-cell table:formula="of:=100000/[.J69]" office:value-type="float" office:value="18634.2435965091" calcext:value-type="float">
            <text:p>18634.2435965091</text:p>
          </table:table-cell>
          <table:table-cell table:number-columns-repeated="3"/>
        </table:table-row>
        <table:table-row table:style-name="ro1">
          <table:table-cell office:value-type="float" office:value="199.698434114456" calcext:value-type="float">
            <text:p>199.698434114456</text:p>
          </table:table-cell>
          <table:table-cell office:value-type="float" office:value="3.07347536087036" calcext:value-type="float">
            <text:p>3.07347536087036</text:p>
          </table:table-cell>
          <table:table-cell table:formula="of:=100000/[.B70]" office:value-type="float" office:value="32536.4573515506" calcext:value-type="float">
            <text:p>32536.4573515506</text:p>
          </table:table-cell>
          <table:table-cell/>
          <table:table-cell office:value-type="float" office:value="190.677670240402" calcext:value-type="float">
            <text:p>190.677670240402</text:p>
          </table:table-cell>
          <table:table-cell office:value-type="float" office:value="3.06504392623901" calcext:value-type="float">
            <text:p>3.06504392623901</text:p>
          </table:table-cell>
          <table:table-cell table:formula="of:=100000/[.F70]" office:value-type="float" office:value="32625.9598252172" calcext:value-type="float">
            <text:p>32625.9598252172</text:p>
          </table:table-cell>
          <table:table-cell/>
          <table:table-cell office:value-type="float" office:value="843.967809915543" calcext:value-type="float">
            <text:p>843.967809915543</text:p>
          </table:table-cell>
          <table:table-cell office:value-type="float" office:value="5.38344573974609" calcext:value-type="float">
            <text:p>5.38344573974609</text:p>
          </table:table-cell>
          <table:table-cell table:formula="of:=100000/[.J70]" office:value-type="float" office:value="18575.463529185" calcext:value-type="float">
            <text:p>18575.463529185</text:p>
          </table:table-cell>
          <table:table-cell table:number-columns-repeated="3"/>
        </table:table-row>
        <table:table-row table:style-name="ro1">
          <table:table-cell office:value-type="float" office:value="204.081142902374" calcext:value-type="float">
            <text:p>204.081142902374</text:p>
          </table:table-cell>
          <table:table-cell office:value-type="float" office:value="4.38265872001648" calcext:value-type="float">
            <text:p>4.38265872001648</text:p>
          </table:table-cell>
          <table:table-cell table:formula="of:=100000/[.B71]" office:value-type="float" office:value="22817.1998753359" calcext:value-type="float">
            <text:p>22817.1998753359</text:p>
          </table:table-cell>
          <table:table-cell/>
          <table:table-cell office:value-type="float" office:value="193.765813827515" calcext:value-type="float">
            <text:p>193.765813827515</text:p>
          </table:table-cell>
          <table:table-cell office:value-type="float" office:value="3.0881040096283" calcext:value-type="float">
            <text:p>3.0881040096283</text:p>
          </table:table-cell>
          <table:table-cell table:formula="of:=100000/[.F71]" office:value-type="float" office:value="32382.3289915797" calcext:value-type="float">
            <text:p>32382.3289915797</text:p>
          </table:table-cell>
          <table:table-cell/>
          <table:table-cell office:value-type="float" office:value="849.355368375778" calcext:value-type="float">
            <text:p>849.355368375778</text:p>
          </table:table-cell>
          <table:table-cell office:value-type="float" office:value="5.38750338554382" calcext:value-type="float">
            <text:p>5.38750338554382</text:p>
          </table:table-cell>
          <table:table-cell table:formula="of:=100000/[.J71]" office:value-type="float" office:value="18561.47325463" calcext:value-type="float">
            <text:p>18561.47325463</text:p>
          </table:table-cell>
          <table:table-cell table:number-columns-repeated="3"/>
        </table:table-row>
        <table:table-row table:style-name="ro1">
          <table:table-cell office:value-type="float" office:value="208.555539131165" calcext:value-type="float">
            <text:p>208.555539131165</text:p>
          </table:table-cell>
          <table:table-cell office:value-type="float" office:value="4.47434711456299" calcext:value-type="float">
            <text:p>4.47434711456299</text:p>
          </table:table-cell>
          <table:table-cell table:formula="of:=100000/[.B72]" office:value-type="float" office:value="22349.629440801" calcext:value-type="float">
            <text:p>22349.629440801</text:p>
          </table:table-cell>
          <table:table-cell/>
          <table:table-cell office:value-type="float" office:value="196.891261100769" calcext:value-type="float">
            <text:p>196.891261100769</text:p>
          </table:table-cell>
          <table:table-cell office:value-type="float" office:value="3.12538838386536" calcext:value-type="float">
            <text:p>3.12538838386536</text:p>
          </table:table-cell>
          <table:table-cell table:formula="of:=100000/[.F72]" office:value-type="float" office:value="31996.0234434364" calcext:value-type="float">
            <text:p>31996.0234434364</text:p>
          </table:table-cell>
          <table:table-cell/>
          <table:table-cell office:value-type="float" office:value="854.792336463928" calcext:value-type="float">
            <text:p>854.792336463928</text:p>
          </table:table-cell>
          <table:table-cell office:value-type="float" office:value="5.4369113445282" calcext:value-type="float">
            <text:p>5.4369113445282</text:p>
          </table:table-cell>
          <table:table-cell table:formula="of:=100000/[.J72]" office:value-type="float" office:value="18392.7957737699" calcext:value-type="float">
            <text:p>18392.7957737699</text:p>
          </table:table-cell>
          <table:table-cell table:number-columns-repeated="3"/>
        </table:table-row>
        <table:table-row table:style-name="ro1">
          <table:table-cell office:value-type="float" office:value="213.030860185623" calcext:value-type="float">
            <text:p>213.030860185623</text:p>
          </table:table-cell>
          <table:table-cell office:value-type="float" office:value="4.47526836395264" calcext:value-type="float">
            <text:p>4.47526836395264</text:p>
          </table:table-cell>
          <table:table-cell table:formula="of:=100000/[.B73]" office:value-type="float" office:value="22345.0286926879" calcext:value-type="float">
            <text:p>22345.0286926879</text:p>
          </table:table-cell>
          <table:table-cell/>
          <table:table-cell office:value-type="float" office:value="200.345182657242" calcext:value-type="float">
            <text:p>200.345182657242</text:p>
          </table:table-cell>
          <table:table-cell office:value-type="float" office:value="3.45387005805969" calcext:value-type="float">
            <text:p>3.45387005805969</text:p>
          </table:table-cell>
          <table:table-cell table:formula="of:=100000/[.F73]" office:value-type="float" office:value="28953.0290135402" calcext:value-type="float">
            <text:p>28953.0290135402</text:p>
          </table:table-cell>
          <table:table-cell/>
          <table:table-cell office:value-type="float" office:value="860.162733078003" calcext:value-type="float">
            <text:p>860.162733078003</text:p>
          </table:table-cell>
          <table:table-cell office:value-type="float" office:value="5.37033867835999" calcext:value-type="float">
            <text:p>5.37033867835999</text:p>
          </table:table-cell>
          <table:table-cell table:formula="of:=100000/[.J73]" office:value-type="float" office:value="18620.7995415549" calcext:value-type="float">
            <text:p>18620.7995415549</text:p>
          </table:table-cell>
          <table:table-cell table:number-columns-repeated="3"/>
        </table:table-row>
        <table:table-row table:style-name="ro1">
          <table:table-cell office:value-type="float" office:value="217.501948356628" calcext:value-type="float">
            <text:p>217.501948356628</text:p>
          </table:table-cell>
          <table:table-cell office:value-type="float" office:value="4.47103834152222" calcext:value-type="float">
            <text:p>4.47103834152222</text:p>
          </table:table-cell>
          <table:table-cell table:formula="of:=100000/[.B74]" office:value-type="float" office:value="22366.1691896728" calcext:value-type="float">
            <text:p>22366.1691896728</text:p>
          </table:table-cell>
          <table:table-cell/>
          <table:table-cell office:value-type="float" office:value="204.79904794693" calcext:value-type="float">
            <text:p>204.79904794693</text:p>
          </table:table-cell>
          <table:table-cell office:value-type="float" office:value="4.4538106918335" calcext:value-type="float">
            <text:p>4.4538106918335</text:p>
          </table:table-cell>
          <table:table-cell table:formula="of:=100000/[.F74]" office:value-type="float" office:value="22452.6830885201" calcext:value-type="float">
            <text:p>22452.6830885201</text:p>
          </table:table-cell>
          <table:table-cell/>
          <table:table-cell office:value-type="float" office:value="865.523040533066" calcext:value-type="float">
            <text:p>865.523040533066</text:p>
          </table:table-cell>
          <table:table-cell office:value-type="float" office:value="5.36025094985962" calcext:value-type="float">
            <text:p>5.36025094985962</text:p>
          </table:table-cell>
          <table:table-cell table:formula="of:=100000/[.J74]" office:value-type="float" office:value="18655.8429699302" calcext:value-type="float">
            <text:p>18655.8429699302</text:p>
          </table:table-cell>
          <table:table-cell table:number-columns-repeated="3"/>
        </table:table-row>
        <table:table-row table:style-name="ro1">
          <table:table-cell office:value-type="float" office:value="221.967979431152" calcext:value-type="float">
            <text:p>221.967979431152</text:p>
          </table:table-cell>
          <table:table-cell office:value-type="float" office:value="4.46597814559937" calcext:value-type="float">
            <text:p>4.46597814559937</text:p>
          </table:table-cell>
          <table:table-cell table:formula="of:=100000/[.B75]" office:value-type="float" office:value="22391.5112747555" calcext:value-type="float">
            <text:p>22391.5112747555</text:p>
          </table:table-cell>
          <table:table-cell/>
          <table:table-cell office:value-type="float" office:value="209.261612653732" calcext:value-type="float">
            <text:p>209.261612653732</text:p>
          </table:table-cell>
          <table:table-cell office:value-type="float" office:value="4.46251797676086" calcext:value-type="float">
            <text:p>4.46251797676086</text:p>
          </table:table-cell>
          <table:table-cell table:formula="of:=100000/[.F75]" office:value-type="float" office:value="22408.8733133991" calcext:value-type="float">
            <text:p>22408.8733133991</text:p>
          </table:table-cell>
          <table:table-cell/>
          <table:table-cell office:value-type="float" office:value="870.886953353882" calcext:value-type="float">
            <text:p>870.886953353882</text:p>
          </table:table-cell>
          <table:table-cell office:value-type="float" office:value="5.36385989189148" calcext:value-type="float">
            <text:p>5.36385989189148</text:p>
          </table:table-cell>
          <table:table-cell table:formula="of:=100000/[.J75]" office:value-type="float" office:value="18643.2908419494" calcext:value-type="float">
            <text:p>18643.2908419494</text:p>
          </table:table-cell>
          <table:table-cell table:number-columns-repeated="3"/>
        </table:table-row>
        <table:table-row table:style-name="ro1">
          <table:table-cell office:value-type="float" office:value="226.442718982697" calcext:value-type="float">
            <text:p>226.442718982697</text:p>
          </table:table-cell>
          <table:table-cell office:value-type="float" office:value="4.47469043731689" calcext:value-type="float">
            <text:p>4.47469043731689</text:p>
          </table:table-cell>
          <table:table-cell table:formula="of:=100000/[.B76]" office:value-type="float" office:value="22347.914654843" calcext:value-type="float">
            <text:p>22347.914654843</text:p>
          </table:table-cell>
          <table:table-cell/>
          <table:table-cell office:value-type="float" office:value="213.717421770096" calcext:value-type="float">
            <text:p>213.717421770096</text:p>
          </table:table-cell>
          <table:table-cell office:value-type="float" office:value="4.45576477050781" calcext:value-type="float">
            <text:p>4.45576477050781</text:p>
          </table:table-cell>
          <table:table-cell table:formula="of:=100000/[.F76]" office:value-type="float" office:value="22442.8364490622" calcext:value-type="float">
            <text:p>22442.8364490622</text:p>
          </table:table-cell>
          <table:table-cell/>
          <table:table-cell office:value-type="float" office:value="876.246777534485" calcext:value-type="float">
            <text:p>876.246777534485</text:p>
          </table:table-cell>
          <table:table-cell office:value-type="float" office:value="5.35977172851563" calcext:value-type="float">
            <text:p>5.35977172851563</text:p>
          </table:table-cell>
          <table:table-cell table:formula="of:=100000/[.J76]" office:value-type="float" office:value="18657.5110033081" calcext:value-type="float">
            <text:p>18657.5110033081</text:p>
          </table:table-cell>
          <table:table-cell table:number-columns-repeated="3"/>
        </table:table-row>
        <table:table-row table:style-name="ro1">
          <table:table-cell office:value-type="float" office:value="230.914709568024" calcext:value-type="float">
            <text:p>230.914709568024</text:p>
          </table:table-cell>
          <table:table-cell office:value-type="float" office:value="4.47193765640259" calcext:value-type="float">
            <text:p>4.47193765640259</text:p>
          </table:table-cell>
          <table:table-cell table:formula="of:=100000/[.B77]" office:value-type="float" office:value="22361.6713119485" calcext:value-type="float">
            <text:p>22361.6713119485</text:p>
          </table:table-cell>
          <table:table-cell/>
          <table:table-cell office:value-type="float" office:value="218.188485145569" calcext:value-type="float">
            <text:p>218.188485145569</text:p>
          </table:table-cell>
          <table:table-cell office:value-type="float" office:value="4.47101330757141" calcext:value-type="float">
            <text:p>4.47101330757141</text:p>
          </table:table-cell>
          <table:table-cell table:formula="of:=100000/[.F77]" office:value-type="float" office:value="22366.2944215924" calcext:value-type="float">
            <text:p>22366.2944215924</text:p>
          </table:table-cell>
          <table:table-cell/>
          <table:table-cell office:value-type="float" office:value="881.594201564789" calcext:value-type="float">
            <text:p>881.594201564789</text:p>
          </table:table-cell>
          <table:table-cell office:value-type="float" office:value="5.34736108779907" calcext:value-type="float">
            <text:p>5.34736108779907</text:p>
          </table:table-cell>
          <table:table-cell table:formula="of:=100000/[.J77]" office:value-type="float" office:value="18700.813047424" calcext:value-type="float">
            <text:p>18700.813047424</text:p>
          </table:table-cell>
          <table:table-cell table:number-columns-repeated="3"/>
        </table:table-row>
        <table:table-row table:style-name="ro1">
          <table:table-cell office:value-type="float" office:value="235.425462007523" calcext:value-type="float">
            <text:p>235.425462007523</text:p>
          </table:table-cell>
          <table:table-cell office:value-type="float" office:value="4.51070046424866" calcext:value-type="float">
            <text:p>4.51070046424866</text:p>
          </table:table-cell>
          <table:table-cell table:formula="of:=100000/[.B78]" office:value-type="float" office:value="22169.5057768942" calcext:value-type="float">
            <text:p>22169.5057768942</text:p>
          </table:table-cell>
          <table:table-cell/>
          <table:table-cell office:value-type="float" office:value="222.651699304581" calcext:value-type="float">
            <text:p>222.651699304581</text:p>
          </table:table-cell>
          <table:table-cell office:value-type="float" office:value="4.46316361427307" calcext:value-type="float">
            <text:p>4.46316361427307</text:p>
          </table:table-cell>
          <table:table-cell table:formula="of:=100000/[.F78]" office:value-type="float" office:value="22405.6316645446" calcext:value-type="float">
            <text:p>22405.6316645446</text:p>
          </table:table-cell>
          <table:table-cell/>
          <table:table-cell office:value-type="float" office:value="886.960215330124" calcext:value-type="float">
            <text:p>886.960215330124</text:p>
          </table:table-cell>
          <table:table-cell office:value-type="float" office:value="5.36595416069031" calcext:value-type="float">
            <text:p>5.36595416069031</text:p>
          </table:table-cell>
          <table:table-cell table:formula="of:=100000/[.J78]" office:value-type="float" office:value="18636.0145848013" calcext:value-type="float">
            <text:p>18636.0145848013</text:p>
          </table:table-cell>
          <table:table-cell table:number-columns-repeated="3"/>
        </table:table-row>
        <table:table-row table:style-name="ro1">
          <table:table-cell office:value-type="float" office:value="239.93031001091" calcext:value-type="float">
            <text:p>239.93031001091</text:p>
          </table:table-cell>
          <table:table-cell office:value-type="float" office:value="4.50479912757874" calcext:value-type="float">
            <text:p>4.50479912757874</text:p>
          </table:table-cell>
          <table:table-cell table:formula="of:=100000/[.B79]" office:value-type="float" office:value="22198.548074606" calcext:value-type="float">
            <text:p>22198.548074606</text:p>
          </table:table-cell>
          <table:table-cell/>
          <table:table-cell office:value-type="float" office:value="227.109746456146" calcext:value-type="float">
            <text:p>227.109746456146</text:p>
          </table:table-cell>
          <table:table-cell office:value-type="float" office:value="4.45800375938416" calcext:value-type="float">
            <text:p>4.45800375938416</text:p>
          </table:table-cell>
          <table:table-cell table:formula="of:=100000/[.F79]" office:value-type="float" office:value="22431.5647535062" calcext:value-type="float">
            <text:p>22431.5647535062</text:p>
          </table:table-cell>
          <table:table-cell/>
          <table:table-cell office:value-type="float" office:value="892.343129873276" calcext:value-type="float">
            <text:p>892.343129873276</text:p>
          </table:table-cell>
          <table:table-cell office:value-type="float" office:value="5.38286089897156" calcext:value-type="float">
            <text:p>5.38286089897156</text:p>
          </table:table-cell>
          <table:table-cell table:formula="of:=100000/[.J79]" office:value-type="float" office:value="18577.4817289271" calcext:value-type="float">
            <text:p>18577.4817289271</text:p>
          </table:table-cell>
          <table:table-cell table:number-columns-repeated="3"/>
        </table:table-row>
        <table:table-row table:style-name="ro1">
          <table:table-cell office:value-type="float" office:value="244.392708539963" calcext:value-type="float">
            <text:p>244.392708539963</text:p>
          </table:table-cell>
          <table:table-cell office:value-type="float" office:value="4.46234822273254" calcext:value-type="float">
            <text:p>4.46234822273254</text:p>
          </table:table-cell>
          <table:table-cell table:formula="of:=100000/[.B80]" office:value-type="float" office:value="22409.7257785867" calcext:value-type="float">
            <text:p>22409.7257785867</text:p>
          </table:table-cell>
          <table:table-cell/>
          <table:table-cell office:value-type="float" office:value="231.561474323273" calcext:value-type="float">
            <text:p>231.561474323273</text:p>
          </table:table-cell>
          <table:table-cell office:value-type="float" office:value="4.45167922973633" calcext:value-type="float">
            <text:p>4.45167922973633</text:p>
          </table:table-cell>
          <table:table-cell table:formula="of:=100000/[.F80]" office:value-type="float" office:value="22463.433423509" calcext:value-type="float">
            <text:p>22463.433423509</text:p>
          </table:table-cell>
          <table:table-cell/>
          <table:table-cell office:value-type="float" office:value="897.793778896332" calcext:value-type="float">
            <text:p>897.793778896332</text:p>
          </table:table-cell>
          <table:table-cell office:value-type="float" office:value="5.4505922794342" calcext:value-type="float">
            <text:p>5.4505922794342</text:p>
          </table:table-cell>
          <table:table-cell table:formula="of:=100000/[.J80]" office:value-type="float" office:value="18346.6300308891" calcext:value-type="float">
            <text:p>18346.6300308891</text:p>
          </table:table-cell>
          <table:table-cell table:number-columns-repeated="3"/>
        </table:table-row>
        <table:table-row table:style-name="ro1">
          <table:table-cell office:value-type="float" office:value="248.862684726715" calcext:value-type="float">
            <text:p>248.862684726715</text:p>
          </table:table-cell>
          <table:table-cell office:value-type="float" office:value="4.46989750862122" calcext:value-type="float">
            <text:p>4.46989750862122</text:p>
          </table:table-cell>
          <table:table-cell table:formula="of:=100000/[.B81]" office:value-type="float" office:value="22371.8776117634" calcext:value-type="float">
            <text:p>22371.8776117634</text:p>
          </table:table-cell>
          <table:table-cell/>
          <table:table-cell office:value-type="float" office:value="236.0206387043" calcext:value-type="float">
            <text:p>236.0206387043</text:p>
          </table:table-cell>
          <table:table-cell office:value-type="float" office:value="4.45911645889282" calcext:value-type="float">
            <text:p>4.45911645889282</text:p>
          </table:table-cell>
          <table:table-cell table:formula="of:=100000/[.F81]" office:value-type="float" office:value="22425.9673237666" calcext:value-type="float">
            <text:p>22425.9673237666</text:p>
          </table:table-cell>
          <table:table-cell/>
          <table:table-cell office:value-type="float" office:value="902.615659236908" calcext:value-type="float">
            <text:p>902.615659236908</text:p>
          </table:table-cell>
          <table:table-cell office:value-type="float" office:value="4.82181906700134" calcext:value-type="float">
            <text:p>4.82181906700134</text:p>
          </table:table-cell>
          <table:table-cell table:formula="of:=100000/[.J81]" office:value-type="float" office:value="20739.0610494619" calcext:value-type="float">
            <text:p>20739.0610494619</text:p>
          </table:table-cell>
          <table:table-cell table:number-columns-repeated="3"/>
        </table:table-row>
        <table:table-row table:style-name="ro1">
          <table:table-cell office:value-type="float" office:value="253.319425582886" calcext:value-type="float">
            <text:p>253.319425582886</text:p>
          </table:table-cell>
          <table:table-cell office:value-type="float" office:value="4.45668983459473" calcext:value-type="float">
            <text:p>4.45668983459473</text:p>
          </table:table-cell>
          <table:table-cell table:formula="of:=100000/[.B82]" office:value-type="float" office:value="22438.1780450049" calcext:value-type="float">
            <text:p>22438.1780450049</text:p>
          </table:table-cell>
          <table:table-cell/>
          <table:table-cell office:value-type="float" office:value="240.471759557724" calcext:value-type="float">
            <text:p>240.471759557724</text:p>
          </table:table-cell>
          <table:table-cell office:value-type="float" office:value="4.45106410980225" calcext:value-type="float">
            <text:p>4.45106410980225</text:p>
          </table:table-cell>
          <table:table-cell table:formula="of:=100000/[.F82]" office:value-type="float" office:value="22466.5377835779" calcext:value-type="float">
            <text:p>22466.5377835779</text:p>
          </table:table-cell>
          <table:table-cell/>
          <table:table-cell office:value-type="float" office:value="906.20005273819" calcext:value-type="float">
            <text:p>906.20005273819</text:p>
          </table:table-cell>
          <table:table-cell office:value-type="float" office:value="3.58434820175171" calcext:value-type="float">
            <text:p>3.58434820175171</text:p>
          </table:table-cell>
          <table:table-cell table:formula="of:=100000/[.J82]" office:value-type="float" office:value="27899.0751934003" calcext:value-type="float">
            <text:p>27899.0751934003</text:p>
          </table:table-cell>
          <table:table-cell table:number-columns-repeated="3"/>
        </table:table-row>
        <table:table-row table:style-name="ro1">
          <table:table-cell office:value-type="float" office:value="257.776518821716" calcext:value-type="float">
            <text:p>257.776518821716</text:p>
          </table:table-cell>
          <table:table-cell office:value-type="float" office:value="4.45704555511475" calcext:value-type="float">
            <text:p>4.45704555511475</text:p>
          </table:table-cell>
          <table:table-cell table:formula="of:=100000/[.B83]" office:value-type="float" office:value="22436.3872353163" calcext:value-type="float">
            <text:p>22436.3872353163</text:p>
          </table:table-cell>
          <table:table-cell/>
          <table:table-cell office:value-type="float" office:value="244.937078475952" calcext:value-type="float">
            <text:p>244.937078475952</text:p>
          </table:table-cell>
          <table:table-cell office:value-type="float" office:value="4.46526455879211" calcext:value-type="float">
            <text:p>4.46526455879211</text:p>
          </table:table-cell>
          <table:table-cell table:formula="of:=100000/[.F83]" office:value-type="float" office:value="22395.089626459" calcext:value-type="float">
            <text:p>22395.089626459</text:p>
          </table:table-cell>
          <table:table-cell/>
          <table:table-cell office:value-type="float" office:value="909.796845197678" calcext:value-type="float">
            <text:p>909.796845197678</text:p>
          </table:table-cell>
          <table:table-cell office:value-type="float" office:value="3.59673643112183" calcext:value-type="float">
            <text:p>3.59673643112183</text:p>
          </table:table-cell>
          <table:table-cell table:formula="of:=100000/[.J83]" office:value-type="float" office:value="27802.9824856557" calcext:value-type="float">
            <text:p>27802.9824856557</text:p>
          </table:table-cell>
          <table:table-cell table:number-columns-repeated="3"/>
        </table:table-row>
        <table:table-row table:style-name="ro1">
          <table:table-cell office:value-type="float" office:value="262.254095315933" calcext:value-type="float">
            <text:p>262.254095315933</text:p>
          </table:table-cell>
          <table:table-cell office:value-type="float" office:value="4.4775276184082" calcext:value-type="float">
            <text:p>4.4775276184082</text:p>
          </table:table-cell>
          <table:table-cell table:formula="of:=100000/[.B84]" office:value-type="float" office:value="22333.7539201044" calcext:value-type="float">
            <text:p>22333.7539201044</text:p>
          </table:table-cell>
          <table:table-cell/>
          <table:table-cell office:value-type="float" office:value="249.392445325851" calcext:value-type="float">
            <text:p>249.392445325851</text:p>
          </table:table-cell>
          <table:table-cell office:value-type="float" office:value="4.45530819892883" calcext:value-type="float">
            <text:p>4.45530819892883</text:p>
          </table:table-cell>
          <table:table-cell table:formula="of:=100000/[.F84]" office:value-type="float" office:value="22445.1363486015" calcext:value-type="float">
            <text:p>22445.1363486015</text:p>
          </table:table-cell>
          <table:table-cell/>
          <table:table-cell office:value-type="float" office:value="913.396590948105" calcext:value-type="float">
            <text:p>913.396590948105</text:p>
          </table:table-cell>
          <table:table-cell office:value-type="float" office:value="3.59968948364258" calcext:value-type="float">
            <text:p>3.59968948364258</text:p>
          </table:table-cell>
          <table:table-cell table:formula="of:=100000/[.J84]" office:value-type="float" office:value="27780.173944006" calcext:value-type="float">
            <text:p>27780.173944006</text:p>
          </table:table-cell>
          <table:table-cell table:number-columns-repeated="3"/>
        </table:table-row>
        <table:table-row table:style-name="ro1">
          <table:table-cell office:value-type="float" office:value="266.73303937912" calcext:value-type="float">
            <text:p>266.73303937912</text:p>
          </table:table-cell>
          <table:table-cell office:value-type="float" office:value="4.47889232635498" calcext:value-type="float">
            <text:p>4.47889232635498</text:p>
          </table:table-cell>
          <table:table-cell table:formula="of:=100000/[.B85]" office:value-type="float" office:value="22326.9488778673" calcext:value-type="float">
            <text:p>22326.9488778673</text:p>
          </table:table-cell>
          <table:table-cell/>
          <table:table-cell office:value-type="float" office:value="253.84113574028" calcext:value-type="float">
            <text:p>253.84113574028</text:p>
          </table:table-cell>
          <table:table-cell office:value-type="float" office:value="4.44864082336426" calcext:value-type="float">
            <text:p>4.44864082336426</text:p>
          </table:table-cell>
          <table:table-cell table:formula="of:=100000/[.F85]" office:value-type="float" office:value="22478.7758712279" calcext:value-type="float">
            <text:p>22478.7758712279</text:p>
          </table:table-cell>
          <table:table-cell/>
          <table:table-cell office:value-type="float" office:value="916.966696977615" calcext:value-type="float">
            <text:p>916.966696977615</text:p>
          </table:table-cell>
          <table:table-cell office:value-type="float" office:value="3.57005095481873" calcext:value-type="float">
            <text:p>3.57005095481873</text:p>
          </table:table-cell>
          <table:table-cell table:formula="of:=100000/[.J85]" office:value-type="float" office:value="28010.8046819398" calcext:value-type="float">
            <text:p>28010.8046819398</text:p>
          </table:table-cell>
          <table:table-cell table:number-columns-repeated="3"/>
        </table:table-row>
        <table:table-row table:style-name="ro1">
          <table:table-cell office:value-type="float" office:value="271.205582380295" calcext:value-type="float">
            <text:p>271.205582380295</text:p>
          </table:table-cell>
          <table:table-cell office:value-type="float" office:value="4.4724907875061" calcext:value-type="float">
            <text:p>4.4724907875061</text:p>
          </table:table-cell>
          <table:table-cell table:formula="of:=100000/[.B86]" office:value-type="float" office:value="22358.9057532214" calcext:value-type="float">
            <text:p>22358.9057532214</text:p>
          </table:table-cell>
          <table:table-cell/>
          <table:table-cell office:value-type="float" office:value="258.29492354393" calcext:value-type="float">
            <text:p>258.29492354393</text:p>
          </table:table-cell>
          <table:table-cell office:value-type="float" office:value="4.45373773574829" calcext:value-type="float">
            <text:p>4.45373773574829</text:p>
          </table:table-cell>
          <table:table-cell table:formula="of:=100000/[.F86]" office:value-type="float" office:value="22453.0508829341" calcext:value-type="float">
            <text:p>22453.0508829341</text:p>
          </table:table-cell>
          <table:table-cell/>
          <table:table-cell office:value-type="float" office:value="920.548439741135" calcext:value-type="float">
            <text:p>920.548439741135</text:p>
          </table:table-cell>
          <table:table-cell office:value-type="float" office:value="3.58169054985046" calcext:value-type="float">
            <text:p>3.58169054985046</text:p>
          </table:table-cell>
          <table:table-cell table:formula="of:=100000/[.J86]" office:value-type="float" office:value="27919.7765993981" calcext:value-type="float">
            <text:p>27919.7765993981</text:p>
          </table:table-cell>
          <table:table-cell table:number-columns-repeated="3"/>
        </table:table-row>
        <table:table-row table:style-name="ro1">
          <table:table-cell office:value-type="float" office:value="275.667147397995" calcext:value-type="float">
            <text:p>275.667147397995</text:p>
          </table:table-cell>
          <table:table-cell office:value-type="float" office:value="4.46150016784668" calcext:value-type="float">
            <text:p>4.46150016784668</text:p>
          </table:table-cell>
          <table:table-cell table:formula="of:=100000/[.B87]" office:value-type="float" office:value="22413.9854842288" calcext:value-type="float">
            <text:p>22413.9854842288</text:p>
          </table:table-cell>
          <table:table-cell/>
          <table:table-cell office:value-type="float" office:value="262.751777172089" calcext:value-type="float">
            <text:p>262.751777172089</text:p>
          </table:table-cell>
          <table:table-cell office:value-type="float" office:value="4.45680642127991" calcext:value-type="float">
            <text:p>4.45680642127991</text:p>
          </table:table-cell>
          <table:table-cell table:formula="of:=100000/[.F87]" office:value-type="float" office:value="22437.5910792378" calcext:value-type="float">
            <text:p>22437.5910792378</text:p>
          </table:table-cell>
          <table:table-cell/>
          <table:table-cell office:value-type="float" office:value="924.149929046631" calcext:value-type="float">
            <text:p>924.149929046631</text:p>
          </table:table-cell>
          <table:table-cell office:value-type="float" office:value="3.60144233703613" calcext:value-type="float">
            <text:p>3.60144233703613</text:p>
          </table:table-cell>
          <table:table-cell table:formula="of:=100000/[.J87]" office:value-type="float" office:value="27766.653091077" calcext:value-type="float">
            <text:p>27766.653091077</text:p>
          </table:table-cell>
          <table:table-cell table:number-columns-repeated="3"/>
        </table:table-row>
        <table:table-row table:style-name="ro1">
          <table:table-cell office:value-type="float" office:value="280.172286510468" calcext:value-type="float">
            <text:p>280.172286510468</text:p>
          </table:table-cell>
          <table:table-cell office:value-type="float" office:value="4.5050904750824" calcext:value-type="float">
            <text:p>4.5050904750824</text:p>
          </table:table-cell>
          <table:table-cell table:formula="of:=100000/[.B88]" office:value-type="float" office:value="22197.1124782285" calcext:value-type="float">
            <text:p>22197.1124782285</text:p>
          </table:table-cell>
          <table:table-cell/>
          <table:table-cell office:value-type="float" office:value="267.221746921539" calcext:value-type="float">
            <text:p>267.221746921539</text:p>
          </table:table-cell>
          <table:table-cell office:value-type="float" office:value="4.46991777420044" calcext:value-type="float">
            <text:p>4.46991777420044</text:p>
          </table:table-cell>
          <table:table-cell table:formula="of:=100000/[.F88]" office:value-type="float" office:value="22371.7761828153" calcext:value-type="float">
            <text:p>22371.7761828153</text:p>
          </table:table-cell>
          <table:table-cell/>
          <table:table-cell office:value-type="float" office:value="927.741294384003" calcext:value-type="float">
            <text:p>927.741294384003</text:p>
          </table:table-cell>
          <table:table-cell office:value-type="float" office:value="3.59131097793579" calcext:value-type="float">
            <text:p>3.59131097793579</text:p>
          </table:table-cell>
          <table:table-cell table:formula="of:=100000/[.J88]" office:value-type="float" office:value="27844.984913414" calcext:value-type="float">
            <text:p>27844.984913414</text:p>
          </table:table-cell>
          <table:table-cell table:number-columns-repeated="3"/>
        </table:table-row>
        <table:table-row table:style-name="ro1">
          <table:table-cell office:value-type="float" office:value="284.639401674271" calcext:value-type="float">
            <text:p>284.639401674271</text:p>
          </table:table-cell>
          <table:table-cell office:value-type="float" office:value="4.46706032752991" calcext:value-type="float">
            <text:p>4.46706032752991</text:p>
          </table:table-cell>
          <table:table-cell table:formula="of:=100000/[.B89]" office:value-type="float" office:value="22386.0867478581" calcext:value-type="float">
            <text:p>22386.0867478581</text:p>
          </table:table-cell>
          <table:table-cell/>
          <table:table-cell office:value-type="float" office:value="271.689521074295" calcext:value-type="float">
            <text:p>271.689521074295</text:p>
          </table:table-cell>
          <table:table-cell office:value-type="float" office:value="4.46771049499512" calcext:value-type="float">
            <text:p>4.46771049499512</text:p>
          </table:table-cell>
          <table:table-cell table:formula="of:=100000/[.F89]" office:value-type="float" office:value="22382.8289930655" calcext:value-type="float">
            <text:p>22382.8289930655</text:p>
          </table:table-cell>
          <table:table-cell/>
          <table:table-cell office:value-type="float" office:value="931.319105625153" calcext:value-type="float">
            <text:p>931.319105625153</text:p>
          </table:table-cell>
          <table:table-cell office:value-type="float" office:value="3.57775831222534" calcext:value-type="float">
            <text:p>3.57775831222534</text:p>
          </table:table-cell>
          <table:table-cell table:formula="of:=100000/[.J89]" office:value-type="float" office:value="27950.4626285951" calcext:value-type="float">
            <text:p>27950.4626285951</text:p>
          </table:table-cell>
          <table:table-cell table:number-columns-repeated="3"/>
        </table:table-row>
        <table:table-row table:style-name="ro1">
          <table:table-cell office:value-type="float" office:value="289.131940841675" calcext:value-type="float">
            <text:p>289.131940841675</text:p>
          </table:table-cell>
          <table:table-cell office:value-type="float" office:value="4.4924840927124" calcext:value-type="float">
            <text:p>4.4924840927124</text:p>
          </table:table-cell>
          <table:table-cell table:formula="of:=100000/[.B90]" office:value-type="float" office:value="22259.3999079969" calcext:value-type="float">
            <text:p>22259.3999079969</text:p>
          </table:table-cell>
          <table:table-cell/>
          <table:table-cell office:value-type="float" office:value="276.161084651947" calcext:value-type="float">
            <text:p>276.161084651947</text:p>
          </table:table-cell>
          <table:table-cell office:value-type="float" office:value="4.47151041030884" calcext:value-type="float">
            <text:p>4.47151041030884</text:p>
          </table:table-cell>
          <table:table-cell table:formula="of:=100000/[.F90]" office:value-type="float" office:value="22363.8079360064" calcext:value-type="float">
            <text:p>22363.8079360064</text:p>
          </table:table-cell>
          <table:table-cell/>
          <table:table-cell office:value-type="float" office:value="934.913630962372" calcext:value-type="float">
            <text:p>934.913630962372</text:p>
          </table:table-cell>
          <table:table-cell office:value-type="float" office:value="3.59447598457336" calcext:value-type="float">
            <text:p>3.59447598457336</text:p>
          </table:table-cell>
          <table:table-cell table:formula="of:=100000/[.J90]" office:value-type="float" office:value="27820.4668578052" calcext:value-type="float">
            <text:p>27820.4668578052</text:p>
          </table:table-cell>
          <table:table-cell table:number-columns-repeated="3"/>
        </table:table-row>
        <table:table-row table:style-name="ro1">
          <table:table-cell office:value-type="float" office:value="293.620923995972" calcext:value-type="float">
            <text:p>293.620923995972</text:p>
          </table:table-cell>
          <table:table-cell office:value-type="float" office:value="4.48893427848816" calcext:value-type="float">
            <text:p>4.48893427848816</text:p>
          </table:table-cell>
          <table:table-cell table:formula="of:=100000/[.B91]" office:value-type="float" office:value="22277.0024678729" calcext:value-type="float">
            <text:p>22277.0024678729</text:p>
          </table:table-cell>
          <table:table-cell/>
          <table:table-cell office:value-type="float" office:value="280.668504953384" calcext:value-type="float">
            <text:p>280.668504953384</text:p>
          </table:table-cell>
          <table:table-cell office:value-type="float" office:value="4.5073664188385" calcext:value-type="float">
            <text:p>4.5073664188385</text:p>
          </table:table-cell>
          <table:table-cell table:formula="of:=100000/[.F91]" office:value-type="float" office:value="22185.9042970305" calcext:value-type="float">
            <text:p>22185.9042970305</text:p>
          </table:table-cell>
          <table:table-cell/>
          <table:table-cell office:value-type="float" office:value="938.495044946671" calcext:value-type="float">
            <text:p>938.495044946671</text:p>
          </table:table-cell>
          <table:table-cell office:value-type="float" office:value="3.5813570022583" calcext:value-type="float">
            <text:p>3.5813570022583</text:p>
          </table:table-cell>
          <table:table-cell table:formula="of:=100000/[.J91]" office:value-type="float" office:value="27922.3768914808" calcext:value-type="float">
            <text:p>27922.3768914808</text:p>
          </table:table-cell>
          <table:table-cell table:number-columns-repeated="3"/>
        </table:table-row>
        <table:table-row table:style-name="ro1">
          <table:table-cell office:value-type="float" office:value="298.086870193481" calcext:value-type="float">
            <text:p>298.086870193481</text:p>
          </table:table-cell>
          <table:table-cell office:value-type="float" office:value="4.46588253974915" calcext:value-type="float">
            <text:p>4.46588253974915</text:p>
          </table:table-cell>
          <table:table-cell table:formula="of:=100000/[.B92]" office:value-type="float" office:value="22391.9906334162" calcext:value-type="float">
            <text:p>22391.9906334162</text:p>
          </table:table-cell>
          <table:table-cell/>
          <table:table-cell office:value-type="float" office:value="285.129549980164" calcext:value-type="float">
            <text:p>285.129549980164</text:p>
          </table:table-cell>
          <table:table-cell office:value-type="float" office:value="4.46098256111145" calcext:value-type="float">
            <text:p>4.46098256111145</text:p>
          </table:table-cell>
          <table:table-cell table:formula="of:=100000/[.F92]" office:value-type="float" office:value="22416.5861735817" calcext:value-type="float">
            <text:p>22416.5861735817</text:p>
          </table:table-cell>
          <table:table-cell/>
          <table:table-cell office:value-type="float" office:value="942.100541114807" calcext:value-type="float">
            <text:p>942.100541114807</text:p>
          </table:table-cell>
          <table:table-cell office:value-type="float" office:value="3.60543942451477" calcext:value-type="float">
            <text:p>3.60543942451477</text:p>
          </table:table-cell>
          <table:table-cell table:formula="of:=100000/[.J92]" office:value-type="float" office:value="27735.8702298703" calcext:value-type="float">
            <text:p>27735.8702298703</text:p>
          </table:table-cell>
          <table:table-cell table:number-columns-repeated="3"/>
        </table:table-row>
        <table:table-row table:style-name="ro1">
          <table:table-cell office:value-type="float" office:value="303.77339887619" calcext:value-type="float">
            <text:p>303.77339887619</text:p>
          </table:table-cell>
          <table:table-cell office:value-type="float" office:value="5.68647575378418" calcext:value-type="float">
            <text:p>5.68647575378418</text:p>
          </table:table-cell>
          <table:table-cell table:formula="of:=100000/[.B93]" office:value-type="float" office:value="17585.5845219164" calcext:value-type="float">
            <text:p>17585.5845219164</text:p>
          </table:table-cell>
          <table:table-cell/>
          <table:table-cell office:value-type="float" office:value="289.594627857208" calcext:value-type="float">
            <text:p>289.594627857208</text:p>
          </table:table-cell>
          <table:table-cell office:value-type="float" office:value="4.4650342464447" calcext:value-type="float">
            <text:p>4.4650342464447</text:p>
          </table:table-cell>
          <table:table-cell table:formula="of:=100000/[.F93]" office:value-type="float" office:value="22396.2447946789" calcext:value-type="float">
            <text:p>22396.2447946789</text:p>
          </table:table-cell>
          <table:table-cell/>
          <table:table-cell office:value-type="float" office:value="945.703190803528" calcext:value-type="float">
            <text:p>945.703190803528</text:p>
          </table:table-cell>
          <table:table-cell office:value-type="float" office:value="3.60259580612183" calcext:value-type="float">
            <text:p>3.60259580612183</text:p>
          </table:table-cell>
          <table:table-cell table:formula="of:=100000/[.J93]" office:value-type="float" office:value="27757.7628414688" calcext:value-type="float">
            <text:p>27757.7628414688</text:p>
          </table:table-cell>
          <table:table-cell table:number-columns-repeated="3"/>
        </table:table-row>
        <table:table-row table:style-name="ro1">
          <table:table-cell office:value-type="float" office:value="310.25385594368" calcext:value-type="float">
            <text:p>310.25385594368</text:p>
          </table:table-cell>
          <table:table-cell office:value-type="float" office:value="6.48040819168091" calcext:value-type="float">
            <text:p>6.48040819168091</text:p>
          </table:table-cell>
          <table:table-cell table:formula="of:=100000/[.B94]" office:value-type="float" office:value="15431.1267195133" calcext:value-type="float">
            <text:p>15431.1267195133</text:p>
          </table:table-cell>
          <table:table-cell/>
          <table:table-cell office:value-type="float" office:value="294.077226877213" calcext:value-type="float">
            <text:p>294.077226877213</text:p>
          </table:table-cell>
          <table:table-cell office:value-type="float" office:value="4.48253273963928" calcext:value-type="float">
            <text:p>4.48253273963928</text:p>
          </table:table-cell>
          <table:table-cell table:formula="of:=100000/[.F94]" office:value-type="float" office:value="22308.81642329" calcext:value-type="float">
            <text:p>22308.81642329</text:p>
          </table:table-cell>
          <table:table-cell/>
          <table:table-cell office:value-type="float" office:value="949.265471458435" calcext:value-type="float">
            <text:p>949.265471458435</text:p>
          </table:table-cell>
          <table:table-cell office:value-type="float" office:value="3.56222629547119" calcext:value-type="float">
            <text:p>3.56222629547119</text:p>
          </table:table-cell>
          <table:table-cell table:formula="of:=100000/[.J94]" office:value-type="float" office:value="28072.3322173929" calcext:value-type="float">
            <text:p>28072.3322173929</text:p>
          </table:table-cell>
          <table:table-cell table:number-columns-repeated="3"/>
        </table:table-row>
        <table:table-row table:style-name="ro1">
          <table:table-cell office:value-type="float" office:value="316.768445014954" calcext:value-type="float">
            <text:p>316.768445014954</text:p>
          </table:table-cell>
          <table:table-cell office:value-type="float" office:value="6.51453971862793" calcext:value-type="float">
            <text:p>6.51453971862793</text:p>
          </table:table-cell>
          <table:table-cell table:formula="of:=100000/[.B95]" office:value-type="float" office:value="15350.2786565344" calcext:value-type="float">
            <text:p>15350.2786565344</text:p>
          </table:table-cell>
          <table:table-cell/>
          <table:table-cell office:value-type="float" office:value="298.556761741638" calcext:value-type="float">
            <text:p>298.556761741638</text:p>
          </table:table-cell>
          <table:table-cell office:value-type="float" office:value="4.47946095466614" calcext:value-type="float">
            <text:p>4.47946095466614</text:p>
          </table:table-cell>
          <table:table-cell table:formula="of:=100000/[.F95]" office:value-type="float" office:value="22324.1146673759" calcext:value-type="float">
            <text:p>22324.1146673759</text:p>
          </table:table-cell>
          <table:table-cell/>
          <table:table-cell office:value-type="float" office:value="952.856803894043" calcext:value-type="float">
            <text:p>952.856803894043</text:p>
          </table:table-cell>
          <table:table-cell office:value-type="float" office:value="3.59128355979919" calcext:value-type="float">
            <text:p>3.59128355979919</text:p>
          </table:table-cell>
          <table:table-cell table:formula="of:=100000/[.J95]" office:value-type="float" office:value="27845.1974996905" calcext:value-type="float">
            <text:p>27845.1974996905</text:p>
          </table:table-cell>
          <table:table-cell table:number-columns-repeated="3"/>
        </table:table-row>
        <table:table-row table:style-name="ro1">
          <table:table-cell office:value-type="float" office:value="323.253526210785" calcext:value-type="float">
            <text:p>323.253526210785</text:p>
          </table:table-cell>
          <table:table-cell office:value-type="float" office:value="6.48502087593079" calcext:value-type="float">
            <text:p>6.48502087593079</text:p>
          </table:table-cell>
          <table:table-cell table:formula="of:=100000/[.B96]" office:value-type="float" office:value="15420.1508234385" calcext:value-type="float">
            <text:p>15420.1508234385</text:p>
          </table:table-cell>
          <table:table-cell/>
          <table:table-cell office:value-type="float" office:value="304.912930965424" calcext:value-type="float">
            <text:p>304.912930965424</text:p>
          </table:table-cell>
          <table:table-cell office:value-type="float" office:value="6.35611701011658" calcext:value-type="float">
            <text:p>6.35611701011658</text:p>
          </table:table-cell>
          <table:table-cell table:formula="of:=100000/[.F96]" office:value-type="float" office:value="15732.8758801698" calcext:value-type="float">
            <text:p>15732.8758801698</text:p>
          </table:table-cell>
          <table:table-cell/>
          <table:table-cell office:value-type="float" office:value="956.439290523529" calcext:value-type="float">
            <text:p>956.439290523529</text:p>
          </table:table-cell>
          <table:table-cell office:value-type="float" office:value="3.5824236869812" calcext:value-type="float">
            <text:p>3.5824236869812</text:p>
          </table:table-cell>
          <table:table-cell table:formula="of:=100000/[.J96]" office:value-type="float" office:value="27914.0628629181" calcext:value-type="float">
            <text:p>27914.0628629181</text:p>
          </table:table-cell>
          <table:table-cell table:number-columns-repeated="3"/>
        </table:table-row>
        <table:table-row table:style-name="ro1">
          <table:table-cell office:value-type="float" office:value="329.741659879684" calcext:value-type="float">
            <text:p>329.741659879684</text:p>
          </table:table-cell>
          <table:table-cell office:value-type="float" office:value="6.48805952072144" calcext:value-type="float">
            <text:p>6.48805952072144</text:p>
          </table:table-cell>
          <table:table-cell table:formula="of:=100000/[.B97]" office:value-type="float" office:value="15412.9288858436" calcext:value-type="float">
            <text:p>15412.9288858436</text:p>
          </table:table-cell>
          <table:table-cell/>
          <table:table-cell office:value-type="float" office:value="311.408812761307" calcext:value-type="float">
            <text:p>311.408812761307</text:p>
          </table:table-cell>
          <table:table-cell office:value-type="float" office:value="6.4958233833313" calcext:value-type="float">
            <text:p>6.4958233833313</text:p>
          </table:table-cell>
          <table:table-cell table:formula="of:=100000/[.F97]" office:value-type="float" office:value="15394.5072239197" calcext:value-type="float">
            <text:p>15394.5072239197</text:p>
          </table:table-cell>
          <table:table-cell/>
          <table:table-cell office:value-type="float" office:value="960.058964967728" calcext:value-type="float">
            <text:p>960.058964967728</text:p>
          </table:table-cell>
          <table:table-cell office:value-type="float" office:value="3.61961936950684" calcext:value-type="float">
            <text:p>3.61961936950684</text:p>
          </table:table-cell>
          <table:table-cell table:formula="of:=100000/[.J97]" office:value-type="float" office:value="27627.2142983986" calcext:value-type="float">
            <text:p>27627.2142983986</text:p>
          </table:table-cell>
          <table:table-cell table:number-columns-repeated="3"/>
        </table:table-row>
        <table:table-row table:style-name="ro1">
          <table:table-cell office:value-type="float" office:value="336.267244815826" calcext:value-type="float">
            <text:p>336.267244815826</text:p>
          </table:table-cell>
          <table:table-cell office:value-type="float" office:value="6.5255241394043" calcext:value-type="float">
            <text:p>6.5255241394043</text:p>
          </table:table-cell>
          <table:table-cell table:formula="of:=100000/[.B98]" office:value-type="float" office:value="15324.4395183754" calcext:value-type="float">
            <text:p>15324.4395183754</text:p>
          </table:table-cell>
          <table:table-cell/>
          <table:table-cell office:value-type="float" office:value="317.902951955795" calcext:value-type="float">
            <text:p>317.902951955795</text:p>
          </table:table-cell>
          <table:table-cell office:value-type="float" office:value="6.49408292770386" calcext:value-type="float">
            <text:p>6.49408292770386</text:p>
          </table:table-cell>
          <table:table-cell table:formula="of:=100000/[.F98]" office:value-type="float" office:value="15398.6330500029" calcext:value-type="float">
            <text:p>15398.6330500029</text:p>
          </table:table-cell>
          <table:table-cell/>
          <table:table-cell office:value-type="float" office:value="963.651150941849" calcext:value-type="float">
            <text:p>963.651150941849</text:p>
          </table:table-cell>
          <table:table-cell office:value-type="float" office:value="3.59212946891785" calcext:value-type="float">
            <text:p>3.59212946891785</text:p>
          </table:table-cell>
          <table:table-cell table:formula="of:=100000/[.J98]" office:value-type="float" office:value="27838.6402453711" calcext:value-type="float">
            <text:p>27838.6402453711</text:p>
          </table:table-cell>
          <table:table-cell table:number-columns-repeated="3"/>
        </table:table-row>
        <table:table-row table:style-name="ro1">
          <table:table-cell office:value-type="float" office:value="342.729879140854" calcext:value-type="float">
            <text:p>342.729879140854</text:p>
          </table:table-cell>
          <table:table-cell office:value-type="float" office:value="6.46257710456848" calcext:value-type="float">
            <text:p>6.46257710456848</text:p>
          </table:table-cell>
          <table:table-cell table:formula="of:=100000/[.B99]" office:value-type="float" office:value="15473.7031964089" calcext:value-type="float">
            <text:p>15473.7031964089</text:p>
          </table:table-cell>
          <table:table-cell/>
          <table:table-cell office:value-type="float" office:value="324.371834278107" calcext:value-type="float">
            <text:p>324.371834278107</text:p>
          </table:table-cell>
          <table:table-cell office:value-type="float" office:value="6.46882581710815" calcext:value-type="float">
            <text:p>6.46882581710815</text:p>
          </table:table-cell>
          <table:table-cell table:formula="of:=100000/[.F99]" office:value-type="float" office:value="15458.756013422" calcext:value-type="float">
            <text:p>15458.756013422</text:p>
          </table:table-cell>
          <table:table-cell/>
          <table:table-cell office:value-type="float" office:value="967.228578329086" calcext:value-type="float">
            <text:p>967.228578329086</text:p>
          </table:table-cell>
          <table:table-cell office:value-type="float" office:value="3.57736778259277" calcext:value-type="float">
            <text:p>3.57736778259277</text:p>
          </table:table-cell>
          <table:table-cell table:formula="of:=100000/[.J99]" office:value-type="float" office:value="27953.5138899034" calcext:value-type="float">
            <text:p>27953.5138899034</text:p>
          </table:table-cell>
          <table:table-cell table:number-columns-repeated="3"/>
        </table:table-row>
        <table:table-row table:style-name="ro1">
          <table:table-cell office:value-type="float" office:value="349.242558002472" calcext:value-type="float">
            <text:p>349.242558002472</text:p>
          </table:table-cell>
          <table:table-cell office:value-type="float" office:value="6.51262140274048" calcext:value-type="float">
            <text:p>6.51262140274048</text:p>
          </table:table-cell>
          <table:table-cell table:formula="of:=100000/[.B100]" office:value-type="float" office:value="15354.8001359208" calcext:value-type="float">
            <text:p>15354.8001359208</text:p>
          </table:table-cell>
          <table:table-cell/>
          <table:table-cell office:value-type="float" office:value="330.847664833069" calcext:value-type="float">
            <text:p>330.847664833069</text:p>
          </table:table-cell>
          <table:table-cell office:value-type="float" office:value="6.47576451301575" calcext:value-type="float">
            <text:p>6.47576451301575</text:p>
          </table:table-cell>
          <table:table-cell table:formula="of:=100000/[.F100]" office:value-type="float" office:value="15442.1921610967" calcext:value-type="float">
            <text:p>15442.1921610967</text:p>
          </table:table-cell>
          <table:table-cell/>
          <table:table-cell office:value-type="float" office:value="970.81982421875" calcext:value-type="float">
            <text:p>970.81982421875</text:p>
          </table:table-cell>
          <table:table-cell office:value-type="float" office:value="3.59118747711182" calcext:value-type="float">
            <text:p>3.59118747711182</text:p>
          </table:table-cell>
          <table:table-cell table:formula="of:=100000/[.J100]" office:value-type="float" office:value="27845.9425015661" calcext:value-type="float">
            <text:p>27845.9425015661</text:p>
          </table:table-cell>
          <table:table-cell table:number-columns-repeated="3"/>
        </table:table-row>
        <table:table-row table:style-name="ro1">
          <table:table-cell office:value-type="float" office:value="355.717166185379" calcext:value-type="float">
            <text:p>355.717166185379</text:p>
          </table:table-cell>
          <table:table-cell office:value-type="float" office:value="6.47453951835632" calcext:value-type="float">
            <text:p>6.47453951835632</text:p>
          </table:table-cell>
          <table:table-cell table:formula="of:=100000/[.B101]" office:value-type="float" office:value="15445.1138519557" calcext:value-type="float">
            <text:p>15445.1138519557</text:p>
          </table:table-cell>
          <table:table-cell/>
          <table:table-cell office:value-type="float" office:value="337.317909955978" calcext:value-type="float">
            <text:p>337.317909955978</text:p>
          </table:table-cell>
          <table:table-cell office:value-type="float" office:value="6.47018575668335" calcext:value-type="float">
            <text:p>6.47018575668335</text:p>
          </table:table-cell>
          <table:table-cell table:formula="of:=100000/[.F101]" office:value-type="float" office:value="15455.5068062313" calcext:value-type="float">
            <text:p>15455.5068062313</text:p>
          </table:table-cell>
          <table:table-cell/>
          <table:table-cell office:value-type="float" office:value="974.402718782425" calcext:value-type="float">
            <text:p>974.402718782425</text:p>
          </table:table-cell>
          <table:table-cell office:value-type="float" office:value="3.58283495903015" calcext:value-type="float">
            <text:p>3.58283495903015</text:p>
          </table:table-cell>
          <table:table-cell table:formula="of:=100000/[.J101]" office:value-type="float" office:value="27910.8586199207" calcext:value-type="float">
            <text:p>27910.8586199207</text:p>
          </table:table-cell>
          <table:table-cell table:number-columns-repeated="3"/>
        </table:table-row>
        <table:table-row table:style-name="ro1">
          <table:table-cell office:value-type="float" office:value="362.194819927216" calcext:value-type="float">
            <text:p>362.194819927216</text:p>
          </table:table-cell>
          <table:table-cell office:value-type="float" office:value="6.47758722305298" calcext:value-type="float">
            <text:p>6.47758722305298</text:p>
          </table:table-cell>
          <table:table-cell table:formula="of:=100000/[.B102]" office:value-type="float" office:value="15437.8469261072" calcext:value-type="float">
            <text:p>15437.8469261072</text:p>
          </table:table-cell>
          <table:table-cell/>
          <table:table-cell office:value-type="float" office:value="343.774434089661" calcext:value-type="float">
            <text:p>343.774434089661</text:p>
          </table:table-cell>
          <table:table-cell office:value-type="float" office:value="6.45645761489868" calcext:value-type="float">
            <text:p>6.45645761489868</text:p>
          </table:table-cell>
          <table:table-cell table:formula="of:=100000/[.F102]" office:value-type="float" office:value="15488.3693140405" calcext:value-type="float">
            <text:p>15488.3693140405</text:p>
          </table:table-cell>
          <table:table-cell/>
          <table:table-cell office:value-type="float" office:value="977.972996234894" calcext:value-type="float">
            <text:p>977.972996234894</text:p>
          </table:table-cell>
          <table:table-cell office:value-type="float" office:value="3.57023096084595" calcext:value-type="float">
            <text:p>3.57023096084595</text:p>
          </table:table-cell>
          <table:table-cell table:formula="of:=100000/[.J102]" office:value-type="float" office:value="28009.3924165358" calcext:value-type="float">
            <text:p>28009.3924165358</text:p>
          </table:table-cell>
          <table:table-cell table:number-columns-repeated="3"/>
        </table:table-row>
        <table:table-row table:style-name="ro1">
          <table:table-cell office:value-type="float" office:value="368.67301440239" calcext:value-type="float">
            <text:p>368.67301440239</text:p>
          </table:table-cell>
          <table:table-cell office:value-type="float" office:value="6.47813153266907" calcext:value-type="float">
            <text:p>6.47813153266907</text:p>
          </table:table-cell>
          <table:table-cell table:formula="of:=100000/[.B103]" office:value-type="float" office:value="15436.5497976851" calcext:value-type="float">
            <text:p>15436.5497976851</text:p>
          </table:table-cell>
          <table:table-cell/>
          <table:table-cell office:value-type="float" office:value="350.227670192718" calcext:value-type="float">
            <text:p>350.227670192718</text:p>
          </table:table-cell>
          <table:table-cell office:value-type="float" office:value="6.45317697525024" calcext:value-type="float">
            <text:p>6.45317697525024</text:p>
          </table:table-cell>
          <table:table-cell table:formula="of:=100000/[.F103]" office:value-type="float" office:value="15496.24322772" calcext:value-type="float">
            <text:p>15496.24322772</text:p>
          </table:table-cell>
          <table:table-cell/>
          <table:table-cell office:value-type="float" office:value="981.582295417786" calcext:value-type="float">
            <text:p>981.582295417786</text:p>
          </table:table-cell>
          <table:table-cell office:value-type="float" office:value="3.60924315452576" calcext:value-type="float">
            <text:p>3.60924315452576</text:p>
          </table:table-cell>
          <table:table-cell table:formula="of:=100000/[.J103]" office:value-type="float" office:value="27706.6397908399" calcext:value-type="float">
            <text:p>27706.6397908399</text:p>
          </table:table-cell>
          <table:table-cell table:number-columns-repeated="3"/>
        </table:table-row>
        <table:table-row table:style-name="ro1">
          <table:table-cell office:value-type="float" office:value="375.166014194489" calcext:value-type="float">
            <text:p>375.166014194489</text:p>
          </table:table-cell>
          <table:table-cell office:value-type="float" office:value="6.49294495582581" calcext:value-type="float">
            <text:p>6.49294495582581</text:p>
          </table:table-cell>
          <table:table-cell table:formula="of:=100000/[.B104]" office:value-type="float" office:value="15401.3318579383" calcext:value-type="float">
            <text:p>15401.3318579383</text:p>
          </table:table-cell>
          <table:table-cell/>
          <table:table-cell office:value-type="float" office:value="356.68333029747" calcext:value-type="float">
            <text:p>356.68333029747</text:p>
          </table:table-cell>
          <table:table-cell office:value-type="float" office:value="6.45561528205872" calcext:value-type="float">
            <text:p>6.45561528205872</text:p>
          </table:table-cell>
          <table:table-cell table:formula="of:=100000/[.F104]" office:value-type="float" office:value="15490.3902464444" calcext:value-type="float">
            <text:p>15490.3902464444</text:p>
          </table:table-cell>
          <table:table-cell/>
          <table:table-cell office:value-type="float" office:value="985.165488004684" calcext:value-type="float">
            <text:p>985.165488004684</text:p>
          </table:table-cell>
          <table:table-cell office:value-type="float" office:value="3.58312749862671" calcext:value-type="float">
            <text:p>3.58312749862671</text:p>
          </table:table-cell>
          <table:table-cell table:formula="of:=100000/[.J104]" office:value-type="float" office:value="27908.5798756328" calcext:value-type="float">
            <text:p>27908.5798756328</text:p>
          </table:table-cell>
          <table:table-cell table:number-columns-repeated="3"/>
        </table:table-row>
        <table:table-row table:style-name="ro1">
          <table:table-cell office:value-type="float" office:value="381.648705720901" calcext:value-type="float">
            <text:p>381.648705720901</text:p>
          </table:table-cell>
          <table:table-cell office:value-type="float" office:value="6.48263287544251" calcext:value-type="float">
            <text:p>6.48263287544251</text:p>
          </table:table-cell>
          <table:table-cell table:formula="of:=100000/[.B105]" office:value-type="float" office:value="15425.8311277845" calcext:value-type="float">
            <text:p>15425.8311277845</text:p>
          </table:table-cell>
          <table:table-cell/>
          <table:table-cell office:value-type="float" office:value="363.145902872086" calcext:value-type="float">
            <text:p>363.145902872086</text:p>
          </table:table-cell>
          <table:table-cell office:value-type="float" office:value="6.46251201629639" calcext:value-type="float">
            <text:p>6.46251201629639</text:p>
          </table:table-cell>
          <table:table-cell table:formula="of:=100000/[.F105]" office:value-type="float" office:value="15473.8590424021" calcext:value-type="float">
            <text:p>15473.8590424021</text:p>
          </table:table-cell>
          <table:table-cell/>
          <table:table-cell office:value-type="float" office:value="988.740841388702" calcext:value-type="float">
            <text:p>988.740841388702</text:p>
          </table:table-cell>
          <table:table-cell office:value-type="float" office:value="3.57530164718628" calcext:value-type="float">
            <text:p>3.57530164718628</text:p>
          </table:table-cell>
          <table:table-cell table:formula="of:=100000/[.J105]" office:value-type="float" office:value="27969.6679799588" calcext:value-type="float">
            <text:p>27969.6679799588</text:p>
          </table:table-cell>
          <table:table-cell table:number-columns-repeated="3"/>
        </table:table-row>
        <table:table-row table:style-name="ro1">
          <table:table-cell office:value-type="float" office:value="388.117270469665" calcext:value-type="float">
            <text:p>388.117270469665</text:p>
          </table:table-cell>
          <table:table-cell office:value-type="float" office:value="6.46851515769959" calcext:value-type="float">
            <text:p>6.46851515769959</text:p>
          </table:table-cell>
          <table:table-cell table:formula="of:=100000/[.B106]" office:value-type="float" office:value="15459.4984416119" calcext:value-type="float">
            <text:p>15459.4984416119</text:p>
          </table:table-cell>
          <table:table-cell/>
          <table:table-cell office:value-type="float" office:value="369.620271682739" calcext:value-type="float">
            <text:p>369.620271682739</text:p>
          </table:table-cell>
          <table:table-cell office:value-type="float" office:value="6.47430443763733" calcext:value-type="float">
            <text:p>6.47430443763733</text:p>
          </table:table-cell>
          <table:table-cell table:formula="of:=100000/[.F106]" office:value-type="float" office:value="15445.6746609977" calcext:value-type="float">
            <text:p>15445.6746609977</text:p>
          </table:table-cell>
          <table:table-cell/>
          <table:table-cell office:value-type="float" office:value="992.294280290604" calcext:value-type="float">
            <text:p>992.294280290604</text:p>
          </table:table-cell>
          <table:table-cell office:value-type="float" office:value="3.55338740348816" calcext:value-type="float">
            <text:p>3.55338740348816</text:p>
          </table:table-cell>
          <table:table-cell table:formula="of:=100000/[.J106]" office:value-type="float" office:value="28142.1608862112" calcext:value-type="float">
            <text:p>28142.1608862112</text:p>
          </table:table-cell>
          <table:table-cell table:number-columns-repeated="3"/>
        </table:table-row>
        <table:table-row table:style-name="ro1">
          <table:table-cell office:value-type="float" office:value="394.621702194214" calcext:value-type="float">
            <text:p>394.621702194214</text:p>
          </table:table-cell>
          <table:table-cell office:value-type="float" office:value="6.50436019897461" calcext:value-type="float">
            <text:p>6.50436019897461</text:p>
          </table:table-cell>
          <table:table-cell table:formula="of:=100000/[.B107]" office:value-type="float" office:value="15374.3023050545" calcext:value-type="float">
            <text:p>15374.3023050545</text:p>
          </table:table-cell>
          <table:table-cell/>
          <table:table-cell office:value-type="float" office:value="376.072237730026" calcext:value-type="float">
            <text:p>376.072237730026</text:p>
          </table:table-cell>
          <table:table-cell office:value-type="float" office:value="6.45190167427063" calcext:value-type="float">
            <text:p>6.45190167427063</text:p>
          </table:table-cell>
          <table:table-cell table:formula="of:=100000/[.F107]" office:value-type="float" office:value="15499.3062586163" calcext:value-type="float">
            <text:p>15499.3062586163</text:p>
          </table:table-cell>
          <table:table-cell/>
          <table:table-cell office:value-type="float" office:value="995.873626232147" calcext:value-type="float">
            <text:p>995.873626232147</text:p>
          </table:table-cell>
          <table:table-cell office:value-type="float" office:value="3.57929229736328" calcext:value-type="float">
            <text:p>3.57929229736328</text:p>
          </table:table-cell>
          <table:table-cell table:formula="of:=100000/[.J107]" office:value-type="float" office:value="27938.4838376195" calcext:value-type="float">
            <text:p>27938.4838376195</text:p>
          </table:table-cell>
          <table:table-cell table:number-columns-repeated="3"/>
        </table:table-row>
        <table:table-row table:style-name="ro1">
          <table:table-cell office:value-type="float" office:value="401.465142250061" calcext:value-type="float">
            <text:p>401.465142250061</text:p>
          </table:table-cell>
          <table:table-cell office:value-type="float" office:value="6.84335708618164" calcext:value-type="float">
            <text:p>6.84335708618164</text:p>
          </table:table-cell>
          <table:table-cell table:formula="of:=100000/[.B108]" office:value-type="float" office:value="14612.7110920346" calcext:value-type="float">
            <text:p>14612.7110920346</text:p>
          </table:table-cell>
          <table:table-cell/>
          <table:table-cell office:value-type="float" office:value="382.528007745743" calcext:value-type="float">
            <text:p>382.528007745743</text:p>
          </table:table-cell>
          <table:table-cell office:value-type="float" office:value="6.45570969581604" calcext:value-type="float">
            <text:p>6.45570969581604</text:p>
          </table:table-cell>
          <table:table-cell table:formula="of:=100000/[.F108]" office:value-type="float" office:value="15490.1637018793" calcext:value-type="float">
            <text:p>15490.1637018793</text:p>
          </table:table-cell>
          <table:table-cell/>
          <table:table-cell office:value-type="float" office:value="999.463536024094" calcext:value-type="float">
            <text:p>999.463536024094</text:p>
          </table:table-cell>
          <table:table-cell office:value-type="float" office:value="3.58986330032349" calcext:value-type="float">
            <text:p>3.58986330032349</text:p>
          </table:table-cell>
          <table:table-cell table:formula="of:=100000/[.J108]" office:value-type="float" office:value="27856.2139095906" calcext:value-type="float">
            <text:p>27856.2139095906</text:p>
          </table:table-cell>
          <table:table-cell table:number-columns-repeated="3"/>
        </table:table-row>
        <table:table-row table:style-name="ro1">
          <table:table-cell office:value-type="float" office:value="410.118145227432" calcext:value-type="float">
            <text:p>410.118145227432</text:p>
          </table:table-cell>
          <table:table-cell office:value-type="float" office:value="8.65293979644775" calcext:value-type="float">
            <text:p>8.65293979644775</text:p>
          </table:table-cell>
          <table:table-cell table:formula="of:=100000/[.B109]" office:value-type="float" office:value="11556.7659491925" calcext:value-type="float">
            <text:p>11556.7659491925</text:p>
          </table:table-cell>
          <table:table-cell/>
          <table:table-cell office:value-type="float" office:value="388.97624373436" calcext:value-type="float">
            <text:p>388.97624373436</text:p>
          </table:table-cell>
          <table:table-cell office:value-type="float" office:value="6.44817161560059" calcext:value-type="float">
            <text:p>6.44817161560059</text:p>
          </table:table-cell>
          <table:table-cell table:formula="of:=100000/[.F109]" office:value-type="float" office:value="15508.2721058574" calcext:value-type="float">
            <text:p>15508.2721058574</text:p>
          </table:table-cell>
          <table:table-cell/>
          <table:table-cell office:value-type="float" office:value="1002.72602987289" calcext:value-type="float">
            <text:p>1002.72602987289</text:p>
          </table:table-cell>
          <table:table-cell office:value-type="float" office:value="3.26244449615479" calcext:value-type="float">
            <text:p>3.26244449615479</text:p>
          </table:table-cell>
          <table:table-cell table:formula="of:=100000/[.J109]" office:value-type="float" office:value="30651.8624662773" calcext:value-type="float">
            <text:p>30651.8624662773</text:p>
          </table:table-cell>
          <table:table-cell table:number-columns-repeated="3"/>
        </table:table-row>
        <table:table-row table:style-name="ro1">
          <table:table-cell office:value-type="float" office:value="418.766492366791" calcext:value-type="float">
            <text:p>418.766492366791</text:p>
          </table:table-cell>
          <table:table-cell office:value-type="float" office:value="8.64825177192688" calcext:value-type="float">
            <text:p>8.64825177192688</text:p>
          </table:table-cell>
          <table:table-cell table:formula="of:=100000/[.B110]" office:value-type="float" office:value="11563.0306144197" calcext:value-type="float">
            <text:p>11563.0306144197</text:p>
          </table:table-cell>
          <table:table-cell/>
          <table:table-cell office:value-type="float" office:value="395.46090555191" calcext:value-type="float">
            <text:p>395.46090555191</text:p>
          </table:table-cell>
          <table:table-cell office:value-type="float" office:value="6.48460054397583" calcext:value-type="float">
            <text:p>6.48460054397583</text:p>
          </table:table-cell>
          <table:table-cell table:formula="of:=100000/[.F110]" office:value-type="float" office:value="15421.1503579661" calcext:value-type="float">
            <text:p>15421.1503579661</text:p>
          </table:table-cell>
          <table:table-cell/>
          <table:table-cell office:value-type="float" office:value="1005.60722064972" calcext:value-type="float">
            <text:p>1005.60722064972</text:p>
          </table:table-cell>
          <table:table-cell office:value-type="float" office:value="2.88114309310913" calcext:value-type="float">
            <text:p>2.88114309310913</text:p>
          </table:table-cell>
          <table:table-cell table:formula="of:=100000/[.J110]" office:value-type="float" office:value="34708.4461855336" calcext:value-type="float">
            <text:p>34708.4461855336</text:p>
          </table:table-cell>
          <table:table-cell table:number-columns-repeated="3"/>
        </table:table-row>
        <table:table-row table:style-name="ro1">
          <table:table-cell office:value-type="float" office:value="427.457563400269" calcext:value-type="float">
            <text:p>427.457563400269</text:p>
          </table:table-cell>
          <table:table-cell office:value-type="float" office:value="8.69097876548767" calcext:value-type="float">
            <text:p>8.69097876548767</text:p>
          </table:table-cell>
          <table:table-cell table:formula="of:=100000/[.B111]" office:value-type="float" office:value="11506.1839061332" calcext:value-type="float">
            <text:p>11506.1839061332</text:p>
          </table:table-cell>
          <table:table-cell/>
          <table:table-cell office:value-type="float" office:value="402.933220148087" calcext:value-type="float">
            <text:p>402.933220148087</text:p>
          </table:table-cell>
          <table:table-cell office:value-type="float" office:value="7.47225117683411" calcext:value-type="float">
            <text:p>7.47225117683411</text:p>
          </table:table-cell>
          <table:table-cell table:formula="of:=100000/[.F111]" office:value-type="float" office:value="13382.847770164" calcext:value-type="float">
            <text:p>13382.847770164</text:p>
          </table:table-cell>
          <table:table-cell/>
          <table:table-cell office:value-type="float" office:value="1008.49001526833" calcext:value-type="float">
            <text:p>1008.49001526833</text:p>
          </table:table-cell>
          <table:table-cell office:value-type="float" office:value="2.88274645805359" calcext:value-type="float">
            <text:p>2.88274645805359</text:p>
          </table:table-cell>
          <table:table-cell table:formula="of:=100000/[.J111]" office:value-type="float" office:value="34689.1415721379" calcext:value-type="float">
            <text:p>34689.1415721379</text:p>
          </table:table-cell>
          <table:table-cell table:number-columns-repeated="3"/>
        </table:table-row>
        <table:table-row table:style-name="ro1">
          <table:table-cell office:value-type="float" office:value="436.121895551682" calcext:value-type="float">
            <text:p>436.121895551682</text:p>
          </table:table-cell>
          <table:table-cell office:value-type="float" office:value="8.66423654556274" calcext:value-type="float">
            <text:p>8.66423654556274</text:p>
          </table:table-cell>
          <table:table-cell table:formula="of:=100000/[.B112]" office:value-type="float" office:value="11541.6978142423" calcext:value-type="float">
            <text:p>11541.6978142423</text:p>
          </table:table-cell>
          <table:table-cell/>
          <table:table-cell office:value-type="float" office:value="411.555883407593" calcext:value-type="float">
            <text:p>411.555883407593</text:p>
          </table:table-cell>
          <table:table-cell office:value-type="float" office:value="8.62260723114014" calcext:value-type="float">
            <text:p>8.62260723114014</text:p>
          </table:table-cell>
          <table:table-cell table:formula="of:=100000/[.F112]" office:value-type="float" office:value="11597.4202836069" calcext:value-type="float">
            <text:p>11597.4202836069</text:p>
          </table:table-cell>
          <table:table-cell table:number-columns-repeated="7"/>
        </table:table-row>
        <table:table-row table:style-name="ro1">
          <table:table-cell office:value-type="float" office:value="444.812088251114" calcext:value-type="float">
            <text:p>444.812088251114</text:p>
          </table:table-cell>
          <table:table-cell office:value-type="float" office:value="8.69009685516357" calcext:value-type="float">
            <text:p>8.69009685516357</text:p>
          </table:table-cell>
          <table:table-cell table:formula="of:=100000/[.B113]" office:value-type="float" office:value="11507.3516057052" calcext:value-type="float">
            <text:p>11507.3516057052</text:p>
          </table:table-cell>
          <table:table-cell/>
          <table:table-cell office:value-type="float" office:value="420.170221567154" calcext:value-type="float">
            <text:p>420.170221567154</text:p>
          </table:table-cell>
          <table:table-cell office:value-type="float" office:value="8.61428093910217" calcext:value-type="float">
            <text:p>8.61428093910217</text:p>
          </table:table-cell>
          <table:table-cell table:formula="of:=100000/[.F113]" office:value-type="float" office:value="11608.6299839697" calcext:value-type="float">
            <text:p>11608.6299839697</text:p>
          </table:table-cell>
          <table:table-cell table:number-columns-repeated="7"/>
        </table:table-row>
        <table:table-row table:style-name="ro1">
          <table:table-cell office:value-type="float" office:value="453.474130868912" calcext:value-type="float">
            <text:p>453.474130868912</text:p>
          </table:table-cell>
          <table:table-cell office:value-type="float" office:value="8.66194725036621" calcext:value-type="float">
            <text:p>8.66194725036621</text:p>
          </table:table-cell>
          <table:table-cell table:formula="of:=100000/[.B114]" office:value-type="float" office:value="11544.7482084092" calcext:value-type="float">
            <text:p>11544.7482084092</text:p>
          </table:table-cell>
          <table:table-cell/>
          <table:table-cell office:value-type="float" office:value="428.770138263702" calcext:value-type="float">
            <text:p>428.770138263702</text:p>
          </table:table-cell>
          <table:table-cell office:value-type="float" office:value="8.59985876083374" calcext:value-type="float">
            <text:p>8.59985876083374</text:p>
          </table:table-cell>
          <table:table-cell table:formula="of:=100000/[.F114]" office:value-type="float" office:value="11628.0979468441" calcext:value-type="float">
            <text:p>11628.0979468441</text:p>
          </table:table-cell>
          <table:table-cell table:number-columns-repeated="7"/>
        </table:table-row>
        <table:table-row table:style-name="ro1">
          <table:table-cell office:value-type="float" office:value="462.135294914246" calcext:value-type="float">
            <text:p>462.135294914246</text:p>
          </table:table-cell>
          <table:table-cell office:value-type="float" office:value="8.66108584403992" calcext:value-type="float">
            <text:p>8.66108584403992</text:p>
          </table:table-cell>
          <table:table-cell table:formula="of:=100000/[.B115]" office:value-type="float" office:value="11545.8964153801" calcext:value-type="float">
            <text:p>11545.8964153801</text:p>
          </table:table-cell>
          <table:table-cell/>
          <table:table-cell office:value-type="float" office:value="437.349267721176" calcext:value-type="float">
            <text:p>437.349267721176</text:p>
          </table:table-cell>
          <table:table-cell office:value-type="float" office:value="8.57907056808472" calcext:value-type="float">
            <text:p>8.57907056808472</text:p>
          </table:table-cell>
          <table:table-cell table:formula="of:=100000/[.F115]" office:value-type="float" office:value="11656.2743255678" calcext:value-type="float">
            <text:p>11656.2743255678</text:p>
          </table:table-cell>
          <table:table-cell table:number-columns-repeated="7"/>
        </table:table-row>
        <table:table-row table:style-name="ro1">
          <table:table-cell office:value-type="float" office:value="470.843567609787" calcext:value-type="float">
            <text:p>470.843567609787</text:p>
          </table:table-cell>
          <table:table-cell office:value-type="float" office:value="8.70820307731628" calcext:value-type="float">
            <text:p>8.70820307731628</text:p>
          </table:table-cell>
          <table:table-cell table:formula="of:=100000/[.B116]" office:value-type="float" office:value="11483.42535333" calcext:value-type="float">
            <text:p>11483.42535333</text:p>
          </table:table-cell>
          <table:table-cell/>
          <table:table-cell office:value-type="float" office:value="445.92536854744" calcext:value-type="float">
            <text:p>445.92536854744</text:p>
          </table:table-cell>
          <table:table-cell office:value-type="float" office:value="8.57603716850281" calcext:value-type="float">
            <text:p>8.57603716850281</text:p>
          </table:table-cell>
          <table:table-cell table:formula="of:=100000/[.F116]" office:value-type="float" office:value="11660.3972248709" calcext:value-type="float">
            <text:p>11660.3972248709</text:p>
          </table:table-cell>
          <table:table-cell table:number-columns-repeated="7"/>
        </table:table-row>
        <table:table-row table:style-name="ro1">
          <table:table-cell office:value-type="float" office:value="479.519719839096" calcext:value-type="float">
            <text:p>479.519719839096</text:p>
          </table:table-cell>
          <table:table-cell office:value-type="float" office:value="8.67606854438782" calcext:value-type="float">
            <text:p>8.67606854438782</text:p>
          </table:table-cell>
          <table:table-cell table:formula="of:=100000/[.B117]" office:value-type="float" office:value="11525.9578100827" calcext:value-type="float">
            <text:p>11525.9578100827</text:p>
          </table:table-cell>
          <table:table-cell/>
          <table:table-cell office:value-type="float" office:value="454.474987983704" calcext:value-type="float">
            <text:p>454.474987983704</text:p>
          </table:table-cell>
          <table:table-cell office:value-type="float" office:value="8.54956150054932" calcext:value-type="float">
            <text:p>8.54956150054932</text:p>
          </table:table-cell>
          <table:table-cell table:formula="of:=100000/[.F117]" office:value-type="float" office:value="11696.5063054491" calcext:value-type="float">
            <text:p>11696.5063054491</text:p>
          </table:table-cell>
          <table:table-cell table:number-columns-repeated="7"/>
        </table:table-row>
        <table:table-row table:style-name="ro1">
          <table:table-cell office:value-type="float" office:value="488.153245925903" calcext:value-type="float">
            <text:p>488.153245925903</text:p>
          </table:table-cell>
          <table:table-cell office:value-type="float" office:value="8.63344073295593" calcext:value-type="float">
            <text:p>8.63344073295593</text:p>
          </table:table-cell>
          <table:table-cell table:formula="of:=100000/[.B118]" office:value-type="float" office:value="11582.8674908575" calcext:value-type="float">
            <text:p>11582.8674908575</text:p>
          </table:table-cell>
          <table:table-cell/>
          <table:table-cell office:value-type="float" office:value="463.063156366348" calcext:value-type="float">
            <text:p>463.063156366348</text:p>
          </table:table-cell>
          <table:table-cell office:value-type="float" office:value="8.58810901641846" calcext:value-type="float">
            <text:p>8.58810901641846</text:p>
          </table:table-cell>
          <table:table-cell table:formula="of:=100000/[.F118]" office:value-type="float" office:value="11644.0068248812" calcext:value-type="float">
            <text:p>11644.0068248812</text:p>
          </table:table-cell>
          <table:table-cell table:number-columns-repeated="7"/>
        </table:table-row>
        <table:table-row table:style-name="ro1">
          <table:table-cell office:value-type="float" office:value="496.791981458664" calcext:value-type="float">
            <text:p>496.791981458664</text:p>
          </table:table-cell>
          <table:table-cell office:value-type="float" office:value="8.6386570930481" calcext:value-type="float">
            <text:p>8.6386570930481</text:p>
          </table:table-cell>
          <table:table-cell table:formula="of:=100000/[.B119]" office:value-type="float" office:value="11575.8733010104" calcext:value-type="float">
            <text:p>11575.8733010104</text:p>
          </table:table-cell>
          <table:table-cell/>
          <table:table-cell office:value-type="float" office:value="471.654917001724" calcext:value-type="float">
            <text:p>471.654917001724</text:p>
          </table:table-cell>
          <table:table-cell office:value-type="float" office:value="8.59169793128967" calcext:value-type="float">
            <text:p>8.59169793128967</text:p>
          </table:table-cell>
          <table:table-cell table:formula="of:=100000/[.F119]" office:value-type="float" office:value="11639.1429028033" calcext:value-type="float">
            <text:p>11639.1429028033</text:p>
          </table:table-cell>
          <table:table-cell table:number-columns-repeated="7"/>
        </table:table-row>
        <table:table-row table:style-name="ro1">
          <table:table-cell office:value-type="float" office:value="506.916960954666" calcext:value-type="float">
            <text:p>506.916960954666</text:p>
          </table:table-cell>
          <table:table-cell office:value-type="float" office:value="10.1248989105225" calcext:value-type="float">
            <text:p>10.1248989105225</text:p>
          </table:table-cell>
          <table:table-cell table:formula="of:=100000/[.B120]" office:value-type="float" office:value="9876.64181970973" calcext:value-type="float">
            <text:p>9876.64181970973</text:p>
          </table:table-cell>
          <table:table-cell/>
          <table:table-cell office:value-type="float" office:value="480.268461227417" calcext:value-type="float">
            <text:p>480.268461227417</text:p>
          </table:table-cell>
          <table:table-cell office:value-type="float" office:value="8.61348748207092" calcext:value-type="float">
            <text:p>8.61348748207092</text:p>
          </table:table-cell>
          <table:table-cell table:formula="of:=100000/[.F120]" office:value-type="float" office:value="11609.6993474654" calcext:value-type="float">
            <text:p>11609.6993474654</text:p>
          </table:table-cell>
          <table:table-cell table:number-columns-repeated="7"/>
        </table:table-row>
        <table:table-row table:style-name="ro1">
          <table:table-cell office:value-type="float" office:value="538.987551689148" calcext:value-type="float">
            <text:p>538.987551689148</text:p>
          </table:table-cell>
          <table:table-cell office:value-type="float" office:value="30.0671060085297" calcext:value-type="float">
            <text:p>30.0671060085297</text:p>
          </table:table-cell>
          <table:table-cell table:formula="of:=100000/[.B121]" office:value-type="float" office:value="3325.89375151806" calcext:value-type="float">
            <text:p>3325.89375151806</text:p>
          </table:table-cell>
          <table:table-cell/>
          <table:table-cell office:value-type="float" office:value="488.859292984009" calcext:value-type="float">
            <text:p>488.859292984009</text:p>
          </table:table-cell>
          <table:table-cell office:value-type="float" office:value="8.59076905250549" calcext:value-type="float">
            <text:p>8.59076905250549</text:p>
          </table:table-cell>
          <table:table-cell table:formula="of:=100000/[.F121]" office:value-type="float" office:value="11640.4013876773" calcext:value-type="float">
            <text:p>11640.4013876773</text:p>
          </table:table-cell>
          <table:table-cell table:number-columns-repeated="7"/>
        </table:table-row>
        <table:table-row table:style-name="ro1">
          <table:table-cell office:value-type="float" office:value="550.82052564621" calcext:value-type="float">
            <text:p>550.82052564621</text:p>
          </table:table-cell>
          <table:table-cell office:value-type="float" office:value="11.832893371582" calcext:value-type="float">
            <text:p>11.832893371582</text:p>
          </table:table-cell>
          <table:table-cell table:formula="of:=100000/[.B122]" office:value-type="float" office:value="8451.01843308764" calcext:value-type="float">
            <text:p>8451.01843308764</text:p>
          </table:table-cell>
          <table:table-cell/>
          <table:table-cell office:value-type="float" office:value="497.443527460098" calcext:value-type="float">
            <text:p>497.443527460098</text:p>
          </table:table-cell>
          <table:table-cell office:value-type="float" office:value="8.58417558670044" calcext:value-type="float">
            <text:p>8.58417558670044</text:p>
          </table:table-cell>
          <table:table-cell table:formula="of:=100000/[.F122]" office:value-type="float" office:value="11649.34232647" calcext:value-type="float">
            <text:p>11649.34232647</text:p>
          </table:table-cell>
          <table:table-cell table:number-columns-repeated="7"/>
        </table:table-row>
        <table:table-row table:style-name="ro1">
          <table:table-cell office:value-type="float" office:value="562.701936244965" calcext:value-type="float">
            <text:p>562.701936244965</text:p>
          </table:table-cell>
          <table:table-cell office:value-type="float" office:value="11.8813364505768" calcext:value-type="float">
            <text:p>11.8813364505768</text:p>
          </table:table-cell>
          <table:table-cell table:formula="of:=100000/[.B123]" office:value-type="float" office:value="8416.56158934421" calcext:value-type="float">
            <text:p>8416.56158934421</text:p>
          </table:table-cell>
          <table:table-cell/>
          <table:table-cell office:value-type="float" office:value="507.681550502777" calcext:value-type="float">
            <text:p>507.681550502777</text:p>
          </table:table-cell>
          <table:table-cell office:value-type="float" office:value="10.2379624843597" calcext:value-type="float">
            <text:p>10.2379624843597</text:p>
          </table:table-cell>
          <table:table-cell table:formula="of:=100000/[.F123]" office:value-type="float" office:value="9767.56851304815" calcext:value-type="float">
            <text:p>9767.56851304815</text:p>
          </table:table-cell>
          <table:table-cell table:number-columns-repeated="7"/>
        </table:table-row>
        <table:table-row table:style-name="ro1">
          <table:table-cell office:value-type="float" office:value="574.5901927948" calcext:value-type="float">
            <text:p>574.5901927948</text:p>
          </table:table-cell>
          <table:table-cell office:value-type="float" office:value="11.8881812095642" calcext:value-type="float">
            <text:p>11.8881812095642</text:p>
          </table:table-cell>
          <table:table-cell table:formula="of:=100000/[.B124]" office:value-type="float" office:value="8411.71565584386" calcext:value-type="float">
            <text:p>8411.71565584386</text:p>
          </table:table-cell>
          <table:table-cell/>
          <table:table-cell office:value-type="float" office:value="518.400190830231" calcext:value-type="float">
            <text:p>518.400190830231</text:p>
          </table:table-cell>
          <table:table-cell office:value-type="float" office:value="10.7185781002045" calcext:value-type="float">
            <text:p>10.7185781002045</text:p>
          </table:table-cell>
          <table:table-cell table:formula="of:=100000/[.F124]" office:value-type="float" office:value="9329.59568565276" calcext:value-type="float">
            <text:p>9329.59568565276</text:p>
          </table:table-cell>
          <table:table-cell table:number-columns-repeated="7"/>
        </table:table-row>
        <table:table-row table:style-name="ro1">
          <table:table-cell office:value-type="float" office:value="586.637373447418" calcext:value-type="float">
            <text:p>586.637373447418</text:p>
          </table:table-cell>
          <table:table-cell office:value-type="float" office:value="12.0471093654633" calcext:value-type="float">
            <text:p>12.0471093654633</text:p>
          </table:table-cell>
          <table:table-cell table:formula="of:=100000/[.B125]" office:value-type="float" office:value="8300.74642525288" calcext:value-type="float">
            <text:p>8300.74642525288</text:p>
          </table:table-cell>
          <table:table-cell/>
          <table:table-cell office:value-type="float" office:value="529.036314249039" calcext:value-type="float">
            <text:p>529.036314249039</text:p>
          </table:table-cell>
          <table:table-cell office:value-type="float" office:value="10.6360516548157" calcext:value-type="float">
            <text:p>10.6360516548157</text:p>
          </table:table-cell>
          <table:table-cell table:formula="of:=100000/[.F125]" office:value-type="float" office:value="9401.98517696394" calcext:value-type="float">
            <text:p>9401.98517696394</text:p>
          </table:table-cell>
          <table:table-cell table:number-columns-repeated="7"/>
        </table:table-row>
        <table:table-row table:style-name="ro1">
          <table:table-cell office:value-type="float" office:value="598.621190547943" calcext:value-type="float">
            <text:p>598.621190547943</text:p>
          </table:table-cell>
          <table:table-cell office:value-type="float" office:value="11.9837474822998" calcext:value-type="float">
            <text:p>11.9837474822998</text:p>
          </table:table-cell>
          <table:table-cell table:formula="of:=100000/[.B126]" office:value-type="float" office:value="8344.63511082003" calcext:value-type="float">
            <text:p>8344.63511082003</text:p>
          </table:table-cell>
          <table:table-cell/>
          <table:table-cell office:value-type="float" office:value="539.755820035934" calcext:value-type="float">
            <text:p>539.755820035934</text:p>
          </table:table-cell>
          <table:table-cell office:value-type="float" office:value="10.7194275856018" calcext:value-type="float">
            <text:p>10.7194275856018</text:p>
          </table:table-cell>
          <table:table-cell table:formula="of:=100000/[.F126]" office:value-type="float" office:value="9328.85634064255" calcext:value-type="float">
            <text:p>9328.85634064255</text:p>
          </table:table-cell>
          <table:table-cell table:number-columns-repeated="7"/>
        </table:table-row>
        <table:table-row table:style-name="ro1">
          <table:table-cell office:value-type="float" office:value="608.909976005554" calcext:value-type="float">
            <text:p>608.909976005554</text:p>
          </table:table-cell>
          <table:table-cell office:value-type="float" office:value="10.2887253761292" calcext:value-type="float">
            <text:p>10.2887253761292</text:p>
          </table:table-cell>
          <table:table-cell table:formula="of:=100000/[.B127]" office:value-type="float" office:value="9719.3769241824" calcext:value-type="float">
            <text:p>9719.3769241824</text:p>
          </table:table-cell>
          <table:table-cell/>
          <table:table-cell office:value-type="float" office:value="550.485099315643" calcext:value-type="float">
            <text:p>550.485099315643</text:p>
          </table:table-cell>
          <table:table-cell office:value-type="float" office:value="10.7292213439941" calcext:value-type="float">
            <text:p>10.7292213439941</text:p>
          </table:table-cell>
          <table:table-cell table:formula="of:=100000/[.F127]" office:value-type="float" office:value="9320.34085175967" calcext:value-type="float">
            <text:p>9320.34085175967</text:p>
          </table:table-cell>
          <table:table-cell table:number-columns-repeated="7"/>
        </table:table-row>
        <table:table-row table:style-name="ro1">
          <table:table-cell office:value-type="float" office:value="618.778294801712" calcext:value-type="float">
            <text:p>618.778294801712</text:p>
          </table:table-cell>
          <table:table-cell office:value-type="float" office:value="9.86826467514038" calcext:value-type="float">
            <text:p>9.86826467514038</text:p>
          </table:table-cell>
          <table:table-cell table:formula="of:=100000/[.B128]" office:value-type="float" office:value="10133.493911236" calcext:value-type="float">
            <text:p>10133.493911236</text:p>
          </table:table-cell>
          <table:table-cell/>
          <table:table-cell office:value-type="float" office:value="561.240275859833" calcext:value-type="float">
            <text:p>561.240275859833</text:p>
          </table:table-cell>
          <table:table-cell office:value-type="float" office:value="10.7551152706146" calcext:value-type="float">
            <text:p>10.7551152706146</text:p>
          </table:table-cell>
          <table:table-cell table:formula="of:=100000/[.F128]" office:value-type="float" office:value="9297.90127616973" calcext:value-type="float">
            <text:p>9297.90127616973</text:p>
          </table:table-cell>
          <table:table-cell table:number-columns-repeated="7"/>
        </table:table-row>
        <table:table-row table:style-name="ro1">
          <table:table-cell office:value-type="float" office:value="628.705003023148" calcext:value-type="float">
            <text:p>628.705003023148</text:p>
          </table:table-cell>
          <table:table-cell office:value-type="float" office:value="9.92663192749023" calcext:value-type="float">
            <text:p>9.92663192749023</text:p>
          </table:table-cell>
          <table:table-cell table:formula="of:=100000/[.B129]" office:value-type="float" office:value="10073.9103384166" calcext:value-type="float">
            <text:p>10073.9103384166</text:p>
          </table:table-cell>
          <table:table-cell/>
          <table:table-cell office:value-type="float" office:value="571.945041656494" calcext:value-type="float">
            <text:p>571.945041656494</text:p>
          </table:table-cell>
          <table:table-cell office:value-type="float" office:value="10.7047169208527" calcext:value-type="float">
            <text:p>10.7047169208527</text:p>
          </table:table-cell>
          <table:table-cell table:formula="of:=100000/[.F129]" office:value-type="float" office:value="9341.67626658121" calcext:value-type="float">
            <text:p>9341.67626658121</text:p>
          </table:table-cell>
          <table:table-cell table:number-columns-repeated="7"/>
        </table:table-row>
        <table:table-row table:style-name="ro1">
          <table:table-cell office:value-type="float" office:value="638.557776927948" calcext:value-type="float">
            <text:p>638.557776927948</text:p>
          </table:table-cell>
          <table:table-cell office:value-type="float" office:value="9.85269999504089" calcext:value-type="float">
            <text:p>9.85269999504089</text:p>
          </table:table-cell>
          <table:table-cell table:formula="of:=100000/[.B130]" office:value-type="float" office:value="10149.5021720272" calcext:value-type="float">
            <text:p>10149.5021720272</text:p>
          </table:table-cell>
          <table:table-cell/>
          <table:table-cell office:value-type="float" office:value="582.676310300827" calcext:value-type="float">
            <text:p>582.676310300827</text:p>
          </table:table-cell>
          <table:table-cell office:value-type="float" office:value="10.7312111854553" calcext:value-type="float">
            <text:p>10.7312111854553</text:p>
          </table:table-cell>
          <table:table-cell table:formula="of:=100000/[.F130]" office:value-type="float" office:value="9318.61262180139" calcext:value-type="float">
            <text:p>9318.61262180139</text:p>
          </table:table-cell>
          <table:table-cell table:number-columns-repeated="7"/>
        </table:table-row>
        <table:table-row table:style-name="ro1">
          <table:table-cell office:value-type="float" office:value="648.391554355621" calcext:value-type="float">
            <text:p>648.391554355621</text:p>
          </table:table-cell>
          <table:table-cell office:value-type="float" office:value="9.83370566368103" calcext:value-type="float">
            <text:p>9.83370566368103</text:p>
          </table:table-cell>
          <table:table-cell table:formula="of:=100000/[.B131]" office:value-type="float" office:value="10169.1064813269" calcext:value-type="float">
            <text:p>10169.1064813269</text:p>
          </table:table-cell>
          <table:table-cell/>
          <table:table-cell office:value-type="float" office:value="593.39500784874" calcext:value-type="float">
            <text:p>593.39500784874</text:p>
          </table:table-cell>
          <table:table-cell office:value-type="float" office:value="10.7186486721039" calcext:value-type="float">
            <text:p>10.7186486721039</text:p>
          </table:table-cell>
          <table:table-cell table:formula="of:=100000/[.F131]" office:value-type="float" office:value="9329.53425931924" calcext:value-type="float">
            <text:p>9329.53425931924</text:p>
          </table:table-cell>
          <table:table-cell table:number-columns-repeated="7"/>
        </table:table-row>
        <table:table-row table:style-name="ro1">
          <table:table-cell office:value-type="float" office:value="658.183134794235" calcext:value-type="float">
            <text:p>658.183134794235</text:p>
          </table:table-cell>
          <table:table-cell office:value-type="float" office:value="9.79150629043579" calcext:value-type="float">
            <text:p>9.79150629043579</text:p>
          </table:table-cell>
          <table:table-cell table:formula="of:=100000/[.B132]" office:value-type="float" office:value="10212.9332335392" calcext:value-type="float">
            <text:p>10212.9332335392</text:p>
          </table:table-cell>
          <table:table-cell/>
          <table:table-cell office:value-type="float" office:value="605.23780298233" calcext:value-type="float">
            <text:p>605.23780298233</text:p>
          </table:table-cell>
          <table:table-cell office:value-type="float" office:value="11.8427269458771" calcext:value-type="float">
            <text:p>11.8427269458771</text:p>
          </table:table-cell>
          <table:table-cell table:formula="of:=100000/[.F132]" office:value-type="float" office:value="8444.00115421168" calcext:value-type="float">
            <text:p>8444.00115421168</text:p>
          </table:table-cell>
          <table:table-cell table:number-columns-repeated="7"/>
        </table:table-row>
        <table:table-row table:style-name="ro1">
          <table:table-cell office:value-type="float" office:value="667.854779243469" calcext:value-type="float">
            <text:p>667.854779243469</text:p>
          </table:table-cell>
          <table:table-cell office:value-type="float" office:value="9.67156648635864" calcext:value-type="float">
            <text:p>9.67156648635864</text:p>
          </table:table-cell>
          <table:table-cell table:formula="of:=100000/[.B133]" office:value-type="float" office:value="10339.5866782332" calcext:value-type="float">
            <text:p>10339.5866782332</text:p>
          </table:table-cell>
          <table:table-cell/>
          <table:table-cell office:value-type="float" office:value="618.006927251816" calcext:value-type="float">
            <text:p>618.006927251816</text:p>
          </table:table-cell>
          <table:table-cell office:value-type="float" office:value="12.7690665721893" calcext:value-type="float">
            <text:p>12.7690665721893</text:p>
          </table:table-cell>
          <table:table-cell table:formula="of:=100000/[.F133]" office:value-type="float" office:value="7831.42600398039" calcext:value-type="float">
            <text:p>7831.42600398039</text:p>
          </table:table-cell>
          <table:table-cell table:number-columns-repeated="7"/>
        </table:table-row>
        <table:table-row table:style-name="ro1">
          <table:table-cell office:value-type="float" office:value="677.593753576279" calcext:value-type="float">
            <text:p>677.593753576279</text:p>
          </table:table-cell>
          <table:table-cell office:value-type="float" office:value="9.73890113830566" calcext:value-type="float">
            <text:p>9.73890113830566</text:p>
          </table:table-cell>
          <table:table-cell table:formula="of:=100000/[.B134]" office:value-type="float" office:value="10268.09889328" calcext:value-type="float">
            <text:p>10268.09889328</text:p>
          </table:table-cell>
          <table:table-cell/>
          <table:table-cell office:value-type="float" office:value="630.687183380127" calcext:value-type="float">
            <text:p>630.687183380127</text:p>
          </table:table-cell>
          <table:table-cell office:value-type="float" office:value="12.6802117824554" calcext:value-type="float">
            <text:p>12.6802117824554</text:p>
          </table:table-cell>
          <table:table-cell table:formula="of:=100000/[.F134]" office:value-type="float" office:value="7886.30361350605" calcext:value-type="float">
            <text:p>7886.30361350605</text:p>
          </table:table-cell>
          <table:table-cell table:number-columns-repeated="7"/>
        </table:table-row>
        <table:table-row table:style-name="ro1">
          <table:table-cell office:value-type="float" office:value="687.260952472687" calcext:value-type="float">
            <text:p>687.260952472687</text:p>
          </table:table-cell>
          <table:table-cell office:value-type="float" office:value="9.66713047027588" calcext:value-type="float">
            <text:p>9.66713047027588</text:p>
          </table:table-cell>
          <table:table-cell table:formula="of:=100000/[.B135]" office:value-type="float" office:value="10344.3312684644" calcext:value-type="float">
            <text:p>10344.3312684644</text:p>
          </table:table-cell>
          <table:table-cell/>
          <table:table-cell office:value-type="float" office:value="643.458597660065" calcext:value-type="float">
            <text:p>643.458597660065</text:p>
          </table:table-cell>
          <table:table-cell office:value-type="float" office:value="12.7713627815247" calcext:value-type="float">
            <text:p>12.7713627815247</text:p>
          </table:table-cell>
          <table:table-cell table:formula="of:=100000/[.F135]" office:value-type="float" office:value="7830.01796367902" calcext:value-type="float">
            <text:p>7830.01796367902</text:p>
          </table:table-cell>
          <table:table-cell table:number-columns-repeated="7"/>
        </table:table-row>
        <table:table-row table:style-name="ro1">
          <table:table-cell office:value-type="float" office:value="696.929547309875" calcext:value-type="float">
            <text:p>696.929547309875</text:p>
          </table:table-cell>
          <table:table-cell office:value-type="float" office:value="9.66853785514832" calcext:value-type="float">
            <text:p>9.66853785514832</text:p>
          </table:table-cell>
          <table:table-cell table:formula="of:=100000/[.B136]" office:value-type="float" office:value="10342.825512831" calcext:value-type="float">
            <text:p>10342.825512831</text:p>
          </table:table-cell>
          <table:table-cell/>
          <table:table-cell office:value-type="float" office:value="656.268225431442" calcext:value-type="float">
            <text:p>656.268225431442</text:p>
          </table:table-cell>
          <table:table-cell office:value-type="float" office:value="12.8095648288727" calcext:value-type="float">
            <text:p>12.8095648288727</text:p>
          </table:table-cell>
          <table:table-cell table:formula="of:=100000/[.F136]" office:value-type="float" office:value="7806.66645088524" calcext:value-type="float">
            <text:p>7806.66645088524</text:p>
          </table:table-cell>
          <table:table-cell table:number-columns-repeated="7"/>
        </table:table-row>
        <table:table-row table:style-name="ro1">
          <table:table-cell office:value-type="float" office:value="705.607877969742" calcext:value-type="float">
            <text:p>705.607877969742</text:p>
          </table:table-cell>
          <table:table-cell office:value-type="float" office:value="8.67825937271118" calcext:value-type="float">
            <text:p>8.67825937271118</text:p>
          </table:table-cell>
          <table:table-cell table:formula="of:=100000/[.B137]" office:value-type="float" office:value="11523.0480797164" calcext:value-type="float">
            <text:p>11523.0480797164</text:p>
          </table:table-cell>
          <table:table-cell/>
          <table:table-cell office:value-type="float" office:value="668.958848237991" calcext:value-type="float">
            <text:p>668.958848237991</text:p>
          </table:table-cell>
          <table:table-cell office:value-type="float" office:value="12.6905558109283" calcext:value-type="float">
            <text:p>12.6905558109283</text:p>
          </table:table-cell>
          <table:table-cell table:formula="of:=100000/[.F137]" office:value-type="float" office:value="7879.87551450555" calcext:value-type="float">
            <text:p>7879.87551450555</text:p>
          </table:table-cell>
          <table:table-cell table:number-columns-repeated="7"/>
        </table:table-row>
        <table:table-row table:style-name="ro1">
          <table:table-cell office:value-type="float" office:value="713.144335508347" calcext:value-type="float">
            <text:p>713.144335508347</text:p>
          </table:table-cell>
          <table:table-cell office:value-type="float" office:value="7.53638482093811" calcext:value-type="float">
            <text:p>7.53638482093811</text:p>
          </table:table-cell>
          <table:table-cell table:formula="of:=100000/[.B138]" office:value-type="float" office:value="13268.9614949296" calcext:value-type="float">
            <text:p>13268.9614949296</text:p>
          </table:table-cell>
          <table:table-cell/>
          <table:table-cell office:value-type="float" office:value="681.677980422974" calcext:value-type="float">
            <text:p>681.677980422974</text:p>
          </table:table-cell>
          <table:table-cell office:value-type="float" office:value="12.7190611362457" calcext:value-type="float">
            <text:p>12.7190611362457</text:p>
          </table:table-cell>
          <table:table-cell table:formula="of:=100000/[.F138]" office:value-type="float" office:value="7862.21553059671" calcext:value-type="float">
            <text:p>7862.21553059671</text:p>
          </table:table-cell>
          <table:table-cell table:number-columns-repeated="7"/>
        </table:table-row>
        <table:table-row table:style-name="ro1">
          <table:table-cell office:value-type="float" office:value="720.658038854599" calcext:value-type="float">
            <text:p>720.658038854599</text:p>
          </table:table-cell>
          <table:table-cell office:value-type="float" office:value="7.51364135742188" calcext:value-type="float">
            <text:p>7.51364135742188</text:p>
          </table:table-cell>
          <table:table-cell table:formula="of:=100000/[.B139]" office:value-type="float" office:value="13309.1260605913" calcext:value-type="float">
            <text:p>13309.1260605913</text:p>
          </table:table-cell>
          <table:table-cell/>
          <table:table-cell office:value-type="float" office:value="694.425909280777" calcext:value-type="float">
            <text:p>694.425909280777</text:p>
          </table:table-cell>
          <table:table-cell office:value-type="float" office:value="12.7478637695313" calcext:value-type="float">
            <text:p>12.7478637695313</text:p>
          </table:table-cell>
          <table:table-cell table:formula="of:=100000/[.F139]" office:value-type="float" office:value="7844.45157305573" calcext:value-type="float">
            <text:p>7844.45157305573</text:p>
          </table:table-cell>
          <table:table-cell table:number-columns-repeated="7"/>
        </table:table-row>
        <table:table-row table:style-name="ro1">
          <table:table-cell office:value-type="float" office:value="728.208097219467" calcext:value-type="float">
            <text:p>728.208097219467</text:p>
          </table:table-cell>
          <table:table-cell office:value-type="float" office:value="7.55000162124634" calcext:value-type="float">
            <text:p>7.55000162124634</text:p>
          </table:table-cell>
          <table:table-cell table:formula="of:=100000/[.B140]" office:value-type="float" office:value="13245.0302684163" calcext:value-type="float">
            <text:p>13245.0302684163</text:p>
          </table:table-cell>
          <table:table-cell/>
          <table:table-cell office:value-type="float" office:value="708.686749696732" calcext:value-type="float">
            <text:p>708.686749696732</text:p>
          </table:table-cell>
          <table:table-cell office:value-type="float" office:value="14.2607681751251" calcext:value-type="float">
            <text:p>14.2607681751251</text:p>
          </table:table-cell>
          <table:table-cell table:formula="of:=100000/[.F140]" office:value-type="float" office:value="7012.24497670672" calcext:value-type="float">
            <text:p>7012.24497670672</text:p>
          </table:table-cell>
          <table:table-cell table:number-columns-repeated="7"/>
        </table:table-row>
        <table:table-row table:style-name="ro1">
          <table:table-cell office:value-type="float" office:value="735.717432975769" calcext:value-type="float">
            <text:p>735.717432975769</text:p>
          </table:table-cell>
          <table:table-cell office:value-type="float" office:value="7.50927019119263" calcext:value-type="float">
            <text:p>7.50927019119263</text:p>
          </table:table-cell>
          <table:table-cell table:formula="of:=100000/[.B141]" office:value-type="float" office:value="13316.8733384087" calcext:value-type="float">
            <text:p>13316.8733384087</text:p>
          </table:table-cell>
          <table:table-cell/>
          <table:table-cell office:value-type="float" office:value="723.484872102737" calcext:value-type="float">
            <text:p>723.484872102737</text:p>
          </table:table-cell>
          <table:table-cell office:value-type="float" office:value="14.7980496883392" calcext:value-type="float">
            <text:p>14.7980496883392</text:p>
          </table:table-cell>
          <table:table-cell table:formula="of:=100000/[.F141]" office:value-type="float" office:value="6757.6472647473" calcext:value-type="float">
            <text:p>6757.6472647473</text:p>
          </table:table-cell>
          <table:table-cell table:number-columns-repeated="7"/>
        </table:table-row>
        <table:table-row table:style-name="ro1">
          <table:table-cell office:value-type="float" office:value="743.192207813263" calcext:value-type="float">
            <text:p>743.192207813263</text:p>
          </table:table-cell>
          <table:table-cell office:value-type="float" office:value="7.47470903396606" calcext:value-type="float">
            <text:p>7.47470903396606</text:p>
          </table:table-cell>
          <table:table-cell table:formula="of:=100000/[.B142]" office:value-type="float" office:value="13378.4471804303" calcext:value-type="float">
            <text:p>13378.4471804303</text:p>
          </table:table-cell>
          <table:table-cell/>
          <table:table-cell office:value-type="float" office:value="738.231164216995" calcext:value-type="float">
            <text:p>738.231164216995</text:p>
          </table:table-cell>
          <table:table-cell office:value-type="float" office:value="14.7461974620819" calcext:value-type="float">
            <text:p>14.7461974620819</text:p>
          </table:table-cell>
          <table:table-cell table:formula="of:=100000/[.F142]" office:value-type="float" office:value="6781.40925870131" calcext:value-type="float">
            <text:p>6781.40925870131</text:p>
          </table:table-cell>
          <table:table-cell table:number-columns-repeated="7"/>
        </table:table-row>
        <table:table-row table:style-name="ro1">
          <table:table-cell office:value-type="float" office:value="750.670789718628" calcext:value-type="float">
            <text:p>750.670789718628</text:p>
          </table:table-cell>
          <table:table-cell office:value-type="float" office:value="7.478515625" calcext:value-type="float">
            <text:p>7.478515625</text:p>
          </table:table-cell>
          <table:table-cell table:formula="of:=100000/[.B143]" office:value-type="float" office:value="13371.6375032646" calcext:value-type="float">
            <text:p>13371.6375032646</text:p>
          </table:table-cell>
          <table:table-cell/>
          <table:table-cell office:value-type="float" office:value="753.03774023056" calcext:value-type="float">
            <text:p>753.03774023056</text:p>
          </table:table-cell>
          <table:table-cell office:value-type="float" office:value="14.8065161705017" calcext:value-type="float">
            <text:p>14.8065161705017</text:p>
          </table:table-cell>
          <table:table-cell table:formula="of:=100000/[.F143]" office:value-type="float" office:value="6753.78318900061" calcext:value-type="float">
            <text:p>6753.78318900061</text:p>
          </table:table-cell>
          <table:table-cell table:number-columns-repeated="7"/>
        </table:table-row>
        <table:table-row table:style-name="ro1">
          <table:table-cell office:value-type="float" office:value="758.220386743546" calcext:value-type="float">
            <text:p>758.220386743546</text:p>
          </table:table-cell>
          <table:table-cell office:value-type="float" office:value="7.54952645301819" calcext:value-type="float">
            <text:p>7.54952645301819</text:p>
          </table:table-cell>
          <table:table-cell table:formula="of:=100000/[.B144]" office:value-type="float" office:value="13245.8639124341" calcext:value-type="float">
            <text:p>13245.8639124341</text:p>
          </table:table-cell>
          <table:table-cell/>
          <table:table-cell office:value-type="float" office:value="767.798245191574" calcext:value-type="float">
            <text:p>767.798245191574</text:p>
          </table:table-cell>
          <table:table-cell office:value-type="float" office:value="14.7604494094849" calcext:value-type="float">
            <text:p>14.7604494094849</text:p>
          </table:table-cell>
          <table:table-cell table:formula="of:=100000/[.F144]" office:value-type="float" office:value="6774.86147107019" calcext:value-type="float">
            <text:p>6774.86147107019</text:p>
          </table:table-cell>
          <table:table-cell table:number-columns-repeated="7"/>
        </table:table-row>
        <table:table-row table:style-name="ro1">
          <table:table-cell office:value-type="float" office:value="765.698760986328" calcext:value-type="float">
            <text:p>765.698760986328</text:p>
          </table:table-cell>
          <table:table-cell office:value-type="float" office:value="7.47830581665039" calcext:value-type="float">
            <text:p>7.47830581665039</text:p>
          </table:table-cell>
          <table:table-cell table:formula="of:=100000/[.B145]" office:value-type="float" office:value="13372.0126525651" calcext:value-type="float">
            <text:p>13372.0126525651</text:p>
          </table:table-cell>
          <table:table-cell/>
          <table:table-cell office:value-type="float" office:value="782.635432243347" calcext:value-type="float">
            <text:p>782.635432243347</text:p>
          </table:table-cell>
          <table:table-cell office:value-type="float" office:value="14.8371214866638" calcext:value-type="float">
            <text:p>14.8371214866638</text:p>
          </table:table-cell>
          <table:table-cell table:formula="of:=100000/[.F145]" office:value-type="float" office:value="6739.85180278291" calcext:value-type="float">
            <text:p>6739.85180278291</text:p>
          </table:table-cell>
          <table:table-cell table:number-columns-repeated="7"/>
        </table:table-row>
        <table:table-row table:style-name="ro1">
          <table:table-cell office:value-type="float" office:value="773.216778278351" calcext:value-type="float">
            <text:p>773.216778278351</text:p>
          </table:table-cell>
          <table:table-cell office:value-type="float" office:value="7.51795840263367" calcext:value-type="float">
            <text:p>7.51795840263367</text:p>
          </table:table-cell>
          <table:table-cell table:formula="of:=100000/[.B146]" office:value-type="float" office:value="13301.4835470449" calcext:value-type="float">
            <text:p>13301.4835470449</text:p>
          </table:table-cell>
          <table:table-cell/>
          <table:table-cell office:value-type="float" office:value="797.430814266205" calcext:value-type="float">
            <text:p>797.430814266205</text:p>
          </table:table-cell>
          <table:table-cell office:value-type="float" office:value="14.7953145503998" calcext:value-type="float">
            <text:p>14.7953145503998</text:p>
          </table:table-cell>
          <table:table-cell table:formula="of:=100000/[.F146]" office:value-type="float" office:value="6758.89651817492" calcext:value-type="float">
            <text:p>6758.89651817492</text:p>
          </table:table-cell>
          <table:table-cell table:number-columns-repeated="7"/>
        </table:table-row>
        <table:table-row table:style-name="ro1">
          <table:table-cell office:value-type="float" office:value="780.746409654617" calcext:value-type="float">
            <text:p>780.746409654617</text:p>
          </table:table-cell>
          <table:table-cell office:value-type="float" office:value="7.52955651283264" calcext:value-type="float">
            <text:p>7.52955651283264</text:p>
          </table:table-cell>
          <table:table-cell table:formula="of:=100000/[.B147]" office:value-type="float" office:value="13280.9946813693" calcext:value-type="float">
            <text:p>13280.9946813693</text:p>
          </table:table-cell>
          <table:table-cell/>
          <table:table-cell office:value-type="float" office:value="814.160732030869" calcext:value-type="float">
            <text:p>814.160732030869</text:p>
          </table:table-cell>
          <table:table-cell office:value-type="float" office:value="16.7298288345337" calcext:value-type="float">
            <text:p>16.7298288345337</text:p>
          </table:table-cell>
          <table:table-cell table:formula="of:=100000/[.F147]" office:value-type="float" office:value="5977.34746655507" calcext:value-type="float">
            <text:p>5977.34746655507</text:p>
          </table:table-cell>
          <table:table-cell table:number-columns-repeated="7"/>
        </table:table-row>
        <table:table-row table:style-name="ro1">
          <table:table-cell office:value-type="float" office:value="788.283735275269" calcext:value-type="float">
            <text:p>788.283735275269</text:p>
          </table:table-cell>
          <table:table-cell office:value-type="float" office:value="7.53725600242615" calcext:value-type="float">
            <text:p>7.53725600242615</text:p>
          </table:table-cell>
          <table:table-cell table:formula="of:=100000/[.B148]" office:value-type="float" office:value="13267.4278235755" calcext:value-type="float">
            <text:p>13267.4278235755</text:p>
          </table:table-cell>
          <table:table-cell/>
          <table:table-cell office:value-type="float" office:value="831.013790607452" calcext:value-type="float">
            <text:p>831.013790607452</text:p>
          </table:table-cell>
          <table:table-cell office:value-type="float" office:value="16.85298204422" calcext:value-type="float">
            <text:p>16.85298204422</text:p>
          </table:table-cell>
          <table:table-cell table:formula="of:=100000/[.F148]" office:value-type="float" office:value="5933.66798455094" calcext:value-type="float">
            <text:p>5933.66798455094</text:p>
          </table:table-cell>
          <table:table-cell table:number-columns-repeated="7"/>
        </table:table-row>
        <table:table-row table:style-name="ro1">
          <table:table-cell office:value-type="float" office:value="795.769749403" calcext:value-type="float">
            <text:p>795.769749403</text:p>
          </table:table-cell>
          <table:table-cell office:value-type="float" office:value="7.48595666885376" calcext:value-type="float">
            <text:p>7.48595666885376</text:p>
          </table:table-cell>
          <table:table-cell table:formula="of:=100000/[.B149]" office:value-type="float" office:value="13358.3460903617" calcext:value-type="float">
            <text:p>13358.3460903617</text:p>
          </table:table-cell>
          <table:table-cell/>
          <table:table-cell office:value-type="float" office:value="847.83963227272" calcext:value-type="float">
            <text:p>847.83963227272</text:p>
          </table:table-cell>
          <table:table-cell office:value-type="float" office:value="16.8257656097412" calcext:value-type="float">
            <text:p>16.8257656097412</text:p>
          </table:table-cell>
          <table:table-cell table:formula="of:=100000/[.F149]" office:value-type="float" office:value="5943.2659600408" calcext:value-type="float">
            <text:p>5943.2659600408</text:p>
          </table:table-cell>
          <table:table-cell table:number-columns-repeated="7"/>
        </table:table-row>
        <table:table-row table:style-name="ro1">
          <table:table-cell office:value-type="float" office:value="803.146281480789" calcext:value-type="float">
            <text:p>803.146281480789</text:p>
          </table:table-cell>
          <table:table-cell office:value-type="float" office:value="7.37645864486694" calcext:value-type="float">
            <text:p>7.37645864486694</text:p>
          </table:table-cell>
          <table:table-cell table:formula="of:=100000/[.B150]" office:value-type="float" office:value="13556.6407695632" calcext:value-type="float">
            <text:p>13556.6407695632</text:p>
          </table:table-cell>
          <table:table-cell/>
          <table:table-cell office:value-type="float" office:value="864.704498529434" calcext:value-type="float">
            <text:p>864.704498529434</text:p>
          </table:table-cell>
          <table:table-cell office:value-type="float" office:value="16.8647990226746" calcext:value-type="float">
            <text:p>16.8647990226746</text:p>
          </table:table-cell>
          <table:table-cell table:formula="of:=100000/[.F150]" office:value-type="float" office:value="5929.51032891354" calcext:value-type="float">
            <text:p>5929.51032891354</text:p>
          </table:table-cell>
          <table:table-cell table:number-columns-repeated="7"/>
        </table:table-row>
        <table:table-row table:style-name="ro1">
          <table:table-cell office:value-type="float" office:value="808.582965135574" calcext:value-type="float">
            <text:p>808.582965135574</text:p>
          </table:table-cell>
          <table:table-cell office:value-type="float" office:value="5.436603307724" calcext:value-type="float">
            <text:p>5.436603307724</text:p>
          </table:table-cell>
          <table:table-cell table:formula="of:=100000/[.B151]" office:value-type="float" office:value="18393.8379057243" calcext:value-type="float">
            <text:p>18393.8379057243</text:p>
          </table:table-cell>
          <table:table-cell/>
          <table:table-cell office:value-type="float" office:value="881.557802677155" calcext:value-type="float">
            <text:p>881.557802677155</text:p>
          </table:table-cell>
          <table:table-cell office:value-type="float" office:value="16.8532371520996" calcext:value-type="float">
            <text:p>16.8532371520996</text:p>
          </table:table-cell>
          <table:table-cell table:formula="of:=100000/[.F151]" office:value-type="float" office:value="5933.57816646767" calcext:value-type="float">
            <text:p>5933.57816646767</text:p>
          </table:table-cell>
          <table:table-cell table:number-columns-repeated="7"/>
        </table:table-row>
        <table:table-row table:style-name="ro1">
          <table:table-cell office:value-type="float" office:value="814.028887748718" calcext:value-type="float">
            <text:p>814.028887748718</text:p>
          </table:table-cell>
          <table:table-cell office:value-type="float" office:value="5.44585371017456" calcext:value-type="float">
            <text:p>5.44585371017456</text:p>
          </table:table-cell>
          <table:table-cell table:formula="of:=100000/[.B152]" office:value-type="float" office:value="18362.5938781956" calcext:value-type="float">
            <text:p>18362.5938781956</text:p>
          </table:table-cell>
          <table:table-cell/>
          <table:table-cell office:value-type="float" office:value="898.400544881821" calcext:value-type="float">
            <text:p>898.400544881821</text:p>
          </table:table-cell>
          <table:table-cell office:value-type="float" office:value="16.8426651954651" calcext:value-type="float">
            <text:p>16.8426651954651</text:p>
          </table:table-cell>
          <table:table-cell table:formula="of:=100000/[.F152]" office:value-type="float" office:value="5937.30260855183" calcext:value-type="float">
            <text:p>5937.30260855183</text:p>
          </table:table-cell>
          <table:table-cell table:number-columns-repeated="7"/>
        </table:table-row>
        <table:table-row table:style-name="ro1">
          <table:table-cell office:value-type="float" office:value="819.444213628769" calcext:value-type="float">
            <text:p>819.444213628769</text:p>
          </table:table-cell>
          <table:table-cell office:value-type="float" office:value="5.41524171829224" calcext:value-type="float">
            <text:p>5.41524171829224</text:p>
          </table:table-cell>
          <table:table-cell table:formula="of:=100000/[.B153]" office:value-type="float" office:value="18466.3963682744" calcext:value-type="float">
            <text:p>18466.3963682744</text:p>
          </table:table-cell>
          <table:table-cell/>
          <table:table-cell office:value-type="float" office:value="917.292373895645" calcext:value-type="float">
            <text:p>917.292373895645</text:p>
          </table:table-cell>
          <table:table-cell office:value-type="float" office:value="18.8917460441589" calcext:value-type="float">
            <text:p>18.8917460441589</text:p>
          </table:table-cell>
          <table:table-cell table:formula="of:=100000/[.F153]" office:value-type="float" office:value="5293.31697378596" calcext:value-type="float">
            <text:p>5293.31697378596</text:p>
          </table:table-cell>
          <table:table-cell table:number-columns-repeated="7"/>
        </table:table-row>
        <table:table-row table:style-name="ro1">
          <table:table-cell office:value-type="float" office:value="824.907173156738" calcext:value-type="float">
            <text:p>824.907173156738</text:p>
          </table:table-cell>
          <table:table-cell office:value-type="float" office:value="5.46288585662842" calcext:value-type="float">
            <text:p>5.46288585662842</text:p>
          </table:table-cell>
          <table:table-cell table:formula="of:=100000/[.B154]" office:value-type="float" office:value="18305.3431143293" calcext:value-type="float">
            <text:p>18305.3431143293</text:p>
          </table:table-cell>
          <table:table-cell/>
          <table:table-cell office:value-type="float" office:value="936.073903083801" calcext:value-type="float">
            <text:p>936.073903083801</text:p>
          </table:table-cell>
          <table:table-cell office:value-type="float" office:value="18.7814602851868" calcext:value-type="float">
            <text:p>18.7814602851868</text:p>
          </table:table-cell>
          <table:table-cell table:formula="of:=100000/[.F154]" office:value-type="float" office:value="5324.39961970749" calcext:value-type="float">
            <text:p>5324.39961970749</text:p>
          </table:table-cell>
          <table:table-cell table:number-columns-repeated="7"/>
        </table:table-row>
        <table:table-row table:style-name="ro1">
          <table:table-cell office:value-type="float" office:value="830.387958288193" calcext:value-type="float">
            <text:p>830.387958288193</text:p>
          </table:table-cell>
          <table:table-cell office:value-type="float" office:value="5.48072028160095" calcext:value-type="float">
            <text:p>5.48072028160095</text:p>
          </table:table-cell>
          <table:table-cell table:formula="of:=100000/[.B155]" office:value-type="float" office:value="18245.7769895145" calcext:value-type="float">
            <text:p>18245.7769895145</text:p>
          </table:table-cell>
          <table:table-cell/>
          <table:table-cell office:value-type="float" office:value="954.937232017517" calcext:value-type="float">
            <text:p>954.937232017517</text:p>
          </table:table-cell>
          <table:table-cell office:value-type="float" office:value="18.8632769584656" calcext:value-type="float">
            <text:p>18.8632769584656</text:p>
          </table:table-cell>
          <table:table-cell table:formula="of:=100000/[.F155]" office:value-type="float" office:value="5301.30582401915" calcext:value-type="float">
            <text:p>5301.30582401915</text:p>
          </table:table-cell>
          <table:table-cell table:number-columns-repeated="7"/>
        </table:table-row>
        <table:table-row table:style-name="ro1">
          <table:table-cell office:value-type="float" office:value="835.836918354034" calcext:value-type="float">
            <text:p>835.836918354034</text:p>
          </table:table-cell>
          <table:table-cell office:value-type="float" office:value="5.44888615608215" calcext:value-type="float">
            <text:p>5.44888615608215</text:p>
          </table:table-cell>
          <table:table-cell table:formula="of:=100000/[.B156]" office:value-type="float" office:value="18352.3746203393" calcext:value-type="float">
            <text:p>18352.3746203393</text:p>
          </table:table-cell>
          <table:table-cell/>
          <table:table-cell office:value-type="float" office:value="973.802370548248" calcext:value-type="float">
            <text:p>973.802370548248</text:p>
          </table:table-cell>
          <table:table-cell office:value-type="float" office:value="18.8650569915771" calcext:value-type="float">
            <text:p>18.8650569915771</text:p>
          </table:table-cell>
          <table:table-cell table:formula="of:=100000/[.F156]" office:value-type="float" office:value="5300.80561350269" calcext:value-type="float">
            <text:p>5300.80561350269</text:p>
          </table:table-cell>
          <table:table-cell table:number-columns-repeated="7"/>
        </table:table-row>
        <table:table-row table:style-name="ro1">
          <table:table-cell office:value-type="float" office:value="841.335719823837" calcext:value-type="float">
            <text:p>841.335719823837</text:p>
          </table:table-cell>
          <table:table-cell office:value-type="float" office:value="5.49872756004334" calcext:value-type="float">
            <text:p>5.49872756004334</text:p>
          </table:table-cell>
          <table:table-cell table:formula="of:=100000/[.B157]" office:value-type="float" office:value="18186.0255682884" calcext:value-type="float">
            <text:p>18186.0255682884</text:p>
          </table:table-cell>
          <table:table-cell/>
          <table:table-cell office:value-type="float" office:value="992.661885738373" calcext:value-type="float">
            <text:p>992.661885738373</text:p>
          </table:table-cell>
          <table:table-cell office:value-type="float" office:value="18.8594369888306" calcext:value-type="float">
            <text:p>18.8594369888306</text:p>
          </table:table-cell>
          <table:table-cell table:formula="of:=100000/[.F157]" office:value-type="float" office:value="5302.38522280514" calcext:value-type="float">
            <text:p>5302.38522280514</text:p>
          </table:table-cell>
          <table:table-cell table:number-columns-repeated="7"/>
        </table:table-row>
        <table:table-row table:style-name="ro1">
          <table:table-cell office:value-type="float" office:value="846.743179559708" calcext:value-type="float">
            <text:p>846.743179559708</text:p>
          </table:table-cell>
          <table:table-cell office:value-type="float" office:value="5.40739011764526" calcext:value-type="float">
            <text:p>5.40739011764526</text:p>
          </table:table-cell>
          <table:table-cell table:formula="of:=100000/[.B158]" office:value-type="float" office:value="18493.2098155231" calcext:value-type="float">
            <text:p>18493.2098155231</text:p>
          </table:table-cell>
          <table:table-cell/>
          <table:table-cell office:value-type="float" office:value="1013.10726094246" calcext:value-type="float">
            <text:p>1013.10726094246</text:p>
          </table:table-cell>
          <table:table-cell office:value-type="float" office:value="20.4452986717224" calcext:value-type="float">
            <text:p>20.4452986717224</text:p>
          </table:table-cell>
          <table:table-cell table:formula="of:=100000/[.F158]" office:value-type="float" office:value="4891.09998369985" calcext:value-type="float">
            <text:p>4891.09998369985</text:p>
          </table:table-cell>
          <table:table-cell table:number-columns-repeated="7"/>
        </table:table-row>
        <table:table-row table:style-name="ro1">
          <table:table-cell office:value-type="float" office:value="852.153200864792" calcext:value-type="float">
            <text:p>852.153200864792</text:p>
          </table:table-cell>
          <table:table-cell office:value-type="float" office:value="5.40995836257935" calcext:value-type="float">
            <text:p>5.40995836257935</text:p>
          </table:table-cell>
          <table:table-cell table:formula="of:=100000/[.B159]" office:value-type="float" office:value="18484.430618117" calcext:value-type="float">
            <text:p>18484.430618117</text:p>
          </table:table-cell>
          <table:table-cell table:number-columns-repeated="11"/>
        </table:table-row>
        <table:table-row table:style-name="ro1">
          <table:table-cell office:value-type="float" office:value="857.611786842346" calcext:value-type="float">
            <text:p>857.611786842346</text:p>
          </table:table-cell>
          <table:table-cell office:value-type="float" office:value="5.45851111412048" calcext:value-type="float">
            <text:p>5.45851111412048</text:p>
          </table:table-cell>
          <table:table-cell table:formula="of:=100000/[.B160]" office:value-type="float" office:value="18320.0139945328" calcext:value-type="float">
            <text:p>18320.0139945328</text:p>
          </table:table-cell>
          <table:table-cell table:number-columns-repeated="11"/>
        </table:table-row>
        <table:table-row table:style-name="ro1">
          <table:table-cell office:value-type="float" office:value="863.109851837158" calcext:value-type="float">
            <text:p>863.109851837158</text:p>
          </table:table-cell>
          <table:table-cell office:value-type="float" office:value="5.49799227714539" calcext:value-type="float">
            <text:p>5.49799227714539</text:p>
          </table:table-cell>
          <table:table-cell table:formula="of:=100000/[.B161]" office:value-type="float" office:value="18188.4577058593" calcext:value-type="float">
            <text:p>18188.4577058593</text:p>
          </table:table-cell>
          <table:table-cell table:number-columns-repeated="11"/>
        </table:table-row>
        <table:table-row table:style-name="ro1">
          <table:table-cell office:value-type="float" office:value="868.525264978409" calcext:value-type="float">
            <text:p>868.525264978409</text:p>
          </table:table-cell>
          <table:table-cell office:value-type="float" office:value="5.41533803939819" calcext:value-type="float">
            <text:p>5.41533803939819</text:p>
          </table:table-cell>
          <table:table-cell table:formula="of:=100000/[.B162]" office:value-type="float" office:value="18466.0679116373" calcext:value-type="float">
            <text:p>18466.0679116373</text:p>
          </table:table-cell>
          <table:table-cell table:number-columns-repeated="11"/>
        </table:table-row>
        <table:table-row table:style-name="ro1">
          <table:table-cell office:value-type="float" office:value="873.930901765823" calcext:value-type="float">
            <text:p>873.930901765823</text:p>
          </table:table-cell>
          <table:table-cell office:value-type="float" office:value="5.40555572509766" calcext:value-type="float">
            <text:p>5.40555572509766</text:p>
          </table:table-cell>
          <table:table-cell table:formula="of:=100000/[.B163]" office:value-type="float" office:value="18499.4855451598" calcext:value-type="float">
            <text:p>18499.4855451598</text:p>
          </table:table-cell>
          <table:table-cell table:number-columns-repeated="11"/>
        </table:table-row>
        <table:table-row table:style-name="ro1">
          <table:table-cell office:value-type="float" office:value="879.336004495621" calcext:value-type="float">
            <text:p>879.336004495621</text:p>
          </table:table-cell>
          <table:table-cell office:value-type="float" office:value="5.40505075454712" calcext:value-type="float">
            <text:p>5.40505075454712</text:p>
          </table:table-cell>
          <table:table-cell table:formula="of:=100000/[.B164]" office:value-type="float" office:value="18501.2138722051" calcext:value-type="float">
            <text:p>18501.2138722051</text:p>
          </table:table-cell>
          <table:table-cell table:number-columns-repeated="11"/>
        </table:table-row>
        <table:table-row table:style-name="ro1">
          <table:table-cell office:value-type="float" office:value="884.74764752388" calcext:value-type="float">
            <text:p>884.74764752388</text:p>
          </table:table-cell>
          <table:table-cell office:value-type="float" office:value="5.41158485412598" calcext:value-type="float">
            <text:p>5.41158485412598</text:p>
          </table:table-cell>
          <table:table-cell table:formula="of:=100000/[.B165]" office:value-type="float" office:value="18478.8749868269" calcext:value-type="float">
            <text:p>18478.8749868269</text:p>
          </table:table-cell>
          <table:table-cell table:number-columns-repeated="11"/>
        </table:table-row>
        <table:table-row table:style-name="ro1">
          <table:table-cell office:value-type="float" office:value="890.141904592514" calcext:value-type="float">
            <text:p>890.141904592514</text:p>
          </table:table-cell>
          <table:table-cell office:value-type="float" office:value="5.39419770240784" calcext:value-type="float">
            <text:p>5.39419770240784</text:p>
          </table:table-cell>
          <table:table-cell table:formula="of:=100000/[.B166]" office:value-type="float" office:value="18538.4380619499" calcext:value-type="float">
            <text:p>18538.4380619499</text:p>
          </table:table-cell>
          <table:table-cell table:number-columns-repeated="11"/>
        </table:table-row>
        <table:table-row table:style-name="ro1">
          <table:table-cell office:value-type="float" office:value="895.54021525383" calcext:value-type="float">
            <text:p>895.54021525383</text:p>
          </table:table-cell>
          <table:table-cell office:value-type="float" office:value="5.39825129508972" calcext:value-type="float">
            <text:p>5.39825129508972</text:p>
          </table:table-cell>
          <table:table-cell table:formula="of:=100000/[.B167]" office:value-type="float" office:value="18524.5173915784" calcext:value-type="float">
            <text:p>18524.5173915784</text:p>
          </table:table-cell>
          <table:table-cell table:number-columns-repeated="11"/>
        </table:table-row>
        <table:table-row table:style-name="ro1">
          <table:table-cell office:value-type="float" office:value="900.932885169983" calcext:value-type="float">
            <text:p>900.932885169983</text:p>
          </table:table-cell>
          <table:table-cell office:value-type="float" office:value="5.39259743690491" calcext:value-type="float">
            <text:p>5.39259743690491</text:p>
          </table:table-cell>
          <table:table-cell table:formula="of:=100000/[.B168]" office:value-type="float" office:value="18543.9393854319" calcext:value-type="float">
            <text:p>18543.9393854319</text:p>
          </table:table-cell>
          <table:table-cell table:number-columns-repeated="11"/>
        </table:table-row>
        <table:table-row table:style-name="ro1">
          <table:table-cell office:value-type="float" office:value="905.156767129898" calcext:value-type="float">
            <text:p>905.156767129898</text:p>
          </table:table-cell>
          <table:table-cell office:value-type="float" office:value="4.22381544113159" calcext:value-type="float">
            <text:p>4.22381544113159</text:p>
          </table:table-cell>
          <table:table-cell table:formula="of:=100000/[.B169]" office:value-type="float" office:value="23675.2768660766" calcext:value-type="float">
            <text:p>23675.2768660766</text:p>
          </table:table-cell>
          <table:table-cell table:number-columns-repeated="11"/>
        </table:table-row>
        <table:table-row table:style-name="ro1">
          <table:table-cell office:value-type="float" office:value="908.673903465271" calcext:value-type="float">
            <text:p>908.673903465271</text:p>
          </table:table-cell>
          <table:table-cell office:value-type="float" office:value="3.51704907417297" calcext:value-type="float">
            <text:p>3.51704907417297</text:p>
          </table:table-cell>
          <table:table-cell table:formula="of:=100000/[.B170]" office:value-type="float" office:value="28432.9271190266" calcext:value-type="float">
            <text:p>28432.9271190266</text:p>
          </table:table-cell>
          <table:table-cell table:number-columns-repeated="11"/>
        </table:table-row>
        <table:table-row table:style-name="ro1">
          <table:table-cell office:value-type="float" office:value="912.183331727982" calcext:value-type="float">
            <text:p>912.183331727982</text:p>
          </table:table-cell>
          <table:table-cell office:value-type="float" office:value="3.50936722755432" calcext:value-type="float">
            <text:p>3.50936722755432</text:p>
          </table:table-cell>
          <table:table-cell table:formula="of:=100000/[.B171]" office:value-type="float" office:value="28495.1655144081" calcext:value-type="float">
            <text:p>28495.1655144081</text:p>
          </table:table-cell>
          <table:table-cell table:number-columns-repeated="11"/>
        </table:table-row>
        <table:table-row table:style-name="ro1">
          <table:table-cell office:value-type="float" office:value="915.690114974976" calcext:value-type="float">
            <text:p>915.690114974976</text:p>
          </table:table-cell>
          <table:table-cell office:value-type="float" office:value="3.50673723220825" calcext:value-type="float">
            <text:p>3.50673723220825</text:p>
          </table:table-cell>
          <table:table-cell table:formula="of:=100000/[.B172]" office:value-type="float" office:value="28516.536420674" calcext:value-type="float">
            <text:p>28516.536420674</text:p>
          </table:table-cell>
          <table:table-cell table:number-columns-repeated="11"/>
        </table:table-row>
        <table:table-row table:style-name="ro1">
          <table:table-cell office:value-type="float" office:value="919.214743852615" calcext:value-type="float">
            <text:p>919.214743852615</text:p>
          </table:table-cell>
          <table:table-cell office:value-type="float" office:value="3.52457976341248" calcext:value-type="float">
            <text:p>3.52457976341248</text:p>
          </table:table-cell>
          <table:table-cell table:formula="of:=100000/[.B173]" office:value-type="float" office:value="28372.1767451733" calcext:value-type="float">
            <text:p>28372.1767451733</text:p>
          </table:table-cell>
          <table:table-cell table:number-columns-repeated="11"/>
        </table:table-row>
        <table:table-row table:style-name="ro1">
          <table:table-cell office:value-type="float" office:value="922.72113108635" calcext:value-type="float">
            <text:p>922.72113108635</text:p>
          </table:table-cell>
          <table:table-cell office:value-type="float" office:value="3.50632834434509" calcext:value-type="float">
            <text:p>3.50632834434509</text:p>
          </table:table-cell>
          <table:table-cell table:formula="of:=100000/[.B174]" office:value-type="float" office:value="28519.8618552872" calcext:value-type="float">
            <text:p>28519.8618552872</text:p>
          </table:table-cell>
          <table:table-cell table:number-columns-repeated="11"/>
        </table:table-row>
        <table:table-row table:style-name="ro1">
          <table:table-cell office:value-type="float" office:value="926.242872238159" calcext:value-type="float">
            <text:p>926.242872238159</text:p>
          </table:table-cell>
          <table:table-cell office:value-type="float" office:value="3.52167868614197" calcext:value-type="float">
            <text:p>3.52167868614197</text:p>
          </table:table-cell>
          <table:table-cell table:formula="of:=100000/[.B175]" office:value-type="float" office:value="28395.54908672" calcext:value-type="float">
            <text:p>28395.54908672</text:p>
          </table:table-cell>
          <table:table-cell table:number-columns-repeated="11"/>
        </table:table-row>
        <table:table-row table:style-name="ro1">
          <table:table-cell office:value-type="float" office:value="929.766636371613" calcext:value-type="float">
            <text:p>929.766636371613</text:p>
          </table:table-cell>
          <table:table-cell office:value-type="float" office:value="3.52371764183044" calcext:value-type="float">
            <text:p>3.52371764183044</text:p>
          </table:table-cell>
          <table:table-cell table:formula="of:=100000/[.B176]" office:value-type="float" office:value="28379.1183529829" calcext:value-type="float">
            <text:p>28379.1183529829</text:p>
          </table:table-cell>
          <table:table-cell table:number-columns-repeated="11"/>
        </table:table-row>
        <table:table-row table:style-name="ro1">
          <table:table-cell office:value-type="float" office:value="933.290024280548" calcext:value-type="float">
            <text:p>933.290024280548</text:p>
          </table:table-cell>
          <table:table-cell office:value-type="float" office:value="3.52334189414978" calcext:value-type="float">
            <text:p>3.52334189414978</text:p>
          </table:table-cell>
          <table:table-cell table:formula="of:=100000/[.B177]" office:value-type="float" office:value="28382.1448511828" calcext:value-type="float">
            <text:p>28382.1448511828</text:p>
          </table:table-cell>
          <table:table-cell table:number-columns-repeated="11"/>
        </table:table-row>
        <table:table-row table:style-name="ro1">
          <table:table-cell office:value-type="float" office:value="936.815303564072" calcext:value-type="float">
            <text:p>936.815303564072</text:p>
          </table:table-cell>
          <table:table-cell office:value-type="float" office:value="3.52521657943726" calcext:value-type="float">
            <text:p>3.52521657943726</text:p>
          </table:table-cell>
          <table:table-cell table:formula="of:=100000/[.B178]" office:value-type="float" office:value="28367.0514269405" calcext:value-type="float">
            <text:p>28367.0514269405</text:p>
          </table:table-cell>
          <table:table-cell table:number-columns-repeated="11"/>
        </table:table-row>
        <table:table-row table:style-name="ro1">
          <table:table-cell office:value-type="float" office:value="940.342153549194" calcext:value-type="float">
            <text:p>940.342153549194</text:p>
          </table:table-cell>
          <table:table-cell office:value-type="float" office:value="3.52680444717407" calcext:value-type="float">
            <text:p>3.52680444717407</text:p>
          </table:table-cell>
          <table:table-cell table:formula="of:=100000/[.B179]" office:value-type="float" office:value="28354.279773047" calcext:value-type="float">
            <text:p>28354.279773047</text:p>
          </table:table-cell>
          <table:table-cell table:number-columns-repeated="11"/>
        </table:table-row>
        <table:table-row table:style-name="ro1">
          <table:table-cell office:value-type="float" office:value="943.859934806824" calcext:value-type="float">
            <text:p>943.859934806824</text:p>
          </table:table-cell>
          <table:table-cell office:value-type="float" office:value="3.51773476600647" calcext:value-type="float">
            <text:p>3.51773476600647</text:p>
          </table:table-cell>
          <table:table-cell table:formula="of:=100000/[.B180]" office:value-type="float" office:value="28427.3848518504" calcext:value-type="float">
            <text:p>28427.3848518504</text:p>
          </table:table-cell>
          <table:table-cell table:number-columns-repeated="11"/>
        </table:table-row>
        <table:table-row table:style-name="ro1">
          <table:table-cell office:value-type="float" office:value="947.376543998718" calcext:value-type="float">
            <text:p>947.376543998718</text:p>
          </table:table-cell>
          <table:table-cell office:value-type="float" office:value="3.51654744148254" calcext:value-type="float">
            <text:p>3.51654744148254</text:p>
          </table:table-cell>
          <table:table-cell table:formula="of:=100000/[.B181]" office:value-type="float" office:value="28436.9830534239" calcext:value-type="float">
            <text:p>28436.9830534239</text:p>
          </table:table-cell>
          <table:table-cell table:number-columns-repeated="11"/>
        </table:table-row>
        <table:table-row table:style-name="ro1">
          <table:table-cell office:value-type="float" office:value="950.890516996384" calcext:value-type="float">
            <text:p>950.890516996384</text:p>
          </table:table-cell>
          <table:table-cell office:value-type="float" office:value="3.51392650604248" calcext:value-type="float">
            <text:p>3.51392650604248</text:p>
          </table:table-cell>
          <table:table-cell table:formula="of:=100000/[.B182]" office:value-type="float" office:value="28458.193370875" calcext:value-type="float">
            <text:p>28458.193370875</text:p>
          </table:table-cell>
          <table:table-cell table:number-columns-repeated="11"/>
        </table:table-row>
        <table:table-row table:style-name="ro1">
          <table:table-cell office:value-type="float" office:value="954.419429779053" calcext:value-type="float">
            <text:p>954.419429779053</text:p>
          </table:table-cell>
          <table:table-cell office:value-type="float" office:value="3.52886462211609" calcext:value-type="float">
            <text:p>3.52886462211609</text:p>
          </table:table-cell>
          <table:table-cell table:formula="of:=100000/[.B183]" office:value-type="float" office:value="28337.7263534793" calcext:value-type="float">
            <text:p>28337.7263534793</text:p>
          </table:table-cell>
          <table:table-cell table:number-columns-repeated="11"/>
        </table:table-row>
        <table:table-row table:style-name="ro1">
          <table:table-cell office:value-type="float" office:value="957.932168006897" calcext:value-type="float">
            <text:p>957.932168006897</text:p>
          </table:table-cell>
          <table:table-cell office:value-type="float" office:value="3.51269030570984" calcext:value-type="float">
            <text:p>3.51269030570984</text:p>
          </table:table-cell>
          <table:table-cell table:formula="of:=100000/[.B184]" office:value-type="float" office:value="28468.2084946262" calcext:value-type="float">
            <text:p>28468.2084946262</text:p>
          </table:table-cell>
          <table:table-cell table:number-columns-repeated="11"/>
        </table:table-row>
        <table:table-row table:style-name="ro1">
          <table:table-cell office:value-type="float" office:value="961.451690912247" calcext:value-type="float">
            <text:p>961.451690912247</text:p>
          </table:table-cell>
          <table:table-cell office:value-type="float" office:value="3.51946401596069" calcext:value-type="float">
            <text:p>3.51946401596069</text:p>
          </table:table-cell>
          <table:table-cell table:formula="of:=100000/[.B185]" office:value-type="float" office:value="28413.4173688102" calcext:value-type="float">
            <text:p>28413.4173688102</text:p>
          </table:table-cell>
          <table:table-cell table:number-columns-repeated="11"/>
        </table:table-row>
        <table:table-row table:style-name="ro1">
          <table:table-cell office:value-type="float" office:value="964.968519687653" calcext:value-type="float">
            <text:p>964.968519687653</text:p>
          </table:table-cell>
          <table:table-cell office:value-type="float" office:value="3.5167818069458" calcext:value-type="float">
            <text:p>3.5167818069458</text:p>
          </table:table-cell>
          <table:table-cell table:formula="of:=100000/[.B186]" office:value-type="float" office:value="28435.0879552708" calcext:value-type="float">
            <text:p>28435.0879552708</text:p>
          </table:table-cell>
          <table:table-cell table:number-columns-repeated="11"/>
        </table:table-row>
        <table:table-row table:style-name="ro1">
          <table:table-cell office:value-type="float" office:value="968.505835533142" calcext:value-type="float">
            <text:p>968.505835533142</text:p>
          </table:table-cell>
          <table:table-cell office:value-type="float" office:value="3.53726720809937" calcext:value-type="float">
            <text:p>3.53726720809937</text:p>
          </table:table-cell>
          <table:table-cell table:formula="of:=100000/[.B187]" office:value-type="float" office:value="28270.411624835" calcext:value-type="float">
            <text:p>28270.411624835</text:p>
          </table:table-cell>
          <table:table-cell table:number-columns-repeated="11"/>
        </table:table-row>
        <table:table-row table:style-name="ro1">
          <table:table-cell office:value-type="float" office:value="972.025561332703" calcext:value-type="float">
            <text:p>972.025561332703</text:p>
          </table:table-cell>
          <table:table-cell office:value-type="float" office:value="3.51967072486877" calcext:value-type="float">
            <text:p>3.51967072486877</text:p>
          </table:table-cell>
          <table:table-cell table:formula="of:=100000/[.B188]" office:value-type="float" office:value="28411.7486597353" calcext:value-type="float">
            <text:p>28411.7486597353</text:p>
          </table:table-cell>
          <table:table-cell table:number-columns-repeated="11"/>
        </table:table-row>
        <table:table-row table:style-name="ro1">
          <table:table-cell office:value-type="float" office:value="975.573212862015" calcext:value-type="float">
            <text:p>975.573212862015</text:p>
          </table:table-cell>
          <table:table-cell office:value-type="float" office:value="3.54759287834167" calcext:value-type="float">
            <text:p>3.54759287834167</text:p>
          </table:table-cell>
          <table:table-cell table:formula="of:=100000/[.B189]" office:value-type="float" office:value="28188.1273949183" calcext:value-type="float">
            <text:p>28188.1273949183</text:p>
          </table:table-cell>
          <table:table-cell table:number-columns-repeated="11"/>
        </table:table-row>
        <table:table-row table:style-name="ro1">
          <table:table-cell office:value-type="float" office:value="979.128557682037" calcext:value-type="float">
            <text:p>979.128557682037</text:p>
          </table:table-cell>
          <table:table-cell office:value-type="float" office:value="3.55528259277344" calcext:value-type="float">
            <text:p>3.55528259277344</text:p>
          </table:table-cell>
          <table:table-cell table:formula="of:=100000/[.B190]" office:value-type="float" office:value="28127.1593440315" calcext:value-type="float">
            <text:p>28127.1593440315</text:p>
          </table:table-cell>
          <table:table-cell table:number-columns-repeated="11"/>
        </table:table-row>
        <table:table-row table:style-name="ro1">
          <table:table-cell office:value-type="float" office:value="982.698733091354" calcext:value-type="float">
            <text:p>982.698733091354</text:p>
          </table:table-cell>
          <table:table-cell office:value-type="float" office:value="3.57011485099792" calcext:value-type="float">
            <text:p>3.57011485099792</text:p>
          </table:table-cell>
          <table:table-cell table:formula="of:=100000/[.B191]" office:value-type="float" office:value="28010.3033581813" calcext:value-type="float">
            <text:p>28010.3033581813</text:p>
          </table:table-cell>
          <table:table-cell table:number-columns-repeated="11"/>
        </table:table-row>
        <table:table-row table:style-name="ro1">
          <table:table-cell office:value-type="float" office:value="986.20815372467" calcext:value-type="float">
            <text:p>986.20815372467</text:p>
          </table:table-cell>
          <table:table-cell office:value-type="float" office:value="3.50936603546143" calcext:value-type="float">
            <text:p>3.50936603546143</text:p>
          </table:table-cell>
          <table:table-cell table:formula="of:=100000/[.B192]" office:value-type="float" office:value="28495.1751939012" calcext:value-type="float">
            <text:p>28495.1751939012</text:p>
          </table:table-cell>
          <table:table-cell table:number-columns-repeated="11"/>
        </table:table-row>
        <table:table-row table:style-name="ro1">
          <table:table-cell office:value-type="float" office:value="989.720740318298" calcext:value-type="float">
            <text:p>989.720740318298</text:p>
          </table:table-cell>
          <table:table-cell office:value-type="float" office:value="3.51253843307495" calcext:value-type="float">
            <text:p>3.51253843307495</text:p>
          </table:table-cell>
          <table:table-cell table:formula="of:=100000/[.B193]" office:value-type="float" office:value="28469.439382748" calcext:value-type="float">
            <text:p>28469.439382748</text:p>
          </table:table-cell>
          <table:table-cell table:number-columns-repeated="11"/>
        </table:table-row>
        <table:table-row table:style-name="ro1">
          <table:table-cell office:value-type="float" office:value="993.255704879761" calcext:value-type="float">
            <text:p>993.255704879761</text:p>
          </table:table-cell>
          <table:table-cell office:value-type="float" office:value="3.534916639328" calcext:value-type="float">
            <text:p>3.534916639328</text:p>
          </table:table-cell>
          <table:table-cell table:formula="of:=100000/[.B194]" office:value-type="float" office:value="28289.2102425958" calcext:value-type="float">
            <text:p>28289.2102425958</text:p>
          </table:table-cell>
          <table:table-cell table:number-columns-repeated="11"/>
        </table:table-row>
        <table:table-row table:style-name="ro1">
          <table:table-cell office:value-type="float" office:value="996.765582323074" calcext:value-type="float">
            <text:p>996.765582323074</text:p>
          </table:table-cell>
          <table:table-cell office:value-type="float" office:value="3.50982689857483" calcext:value-type="float">
            <text:p>3.50982689857483</text:p>
          </table:table-cell>
          <table:table-cell table:formula="of:=100000/[.B195]" office:value-type="float" office:value="28491.4335919544" calcext:value-type="float">
            <text:p>28491.4335919544</text:p>
          </table:table-cell>
          <table:table-cell table:number-columns-repeated="11"/>
        </table:table-row>
        <table:table-row table:style-name="ro1">
          <table:table-cell office:value-type="float" office:value="1000.27504277229" calcext:value-type="float">
            <text:p>1000.27504277229</text:p>
          </table:table-cell>
          <table:table-cell office:value-type="float" office:value="3.50940632820129" calcext:value-type="float">
            <text:p>3.50940632820129</text:p>
          </table:table-cell>
          <table:table-cell table:formula="of:=100000/[.B196]" office:value-type="float" office:value="28494.8480306793" calcext:value-type="float">
            <text:p>28494.8480306793</text:p>
          </table:table-cell>
          <table:table-cell table:number-columns-repeated="11"/>
        </table:table-row>
        <table:table-row table:style-name="ro1">
          <table:table-cell office:value-type="float" office:value="1003.59994006157" calcext:value-type="float">
            <text:p>1003.59994006157</text:p>
          </table:table-cell>
          <table:table-cell office:value-type="float" office:value="3.32484745979309" calcext:value-type="float">
            <text:p>3.32484745979309</text:p>
          </table:table-cell>
          <table:table-cell table:formula="of:=100000/[.B197]" office:value-type="float" office:value="30076.567785225" calcext:value-type="float">
            <text:p>30076.567785225</text:p>
          </table:table-cell>
          <table:table-cell table:number-columns-repeated="11"/>
        </table:table-row>
        <table:table-row table:style-name="ro1">
          <table:table-cell office:value-type="float" office:value="1006.43269133568" calcext:value-type="float">
            <text:p>1006.43269133568</text:p>
          </table:table-cell>
          <table:table-cell office:value-type="float" office:value="2.83269762992859" calcext:value-type="float">
            <text:p>2.83269762992859</text:p>
          </table:table-cell>
          <table:table-cell table:formula="of:=100000/[.B198]" office:value-type="float" office:value="35302.0382209029" calcext:value-type="float">
            <text:p>35302.0382209029</text:p>
          </table:table-cell>
          <table:table-cell table:number-columns-repeated="11"/>
        </table:table-row>
        <table:table-row table:style-name="ro1">
          <table:table-cell office:value-type="float" office:value="1009.27440142632" calcext:value-type="float">
            <text:p>1009.27440142632</text:p>
          </table:table-cell>
          <table:table-cell office:value-type="float" office:value="2.84165906906128" calcext:value-type="float">
            <text:p>2.84165906906128</text:p>
          </table:table-cell>
          <table:table-cell table:formula="of:=100000/[.B199]" office:value-type="float" office:value="35190.7099232119" calcext:value-type="float">
            <text:p>35190.7099232119</text:p>
          </table:table-cell>
          <table:table-cell table:number-columns-repeated="11"/>
        </table:table-row>
      </table:table>
      <table:table table:name="redis - 30B" table:style-name="ta1">
        <table:shapes>
          <draw:frame draw:z-index="0" draw:style-name="gr1" draw:text-style-name="P1" svg:width="453.51pt" svg:height="255.09pt" svg:x="391.97pt" svg:y="128.86pt">
            <draw:object draw:notify-on-update-of-ranges="'redis - 30B'.A2:'redis - 30B'.A200 'redis - 30B'.C2:'redis - 30B'.C200 'redis - 30B'.E2:'redis - 30B'.E159 'redis - 30B'.G2:'redis - 30B'.G159 'redis - 30B'.I2:'redis - 30B'.I144 'redis - 30B'.K2:'redis - 30B'.K1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igration</text:p>
          </table:table-cell>
          <table:table-cell/>
          <table:table-cell office:value-type="string" calcext:value-type="string">
            <text:p>req/s</text:p>
          </table:table-cell>
          <table:table-cell/>
          <table:table-cell office:value-type="string" calcext:value-type="string">
            <text:p>No migration atom</text:p>
          </table:table-cell>
          <table:table-cell/>
          <table:table-cell office:value-type="string" calcext:value-type="string">
            <text:p>req/s</text:p>
          </table:table-cell>
          <table:table-cell/>
          <table:table-cell office:value-type="string" calcext:value-type="string">
            <text:p>No migration potato</text:p>
          </table:table-cell>
          <table:table-cell table:number-columns-repeated="2"/>
          <table:table-cell office:value-type="string" calcext:value-type="string">
            <text:p>Payload</text:p>
          </table:table-cell>
          <table:table-cell office:value-type="string" calcext:value-type="string">
            <text:p>30B</text:p>
          </table:table-cell>
        </table:table-row>
        <table:table-row table:style-name="ro1">
          <table:table-cell office:value-type="float" office:value="4.02308797836304" calcext:value-type="float">
            <text:p>4.02308797836304</text:p>
          </table:table-cell>
          <table:table-cell office:value-type="float" office:value="4.0230667591095" calcext:value-type="float">
            <text:p>4.0230667591095</text:p>
          </table:table-cell>
          <table:table-cell table:formula="of:=100000/[.B2]" office:value-type="float" office:value="24856.6593565887" calcext:value-type="float">
            <text:p>24856.6593565887</text:p>
          </table:table-cell>
          <table:table-cell table:number-columns-repeated="10"/>
        </table:table-row>
        <table:table-row table:style-name="ro1">
          <table:table-cell office:value-type="float" office:value="6.83309435844421" calcext:value-type="float">
            <text:p>6.83309435844421</text:p>
          </table:table-cell>
          <table:table-cell office:value-type="float" office:value="2.8099570274353" calcext:value-type="float">
            <text:p>2.8099570274353</text:p>
          </table:table-cell>
          <table:table-cell table:formula="of:=100000/[.B3]" office:value-type="float" office:value="35587.7328456058" calcext:value-type="float">
            <text:p>35587.7328456058</text:p>
          </table:table-cell>
          <table:table-cell table:number-columns-repeated="10"/>
        </table:table-row>
        <table:table-row table:style-name="ro1">
          <table:table-cell office:value-type="float" office:value="9.36581134796143" calcext:value-type="float">
            <text:p>9.36581134796143</text:p>
          </table:table-cell>
          <table:table-cell office:value-type="float" office:value="2.5326669216156" calcext:value-type="float">
            <text:p>2.5326669216156</text:p>
          </table:table-cell>
          <table:table-cell table:formula="of:=100000/[.B4]" office:value-type="float" office:value="39484.0707818814" calcext:value-type="float">
            <text:p>39484.0707818814</text:p>
          </table:table-cell>
          <table:table-cell table:number-columns-repeated="10"/>
        </table:table-row>
        <table:table-row table:style-name="ro1">
          <table:table-cell office:value-type="float" office:value="12.1372454166412" calcext:value-type="float">
            <text:p>12.1372454166412</text:p>
          </table:table-cell>
          <table:table-cell office:value-type="float" office:value="2.7713840007782" calcext:value-type="float">
            <text:p>2.7713840007782</text:p>
          </table:table-cell>
          <table:table-cell table:formula="of:=100000/[.B5]" office:value-type="float" office:value="36083.0545214666" calcext:value-type="float">
            <text:p>36083.0545214666</text:p>
          </table:table-cell>
          <table:table-cell table:number-columns-repeated="10"/>
        </table:table-row>
        <table:table-row table:style-name="ro1">
          <table:table-cell office:value-type="float" office:value="14.8628225326538" calcext:value-type="float">
            <text:p>14.8628225326538</text:p>
          </table:table-cell>
          <table:table-cell office:value-type="float" office:value="2.72551465034485" calcext:value-type="float">
            <text:p>2.72551465034485</text:p>
          </table:table-cell>
          <table:table-cell table:formula="of:=100000/[.B6]" office:value-type="float" office:value="36690.3182807502" calcext:value-type="float">
            <text:p>36690.3182807502</text:p>
          </table:table-cell>
          <table:table-cell table:number-columns-repeated="10"/>
        </table:table-row>
        <table:table-row table:style-name="ro1">
          <table:table-cell office:value-type="float" office:value="17.5795550346375" calcext:value-type="float">
            <text:p>17.5795550346375</text:p>
          </table:table-cell>
          <table:table-cell office:value-type="float" office:value="2.71668314933777" calcext:value-type="float">
            <text:p>2.71668314933777</text:p>
          </table:table-cell>
          <table:table-cell table:formula="of:=100000/[.B7]" office:value-type="float" office:value="36809.5926182545" calcext:value-type="float">
            <text:p>36809.5926182545</text:p>
          </table:table-cell>
          <table:table-cell table:number-columns-repeated="10"/>
        </table:table-row>
        <table:table-row table:style-name="ro1">
          <table:table-cell office:value-type="float" office:value="20.532289981842" calcext:value-type="float">
            <text:p>20.532289981842</text:p>
          </table:table-cell>
          <table:table-cell office:value-type="float" office:value="2.95268607139587" calcext:value-type="float">
            <text:p>2.95268607139587</text:p>
          </table:table-cell>
          <table:table-cell table:formula="of:=100000/[.B8]" office:value-type="float" office:value="33867.467648779" calcext:value-type="float">
            <text:p>33867.467648779</text:p>
          </table:table-cell>
          <table:table-cell table:number-columns-repeated="10"/>
        </table:table-row>
        <table:table-row table:style-name="ro1">
          <table:table-cell office:value-type="float" office:value="23.1539912223816" calcext:value-type="float">
            <text:p>23.1539912223816</text:p>
          </table:table-cell>
          <table:table-cell office:value-type="float" office:value="2.62165212631226" calcext:value-type="float">
            <text:p>2.62165212631226</text:p>
          </table:table-cell>
          <table:table-cell table:formula="of:=100000/[.B9]" office:value-type="float" office:value="38143.8860619028" calcext:value-type="float">
            <text:p>38143.8860619028</text:p>
          </table:table-cell>
          <table:table-cell table:number-columns-repeated="10"/>
        </table:table-row>
        <table:table-row table:style-name="ro1">
          <table:table-cell office:value-type="float" office:value="25.9691181182861" calcext:value-type="float">
            <text:p>25.9691181182861</text:p>
          </table:table-cell>
          <table:table-cell office:value-type="float" office:value="2.81507730484009" calcext:value-type="float">
            <text:p>2.81507730484009</text:p>
          </table:table-cell>
          <table:table-cell table:formula="of:=100000/[.B10]" office:value-type="float" office:value="35523.0031616061" calcext:value-type="float">
            <text:p>35523.0031616061</text:p>
          </table:table-cell>
          <table:table-cell table:number-columns-repeated="10"/>
        </table:table-row>
        <table:table-row table:style-name="ro1">
          <table:table-cell office:value-type="float" office:value="28.6742627620697" calcext:value-type="float">
            <text:p>28.6742627620697</text:p>
          </table:table-cell>
          <table:table-cell office:value-type="float" office:value="2.70509338378906" calcext:value-type="float">
            <text:p>2.70509338378906</text:p>
          </table:table-cell>
          <table:table-cell table:formula="of:=100000/[.B11]" office:value-type="float" office:value="36967.3005003357" calcext:value-type="float">
            <text:p>36967.3005003357</text:p>
          </table:table-cell>
          <table:table-cell table:number-columns-repeated="10"/>
        </table:table-row>
        <table:table-row table:style-name="ro1">
          <table:table-cell office:value-type="float" office:value="31.4178717136383" calcext:value-type="float">
            <text:p>31.4178717136383</text:p>
          </table:table-cell>
          <table:table-cell office:value-type="float" office:value="2.74355959892273" calcext:value-type="float">
            <text:p>2.74355959892273</text:p>
          </table:table-cell>
          <table:table-cell table:formula="of:=100000/[.B12]" office:value-type="float" office:value="36448.9986072347" calcext:value-type="float">
            <text:p>36448.9986072347</text:p>
          </table:table-cell>
          <table:table-cell table:number-columns-repeated="10"/>
        </table:table-row>
        <table:table-row table:style-name="ro1">
          <table:table-cell office:value-type="float" office:value="34.260244846344" calcext:value-type="float">
            <text:p>34.260244846344</text:p>
          </table:table-cell>
          <table:table-cell office:value-type="float" office:value="2.84232401847839" calcext:value-type="float">
            <text:p>2.84232401847839</text:p>
          </table:table-cell>
          <table:table-cell table:formula="of:=100000/[.B13]" office:value-type="float" office:value="35182.4772087505" calcext:value-type="float">
            <text:p>35182.4772087505</text:p>
          </table:table-cell>
          <table:table-cell table:number-columns-repeated="10"/>
        </table:table-row>
        <table:table-row table:style-name="ro1">
          <table:table-cell office:value-type="float" office:value="36.9832539558411" calcext:value-type="float">
            <text:p>36.9832539558411</text:p>
          </table:table-cell>
          <table:table-cell office:value-type="float" office:value="2.72294592857361" calcext:value-type="float">
            <text:p>2.72294592857361</text:p>
          </table:table-cell>
          <table:table-cell table:formula="of:=100000/[.B14]" office:value-type="float" office:value="36724.930506565" calcext:value-type="float">
            <text:p>36724.930506565</text:p>
          </table:table-cell>
          <table:table-cell table:number-columns-repeated="10"/>
        </table:table-row>
        <table:table-row table:style-name="ro1">
          <table:table-cell office:value-type="float" office:value="39.5555980205536" calcext:value-type="float">
            <text:p>39.5555980205536</text:p>
          </table:table-cell>
          <table:table-cell office:value-type="float" office:value="2.57229399681091" calcext:value-type="float">
            <text:p>2.57229399681091</text:p>
          </table:table-cell>
          <table:table-cell table:formula="of:=100000/[.B15]" office:value-type="float" office:value="38875.8050689301" calcext:value-type="float">
            <text:p>38875.8050689301</text:p>
          </table:table-cell>
          <table:table-cell table:number-columns-repeated="10"/>
        </table:table-row>
        <table:table-row table:style-name="ro1">
          <table:table-cell office:value-type="float" office:value="42.4300780296326" calcext:value-type="float">
            <text:p>42.4300780296326</text:p>
          </table:table-cell>
          <table:table-cell office:value-type="float" office:value="2.87443280220032" calcext:value-type="float">
            <text:p>2.87443280220032</text:p>
          </table:table-cell>
          <table:table-cell table:formula="of:=100000/[.B16]" office:value-type="float" office:value="34789.4721781118" calcext:value-type="float">
            <text:p>34789.4721781118</text:p>
          </table:table-cell>
          <table:table-cell table:number-columns-repeated="10"/>
        </table:table-row>
        <table:table-row table:style-name="ro1">
          <table:table-cell office:value-type="float" office:value="45.1011435985565" calcext:value-type="float">
            <text:p>45.1011435985565</text:p>
          </table:table-cell>
          <table:table-cell office:value-type="float" office:value="2.67101216316223" calcext:value-type="float">
            <text:p>2.67101216316223</text:p>
          </table:table-cell>
          <table:table-cell table:formula="of:=100000/[.B17]" office:value-type="float" office:value="37438.9908736354" calcext:value-type="float">
            <text:p>37438.9908736354</text:p>
          </table:table-cell>
          <table:table-cell table:number-columns-repeated="10"/>
        </table:table-row>
        <table:table-row table:style-name="ro1">
          <table:table-cell office:value-type="float" office:value="47.8853306770325" calcext:value-type="float">
            <text:p>47.8853306770325</text:p>
          </table:table-cell>
          <table:table-cell office:value-type="float" office:value="2.78413391113281" calcext:value-type="float">
            <text:p>2.78413391113281</text:p>
          </table:table-cell>
          <table:table-cell table:formula="of:=100000/[.B18]" office:value-type="float" office:value="35917.8125736459" calcext:value-type="float">
            <text:p>35917.8125736459</text:p>
          </table:table-cell>
          <table:table-cell table:number-columns-repeated="10"/>
        </table:table-row>
        <table:table-row table:style-name="ro1">
          <table:table-cell office:value-type="float" office:value="50.8605742454529" calcext:value-type="float">
            <text:p>50.8605742454529</text:p>
          </table:table-cell>
          <table:table-cell office:value-type="float" office:value="2.97519183158875" calcext:value-type="float">
            <text:p>2.97519183158875</text:p>
          </table:table-cell>
          <table:table-cell table:formula="of:=100000/[.B19]" office:value-type="float" office:value="33611.2780823951" calcext:value-type="float">
            <text:p>33611.2780823951</text:p>
          </table:table-cell>
          <table:table-cell table:number-columns-repeated="10"/>
        </table:table-row>
        <table:table-row table:style-name="ro1">
          <table:table-cell office:value-type="float" office:value="53.3784017562866" calcext:value-type="float">
            <text:p>53.3784017562866</text:p>
          </table:table-cell>
          <table:table-cell office:value-type="float" office:value="2.51777529716492" calcext:value-type="float">
            <text:p>2.51777529716492</text:p>
          </table:table-cell>
          <table:table-cell table:formula="of:=100000/[.B20]" office:value-type="float" office:value="39717.6031207402" calcext:value-type="float">
            <text:p>39717.6031207402</text:p>
          </table:table-cell>
          <table:table-cell table:number-columns-repeated="10"/>
        </table:table-row>
        <table:table-row table:style-name="ro1">
          <table:table-cell office:value-type="float" office:value="56.0813271999359" calcext:value-type="float">
            <text:p>56.0813271999359</text:p>
          </table:table-cell>
          <table:table-cell office:value-type="float" office:value="2.70286655426025" calcext:value-type="float">
            <text:p>2.70286655426025</text:p>
          </table:table-cell>
          <table:table-cell table:formula="of:=100000/[.B21]" office:value-type="float" office:value="36997.7570081587" calcext:value-type="float">
            <text:p>36997.7570081587</text:p>
          </table:table-cell>
          <table:table-cell table:number-columns-repeated="10"/>
        </table:table-row>
        <table:table-row table:style-name="ro1">
          <table:table-cell office:value-type="float" office:value="58.557680606842" calcext:value-type="float">
            <text:p>58.557680606842</text:p>
          </table:table-cell>
          <table:table-cell office:value-type="float" office:value="2.4763035774231" calcext:value-type="float">
            <text:p>2.4763035774231</text:p>
          </table:table-cell>
          <table:table-cell table:formula="of:=100000/[.B22]" office:value-type="float" office:value="40382.7708814532" calcext:value-type="float">
            <text:p>40382.7708814532</text:p>
          </table:table-cell>
          <table:table-cell table:number-columns-repeated="10"/>
        </table:table-row>
        <table:table-row table:style-name="ro1">
          <table:table-cell office:value-type="float" office:value="61.2532384395599" calcext:value-type="float">
            <text:p>61.2532384395599</text:p>
          </table:table-cell>
          <table:table-cell office:value-type="float" office:value="2.69550848007202" calcext:value-type="float">
            <text:p>2.69550848007202</text:p>
          </table:table-cell>
          <table:table-cell table:formula="of:=100000/[.B23]" office:value-type="float" office:value="37098.7517714387" calcext:value-type="float">
            <text:p>37098.7517714387</text:p>
          </table:table-cell>
          <table:table-cell table:number-columns-repeated="10"/>
        </table:table-row>
        <table:table-row table:style-name="ro1">
          <table:table-cell office:value-type="float" office:value="64.0997378826141" calcext:value-type="float">
            <text:p>64.0997378826141</text:p>
          </table:table-cell>
          <table:table-cell office:value-type="float" office:value="2.84644985198975" calcext:value-type="float">
            <text:p>2.84644985198975</text:p>
          </table:table-cell>
          <table:table-cell table:formula="of:=100000/[.B24]" office:value-type="float" office:value="35131.4813890352" calcext:value-type="float">
            <text:p>35131.4813890352</text:p>
          </table:table-cell>
          <table:table-cell table:number-columns-repeated="10"/>
        </table:table-row>
        <table:table-row table:style-name="ro1">
          <table:table-cell office:value-type="float" office:value="66.9689707756042" calcext:value-type="float">
            <text:p>66.9689707756042</text:p>
          </table:table-cell>
          <table:table-cell office:value-type="float" office:value="2.86918354034424" calcext:value-type="float">
            <text:p>2.86918354034424</text:p>
          </table:table-cell>
          <table:table-cell table:formula="of:=100000/[.B25]" office:value-type="float" office:value="34853.1206156307" calcext:value-type="float">
            <text:p>34853.1206156307</text:p>
          </table:table-cell>
          <table:table-cell table:number-columns-repeated="10"/>
        </table:table-row>
        <table:table-row table:style-name="ro1">
          <table:table-cell office:value-type="float" office:value="69.8235576152802" calcext:value-type="float">
            <text:p>69.8235576152802</text:p>
          </table:table-cell>
          <table:table-cell office:value-type="float" office:value="2.85453677177429" calcext:value-type="float">
            <text:p>2.85453677177429</text:p>
          </table:table-cell>
          <table:table-cell table:formula="of:=100000/[.B26]" office:value-type="float" office:value="35031.9536916819" calcext:value-type="float">
            <text:p>35031.9536916819</text:p>
          </table:table-cell>
          <table:table-cell table:number-columns-repeated="10"/>
        </table:table-row>
        <table:table-row table:style-name="ro1">
          <table:table-cell office:value-type="float" office:value="72.5031132698059" calcext:value-type="float">
            <text:p>72.5031132698059</text:p>
          </table:table-cell>
          <table:table-cell office:value-type="float" office:value="2.67950463294983" calcext:value-type="float">
            <text:p>2.67950463294983</text:p>
          </table:table-cell>
          <table:table-cell table:formula="of:=100000/[.B27]" office:value-type="float" office:value="37320.3310680271" calcext:value-type="float">
            <text:p>37320.3310680271</text:p>
          </table:table-cell>
          <table:table-cell table:number-columns-repeated="10"/>
        </table:table-row>
        <table:table-row table:style-name="ro1">
          <table:table-cell office:value-type="float" office:value="75.3150515556335" calcext:value-type="float">
            <text:p>75.3150515556335</text:p>
          </table:table-cell>
          <table:table-cell office:value-type="float" office:value="2.81188726425171" calcext:value-type="float">
            <text:p>2.81188726425171</text:p>
          </table:table-cell>
          <table:table-cell table:formula="of:=100000/[.B28]" office:value-type="float" office:value="35563.3034337213" calcext:value-type="float">
            <text:p>35563.3034337213</text:p>
          </table:table-cell>
          <table:table-cell table:number-columns-repeated="10"/>
        </table:table-row>
        <table:table-row table:style-name="ro1">
          <table:table-cell office:value-type="float" office:value="78.385865688324" calcext:value-type="float">
            <text:p>78.385865688324</text:p>
          </table:table-cell>
          <table:table-cell office:value-type="float" office:value="3.07076382637024" calcext:value-type="float">
            <text:p>3.07076382637024</text:p>
          </table:table-cell>
          <table:table-cell table:formula="of:=100000/[.B29]" office:value-type="float" office:value="32565.1875736089" calcext:value-type="float">
            <text:p>32565.1875736089</text:p>
          </table:table-cell>
          <table:table-cell table:number-columns-repeated="10"/>
        </table:table-row>
        <table:table-row table:style-name="ro1">
          <table:table-cell office:value-type="float" office:value="81.1942660808563" calcext:value-type="float">
            <text:p>81.1942660808563</text:p>
          </table:table-cell>
          <table:table-cell office:value-type="float" office:value="2.80835223197937" calcext:value-type="float">
            <text:p>2.80835223197937</text:p>
          </table:table-cell>
          <table:table-cell table:formula="of:=100000/[.B30]" office:value-type="float" office:value="35608.0689812611" calcext:value-type="float">
            <text:p>35608.0689812611</text:p>
          </table:table-cell>
          <table:table-cell table:number-columns-repeated="10"/>
        </table:table-row>
        <table:table-row table:style-name="ro1">
          <table:table-cell office:value-type="float" office:value="83.9140868186951" calcext:value-type="float">
            <text:p>83.9140868186951</text:p>
          </table:table-cell>
          <table:table-cell office:value-type="float" office:value="2.71977114677429" calcext:value-type="float">
            <text:p>2.71977114677429</text:p>
          </table:table-cell>
          <table:table-cell table:formula="of:=100000/[.B31]" office:value-type="float" office:value="36767.7994226103" calcext:value-type="float">
            <text:p>36767.7994226103</text:p>
          </table:table-cell>
          <table:table-cell table:number-columns-repeated="10"/>
        </table:table-row>
        <table:table-row table:style-name="ro1">
          <table:table-cell office:value-type="float" office:value="86.6523413658142" calcext:value-type="float">
            <text:p>86.6523413658142</text:p>
          </table:table-cell>
          <table:table-cell office:value-type="float" office:value="2.73820352554321" calcext:value-type="float">
            <text:p>2.73820352554321</text:p>
          </table:table-cell>
          <table:table-cell table:formula="of:=100000/[.B32]" office:value-type="float" office:value="36520.2948090434" calcext:value-type="float">
            <text:p>36520.2948090434</text:p>
          </table:table-cell>
          <table:table-cell table:number-columns-repeated="10"/>
        </table:table-row>
        <table:table-row table:style-name="ro1">
          <table:table-cell office:value-type="float" office:value="89.5395903587341" calcext:value-type="float">
            <text:p>89.5395903587341</text:p>
          </table:table-cell>
          <table:table-cell office:value-type="float" office:value="2.88719820976257" calcext:value-type="float">
            <text:p>2.88719820976257</text:p>
          </table:table-cell>
          <table:table-cell table:formula="of:=100000/[.B33]" office:value-type="float" office:value="34635.6546155602" calcext:value-type="float">
            <text:p>34635.6546155602</text:p>
          </table:table-cell>
          <table:table-cell table:number-columns-repeated="10"/>
        </table:table-row>
        <table:table-row table:style-name="ro1">
          <table:table-cell office:value-type="float" office:value="92.0903499126434" calcext:value-type="float">
            <text:p>92.0903499126434</text:p>
          </table:table-cell>
          <table:table-cell office:value-type="float" office:value="2.55070996284485" calcext:value-type="float">
            <text:p>2.55070996284485</text:p>
          </table:table-cell>
          <table:table-cell table:formula="of:=100000/[.B34]" office:value-type="float" office:value="39204.7710075466" calcext:value-type="float">
            <text:p>39204.7710075466</text:p>
          </table:table-cell>
          <table:table-cell table:number-columns-repeated="10"/>
        </table:table-row>
        <table:table-row table:style-name="ro1">
          <table:table-cell office:value-type="float" office:value="94.8919312953949" calcext:value-type="float">
            <text:p>94.8919312953949</text:p>
          </table:table-cell>
          <table:table-cell office:value-type="float" office:value="2.80153131484985" calcext:value-type="float">
            <text:p>2.80153131484985</text:p>
          </table:table-cell>
          <table:table-cell table:formula="of:=100000/[.B35]" office:value-type="float" office:value="35694.7643133375" calcext:value-type="float">
            <text:p>35694.7643133375</text:p>
          </table:table-cell>
          <table:table-cell table:number-columns-repeated="10"/>
        </table:table-row>
        <table:table-row table:style-name="ro1">
          <table:table-cell office:value-type="float" office:value="97.7012617588043" calcext:value-type="float">
            <text:p>97.7012617588043</text:p>
          </table:table-cell>
          <table:table-cell office:value-type="float" office:value="2.80928182601929" calcext:value-type="float">
            <text:p>2.80928182601929</text:p>
          </table:table-cell>
          <table:table-cell table:formula="of:=100000/[.B36]" office:value-type="float" office:value="35596.286237219" calcext:value-type="float">
            <text:p>35596.286237219</text:p>
          </table:table-cell>
          <table:table-cell table:number-columns-repeated="10"/>
        </table:table-row>
        <table:table-row table:style-name="ro1">
          <table:table-cell office:value-type="float" office:value="100.370963573456" calcext:value-type="float">
            <text:p>100.370963573456</text:p>
          </table:table-cell>
          <table:table-cell office:value-type="float" office:value="2.66965246200562" calcext:value-type="float">
            <text:p>2.66965246200562</text:p>
          </table:table-cell>
          <table:table-cell table:formula="of:=100000/[.B37]" office:value-type="float" office:value="37458.0592130233" calcext:value-type="float">
            <text:p>37458.0592130233</text:p>
          </table:table-cell>
          <table:table-cell table:number-columns-repeated="10"/>
        </table:table-row>
        <table:table-row table:style-name="ro1">
          <table:table-cell office:value-type="float" office:value="103.412868738174" calcext:value-type="float">
            <text:p>103.412868738174</text:p>
          </table:table-cell>
          <table:table-cell office:value-type="float" office:value="3.04185390472412" calcext:value-type="float">
            <text:p>3.04185390472412</text:p>
          </table:table-cell>
          <table:table-cell table:formula="of:=100000/[.B38]" office:value-type="float" office:value="32874.6886379704" calcext:value-type="float">
            <text:p>32874.6886379704</text:p>
          </table:table-cell>
          <table:table-cell table:number-columns-repeated="10"/>
        </table:table-row>
        <table:table-row table:style-name="ro1">
          <table:table-cell office:value-type="float" office:value="106.570467710495" calcext:value-type="float">
            <text:p>106.570467710495</text:p>
          </table:table-cell>
          <table:table-cell office:value-type="float" office:value="3.15754008293152" calcext:value-type="float">
            <text:p>3.15754008293152</text:p>
          </table:table-cell>
          <table:table-cell table:formula="of:=100000/[.B39]" office:value-type="float" office:value="31670.2234567227" calcext:value-type="float">
            <text:p>31670.2234567227</text:p>
          </table:table-cell>
          <table:table-cell table:number-columns-repeated="10"/>
        </table:table-row>
        <table:table-row table:style-name="ro1">
          <table:table-cell office:value-type="float" office:value="109.763484716415" calcext:value-type="float">
            <text:p>109.763484716415</text:p>
          </table:table-cell>
          <table:table-cell office:value-type="float" office:value="3.19296598434448" calcext:value-type="float">
            <text:p>3.19296598434448</text:p>
          </table:table-cell>
          <table:table-cell table:formula="of:=100000/[.B40]" office:value-type="float" office:value="31318.8428847388" calcext:value-type="float">
            <text:p>31318.8428847388</text:p>
          </table:table-cell>
          <table:table-cell table:number-columns-repeated="10"/>
        </table:table-row>
        <table:table-row table:style-name="ro1">
          <table:table-cell office:value-type="float" office:value="112.937793731689" calcext:value-type="float">
            <text:p>112.937793731689</text:p>
          </table:table-cell>
          <table:table-cell office:value-type="float" office:value="3.17425894737244" calcext:value-type="float">
            <text:p>3.17425894737244</text:p>
          </table:table-cell>
          <table:table-cell table:formula="of:=100000/[.B41]" office:value-type="float" office:value="31503.4159650954" calcext:value-type="float">
            <text:p>31503.4159650954</text:p>
          </table:table-cell>
          <table:table-cell table:number-columns-repeated="10"/>
        </table:table-row>
        <table:table-row table:style-name="ro1">
          <table:table-cell office:value-type="float" office:value="116.096603631973" calcext:value-type="float">
            <text:p>116.096603631973</text:p>
          </table:table-cell>
          <table:table-cell office:value-type="float" office:value="3.1587598323822" calcext:value-type="float">
            <text:p>3.1587598323822</text:p>
          </table:table-cell>
          <table:table-cell table:formula="of:=100000/[.B42]" office:value-type="float" office:value="31657.9940566689" calcext:value-type="float">
            <text:p>31657.9940566689</text:p>
          </table:table-cell>
          <table:table-cell table:number-columns-repeated="10"/>
        </table:table-row>
        <table:table-row table:style-name="ro1">
          <table:table-cell office:value-type="float" office:value="119.261718034744" calcext:value-type="float">
            <text:p>119.261718034744</text:p>
          </table:table-cell>
          <table:table-cell office:value-type="float" office:value="3.16506266593933" calcext:value-type="float">
            <text:p>3.16506266593933</text:p>
          </table:table-cell>
          <table:table-cell table:formula="of:=100000/[.B43]" office:value-type="float" office:value="31594.9510498308" calcext:value-type="float">
            <text:p>31594.9510498308</text:p>
          </table:table-cell>
          <table:table-cell table:number-columns-repeated="10"/>
        </table:table-row>
        <table:table-row table:style-name="ro1">
          <table:table-cell office:value-type="float" office:value="122.424870729446" calcext:value-type="float">
            <text:p>122.424870729446</text:p>
          </table:table-cell>
          <table:table-cell office:value-type="float" office:value="3.16310214996338" calcext:value-type="float">
            <text:p>3.16310214996338</text:p>
          </table:table-cell>
          <table:table-cell table:formula="of:=100000/[.B44]" office:value-type="float" office:value="31614.5338528374" calcext:value-type="float">
            <text:p>31614.5338528374</text:p>
          </table:table-cell>
          <table:table-cell table:number-columns-repeated="10"/>
        </table:table-row>
        <table:table-row table:style-name="ro1">
          <table:table-cell office:value-type="float" office:value="125.667451143265" calcext:value-type="float">
            <text:p>125.667451143265</text:p>
          </table:table-cell>
          <table:table-cell office:value-type="float" office:value="3.24253177642822" calcext:value-type="float">
            <text:p>3.24253177642822</text:p>
          </table:table-cell>
          <table:table-cell table:formula="of:=100000/[.B45]" office:value-type="float" office:value="30840.0986929275" calcext:value-type="float">
            <text:p>30840.0986929275</text:p>
          </table:table-cell>
          <table:table-cell table:number-columns-repeated="10"/>
        </table:table-row>
        <table:table-row table:style-name="ro1">
          <table:table-cell office:value-type="float" office:value="128.67461681366" calcext:value-type="float">
            <text:p>128.67461681366</text:p>
          </table:table-cell>
          <table:table-cell office:value-type="float" office:value="3.00710129737854" calcext:value-type="float">
            <text:p>3.00710129737854</text:p>
          </table:table-cell>
          <table:table-cell table:formula="of:=100000/[.B46]" office:value-type="float" office:value="33254.6163600061" calcext:value-type="float">
            <text:p>33254.6163600061</text:p>
          </table:table-cell>
          <table:table-cell table:number-columns-repeated="10"/>
        </table:table-row>
        <table:table-row table:style-name="ro1">
          <table:table-cell office:value-type="float" office:value="131.946188688278" calcext:value-type="float">
            <text:p>131.946188688278</text:p>
          </table:table-cell>
          <table:table-cell office:value-type="float" office:value="3.27152228355408" calcext:value-type="float">
            <text:p>3.27152228355408</text:p>
          </table:table-cell>
          <table:table-cell table:formula="of:=100000/[.B47]" office:value-type="float" office:value="30566.8099840552" calcext:value-type="float">
            <text:p>30566.8099840552</text:p>
          </table:table-cell>
          <table:table-cell table:number-columns-repeated="10"/>
        </table:table-row>
        <table:table-row table:style-name="ro1">
          <table:table-cell office:value-type="float" office:value="134.994160175323" calcext:value-type="float">
            <text:p>134.994160175323</text:p>
          </table:table-cell>
          <table:table-cell office:value-type="float" office:value="3.04792213439941" calcext:value-type="float">
            <text:p>3.04792213439941</text:p>
          </table:table-cell>
          <table:table-cell table:formula="of:=100000/[.B48]" office:value-type="float" office:value="32809.2371098925" calcext:value-type="float">
            <text:p>32809.2371098925</text:p>
          </table:table-cell>
          <table:table-cell table:number-columns-repeated="10"/>
        </table:table-row>
        <table:table-row table:style-name="ro1">
          <table:table-cell office:value-type="float" office:value="138.189065933228" calcext:value-type="float">
            <text:p>138.189065933228</text:p>
          </table:table-cell>
          <table:table-cell office:value-type="float" office:value="3.19485664367676" calcext:value-type="float">
            <text:p>3.19485664367676</text:p>
          </table:table-cell>
          <table:table-cell table:formula="of:=100000/[.B49]" office:value-type="float" office:value="31300.3089506127" calcext:value-type="float">
            <text:p>31300.3089506127</text:p>
          </table:table-cell>
          <table:table-cell table:number-columns-repeated="10"/>
        </table:table-row>
        <table:table-row table:style-name="ro1">
          <table:table-cell office:value-type="float" office:value="141.463504076004" calcext:value-type="float">
            <text:p>141.463504076004</text:p>
          </table:table-cell>
          <table:table-cell office:value-type="float" office:value="3.27438950538635" calcext:value-type="float">
            <text:p>3.27438950538635</text:p>
          </table:table-cell>
          <table:table-cell table:formula="of:=100000/[.B50]" office:value-type="float" office:value="30540.0441320437" calcext:value-type="float">
            <text:p>30540.0441320437</text:p>
          </table:table-cell>
          <table:table-cell table:number-columns-repeated="10"/>
        </table:table-row>
        <table:table-row table:style-name="ro1">
          <table:table-cell office:value-type="float" office:value="144.698145389557" calcext:value-type="float">
            <text:p>144.698145389557</text:p>
          </table:table-cell>
          <table:table-cell office:value-type="float" office:value="3.23459100723267" calcext:value-type="float">
            <text:p>3.23459100723267</text:p>
          </table:table-cell>
          <table:table-cell table:formula="of:=100000/[.B51]" office:value-type="float" office:value="30915.8096885808" calcext:value-type="float">
            <text:p>30915.8096885808</text:p>
          </table:table-cell>
          <table:table-cell table:number-columns-repeated="10"/>
        </table:table-row>
        <table:table-row table:style-name="ro1">
          <table:table-cell office:value-type="float" office:value="148.011889457703" calcext:value-type="float">
            <text:p>148.011889457703</text:p>
          </table:table-cell>
          <table:table-cell office:value-type="float" office:value="3.31369590759277" calcext:value-type="float">
            <text:p>3.31369590759277</text:p>
          </table:table-cell>
          <table:table-cell table:formula="of:=100000/[.B52]" office:value-type="float" office:value="30177.784198866" calcext:value-type="float">
            <text:p>30177.784198866</text:p>
          </table:table-cell>
          <table:table-cell table:number-columns-repeated="10"/>
        </table:table-row>
        <table:table-row table:style-name="ro1">
          <table:table-cell office:value-type="float" office:value="151.263661623001" calcext:value-type="float">
            <text:p>151.263661623001</text:p>
          </table:table-cell>
          <table:table-cell office:value-type="float" office:value="3.2517249584198" calcext:value-type="float">
            <text:p>3.2517249584198</text:p>
          </table:table-cell>
          <table:table-cell table:formula="of:=100000/[.B53]" office:value-type="float" office:value="30752.9084651107" calcext:value-type="float">
            <text:p>30752.9084651107</text:p>
          </table:table-cell>
          <table:table-cell table:number-columns-repeated="10"/>
        </table:table-row>
        <table:table-row table:style-name="ro1">
          <table:table-cell office:value-type="float" office:value="154.493767261505" calcext:value-type="float">
            <text:p>154.493767261505</text:p>
          </table:table-cell>
          <table:table-cell office:value-type="float" office:value="3.23003935813904" calcext:value-type="float">
            <text:p>3.23003935813904</text:p>
          </table:table-cell>
          <table:table-cell table:formula="of:=100000/[.B54]" office:value-type="float" office:value="30959.3750763502" calcext:value-type="float">
            <text:p>30959.3750763502</text:p>
          </table:table-cell>
          <table:table-cell table:number-columns-repeated="10"/>
        </table:table-row>
        <table:table-row table:style-name="ro1">
          <table:table-cell office:value-type="float" office:value="157.667353153229" calcext:value-type="float">
            <text:p>157.667353153229</text:p>
          </table:table-cell>
          <table:table-cell office:value-type="float" office:value="3.17353701591492" calcext:value-type="float">
            <text:p>3.17353701591492</text:p>
          </table:table-cell>
          <table:table-cell table:formula="of:=100000/[.B55]" office:value-type="float" office:value="31510.5825136154" calcext:value-type="float">
            <text:p>31510.5825136154</text:p>
          </table:table-cell>
          <table:table-cell table:number-columns-repeated="10"/>
        </table:table-row>
        <table:table-row table:style-name="ro1">
          <table:table-cell office:value-type="float" office:value="160.84247636795" calcext:value-type="float">
            <text:p>160.84247636795</text:p>
          </table:table-cell>
          <table:table-cell office:value-type="float" office:value="3.17507314682007" calcext:value-type="float">
            <text:p>3.17507314682007</text:p>
          </table:table-cell>
          <table:table-cell table:formula="of:=100000/[.B56]" office:value-type="float" office:value="31495.3373909363" calcext:value-type="float">
            <text:p>31495.3373909363</text:p>
          </table:table-cell>
          <table:table-cell table:number-columns-repeated="10"/>
        </table:table-row>
        <table:table-row table:style-name="ro1">
          <table:table-cell office:value-type="float" office:value="164.01960682869" calcext:value-type="float">
            <text:p>164.01960682869</text:p>
          </table:table-cell>
          <table:table-cell office:value-type="float" office:value="3.17708039283752" calcext:value-type="float">
            <text:p>3.17708039283752</text:p>
          </table:table-cell>
          <table:table-cell table:formula="of:=100000/[.B57]" office:value-type="float" office:value="31475.4389676264" calcext:value-type="float">
            <text:p>31475.4389676264</text:p>
          </table:table-cell>
          <table:table-cell table:number-columns-repeated="10"/>
        </table:table-row>
        <table:table-row table:style-name="ro1">
          <table:table-cell office:value-type="float" office:value="167.207104206085" calcext:value-type="float">
            <text:p>167.207104206085</text:p>
          </table:table-cell>
          <table:table-cell office:value-type="float" office:value="3.18744945526123" calcext:value-type="float">
            <text:p>3.18744945526123</text:p>
          </table:table-cell>
          <table:table-cell table:formula="of:=100000/[.B58]" office:value-type="float" office:value="31373.0465074322" calcext:value-type="float">
            <text:p>31373.0465074322</text:p>
          </table:table-cell>
          <table:table-cell table:number-columns-repeated="10"/>
        </table:table-row>
        <table:table-row table:style-name="ro1">
          <table:table-cell office:value-type="float" office:value="170.370425462723" calcext:value-type="float">
            <text:p>170.370425462723</text:p>
          </table:table-cell>
          <table:table-cell office:value-type="float" office:value="3.1632707118988" calcext:value-type="float">
            <text:p>3.1632707118988</text:p>
          </table:table-cell>
          <table:table-cell table:formula="of:=100000/[.B59]" office:value-type="float" office:value="31612.8492018862" calcext:value-type="float">
            <text:p>31612.8492018862</text:p>
          </table:table-cell>
          <table:table-cell table:number-columns-repeated="10"/>
        </table:table-row>
        <table:table-row table:style-name="ro1">
          <table:table-cell office:value-type="float" office:value="173.642058610916" calcext:value-type="float">
            <text:p>173.642058610916</text:p>
          </table:table-cell>
          <table:table-cell office:value-type="float" office:value="3.27158212661743" calcext:value-type="float">
            <text:p>3.27158212661743</text:p>
          </table:table-cell>
          <table:table-cell table:formula="of:=100000/[.B60]" office:value-type="float" office:value="30566.2508626652" calcext:value-type="float">
            <text:p>30566.2508626652</text:p>
          </table:table-cell>
          <table:table-cell table:number-columns-repeated="10"/>
        </table:table-row>
        <table:table-row table:style-name="ro1">
          <table:table-cell office:value-type="float" office:value="176.815466880798" calcext:value-type="float">
            <text:p>176.815466880798</text:p>
          </table:table-cell>
          <table:table-cell office:value-type="float" office:value="3.17335844039917" calcext:value-type="float">
            <text:p>3.17335844039917</text:p>
          </table:table-cell>
          <table:table-cell table:formula="of:=100000/[.B61]" office:value-type="float" office:value="31512.3557197091" calcext:value-type="float">
            <text:p>31512.3557197091</text:p>
          </table:table-cell>
          <table:table-cell table:number-columns-repeated="10"/>
        </table:table-row>
        <table:table-row table:style-name="ro1">
          <table:table-cell office:value-type="float" office:value="179.973443984985" calcext:value-type="float">
            <text:p>179.973443984985</text:p>
          </table:table-cell>
          <table:table-cell office:value-type="float" office:value="3.15792894363403" calcext:value-type="float">
            <text:p>3.15792894363403</text:p>
          </table:table-cell>
          <table:table-cell table:formula="of:=100000/[.B62]" office:value-type="float" office:value="31666.3236522743" calcext:value-type="float">
            <text:p>31666.3236522743</text:p>
          </table:table-cell>
          <table:table-cell table:number-columns-repeated="10"/>
        </table:table-row>
        <table:table-row table:style-name="ro1">
          <table:table-cell office:value-type="float" office:value="183.216916799545" calcext:value-type="float">
            <text:p>183.216916799545</text:p>
          </table:table-cell>
          <table:table-cell office:value-type="float" office:value="3.24342250823975" calcext:value-type="float">
            <text:p>3.24342250823975</text:p>
          </table:table-cell>
          <table:table-cell table:formula="of:=100000/[.B63]" office:value-type="float" office:value="30831.6291651658" calcext:value-type="float">
            <text:p>30831.6291651658</text:p>
          </table:table-cell>
          <table:table-cell table:number-columns-repeated="10"/>
        </table:table-row>
        <table:table-row table:style-name="ro1">
          <table:table-cell office:value-type="float" office:value="186.358111143112" calcext:value-type="float">
            <text:p>186.358111143112</text:p>
          </table:table-cell>
          <table:table-cell office:value-type="float" office:value="3.14114499092102" calcext:value-type="float">
            <text:p>3.14114499092102</text:p>
          </table:table-cell>
          <table:table-cell table:formula="of:=100000/[.B64]" office:value-type="float" office:value="31835.5250359452" calcext:value-type="float">
            <text:p>31835.5250359452</text:p>
          </table:table-cell>
          <table:table-cell table:number-columns-repeated="10"/>
        </table:table-row>
        <table:table-row table:style-name="ro1">
          <table:table-cell office:value-type="float" office:value="189.521820545197" calcext:value-type="float">
            <text:p>189.521820545197</text:p>
          </table:table-cell>
          <table:table-cell office:value-type="float" office:value="3.16366028785706" calcext:value-type="float">
            <text:p>3.16366028785706</text:p>
          </table:table-cell>
          <table:table-cell table:formula="of:=100000/[.B65]" office:value-type="float" office:value="31608.9563673526" calcext:value-type="float">
            <text:p>31608.9563673526</text:p>
          </table:table-cell>
          <table:table-cell table:number-columns-repeated="10"/>
        </table:table-row>
        <table:table-row table:style-name="ro1">
          <table:table-cell office:value-type="float" office:value="192.693161964417" calcext:value-type="float">
            <text:p>192.693161964417</text:p>
          </table:table-cell>
          <table:table-cell office:value-type="float" office:value="3.17129278182983" calcext:value-type="float">
            <text:p>3.17129278182983</text:p>
          </table:table-cell>
          <table:table-cell table:formula="of:=100000/[.B66]" office:value-type="float" office:value="31532.881660425" calcext:value-type="float">
            <text:p>31532.881660425</text:p>
          </table:table-cell>
          <table:table-cell table:number-columns-repeated="10"/>
        </table:table-row>
        <table:table-row table:style-name="ro1">
          <table:table-cell office:value-type="float" office:value="195.838653564453" calcext:value-type="float">
            <text:p>195.838653564453</text:p>
          </table:table-cell>
          <table:table-cell office:value-type="float" office:value="3.14544272422791" calcext:value-type="float">
            <text:p>3.14544272422791</text:p>
          </table:table-cell>
          <table:table-cell table:formula="of:=100000/[.B67]" office:value-type="float" office:value="31792.0269950381" calcext:value-type="float">
            <text:p>31792.0269950381</text:p>
          </table:table-cell>
          <table:table-cell table:number-columns-repeated="10"/>
        </table:table-row>
        <table:table-row table:style-name="ro1">
          <table:table-cell office:value-type="float" office:value="199.047074556351" calcext:value-type="float">
            <text:p>199.047074556351</text:p>
          </table:table-cell>
          <table:table-cell office:value-type="float" office:value="3.2083580493927" calcext:value-type="float">
            <text:p>3.2083580493927</text:p>
          </table:table-cell>
          <table:table-cell table:formula="of:=100000/[.B68]" office:value-type="float" office:value="31168.5910551438" calcext:value-type="float">
            <text:p>31168.5910551438</text:p>
          </table:table-cell>
          <table:table-cell table:number-columns-repeated="10"/>
        </table:table-row>
        <table:table-row table:style-name="ro1">
          <table:table-cell office:value-type="float" office:value="202.598103761673" calcext:value-type="float">
            <text:p>202.598103761673</text:p>
          </table:table-cell>
          <table:table-cell office:value-type="float" office:value="3.55097723007202" calcext:value-type="float">
            <text:p>3.55097723007202</text:p>
          </table:table-cell>
          <table:table-cell table:formula="of:=100000/[.B69]" office:value-type="float" office:value="28161.2619628011" calcext:value-type="float">
            <text:p>28161.2619628011</text:p>
          </table:table-cell>
          <table:table-cell table:number-columns-repeated="10"/>
        </table:table-row>
        <table:table-row table:style-name="ro1">
          <table:table-cell office:value-type="float" office:value="207.096472978592" calcext:value-type="float">
            <text:p>207.096472978592</text:p>
          </table:table-cell>
          <table:table-cell office:value-type="float" office:value="4.49830770492554" calcext:value-type="float">
            <text:p>4.49830770492554</text:p>
          </table:table-cell>
          <table:table-cell table:formula="of:=100000/[.B70]" office:value-type="float" office:value="22230.5823789027" calcext:value-type="float">
            <text:p>22230.5823789027</text:p>
          </table:table-cell>
          <table:table-cell table:number-columns-repeated="10"/>
        </table:table-row>
        <table:table-row table:style-name="ro1">
          <table:table-cell office:value-type="float" office:value="211.569279193878" calcext:value-type="float">
            <text:p>211.569279193878</text:p>
          </table:table-cell>
          <table:table-cell office:value-type="float" office:value="4.47275733947754" calcext:value-type="float">
            <text:p>4.47275733947754</text:p>
          </table:table-cell>
          <table:table-cell table:formula="of:=100000/[.B71]" office:value-type="float" office:value="22357.5732842419" calcext:value-type="float">
            <text:p>22357.5732842419</text:p>
          </table:table-cell>
          <table:table-cell table:number-columns-repeated="10"/>
        </table:table-row>
        <table:table-row table:style-name="ro1">
          <table:table-cell office:value-type="float" office:value="216.075021266937" calcext:value-type="float">
            <text:p>216.075021266937</text:p>
          </table:table-cell>
          <table:table-cell office:value-type="float" office:value="4.50569176673889" calcext:value-type="float">
            <text:p>4.50569176673889</text:p>
          </table:table-cell>
          <table:table-cell table:formula="of:=100000/[.B72]" office:value-type="float" office:value="22194.1502386386" calcext:value-type="float">
            <text:p>22194.1502386386</text:p>
          </table:table-cell>
          <table:table-cell table:number-columns-repeated="10"/>
        </table:table-row>
        <table:table-row table:style-name="ro1">
          <table:table-cell office:value-type="float" office:value="220.597775936127" calcext:value-type="float">
            <text:p>220.597775936127</text:p>
          </table:table-cell>
          <table:table-cell office:value-type="float" office:value="4.5227038860321" calcext:value-type="float">
            <text:p>4.5227038860321</text:p>
          </table:table-cell>
          <table:table-cell table:formula="of:=100000/[.B73]" office:value-type="float" office:value="22110.6670964773" calcext:value-type="float">
            <text:p>22110.6670964773</text:p>
          </table:table-cell>
          <table:table-cell table:number-columns-repeated="10"/>
        </table:table-row>
        <table:table-row table:style-name="ro1">
          <table:table-cell office:value-type="float" office:value="225.07607960701" calcext:value-type="float">
            <text:p>225.07607960701</text:p>
          </table:table-cell>
          <table:table-cell office:value-type="float" office:value="4.47825002670288" calcext:value-type="float">
            <text:p>4.47825002670288</text:p>
          </table:table-cell>
          <table:table-cell table:formula="of:=100000/[.B74]" office:value-type="float" office:value="22330.1511536249" calcext:value-type="float">
            <text:p>22330.1511536249</text:p>
          </table:table-cell>
          <table:table-cell table:number-columns-repeated="10"/>
        </table:table-row>
        <table:table-row table:style-name="ro1">
          <table:table-cell office:value-type="float" office:value="229.572214126587" calcext:value-type="float">
            <text:p>229.572214126587</text:p>
          </table:table-cell>
          <table:table-cell office:value-type="float" office:value="4.49608540534973" calcext:value-type="float">
            <text:p>4.49608540534973</text:p>
          </table:table-cell>
          <table:table-cell table:formula="of:=100000/[.B75]" office:value-type="float" office:value="22241.5703849873" calcext:value-type="float">
            <text:p>22241.5703849873</text:p>
          </table:table-cell>
          <table:table-cell table:number-columns-repeated="10"/>
        </table:table-row>
        <table:table-row table:style-name="ro1">
          <table:table-cell office:value-type="float" office:value="234.065980672836" calcext:value-type="float">
            <text:p>234.065980672836</text:p>
          </table:table-cell>
          <table:table-cell office:value-type="float" office:value="4.49371385574341" calcext:value-type="float">
            <text:p>4.49371385574341</text:p>
          </table:table-cell>
          <table:table-cell table:formula="of:=100000/[.B76]" office:value-type="float" office:value="22253.3083347508" calcext:value-type="float">
            <text:p>22253.3083347508</text:p>
          </table:table-cell>
          <table:table-cell table:number-columns-repeated="10"/>
        </table:table-row>
        <table:table-row table:style-name="ro1">
          <table:table-cell office:value-type="float" office:value="238.545746088028" calcext:value-type="float">
            <text:p>238.545746088028</text:p>
          </table:table-cell>
          <table:table-cell office:value-type="float" office:value="4.47970795631409" calcext:value-type="float">
            <text:p>4.47970795631409</text:p>
          </table:table-cell>
          <table:table-cell table:formula="of:=100000/[.B77]" office:value-type="float" office:value="22322.88376278" calcext:value-type="float">
            <text:p>22322.88376278</text:p>
          </table:table-cell>
          <table:table-cell table:number-columns-repeated="10"/>
        </table:table-row>
        <table:table-row table:style-name="ro1">
          <table:table-cell office:value-type="float" office:value="243.018493890762" calcext:value-type="float">
            <text:p>243.018493890762</text:p>
          </table:table-cell>
          <table:table-cell office:value-type="float" office:value="4.4726984500885" calcext:value-type="float">
            <text:p>4.4726984500885</text:p>
          </table:table-cell>
          <table:table-cell table:formula="of:=100000/[.B78]" office:value-type="float" office:value="22357.8676532556" calcext:value-type="float">
            <text:p>22357.8676532556</text:p>
          </table:table-cell>
          <table:table-cell table:number-columns-repeated="10"/>
        </table:table-row>
        <table:table-row table:style-name="ro1">
          <table:table-cell office:value-type="float" office:value="247.498565673828" calcext:value-type="float">
            <text:p>247.498565673828</text:p>
          </table:table-cell>
          <table:table-cell office:value-type="float" office:value="4.48001933097839" calcext:value-type="float">
            <text:p>4.48001933097839</text:p>
          </table:table-cell>
          <table:table-cell table:formula="of:=100000/[.B79]" office:value-type="float" office:value="22321.332255984" calcext:value-type="float">
            <text:p>22321.332255984</text:p>
          </table:table-cell>
          <table:table-cell table:number-columns-repeated="10"/>
        </table:table-row>
        <table:table-row table:style-name="ro1">
          <table:table-cell office:value-type="float" office:value="251.98567032814" calcext:value-type="float">
            <text:p>251.98567032814</text:p>
          </table:table-cell>
          <table:table-cell office:value-type="float" office:value="4.48705410957336" calcext:value-type="float">
            <text:p>4.48705410957336</text:p>
          </table:table-cell>
          <table:table-cell table:formula="of:=100000/[.B80]" office:value-type="float" office:value="22286.3369948325" calcext:value-type="float">
            <text:p>22286.3369948325</text:p>
          </table:table-cell>
          <table:table-cell table:number-columns-repeated="10"/>
        </table:table-row>
        <table:table-row table:style-name="ro1">
          <table:table-cell office:value-type="float" office:value="256.450758695602" calcext:value-type="float">
            <text:p>256.450758695602</text:p>
          </table:table-cell>
          <table:table-cell office:value-type="float" office:value="4.46503877639771" calcext:value-type="float">
            <text:p>4.46503877639771</text:p>
          </table:table-cell>
          <table:table-cell table:formula="of:=100000/[.B81]" office:value-type="float" office:value="22396.2220728299" calcext:value-type="float">
            <text:p>22396.2220728299</text:p>
          </table:table-cell>
          <table:table-cell table:number-columns-repeated="10"/>
        </table:table-row>
        <table:table-row table:style-name="ro1">
          <table:table-cell office:value-type="float" office:value="260.912204265594" calcext:value-type="float">
            <text:p>260.912204265594</text:p>
          </table:table-cell>
          <table:table-cell office:value-type="float" office:value="4.4613950252533" calcext:value-type="float">
            <text:p>4.4613950252533</text:p>
          </table:table-cell>
          <table:table-cell table:formula="of:=100000/[.B82]" office:value-type="float" office:value="22414.5137191304" calcext:value-type="float">
            <text:p>22414.5137191304</text:p>
          </table:table-cell>
          <table:table-cell table:number-columns-repeated="10"/>
        </table:table-row>
        <table:table-row table:style-name="ro1">
          <table:table-cell office:value-type="float" office:value="265.398231983185" calcext:value-type="float">
            <text:p>265.398231983185</text:p>
          </table:table-cell>
          <table:table-cell office:value-type="float" office:value="4.48597764968872" calcext:value-type="float">
            <text:p>4.48597764968872</text:p>
          </table:table-cell>
          <table:table-cell table:formula="of:=100000/[.B83]" office:value-type="float" office:value="22291.6848475469" calcext:value-type="float">
            <text:p>22291.6848475469</text:p>
          </table:table-cell>
          <table:table-cell table:number-columns-repeated="10"/>
        </table:table-row>
        <table:table-row table:style-name="ro1">
          <table:table-cell office:value-type="float" office:value="269.870417833328" calcext:value-type="float">
            <text:p>269.870417833328</text:p>
          </table:table-cell>
          <table:table-cell office:value-type="float" office:value="4.47213745117188" calcext:value-type="float">
            <text:p>4.47213745117188</text:p>
          </table:table-cell>
          <table:table-cell table:formula="of:=100000/[.B84]" office:value-type="float" office:value="22360.6722941389" calcext:value-type="float">
            <text:p>22360.6722941389</text:p>
          </table:table-cell>
          <table:table-cell table:number-columns-repeated="10"/>
        </table:table-row>
        <table:table-row table:style-name="ro1">
          <table:table-cell office:value-type="float" office:value="274.349611282349" calcext:value-type="float">
            <text:p>274.349611282349</text:p>
          </table:table-cell>
          <table:table-cell office:value-type="float" office:value="4.47914481163025" calcext:value-type="float">
            <text:p>4.47914481163025</text:p>
          </table:table-cell>
          <table:table-cell table:formula="of:=100000/[.B85]" office:value-type="float" office:value="22325.6903282847" calcext:value-type="float">
            <text:p>22325.6903282847</text:p>
          </table:table-cell>
          <table:table-cell table:number-columns-repeated="10"/>
        </table:table-row>
        <table:table-row table:style-name="ro1">
          <table:table-cell office:value-type="float" office:value="278.821635723114" calcext:value-type="float">
            <text:p>278.821635723114</text:p>
          </table:table-cell>
          <table:table-cell office:value-type="float" office:value="4.47197389602661" calcext:value-type="float">
            <text:p>4.47197389602661</text:p>
          </table:table-cell>
          <table:table-cell table:formula="of:=100000/[.B86]" office:value-type="float" office:value="22361.4900992269" calcext:value-type="float">
            <text:p>22361.4900992269</text:p>
          </table:table-cell>
          <table:table-cell table:number-columns-repeated="10"/>
        </table:table-row>
        <table:table-row table:style-name="ro1">
          <table:table-cell office:value-type="float" office:value="283.294159889221" calcext:value-type="float">
            <text:p>283.294159889221</text:p>
          </table:table-cell>
          <table:table-cell office:value-type="float" office:value="4.4724748134613" calcext:value-type="float">
            <text:p>4.4724748134613</text:p>
          </table:table-cell>
          <table:table-cell table:formula="of:=100000/[.B87]" office:value-type="float" office:value="22358.9856110579" calcext:value-type="float">
            <text:p>22358.9856110579</text:p>
          </table:table-cell>
          <table:table-cell table:number-columns-repeated="10"/>
        </table:table-row>
        <table:table-row table:style-name="ro1">
          <table:table-cell office:value-type="float" office:value="287.762032747269" calcext:value-type="float">
            <text:p>287.762032747269</text:p>
          </table:table-cell>
          <table:table-cell office:value-type="float" office:value="4.46782326698303" calcext:value-type="float">
            <text:p>4.46782326698303</text:p>
          </table:table-cell>
          <table:table-cell table:formula="of:=100000/[.B88]" office:value-type="float" office:value="22382.2640297781" calcext:value-type="float">
            <text:p>22382.2640297781</text:p>
          </table:table-cell>
          <table:table-cell table:number-columns-repeated="10"/>
        </table:table-row>
        <table:table-row table:style-name="ro1">
          <table:table-cell office:value-type="float" office:value="292.250664710999" calcext:value-type="float">
            <text:p>292.250664710999</text:p>
          </table:table-cell>
          <table:table-cell office:value-type="float" office:value="4.4885835647583" calcext:value-type="float">
            <text:p>4.4885835647583</text:p>
          </table:table-cell>
          <table:table-cell table:formula="of:=100000/[.B89]" office:value-type="float" office:value="22278.7430727904" calcext:value-type="float">
            <text:p>22278.7430727904</text:p>
          </table:table-cell>
          <table:table-cell table:number-columns-repeated="10"/>
        </table:table-row>
        <table:table-row table:style-name="ro1">
          <table:table-cell office:value-type="float" office:value="296.752009868622" calcext:value-type="float">
            <text:p>296.752009868622</text:p>
          </table:table-cell>
          <table:table-cell office:value-type="float" office:value="4.50129342079163" calcext:value-type="float">
            <text:p>4.50129342079163</text:p>
          </table:table-cell>
          <table:table-cell table:formula="of:=100000/[.B90]" office:value-type="float" office:value="22215.836794397" calcext:value-type="float">
            <text:p>22215.836794397</text:p>
          </table:table-cell>
          <table:table-cell table:number-columns-repeated="10"/>
        </table:table-row>
        <table:table-row table:style-name="ro1">
          <table:table-cell office:value-type="float" office:value="301.222939014435" calcext:value-type="float">
            <text:p>301.222939014435</text:p>
          </table:table-cell>
          <table:table-cell office:value-type="float" office:value="4.47087645530701" calcext:value-type="float">
            <text:p>4.47087645530701</text:p>
          </table:table-cell>
          <table:table-cell table:formula="of:=100000/[.B91]" office:value-type="float" office:value="22366.9790475418" calcext:value-type="float">
            <text:p>22366.9790475418</text:p>
          </table:table-cell>
          <table:table-cell table:number-columns-repeated="10"/>
        </table:table-row>
        <table:table-row table:style-name="ro1">
          <table:table-cell office:value-type="float" office:value="307.674437761307" calcext:value-type="float">
            <text:p>307.674437761307</text:p>
          </table:table-cell>
          <table:table-cell office:value-type="float" office:value="6.45144462585449" calcext:value-type="float">
            <text:p>6.45144462585449</text:p>
          </table:table-cell>
          <table:table-cell table:formula="of:=100000/[.B92]" office:value-type="float" office:value="15500.4042969299" calcext:value-type="float">
            <text:p>15500.4042969299</text:p>
          </table:table-cell>
          <table:table-cell table:number-columns-repeated="10"/>
        </table:table-row>
        <table:table-row table:style-name="ro1">
          <table:table-cell office:value-type="float" office:value="314.172765254974" calcext:value-type="float">
            <text:p>314.172765254974</text:p>
          </table:table-cell>
          <table:table-cell office:value-type="float" office:value="6.49826002120972" calcext:value-type="float">
            <text:p>6.49826002120972</text:p>
          </table:table-cell>
          <table:table-cell table:formula="of:=100000/[.B93]" office:value-type="float" office:value="15388.7347803272" calcext:value-type="float">
            <text:p>15388.7347803272</text:p>
          </table:table-cell>
          <table:table-cell table:number-columns-repeated="10"/>
        </table:table-row>
        <table:table-row table:style-name="ro1">
          <table:table-cell office:value-type="float" office:value="320.665045022964" calcext:value-type="float">
            <text:p>320.665045022964</text:p>
          </table:table-cell>
          <table:table-cell office:value-type="float" office:value="6.49221396446228" calcext:value-type="float">
            <text:p>6.49221396446228</text:p>
          </table:table-cell>
          <table:table-cell table:formula="of:=100000/[.B94]" office:value-type="float" office:value="15403.0659721614" calcext:value-type="float">
            <text:p>15403.0659721614</text:p>
          </table:table-cell>
          <table:table-cell table:number-columns-repeated="10"/>
        </table:table-row>
        <table:table-row table:style-name="ro1">
          <table:table-cell office:value-type="float" office:value="327.170081377029" calcext:value-type="float">
            <text:p>327.170081377029</text:p>
          </table:table-cell>
          <table:table-cell office:value-type="float" office:value="6.50496387481689" calcext:value-type="float">
            <text:p>6.50496387481689</text:p>
          </table:table-cell>
          <table:table-cell table:formula="of:=100000/[.B95]" office:value-type="float" office:value="15372.8755338883" calcext:value-type="float">
            <text:p>15372.8755338883</text:p>
          </table:table-cell>
          <table:table-cell table:number-columns-repeated="10"/>
        </table:table-row>
        <table:table-row table:style-name="ro1">
          <table:table-cell office:value-type="float" office:value="333.707273006439" calcext:value-type="float">
            <text:p>333.707273006439</text:p>
          </table:table-cell>
          <table:table-cell office:value-type="float" office:value="6.53711915016174" calcext:value-type="float">
            <text:p>6.53711915016174</text:p>
          </table:table-cell>
          <table:table-cell table:formula="of:=100000/[.B96]" office:value-type="float" office:value="15297.2582727861" calcext:value-type="float">
            <text:p>15297.2582727861</text:p>
          </table:table-cell>
          <table:table-cell table:number-columns-repeated="10"/>
        </table:table-row>
        <table:table-row table:style-name="ro1">
          <table:table-cell office:value-type="float" office:value="340.20397233963" calcext:value-type="float">
            <text:p>340.20397233963</text:p>
          </table:table-cell>
          <table:table-cell office:value-type="float" office:value="6.4966344833374" calcext:value-type="float">
            <text:p>6.4966344833374</text:p>
          </table:table-cell>
          <table:table-cell table:formula="of:=100000/[.B97]" office:value-type="float" office:value="15392.5852310886" calcext:value-type="float">
            <text:p>15392.5852310886</text:p>
          </table:table-cell>
          <table:table-cell table:number-columns-repeated="10"/>
        </table:table-row>
        <table:table-row table:style-name="ro1">
          <table:table-cell office:value-type="float" office:value="346.712211370468" calcext:value-type="float">
            <text:p>346.712211370468</text:p>
          </table:table-cell>
          <table:table-cell office:value-type="float" office:value="6.50817370414734" calcext:value-type="float">
            <text:p>6.50817370414734</text:p>
          </table:table-cell>
          <table:table-cell table:formula="of:=100000/[.B98]" office:value-type="float" office:value="15365.2936362585" calcext:value-type="float">
            <text:p>15365.2936362585</text:p>
          </table:table-cell>
          <table:table-cell table:number-columns-repeated="10"/>
        </table:table-row>
        <table:table-row table:style-name="ro1">
          <table:table-cell office:value-type="float" office:value="353.208705186844" calcext:value-type="float">
            <text:p>353.208705186844</text:p>
          </table:table-cell>
          <table:table-cell office:value-type="float" office:value="6.49641513824463" calcext:value-type="float">
            <text:p>6.49641513824463</text:p>
          </table:table-cell>
          <table:table-cell table:formula="of:=100000/[.B99]" office:value-type="float" office:value="15393.1049466492" calcext:value-type="float">
            <text:p>15393.1049466492</text:p>
          </table:table-cell>
          <table:table-cell table:number-columns-repeated="10"/>
        </table:table-row>
        <table:table-row table:style-name="ro1">
          <table:table-cell office:value-type="float" office:value="359.673186540604" calcext:value-type="float">
            <text:p>359.673186540604</text:p>
          </table:table-cell>
          <table:table-cell office:value-type="float" office:value="6.46442151069641" calcext:value-type="float">
            <text:p>6.46442151069641</text:p>
          </table:table-cell>
          <table:table-cell table:formula="of:=100000/[.B100]" office:value-type="float" office:value="15469.2882935517" calcext:value-type="float">
            <text:p>15469.2882935517</text:p>
          </table:table-cell>
          <table:table-cell table:number-columns-repeated="10"/>
        </table:table-row>
        <table:table-row table:style-name="ro1">
          <table:table-cell office:value-type="float" office:value="366.169586420059" calcext:value-type="float">
            <text:p>366.169586420059</text:p>
          </table:table-cell>
          <table:table-cell office:value-type="float" office:value="6.49633622169495" calcext:value-type="float">
            <text:p>6.49633622169495</text:p>
          </table:table-cell>
          <table:table-cell table:formula="of:=100000/[.B101]" office:value-type="float" office:value="15393.2919398542" calcext:value-type="float">
            <text:p>15393.2919398542</text:p>
          </table:table-cell>
          <table:table-cell table:number-columns-repeated="10"/>
        </table:table-row>
        <table:table-row table:style-name="ro1">
          <table:table-cell office:value-type="float" office:value="372.665724039078" calcext:value-type="float">
            <text:p>372.665724039078</text:p>
          </table:table-cell>
          <table:table-cell office:value-type="float" office:value="6.49606513977051" calcext:value-type="float">
            <text:p>6.49606513977051</text:p>
          </table:table-cell>
          <table:table-cell table:formula="of:=100000/[.B102]" office:value-type="float" office:value="15393.9343045955" calcext:value-type="float">
            <text:p>15393.9343045955</text:p>
          </table:table-cell>
          <table:table-cell table:number-columns-repeated="10"/>
        </table:table-row>
        <table:table-row table:style-name="ro1">
          <table:table-cell office:value-type="float" office:value="379.169290304184" calcext:value-type="float">
            <text:p>379.169290304184</text:p>
          </table:table-cell>
          <table:table-cell office:value-type="float" office:value="6.50347685813904" calcext:value-type="float">
            <text:p>6.50347685813904</text:p>
          </table:table-cell>
          <table:table-cell table:formula="of:=100000/[.B103]" office:value-type="float" office:value="15376.390534065" calcext:value-type="float">
            <text:p>15376.390534065</text:p>
          </table:table-cell>
          <table:table-cell table:number-columns-repeated="10"/>
        </table:table-row>
        <table:table-row table:style-name="ro1">
          <table:table-cell office:value-type="float" office:value="385.673848867416" calcext:value-type="float">
            <text:p>385.673848867416</text:p>
          </table:table-cell>
          <table:table-cell office:value-type="float" office:value="6.50449395179749" calcext:value-type="float">
            <text:p>6.50449395179749</text:p>
          </table:table-cell>
          <table:table-cell table:formula="of:=100000/[.B104]" office:value-type="float" office:value="15373.9861611164" calcext:value-type="float">
            <text:p>15373.9861611164</text:p>
          </table:table-cell>
          <table:table-cell table:number-columns-repeated="10"/>
        </table:table-row>
        <table:table-row table:style-name="ro1">
          <table:table-cell office:value-type="float" office:value="392.193561553955" calcext:value-type="float">
            <text:p>392.193561553955</text:p>
          </table:table-cell>
          <table:table-cell office:value-type="float" office:value="6.51966047286987" calcext:value-type="float">
            <text:p>6.51966047286987</text:p>
          </table:table-cell>
          <table:table-cell table:formula="of:=100000/[.B105]" office:value-type="float" office:value="15338.2220463977" calcext:value-type="float">
            <text:p>15338.2220463977</text:p>
          </table:table-cell>
          <table:table-cell table:number-columns-repeated="10"/>
        </table:table-row>
        <table:table-row table:style-name="ro1">
          <table:table-cell office:value-type="float" office:value="398.696428537369" calcext:value-type="float">
            <text:p>398.696428537369</text:p>
          </table:table-cell>
          <table:table-cell office:value-type="float" office:value="6.50280952453613" calcext:value-type="float">
            <text:p>6.50280952453613</text:p>
          </table:table-cell>
          <table:table-cell table:formula="of:=100000/[.B106]" office:value-type="float" office:value="15377.9684954148" calcext:value-type="float">
            <text:p>15377.9684954148</text:p>
          </table:table-cell>
          <table:table-cell table:number-columns-repeated="10"/>
        </table:table-row>
        <table:table-row table:style-name="ro1">
          <table:table-cell office:value-type="float" office:value="406.566656112671" calcext:value-type="float">
            <text:p>406.566656112671</text:p>
          </table:table-cell>
          <table:table-cell office:value-type="float" office:value="7.87016654014587" calcext:value-type="float">
            <text:p>7.87016654014587</text:p>
          </table:table-cell>
          <table:table-cell table:formula="of:=100000/[.B107]" office:value-type="float" office:value="12706.2114238496" calcext:value-type="float">
            <text:p>12706.2114238496</text:p>
          </table:table-cell>
          <table:table-cell table:number-columns-repeated="10"/>
        </table:table-row>
        <table:table-row table:style-name="ro1">
          <table:table-cell office:value-type="float" office:value="415.197062015533" calcext:value-type="float">
            <text:p>415.197062015533</text:p>
          </table:table-cell>
          <table:table-cell office:value-type="float" office:value="8.63032269477844" calcext:value-type="float">
            <text:p>8.63032269477844</text:p>
          </table:table-cell>
          <table:table-cell table:formula="of:=100000/[.B108]" office:value-type="float" office:value="11587.0522501438" calcext:value-type="float">
            <text:p>11587.0522501438</text:p>
          </table:table-cell>
          <table:table-cell table:number-columns-repeated="10"/>
        </table:table-row>
        <table:table-row table:style-name="ro1">
          <table:table-cell office:value-type="float" office:value="423.90042424202" calcext:value-type="float">
            <text:p>423.90042424202</text:p>
          </table:table-cell>
          <table:table-cell office:value-type="float" office:value="8.7033007144928" calcext:value-type="float">
            <text:p>8.7033007144928</text:p>
          </table:table-cell>
          <table:table-cell table:formula="of:=100000/[.B109]" office:value-type="float" office:value="11489.8936944094" calcext:value-type="float">
            <text:p>11489.8936944094</text:p>
          </table:table-cell>
          <table:table-cell table:number-columns-repeated="10"/>
        </table:table-row>
        <table:table-row table:style-name="ro1">
          <table:table-cell office:value-type="float" office:value="432.570680856705" calcext:value-type="float">
            <text:p>432.570680856705</text:p>
          </table:table-cell>
          <table:table-cell office:value-type="float" office:value="8.67016053199768" calcext:value-type="float">
            <text:p>8.67016053199768</text:p>
          </table:table-cell>
          <table:table-cell table:formula="of:=100000/[.B110]" office:value-type="float" office:value="11533.8118170874" calcext:value-type="float">
            <text:p>11533.8118170874</text:p>
          </table:table-cell>
          <table:table-cell table:number-columns-repeated="10"/>
        </table:table-row>
        <table:table-row table:style-name="ro1">
          <table:table-cell office:value-type="float" office:value="441.265322208405" calcext:value-type="float">
            <text:p>441.265322208405</text:p>
          </table:table-cell>
          <table:table-cell office:value-type="float" office:value="8.69452452659607" calcext:value-type="float">
            <text:p>8.69452452659607</text:p>
          </table:table-cell>
          <table:table-cell table:formula="of:=100000/[.B111]" office:value-type="float" office:value="11501.4915069945" calcext:value-type="float">
            <text:p>11501.4915069945</text:p>
          </table:table-cell>
          <table:table-cell table:number-columns-repeated="10"/>
        </table:table-row>
        <table:table-row table:style-name="ro1">
          <table:table-cell office:value-type="float" office:value="449.943662881851" calcext:value-type="float">
            <text:p>449.943662881851</text:p>
          </table:table-cell>
          <table:table-cell office:value-type="float" office:value="8.67828965187073" calcext:value-type="float">
            <text:p>8.67828965187073</text:p>
          </table:table-cell>
          <table:table-cell table:formula="of:=100000/[.B112]" office:value-type="float" office:value="11523.0078749957" calcext:value-type="float">
            <text:p>11523.0078749957</text:p>
          </table:table-cell>
          <table:table-cell table:number-columns-repeated="10"/>
        </table:table-row>
        <table:table-row table:style-name="ro1">
          <table:table-cell office:value-type="float" office:value="458.628915786743" calcext:value-type="float">
            <text:p>458.628915786743</text:p>
          </table:table-cell>
          <table:table-cell office:value-type="float" office:value="8.68518424034119" calcext:value-type="float">
            <text:p>8.68518424034119</text:p>
          </table:table-cell>
          <table:table-cell table:formula="of:=100000/[.B113]" office:value-type="float" office:value="11513.8605276233" calcext:value-type="float">
            <text:p>11513.8605276233</text:p>
          </table:table-cell>
          <table:table-cell table:number-columns-repeated="10"/>
        </table:table-row>
        <table:table-row table:style-name="ro1">
          <table:table-cell office:value-type="float" office:value="467.31004858017" calcext:value-type="float">
            <text:p>467.31004858017</text:p>
          </table:table-cell>
          <table:table-cell office:value-type="float" office:value="8.68105220794678" calcext:value-type="float">
            <text:p>8.68105220794678</text:p>
          </table:table-cell>
          <table:table-cell table:formula="of:=100000/[.B114]" office:value-type="float" office:value="11519.3409283334" calcext:value-type="float">
            <text:p>11519.3409283334</text:p>
          </table:table-cell>
          <table:table-cell table:number-columns-repeated="10"/>
        </table:table-row>
        <table:table-row table:style-name="ro1">
          <table:table-cell office:value-type="float" office:value="476.000974178314" calcext:value-type="float">
            <text:p>476.000974178314</text:p>
          </table:table-cell>
          <table:table-cell office:value-type="float" office:value="8.69084405899048" calcext:value-type="float">
            <text:p>8.69084405899048</text:p>
          </table:table-cell>
          <table:table-cell table:formula="of:=100000/[.B115]" office:value-type="float" office:value="11506.3622498844" calcext:value-type="float">
            <text:p>11506.3622498844</text:p>
          </table:table-cell>
          <table:table-cell table:number-columns-repeated="10"/>
        </table:table-row>
        <table:table-row table:style-name="ro1">
          <table:table-cell office:value-type="float" office:value="484.674978256226" calcext:value-type="float">
            <text:p>484.674978256226</text:p>
          </table:table-cell>
          <table:table-cell office:value-type="float" office:value="8.67392420768738" calcext:value-type="float">
            <text:p>8.67392420768738</text:p>
          </table:table-cell>
          <table:table-cell table:formula="of:=100000/[.B116]" office:value-type="float" office:value="11528.8072163893" calcext:value-type="float">
            <text:p>11528.8072163893</text:p>
          </table:table-cell>
          <table:table-cell table:number-columns-repeated="10"/>
        </table:table-row>
        <table:table-row table:style-name="ro1">
          <table:table-cell office:value-type="float" office:value="493.343460559845" calcext:value-type="float">
            <text:p>493.343460559845</text:p>
          </table:table-cell>
          <table:table-cell office:value-type="float" office:value="8.66838121414185" calcext:value-type="float">
            <text:p>8.66838121414185</text:p>
          </table:table-cell>
          <table:table-cell table:formula="of:=100000/[.B117]" office:value-type="float" office:value="11536.1793084108" calcext:value-type="float">
            <text:p>11536.1793084108</text:p>
          </table:table-cell>
          <table:table-cell table:number-columns-repeated="10"/>
        </table:table-row>
        <table:table-row table:style-name="ro1">
          <table:table-cell office:value-type="float" office:value="502.415356397629" calcext:value-type="float">
            <text:p>502.415356397629</text:p>
          </table:table-cell>
          <table:table-cell office:value-type="float" office:value="9.07178115844727" calcext:value-type="float">
            <text:p>9.07178115844727</text:p>
          </table:table-cell>
          <table:table-cell table:formula="of:=100000/[.B118]" office:value-type="float" office:value="11023.1935992949" calcext:value-type="float">
            <text:p>11023.1935992949</text:p>
          </table:table-cell>
          <table:table-cell table:number-columns-repeated="10"/>
        </table:table-row>
        <table:table-row table:style-name="ro1">
          <table:table-cell office:value-type="float" office:value="534.540636301041" calcext:value-type="float">
            <text:p>534.540636301041</text:p>
          </table:table-cell>
          <table:table-cell office:value-type="float" office:value="30.1218106746674" calcext:value-type="float">
            <text:p>30.1218106746674</text:p>
          </table:table-cell>
          <table:table-cell table:formula="of:=100000/[.B119]" office:value-type="float" office:value="3319.85354665616" calcext:value-type="float">
            <text:p>3319.85354665616</text:p>
          </table:table-cell>
          <table:table-cell table:number-columns-repeated="10"/>
        </table:table-row>
        <table:table-row table:style-name="ro1">
          <table:table-cell office:value-type="float" office:value="546.43569111824" calcext:value-type="float">
            <text:p>546.43569111824</text:p>
          </table:table-cell>
          <table:table-cell office:value-type="float" office:value="11.8949763774872" calcext:value-type="float">
            <text:p>11.8949763774872</text:p>
          </table:table-cell>
          <table:table-cell table:formula="of:=100000/[.B120]" office:value-type="float" office:value="8406.91034824273" calcext:value-type="float">
            <text:p>8406.91034824273</text:p>
          </table:table-cell>
          <table:table-cell table:number-columns-repeated="10"/>
        </table:table-row>
        <table:table-row table:style-name="ro1">
          <table:table-cell office:value-type="float" office:value="558.330063819885" calcext:value-type="float">
            <text:p>558.330063819885</text:p>
          </table:table-cell>
          <table:table-cell office:value-type="float" office:value="11.8942992687225" calcext:value-type="float">
            <text:p>11.8942992687225</text:p>
          </table:table-cell>
          <table:table-cell table:formula="of:=100000/[.B121]" office:value-type="float" office:value="8407.38892983482" calcext:value-type="float">
            <text:p>8407.38892983482</text:p>
          </table:table-cell>
          <table:table-cell table:number-columns-repeated="10"/>
        </table:table-row>
        <table:table-row table:style-name="ro1">
          <table:table-cell office:value-type="float" office:value="570.390675783157" calcext:value-type="float">
            <text:p>570.390675783157</text:p>
          </table:table-cell>
          <table:table-cell office:value-type="float" office:value="12.0605387687683" calcext:value-type="float">
            <text:p>12.0605387687683</text:p>
          </table:table-cell>
          <table:table-cell table:formula="of:=100000/[.B122]" office:value-type="float" office:value="8291.50354866051" calcext:value-type="float">
            <text:p>8291.50354866051</text:p>
          </table:table-cell>
          <table:table-cell table:number-columns-repeated="10"/>
        </table:table-row>
        <table:table-row table:style-name="ro1">
          <table:table-cell office:value-type="float" office:value="582.269699811935" calcext:value-type="float">
            <text:p>582.269699811935</text:p>
          </table:table-cell>
          <table:table-cell office:value-type="float" office:value="11.8789534568787" calcext:value-type="float">
            <text:p>11.8789534568787</text:p>
          </table:table-cell>
          <table:table-cell table:formula="of:=100000/[.B123]" office:value-type="float" office:value="8418.25000518824" calcext:value-type="float">
            <text:p>8418.25000518824</text:p>
          </table:table-cell>
          <table:table-cell table:number-columns-repeated="10"/>
        </table:table-row>
        <table:table-row table:style-name="ro1">
          <table:table-cell office:value-type="float" office:value="594.109194755554" calcext:value-type="float">
            <text:p>594.109194755554</text:p>
          </table:table-cell>
          <table:table-cell office:value-type="float" office:value="11.8394250869751" calcext:value-type="float">
            <text:p>11.8394250869751</text:p>
          </table:table-cell>
          <table:table-cell table:formula="of:=100000/[.B124]" office:value-type="float" office:value="8446.35607433447" calcext:value-type="float">
            <text:p>8446.35607433447</text:p>
          </table:table-cell>
          <table:table-cell table:number-columns-repeated="10"/>
        </table:table-row>
        <table:table-row table:style-name="ro1">
          <table:table-cell office:value-type="float" office:value="605.43479514122" calcext:value-type="float">
            <text:p>605.43479514122</text:p>
          </table:table-cell>
          <table:table-cell office:value-type="float" office:value="11.3255307674408" calcext:value-type="float">
            <text:p>11.3255307674408</text:p>
          </table:table-cell>
          <table:table-cell table:formula="of:=100000/[.B125]" office:value-type="float" office:value="8829.60825884514" calcext:value-type="float">
            <text:p>8829.60825884514</text:p>
          </table:table-cell>
          <table:table-cell table:number-columns-repeated="10"/>
        </table:table-row>
        <table:table-row table:style-name="ro1">
          <table:table-cell office:value-type="float" office:value="615.158313751221" calcext:value-type="float">
            <text:p>615.158313751221</text:p>
          </table:table-cell>
          <table:table-cell office:value-type="float" office:value="9.72344207763672" calcext:value-type="float">
            <text:p>9.72344207763672</text:p>
          </table:table-cell>
          <table:table-cell table:formula="of:=100000/[.B126]" office:value-type="float" office:value="10284.4238903828" calcext:value-type="float">
            <text:p>10284.4238903828</text:p>
          </table:table-cell>
          <table:table-cell table:number-columns-repeated="10"/>
        </table:table-row>
        <table:table-row table:style-name="ro1">
          <table:table-cell office:value-type="float" office:value="624.822083950043" calcext:value-type="float">
            <text:p>624.822083950043</text:p>
          </table:table-cell>
          <table:table-cell office:value-type="float" office:value="9.66369080543518" calcext:value-type="float">
            <text:p>9.66369080543518</text:p>
          </table:table-cell>
          <table:table-cell table:formula="of:=100000/[.B127]" office:value-type="float" office:value="10348.0131984104" calcext:value-type="float">
            <text:p>10348.0131984104</text:p>
          </table:table-cell>
          <table:table-cell table:number-columns-repeated="10"/>
        </table:table-row>
        <table:table-row table:style-name="ro1">
          <table:table-cell office:value-type="float" office:value="634.696481227875" calcext:value-type="float">
            <text:p>634.696481227875</text:p>
          </table:table-cell>
          <table:table-cell office:value-type="float" office:value="9.87432527542114" calcext:value-type="float">
            <text:p>9.87432527542114</text:p>
          </table:table-cell>
          <table:table-cell table:formula="of:=100000/[.B128]" office:value-type="float" office:value="10127.2742400857" calcext:value-type="float">
            <text:p>10127.2742400857</text:p>
          </table:table-cell>
          <table:table-cell table:number-columns-repeated="10"/>
        </table:table-row>
        <table:table-row table:style-name="ro1">
          <table:table-cell office:value-type="float" office:value="644.475515604019" calcext:value-type="float">
            <text:p>644.475515604019</text:p>
          </table:table-cell>
          <table:table-cell office:value-type="float" office:value="9.77896356582642" calcext:value-type="float">
            <text:p>9.77896356582642</text:p>
          </table:table-cell>
          <table:table-cell table:formula="of:=100000/[.B129]" office:value-type="float" office:value="10226.0325776711" calcext:value-type="float">
            <text:p>10226.0325776711</text:p>
          </table:table-cell>
          <table:table-cell table:number-columns-repeated="10"/>
        </table:table-row>
        <table:table-row table:style-name="ro1">
          <table:table-cell office:value-type="float" office:value="654.264174222946" calcext:value-type="float">
            <text:p>654.264174222946</text:p>
          </table:table-cell>
          <table:table-cell office:value-type="float" office:value="9.78859043121338" calcext:value-type="float">
            <text:p>9.78859043121338</text:p>
          </table:table-cell>
          <table:table-cell table:formula="of:=100000/[.B130]" office:value-type="float" office:value="10215.9754974654" calcext:value-type="float">
            <text:p>10215.9754974654</text:p>
          </table:table-cell>
          <table:table-cell table:number-columns-repeated="10"/>
        </table:table-row>
        <table:table-row table:style-name="ro1">
          <table:table-cell office:value-type="float" office:value="664.005266189575" calcext:value-type="float">
            <text:p>664.005266189575</text:p>
          </table:table-cell>
          <table:table-cell office:value-type="float" office:value="9.74102091789246" calcext:value-type="float">
            <text:p>9.74102091789246</text:p>
          </table:table-cell>
          <table:table-cell table:formula="of:=100000/[.B131]" office:value-type="float" office:value="10265.8644143057" calcext:value-type="float">
            <text:p>10265.8644143057</text:p>
          </table:table-cell>
          <table:table-cell table:number-columns-repeated="10"/>
        </table:table-row>
        <table:table-row table:style-name="ro1">
          <table:table-cell office:value-type="float" office:value="673.660758972168" calcext:value-type="float">
            <text:p>673.660758972168</text:p>
          </table:table-cell>
          <table:table-cell office:value-type="float" office:value="9.6554126739502" calcext:value-type="float">
            <text:p>9.6554126739502</text:p>
          </table:table-cell>
          <table:table-cell table:formula="of:=100000/[.B132]" office:value-type="float" office:value="10356.8851355049" calcext:value-type="float">
            <text:p>10356.8851355049</text:p>
          </table:table-cell>
          <table:table-cell table:number-columns-repeated="10"/>
        </table:table-row>
        <table:table-row table:style-name="ro1">
          <table:table-cell office:value-type="float" office:value="683.352041482925" calcext:value-type="float">
            <text:p>683.352041482925</text:p>
          </table:table-cell>
          <table:table-cell office:value-type="float" office:value="9.69119930267334" calcext:value-type="float">
            <text:p>9.69119930267334</text:p>
          </table:table-cell>
          <table:table-cell table:formula="of:=100000/[.B133]" office:value-type="float" office:value="10318.6403330303" calcext:value-type="float">
            <text:p>10318.6403330303</text:p>
          </table:table-cell>
          <table:table-cell table:number-columns-repeated="10"/>
        </table:table-row>
        <table:table-row table:style-name="ro1">
          <table:table-cell office:value-type="float" office:value="693.086265563965" calcext:value-type="float">
            <text:p>693.086265563965</text:p>
          </table:table-cell>
          <table:table-cell office:value-type="float" office:value="9.73414921760559" calcext:value-type="float">
            <text:p>9.73414921760559</text:p>
          </table:table-cell>
          <table:table-cell table:formula="of:=100000/[.B134]" office:value-type="float" office:value="10273.1114722523" calcext:value-type="float">
            <text:p>10273.1114722523</text:p>
          </table:table-cell>
          <table:table-cell table:number-columns-repeated="10"/>
        </table:table-row>
        <table:table-row table:style-name="ro1">
          <table:table-cell office:value-type="float" office:value="702.879765748978" calcext:value-type="float">
            <text:p>702.879765748978</text:p>
          </table:table-cell>
          <table:table-cell office:value-type="float" office:value="9.79342126846314" calcext:value-type="float">
            <text:p>9.79342126846314</text:p>
          </table:table-cell>
          <table:table-cell table:formula="of:=100000/[.B135]" office:value-type="float" office:value="10210.9362253231" calcext:value-type="float">
            <text:p>10210.9362253231</text:p>
          </table:table-cell>
          <table:table-cell table:number-columns-repeated="10"/>
        </table:table-row>
        <table:table-row table:style-name="ro1">
          <table:table-cell office:value-type="float" office:value="710.414723873138" calcext:value-type="float">
            <text:p>710.414723873138</text:p>
          </table:table-cell>
          <table:table-cell office:value-type="float" office:value="7.53489446640015" calcext:value-type="float">
            <text:p>7.53489446640015</text:p>
          </table:table-cell>
          <table:table-cell table:formula="of:=100000/[.B136]" office:value-type="float" office:value="13271.5860117117" calcext:value-type="float">
            <text:p>13271.5860117117</text:p>
          </table:table-cell>
          <table:table-cell table:number-columns-repeated="10"/>
        </table:table-row>
        <table:table-row table:style-name="ro1">
          <table:table-cell office:value-type="float" office:value="717.966469764709" calcext:value-type="float">
            <text:p>717.966469764709</text:p>
          </table:table-cell>
          <table:table-cell office:value-type="float" office:value="7.55165576934814" calcext:value-type="float">
            <text:p>7.55165576934814</text:p>
          </table:table-cell>
          <table:table-cell table:formula="of:=100000/[.B137]" office:value-type="float" office:value="13242.1290183665" calcext:value-type="float">
            <text:p>13242.1290183665</text:p>
          </table:table-cell>
          <table:table-cell table:number-columns-repeated="10"/>
        </table:table-row>
        <table:table-row table:style-name="ro1">
          <table:table-cell office:value-type="float" office:value="725.509015083313" calcext:value-type="float">
            <text:p>725.509015083313</text:p>
          </table:table-cell>
          <table:table-cell office:value-type="float" office:value="7.54247093200684" calcext:value-type="float">
            <text:p>7.54247093200684</text:p>
          </table:table-cell>
          <table:table-cell table:formula="of:=100000/[.B138]" office:value-type="float" office:value="13258.2546093277" calcext:value-type="float">
            <text:p>13258.2546093277</text:p>
          </table:table-cell>
          <table:table-cell table:number-columns-repeated="10"/>
        </table:table-row>
        <table:table-row table:style-name="ro1">
          <table:table-cell office:value-type="float" office:value="733.076932191849" calcext:value-type="float">
            <text:p>733.076932191849</text:p>
          </table:table-cell>
          <table:table-cell office:value-type="float" office:value="7.56782984733582" calcext:value-type="float">
            <text:p>7.56782984733582</text:p>
          </table:table-cell>
          <table:table-cell table:formula="of:=100000/[.B139]" office:value-type="float" office:value="13213.8277441853" calcext:value-type="float">
            <text:p>13213.8277441853</text:p>
          </table:table-cell>
          <table:table-cell table:number-columns-repeated="10"/>
        </table:table-row>
        <table:table-row table:style-name="ro1">
          <table:table-cell office:value-type="float" office:value="740.600302219391" calcext:value-type="float">
            <text:p>740.600302219391</text:p>
          </table:table-cell>
          <table:table-cell office:value-type="float" office:value="7.52329874038696" calcext:value-type="float">
            <text:p>7.52329874038696</text:p>
          </table:table-cell>
          <table:table-cell table:formula="of:=100000/[.B140]" office:value-type="float" office:value="13292.0416230682" calcext:value-type="float">
            <text:p>13292.0416230682</text:p>
          </table:table-cell>
          <table:table-cell table:number-columns-repeated="10"/>
        </table:table-row>
        <table:table-row table:style-name="ro1">
          <table:table-cell office:value-type="float" office:value="748.089805364609" calcext:value-type="float">
            <text:p>748.089805364609</text:p>
          </table:table-cell>
          <table:table-cell office:value-type="float" office:value="7.48943543434143" calcext:value-type="float">
            <text:p>7.48943543434143</text:p>
          </table:table-cell>
          <table:table-cell table:formula="of:=100000/[.B141]" office:value-type="float" office:value="13352.1412764263" calcext:value-type="float">
            <text:p>13352.1412764263</text:p>
          </table:table-cell>
          <table:table-cell table:number-columns-repeated="10"/>
        </table:table-row>
        <table:table-row table:style-name="ro1">
          <table:table-cell office:value-type="float" office:value="755.623759508133" calcext:value-type="float">
            <text:p>755.623759508133</text:p>
          </table:table-cell>
          <table:table-cell office:value-type="float" office:value="7.53388810157776" calcext:value-type="float">
            <text:p>7.53388810157776</text:p>
          </table:table-cell>
          <table:table-cell table:formula="of:=100000/[.B142]" office:value-type="float" office:value="13273.3588091198" calcext:value-type="float">
            <text:p>13273.3588091198</text:p>
          </table:table-cell>
          <table:table-cell table:number-columns-repeated="10"/>
        </table:table-row>
        <table:table-row table:style-name="ro1">
          <table:table-cell office:value-type="float" office:value="763.158220052719" calcext:value-type="float">
            <text:p>763.158220052719</text:p>
          </table:table-cell>
          <table:table-cell office:value-type="float" office:value="7.53438663482666" calcext:value-type="float">
            <text:p>7.53438663482666</text:p>
          </table:table-cell>
          <table:table-cell table:formula="of:=100000/[.B143]" office:value-type="float" office:value="13272.4805411185" calcext:value-type="float">
            <text:p>13272.4805411185</text:p>
          </table:table-cell>
          <table:table-cell table:number-columns-repeated="10"/>
        </table:table-row>
        <table:table-row table:style-name="ro1">
          <table:table-cell office:value-type="float" office:value="770.761798620224" calcext:value-type="float">
            <text:p>770.761798620224</text:p>
          </table:table-cell>
          <table:table-cell office:value-type="float" office:value="7.60349464416504" calcext:value-type="float">
            <text:p>7.60349464416504</text:p>
          </table:table-cell>
          <table:table-cell table:formula="of:=100000/[.B144]" office:value-type="float" office:value="13151.8472333956" calcext:value-type="float">
            <text:p>13151.8472333956</text:p>
          </table:table-cell>
          <table:table-cell table:number-columns-repeated="10"/>
        </table:table-row>
        <table:table-row table:style-name="ro1">
          <table:table-cell office:value-type="float" office:value="778.285532951355" calcext:value-type="float">
            <text:p>778.285532951355</text:p>
          </table:table-cell>
          <table:table-cell office:value-type="float" office:value="7.52367496490479" calcext:value-type="float">
            <text:p>7.52367496490479</text:p>
          </table:table-cell>
          <table:table-cell table:formula="of:=100000/[.B145]" office:value-type="float" office:value="13291.3769489596" calcext:value-type="float">
            <text:p>13291.3769489596</text:p>
          </table:table-cell>
          <table:table-cell table:number-columns-repeated="10"/>
        </table:table-row>
        <table:table-row table:style-name="ro1">
          <table:table-cell office:value-type="float" office:value="785.778226137161" calcext:value-type="float">
            <text:p>785.778226137161</text:p>
          </table:table-cell>
          <table:table-cell office:value-type="float" office:value="7.49262833595276" calcext:value-type="float">
            <text:p>7.49262833595276</text:p>
          </table:table-cell>
          <table:table-cell table:formula="of:=100000/[.B146]" office:value-type="float" office:value="13346.4514074665" calcext:value-type="float">
            <text:p>13346.4514074665</text:p>
          </table:table-cell>
          <table:table-cell table:number-columns-repeated="10"/>
        </table:table-row>
        <table:table-row table:style-name="ro1">
          <table:table-cell office:value-type="float" office:value="793.265549421311" calcext:value-type="float">
            <text:p>793.265549421311</text:p>
          </table:table-cell>
          <table:table-cell office:value-type="float" office:value="7.48723721504211" calcext:value-type="float">
            <text:p>7.48723721504211</text:p>
          </table:table-cell>
          <table:table-cell table:formula="of:=100000/[.B147]" office:value-type="float" office:value="13356.06140528" calcext:value-type="float">
            <text:p>13356.06140528</text:p>
          </table:table-cell>
          <table:table-cell table:number-columns-repeated="10"/>
        </table:table-row>
        <table:table-row table:style-name="ro1">
          <table:table-cell office:value-type="float" office:value="800.821549892425" calcext:value-type="float">
            <text:p>800.821549892425</text:p>
          </table:table-cell>
          <table:table-cell office:value-type="float" office:value="7.55591559410095" calcext:value-type="float">
            <text:p>7.55591559410095</text:p>
          </table:table-cell>
          <table:table-cell table:formula="of:=100000/[.B148]" office:value-type="float" office:value="13234.6634573409" calcext:value-type="float">
            <text:p>13234.6634573409</text:p>
          </table:table-cell>
          <table:table-cell table:number-columns-repeated="10"/>
        </table:table-row>
        <table:table-row table:style-name="ro1">
          <table:table-cell office:value-type="float" office:value="806.73939371109" calcext:value-type="float">
            <text:p>806.73939371109</text:p>
          </table:table-cell>
          <table:table-cell office:value-type="float" office:value="5.91776061058044" calcext:value-type="float">
            <text:p>5.91776061058044</text:p>
          </table:table-cell>
          <table:table-cell table:formula="of:=100000/[.B149]" office:value-type="float" office:value="16898.2840943597" calcext:value-type="float">
            <text:p>16898.2840943597</text:p>
          </table:table-cell>
          <table:table-cell table:number-columns-repeated="10"/>
        </table:table-row>
        <table:table-row table:style-name="ro1">
          <table:table-cell office:value-type="float" office:value="812.202875852585" calcext:value-type="float">
            <text:p>812.202875852585</text:p>
          </table:table-cell>
          <table:table-cell office:value-type="float" office:value="5.46341466903687" calcext:value-type="float">
            <text:p>5.46341466903687</text:p>
          </table:table-cell>
          <table:table-cell table:formula="of:=100000/[.B150]" office:value-type="float" office:value="18303.5713116809" calcext:value-type="float">
            <text:p>18303.5713116809</text:p>
          </table:table-cell>
          <table:table-cell table:number-columns-repeated="10"/>
        </table:table-row>
        <table:table-row table:style-name="ro1">
          <table:table-cell office:value-type="float" office:value="817.611038923264" calcext:value-type="float">
            <text:p>817.611038923264</text:p>
          </table:table-cell>
          <table:table-cell office:value-type="float" office:value="5.40810060501099" calcext:value-type="float">
            <text:p>5.40810060501099</text:p>
          </table:table-cell>
          <table:table-cell table:formula="of:=100000/[.B151]" office:value-type="float" office:value="18490.780276414" calcext:value-type="float">
            <text:p>18490.780276414</text:p>
          </table:table-cell>
          <table:table-cell table:number-columns-repeated="10"/>
        </table:table-row>
        <table:table-row table:style-name="ro1">
          <table:table-cell office:value-type="float" office:value="823.030486822128" calcext:value-type="float">
            <text:p>823.030486822128</text:p>
          </table:table-cell>
          <table:table-cell office:value-type="float" office:value="5.41937828063965" calcext:value-type="float">
            <text:p>5.41937828063965</text:p>
          </table:table-cell>
          <table:table-cell table:formula="of:=100000/[.B152]" office:value-type="float" office:value="18452.3011352138" calcext:value-type="float">
            <text:p>18452.3011352138</text:p>
          </table:table-cell>
          <table:table-cell table:number-columns-repeated="10"/>
        </table:table-row>
        <table:table-row table:style-name="ro1">
          <table:table-cell office:value-type="float" office:value="828.453100919723" calcext:value-type="float">
            <text:p>828.453100919723</text:p>
          </table:table-cell>
          <table:table-cell office:value-type="float" office:value="5.42255663871765" calcext:value-type="float">
            <text:p>5.42255663871765</text:p>
          </table:table-cell>
          <table:table-cell table:formula="of:=100000/[.B153]" office:value-type="float" office:value="18441.4855690006" calcext:value-type="float">
            <text:p>18441.4855690006</text:p>
          </table:table-cell>
          <table:table-cell table:number-columns-repeated="10"/>
        </table:table-row>
        <table:table-row table:style-name="ro1">
          <table:table-cell office:value-type="float" office:value="833.858106136322" calcext:value-type="float">
            <text:p>833.858106136322</text:p>
          </table:table-cell>
          <table:table-cell office:value-type="float" office:value="5.40493726730347" calcext:value-type="float">
            <text:p>5.40493726730347</text:p>
          </table:table-cell>
          <table:table-cell table:formula="of:=100000/[.B154]" office:value-type="float" office:value="18501.6023414255" calcext:value-type="float">
            <text:p>18501.6023414255</text:p>
          </table:table-cell>
          <table:table-cell table:number-columns-repeated="10"/>
        </table:table-row>
        <table:table-row table:style-name="ro1">
          <table:table-cell office:value-type="float" office:value="839.284925460816" calcext:value-type="float">
            <text:p>839.284925460816</text:p>
          </table:table-cell>
          <table:table-cell office:value-type="float" office:value="5.42675495147705" calcext:value-type="float">
            <text:p>5.42675495147705</text:p>
          </table:table-cell>
          <table:table-cell table:formula="of:=100000/[.B155]" office:value-type="float" office:value="18427.218640632" calcext:value-type="float">
            <text:p>18427.218640632</text:p>
          </table:table-cell>
          <table:table-cell table:number-columns-repeated="10"/>
        </table:table-row>
        <table:table-row table:style-name="ro1">
          <table:table-cell office:value-type="float" office:value="844.727008342743" calcext:value-type="float">
            <text:p>844.727008342743</text:p>
          </table:table-cell>
          <table:table-cell office:value-type="float" office:value="5.44201850891113" calcext:value-type="float">
            <text:p>5.44201850891113</text:p>
          </table:table-cell>
          <table:table-cell table:formula="of:=100000/[.B156]" office:value-type="float" office:value="18375.5347094563" calcext:value-type="float">
            <text:p>18375.5347094563</text:p>
          </table:table-cell>
          <table:table-cell table:number-columns-repeated="10"/>
        </table:table-row>
        <table:table-row table:style-name="ro1">
          <table:table-cell office:value-type="float" office:value="850.19039273262" calcext:value-type="float">
            <text:p>850.19039273262</text:p>
          </table:table-cell>
          <table:table-cell office:value-type="float" office:value="5.4633207321167" calcext:value-type="float">
            <text:p>5.4633207321167</text:p>
          </table:table-cell>
          <table:table-cell table:formula="of:=100000/[.B157]" office:value-type="float" office:value="18303.8860252409" calcext:value-type="float">
            <text:p>18303.8860252409</text:p>
          </table:table-cell>
          <table:table-cell table:number-columns-repeated="10"/>
        </table:table-row>
        <table:table-row table:style-name="ro1">
          <table:table-cell office:value-type="float" office:value="855.647002696991" calcext:value-type="float">
            <text:p>855.647002696991</text:p>
          </table:table-cell>
          <table:table-cell office:value-type="float" office:value="5.45653748512268" calcext:value-type="float">
            <text:p>5.45653748512268</text:p>
          </table:table-cell>
          <table:table-cell table:formula="of:=100000/[.B158]" office:value-type="float" office:value="18326.6403415447" calcext:value-type="float">
            <text:p>18326.6403415447</text:p>
          </table:table-cell>
          <table:table-cell table:number-columns-repeated="10"/>
        </table:table-row>
        <table:table-row table:style-name="ro1">
          <table:table-cell office:value-type="float" office:value="861.111568689346" calcext:value-type="float">
            <text:p>861.111568689346</text:p>
          </table:table-cell>
          <table:table-cell office:value-type="float" office:value="5.46450209617615" calcext:value-type="float">
            <text:p>5.46450209617615</text:p>
          </table:table-cell>
          <table:table-cell table:formula="of:=100000/[.B159]" office:value-type="float" office:value="18299.9289303917" calcext:value-type="float">
            <text:p>18299.9289303917</text:p>
          </table:table-cell>
          <table:table-cell table:number-columns-repeated="10"/>
        </table:table-row>
        <table:table-row table:style-name="ro1">
          <table:table-cell office:value-type="float" office:value="866.570953130722" calcext:value-type="float">
            <text:p>866.570953130722</text:p>
          </table:table-cell>
          <table:table-cell office:value-type="float" office:value="5.45931506156921" calcext:value-type="float">
            <text:p>5.45931506156921</text:p>
          </table:table-cell>
          <table:table-cell table:formula="of:=100000/[.B160]" office:value-type="float" office:value="18317.3161600342" calcext:value-type="float">
            <text:p>18317.3161600342</text:p>
          </table:table-cell>
          <table:table-cell table:number-columns-repeated="10"/>
        </table:table-row>
        <table:table-row table:style-name="ro1">
          <table:table-cell office:value-type="float" office:value="871.996412038803" calcext:value-type="float">
            <text:p>871.996412038803</text:p>
          </table:table-cell>
          <table:table-cell office:value-type="float" office:value="5.42539477348328" calcext:value-type="float">
            <text:p>5.42539477348328</text:p>
          </table:table-cell>
          <table:table-cell table:formula="of:=100000/[.B161]" office:value-type="float" office:value="18431.8384514159" calcext:value-type="float">
            <text:p>18431.8384514159</text:p>
          </table:table-cell>
          <table:table-cell table:number-columns-repeated="10"/>
        </table:table-row>
        <table:table-row table:style-name="ro1">
          <table:table-cell office:value-type="float" office:value="877.43109869957" calcext:value-type="float">
            <text:p>877.43109869957</text:p>
          </table:table-cell>
          <table:table-cell office:value-type="float" office:value="5.43461489677429" calcext:value-type="float">
            <text:p>5.43461489677429</text:p>
          </table:table-cell>
          <table:table-cell table:formula="of:=100000/[.B162]" office:value-type="float" office:value="18400.5678230034" calcext:value-type="float">
            <text:p>18400.5678230034</text:p>
          </table:table-cell>
          <table:table-cell table:number-columns-repeated="10"/>
        </table:table-row>
        <table:table-row table:style-name="ro1">
          <table:table-cell office:value-type="float" office:value="882.859555959702" calcext:value-type="float">
            <text:p>882.859555959702</text:p>
          </table:table-cell>
          <table:table-cell office:value-type="float" office:value="5.42839765548706" calcext:value-type="float">
            <text:p>5.42839765548706</text:p>
          </table:table-cell>
          <table:table-cell table:formula="of:=100000/[.B163]" office:value-type="float" office:value="18421.6423236642" calcext:value-type="float">
            <text:p>18421.6423236642</text:p>
          </table:table-cell>
          <table:table-cell table:number-columns-repeated="10"/>
        </table:table-row>
        <table:table-row table:style-name="ro1">
          <table:table-cell office:value-type="float" office:value="888.274370193481" calcext:value-type="float">
            <text:p>888.274370193481</text:p>
          </table:table-cell>
          <table:table-cell office:value-type="float" office:value="5.41475415229797" calcext:value-type="float">
            <text:p>5.41475415229797</text:p>
          </table:table-cell>
          <table:table-cell table:formula="of:=100000/[.B164]" office:value-type="float" office:value="18468.0591560304" calcext:value-type="float">
            <text:p>18468.0591560304</text:p>
          </table:table-cell>
          <table:table-cell table:number-columns-repeated="10"/>
        </table:table-row>
        <table:table-row table:style-name="ro1">
          <table:table-cell office:value-type="float" office:value="893.676567792893" calcext:value-type="float">
            <text:p>893.676567792893</text:p>
          </table:table-cell>
          <table:table-cell office:value-type="float" office:value="5.40214657783508" calcext:value-type="float">
            <text:p>5.40214657783508</text:p>
          </table:table-cell>
          <table:table-cell table:formula="of:=100000/[.B165]" office:value-type="float" office:value="18511.1600655744" calcext:value-type="float">
            <text:p>18511.1600655744</text:p>
          </table:table-cell>
          <table:table-cell table:number-columns-repeated="10"/>
        </table:table-row>
        <table:table-row table:style-name="ro1">
          <table:table-cell office:value-type="float" office:value="899.083548784256" calcext:value-type="float">
            <text:p>899.083548784256</text:p>
          </table:table-cell>
          <table:table-cell office:value-type="float" office:value="5.40693664550781" calcext:value-type="float">
            <text:p>5.40693664550781</text:p>
          </table:table-cell>
          <table:table-cell table:formula="of:=100000/[.B166]" office:value-type="float" office:value="18494.7608149028" calcext:value-type="float">
            <text:p>18494.7608149028</text:p>
          </table:table-cell>
          <table:table-cell table:number-columns-repeated="10"/>
        </table:table-row>
        <table:table-row table:style-name="ro1">
          <table:table-cell office:value-type="float" office:value="903.932658433914" calcext:value-type="float">
            <text:p>903.932658433914</text:p>
          </table:table-cell>
          <table:table-cell office:value-type="float" office:value="4.84905076026917" calcext:value-type="float">
            <text:p>4.84905076026917</text:p>
          </table:table-cell>
          <table:table-cell table:formula="of:=100000/[.B167]" office:value-type="float" office:value="20622.5929452735" calcext:value-type="float">
            <text:p>20622.5929452735</text:p>
          </table:table-cell>
          <table:table-cell table:number-columns-repeated="10"/>
        </table:table-row>
        <table:table-row table:style-name="ro1">
          <table:table-cell office:value-type="float" office:value="907.620507001877" calcext:value-type="float">
            <text:p>907.620507001877</text:p>
          </table:table-cell>
          <table:table-cell office:value-type="float" office:value="3.6878035068512" calcext:value-type="float">
            <text:p>3.6878035068512</text:p>
          </table:table-cell>
          <table:table-cell table:formula="of:=100000/[.B168]" office:value-type="float" office:value="27116.4121988116" calcext:value-type="float">
            <text:p>27116.4121988116</text:p>
          </table:table-cell>
          <table:table-cell table:number-columns-repeated="10"/>
        </table:table-row>
        <table:table-row table:style-name="ro1">
          <table:table-cell office:value-type="float" office:value="911.282585382462" calcext:value-type="float">
            <text:p>911.282585382462</text:p>
          </table:table-cell>
          <table:table-cell office:value-type="float" office:value="3.66203451156616" calcext:value-type="float">
            <text:p>3.66203451156616</text:p>
          </table:table-cell>
          <table:table-cell table:formula="of:=100000/[.B169]" office:value-type="float" office:value="27307.2249003007" calcext:value-type="float">
            <text:p>27307.2249003007</text:p>
          </table:table-cell>
          <table:table-cell table:number-columns-repeated="10"/>
        </table:table-row>
        <table:table-row table:style-name="ro1">
          <table:table-cell office:value-type="float" office:value="914.900660276413" calcext:value-type="float">
            <text:p>914.900660276413</text:p>
          </table:table-cell>
          <table:table-cell office:value-type="float" office:value="3.61803007125854" calcext:value-type="float">
            <text:p>3.61803007125854</text:p>
          </table:table-cell>
          <table:table-cell table:formula="of:=100000/[.B170]" office:value-type="float" office:value="27639.3501520054" calcext:value-type="float">
            <text:p>27639.3501520054</text:p>
          </table:table-cell>
          <table:table-cell table:number-columns-repeated="10"/>
        </table:table-row>
        <table:table-row table:style-name="ro1">
          <table:table-cell office:value-type="float" office:value="918.564488887787" calcext:value-type="float">
            <text:p>918.564488887787</text:p>
          </table:table-cell>
          <table:table-cell office:value-type="float" office:value="3.66378474235535" calcext:value-type="float">
            <text:p>3.66378474235535</text:p>
          </table:table-cell>
          <table:table-cell table:formula="of:=100000/[.B171]" office:value-type="float" office:value="27294.1799347395" calcext:value-type="float">
            <text:p>27294.1799347395</text:p>
          </table:table-cell>
          <table:table-cell table:number-columns-repeated="10"/>
        </table:table-row>
        <table:table-row table:style-name="ro1">
          <table:table-cell office:value-type="float" office:value="922.25673365593" calcext:value-type="float">
            <text:p>922.25673365593</text:p>
          </table:table-cell>
          <table:table-cell office:value-type="float" office:value="3.69219779968262" calcext:value-type="float">
            <text:p>3.69219779968262</text:p>
          </table:table-cell>
          <table:table-cell table:formula="of:=100000/[.B172]" office:value-type="float" office:value="27084.1394273611" calcext:value-type="float">
            <text:p>27084.1394273611</text:p>
          </table:table-cell>
          <table:table-cell table:number-columns-repeated="10"/>
        </table:table-row>
        <table:table-row table:style-name="ro1">
          <table:table-cell office:value-type="float" office:value="925.877240180969" calcext:value-type="float">
            <text:p>925.877240180969</text:p>
          </table:table-cell>
          <table:table-cell office:value-type="float" office:value="3.62045431137085" calcext:value-type="float">
            <text:p>3.62045431137085</text:p>
          </table:table-cell>
          <table:table-cell table:formula="of:=100000/[.B173]" office:value-type="float" office:value="27620.8429660133" calcext:value-type="float">
            <text:p>27620.8429660133</text:p>
          </table:table-cell>
          <table:table-cell table:number-columns-repeated="10"/>
        </table:table-row>
        <table:table-row table:style-name="ro1">
          <table:table-cell office:value-type="float" office:value="929.546092510223" calcext:value-type="float">
            <text:p>929.546092510223</text:p>
          </table:table-cell>
          <table:table-cell office:value-type="float" office:value="3.66880583763123" calcext:value-type="float">
            <text:p>3.66880583763123</text:p>
          </table:table-cell>
          <table:table-cell table:formula="of:=100000/[.B174]" office:value-type="float" office:value="27256.8253610731" calcext:value-type="float">
            <text:p>27256.8253610731</text:p>
          </table:table-cell>
          <table:table-cell table:number-columns-repeated="10"/>
        </table:table-row>
        <table:table-row table:style-name="ro1">
          <table:table-cell office:value-type="float" office:value="933.20801281929" calcext:value-type="float">
            <text:p>933.20801281929</text:p>
          </table:table-cell>
          <table:table-cell office:value-type="float" office:value="3.66186857223511" calcext:value-type="float">
            <text:p>3.66186857223511</text:p>
          </table:table-cell>
          <table:table-cell table:formula="of:=100000/[.B175]" office:value-type="float" office:value="27308.4623402971" calcext:value-type="float">
            <text:p>27308.4623402971</text:p>
          </table:table-cell>
          <table:table-cell table:number-columns-repeated="10"/>
        </table:table-row>
        <table:table-row table:style-name="ro1">
          <table:table-cell office:value-type="float" office:value="936.827597618103" calcext:value-type="float">
            <text:p>936.827597618103</text:p>
          </table:table-cell>
          <table:table-cell office:value-type="float" office:value="3.6195387840271" calcext:value-type="float">
            <text:p>3.6195387840271</text:p>
          </table:table-cell>
          <table:table-cell table:formula="of:=100000/[.B176]" office:value-type="float" office:value="27627.8293912187" calcext:value-type="float">
            <text:p>27627.8293912187</text:p>
          </table:table-cell>
          <table:table-cell table:number-columns-repeated="10"/>
        </table:table-row>
        <table:table-row table:style-name="ro1">
          <table:table-cell office:value-type="float" office:value="940.477510213852" calcext:value-type="float">
            <text:p>940.477510213852</text:p>
          </table:table-cell>
          <table:table-cell office:value-type="float" office:value="3.64986824989319" calcext:value-type="float">
            <text:p>3.64986824989319</text:p>
          </table:table-cell>
          <table:table-cell table:formula="of:=100000/[.B177]" office:value-type="float" office:value="27398.2492389763" calcext:value-type="float">
            <text:p>27398.2492389763</text:p>
          </table:table-cell>
          <table:table-cell table:number-columns-repeated="10"/>
        </table:table-row>
        <table:table-row table:style-name="ro1">
          <table:table-cell office:value-type="float" office:value="944.165511846542" calcext:value-type="float">
            <text:p>944.165511846542</text:p>
          </table:table-cell>
          <table:table-cell office:value-type="float" office:value="3.68795418739319" calcext:value-type="float">
            <text:p>3.68795418739319</text:p>
          </table:table-cell>
          <table:table-cell table:formula="of:=100000/[.B178]" office:value-type="float" office:value="27115.30429034" calcext:value-type="float">
            <text:p>27115.30429034</text:p>
          </table:table-cell>
          <table:table-cell table:number-columns-repeated="10"/>
        </table:table-row>
        <table:table-row table:style-name="ro1">
          <table:table-cell office:value-type="float" office:value="947.816579341889" calcext:value-type="float">
            <text:p>947.816579341889</text:p>
          </table:table-cell>
          <table:table-cell office:value-type="float" office:value="3.65101981163025" calcext:value-type="float">
            <text:p>3.65101981163025</text:p>
          </table:table-cell>
          <table:table-cell table:formula="of:=100000/[.B179]" office:value-type="float" office:value="27389.6076053743" calcext:value-type="float">
            <text:p>27389.6076053743</text:p>
          </table:table-cell>
          <table:table-cell table:number-columns-repeated="10"/>
        </table:table-row>
        <table:table-row table:style-name="ro1">
          <table:table-cell office:value-type="float" office:value="951.497547864914" calcext:value-type="float">
            <text:p>951.497547864914</text:p>
          </table:table-cell>
          <table:table-cell office:value-type="float" office:value="3.6809229850769" calcext:value-type="float">
            <text:p>3.6809229850769</text:p>
          </table:table-cell>
          <table:table-cell table:formula="of:=100000/[.B180]" office:value-type="float" office:value="27167.0992317463" calcext:value-type="float">
            <text:p>27167.0992317463</text:p>
          </table:table-cell>
          <table:table-cell table:number-columns-repeated="10"/>
        </table:table-row>
        <table:table-row table:style-name="ro1">
          <table:table-cell office:value-type="float" office:value="955.148965835571" calcext:value-type="float">
            <text:p>955.148965835571</text:p>
          </table:table-cell>
          <table:table-cell office:value-type="float" office:value="3.65135550498962" calcext:value-type="float">
            <text:p>3.65135550498962</text:p>
          </table:table-cell>
          <table:table-cell table:formula="of:=100000/[.B181]" office:value-type="float" office:value="27387.0894968591" calcext:value-type="float">
            <text:p>27387.0894968591</text:p>
          </table:table-cell>
          <table:table-cell table:number-columns-repeated="10"/>
        </table:table-row>
        <table:table-row table:style-name="ro1">
          <table:table-cell office:value-type="float" office:value="958.790861368179" calcext:value-type="float">
            <text:p>958.790861368179</text:p>
          </table:table-cell>
          <table:table-cell office:value-type="float" office:value="3.64184975624084" calcext:value-type="float">
            <text:p>3.64184975624084</text:p>
          </table:table-cell>
          <table:table-cell table:formula="of:=100000/[.B182]" office:value-type="float" office:value="27458.5737175553" calcext:value-type="float">
            <text:p>27458.5737175553</text:p>
          </table:table-cell>
          <table:table-cell table:number-columns-repeated="10"/>
        </table:table-row>
        <table:table-row table:style-name="ro1">
          <table:table-cell office:value-type="float" office:value="962.463726520538" calcext:value-type="float">
            <text:p>962.463726520538</text:p>
          </table:table-cell>
          <table:table-cell office:value-type="float" office:value="3.67280626296997" calcext:value-type="float">
            <text:p>3.67280626296997</text:p>
          </table:table-cell>
          <table:table-cell table:formula="of:=100000/[.B183]" office:value-type="float" office:value="27227.1371915861" calcext:value-type="float">
            <text:p>27227.1371915861</text:p>
          </table:table-cell>
          <table:table-cell table:number-columns-repeated="10"/>
        </table:table-row>
        <table:table-row table:style-name="ro1">
          <table:table-cell office:value-type="float" office:value="966.144829511642" calcext:value-type="float">
            <text:p>966.144829511642</text:p>
          </table:table-cell>
          <table:table-cell office:value-type="float" office:value="3.68105602264404" calcext:value-type="float">
            <text:p>3.68105602264404</text:p>
          </table:table-cell>
          <table:table-cell table:formula="of:=100000/[.B184]" office:value-type="float" office:value="27166.1173817647" calcext:value-type="float">
            <text:p>27166.1173817647</text:p>
          </table:table-cell>
          <table:table-cell table:number-columns-repeated="10"/>
        </table:table-row>
        <table:table-row table:style-name="ro1">
          <table:table-cell office:value-type="float" office:value="969.816645383835" calcext:value-type="float">
            <text:p>969.816645383835</text:p>
          </table:table-cell>
          <table:table-cell office:value-type="float" office:value="3.67175817489624" calcext:value-type="float">
            <text:p>3.67175817489624</text:p>
          </table:table-cell>
          <table:table-cell table:formula="of:=100000/[.B185]" office:value-type="float" office:value="27234.9090644636" calcext:value-type="float">
            <text:p>27234.9090644636</text:p>
          </table:table-cell>
          <table:table-cell table:number-columns-repeated="10"/>
        </table:table-row>
        <table:table-row table:style-name="ro1">
          <table:table-cell office:value-type="float" office:value="973.480357408524" calcext:value-type="float">
            <text:p>973.480357408524</text:p>
          </table:table-cell>
          <table:table-cell office:value-type="float" office:value="3.66366386413574" calcext:value-type="float">
            <text:p>3.66366386413574</text:p>
          </table:table-cell>
          <table:table-cell table:formula="of:=100000/[.B186]" office:value-type="float" office:value="27295.0804736531" calcext:value-type="float">
            <text:p>27295.0804736531</text:p>
          </table:table-cell>
          <table:table-cell table:number-columns-repeated="10"/>
        </table:table-row>
        <table:table-row table:style-name="ro1">
          <table:table-cell office:value-type="float" office:value="977.147293806076" calcext:value-type="float">
            <text:p>977.147293806076</text:p>
          </table:table-cell>
          <table:table-cell office:value-type="float" office:value="3.66688394546509" calcext:value-type="float">
            <text:p>3.66688394546509</text:p>
          </table:table-cell>
          <table:table-cell table:formula="of:=100000/[.B187]" office:value-type="float" office:value="27271.1112451955" calcext:value-type="float">
            <text:p>27271.1112451955</text:p>
          </table:table-cell>
          <table:table-cell table:number-columns-repeated="10"/>
        </table:table-row>
        <table:table-row table:style-name="ro1">
          <table:table-cell office:value-type="float" office:value="980.820307970047" calcext:value-type="float">
            <text:p>980.820307970047</text:p>
          </table:table-cell>
          <table:table-cell office:value-type="float" office:value="3.67295789718628" calcext:value-type="float">
            <text:p>3.67295789718628</text:p>
          </table:table-cell>
          <table:table-cell table:formula="of:=100000/[.B188]" office:value-type="float" office:value="27226.0131477702" calcext:value-type="float">
            <text:p>27226.0131477702</text:p>
          </table:table-cell>
          <table:table-cell table:number-columns-repeated="10"/>
        </table:table-row>
        <table:table-row table:style-name="ro1">
          <table:table-cell office:value-type="float" office:value="984.460610151291" calcext:value-type="float">
            <text:p>984.460610151291</text:p>
          </table:table-cell>
          <table:table-cell office:value-type="float" office:value="3.64024567604065" calcext:value-type="float">
            <text:p>3.64024567604065</text:p>
          </table:table-cell>
          <table:table-cell table:formula="of:=100000/[.B189]" office:value-type="float" office:value="27470.6733828927" calcext:value-type="float">
            <text:p>27470.6733828927</text:p>
          </table:table-cell>
          <table:table-cell table:number-columns-repeated="10"/>
        </table:table-row>
        <table:table-row table:style-name="ro1">
          <table:table-cell office:value-type="float" office:value="988.101657867432" calcext:value-type="float">
            <text:p>988.101657867432</text:p>
          </table:table-cell>
          <table:table-cell office:value-type="float" office:value="3.64100050926208" calcext:value-type="float">
            <text:p>3.64100050926208</text:p>
          </table:table-cell>
          <table:table-cell table:formula="of:=100000/[.B190]" office:value-type="float" office:value="27464.9783062697" calcext:value-type="float">
            <text:p>27464.9783062697</text:p>
          </table:table-cell>
          <table:table-cell table:number-columns-repeated="10"/>
        </table:table-row>
        <table:table-row table:style-name="ro1">
          <table:table-cell office:value-type="float" office:value="991.779969215393" calcext:value-type="float">
            <text:p>991.779969215393</text:p>
          </table:table-cell>
          <table:table-cell office:value-type="float" office:value="3.67825555801392" calcext:value-type="float">
            <text:p>3.67825555801392</text:p>
          </table:table-cell>
          <table:table-cell table:formula="of:=100000/[.B191]" office:value-type="float" office:value="27186.8004881083" calcext:value-type="float">
            <text:p>27186.8004881083</text:p>
          </table:table-cell>
          <table:table-cell table:number-columns-repeated="10"/>
        </table:table-row>
        <table:table-row table:style-name="ro1">
          <table:table-cell office:value-type="float" office:value="995.460310459137" calcext:value-type="float">
            <text:p>995.460310459137</text:p>
          </table:table-cell>
          <table:table-cell office:value-type="float" office:value="3.68027234077454" calcext:value-type="float">
            <text:p>3.68027234077454</text:p>
          </table:table-cell>
          <table:table-cell table:formula="of:=100000/[.B192]" office:value-type="float" office:value="27171.9021693254" calcext:value-type="float">
            <text:p>27171.9021693254</text:p>
          </table:table-cell>
          <table:table-cell table:number-columns-repeated="10"/>
        </table:table-row>
        <table:table-row table:style-name="ro1">
          <table:table-cell office:value-type="float" office:value="999.128633022308" calcext:value-type="float">
            <text:p>999.128633022308</text:p>
          </table:table-cell>
          <table:table-cell office:value-type="float" office:value="3.6682665348053" calcext:value-type="float">
            <text:p>3.6682665348053</text:p>
          </table:table-cell>
          <table:table-cell table:formula="of:=100000/[.B193]" office:value-type="float" office:value="27260.8326170355" calcext:value-type="float">
            <text:p>27260.8326170355</text:p>
          </table:table-cell>
          <table:table-cell table:number-columns-repeated="10"/>
        </table:table-row>
        <table:table-row table:style-name="ro1">
          <table:table-cell office:value-type="float" office:value="1002.73644852638" calcext:value-type="float">
            <text:p>1002.73644852638</text:p>
          </table:table-cell>
          <table:table-cell office:value-type="float" office:value="3.6077606678009" calcext:value-type="float">
            <text:p>3.6077606678009</text:p>
          </table:table-cell>
          <table:table-cell table:formula="of:=100000/[.B194]" office:value-type="float" office:value="27718.024893529" calcext:value-type="float">
            <text:p>27718.024893529</text:p>
          </table:table-cell>
          <table:table-cell table:number-columns-repeated="10"/>
        </table:table-row>
        <table:table-row table:style-name="ro1">
          <table:table-cell office:value-type="float" office:value="1005.74046945572" calcext:value-type="float">
            <text:p>1005.74046945572</text:p>
          </table:table-cell>
          <table:table-cell office:value-type="float" office:value="3.0039746761322" calcext:value-type="float">
            <text:p>3.0039746761322</text:p>
          </table:table-cell>
          <table:table-cell table:formula="of:=100000/[.B195]" office:value-type="float" office:value="33289.2286990768" calcext:value-type="float">
            <text:p>33289.2286990768</text:p>
          </table:table-cell>
          <table:table-cell table:number-columns-repeated="10"/>
        </table:table-row>
        <table:table-row table:style-name="ro1">
          <table:table-cell office:value-type="float" office:value="1008.74031066895" calcext:value-type="float">
            <text:p>1008.74031066895</text:p>
          </table:table-cell>
          <table:table-cell office:value-type="float" office:value="2.99979782104492" calcext:value-type="float">
            <text:p>2.99979782104492</text:p>
          </table:table-cell>
          <table:table-cell table:formula="of:=100000/[.B196]" office:value-type="float" office:value="33335.5799175716" calcext:value-type="float">
            <text:p>33335.5799175716</text:p>
          </table:table-cell>
          <table:table-cell table:number-columns-repeated="10"/>
        </table:table-row>
        <table:table-row table:style-name="ro1">
          <table:table-cell office:value-type="float" office:value="1011.73805403709" calcext:value-type="float">
            <text:p>1011.73805403709</text:p>
          </table:table-cell>
          <table:table-cell office:value-type="float" office:value="2.99769759178162" calcext:value-type="float">
            <text:p>2.99769759178162</text:p>
          </table:table-cell>
          <table:table-cell table:formula="of:=100000/[.B197]" office:value-type="float" office:value="33358.9352955937" calcext:value-type="float">
            <text:p>33358.9352955937</text:p>
          </table:table-cell>
          <table:table-cell table:number-columns-repeated="10"/>
        </table:table-row>
      </table:table>
      <table:table table:name="redis - 300B" table:style-name="ta1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atom</text:p>
          </table:table-cell>
          <table:table-cell table:number-columns-repeated="3"/>
          <table:table-cell office:value-type="string" calcext:value-type="string">
            <text:p>potato</text:p>
          </table:table-cell>
          <table:table-cell table:number-columns-repeated="2"/>
          <table:table-cell office:value-type="string" calcext:value-type="string">
            <text:p>Payload</text:p>
          </table:table-cell>
          <table:table-cell office:value-type="string" calcext:value-type="string">
            <text:p>300B</text:p>
          </table:table-cell>
        </table:table-row>
        <table:table-row table:style-name="ro1">
          <table:table-cell office:value-type="float" office:value="2.79315233230591" calcext:value-type="float">
            <text:p>2.79315233230591</text:p>
          </table:table-cell>
          <table:table-cell office:value-type="float" office:value="2.79311060905457" calcext:value-type="float">
            <text:p>2.79311060905457</text:p>
          </table:table-cell>
          <table:table-cell table:formula="of:=100000/[.B2]" office:value-type="float" office:value="35802.3773479736" calcext:value-type="float">
            <text:p>35802.3773479736</text:p>
          </table:table-cell>
          <table:table-cell table:number-columns-repeated="10"/>
        </table:table-row>
        <table:table-row table:style-name="ro1">
          <table:table-cell office:value-type="float" office:value="5.32122802734375" calcext:value-type="float">
            <text:p>5.32122802734375</text:p>
          </table:table-cell>
          <table:table-cell office:value-type="float" office:value="2.52802515029907" calcext:value-type="float">
            <text:p>2.52802515029907</text:p>
          </table:table-cell>
          <table:table-cell table:formula="of:=100000/[.B3]" office:value-type="float" office:value="39556.5684891109" calcext:value-type="float">
            <text:p>39556.5684891109</text:p>
          </table:table-cell>
          <table:table-cell table:number-columns-repeated="10"/>
        </table:table-row>
        <table:table-row table:style-name="ro1">
          <table:table-cell office:value-type="float" office:value="7.80833697319031" calcext:value-type="float">
            <text:p>7.80833697319031</text:p>
          </table:table-cell>
          <table:table-cell office:value-type="float" office:value="2.48706102371216" calcext:value-type="float">
            <text:p>2.48706102371216</text:p>
          </table:table-cell>
          <table:table-cell table:formula="of:=100000/[.B4]" office:value-type="float" office:value="40208.1006644305" calcext:value-type="float">
            <text:p>40208.1006644305</text:p>
          </table:table-cell>
          <table:table-cell table:number-columns-repeated="10"/>
        </table:table-row>
        <table:table-row table:style-name="ro1">
          <table:table-cell office:value-type="float" office:value="10.5660412311554" calcext:value-type="float">
            <text:p>10.5660412311554</text:p>
          </table:table-cell>
          <table:table-cell office:value-type="float" office:value="2.75765466690063" calcext:value-type="float">
            <text:p>2.75765466690063</text:p>
          </table:table-cell>
          <table:table-cell table:formula="of:=100000/[.B5]" office:value-type="float" office:value="36262.6985895923" calcext:value-type="float">
            <text:p>36262.6985895923</text:p>
          </table:table-cell>
          <table:table-cell table:number-columns-repeated="10"/>
        </table:table-row>
        <table:table-row table:style-name="ro1">
          <table:table-cell office:value-type="float" office:value="13.4787809848785" calcext:value-type="float">
            <text:p>13.4787809848785</text:p>
          </table:table-cell>
          <table:table-cell office:value-type="float" office:value="2.91269278526306" calcext:value-type="float">
            <text:p>2.91269278526306</text:p>
          </table:table-cell>
          <table:table-cell table:formula="of:=100000/[.B6]" office:value-type="float" office:value="34332.4913996958" calcext:value-type="float">
            <text:p>34332.4913996958</text:p>
          </table:table-cell>
          <table:table-cell table:number-columns-repeated="10"/>
        </table:table-row>
        <table:table-row table:style-name="ro1">
          <table:table-cell office:value-type="float" office:value="15.968453168869" calcext:value-type="float">
            <text:p>15.968453168869</text:p>
          </table:table-cell>
          <table:table-cell office:value-type="float" office:value="2.48962426185608" calcext:value-type="float">
            <text:p>2.48962426185608</text:p>
          </table:table-cell>
          <table:table-cell table:formula="of:=100000/[.B7]" office:value-type="float" office:value="40166.7036797944" calcext:value-type="float">
            <text:p>40166.7036797944</text:p>
          </table:table-cell>
          <table:table-cell table:number-columns-repeated="10"/>
        </table:table-row>
        <table:table-row table:style-name="ro1">
          <table:table-cell office:value-type="float" office:value="18.7422218322754" calcext:value-type="float">
            <text:p>18.7422218322754</text:p>
          </table:table-cell>
          <table:table-cell office:value-type="float" office:value="2.77370548248291" calcext:value-type="float">
            <text:p>2.77370548248291</text:p>
          </table:table-cell>
          <table:table-cell table:formula="of:=100000/[.B8]" office:value-type="float" office:value="36052.8544330107" calcext:value-type="float">
            <text:p>36052.8544330107</text:p>
          </table:table-cell>
          <table:table-cell table:number-columns-repeated="10"/>
        </table:table-row>
        <table:table-row table:style-name="ro1">
          <table:table-cell office:value-type="float" office:value="21.4963486194611" calcext:value-type="float">
            <text:p>21.4963486194611</text:p>
          </table:table-cell>
          <table:table-cell office:value-type="float" office:value="2.75407719612122" calcext:value-type="float">
            <text:p>2.75407719612122</text:p>
          </table:table-cell>
          <table:table-cell table:formula="of:=100000/[.B9]" office:value-type="float" office:value="36309.8028409798" calcext:value-type="float">
            <text:p>36309.8028409798</text:p>
          </table:table-cell>
          <table:table-cell table:number-columns-repeated="10"/>
        </table:table-row>
        <table:table-row table:style-name="ro1">
          <table:table-cell office:value-type="float" office:value="24.0863430500031" calcext:value-type="float">
            <text:p>24.0863430500031</text:p>
          </table:table-cell>
          <table:table-cell office:value-type="float" office:value="2.58994483947754" calcext:value-type="float">
            <text:p>2.58994483947754</text:p>
          </table:table-cell>
          <table:table-cell table:formula="of:=100000/[.B10]" office:value-type="float" office:value="38610.8609248113" calcext:value-type="float">
            <text:p>38610.8609248113</text:p>
          </table:table-cell>
          <table:table-cell table:number-columns-repeated="10"/>
        </table:table-row>
        <table:table-row table:style-name="ro1">
          <table:table-cell office:value-type="float" office:value="26.7818672657013" calcext:value-type="float">
            <text:p>26.7818672657013</text:p>
          </table:table-cell>
          <table:table-cell office:value-type="float" office:value="2.6954607963562" calcext:value-type="float">
            <text:p>2.6954607963562</text:p>
          </table:table-cell>
          <table:table-cell table:formula="of:=100000/[.B11]" office:value-type="float" office:value="37099.4080623183" calcext:value-type="float">
            <text:p>37099.4080623183</text:p>
          </table:table-cell>
          <table:table-cell table:number-columns-repeated="10"/>
        </table:table-row>
        <table:table-row table:style-name="ro1">
          <table:table-cell office:value-type="float" office:value="29.5247762203217" calcext:value-type="float">
            <text:p>29.5247762203217</text:p>
          </table:table-cell>
          <table:table-cell office:value-type="float" office:value="2.74285817146301" calcext:value-type="float">
            <text:p>2.74285817146301</text:p>
          </table:table-cell>
          <table:table-cell table:formula="of:=100000/[.B12]" office:value-type="float" office:value="36458.3196610057" calcext:value-type="float">
            <text:p>36458.3196610057</text:p>
          </table:table-cell>
          <table:table-cell table:number-columns-repeated="10"/>
        </table:table-row>
        <table:table-row table:style-name="ro1">
          <table:table-cell office:value-type="float" office:value="32.2960314750671" calcext:value-type="float">
            <text:p>32.2960314750671</text:p>
          </table:table-cell>
          <table:table-cell office:value-type="float" office:value="2.77118945121765" calcext:value-type="float">
            <text:p>2.77118945121765</text:p>
          </table:table-cell>
          <table:table-cell table:formula="of:=100000/[.B13]" office:value-type="float" office:value="36085.5877089386" calcext:value-type="float">
            <text:p>36085.5877089386</text:p>
          </table:table-cell>
          <table:table-cell table:number-columns-repeated="10"/>
        </table:table-row>
        <table:table-row table:style-name="ro1">
          <table:table-cell office:value-type="float" office:value="34.8024213314056" calcext:value-type="float">
            <text:p>34.8024213314056</text:p>
          </table:table-cell>
          <table:table-cell office:value-type="float" office:value="2.5063271522522" calcext:value-type="float">
            <text:p>2.5063271522522</text:p>
          </table:table-cell>
          <table:table-cell table:formula="of:=100000/[.B14]" office:value-type="float" office:value="39899.0211274452" calcext:value-type="float">
            <text:p>39899.0211274452</text:p>
          </table:table-cell>
          <table:table-cell table:number-columns-repeated="10"/>
        </table:table-row>
        <table:table-row table:style-name="ro1">
          <table:table-cell office:value-type="float" office:value="37.7828464508057" calcext:value-type="float">
            <text:p>37.7828464508057</text:p>
          </table:table-cell>
          <table:table-cell office:value-type="float" office:value="2.98037385940552" calcext:value-type="float">
            <text:p>2.98037385940552</text:p>
          </table:table-cell>
          <table:table-cell table:formula="of:=100000/[.B15]" office:value-type="float" office:value="33552.8375691587" calcext:value-type="float">
            <text:p>33552.8375691587</text:p>
          </table:table-cell>
          <table:table-cell table:number-columns-repeated="10"/>
        </table:table-row>
        <table:table-row table:style-name="ro1">
          <table:table-cell office:value-type="float" office:value="40.4444115161896" calcext:value-type="float">
            <text:p>40.4444115161896</text:p>
          </table:table-cell>
          <table:table-cell office:value-type="float" office:value="2.66149258613586" calcext:value-type="float">
            <text:p>2.66149258613586</text:p>
          </table:table-cell>
          <table:table-cell table:formula="of:=100000/[.B16]" office:value-type="float" office:value="37572.9019576894" calcext:value-type="float">
            <text:p>37572.9019576894</text:p>
          </table:table-cell>
          <table:table-cell table:number-columns-repeated="10"/>
        </table:table-row>
        <table:table-row table:style-name="ro1">
          <table:table-cell office:value-type="float" office:value="43.2395579814911" calcext:value-type="float">
            <text:p>43.2395579814911</text:p>
          </table:table-cell>
          <table:table-cell office:value-type="float" office:value="2.79509806632996" calcext:value-type="float">
            <text:p>2.79509806632996</text:p>
          </table:table-cell>
          <table:table-cell table:formula="of:=100000/[.B17]" office:value-type="float" office:value="35776.920031755" calcext:value-type="float">
            <text:p>35776.920031755</text:p>
          </table:table-cell>
          <table:table-cell table:number-columns-repeated="10"/>
        </table:table-row>
        <table:table-row table:style-name="ro1">
          <table:table-cell office:value-type="float" office:value="46.0001385211945" calcext:value-type="float">
            <text:p>46.0001385211945</text:p>
          </table:table-cell>
          <table:table-cell office:value-type="float" office:value="2.76053237915039" calcext:value-type="float">
            <text:p>2.76053237915039</text:p>
          </table:table-cell>
          <table:table-cell table:formula="of:=100000/[.B18]" office:value-type="float" office:value="36224.8966015668" calcext:value-type="float">
            <text:p>36224.8966015668</text:p>
          </table:table-cell>
          <table:table-cell table:number-columns-repeated="10"/>
        </table:table-row>
        <table:table-row table:style-name="ro1">
          <table:table-cell office:value-type="float" office:value="48.6613738536835" calcext:value-type="float">
            <text:p>48.6613738536835</text:p>
          </table:table-cell>
          <table:table-cell office:value-type="float" office:value="2.66118717193604" calcext:value-type="float">
            <text:p>2.66118717193604</text:p>
          </table:table-cell>
          <table:table-cell table:formula="of:=100000/[.B19]" office:value-type="float" office:value="37577.214054902" calcext:value-type="float">
            <text:p>37577.214054902</text:p>
          </table:table-cell>
          <table:table-cell table:number-columns-repeated="10"/>
        </table:table-row>
        <table:table-row table:style-name="ro1">
          <table:table-cell office:value-type="float" office:value="51.2953908443451" calcext:value-type="float">
            <text:p>51.2953908443451</text:p>
          </table:table-cell>
          <table:table-cell office:value-type="float" office:value="2.63396596908569" calcext:value-type="float">
            <text:p>2.63396596908569</text:p>
          </table:table-cell>
          <table:table-cell table:formula="of:=100000/[.B20]" office:value-type="float" office:value="37965.5626434355" calcext:value-type="float">
            <text:p>37965.5626434355</text:p>
          </table:table-cell>
          <table:table-cell table:number-columns-repeated="10"/>
        </table:table-row>
        <table:table-row table:style-name="ro1">
          <table:table-cell office:value-type="float" office:value="54.1048862934113" calcext:value-type="float">
            <text:p>54.1048862934113</text:p>
          </table:table-cell>
          <table:table-cell office:value-type="float" office:value="2.80943441390991" calcext:value-type="float">
            <text:p>2.80943441390991</text:p>
          </table:table-cell>
          <table:table-cell table:formula="of:=100000/[.B21]" office:value-type="float" office:value="35594.3529077902" calcext:value-type="float">
            <text:p>35594.3529077902</text:p>
          </table:table-cell>
          <table:table-cell table:number-columns-repeated="10"/>
        </table:table-row>
        <table:table-row table:style-name="ro1">
          <table:table-cell office:value-type="float" office:value="56.7057468891144" calcext:value-type="float">
            <text:p>56.7057468891144</text:p>
          </table:table-cell>
          <table:table-cell office:value-type="float" office:value="2.60081458091736" calcext:value-type="float">
            <text:p>2.60081458091736</text:p>
          </table:table-cell>
          <table:table-cell table:formula="of:=100000/[.B22]" office:value-type="float" office:value="38449.4922220591" calcext:value-type="float">
            <text:p>38449.4922220591</text:p>
          </table:table-cell>
          <table:table-cell table:number-columns-repeated="10"/>
        </table:table-row>
        <table:table-row table:style-name="ro1">
          <table:table-cell office:value-type="float" office:value="59.4576635360718" calcext:value-type="float">
            <text:p>59.4576635360718</text:p>
          </table:table-cell>
          <table:table-cell office:value-type="float" office:value="2.75186777114868" calcext:value-type="float">
            <text:p>2.75186777114868</text:p>
          </table:table-cell>
          <table:table-cell table:formula="of:=100000/[.B23]" office:value-type="float" office:value="36338.9553264248" calcext:value-type="float">
            <text:p>36338.9553264248</text:p>
          </table:table-cell>
          <table:table-cell table:number-columns-repeated="10"/>
        </table:table-row>
        <table:table-row table:style-name="ro1">
          <table:table-cell office:value-type="float" office:value="62.2178392410278" calcext:value-type="float">
            <text:p>62.2178392410278</text:p>
          </table:table-cell>
          <table:table-cell office:value-type="float" office:value="2.76012706756592" calcext:value-type="float">
            <text:p>2.76012706756592</text:p>
          </table:table-cell>
          <table:table-cell table:formula="of:=100000/[.B24]" office:value-type="float" office:value="36230.2160560265" calcext:value-type="float">
            <text:p>36230.2160560265</text:p>
          </table:table-cell>
          <table:table-cell table:number-columns-repeated="10"/>
        </table:table-row>
        <table:table-row table:style-name="ro1">
          <table:table-cell office:value-type="float" office:value="64.8533010482788" calcext:value-type="float">
            <text:p>64.8533010482788</text:p>
          </table:table-cell>
          <table:table-cell office:value-type="float" office:value="2.63541340827942" calcext:value-type="float">
            <text:p>2.63541340827942</text:p>
          </table:table-cell>
          <table:table-cell table:formula="of:=100000/[.B25]" office:value-type="float" office:value="37944.7109458576" calcext:value-type="float">
            <text:p>37944.7109458576</text:p>
          </table:table-cell>
          <table:table-cell table:number-columns-repeated="10"/>
        </table:table-row>
        <table:table-row table:style-name="ro1">
          <table:table-cell office:value-type="float" office:value="67.6493978500366" calcext:value-type="float">
            <text:p>67.6493978500366</text:p>
          </table:table-cell>
          <table:table-cell office:value-type="float" office:value="2.7960467338562" calcext:value-type="float">
            <text:p>2.7960467338562</text:p>
          </table:table-cell>
          <table:table-cell table:formula="of:=100000/[.B26]" office:value-type="float" office:value="35764.7813211204" calcext:value-type="float">
            <text:p>35764.7813211204</text:p>
          </table:table-cell>
          <table:table-cell table:number-columns-repeated="10"/>
        </table:table-row>
        <table:table-row table:style-name="ro1">
          <table:table-cell office:value-type="float" office:value="70.4085447788239" calcext:value-type="float">
            <text:p>70.4085447788239</text:p>
          </table:table-cell>
          <table:table-cell office:value-type="float" office:value="2.75908303260803" calcext:value-type="float">
            <text:p>2.75908303260803</text:p>
          </table:table-cell>
          <table:table-cell table:formula="of:=100000/[.B27]" office:value-type="float" office:value="36243.92554271" calcext:value-type="float">
            <text:p>36243.92554271</text:p>
          </table:table-cell>
          <table:table-cell table:number-columns-repeated="10"/>
        </table:table-row>
        <table:table-row table:style-name="ro1">
          <table:table-cell office:value-type="float" office:value="73.0404498577118" calcext:value-type="float">
            <text:p>73.0404498577118</text:p>
          </table:table-cell>
          <table:table-cell office:value-type="float" office:value="2.63185405731201" calcext:value-type="float">
            <text:p>2.63185405731201</text:p>
          </table:table-cell>
          <table:table-cell table:formula="of:=100000/[.B28]" office:value-type="float" office:value="37996.0278276725" calcext:value-type="float">
            <text:p>37996.0278276725</text:p>
          </table:table-cell>
          <table:table-cell table:number-columns-repeated="10"/>
        </table:table-row>
        <table:table-row table:style-name="ro1">
          <table:table-cell office:value-type="float" office:value="75.7663066387177" calcext:value-type="float">
            <text:p>75.7663066387177</text:p>
          </table:table-cell>
          <table:table-cell office:value-type="float" office:value="2.72580790519714" calcext:value-type="float">
            <text:p>2.72580790519714</text:p>
          </table:table-cell>
          <table:table-cell table:formula="of:=100000/[.B29]" office:value-type="float" office:value="36686.3709688918" calcext:value-type="float">
            <text:p>36686.3709688918</text:p>
          </table:table-cell>
          <table:table-cell table:number-columns-repeated="10"/>
        </table:table-row>
        <table:table-row table:style-name="ro1">
          <table:table-cell office:value-type="float" office:value="78.35524559021" calcext:value-type="float">
            <text:p>78.35524559021</text:p>
          </table:table-cell>
          <table:table-cell office:value-type="float" office:value="2.58889102935791" calcext:value-type="float">
            <text:p>2.58889102935791</text:p>
          </table:table-cell>
          <table:table-cell table:formula="of:=100000/[.B30]" office:value-type="float" office:value="38626.5775059685" calcext:value-type="float">
            <text:p>38626.5775059685</text:p>
          </table:table-cell>
          <table:table-cell table:number-columns-repeated="10"/>
        </table:table-row>
        <table:table-row table:style-name="ro1">
          <table:table-cell office:value-type="float" office:value="81.2755172252655" calcext:value-type="float">
            <text:p>81.2755172252655</text:p>
          </table:table-cell>
          <table:table-cell office:value-type="float" office:value="2.92022442817688" calcext:value-type="float">
            <text:p>2.92022442817688</text:p>
          </table:table-cell>
          <table:table-cell table:formula="of:=100000/[.B31]" office:value-type="float" office:value="34243.9433884302" calcext:value-type="float">
            <text:p>34243.9433884302</text:p>
          </table:table-cell>
          <table:table-cell table:number-columns-repeated="10"/>
        </table:table-row>
        <table:table-row table:style-name="ro1">
          <table:table-cell office:value-type="float" office:value="84.0534677505493" calcext:value-type="float">
            <text:p>84.0534677505493</text:p>
          </table:table-cell>
          <table:table-cell office:value-type="float" office:value="2.77790021896362" calcext:value-type="float">
            <text:p>2.77790021896362</text:p>
          </table:table-cell>
          <table:table-cell table:formula="of:=100000/[.B32]" office:value-type="float" office:value="35998.4132321743" calcext:value-type="float">
            <text:p>35998.4132321743</text:p>
          </table:table-cell>
          <table:table-cell table:number-columns-repeated="10"/>
        </table:table-row>
        <table:table-row table:style-name="ro1">
          <table:table-cell office:value-type="float" office:value="86.7120065689087" calcext:value-type="float">
            <text:p>86.7120065689087</text:p>
          </table:table-cell>
          <table:table-cell office:value-type="float" office:value="2.65849113464355" calcext:value-type="float">
            <text:p>2.65849113464355</text:p>
          </table:table-cell>
          <table:table-cell table:formula="of:=100000/[.B33]" office:value-type="float" office:value="37615.3219760155" calcext:value-type="float">
            <text:p>37615.3219760155</text:p>
          </table:table-cell>
          <table:table-cell table:number-columns-repeated="10"/>
        </table:table-row>
        <table:table-row table:style-name="ro1">
          <table:table-cell office:value-type="float" office:value="89.4370903968811" calcext:value-type="float">
            <text:p>89.4370903968811</text:p>
          </table:table-cell>
          <table:table-cell office:value-type="float" office:value="2.72503662109375" calcext:value-type="float">
            <text:p>2.72503662109375</text:p>
          </table:table-cell>
          <table:table-cell table:formula="of:=100000/[.B34]" office:value-type="float" office:value="36696.7545411786" calcext:value-type="float">
            <text:p>36696.7545411786</text:p>
          </table:table-cell>
          <table:table-cell table:number-columns-repeated="10"/>
        </table:table-row>
        <table:table-row table:style-name="ro1">
          <table:table-cell office:value-type="float" office:value="91.931476354599" calcext:value-type="float">
            <text:p>91.931476354599</text:p>
          </table:table-cell>
          <table:table-cell office:value-type="float" office:value="2.49433612823486" calcext:value-type="float">
            <text:p>2.49433612823486</text:p>
          </table:table-cell>
          <table:table-cell table:formula="of:=100000/[.B35]" office:value-type="float" office:value="40090.8277228723" calcext:value-type="float">
            <text:p>40090.8277228723</text:p>
          </table:table-cell>
          <table:table-cell table:number-columns-repeated="10"/>
        </table:table-row>
        <table:table-row table:style-name="ro1">
          <table:table-cell office:value-type="float" office:value="94.5784831047058" calcext:value-type="float">
            <text:p>94.5784831047058</text:p>
          </table:table-cell>
          <table:table-cell office:value-type="float" office:value="2.64695525169373" calcext:value-type="float">
            <text:p>2.64695525169373</text:p>
          </table:table-cell>
          <table:table-cell table:formula="of:=100000/[.B36]" office:value-type="float" office:value="37779.2559719369" calcext:value-type="float">
            <text:p>37779.2559719369</text:p>
          </table:table-cell>
          <table:table-cell table:number-columns-repeated="10"/>
        </table:table-row>
        <table:table-row table:style-name="ro1">
          <table:table-cell office:value-type="float" office:value="97.3979549407959" calcext:value-type="float">
            <text:p>97.3979549407959</text:p>
          </table:table-cell>
          <table:table-cell office:value-type="float" office:value="2.81940865516663" calcext:value-type="float">
            <text:p>2.81940865516663</text:p>
          </table:table-cell>
          <table:table-cell table:formula="of:=100000/[.B37]" office:value-type="float" office:value="35468.4305223891" calcext:value-type="float">
            <text:p>35468.4305223891</text:p>
          </table:table-cell>
          <table:table-cell table:number-columns-repeated="10"/>
        </table:table-row>
        <table:table-row table:style-name="ro1">
          <table:table-cell office:value-type="float" office:value="100.163269519806" calcext:value-type="float">
            <text:p>100.163269519806</text:p>
          </table:table-cell>
          <table:table-cell office:value-type="float" office:value="2.76526546478271" calcext:value-type="float">
            <text:p>2.76526546478271</text:p>
          </table:table-cell>
          <table:table-cell table:formula="of:=100000/[.B38]" office:value-type="float" office:value="36162.8933184026" calcext:value-type="float">
            <text:p>36162.8933184026</text:p>
          </table:table-cell>
          <table:table-cell table:number-columns-repeated="10"/>
        </table:table-row>
        <table:table-row table:style-name="ro1">
          <table:table-cell office:value-type="float" office:value="103.03426361084" calcext:value-type="float">
            <text:p>103.03426361084</text:p>
          </table:table-cell>
          <table:table-cell office:value-type="float" office:value="2.8709442615509" calcext:value-type="float">
            <text:p>2.8709442615509</text:p>
          </table:table-cell>
          <table:table-cell table:formula="of:=100000/[.B39]" office:value-type="float" office:value="34831.7455477103" calcext:value-type="float">
            <text:p>34831.7455477103</text:p>
          </table:table-cell>
          <table:table-cell table:number-columns-repeated="10"/>
        </table:table-row>
        <table:table-row table:style-name="ro1">
          <table:table-cell office:value-type="float" office:value="106.289608716965" calcext:value-type="float">
            <text:p>106.289608716965</text:p>
          </table:table-cell>
          <table:table-cell office:value-type="float" office:value="3.255295753479" calcext:value-type="float">
            <text:p>3.255295753479</text:p>
          </table:table-cell>
          <table:table-cell table:formula="of:=100000/[.B40]" office:value-type="float" office:value="30719.1750221552" calcext:value-type="float">
            <text:p>30719.1750221552</text:p>
          </table:table-cell>
          <table:table-cell table:number-columns-repeated="10"/>
        </table:table-row>
        <table:table-row table:style-name="ro1">
          <table:table-cell office:value-type="float" office:value="109.579324960709" calcext:value-type="float">
            <text:p>109.579324960709</text:p>
          </table:table-cell>
          <table:table-cell office:value-type="float" office:value="3.28966760635376" calcext:value-type="float">
            <text:p>3.28966760635376</text:p>
          </table:table-cell>
          <table:table-cell table:formula="of:=100000/[.B41]" office:value-type="float" office:value="30398.2079547663" calcext:value-type="float">
            <text:p>30398.2079547663</text:p>
          </table:table-cell>
          <table:table-cell table:number-columns-repeated="10"/>
        </table:table-row>
        <table:table-row table:style-name="ro1">
          <table:table-cell office:value-type="float" office:value="112.905809640884" calcext:value-type="float">
            <text:p>112.905809640884</text:p>
          </table:table-cell>
          <table:table-cell office:value-type="float" office:value="3.32643628120422" calcext:value-type="float">
            <text:p>3.32643628120422</text:p>
          </table:table-cell>
          <table:table-cell table:formula="of:=100000/[.B42]" office:value-type="float" office:value="30062.2021726502" calcext:value-type="float">
            <text:p>30062.2021726502</text:p>
          </table:table-cell>
          <table:table-cell table:number-columns-repeated="10"/>
        </table:table-row>
        <table:table-row table:style-name="ro1">
          <table:table-cell office:value-type="float" office:value="116.202895641327" calcext:value-type="float">
            <text:p>116.202895641327</text:p>
          </table:table-cell>
          <table:table-cell office:value-type="float" office:value="3.2970232963562" calcext:value-type="float">
            <text:p>3.2970232963562</text:p>
          </table:table-cell>
          <table:table-cell table:formula="of:=100000/[.B43]" office:value-type="float" office:value="30330.3892667419" calcext:value-type="float">
            <text:p>30330.3892667419</text:p>
          </table:table-cell>
          <table:table-cell table:number-columns-repeated="10"/>
        </table:table-row>
        <table:table-row table:style-name="ro1">
          <table:table-cell office:value-type="float" office:value="119.398117542267" calcext:value-type="float">
            <text:p>119.398117542267</text:p>
          </table:table-cell>
          <table:table-cell office:value-type="float" office:value="3.19517302513123" calcext:value-type="float">
            <text:p>3.19517302513123</text:p>
          </table:table-cell>
          <table:table-cell table:formula="of:=100000/[.B44]" office:value-type="float" office:value="31297.2096388717" calcext:value-type="float">
            <text:p>31297.2096388717</text:p>
          </table:table-cell>
          <table:table-cell table:number-columns-repeated="10"/>
        </table:table-row>
        <table:table-row table:style-name="ro1">
          <table:table-cell office:value-type="float" office:value="122.598799467087" calcext:value-type="float">
            <text:p>122.598799467087</text:p>
          </table:table-cell>
          <table:table-cell office:value-type="float" office:value="3.20063304901123" calcext:value-type="float">
            <text:p>3.20063304901123</text:p>
          </table:table-cell>
          <table:table-cell table:formula="of:=100000/[.B45]" office:value-type="float" office:value="31243.819103503" calcext:value-type="float">
            <text:p>31243.819103503</text:p>
          </table:table-cell>
          <table:table-cell table:number-columns-repeated="10"/>
        </table:table-row>
        <table:table-row table:style-name="ro1">
          <table:table-cell office:value-type="float" office:value="125.8296854496" calcext:value-type="float">
            <text:p>125.8296854496</text:p>
          </table:table-cell>
          <table:table-cell office:value-type="float" office:value="3.23083662986755" calcext:value-type="float">
            <text:p>3.23083662986755</text:p>
          </table:table-cell>
          <table:table-cell table:formula="of:=100000/[.B46]" office:value-type="float" office:value="30951.7352488663" calcext:value-type="float">
            <text:p>30951.7352488663</text:p>
          </table:table-cell>
          <table:table-cell table:number-columns-repeated="10"/>
        </table:table-row>
        <table:table-row table:style-name="ro1">
          <table:table-cell office:value-type="float" office:value="129.039334535599" calcext:value-type="float">
            <text:p>129.039334535599</text:p>
          </table:table-cell>
          <table:table-cell office:value-type="float" office:value="3.20960021018982" calcext:value-type="float">
            <text:p>3.20960021018982</text:p>
          </table:table-cell>
          <table:table-cell table:formula="of:=100000/[.B47]" office:value-type="float" office:value="31156.5283683995" calcext:value-type="float">
            <text:p>31156.5283683995</text:p>
          </table:table-cell>
          <table:table-cell table:number-columns-repeated="10"/>
        </table:table-row>
        <table:table-row table:style-name="ro1">
          <table:table-cell office:value-type="float" office:value="132.297483682632" calcext:value-type="float">
            <text:p>132.297483682632</text:p>
          </table:table-cell>
          <table:table-cell office:value-type="float" office:value="3.25809931755066" calcext:value-type="float">
            <text:p>3.25809931755066</text:p>
          </table:table-cell>
          <table:table-cell table:formula="of:=100000/[.B48]" office:value-type="float" office:value="30692.7414585928" calcext:value-type="float">
            <text:p>30692.7414585928</text:p>
          </table:table-cell>
          <table:table-cell table:number-columns-repeated="10"/>
        </table:table-row>
        <table:table-row table:style-name="ro1">
          <table:table-cell office:value-type="float" office:value="135.614820241928" calcext:value-type="float">
            <text:p>135.614820241928</text:p>
          </table:table-cell>
          <table:table-cell office:value-type="float" office:value="3.31727361679077" calcext:value-type="float">
            <text:p>3.31727361679077</text:p>
          </table:table-cell>
          <table:table-cell table:formula="of:=100000/[.B49]" office:value-type="float" office:value="30145.2371893106" calcext:value-type="float">
            <text:p>30145.2371893106</text:p>
          </table:table-cell>
          <table:table-cell table:number-columns-repeated="10"/>
        </table:table-row>
        <table:table-row table:style-name="ro1">
          <table:table-cell office:value-type="float" office:value="138.859106063843" calcext:value-type="float">
            <text:p>138.859106063843</text:p>
          </table:table-cell>
          <table:table-cell office:value-type="float" office:value="3.24423885345459" calcext:value-type="float">
            <text:p>3.24423885345459</text:p>
          </table:table-cell>
          <table:table-cell table:formula="of:=100000/[.B50]" office:value-type="float" office:value="30823.8710271028" calcext:value-type="float">
            <text:p>30823.8710271028</text:p>
          </table:table-cell>
          <table:table-cell table:number-columns-repeated="10"/>
        </table:table-row>
        <table:table-row table:style-name="ro1">
          <table:table-cell office:value-type="float" office:value="142.103597402573" calcext:value-type="float">
            <text:p>142.103597402573</text:p>
          </table:table-cell>
          <table:table-cell office:value-type="float" office:value="3.24444317817688" calcext:value-type="float">
            <text:p>3.24444317817688</text:p>
          </table:table-cell>
          <table:table-cell table:formula="of:=100000/[.B51]" office:value-type="float" office:value="30821.9298376469" calcext:value-type="float">
            <text:p>30821.9298376469</text:p>
          </table:table-cell>
          <table:table-cell table:number-columns-repeated="10"/>
        </table:table-row>
        <table:table-row table:style-name="ro1">
          <table:table-cell office:value-type="float" office:value="145.366505622864" calcext:value-type="float">
            <text:p>145.366505622864</text:p>
          </table:table-cell>
          <table:table-cell office:value-type="float" office:value="3.26285862922668" calcext:value-type="float">
            <text:p>3.26285862922668</text:p>
          </table:table-cell>
          <table:table-cell table:formula="of:=100000/[.B52]" office:value-type="float" office:value="30647.9720280436" calcext:value-type="float">
            <text:p>30647.9720280436</text:p>
          </table:table-cell>
          <table:table-cell table:number-columns-repeated="10"/>
        </table:table-row>
        <table:table-row table:style-name="ro1">
          <table:table-cell office:value-type="float" office:value="148.62274479866" calcext:value-type="float">
            <text:p>148.62274479866</text:p>
          </table:table-cell>
          <table:table-cell office:value-type="float" office:value="3.25617671012878" calcext:value-type="float">
            <text:p>3.25617671012878</text:p>
          </table:table-cell>
          <table:table-cell table:formula="of:=100000/[.B53]" office:value-type="float" office:value="30710.8639678358" calcext:value-type="float">
            <text:p>30710.8639678358</text:p>
          </table:table-cell>
          <table:table-cell table:number-columns-repeated="10"/>
        </table:table-row>
        <table:table-row table:style-name="ro1">
          <table:table-cell office:value-type="float" office:value="151.758466720581" calcext:value-type="float">
            <text:p>151.758466720581</text:p>
          </table:table-cell>
          <table:table-cell office:value-type="float" office:value="3.13566565513611" calcext:value-type="float">
            <text:p>3.13566565513611</text:p>
          </table:table-cell>
          <table:table-cell table:formula="of:=100000/[.B54]" office:value-type="float" office:value="31891.1551798271" calcext:value-type="float">
            <text:p>31891.1551798271</text:p>
          </table:table-cell>
          <table:table-cell table:number-columns-repeated="10"/>
        </table:table-row>
        <table:table-row table:style-name="ro1">
          <table:table-cell office:value-type="float" office:value="154.939078330994" calcext:value-type="float">
            <text:p>154.939078330994</text:p>
          </table:table-cell>
          <table:table-cell office:value-type="float" office:value="3.18054819107056" calcext:value-type="float">
            <text:p>3.18054819107056</text:p>
          </table:table-cell>
          <table:table-cell table:formula="of:=100000/[.B55]" office:value-type="float" office:value="31441.1208359463" calcext:value-type="float">
            <text:p>31441.1208359463</text:p>
          </table:table-cell>
          <table:table-cell table:number-columns-repeated="10"/>
        </table:table-row>
        <table:table-row table:style-name="ro1">
          <table:table-cell office:value-type="float" office:value="158.146904468536" calcext:value-type="float">
            <text:p>158.146904468536</text:p>
          </table:table-cell>
          <table:table-cell office:value-type="float" office:value="3.20777487754822" calcext:value-type="float">
            <text:p>3.20777487754822</text:p>
          </table:table-cell>
          <table:table-cell table:formula="of:=100000/[.B56]" office:value-type="float" office:value="31174.2574891766" calcext:value-type="float">
            <text:p>31174.2574891766</text:p>
          </table:table-cell>
          <table:table-cell table:number-columns-repeated="10"/>
        </table:table-row>
        <table:table-row table:style-name="ro1">
          <table:table-cell office:value-type="float" office:value="161.349856853485" calcext:value-type="float">
            <text:p>161.349856853485</text:p>
          </table:table-cell>
          <table:table-cell office:value-type="float" office:value="3.20290398597717" calcext:value-type="float">
            <text:p>3.20290398597717</text:p>
          </table:table-cell>
          <table:table-cell table:formula="of:=100000/[.B57]" office:value-type="float" office:value="31221.6664744919" calcext:value-type="float">
            <text:p>31221.6664744919</text:p>
          </table:table-cell>
          <table:table-cell table:number-columns-repeated="10"/>
        </table:table-row>
        <table:table-row table:style-name="ro1">
          <table:table-cell office:value-type="float" office:value="164.606231451035" calcext:value-type="float">
            <text:p>164.606231451035</text:p>
          </table:table-cell>
          <table:table-cell office:value-type="float" office:value="3.25632476806641" calcext:value-type="float">
            <text:p>3.25632476806641</text:p>
          </table:table-cell>
          <table:table-cell table:formula="of:=100000/[.B58]" office:value-type="float" office:value="30709.4676122798" calcext:value-type="float">
            <text:p>30709.4676122798</text:p>
          </table:table-cell>
          <table:table-cell table:number-columns-repeated="10"/>
        </table:table-row>
        <table:table-row table:style-name="ro1">
          <table:table-cell office:value-type="float" office:value="167.838791131973" calcext:value-type="float">
            <text:p>167.838791131973</text:p>
          </table:table-cell>
          <table:table-cell office:value-type="float" office:value="3.23251152038574" calcext:value-type="float">
            <text:p>3.23251152038574</text:p>
          </table:table-cell>
          <table:table-cell table:formula="of:=100000/[.B59]" office:value-type="float" office:value="30935.6979454993" calcext:value-type="float">
            <text:p>30935.6979454993</text:p>
          </table:table-cell>
          <table:table-cell table:number-columns-repeated="10"/>
        </table:table-row>
        <table:table-row table:style-name="ro1">
          <table:table-cell office:value-type="float" office:value="171.034369945526" calcext:value-type="float">
            <text:p>171.034369945526</text:p>
          </table:table-cell>
          <table:table-cell office:value-type="float" office:value="3.19553017616272" calcext:value-type="float">
            <text:p>3.19553017616272</text:p>
          </table:table-cell>
          <table:table-cell table:formula="of:=100000/[.B60]" office:value-type="float" office:value="31293.7116807586" calcext:value-type="float">
            <text:p>31293.7116807586</text:p>
          </table:table-cell>
          <table:table-cell table:number-columns-repeated="10"/>
        </table:table-row>
        <table:table-row table:style-name="ro1">
          <table:table-cell office:value-type="float" office:value="174.26474905014" calcext:value-type="float">
            <text:p>174.26474905014</text:p>
          </table:table-cell>
          <table:table-cell office:value-type="float" office:value="3.23032999038696" calcext:value-type="float">
            <text:p>3.23032999038696</text:p>
          </table:table-cell>
          <table:table-cell table:formula="of:=100000/[.B61]" office:value-type="float" office:value="30956.5896665625" calcext:value-type="float">
            <text:p>30956.5896665625</text:p>
          </table:table-cell>
          <table:table-cell table:number-columns-repeated="10"/>
        </table:table-row>
        <table:table-row table:style-name="ro1">
          <table:table-cell office:value-type="float" office:value="177.54051399231" calcext:value-type="float">
            <text:p>177.54051399231</text:p>
          </table:table-cell>
          <table:table-cell office:value-type="float" office:value="3.27571606636047" calcext:value-type="float">
            <text:p>3.27571606636047</text:p>
          </table:table-cell>
          <table:table-cell table:formula="of:=100000/[.B62]" office:value-type="float" office:value="30527.6763840849" calcext:value-type="float">
            <text:p>30527.6763840849</text:p>
          </table:table-cell>
          <table:table-cell table:number-columns-repeated="10"/>
        </table:table-row>
        <table:table-row table:style-name="ro1">
          <table:table-cell office:value-type="float" office:value="180.763509273529" calcext:value-type="float">
            <text:p>180.763509273529</text:p>
          </table:table-cell>
          <table:table-cell office:value-type="float" office:value="3.22293305397034" calcext:value-type="float">
            <text:p>3.22293305397034</text:p>
          </table:table-cell>
          <table:table-cell table:formula="of:=100000/[.B63]" office:value-type="float" office:value="31027.6379699571" calcext:value-type="float">
            <text:p>31027.6379699571</text:p>
          </table:table-cell>
          <table:table-cell table:number-columns-repeated="10"/>
        </table:table-row>
        <table:table-row table:style-name="ro1">
          <table:table-cell office:value-type="float" office:value="184.020678520203" calcext:value-type="float">
            <text:p>184.020678520203</text:p>
          </table:table-cell>
          <table:table-cell office:value-type="float" office:value="3.25710558891296" calcext:value-type="float">
            <text:p>3.25710558891296</text:p>
          </table:table-cell>
          <table:table-cell table:formula="of:=100000/[.B64]" office:value-type="float" office:value="30702.1056794706" calcext:value-type="float">
            <text:p>30702.1056794706</text:p>
          </table:table-cell>
          <table:table-cell table:number-columns-repeated="10"/>
        </table:table-row>
        <table:table-row table:style-name="ro1">
          <table:table-cell office:value-type="float" office:value="187.241586685181" calcext:value-type="float">
            <text:p>187.241586685181</text:p>
          </table:table-cell>
          <table:table-cell office:value-type="float" office:value="3.22084474563599" calcext:value-type="float">
            <text:p>3.22084474563599</text:p>
          </table:table-cell>
          <table:table-cell table:formula="of:=100000/[.B65]" office:value-type="float" office:value="31047.7554484713" calcext:value-type="float">
            <text:p>31047.7554484713</text:p>
          </table:table-cell>
          <table:table-cell table:number-columns-repeated="10"/>
        </table:table-row>
        <table:table-row table:style-name="ro1">
          <table:table-cell office:value-type="float" office:value="190.473108768463" calcext:value-type="float">
            <text:p>190.473108768463</text:p>
          </table:table-cell>
          <table:table-cell office:value-type="float" office:value="3.23147320747375" calcext:value-type="float">
            <text:p>3.23147320747375</text:p>
          </table:table-cell>
          <table:table-cell table:formula="of:=100000/[.B66]" office:value-type="float" office:value="30945.63797364" calcext:value-type="float">
            <text:p>30945.63797364</text:p>
          </table:table-cell>
          <table:table-cell table:number-columns-repeated="10"/>
        </table:table-row>
        <table:table-row table:style-name="ro1">
          <table:table-cell office:value-type="float" office:value="193.750343322754" calcext:value-type="float">
            <text:p>193.750343322754</text:p>
          </table:table-cell>
          <table:table-cell office:value-type="float" office:value="3.27718758583069" calcext:value-type="float">
            <text:p>3.27718758583069</text:p>
          </table:table-cell>
          <table:table-cell table:formula="of:=100000/[.B67]" office:value-type="float" office:value="30513.9688775711" calcext:value-type="float">
            <text:p>30513.9688775711</text:p>
          </table:table-cell>
          <table:table-cell table:number-columns-repeated="10"/>
        </table:table-row>
        <table:table-row table:style-name="ro1">
          <table:table-cell office:value-type="float" office:value="197.030255317688" calcext:value-type="float">
            <text:p>197.030255317688</text:p>
          </table:table-cell>
          <table:table-cell office:value-type="float" office:value="3.27986550331116" calcext:value-type="float">
            <text:p>3.27986550331116</text:p>
          </table:table-cell>
          <table:table-cell table:formula="of:=100000/[.B68]" office:value-type="float" office:value="30489.0550844374" calcext:value-type="float">
            <text:p>30489.0550844374</text:p>
          </table:table-cell>
          <table:table-cell table:number-columns-repeated="10"/>
        </table:table-row>
        <table:table-row table:style-name="ro1">
          <table:table-cell office:value-type="float" office:value="200.183670520782" calcext:value-type="float">
            <text:p>200.183670520782</text:p>
          </table:table-cell>
          <table:table-cell office:value-type="float" office:value="3.15336537361145" calcext:value-type="float">
            <text:p>3.15336537361145</text:p>
          </table:table-cell>
          <table:table-cell table:formula="of:=100000/[.B69]" office:value-type="float" office:value="31712.1513532297" calcext:value-type="float">
            <text:p>31712.1513532297</text:p>
          </table:table-cell>
          <table:table-cell table:number-columns-repeated="10"/>
        </table:table-row>
        <table:table-row table:style-name="ro1">
          <table:table-cell office:value-type="float" office:value="204.420778751373" calcext:value-type="float">
            <text:p>204.420778751373</text:p>
          </table:table-cell>
          <table:table-cell office:value-type="float" office:value="4.237060546875" calcext:value-type="float">
            <text:p>4.237060546875</text:p>
          </table:table-cell>
          <table:table-cell table:formula="of:=100000/[.B70]" office:value-type="float" office:value="23601.2676462115" calcext:value-type="float">
            <text:p>23601.2676462115</text:p>
          </table:table-cell>
          <table:table-cell table:number-columns-repeated="10"/>
        </table:table-row>
        <table:table-row table:style-name="ro1">
          <table:table-cell office:value-type="float" office:value="208.916198253632" calcext:value-type="float">
            <text:p>208.916198253632</text:p>
          </table:table-cell>
          <table:table-cell office:value-type="float" office:value="4.49536943435669" calcext:value-type="float">
            <text:p>4.49536943435669</text:p>
          </table:table-cell>
          <table:table-cell table:formula="of:=100000/[.B71]" office:value-type="float" office:value="22245.1127677586" calcext:value-type="float">
            <text:p>22245.1127677586</text:p>
          </table:table-cell>
          <table:table-cell table:number-columns-repeated="10"/>
        </table:table-row>
        <table:table-row table:style-name="ro1">
          <table:table-cell office:value-type="float" office:value="213.439724206924" calcext:value-type="float">
            <text:p>213.439724206924</text:p>
          </table:table-cell>
          <table:table-cell office:value-type="float" office:value="4.52347803115845" calcext:value-type="float">
            <text:p>4.52347803115845</text:p>
          </table:table-cell>
          <table:table-cell table:formula="of:=100000/[.B72]" office:value-type="float" office:value="22106.8830911046" calcext:value-type="float">
            <text:p>22106.8830911046</text:p>
          </table:table-cell>
          <table:table-cell table:number-columns-repeated="10"/>
        </table:table-row>
        <table:table-row table:style-name="ro1">
          <table:table-cell office:value-type="float" office:value="217.958759069443" calcext:value-type="float">
            <text:p>217.958759069443</text:p>
          </table:table-cell>
          <table:table-cell office:value-type="float" office:value="4.51898503303528" calcext:value-type="float">
            <text:p>4.51898503303528</text:p>
          </table:table-cell>
          <table:table-cell table:formula="of:=100000/[.B73]" office:value-type="float" office:value="22128.8628461849" calcext:value-type="float">
            <text:p>22128.8628461849</text:p>
          </table:table-cell>
          <table:table-cell table:number-columns-repeated="10"/>
        </table:table-row>
        <table:table-row table:style-name="ro1">
          <table:table-cell office:value-type="float" office:value="222.453961133957" calcext:value-type="float">
            <text:p>222.453961133957</text:p>
          </table:table-cell>
          <table:table-cell office:value-type="float" office:value="4.49515056610107" calcext:value-type="float">
            <text:p>4.49515056610107</text:p>
          </table:table-cell>
          <table:table-cell table:formula="of:=100000/[.B74]" office:value-type="float" office:value="22246.1958792042" calcext:value-type="float">
            <text:p>22246.1958792042</text:p>
          </table:table-cell>
          <table:table-cell table:number-columns-repeated="10"/>
        </table:table-row>
        <table:table-row table:style-name="ro1">
          <table:table-cell office:value-type="float" office:value="226.948746919632" calcext:value-type="float">
            <text:p>226.948746919632</text:p>
          </table:table-cell>
          <table:table-cell office:value-type="float" office:value="4.49473857879639" calcext:value-type="float">
            <text:p>4.49473857879639</text:p>
          </table:table-cell>
          <table:table-cell table:formula="of:=100000/[.B75]" office:value-type="float" office:value="22248.2349633731" calcext:value-type="float">
            <text:p>22248.2349633731</text:p>
          </table:table-cell>
          <table:table-cell table:number-columns-repeated="10"/>
        </table:table-row>
        <table:table-row table:style-name="ro1">
          <table:table-cell office:value-type="float" office:value="231.445670127869" calcext:value-type="float">
            <text:p>231.445670127869</text:p>
          </table:table-cell>
          <table:table-cell office:value-type="float" office:value="4.49686026573181" calcext:value-type="float">
            <text:p>4.49686026573181</text:p>
          </table:table-cell>
          <table:table-cell table:formula="of:=100000/[.B76]" office:value-type="float" office:value="22237.7379083907" calcext:value-type="float">
            <text:p>22237.7379083907</text:p>
          </table:table-cell>
          <table:table-cell table:number-columns-repeated="10"/>
        </table:table-row>
        <table:table-row table:style-name="ro1">
          <table:table-cell office:value-type="float" office:value="235.93262386322" calcext:value-type="float">
            <text:p>235.93262386322</text:p>
          </table:table-cell>
          <table:table-cell office:value-type="float" office:value="4.48690462112427" calcext:value-type="float">
            <text:p>4.48690462112427</text:p>
          </table:table-cell>
          <table:table-cell table:formula="of:=100000/[.B77]" office:value-type="float" office:value="22287.0795000192" calcext:value-type="float">
            <text:p>22287.0795000192</text:p>
          </table:table-cell>
          <table:table-cell table:number-columns-repeated="10"/>
        </table:table-row>
        <table:table-row table:style-name="ro1">
          <table:table-cell office:value-type="float" office:value="240.442964315414" calcext:value-type="float">
            <text:p>240.442964315414</text:p>
          </table:table-cell>
          <table:table-cell office:value-type="float" office:value="4.51029181480408" calcext:value-type="float">
            <text:p>4.51029181480408</text:p>
          </table:table-cell>
          <table:table-cell table:formula="of:=100000/[.B78]" office:value-type="float" office:value="22171.5144177082" calcext:value-type="float">
            <text:p>22171.5144177082</text:p>
          </table:table-cell>
          <table:table-cell table:number-columns-repeated="10"/>
        </table:table-row>
        <table:table-row table:style-name="ro1">
          <table:table-cell office:value-type="float" office:value="244.949410200119" calcext:value-type="float">
            <text:p>244.949410200119</text:p>
          </table:table-cell>
          <table:table-cell office:value-type="float" office:value="4.50639581680298" calcext:value-type="float">
            <text:p>4.50639581680298</text:p>
          </table:table-cell>
          <table:table-cell table:formula="of:=100000/[.B79]" office:value-type="float" office:value="22190.6827685066" calcext:value-type="float">
            <text:p>22190.6827685066</text:p>
          </table:table-cell>
          <table:table-cell table:number-columns-repeated="10"/>
        </table:table-row>
        <table:table-row table:style-name="ro1">
          <table:table-cell office:value-type="float" office:value="249.430335998535" calcext:value-type="float">
            <text:p>249.430335998535</text:p>
          </table:table-cell>
          <table:table-cell office:value-type="float" office:value="4.48087644577026" calcext:value-type="float">
            <text:p>4.48087644577026</text:p>
          </table:table-cell>
          <table:table-cell table:formula="of:=100000/[.B80]" office:value-type="float" office:value="22317.0625680597" calcext:value-type="float">
            <text:p>22317.0625680597</text:p>
          </table:table-cell>
          <table:table-cell table:number-columns-repeated="10"/>
        </table:table-row>
        <table:table-row table:style-name="ro1">
          <table:table-cell office:value-type="float" office:value="253.917546510696" calcext:value-type="float">
            <text:p>253.917546510696</text:p>
          </table:table-cell>
          <table:table-cell office:value-type="float" office:value="4.4871621131897" calcext:value-type="float">
            <text:p>4.4871621131897</text:p>
          </table:table-cell>
          <table:table-cell table:formula="of:=100000/[.B81]" office:value-type="float" office:value="22285.8005745005" calcext:value-type="float">
            <text:p>22285.8005745005</text:p>
          </table:table-cell>
          <table:table-cell table:number-columns-repeated="10"/>
        </table:table-row>
        <table:table-row table:style-name="ro1">
          <table:table-cell office:value-type="float" office:value="258.408044815063" calcext:value-type="float">
            <text:p>258.408044815063</text:p>
          </table:table-cell>
          <table:table-cell office:value-type="float" office:value="4.49043583869934" calcext:value-type="float">
            <text:p>4.49043583869934</text:p>
          </table:table-cell>
          <table:table-cell table:formula="of:=100000/[.B82]" office:value-type="float" office:value="22269.5532442938" calcext:value-type="float">
            <text:p>22269.5532442938</text:p>
          </table:table-cell>
          <table:table-cell table:number-columns-repeated="10"/>
        </table:table-row>
        <table:table-row table:style-name="ro1">
          <table:table-cell office:value-type="float" office:value="262.879105329514" calcext:value-type="float">
            <text:p>262.879105329514</text:p>
          </table:table-cell>
          <table:table-cell office:value-type="float" office:value="4.47101163864136" calcext:value-type="float">
            <text:p>4.47101163864136</text:p>
          </table:table-cell>
          <table:table-cell table:formula="of:=100000/[.B83]" office:value-type="float" office:value="22366.3027704369" calcext:value-type="float">
            <text:p>22366.3027704369</text:p>
          </table:table-cell>
          <table:table-cell table:number-columns-repeated="10"/>
        </table:table-row>
        <table:table-row table:style-name="ro1">
          <table:table-cell office:value-type="float" office:value="267.350912570953" calcext:value-type="float">
            <text:p>267.350912570953</text:p>
          </table:table-cell>
          <table:table-cell office:value-type="float" office:value="4.47176122665405" calcext:value-type="float">
            <text:p>4.47176122665405</text:p>
          </table:table-cell>
          <table:table-cell table:formula="of:=100000/[.B84]" office:value-type="float" office:value="22362.5535737345" calcext:value-type="float">
            <text:p>22362.5535737345</text:p>
          </table:table-cell>
          <table:table-cell table:number-columns-repeated="10"/>
        </table:table-row>
        <table:table-row table:style-name="ro1">
          <table:table-cell office:value-type="float" office:value="271.830217838287" calcext:value-type="float">
            <text:p>271.830217838287</text:p>
          </table:table-cell>
          <table:table-cell office:value-type="float" office:value="4.47925853729248" calcext:value-type="float">
            <text:p>4.47925853729248</text:p>
          </table:table-cell>
          <table:table-cell table:formula="of:=100000/[.B85]" office:value-type="float" office:value="22325.1234925247" calcext:value-type="float">
            <text:p>22325.1234925247</text:p>
          </table:table-cell>
          <table:table-cell table:number-columns-repeated="10"/>
        </table:table-row>
        <table:table-row table:style-name="ro1">
          <table:table-cell office:value-type="float" office:value="276.311226844788" calcext:value-type="float">
            <text:p>276.311226844788</text:p>
          </table:table-cell>
          <table:table-cell office:value-type="float" office:value="4.48096251487732" calcext:value-type="float">
            <text:p>4.48096251487732</text:p>
          </table:table-cell>
          <table:table-cell table:formula="of:=100000/[.B86]" office:value-type="float" office:value="22316.6339080026" calcext:value-type="float">
            <text:p>22316.6339080026</text:p>
          </table:table-cell>
          <table:table-cell table:number-columns-repeated="10"/>
        </table:table-row>
        <table:table-row table:style-name="ro1">
          <table:table-cell office:value-type="float" office:value="280.806327104568" calcext:value-type="float">
            <text:p>280.806327104568</text:p>
          </table:table-cell>
          <table:table-cell office:value-type="float" office:value="4.49503827095032" calcext:value-type="float">
            <text:p>4.49503827095032</text:p>
          </table:table-cell>
          <table:table-cell table:formula="of:=100000/[.B87]" office:value-type="float" office:value="22246.7516341876" calcext:value-type="float">
            <text:p>22246.7516341876</text:p>
          </table:table-cell>
          <table:table-cell table:number-columns-repeated="10"/>
        </table:table-row>
        <table:table-row table:style-name="ro1">
          <table:table-cell office:value-type="float" office:value="285.304694652557" calcext:value-type="float">
            <text:p>285.304694652557</text:p>
          </table:table-cell>
          <table:table-cell office:value-type="float" office:value="4.49831867218018" calcext:value-type="float">
            <text:p>4.49831867218018</text:p>
          </table:table-cell>
          <table:table-cell table:formula="of:=100000/[.B88]" office:value-type="float" office:value="22230.5281789948" calcext:value-type="float">
            <text:p>22230.5281789948</text:p>
          </table:table-cell>
          <table:table-cell table:number-columns-repeated="10"/>
        </table:table-row>
        <table:table-row table:style-name="ro1">
          <table:table-cell office:value-type="float" office:value="289.809307336807" calcext:value-type="float">
            <text:p>289.809307336807</text:p>
          </table:table-cell>
          <table:table-cell office:value-type="float" office:value="4.50456428527832" calcext:value-type="float">
            <text:p>4.50456428527832</text:p>
          </table:table-cell>
          <table:table-cell table:formula="of:=100000/[.B89]" office:value-type="float" office:value="22199.7053803443" calcext:value-type="float">
            <text:p>22199.7053803443</text:p>
          </table:table-cell>
          <table:table-cell table:number-columns-repeated="10"/>
        </table:table-row>
        <table:table-row table:style-name="ro1">
          <table:table-cell office:value-type="float" office:value="294.321793317795" calcext:value-type="float">
            <text:p>294.321793317795</text:p>
          </table:table-cell>
          <table:table-cell office:value-type="float" office:value="4.51243352890015" calcext:value-type="float">
            <text:p>4.51243352890015</text:p>
          </table:table-cell>
          <table:table-cell table:formula="of:=100000/[.B90]" office:value-type="float" office:value="22160.9912610444" calcext:value-type="float">
            <text:p>22160.9912610444</text:p>
          </table:table-cell>
          <table:table-cell table:number-columns-repeated="10"/>
        </table:table-row>
        <table:table-row table:style-name="ro1">
          <table:table-cell office:value-type="float" office:value="298.831943273544" calcext:value-type="float">
            <text:p>298.831943273544</text:p>
          </table:table-cell>
          <table:table-cell office:value-type="float" office:value="4.5101010799408" calcext:value-type="float">
            <text:p>4.5101010799408</text:p>
          </table:table-cell>
          <table:table-cell table:formula="of:=100000/[.B91]" office:value-type="float" office:value="22172.4520642701" calcext:value-type="float">
            <text:p>22172.4520642701</text:p>
          </table:table-cell>
          <table:table-cell table:number-columns-repeated="10"/>
        </table:table-row>
        <table:table-row table:style-name="ro1">
          <table:table-cell office:value-type="float" office:value="304.382266998291" calcext:value-type="float">
            <text:p>304.382266998291</text:p>
          </table:table-cell>
          <table:table-cell office:value-type="float" office:value="5.55027318000793" calcext:value-type="float">
            <text:p>5.55027318000793</text:p>
          </table:table-cell>
          <table:table-cell table:formula="of:=100000/[.B92]" office:value-type="float" office:value="18017.1311855784" calcext:value-type="float">
            <text:p>18017.1311855784</text:p>
          </table:table-cell>
          <table:table-cell table:number-columns-repeated="10"/>
        </table:table-row>
        <table:table-row table:style-name="ro1">
          <table:table-cell office:value-type="float" office:value="310.877115249634" calcext:value-type="float">
            <text:p>310.877115249634</text:p>
          </table:table-cell>
          <table:table-cell office:value-type="float" office:value="6.49479365348816" calcext:value-type="float">
            <text:p>6.49479365348816</text:p>
          </table:table-cell>
          <table:table-cell table:formula="of:=100000/[.B93]" office:value-type="float" office:value="15396.9479763677" calcext:value-type="float">
            <text:p>15396.9479763677</text:p>
          </table:table-cell>
          <table:table-cell table:number-columns-repeated="10"/>
        </table:table-row>
        <table:table-row table:style-name="ro1">
          <table:table-cell office:value-type="float" office:value="317.386984825134" calcext:value-type="float">
            <text:p>317.386984825134</text:p>
          </table:table-cell>
          <table:table-cell office:value-type="float" office:value="6.50979781150818" calcext:value-type="float">
            <text:p>6.50979781150818</text:p>
          </table:table-cell>
          <table:table-cell table:formula="of:=100000/[.B94]" office:value-type="float" office:value="15361.4602013011" calcext:value-type="float">
            <text:p>15361.4602013011</text:p>
          </table:table-cell>
          <table:table-cell table:number-columns-repeated="10"/>
        </table:table-row>
        <table:table-row table:style-name="ro1">
          <table:table-cell office:value-type="float" office:value="323.876909971237" calcext:value-type="float">
            <text:p>323.876909971237</text:p>
          </table:table-cell>
          <table:table-cell office:value-type="float" office:value="6.48985099792481" calcext:value-type="float">
            <text:p>6.48985099792481</text:p>
          </table:table-cell>
          <table:table-cell table:formula="of:=100000/[.B95]" office:value-type="float" office:value="15408.6742564623" calcext:value-type="float">
            <text:p>15408.6742564623</text:p>
          </table:table-cell>
          <table:table-cell table:number-columns-repeated="10"/>
        </table:table-row>
        <table:table-row table:style-name="ro1">
          <table:table-cell office:value-type="float" office:value="330.383380651474" calcext:value-type="float">
            <text:p>330.383380651474</text:p>
          </table:table-cell>
          <table:table-cell office:value-type="float" office:value="6.5064103603363" calcext:value-type="float">
            <text:p>6.5064103603363</text:p>
          </table:table-cell>
          <table:table-cell table:formula="of:=100000/[.B96]" office:value-type="float" office:value="15369.4578825845" calcext:value-type="float">
            <text:p>15369.4578825845</text:p>
          </table:table-cell>
          <table:table-cell table:number-columns-repeated="10"/>
        </table:table-row>
        <table:table-row table:style-name="ro1">
          <table:table-cell office:value-type="float" office:value="336.933159351349" calcext:value-type="float">
            <text:p>336.933159351349</text:p>
          </table:table-cell>
          <table:table-cell office:value-type="float" office:value="6.54972648620606" calcext:value-type="float">
            <text:p>6.54972648620606</text:p>
          </table:table-cell>
          <table:table-cell table:formula="of:=100000/[.B97]" office:value-type="float" office:value="15267.8131232813" calcext:value-type="float">
            <text:p>15267.8131232813</text:p>
          </table:table-cell>
          <table:table-cell table:number-columns-repeated="10"/>
        </table:table-row>
        <table:table-row table:style-name="ro1">
          <table:table-cell office:value-type="float" office:value="343.44976067543" calcext:value-type="float">
            <text:p>343.44976067543</text:p>
          </table:table-cell>
          <table:table-cell office:value-type="float" office:value="6.51654839515686" calcext:value-type="float">
            <text:p>6.51654839515686</text:p>
          </table:table-cell>
          <table:table-cell table:formula="of:=100000/[.B98]" office:value-type="float" office:value="15345.5470497726" calcext:value-type="float">
            <text:p>15345.5470497726</text:p>
          </table:table-cell>
          <table:table-cell table:number-columns-repeated="10"/>
        </table:table-row>
        <table:table-row table:style-name="ro1">
          <table:table-cell office:value-type="float" office:value="349.952565431595" calcext:value-type="float">
            <text:p>349.952565431595</text:p>
          </table:table-cell>
          <table:table-cell office:value-type="float" office:value="6.50273942947388" calcext:value-type="float">
            <text:p>6.50273942947388</text:p>
          </table:table-cell>
          <table:table-cell table:formula="of:=100000/[.B99]" office:value-type="float" office:value="15378.1342593472" calcext:value-type="float">
            <text:p>15378.1342593472</text:p>
          </table:table-cell>
          <table:table-cell table:number-columns-repeated="10"/>
        </table:table-row>
        <table:table-row table:style-name="ro1">
          <table:table-cell office:value-type="float" office:value="356.456268548965" calcext:value-type="float">
            <text:p>356.456268548965</text:p>
          </table:table-cell>
          <table:table-cell office:value-type="float" office:value="6.50364851951599" calcext:value-type="float">
            <text:p>6.50364851951599</text:p>
          </table:table-cell>
          <table:table-cell table:formula="of:=100000/[.B100]" office:value-type="float" office:value="15375.9846799719" calcext:value-type="float">
            <text:p>15375.9846799719</text:p>
          </table:table-cell>
          <table:table-cell table:number-columns-repeated="10"/>
        </table:table-row>
        <table:table-row table:style-name="ro1">
          <table:table-cell office:value-type="float" office:value="362.992988586426" calcext:value-type="float">
            <text:p>362.992988586426</text:p>
          </table:table-cell>
          <table:table-cell office:value-type="float" office:value="6.53664827346802" calcext:value-type="float">
            <text:p>6.53664827346802</text:p>
          </table:table-cell>
          <table:table-cell table:formula="of:=100000/[.B101]" office:value-type="float" office:value="15298.3602323986" calcext:value-type="float">
            <text:p>15298.3602323986</text:p>
          </table:table-cell>
          <table:table-cell table:number-columns-repeated="10"/>
        </table:table-row>
        <table:table-row table:style-name="ro1">
          <table:table-cell office:value-type="float" office:value="369.525541782379" calcext:value-type="float">
            <text:p>369.525541782379</text:p>
          </table:table-cell>
          <table:table-cell office:value-type="float" office:value="6.53250670433044" calcext:value-type="float">
            <text:p>6.53250670433044</text:p>
          </table:table-cell>
          <table:table-cell table:formula="of:=100000/[.B102]" office:value-type="float" office:value="15308.0592988461" calcext:value-type="float">
            <text:p>15308.0592988461</text:p>
          </table:table-cell>
          <table:table-cell table:number-columns-repeated="10"/>
        </table:table-row>
        <table:table-row table:style-name="ro1">
          <table:table-cell office:value-type="float" office:value="376.015483856201" calcext:value-type="float">
            <text:p>376.015483856201</text:p>
          </table:table-cell>
          <table:table-cell office:value-type="float" office:value="6.48987460136414" calcext:value-type="float">
            <text:p>6.48987460136414</text:p>
          </table:table-cell>
          <table:table-cell table:formula="of:=100000/[.B103]" office:value-type="float" office:value="15408.618215671" calcext:value-type="float">
            <text:p>15408.618215671</text:p>
          </table:table-cell>
          <table:table-cell table:number-columns-repeated="10"/>
        </table:table-row>
        <table:table-row table:style-name="ro1">
          <table:table-cell office:value-type="float" office:value="382.534097671509" calcext:value-type="float">
            <text:p>382.534097671509</text:p>
          </table:table-cell>
          <table:table-cell office:value-type="float" office:value="6.51856136322022" calcext:value-type="float">
            <text:p>6.51856136322022</text:p>
          </table:table-cell>
          <table:table-cell table:formula="of:=100000/[.B104]" office:value-type="float" office:value="15340.8082593548" calcext:value-type="float">
            <text:p>15340.8082593548</text:p>
          </table:table-cell>
          <table:table-cell table:number-columns-repeated="10"/>
        </table:table-row>
        <table:table-row table:style-name="ro1">
          <table:table-cell office:value-type="float" office:value="389.034824609756" calcext:value-type="float">
            <text:p>389.034824609756</text:p>
          </table:table-cell>
          <table:table-cell office:value-type="float" office:value="6.50066733360291" calcext:value-type="float">
            <text:p>6.50066733360291</text:p>
          </table:table-cell>
          <table:table-cell table:formula="of:=100000/[.B105]" office:value-type="float" office:value="15383.036058942" calcext:value-type="float">
            <text:p>15383.036058942</text:p>
          </table:table-cell>
          <table:table-cell table:number-columns-repeated="10"/>
        </table:table-row>
        <table:table-row table:style-name="ro1">
          <table:table-cell office:value-type="float" office:value="395.528888940811" calcext:value-type="float">
            <text:p>395.528888940811</text:p>
          </table:table-cell>
          <table:table-cell office:value-type="float" office:value="6.49398827552795" calcext:value-type="float">
            <text:p>6.49398827552795</text:p>
          </table:table-cell>
          <table:table-cell table:formula="of:=100000/[.B106]" office:value-type="float" office:value="15398.8574905258" calcext:value-type="float">
            <text:p>15398.8574905258</text:p>
          </table:table-cell>
          <table:table-cell table:number-columns-repeated="10"/>
        </table:table-row>
        <table:table-row table:style-name="ro1">
          <table:table-cell office:value-type="float" office:value="402.289887428284" calcext:value-type="float">
            <text:p>402.289887428284</text:p>
          </table:table-cell>
          <table:table-cell office:value-type="float" office:value="6.76092553138733" calcext:value-type="float">
            <text:p>6.76092553138733</text:p>
          </table:table-cell>
          <table:table-cell table:formula="of:=100000/[.B107]" office:value-type="float" office:value="14790.8743463826" calcext:value-type="float">
            <text:p>14790.8743463826</text:p>
          </table:table-cell>
          <table:table-cell table:number-columns-repeated="10"/>
        </table:table-row>
        <table:table-row table:style-name="ro1">
          <table:table-cell office:value-type="float" office:value="410.961773872376" calcext:value-type="float">
            <text:p>410.961773872376</text:p>
          </table:table-cell>
          <table:table-cell office:value-type="float" office:value="8.67181706428528" calcext:value-type="float">
            <text:p>8.67181706428528</text:p>
          </table:table-cell>
          <table:table-cell table:formula="of:=100000/[.B108]" office:value-type="float" office:value="11531.6085727694" calcext:value-type="float">
            <text:p>11531.6085727694</text:p>
          </table:table-cell>
          <table:table-cell table:number-columns-repeated="10"/>
        </table:table-row>
        <table:table-row table:style-name="ro1">
          <table:table-cell office:value-type="float" office:value="419.574748754501" calcext:value-type="float">
            <text:p>419.574748754501</text:p>
          </table:table-cell>
          <table:table-cell office:value-type="float" office:value="8.61292290687561" calcext:value-type="float">
            <text:p>8.61292290687561</text:p>
          </table:table-cell>
          <table:table-cell table:formula="of:=100000/[.B109]" office:value-type="float" office:value="11610.4603606949" calcext:value-type="float">
            <text:p>11610.4603606949</text:p>
          </table:table-cell>
          <table:table-cell table:number-columns-repeated="10"/>
        </table:table-row>
        <table:table-row table:style-name="ro1">
          <table:table-cell office:value-type="float" office:value="428.23237490654" calcext:value-type="float">
            <text:p>428.23237490654</text:p>
          </table:table-cell>
          <table:table-cell office:value-type="float" office:value="8.65755033493042" calcext:value-type="float">
            <text:p>8.65755033493042</text:p>
          </table:table-cell>
          <table:table-cell table:formula="of:=100000/[.B110]" office:value-type="float" office:value="11550.6114468122" calcext:value-type="float">
            <text:p>11550.6114468122</text:p>
          </table:table-cell>
          <table:table-cell table:number-columns-repeated="10"/>
        </table:table-row>
        <table:table-row table:style-name="ro1">
          <table:table-cell office:value-type="float" office:value="437.026702880859" calcext:value-type="float">
            <text:p>437.026702880859</text:p>
          </table:table-cell>
          <table:table-cell office:value-type="float" office:value="8.79422068595886" calcext:value-type="float">
            <text:p>8.79422068595886</text:p>
          </table:table-cell>
          <table:table-cell table:formula="of:=100000/[.B111]" office:value-type="float" office:value="11371.1042252628" calcext:value-type="float">
            <text:p>11371.1042252628</text:p>
          </table:table-cell>
          <table:table-cell table:number-columns-repeated="10"/>
        </table:table-row>
        <table:table-row table:style-name="ro1">
          <table:table-cell office:value-type="float" office:value="445.660433292389" calcext:value-type="float">
            <text:p>445.660433292389</text:p>
          </table:table-cell>
          <table:table-cell office:value-type="float" office:value="8.63361859321594" calcext:value-type="float">
            <text:p>8.63361859321594</text:p>
          </table:table-cell>
          <table:table-cell table:formula="of:=100000/[.B112]" office:value-type="float" office:value="11582.628873434" calcext:value-type="float">
            <text:p>11582.628873434</text:p>
          </table:table-cell>
          <table:table-cell table:number-columns-repeated="10"/>
        </table:table-row>
        <table:table-row table:style-name="ro1">
          <table:table-cell office:value-type="float" office:value="454.355970621109" calcext:value-type="float">
            <text:p>454.355970621109</text:p>
          </table:table-cell>
          <table:table-cell office:value-type="float" office:value="8.69544839859009" calcext:value-type="float">
            <text:p>8.69544839859009</text:p>
          </table:table-cell>
          <table:table-cell table:formula="of:=100000/[.B113]" office:value-type="float" office:value="11500.2694991801" calcext:value-type="float">
            <text:p>11500.2694991801</text:p>
          </table:table-cell>
          <table:table-cell table:number-columns-repeated="10"/>
        </table:table-row>
        <table:table-row table:style-name="ro1">
          <table:table-cell office:value-type="float" office:value="463.024211406708" calcext:value-type="float">
            <text:p>463.024211406708</text:p>
          </table:table-cell>
          <table:table-cell office:value-type="float" office:value="8.66816401481628" calcext:value-type="float">
            <text:p>8.66816401481628</text:p>
          </table:table-cell>
          <table:table-cell table:formula="of:=100000/[.B114]" office:value-type="float" office:value="11536.4683719727" calcext:value-type="float">
            <text:p>11536.4683719727</text:p>
          </table:table-cell>
          <table:table-cell table:number-columns-repeated="10"/>
        </table:table-row>
        <table:table-row table:style-name="ro1">
          <table:table-cell office:value-type="float" office:value="471.665581226349" calcext:value-type="float">
            <text:p>471.665581226349</text:p>
          </table:table-cell>
          <table:table-cell office:value-type="float" office:value="8.64129042625427" calcext:value-type="float">
            <text:p>8.64129042625427</text:p>
          </table:table-cell>
          <table:table-cell table:formula="of:=100000/[.B115]" office:value-type="float" office:value="11572.3456876506" calcext:value-type="float">
            <text:p>11572.3456876506</text:p>
          </table:table-cell>
          <table:table-cell table:number-columns-repeated="10"/>
        </table:table-row>
        <table:table-row table:style-name="ro1">
          <table:table-cell office:value-type="float" office:value="480.35817193985" calcext:value-type="float">
            <text:p>480.35817193985</text:p>
          </table:table-cell>
          <table:table-cell office:value-type="float" office:value="8.6924991607666" calcext:value-type="float">
            <text:p>8.6924991607666</text:p>
          </table:table-cell>
          <table:table-cell table:formula="of:=100000/[.B116]" office:value-type="float" office:value="11504.1713724113" calcext:value-type="float">
            <text:p>11504.1713724113</text:p>
          </table:table-cell>
          <table:table-cell table:number-columns-repeated="10"/>
        </table:table-row>
        <table:table-row table:style-name="ro1">
          <table:table-cell office:value-type="float" office:value="489.012144327164" calcext:value-type="float">
            <text:p>489.012144327164</text:p>
          </table:table-cell>
          <table:table-cell office:value-type="float" office:value="8.65387964248657" calcext:value-type="float">
            <text:p>8.65387964248657</text:p>
          </table:table-cell>
          <table:table-cell table:formula="of:=100000/[.B117]" office:value-type="float" office:value="11555.5108380576" calcext:value-type="float">
            <text:p>11555.5108380576</text:p>
          </table:table-cell>
          <table:table-cell table:number-columns-repeated="10"/>
        </table:table-row>
        <table:table-row table:style-name="ro1">
          <table:table-cell office:value-type="float" office:value="497.629744529724" calcext:value-type="float">
            <text:p>497.629744529724</text:p>
          </table:table-cell>
          <table:table-cell office:value-type="float" office:value="8.61751484870911" calcext:value-type="float">
            <text:p>8.61751484870911</text:p>
          </table:table-cell>
          <table:table-cell table:formula="of:=100000/[.B118]" office:value-type="float" office:value="11604.2735934455" calcext:value-type="float">
            <text:p>11604.2735934455</text:p>
          </table:table-cell>
          <table:table-cell table:number-columns-repeated="10"/>
        </table:table-row>
        <table:table-row table:style-name="ro1">
          <table:table-cell office:value-type="float" office:value="507.649306774139" calcext:value-type="float">
            <text:p>507.649306774139</text:p>
          </table:table-cell>
          <table:table-cell office:value-type="float" office:value="10.0194880962372" calcext:value-type="float">
            <text:p>10.0194880962372</text:p>
          </table:table-cell>
          <table:table-cell table:formula="of:=100000/[.B119]" office:value-type="float" office:value="9980.54980848321" calcext:value-type="float">
            <text:p>9980.54980848321</text:p>
          </table:table-cell>
          <table:table-cell table:number-columns-repeated="10"/>
        </table:table-row>
        <table:table-row table:style-name="ro1">
          <table:table-cell office:value-type="float" office:value="540.152378320694" calcext:value-type="float">
            <text:p>540.152378320694</text:p>
          </table:table-cell>
          <table:table-cell office:value-type="float" office:value="30.4995357990265" calcext:value-type="float">
            <text:p>30.4995357990265</text:p>
          </table:table-cell>
          <table:table-cell table:formula="of:=100000/[.B120]" office:value-type="float" office:value="3278.73842601866" calcext:value-type="float">
            <text:p>3278.73842601866</text:p>
          </table:table-cell>
          <table:table-cell table:number-columns-repeated="10"/>
        </table:table-row>
        <table:table-row table:style-name="ro1">
          <table:table-cell office:value-type="float" office:value="551.882579565048" calcext:value-type="float">
            <text:p>551.882579565048</text:p>
          </table:table-cell>
          <table:table-cell office:value-type="float" office:value="11.7301182746887" calcext:value-type="float">
            <text:p>11.7301182746887</text:p>
          </table:table-cell>
          <table:table-cell table:formula="of:=100000/[.B121]" office:value-type="float" office:value="8525.06323109976" calcext:value-type="float">
            <text:p>8525.06323109976</text:p>
          </table:table-cell>
          <table:table-cell table:number-columns-repeated="10"/>
        </table:table-row>
        <table:table-row table:style-name="ro1">
          <table:table-cell office:value-type="float" office:value="563.575400590897" calcext:value-type="float">
            <text:p>563.575400590897</text:p>
          </table:table-cell>
          <table:table-cell office:value-type="float" office:value="11.69273686409" calcext:value-type="float">
            <text:p>11.69273686409</text:p>
          </table:table-cell>
          <table:table-cell table:formula="of:=100000/[.B122]" office:value-type="float" office:value="8552.31766201066" calcext:value-type="float">
            <text:p>8552.31766201066</text:p>
          </table:table-cell>
          <table:table-cell table:number-columns-repeated="10"/>
        </table:table-row>
        <table:table-row table:style-name="ro1">
          <table:table-cell office:value-type="float" office:value="575.255343675613" calcext:value-type="float">
            <text:p>575.255343675613</text:p>
          </table:table-cell>
          <table:table-cell office:value-type="float" office:value="11.6798610687256" calcext:value-type="float">
            <text:p>11.6798610687256</text:p>
          </table:table-cell>
          <table:table-cell table:formula="of:=100000/[.B123]" office:value-type="float" office:value="8561.74567587653" calcext:value-type="float">
            <text:p>8561.74567587653</text:p>
          </table:table-cell>
          <table:table-cell table:number-columns-repeated="10"/>
        </table:table-row>
        <table:table-row table:style-name="ro1">
          <table:table-cell office:value-type="float" office:value="586.917416810989" calcext:value-type="float">
            <text:p>586.917416810989</text:p>
          </table:table-cell>
          <table:table-cell office:value-type="float" office:value="11.6619896888733" calcext:value-type="float">
            <text:p>11.6619896888733</text:p>
          </table:table-cell>
          <table:table-cell table:formula="of:=100000/[.B124]" office:value-type="float" office:value="8574.86609642692" calcext:value-type="float">
            <text:p>8574.86609642692</text:p>
          </table:table-cell>
          <table:table-cell table:number-columns-repeated="10"/>
        </table:table-row>
        <table:table-row table:style-name="ro1">
          <table:table-cell office:value-type="float" office:value="598.705702543259" calcext:value-type="float">
            <text:p>598.705702543259</text:p>
          </table:table-cell>
          <table:table-cell office:value-type="float" office:value="11.7882108688355" calcext:value-type="float">
            <text:p>11.7882108688355</text:p>
          </table:table-cell>
          <table:table-cell table:formula="of:=100000/[.B125]" office:value-type="float" office:value="8483.05150906064" calcext:value-type="float">
            <text:p>8483.05150906064</text:p>
          </table:table-cell>
          <table:table-cell table:number-columns-repeated="10"/>
        </table:table-row>
        <table:table-row table:style-name="ro1">
          <table:table-cell office:value-type="float" office:value="609.001049995422" calcext:value-type="float">
            <text:p>609.001049995422</text:p>
          </table:table-cell>
          <table:table-cell office:value-type="float" office:value="10.2952752113342" calcext:value-type="float">
            <text:p>10.2952752113342</text:p>
          </table:table-cell>
          <table:table-cell table:formula="of:=100000/[.B126]" office:value-type="float" office:value="9713.19347441132" calcext:value-type="float">
            <text:p>9713.19347441132</text:p>
          </table:table-cell>
          <table:table-cell table:number-columns-repeated="10"/>
        </table:table-row>
        <table:table-row table:style-name="ro1">
          <table:table-cell office:value-type="float" office:value="618.54047369957" calcext:value-type="float">
            <text:p>618.54047369957</text:p>
          </table:table-cell>
          <table:table-cell office:value-type="float" office:value="9.53935027122498" calcext:value-type="float">
            <text:p>9.53935027122498</text:p>
          </table:table-cell>
          <table:table-cell table:formula="of:=100000/[.B127]" office:value-type="float" office:value="10482.8942387875" calcext:value-type="float">
            <text:p>10482.8942387875</text:p>
          </table:table-cell>
          <table:table-cell table:number-columns-repeated="10"/>
        </table:table-row>
        <table:table-row table:style-name="ro1">
          <table:table-cell office:value-type="float" office:value="628.044594526291" calcext:value-type="float">
            <text:p>628.044594526291</text:p>
          </table:table-cell>
          <table:table-cell office:value-type="float" office:value="9.50405168533325" calcext:value-type="float">
            <text:p>9.50405168533325</text:p>
          </table:table-cell>
          <table:table-cell table:formula="of:=100000/[.B128]" office:value-type="float" office:value="10521.8283013255" calcext:value-type="float">
            <text:p>10521.8283013255</text:p>
          </table:table-cell>
          <table:table-cell table:number-columns-repeated="10"/>
        </table:table-row>
        <table:table-row table:style-name="ro1">
          <table:table-cell office:value-type="float" office:value="637.518231630325" calcext:value-type="float">
            <text:p>637.518231630325</text:p>
          </table:table-cell>
          <table:table-cell office:value-type="float" office:value="9.47355437278748" calcext:value-type="float">
            <text:p>9.47355437278748</text:p>
          </table:table-cell>
          <table:table-cell table:formula="of:=100000/[.B129]" office:value-type="float" office:value="10555.7002224263" calcext:value-type="float">
            <text:p>10555.7002224263</text:p>
          </table:table-cell>
          <table:table-cell table:number-columns-repeated="10"/>
        </table:table-row>
        <table:table-row table:style-name="ro1">
          <table:table-cell office:value-type="float" office:value="647.025507688522" calcext:value-type="float">
            <text:p>647.025507688522</text:p>
          </table:table-cell>
          <table:table-cell office:value-type="float" office:value="9.50718474388123" calcext:value-type="float">
            <text:p>9.50718474388123</text:p>
          </table:table-cell>
          <table:table-cell table:formula="of:=100000/[.B130]" office:value-type="float" office:value="10518.3608706415" calcext:value-type="float">
            <text:p>10518.3608706415</text:p>
          </table:table-cell>
          <table:table-cell table:number-columns-repeated="10"/>
        </table:table-row>
        <table:table-row table:style-name="ro1">
          <table:table-cell office:value-type="float" office:value="656.530713319778" calcext:value-type="float">
            <text:p>656.530713319778</text:p>
          </table:table-cell>
          <table:table-cell office:value-type="float" office:value="9.50511503219605" calcext:value-type="float">
            <text:p>9.50511503219605</text:p>
          </table:table-cell>
          <table:table-cell table:formula="of:=100000/[.B131]" office:value-type="float" office:value="10520.6512137177" calcext:value-type="float">
            <text:p>10520.6512137177</text:p>
          </table:table-cell>
          <table:table-cell table:number-columns-repeated="10"/>
        </table:table-row>
        <table:table-row table:style-name="ro1">
          <table:table-cell office:value-type="float" office:value="665.999924182892" calcext:value-type="float">
            <text:p>665.999924182892</text:p>
          </table:table-cell>
          <table:table-cell office:value-type="float" office:value="9.46911525726318" calcext:value-type="float">
            <text:p>9.46911525726318</text:p>
          </table:table-cell>
          <table:table-cell table:formula="of:=100000/[.B132]" office:value-type="float" office:value="10560.6487283272" calcext:value-type="float">
            <text:p>10560.6487283272</text:p>
          </table:table-cell>
          <table:table-cell table:number-columns-repeated="10"/>
        </table:table-row>
        <table:table-row table:style-name="ro1">
          <table:table-cell office:value-type="float" office:value="675.589598417282" calcext:value-type="float">
            <text:p>675.589598417282</text:p>
          </table:table-cell>
          <table:table-cell office:value-type="float" office:value="9.589595079422" calcext:value-type="float">
            <text:p>9.589595079422</text:p>
          </table:table-cell>
          <table:table-cell table:formula="of:=100000/[.B133]" office:value-type="float" office:value="10427.9689780215" calcext:value-type="float">
            <text:p>10427.9689780215</text:p>
          </table:table-cell>
          <table:table-cell table:number-columns-repeated="10"/>
        </table:table-row>
        <table:table-row table:style-name="ro1">
          <table:table-cell office:value-type="float" office:value="685.123825788498" calcext:value-type="float">
            <text:p>685.123825788498</text:p>
          </table:table-cell>
          <table:table-cell office:value-type="float" office:value="9.53415322303772" calcext:value-type="float">
            <text:p>9.53415322303772</text:p>
          </table:table-cell>
          <table:table-cell table:formula="of:=100000/[.B134]" office:value-type="float" office:value="10488.6084438381" calcext:value-type="float">
            <text:p>10488.6084438381</text:p>
          </table:table-cell>
          <table:table-cell table:number-columns-repeated="10"/>
        </table:table-row>
        <table:table-row table:style-name="ro1">
          <table:table-cell office:value-type="float" office:value="694.602293729782" calcext:value-type="float">
            <text:p>694.602293729782</text:p>
          </table:table-cell>
          <table:table-cell office:value-type="float" office:value="9.47839283943176" calcext:value-type="float">
            <text:p>9.47839283943176</text:p>
          </table:table-cell>
          <table:table-cell table:formula="of:=100000/[.B135]" office:value-type="float" office:value="10550.3118191074" calcext:value-type="float">
            <text:p>10550.3118191074</text:p>
          </table:table-cell>
          <table:table-cell table:number-columns-repeated="10"/>
        </table:table-row>
        <table:table-row table:style-name="ro1">
          <table:table-cell office:value-type="float" office:value="703.872322797775" calcext:value-type="float">
            <text:p>703.872322797775</text:p>
          </table:table-cell>
          <table:table-cell office:value-type="float" office:value="9.26995611190796" calcext:value-type="float">
            <text:p>9.26995611190796</text:p>
          </table:table-cell>
          <table:table-cell table:formula="of:=100000/[.B136]" office:value-type="float" office:value="10787.5375883973" calcext:value-type="float">
            <text:p>10787.5375883973</text:p>
          </table:table-cell>
          <table:table-cell table:number-columns-repeated="10"/>
        </table:table-row>
        <table:table-row table:style-name="ro1">
          <table:table-cell office:value-type="float" office:value="711.250527381897" calcext:value-type="float">
            <text:p>711.250527381897</text:p>
          </table:table-cell>
          <table:table-cell office:value-type="float" office:value="7.37814402580261" calcext:value-type="float">
            <text:p>7.37814402580261</text:p>
          </table:table-cell>
          <table:table-cell table:formula="of:=100000/[.B137]" office:value-type="float" office:value="13553.5440417378" calcext:value-type="float">
            <text:p>13553.5440417378</text:p>
          </table:table-cell>
          <table:table-cell table:number-columns-repeated="10"/>
        </table:table-row>
        <table:table-row table:style-name="ro1">
          <table:table-cell office:value-type="float" office:value="718.639042377472" calcext:value-type="float">
            <text:p>718.639042377472</text:p>
          </table:table-cell>
          <table:table-cell office:value-type="float" office:value="7.38845634460449" calcext:value-type="float">
            <text:p>7.38845634460449</text:p>
          </table:table-cell>
          <table:table-cell table:formula="of:=100000/[.B138]" office:value-type="float" office:value="13534.6269011965" calcext:value-type="float">
            <text:p>13534.6269011965</text:p>
          </table:table-cell>
          <table:table-cell table:number-columns-repeated="10"/>
        </table:table-row>
        <table:table-row table:style-name="ro1">
          <table:table-cell office:value-type="float" office:value="726.018323659897" calcext:value-type="float">
            <text:p>726.018323659897</text:p>
          </table:table-cell>
          <table:table-cell office:value-type="float" office:value="7.37922954559326" calcext:value-type="float">
            <text:p>7.37922954559326</text:p>
          </table:table-cell>
          <table:table-cell table:formula="of:=100000/[.B139]" office:value-type="float" office:value="13551.5502508955" calcext:value-type="float">
            <text:p>13551.5502508955</text:p>
          </table:table-cell>
          <table:table-cell table:number-columns-repeated="10"/>
        </table:table-row>
        <table:table-row table:style-name="ro1">
          <table:table-cell office:value-type="float" office:value="733.430545806885" calcext:value-type="float">
            <text:p>733.430545806885</text:p>
          </table:table-cell>
          <table:table-cell office:value-type="float" office:value="7.41216588020325" calcext:value-type="float">
            <text:p>7.41216588020325</text:p>
          </table:table-cell>
          <table:table-cell table:formula="of:=100000/[.B140]" office:value-type="float" office:value="13491.3332507958" calcext:value-type="float">
            <text:p>13491.3332507958</text:p>
          </table:table-cell>
          <table:table-cell table:number-columns-repeated="10"/>
        </table:table-row>
        <table:table-row table:style-name="ro1">
          <table:table-cell office:value-type="float" office:value="740.806505203247" calcext:value-type="float">
            <text:p>740.806505203247</text:p>
          </table:table-cell>
          <table:table-cell office:value-type="float" office:value="7.3758978843689" calcext:value-type="float">
            <text:p>7.3758978843689</text:p>
          </table:table-cell>
          <table:table-cell table:formula="of:=100000/[.B141]" office:value-type="float" office:value="13557.6714276266" calcext:value-type="float">
            <text:p>13557.6714276266</text:p>
          </table:table-cell>
          <table:table-cell table:number-columns-repeated="10"/>
        </table:table-row>
        <table:table-row table:style-name="ro1">
          <table:table-cell office:value-type="float" office:value="748.163679361343" calcext:value-type="float">
            <text:p>748.163679361343</text:p>
          </table:table-cell>
          <table:table-cell office:value-type="float" office:value="7.35711264610291" calcext:value-type="float">
            <text:p>7.35711264610291</text:p>
          </table:table-cell>
          <table:table-cell table:formula="of:=100000/[.B142]" office:value-type="float" office:value="13592.2888244712" calcext:value-type="float">
            <text:p>13592.2888244712</text:p>
          </table:table-cell>
          <table:table-cell table:number-columns-repeated="10"/>
        </table:table-row>
        <table:table-row table:style-name="ro1">
          <table:table-cell office:value-type="float" office:value="755.570919036865" calcext:value-type="float">
            <text:p>755.570919036865</text:p>
          </table:table-cell>
          <table:table-cell office:value-type="float" office:value="7.40717720985413" calcext:value-type="float">
            <text:p>7.40717720985413</text:p>
          </table:table-cell>
          <table:table-cell table:formula="of:=100000/[.B143]" office:value-type="float" office:value="13500.419548079" calcext:value-type="float">
            <text:p>13500.419548079</text:p>
          </table:table-cell>
          <table:table-cell table:number-columns-repeated="10"/>
        </table:table-row>
        <table:table-row table:style-name="ro1">
          <table:table-cell office:value-type="float" office:value="762.965563058853" calcext:value-type="float">
            <text:p>762.965563058853</text:p>
          </table:table-cell>
          <table:table-cell office:value-type="float" office:value="7.39456033706665" calcext:value-type="float">
            <text:p>7.39456033706665</text:p>
          </table:table-cell>
          <table:table-cell table:formula="of:=100000/[.B144]" office:value-type="float" office:value="13523.4544640512" calcext:value-type="float">
            <text:p>13523.4544640512</text:p>
          </table:table-cell>
          <table:table-cell table:number-columns-repeated="10"/>
        </table:table-row>
        <table:table-row table:style-name="ro1">
          <table:table-cell office:value-type="float" office:value="770.330185890198" calcext:value-type="float">
            <text:p>770.330185890198</text:p>
          </table:table-cell>
          <table:table-cell office:value-type="float" office:value="7.36455082893372" calcext:value-type="float">
            <text:p>7.36455082893372</text:p>
          </table:table-cell>
          <table:table-cell table:formula="of:=100000/[.B145]" office:value-type="float" office:value="13578.5606376864" calcext:value-type="float">
            <text:p>13578.5606376864</text:p>
          </table:table-cell>
          <table:table-cell table:number-columns-repeated="10"/>
        </table:table-row>
        <table:table-row table:style-name="ro1">
          <table:table-cell office:value-type="float" office:value="777.730246305466" calcext:value-type="float">
            <text:p>777.730246305466</text:p>
          </table:table-cell>
          <table:table-cell office:value-type="float" office:value="7.39999675750732" calcext:value-type="float">
            <text:p>7.39999675750732</text:p>
          </table:table-cell>
          <table:table-cell table:formula="of:=100000/[.B146]" office:value-type="float" office:value="13513.5194347957" calcext:value-type="float">
            <text:p>13513.5194347957</text:p>
          </table:table-cell>
          <table:table-cell table:number-columns-repeated="10"/>
        </table:table-row>
        <table:table-row table:style-name="ro1">
          <table:table-cell office:value-type="float" office:value="785.1157143116" calcext:value-type="float">
            <text:p>785.1157143116</text:p>
          </table:table-cell>
          <table:table-cell office:value-type="float" office:value="7.38539552688599" calcext:value-type="float">
            <text:p>7.38539552688599</text:p>
          </table:table-cell>
          <table:table-cell table:formula="of:=100000/[.B147]" office:value-type="float" office:value="13540.2362183525" calcext:value-type="float">
            <text:p>13540.2362183525</text:p>
          </table:table-cell>
          <table:table-cell table:number-columns-repeated="10"/>
        </table:table-row>
        <table:table-row table:style-name="ro1">
          <table:table-cell office:value-type="float" office:value="792.491275310516" calcext:value-type="float">
            <text:p>792.491275310516</text:p>
          </table:table-cell>
          <table:table-cell office:value-type="float" office:value="7.37549376487732" calcext:value-type="float">
            <text:p>7.37549376487732</text:p>
          </table:table-cell>
          <table:table-cell table:formula="of:=100000/[.B148]" office:value-type="float" office:value="13558.4142822014" calcext:value-type="float">
            <text:p>13558.4142822014</text:p>
          </table:table-cell>
          <table:table-cell table:number-columns-repeated="10"/>
        </table:table-row>
        <table:table-row table:style-name="ro1">
          <table:table-cell office:value-type="float" office:value="799.951646566391" calcext:value-type="float">
            <text:p>799.951646566391</text:p>
          </table:table-cell>
          <table:table-cell office:value-type="float" office:value="7.46030426025391" calcext:value-type="float">
            <text:p>7.46030426025391</text:p>
          </table:table-cell>
          <table:table-cell table:formula="of:=100000/[.B149]" office:value-type="float" office:value="13404.2790362811" calcext:value-type="float">
            <text:p>13404.2790362811</text:p>
          </table:table-cell>
          <table:table-cell table:number-columns-repeated="10"/>
        </table:table-row>
        <table:table-row table:style-name="ro1">
          <table:table-cell office:value-type="float" office:value="806.162616252899" calcext:value-type="float">
            <text:p>806.162616252899</text:p>
          </table:table-cell>
          <table:table-cell office:value-type="float" office:value="6.21090388298035" calcext:value-type="float">
            <text:p>6.21090388298035</text:p>
          </table:table-cell>
          <table:table-cell table:formula="of:=100000/[.B150]" office:value-type="float" office:value="16100.716076774" calcext:value-type="float">
            <text:p>16100.716076774</text:p>
          </table:table-cell>
          <table:table-cell table:number-columns-repeated="10"/>
        </table:table-row>
        <table:table-row table:style-name="ro1">
          <table:table-cell office:value-type="float" office:value="811.500231266022" calcext:value-type="float">
            <text:p>811.500231266022</text:p>
          </table:table-cell>
          <table:table-cell office:value-type="float" office:value="5.33756995201111" calcext:value-type="float">
            <text:p>5.33756995201111</text:p>
          </table:table-cell>
          <table:table-cell table:formula="of:=100000/[.B151]" office:value-type="float" office:value="18735.117459645" calcext:value-type="float">
            <text:p>18735.117459645</text:p>
          </table:table-cell>
          <table:table-cell table:number-columns-repeated="10"/>
        </table:table-row>
        <table:table-row table:style-name="ro1">
          <table:table-cell office:value-type="float" office:value="816.872430324555" calcext:value-type="float">
            <text:p>816.872430324555</text:p>
          </table:table-cell>
          <table:table-cell office:value-type="float" office:value="5.37215375900269" calcext:value-type="float">
            <text:p>5.37215375900269</text:p>
          </table:table-cell>
          <table:table-cell table:formula="of:=100000/[.B152]" office:value-type="float" office:value="18614.5081630285" calcext:value-type="float">
            <text:p>18614.5081630285</text:p>
          </table:table-cell>
          <table:table-cell table:number-columns-repeated="10"/>
        </table:table-row>
        <table:table-row table:style-name="ro1">
          <table:table-cell office:value-type="float" office:value="822.213900089264" calcext:value-type="float">
            <text:p>822.213900089264</text:p>
          </table:table-cell>
          <table:table-cell office:value-type="float" office:value="5.34142518043518" calcext:value-type="float">
            <text:p>5.34142518043518</text:p>
          </table:table-cell>
          <table:table-cell table:formula="of:=100000/[.B153]" office:value-type="float" office:value="18721.5951964065" calcext:value-type="float">
            <text:p>18721.5951964065</text:p>
          </table:table-cell>
          <table:table-cell table:number-columns-repeated="10"/>
        </table:table-row>
        <table:table-row table:style-name="ro1">
          <table:table-cell office:value-type="float" office:value="827.533094882965" calcext:value-type="float">
            <text:p>827.533094882965</text:p>
          </table:table-cell>
          <table:table-cell office:value-type="float" office:value="5.31914949417114" calcext:value-type="float">
            <text:p>5.31914949417114</text:p>
          </table:table-cell>
          <table:table-cell table:formula="of:=100000/[.B154]" office:value-type="float" office:value="18799.9980278017" calcext:value-type="float">
            <text:p>18799.9980278017</text:p>
          </table:table-cell>
          <table:table-cell table:number-columns-repeated="10"/>
        </table:table-row>
        <table:table-row table:style-name="ro1">
          <table:table-cell office:value-type="float" office:value="832.865562915802" calcext:value-type="float">
            <text:p>832.865562915802</text:p>
          </table:table-cell>
          <table:table-cell office:value-type="float" office:value="5.33242321014404" calcext:value-type="float">
            <text:p>5.33242321014404</text:p>
          </table:table-cell>
          <table:table-cell table:formula="of:=100000/[.B155]" office:value-type="float" office:value="18753.2001979451" calcext:value-type="float">
            <text:p>18753.2001979451</text:p>
          </table:table-cell>
          <table:table-cell table:number-columns-repeated="10"/>
        </table:table-row>
        <table:table-row table:style-name="ro1">
          <table:table-cell office:value-type="float" office:value="838.192871809006" calcext:value-type="float">
            <text:p>838.192871809006</text:p>
          </table:table-cell>
          <table:table-cell office:value-type="float" office:value="5.32726454734802" calcext:value-type="float">
            <text:p>5.32726454734802</text:p>
          </table:table-cell>
          <table:table-cell table:formula="of:=100000/[.B156]" office:value-type="float" office:value="18771.3598810822" calcext:value-type="float">
            <text:p>18771.3598810822</text:p>
          </table:table-cell>
          <table:table-cell table:number-columns-repeated="10"/>
        </table:table-row>
        <table:table-row table:style-name="ro1">
          <table:table-cell office:value-type="float" office:value="843.503807544708" calcext:value-type="float">
            <text:p>843.503807544708</text:p>
          </table:table-cell>
          <table:table-cell office:value-type="float" office:value="5.31089234352112" calcext:value-type="float">
            <text:p>5.31089234352112</text:p>
          </table:table-cell>
          <table:table-cell table:formula="of:=100000/[.B157]" office:value-type="float" office:value="18829.2274690886" calcext:value-type="float">
            <text:p>18829.2274690886</text:p>
          </table:table-cell>
          <table:table-cell table:number-columns-repeated="10"/>
        </table:table-row>
        <table:table-row table:style-name="ro1">
          <table:table-cell office:value-type="float" office:value="848.823266029358" calcext:value-type="float">
            <text:p>848.823266029358</text:p>
          </table:table-cell>
          <table:table-cell office:value-type="float" office:value="5.31941556930542" calcext:value-type="float">
            <text:p>5.31941556930542</text:p>
          </table:table-cell>
          <table:table-cell table:formula="of:=100000/[.B158]" office:value-type="float" office:value="18799.0576590837" calcext:value-type="float">
            <text:p>18799.0576590837</text:p>
          </table:table-cell>
          <table:table-cell table:number-columns-repeated="10"/>
        </table:table-row>
        <table:table-row table:style-name="ro1">
          <table:table-cell office:value-type="float" office:value="854.136887550354" calcext:value-type="float">
            <text:p>854.136887550354</text:p>
          </table:table-cell>
          <table:table-cell office:value-type="float" office:value="5.31357669830322" calcext:value-type="float">
            <text:p>5.31357669830322</text:p>
          </table:table-cell>
          <table:table-cell table:formula="of:=100000/[.B159]" office:value-type="float" office:value="18819.7151707498" calcext:value-type="float">
            <text:p>18819.7151707498</text:p>
          </table:table-cell>
          <table:table-cell table:number-columns-repeated="10"/>
        </table:table-row>
        <table:table-row table:style-name="ro1">
          <table:table-cell office:value-type="float" office:value="859.448061943054" calcext:value-type="float">
            <text:p>859.448061943054</text:p>
          </table:table-cell>
          <table:table-cell office:value-type="float" office:value="5.31113004684448" calcext:value-type="float">
            <text:p>5.31113004684448</text:p>
          </table:table-cell>
          <table:table-cell table:formula="of:=100000/[.B160]" office:value-type="float" office:value="18828.3847539025" calcext:value-type="float">
            <text:p>18828.3847539025</text:p>
          </table:table-cell>
          <table:table-cell table:number-columns-repeated="10"/>
        </table:table-row>
        <table:table-row table:style-name="ro1">
          <table:table-cell office:value-type="float" office:value="864.769266843796" calcext:value-type="float">
            <text:p>864.769266843796</text:p>
          </table:table-cell>
          <table:table-cell office:value-type="float" office:value="5.32116103172302" calcext:value-type="float">
            <text:p>5.32116103172302</text:p>
          </table:table-cell>
          <table:table-cell table:formula="of:=100000/[.B161]" office:value-type="float" office:value="18792.8911385754" calcext:value-type="float">
            <text:p>18792.8911385754</text:p>
          </table:table-cell>
          <table:table-cell table:number-columns-repeated="10"/>
        </table:table-row>
        <table:table-row table:style-name="ro1">
          <table:table-cell office:value-type="float" office:value="870.088670969009" calcext:value-type="float">
            <text:p>870.088670969009</text:p>
          </table:table-cell>
          <table:table-cell office:value-type="float" office:value="5.31936049461365" calcext:value-type="float">
            <text:p>5.31936049461365</text:p>
          </table:table-cell>
          <table:table-cell table:formula="of:=100000/[.B162]" office:value-type="float" office:value="18799.2522975759" calcext:value-type="float">
            <text:p>18799.2522975759</text:p>
          </table:table-cell>
          <table:table-cell table:number-columns-repeated="10"/>
        </table:table-row>
        <table:table-row table:style-name="ro1">
          <table:table-cell office:value-type="float" office:value="875.408590555191" calcext:value-type="float">
            <text:p>875.408590555191</text:p>
          </table:table-cell>
          <table:table-cell office:value-type="float" office:value="5.31987452507019" calcext:value-type="float">
            <text:p>5.31987452507019</text:p>
          </table:table-cell>
          <table:table-cell table:formula="of:=100000/[.B163]" office:value-type="float" office:value="18797.4358283724" calcext:value-type="float">
            <text:p>18797.4358283724</text:p>
          </table:table-cell>
          <table:table-cell table:number-columns-repeated="10"/>
        </table:table-row>
        <table:table-row table:style-name="ro1">
          <table:table-cell office:value-type="float" office:value="880.732171058655" calcext:value-type="float">
            <text:p>880.732171058655</text:p>
          </table:table-cell>
          <table:table-cell office:value-type="float" office:value="5.3235228061676" calcext:value-type="float">
            <text:p>5.3235228061676</text:p>
          </table:table-cell>
          <table:table-cell table:formula="of:=100000/[.B164]" office:value-type="float" office:value="18784.5536951855" calcext:value-type="float">
            <text:p>18784.5536951855</text:p>
          </table:table-cell>
          <table:table-cell table:number-columns-repeated="10"/>
        </table:table-row>
        <table:table-row table:style-name="ro1">
          <table:table-cell office:value-type="float" office:value="886.088606595993" calcext:value-type="float">
            <text:p>886.088606595993</text:p>
          </table:table-cell>
          <table:table-cell office:value-type="float" office:value="5.35638618469238" calcext:value-type="float">
            <text:p>5.35638618469238</text:p>
          </table:table-cell>
          <table:table-cell table:formula="of:=100000/[.B165]" office:value-type="float" office:value="18669.3036222412" calcext:value-type="float">
            <text:p>18669.3036222412</text:p>
          </table:table-cell>
          <table:table-cell table:number-columns-repeated="10"/>
        </table:table-row>
        <table:table-row table:style-name="ro1">
          <table:table-cell office:value-type="float" office:value="891.433371067047" calcext:value-type="float">
            <text:p>891.433371067047</text:p>
          </table:table-cell>
          <table:table-cell office:value-type="float" office:value="5.34470510482788" calcext:value-type="float">
            <text:p>5.34470510482788</text:p>
          </table:table-cell>
          <table:table-cell table:formula="of:=100000/[.B166]" office:value-type="float" office:value="18710.1061777328" calcext:value-type="float">
            <text:p>18710.1061777328</text:p>
          </table:table-cell>
          <table:table-cell table:number-columns-repeated="10"/>
        </table:table-row>
        <table:table-row table:style-name="ro1">
          <table:table-cell office:value-type="float" office:value="896.765308618546" calcext:value-type="float">
            <text:p>896.765308618546</text:p>
          </table:table-cell>
          <table:table-cell office:value-type="float" office:value="5.33188390731812" calcext:value-type="float">
            <text:p>5.33188390731812</text:p>
          </table:table-cell>
          <table:table-cell table:formula="of:=100000/[.B167]" office:value-type="float" office:value="18755.0970235395" calcext:value-type="float">
            <text:p>18755.0970235395</text:p>
          </table:table-cell>
          <table:table-cell table:number-columns-repeated="10"/>
        </table:table-row>
        <table:table-row table:style-name="ro1">
          <table:table-cell office:value-type="float" office:value="902.080793857575" calcext:value-type="float">
            <text:p>902.080793857575</text:p>
          </table:table-cell>
          <table:table-cell office:value-type="float" office:value="5.31544017791748" calcext:value-type="float">
            <text:p>5.31544017791748</text:p>
          </table:table-cell>
          <table:table-cell table:formula="of:=100000/[.B168]" office:value-type="float" office:value="18813.1173812173" calcext:value-type="float">
            <text:p>18813.1173812173</text:p>
          </table:table-cell>
          <table:table-cell table:number-columns-repeated="10"/>
        </table:table-row>
        <table:table-row table:style-name="ro1">
          <table:table-cell office:value-type="float" office:value="906.107205867767" calcext:value-type="float">
            <text:p>906.107205867767</text:p>
          </table:table-cell>
          <table:table-cell office:value-type="float" office:value="4.0263569355011" calcext:value-type="float">
            <text:p>4.0263569355011</text:p>
          </table:table-cell>
          <table:table-cell table:formula="of:=100000/[.B169]" office:value-type="float" office:value="24836.3474977299" calcext:value-type="float">
            <text:p>24836.3474977299</text:p>
          </table:table-cell>
          <table:table-cell table:number-columns-repeated="10"/>
        </table:table-row>
        <table:table-row table:style-name="ro1">
          <table:table-cell office:value-type="float" office:value="909.795513868332" calcext:value-type="float">
            <text:p>909.795513868332</text:p>
          </table:table-cell>
          <table:table-cell office:value-type="float" office:value="3.68826031684875" calcext:value-type="float">
            <text:p>3.68826031684875</text:p>
          </table:table-cell>
          <table:table-cell table:formula="of:=100000/[.B170]" office:value-type="float" office:value="27113.053691785" calcext:value-type="float">
            <text:p>27113.053691785</text:p>
          </table:table-cell>
          <table:table-cell table:number-columns-repeated="10"/>
        </table:table-row>
        <table:table-row table:style-name="ro1">
          <table:table-cell office:value-type="float" office:value="913.467026233673" calcext:value-type="float">
            <text:p>913.467026233673</text:p>
          </table:table-cell>
          <table:table-cell office:value-type="float" office:value="3.67146611213684" calcext:value-type="float">
            <text:p>3.67146611213684</text:p>
          </table:table-cell>
          <table:table-cell table:formula="of:=100000/[.B171]" office:value-type="float" office:value="27237.0755839004" calcext:value-type="float">
            <text:p>27237.0755839004</text:p>
          </table:table-cell>
          <table:table-cell table:number-columns-repeated="10"/>
        </table:table-row>
        <table:table-row table:style-name="ro1">
          <table:table-cell office:value-type="float" office:value="917.108926534653" calcext:value-type="float">
            <text:p>917.108926534653</text:p>
          </table:table-cell>
          <table:table-cell office:value-type="float" office:value="3.64185357093811" calcext:value-type="float">
            <text:p>3.64185357093811</text:p>
          </table:table-cell>
          <table:table-cell table:formula="of:=100000/[.B172]" office:value-type="float" office:value="27458.5449557877" calcext:value-type="float">
            <text:p>27458.5449557877</text:p>
          </table:table-cell>
          <table:table-cell table:number-columns-repeated="10"/>
        </table:table-row>
        <table:table-row table:style-name="ro1">
          <table:table-cell office:value-type="float" office:value="920.783220767975" calcext:value-type="float">
            <text:p>920.783220767975</text:p>
          </table:table-cell>
          <table:table-cell office:value-type="float" office:value="3.67424702644348" calcext:value-type="float">
            <text:p>3.67424702644348</text:p>
          </table:table-cell>
          <table:table-cell table:formula="of:=100000/[.B173]" office:value-type="float" office:value="27216.4607551703" calcext:value-type="float">
            <text:p>27216.4607551703</text:p>
          </table:table-cell>
          <table:table-cell table:number-columns-repeated="10"/>
        </table:table-row>
        <table:table-row table:style-name="ro1">
          <table:table-cell office:value-type="float" office:value="924.460549592972" calcext:value-type="float">
            <text:p>924.460549592972</text:p>
          </table:table-cell>
          <table:table-cell office:value-type="float" office:value="3.67728424072266" calcext:value-type="float">
            <text:p>3.67728424072266</text:p>
          </table:table-cell>
          <table:table-cell table:formula="of:=100000/[.B174]" office:value-type="float" office:value="27193.9816053893" calcext:value-type="float">
            <text:p>27193.9816053893</text:p>
          </table:table-cell>
          <table:table-cell table:number-columns-repeated="10"/>
        </table:table-row>
        <table:table-row table:style-name="ro1">
          <table:table-cell office:value-type="float" office:value="928.125061035156" calcext:value-type="float">
            <text:p>928.125061035156</text:p>
          </table:table-cell>
          <table:table-cell office:value-type="float" office:value="3.664466381073" calcext:value-type="float">
            <text:p>3.664466381073</text:p>
          </table:table-cell>
          <table:table-cell table:formula="of:=100000/[.B175]" office:value-type="float" office:value="27289.1028599691" calcext:value-type="float">
            <text:p>27289.1028599691</text:p>
          </table:table-cell>
          <table:table-cell table:number-columns-repeated="10"/>
        </table:table-row>
        <table:table-row table:style-name="ro1">
          <table:table-cell office:value-type="float" office:value="931.777776479721" calcext:value-type="float">
            <text:p>931.777776479721</text:p>
          </table:table-cell>
          <table:table-cell office:value-type="float" office:value="3.65266942977905" calcext:value-type="float">
            <text:p>3.65266942977905</text:p>
          </table:table-cell>
          <table:table-cell table:formula="of:=100000/[.B176]" office:value-type="float" office:value="27377.23791393" calcext:value-type="float">
            <text:p>27377.23791393</text:p>
          </table:table-cell>
          <table:table-cell table:number-columns-repeated="10"/>
        </table:table-row>
        <table:table-row table:style-name="ro1">
          <table:table-cell office:value-type="float" office:value="935.454379558563" calcext:value-type="float">
            <text:p>935.454379558563</text:p>
          </table:table-cell>
          <table:table-cell office:value-type="float" office:value="3.67655873298645" calcext:value-type="float">
            <text:p>3.67655873298645</text:p>
          </table:table-cell>
          <table:table-cell table:formula="of:=100000/[.B177]" office:value-type="float" office:value="27199.3478855077" calcext:value-type="float">
            <text:p>27199.3478855077</text:p>
          </table:table-cell>
          <table:table-cell table:number-columns-repeated="10"/>
        </table:table-row>
        <table:table-row table:style-name="ro1">
          <table:table-cell office:value-type="float" office:value="939.159389972687" calcext:value-type="float">
            <text:p>939.159389972687</text:p>
          </table:table-cell>
          <table:table-cell office:value-type="float" office:value="3.7049663066864" calcext:value-type="float">
            <text:p>3.7049663066864</text:p>
          </table:table-cell>
          <table:table-cell table:formula="of:=100000/[.B178]" office:value-type="float" office:value="26990.7987609843" calcext:value-type="float">
            <text:p>26990.7987609843</text:p>
          </table:table-cell>
          <table:table-cell table:number-columns-repeated="10"/>
        </table:table-row>
        <table:table-row table:style-name="ro1">
          <table:table-cell office:value-type="float" office:value="942.835153341293" calcext:value-type="float">
            <text:p>942.835153341293</text:p>
          </table:table-cell>
          <table:table-cell office:value-type="float" office:value="3.67571949958801" calcext:value-type="float">
            <text:p>3.67571949958801</text:p>
          </table:table-cell>
          <table:table-cell table:formula="of:=100000/[.B179]" office:value-type="float" office:value="27205.5579897238" calcext:value-type="float">
            <text:p>27205.5579897238</text:p>
          </table:table-cell>
          <table:table-cell table:number-columns-repeated="10"/>
        </table:table-row>
        <table:table-row table:style-name="ro1">
          <table:table-cell office:value-type="float" office:value="946.519592285156" calcext:value-type="float">
            <text:p>946.519592285156</text:p>
          </table:table-cell>
          <table:table-cell office:value-type="float" office:value="3.68439221382141" calcext:value-type="float">
            <text:p>3.68439221382141</text:p>
          </table:table-cell>
          <table:table-cell table:formula="of:=100000/[.B180]" office:value-type="float" office:value="27141.5186539766" calcext:value-type="float">
            <text:p>27141.5186539766</text:p>
          </table:table-cell>
          <table:table-cell table:number-columns-repeated="10"/>
        </table:table-row>
        <table:table-row table:style-name="ro1">
          <table:table-cell office:value-type="float" office:value="950.207018852234" calcext:value-type="float">
            <text:p>950.207018852234</text:p>
          </table:table-cell>
          <table:table-cell office:value-type="float" office:value="3.68738174438477" calcext:value-type="float">
            <text:p>3.68738174438477</text:p>
          </table:table-cell>
          <table:table-cell table:formula="of:=100000/[.B181]" office:value-type="float" office:value="27119.5137721453" calcext:value-type="float">
            <text:p>27119.5137721453</text:p>
          </table:table-cell>
          <table:table-cell table:number-columns-repeated="10"/>
        </table:table-row>
        <table:table-row table:style-name="ro1">
          <table:table-cell office:value-type="float" office:value="953.891061306" calcext:value-type="float">
            <text:p>953.891061306</text:p>
          </table:table-cell>
          <table:table-cell office:value-type="float" office:value="3.68399882316589" calcext:value-type="float">
            <text:p>3.68399882316589</text:p>
          </table:table-cell>
          <table:table-cell table:formula="of:=100000/[.B182]" office:value-type="float" office:value="27144.416923039" calcext:value-type="float">
            <text:p>27144.416923039</text:p>
          </table:table-cell>
          <table:table-cell table:number-columns-repeated="10"/>
        </table:table-row>
        <table:table-row table:style-name="ro1">
          <table:table-cell office:value-type="float" office:value="957.569646596909" calcext:value-type="float">
            <text:p>957.569646596909</text:p>
          </table:table-cell>
          <table:table-cell office:value-type="float" office:value="3.67854142189026" calcext:value-type="float">
            <text:p>3.67854142189026</text:p>
          </table:table-cell>
          <table:table-cell table:formula="of:=100000/[.B183]" office:value-type="float" office:value="27184.6877691577" calcext:value-type="float">
            <text:p>27184.6877691577</text:p>
          </table:table-cell>
          <table:table-cell table:number-columns-repeated="10"/>
        </table:table-row>
        <table:table-row table:style-name="ro1">
          <table:table-cell office:value-type="float" office:value="961.243807554245" calcext:value-type="float">
            <text:p>961.243807554245</text:p>
          </table:table-cell>
          <table:table-cell office:value-type="float" office:value="3.67411637306213" calcext:value-type="float">
            <text:p>3.67411637306213</text:p>
          </table:table-cell>
          <table:table-cell table:formula="of:=100000/[.B184]" office:value-type="float" office:value="27217.4285858716" calcext:value-type="float">
            <text:p>27217.4285858716</text:p>
          </table:table-cell>
          <table:table-cell table:number-columns-repeated="10"/>
        </table:table-row>
        <table:table-row table:style-name="ro1">
          <table:table-cell office:value-type="float" office:value="964.91716003418" calcext:value-type="float">
            <text:p>964.91716003418</text:p>
          </table:table-cell>
          <table:table-cell office:value-type="float" office:value="3.67330527305603" calcext:value-type="float">
            <text:p>3.67330527305603</text:p>
          </table:table-cell>
          <table:table-cell table:formula="of:=100000/[.B185]" office:value-type="float" office:value="27223.4384475223" calcext:value-type="float">
            <text:p>27223.4384475223</text:p>
          </table:table-cell>
          <table:table-cell table:number-columns-repeated="10"/>
        </table:table-row>
        <table:table-row table:style-name="ro1">
          <table:table-cell office:value-type="float" office:value="968.546137809753" calcext:value-type="float">
            <text:p>968.546137809753</text:p>
          </table:table-cell>
          <table:table-cell office:value-type="float" office:value="3.6289336681366" calcext:value-type="float">
            <text:p>3.6289336681366</text:p>
          </table:table-cell>
          <table:table-cell table:formula="of:=100000/[.B186]" office:value-type="float" office:value="27556.3041777362" calcext:value-type="float">
            <text:p>27556.3041777362</text:p>
          </table:table-cell>
          <table:table-cell table:number-columns-repeated="10"/>
        </table:table-row>
        <table:table-row table:style-name="ro1">
          <table:table-cell office:value-type="float" office:value="972.207675218582" calcext:value-type="float">
            <text:p>972.207675218582</text:p>
          </table:table-cell>
          <table:table-cell office:value-type="float" office:value="3.66149163246155" calcext:value-type="float">
            <text:p>3.66149163246155</text:p>
          </table:table-cell>
          <table:table-cell table:formula="of:=100000/[.B187]" office:value-type="float" office:value="27311.2736660201" calcext:value-type="float">
            <text:p>27311.2736660201</text:p>
          </table:table-cell>
          <table:table-cell table:number-columns-repeated="10"/>
        </table:table-row>
        <table:table-row table:style-name="ro1">
          <table:table-cell office:value-type="float" office:value="975.873267412186" calcext:value-type="float">
            <text:p>975.873267412186</text:p>
          </table:table-cell>
          <table:table-cell office:value-type="float" office:value="3.6655330657959" calcext:value-type="float">
            <text:p>3.6655330657959</text:p>
          </table:table-cell>
          <table:table-cell table:formula="of:=100000/[.B188]" office:value-type="float" office:value="27281.1616223374" calcext:value-type="float">
            <text:p>27281.1616223374</text:p>
          </table:table-cell>
          <table:table-cell table:number-columns-repeated="10"/>
        </table:table-row>
        <table:table-row table:style-name="ro1">
          <table:table-cell office:value-type="float" office:value="979.551603794098" calcext:value-type="float">
            <text:p>979.551603794098</text:p>
          </table:table-cell>
          <table:table-cell office:value-type="float" office:value="3.67828893661499" calcext:value-type="float">
            <text:p>3.67828893661499</text:p>
          </table:table-cell>
          <table:table-cell table:formula="of:=100000/[.B189]" office:value-type="float" office:value="27186.553781723" calcext:value-type="float">
            <text:p>27186.553781723</text:p>
          </table:table-cell>
          <table:table-cell table:number-columns-repeated="10"/>
        </table:table-row>
        <table:table-row table:style-name="ro1">
          <table:table-cell office:value-type="float" office:value="983.204892158508" calcext:value-type="float">
            <text:p>983.204892158508</text:p>
          </table:table-cell>
          <table:table-cell office:value-type="float" office:value="3.65323972702026" calcext:value-type="float">
            <text:p>3.65323972702026</text:p>
          </table:table-cell>
          <table:table-cell table:formula="of:=100000/[.B190]" office:value-type="float" office:value="27372.9641283531" calcext:value-type="float">
            <text:p>27372.9641283531</text:p>
          </table:table-cell>
          <table:table-cell table:number-columns-repeated="10"/>
        </table:table-row>
        <table:table-row table:style-name="ro1">
          <table:table-cell office:value-type="float" office:value="986.85897064209" calcext:value-type="float">
            <text:p>986.85897064209</text:p>
          </table:table-cell>
          <table:table-cell office:value-type="float" office:value="3.65401792526245" calcext:value-type="float">
            <text:p>3.65401792526245</text:p>
          </table:table-cell>
          <table:table-cell table:formula="of:=100000/[.B191]" office:value-type="float" office:value="27367.1344928658" calcext:value-type="float">
            <text:p>27367.1344928658</text:p>
          </table:table-cell>
          <table:table-cell table:number-columns-repeated="10"/>
        </table:table-row>
        <table:table-row table:style-name="ro1">
          <table:table-cell office:value-type="float" office:value="990.529497861862" calcext:value-type="float">
            <text:p>990.529497861862</text:p>
          </table:table-cell>
          <table:table-cell office:value-type="float" office:value="3.67046785354614" calcext:value-type="float">
            <text:p>3.67046785354614</text:p>
          </table:table-cell>
          <table:table-cell table:formula="of:=100000/[.B192]" office:value-type="float" office:value="27244.4832620962" calcext:value-type="float">
            <text:p>27244.4832620962</text:p>
          </table:table-cell>
          <table:table-cell table:number-columns-repeated="10"/>
        </table:table-row>
        <table:table-row table:style-name="ro1">
          <table:table-cell office:value-type="float" office:value="994.21434545517" calcext:value-type="float">
            <text:p>994.21434545517</text:p>
          </table:table-cell>
          <table:table-cell office:value-type="float" office:value="3.68480372428894" calcext:value-type="float">
            <text:p>3.68480372428894</text:p>
          </table:table-cell>
          <table:table-cell table:formula="of:=100000/[.B193]" office:value-type="float" office:value="27138.4875511374" calcext:value-type="float">
            <text:p>27138.4875511374</text:p>
          </table:table-cell>
          <table:table-cell table:number-columns-repeated="10"/>
        </table:table-row>
        <table:table-row table:style-name="ro1">
          <table:table-cell office:value-type="float" office:value="997.903775691986" calcext:value-type="float">
            <text:p>997.903775691986</text:p>
          </table:table-cell>
          <table:table-cell office:value-type="float" office:value="3.68938517570496" calcext:value-type="float">
            <text:p>3.68938517570496</text:p>
          </table:table-cell>
          <table:table-cell table:formula="of:=100000/[.B194]" office:value-type="float" office:value="27104.7871766038" calcext:value-type="float">
            <text:p>27104.7871766038</text:p>
          </table:table-cell>
          <table:table-cell table:number-columns-repeated="10"/>
        </table:table-row>
        <table:table-row table:style-name="ro1">
          <table:table-cell office:value-type="float" office:value="1001.52377510071" calcext:value-type="float">
            <text:p>1001.52377510071</text:p>
          </table:table-cell>
          <table:table-cell office:value-type="float" office:value="3.61995577812195" calcext:value-type="float">
            <text:p>3.61995577812195</text:p>
          </table:table-cell>
          <table:table-cell table:formula="of:=100000/[.B195]" office:value-type="float" office:value="27624.646854631" calcext:value-type="float">
            <text:p>27624.646854631</text:p>
          </table:table-cell>
          <table:table-cell table:number-columns-repeated="10"/>
        </table:table-row>
        <table:table-row table:style-name="ro1">
          <table:table-cell office:value-type="float" office:value="1004.88808107376" calcext:value-type="float">
            <text:p>1004.88808107376</text:p>
          </table:table-cell>
          <table:table-cell office:value-type="float" office:value="3.36426115036011" calcext:value-type="float">
            <text:p>3.36426115036011</text:p>
          </table:table-cell>
          <table:table-cell table:formula="of:=100000/[.B196]" office:value-type="float" office:value="29724.2085351478" calcext:value-type="float">
            <text:p>29724.2085351478</text:p>
          </table:table-cell>
          <table:table-cell table:number-columns-repeated="10"/>
        </table:table-row>
        <table:table-row table:style-name="ro1">
          <table:table-cell office:value-type="float" office:value="1008.08615803719" calcext:value-type="float">
            <text:p>1008.08615803719</text:p>
          </table:table-cell>
          <table:table-cell office:value-type="float" office:value="3.19801664352417" calcext:value-type="float">
            <text:p>3.19801664352417</text:p>
          </table:table-cell>
          <table:table-cell table:formula="of:=100000/[.B197]" office:value-type="float" office:value="31269.380727738" calcext:value-type="float">
            <text:p>31269.380727738</text:p>
          </table:table-cell>
          <table:table-cell table:number-columns-repeated="10"/>
        </table:table-row>
        <table:table-row table:style-name="ro1">
          <table:table-cell office:value-type="float" office:value="1011.29060673714" calcext:value-type="float">
            <text:p>1011.29060673714</text:p>
          </table:table-cell>
          <table:table-cell office:value-type="float" office:value="3.20440316200256" calcext:value-type="float">
            <text:p>3.20440316200256</text:p>
          </table:table-cell>
          <table:table-cell table:formula="of:=100000/[.B198]" office:value-type="float" office:value="31207.0594567464" calcext:value-type="float">
            <text:p>31207.0594567464</text:p>
          </table:table-cell>
          <table:table-cell table:number-columns-repeated="10"/>
        </table:table-row>
      </table:table>
      <table:table table:name="redis - 3000B" table:style-name="ta1">
        <table:shapes>
          <draw:frame draw:z-index="0" draw:style-name="gr1" draw:text-style-name="P1" svg:width="453.51pt" svg:height="255.09pt" svg:x="444.47pt" svg:y="80.36pt">
            <draw:object draw:notify-on-update-of-ranges="'redis - 3000B'.A2:'redis - 3000B'.A125 'redis - 3000B'.C2:'redis - 3000B'.C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Payload</text:p>
          </table:table-cell>
          <table:table-cell office:value-type="string" calcext:value-type="string">
            <text:p>3KB</text:p>
          </table:table-cell>
        </table:table-row>
        <table:table-row table:style-name="ro1">
          <table:table-cell office:value-type="float" office:value="3.32833814620972" calcext:value-type="float">
            <text:p>3.32833814620972</text:p>
          </table:table-cell>
          <table:table-cell office:value-type="float" office:value="3.32828831672668" calcext:value-type="float">
            <text:p>3.32828831672668</text:p>
          </table:table-cell>
          <table:table-cell table:formula="of:=100000/[.B2]" office:value-type="float" office:value="30045.4739745469" calcext:value-type="float">
            <text:p>30045.4739745469</text:p>
          </table:table-cell>
          <table:table-cell table:number-columns-repeated="10"/>
        </table:table-row>
        <table:table-row table:style-name="ro1">
          <table:table-cell office:value-type="float" office:value="6.82836222648621" calcext:value-type="float">
            <text:p>6.82836222648621</text:p>
          </table:table-cell>
          <table:table-cell office:value-type="float" office:value="3.49997615814209" calcext:value-type="float">
            <text:p>3.49997615814209</text:p>
          </table:table-cell>
          <table:table-cell table:formula="of:=100000/[.B3]" office:value-type="float" office:value="28571.6232001659" calcext:value-type="float">
            <text:p>28571.6232001659</text:p>
          </table:table-cell>
          <table:table-cell table:number-columns-repeated="10"/>
        </table:table-row>
        <table:table-row table:style-name="ro1">
          <table:table-cell office:value-type="float" office:value="10.2753961086273" calcext:value-type="float">
            <text:p>10.2753961086273</text:p>
          </table:table-cell>
          <table:table-cell office:value-type="float" office:value="3.44698572158813" calcext:value-type="float">
            <text:p>3.44698572158813</text:p>
          </table:table-cell>
          <table:table-cell table:formula="of:=100000/[.B4]" office:value-type="float" office:value="29010.8541424207" calcext:value-type="float">
            <text:p>29010.8541424207</text:p>
          </table:table-cell>
          <table:table-cell table:number-columns-repeated="10"/>
        </table:table-row>
        <table:table-row table:style-name="ro1">
          <table:table-cell office:value-type="float" office:value="13.8357462882996" calcext:value-type="float">
            <text:p>13.8357462882996</text:p>
          </table:table-cell>
          <table:table-cell office:value-type="float" office:value="3.56030368804932" calcext:value-type="float">
            <text:p>3.56030368804932</text:p>
          </table:table-cell>
          <table:table-cell table:formula="of:=100000/[.B5]" office:value-type="float" office:value="28087.4916192303" calcext:value-type="float">
            <text:p>28087.4916192303</text:p>
          </table:table-cell>
          <table:table-cell table:number-columns-repeated="10"/>
        </table:table-row>
        <table:table-row table:style-name="ro1">
          <table:table-cell office:value-type="float" office:value="17.047425031662" calcext:value-type="float">
            <text:p>17.047425031662</text:p>
          </table:table-cell>
          <table:table-cell office:value-type="float" office:value="3.21163082122803" calcext:value-type="float">
            <text:p>3.21163082122803</text:p>
          </table:table-cell>
          <table:table-cell table:formula="of:=100000/[.B6]" office:value-type="float" office:value="31136.8290959927" calcext:value-type="float">
            <text:p>31136.8290959927</text:p>
          </table:table-cell>
          <table:table-cell table:number-columns-repeated="10"/>
        </table:table-row>
        <table:table-row table:style-name="ro1">
          <table:table-cell office:value-type="float" office:value="20.2632992267609" calcext:value-type="float">
            <text:p>20.2632992267609</text:p>
          </table:table-cell>
          <table:table-cell office:value-type="float" office:value="3.21579957008362" calcext:value-type="float">
            <text:p>3.21579957008362</text:p>
          </table:table-cell>
          <table:table-cell table:formula="of:=100000/[.B7]" office:value-type="float" office:value="31096.4653799614" calcext:value-type="float">
            <text:p>31096.4653799614</text:p>
          </table:table-cell>
          <table:table-cell table:number-columns-repeated="10"/>
        </table:table-row>
        <table:table-row table:style-name="ro1">
          <table:table-cell office:value-type="float" office:value="23.5355584621429" calcext:value-type="float">
            <text:p>23.5355584621429</text:p>
          </table:table-cell>
          <table:table-cell office:value-type="float" office:value="3.27221250534058" calcext:value-type="float">
            <text:p>3.27221250534058</text:p>
          </table:table-cell>
          <table:table-cell table:formula="of:=100000/[.B8]" office:value-type="float" office:value="30560.362396021" calcext:value-type="float">
            <text:p>30560.362396021</text:p>
          </table:table-cell>
          <table:table-cell table:number-columns-repeated="10"/>
        </table:table-row>
        <table:table-row table:style-name="ro1">
          <table:table-cell office:value-type="float" office:value="26.8938736915588" calcext:value-type="float">
            <text:p>26.8938736915588</text:p>
          </table:table-cell>
          <table:table-cell office:value-type="float" office:value="3.35825395584106" calcext:value-type="float">
            <text:p>3.35825395584106</text:p>
          </table:table-cell>
          <table:table-cell table:formula="of:=100000/[.B9]" office:value-type="float" office:value="29777.3787554299" calcext:value-type="float">
            <text:p>29777.3787554299</text:p>
          </table:table-cell>
          <table:table-cell table:number-columns-repeated="10"/>
        </table:table-row>
        <table:table-row table:style-name="ro1">
          <table:table-cell office:value-type="float" office:value="29.9203741550446" calcext:value-type="float">
            <text:p>29.9203741550446</text:p>
          </table:table-cell>
          <table:table-cell office:value-type="float" office:value="3.02643990516663" calcext:value-type="float">
            <text:p>3.02643990516663</text:p>
          </table:table-cell>
          <table:table-cell table:formula="of:=100000/[.B10]" office:value-type="float" office:value="33042.1231326231" calcext:value-type="float">
            <text:p>33042.1231326231</text:p>
          </table:table-cell>
          <table:table-cell table:number-columns-repeated="10"/>
        </table:table-row>
        <table:table-row table:style-name="ro1">
          <table:table-cell office:value-type="float" office:value="33.2247130870819" calcext:value-type="float">
            <text:p>33.2247130870819</text:p>
          </table:table-cell>
          <table:table-cell office:value-type="float" office:value="3.30429196357727" calcext:value-type="float">
            <text:p>3.30429196357727</text:p>
          </table:table-cell>
          <table:table-cell table:formula="of:=100000/[.B11]" office:value-type="float" office:value="30263.6695250557" calcext:value-type="float">
            <text:p>30263.6695250557</text:p>
          </table:table-cell>
          <table:table-cell table:number-columns-repeated="10"/>
        </table:table-row>
        <table:table-row table:style-name="ro1">
          <table:table-cell office:value-type="float" office:value="36.6312301158905" calcext:value-type="float">
            <text:p>36.6312301158905</text:p>
          </table:table-cell>
          <table:table-cell office:value-type="float" office:value="3.40645456314087" calcext:value-type="float">
            <text:p>3.40645456314087</text:p>
          </table:table-cell>
          <table:table-cell table:formula="of:=100000/[.B12]" office:value-type="float" office:value="29356.035181575" calcext:value-type="float">
            <text:p>29356.035181575</text:p>
          </table:table-cell>
          <table:table-cell table:number-columns-repeated="10"/>
        </table:table-row>
        <table:table-row table:style-name="ro1">
          <table:table-cell office:value-type="float" office:value="40.0256350040436" calcext:value-type="float">
            <text:p>40.0256350040436</text:p>
          </table:table-cell>
          <table:table-cell office:value-type="float" office:value="3.39435768127441" calcext:value-type="float">
            <text:p>3.39435768127441</text:p>
          </table:table-cell>
          <table:table-cell table:formula="of:=100000/[.B13]" office:value-type="float" office:value="29460.6548248195" calcext:value-type="float">
            <text:p>29460.6548248195</text:p>
          </table:table-cell>
          <table:table-cell table:number-columns-repeated="10"/>
        </table:table-row>
        <table:table-row table:style-name="ro1">
          <table:table-cell office:value-type="float" office:value="43.3635036945343" calcext:value-type="float">
            <text:p>43.3635036945343</text:p>
          </table:table-cell>
          <table:table-cell office:value-type="float" office:value="3.33781981468201" calcext:value-type="float">
            <text:p>3.33781981468201</text:p>
          </table:table-cell>
          <table:table-cell table:formula="of:=100000/[.B14]" office:value-type="float" office:value="29959.6759418024" calcext:value-type="float">
            <text:p>29959.6759418024</text:p>
          </table:table-cell>
          <table:table-cell table:number-columns-repeated="10"/>
        </table:table-row>
        <table:table-row table:style-name="ro1">
          <table:table-cell office:value-type="float" office:value="46.5854568481445" calcext:value-type="float">
            <text:p>46.5854568481445</text:p>
          </table:table-cell>
          <table:table-cell office:value-type="float" office:value="3.22190618515015" calcext:value-type="float">
            <text:p>3.22190618515015</text:p>
          </table:table-cell>
          <table:table-cell table:formula="of:=100000/[.B15]" office:value-type="float" office:value="31037.52693387" calcext:value-type="float">
            <text:p>31037.52693387</text:p>
          </table:table-cell>
          <table:table-cell table:number-columns-repeated="10"/>
        </table:table-row>
        <table:table-row table:style-name="ro1">
          <table:table-cell office:value-type="float" office:value="49.8768813610077" calcext:value-type="float">
            <text:p>49.8768813610077</text:p>
          </table:table-cell>
          <table:table-cell office:value-type="float" office:value="3.29136371612549" calcext:value-type="float">
            <text:p>3.29136371612549</text:p>
          </table:table-cell>
          <table:table-cell table:formula="of:=100000/[.B16]" office:value-type="float" office:value="30382.543111254" calcext:value-type="float">
            <text:p>30382.543111254</text:p>
          </table:table-cell>
          <table:table-cell table:number-columns-repeated="10"/>
        </table:table-row>
        <table:table-row table:style-name="ro1">
          <table:table-cell office:value-type="float" office:value="53.220461845398" calcext:value-type="float">
            <text:p>53.220461845398</text:p>
          </table:table-cell>
          <table:table-cell office:value-type="float" office:value="3.34353399276733" calcext:value-type="float">
            <text:p>3.34353399276733</text:p>
          </table:table-cell>
          <table:table-cell table:formula="of:=100000/[.B17]" office:value-type="float" office:value="29908.4741522946" calcext:value-type="float">
            <text:p>29908.4741522946</text:p>
          </table:table-cell>
          <table:table-cell table:number-columns-repeated="10"/>
        </table:table-row>
        <table:table-row table:style-name="ro1">
          <table:table-cell office:value-type="float" office:value="56.7424805164337" calcext:value-type="float">
            <text:p>56.7424805164337</text:p>
          </table:table-cell>
          <table:table-cell office:value-type="float" office:value="3.52195739746094" calcext:value-type="float">
            <text:p>3.52195739746094</text:p>
          </table:table-cell>
          <table:table-cell table:formula="of:=100000/[.B18]" office:value-type="float" office:value="28393.3019951043" calcext:value-type="float">
            <text:p>28393.3019951043</text:p>
          </table:table-cell>
          <table:table-cell table:number-columns-repeated="10"/>
        </table:table-row>
        <table:table-row table:style-name="ro1">
          <table:table-cell office:value-type="float" office:value="60.0854425430298" calcext:value-type="float">
            <text:p>60.0854425430298</text:p>
          </table:table-cell>
          <table:table-cell office:value-type="float" office:value="3.34291505813599" calcext:value-type="float">
            <text:p>3.34291505813599</text:p>
          </table:table-cell>
          <table:table-cell table:formula="of:=100000/[.B19]" office:value-type="float" office:value="29914.0116517827" calcext:value-type="float">
            <text:p>29914.0116517827</text:p>
          </table:table-cell>
          <table:table-cell table:number-columns-repeated="10"/>
        </table:table-row>
        <table:table-row table:style-name="ro1">
          <table:table-cell office:value-type="float" office:value="63.2188200950623" calcext:value-type="float">
            <text:p>63.2188200950623</text:p>
          </table:table-cell>
          <table:table-cell office:value-type="float" office:value="3.1333155632019" calcext:value-type="float">
            <text:p>3.1333155632019</text:p>
          </table:table-cell>
          <table:table-cell table:formula="of:=100000/[.B20]" office:value-type="float" office:value="31915.0746175757" calcext:value-type="float">
            <text:p>31915.0746175757</text:p>
          </table:table-cell>
          <table:table-cell table:number-columns-repeated="10"/>
        </table:table-row>
        <table:table-row table:style-name="ro1">
          <table:table-cell office:value-type="float" office:value="66.652717590332" calcext:value-type="float">
            <text:p>66.652717590332</text:p>
          </table:table-cell>
          <table:table-cell office:value-type="float" office:value="3.43384981155395" calcext:value-type="float">
            <text:p>3.43384981155395</text:p>
          </table:table-cell>
          <table:table-cell table:formula="of:=100000/[.B21]" office:value-type="float" office:value="29121.83277892" calcext:value-type="float">
            <text:p>29121.83277892</text:p>
          </table:table-cell>
          <table:table-cell table:number-columns-repeated="10"/>
        </table:table-row>
        <table:table-row table:style-name="ro1">
          <table:table-cell office:value-type="float" office:value="69.9585638046265" calcext:value-type="float">
            <text:p>69.9585638046265</text:p>
          </table:table-cell>
          <table:table-cell office:value-type="float" office:value="3.30579853057861" calcext:value-type="float">
            <text:p>3.30579853057861</text:p>
          </table:table-cell>
          <table:table-cell table:formula="of:=100000/[.B22]" office:value-type="float" office:value="30249.8773216216" calcext:value-type="float">
            <text:p>30249.8773216216</text:p>
          </table:table-cell>
          <table:table-cell table:number-columns-repeated="10"/>
        </table:table-row>
        <table:table-row table:style-name="ro1">
          <table:table-cell office:value-type="float" office:value="73.0158777236939" calcext:value-type="float">
            <text:p>73.0158777236939</text:p>
          </table:table-cell>
          <table:table-cell office:value-type="float" office:value="3.05725407600403" calcext:value-type="float">
            <text:p>3.05725407600403</text:p>
          </table:table-cell>
          <table:table-cell table:formula="of:=100000/[.B23]" office:value-type="float" office:value="32709.0904170793" calcext:value-type="float">
            <text:p>32709.0904170793</text:p>
          </table:table-cell>
          <table:table-cell table:number-columns-repeated="10"/>
        </table:table-row>
        <table:table-row table:style-name="ro1">
          <table:table-cell office:value-type="float" office:value="76.245020866394" calcext:value-type="float">
            <text:p>76.245020866394</text:p>
          </table:table-cell>
          <table:table-cell office:value-type="float" office:value="3.22909712791443" calcext:value-type="float">
            <text:p>3.22909712791443</text:p>
          </table:table-cell>
          <table:table-cell table:formula="of:=100000/[.B24]" office:value-type="float" office:value="30968.4088272027" calcext:value-type="float">
            <text:p>30968.4088272027</text:p>
          </table:table-cell>
          <table:table-cell table:number-columns-repeated="10"/>
        </table:table-row>
        <table:table-row table:style-name="ro1">
          <table:table-cell office:value-type="float" office:value="79.6029706001282" calcext:value-type="float">
            <text:p>79.6029706001282</text:p>
          </table:table-cell>
          <table:table-cell office:value-type="float" office:value="3.35790348052979" calcext:value-type="float">
            <text:p>3.35790348052979</text:p>
          </table:table-cell>
          <table:table-cell table:formula="of:=100000/[.B25]" office:value-type="float" office:value="29780.4867173319" calcext:value-type="float">
            <text:p>29780.4867173319</text:p>
          </table:table-cell>
          <table:table-cell table:number-columns-repeated="10"/>
        </table:table-row>
        <table:table-row table:style-name="ro1">
          <table:table-cell office:value-type="float" office:value="82.8890864849091" calcext:value-type="float">
            <text:p>82.8890864849091</text:p>
          </table:table-cell>
          <table:table-cell office:value-type="float" office:value="3.28606772422791" calcext:value-type="float">
            <text:p>3.28606772422791</text:p>
          </table:table-cell>
          <table:table-cell table:formula="of:=100000/[.B26]" office:value-type="float" office:value="30431.5091447167" calcext:value-type="float">
            <text:p>30431.5091447167</text:p>
          </table:table-cell>
          <table:table-cell table:number-columns-repeated="10"/>
        </table:table-row>
        <table:table-row table:style-name="ro1">
          <table:table-cell office:value-type="float" office:value="86.3095829486847" calcext:value-type="float">
            <text:p>86.3095829486847</text:p>
          </table:table-cell>
          <table:table-cell office:value-type="float" office:value="3.42044973373413" calcext:value-type="float">
            <text:p>3.42044973373413</text:p>
          </table:table-cell>
          <table:table-cell table:formula="of:=100000/[.B27]" office:value-type="float" office:value="29235.9215262694" calcext:value-type="float">
            <text:p>29235.9215262694</text:p>
          </table:table-cell>
          <table:table-cell table:number-columns-repeated="10"/>
        </table:table-row>
        <table:table-row table:style-name="ro1">
          <table:table-cell office:value-type="float" office:value="89.596647977829" calcext:value-type="float">
            <text:p>89.596647977829</text:p>
          </table:table-cell>
          <table:table-cell office:value-type="float" office:value="3.28701734542847" calcext:value-type="float">
            <text:p>3.28701734542847</text:p>
          </table:table-cell>
          <table:table-cell table:formula="of:=100000/[.B28]" office:value-type="float" office:value="30422.7174642319" calcext:value-type="float">
            <text:p>30422.7174642319</text:p>
          </table:table-cell>
          <table:table-cell table:number-columns-repeated="10"/>
        </table:table-row>
        <table:table-row table:style-name="ro1">
          <table:table-cell office:value-type="float" office:value="92.8106997013092" calcext:value-type="float">
            <text:p>92.8106997013092</text:p>
          </table:table-cell>
          <table:table-cell office:value-type="float" office:value="3.21400308609009" calcext:value-type="float">
            <text:p>3.21400308609009</text:p>
          </table:table-cell>
          <table:table-cell table:formula="of:=100000/[.B29]" office:value-type="float" office:value="31113.8469134615" calcext:value-type="float">
            <text:p>31113.8469134615</text:p>
          </table:table-cell>
          <table:table-cell table:number-columns-repeated="10"/>
        </table:table-row>
        <table:table-row table:style-name="ro1">
          <table:table-cell office:value-type="float" office:value="96.1981315612793" calcext:value-type="float">
            <text:p>96.1981315612793</text:p>
          </table:table-cell>
          <table:table-cell office:value-type="float" office:value="3.38738465309143" calcext:value-type="float">
            <text:p>3.38738465309143</text:p>
          </table:table-cell>
          <table:table-cell table:formula="of:=100000/[.B30]" office:value-type="float" office:value="29521.300425311" calcext:value-type="float">
            <text:p>29521.300425311</text:p>
          </table:table-cell>
          <table:table-cell table:number-columns-repeated="10"/>
        </table:table-row>
        <table:table-row table:style-name="ro1">
          <table:table-cell office:value-type="float" office:value="99.2820677757263" calcext:value-type="float">
            <text:p>99.2820677757263</text:p>
          </table:table-cell>
          <table:table-cell office:value-type="float" office:value="3.08387231826782" calcext:value-type="float">
            <text:p>3.08387231826782</text:p>
          </table:table-cell>
          <table:table-cell table:formula="of:=100000/[.B31]" office:value-type="float" office:value="32426.7640419591" calcext:value-type="float">
            <text:p>32426.7640419591</text:p>
          </table:table-cell>
          <table:table-cell table:number-columns-repeated="10"/>
        </table:table-row>
        <table:table-row table:style-name="ro1">
          <table:table-cell office:value-type="float" office:value="102.628689050674" calcext:value-type="float">
            <text:p>102.628689050674</text:p>
          </table:table-cell>
          <table:table-cell office:value-type="float" office:value="3.34655976295471" calcext:value-type="float">
            <text:p>3.34655976295471</text:p>
          </table:table-cell>
          <table:table-cell table:formula="of:=100000/[.B32]" office:value-type="float" office:value="29881.4326004174" calcext:value-type="float">
            <text:p>29881.4326004174</text:p>
          </table:table-cell>
          <table:table-cell table:number-columns-repeated="10"/>
        </table:table-row>
        <table:table-row table:style-name="ro1">
          <table:table-cell office:value-type="float" office:value="106.460104465485" calcext:value-type="float">
            <text:p>106.460104465485</text:p>
          </table:table-cell>
          <table:table-cell office:value-type="float" office:value="3.8313672542572" calcext:value-type="float">
            <text:p>3.8313672542572</text:p>
          </table:table-cell>
          <table:table-cell table:formula="of:=100000/[.B33]" office:value-type="float" office:value="26100.3431317856" calcext:value-type="float">
            <text:p>26100.3431317856</text:p>
          </table:table-cell>
          <table:table-cell table:number-columns-repeated="10"/>
        </table:table-row>
        <table:table-row table:style-name="ro1">
          <table:table-cell office:value-type="float" office:value="110.190178155899" calcext:value-type="float">
            <text:p>110.190178155899</text:p>
          </table:table-cell>
          <table:table-cell office:value-type="float" office:value="3.73001217842102" calcext:value-type="float">
            <text:p>3.73001217842102</text:p>
          </table:table-cell>
          <table:table-cell table:formula="of:=100000/[.B34]" office:value-type="float" office:value="26809.5639415129" calcext:value-type="float">
            <text:p>26809.5639415129</text:p>
          </table:table-cell>
          <table:table-cell table:number-columns-repeated="10"/>
        </table:table-row>
        <table:table-row table:style-name="ro1">
          <table:table-cell office:value-type="float" office:value="114.246676683426" calcext:value-type="float">
            <text:p>114.246676683426</text:p>
          </table:table-cell>
          <table:table-cell office:value-type="float" office:value="4.05644941329956" calcext:value-type="float">
            <text:p>4.05644941329956</text:p>
          </table:table-cell>
          <table:table-cell table:formula="of:=100000/[.B35]" office:value-type="float" office:value="24652.1008427069" calcext:value-type="float">
            <text:p>24652.1008427069</text:p>
          </table:table-cell>
          <table:table-cell table:number-columns-repeated="10"/>
        </table:table-row>
        <table:table-row table:style-name="ro1">
          <table:table-cell office:value-type="float" office:value="117.911612987518" calcext:value-type="float">
            <text:p>117.911612987518</text:p>
          </table:table-cell>
          <table:table-cell office:value-type="float" office:value="3.66487431526184" calcext:value-type="float">
            <text:p>3.66487431526184</text:p>
          </table:table-cell>
          <table:table-cell table:formula="of:=100000/[.B36]" office:value-type="float" office:value="27286.0653320537" calcext:value-type="float">
            <text:p>27286.0653320537</text:p>
          </table:table-cell>
          <table:table-cell table:number-columns-repeated="10"/>
        </table:table-row>
        <table:table-row table:style-name="ro1">
          <table:table-cell office:value-type="float" office:value="121.666019439697" calcext:value-type="float">
            <text:p>121.666019439697</text:p>
          </table:table-cell>
          <table:table-cell office:value-type="float" office:value="3.75436019897461" calcext:value-type="float">
            <text:p>3.75436019897461</text:p>
          </table:table-cell>
          <table:table-cell table:formula="of:=100000/[.B37]" office:value-type="float" office:value="26635.6968165473" calcext:value-type="float">
            <text:p>26635.6968165473</text:p>
          </table:table-cell>
          <table:table-cell table:number-columns-repeated="10"/>
        </table:table-row>
        <table:table-row table:style-name="ro1">
          <table:table-cell office:value-type="float" office:value="125.528578281403" calcext:value-type="float">
            <text:p>125.528578281403</text:p>
          </table:table-cell>
          <table:table-cell office:value-type="float" office:value="3.86251091957092" calcext:value-type="float">
            <text:p>3.86251091957092</text:p>
          </table:table-cell>
          <table:table-cell table:formula="of:=100000/[.B38]" office:value-type="float" office:value="25889.8944449091" calcext:value-type="float">
            <text:p>25889.8944449091</text:p>
          </table:table-cell>
          <table:table-cell table:number-columns-repeated="10"/>
        </table:table-row>
        <table:table-row table:style-name="ro1">
          <table:table-cell office:value-type="float" office:value="129.37468290329" calcext:value-type="float">
            <text:p>129.37468290329</text:p>
          </table:table-cell>
          <table:table-cell office:value-type="float" office:value="3.84605503082275" calcext:value-type="float">
            <text:p>3.84605503082275</text:p>
          </table:table-cell>
          <table:table-cell table:formula="of:=100000/[.B39]" office:value-type="float" office:value="26000.6680088007" calcext:value-type="float">
            <text:p>26000.6680088007</text:p>
          </table:table-cell>
          <table:table-cell table:number-columns-repeated="10"/>
        </table:table-row>
        <table:table-row table:style-name="ro1">
          <table:table-cell office:value-type="float" office:value="133.232482194901" calcext:value-type="float">
            <text:p>133.232482194901</text:p>
          </table:table-cell>
          <table:table-cell office:value-type="float" office:value="3.85775017738342" calcext:value-type="float">
            <text:p>3.85775017738342</text:p>
          </table:table-cell>
          <table:table-cell table:formula="of:=100000/[.B40]" office:value-type="float" office:value="25921.8444434955" calcext:value-type="float">
            <text:p>25921.8444434955</text:p>
          </table:table-cell>
          <table:table-cell table:number-columns-repeated="10"/>
        </table:table-row>
        <table:table-row table:style-name="ro1">
          <table:table-cell office:value-type="float" office:value="137.030361413956" calcext:value-type="float">
            <text:p>137.030361413956</text:p>
          </table:table-cell>
          <table:table-cell office:value-type="float" office:value="3.7978310585022" calcext:value-type="float">
            <text:p>3.7978310585022</text:p>
          </table:table-cell>
          <table:table-cell table:formula="of:=100000/[.B41]" office:value-type="float" office:value="26330.8184223019" calcext:value-type="float">
            <text:p>26330.8184223019</text:p>
          </table:table-cell>
          <table:table-cell table:number-columns-repeated="10"/>
        </table:table-row>
        <table:table-row table:style-name="ro1">
          <table:table-cell office:value-type="float" office:value="140.810694932938" calcext:value-type="float">
            <text:p>140.810694932938</text:p>
          </table:table-cell>
          <table:table-cell office:value-type="float" office:value="3.78028440475464" calcext:value-type="float">
            <text:p>3.78028440475464</text:p>
          </table:table-cell>
          <table:table-cell table:formula="of:=100000/[.B42]" office:value-type="float" office:value="26453.0361456999" calcext:value-type="float">
            <text:p>26453.0361456999</text:p>
          </table:table-cell>
          <table:table-cell table:number-columns-repeated="10"/>
        </table:table-row>
        <table:table-row table:style-name="ro1">
          <table:table-cell office:value-type="float" office:value="144.740079641342" calcext:value-type="float">
            <text:p>144.740079641342</text:p>
          </table:table-cell>
          <table:table-cell office:value-type="float" office:value="3.9293224811554" calcext:value-type="float">
            <text:p>3.9293224811554</text:p>
          </table:table-cell>
          <table:table-cell table:formula="of:=100000/[.B43]" office:value-type="float" office:value="25449.6800605165" calcext:value-type="float">
            <text:p>25449.6800605165</text:p>
          </table:table-cell>
          <table:table-cell table:number-columns-repeated="10"/>
        </table:table-row>
        <table:table-row table:style-name="ro1">
          <table:table-cell office:value-type="float" office:value="148.612473487854" calcext:value-type="float">
            <text:p>148.612473487854</text:p>
          </table:table-cell>
          <table:table-cell office:value-type="float" office:value="3.87234616279602" calcext:value-type="float">
            <text:p>3.87234616279602</text:p>
          </table:table-cell>
          <table:table-cell table:formula="of:=100000/[.B44]" office:value-type="float" office:value="25824.1375631034" calcext:value-type="float">
            <text:p>25824.1375631034</text:p>
          </table:table-cell>
          <table:table-cell table:number-columns-repeated="10"/>
        </table:table-row>
        <table:table-row table:style-name="ro1">
          <table:table-cell office:value-type="float" office:value="152.374675273895" calcext:value-type="float">
            <text:p>152.374675273895</text:p>
          </table:table-cell>
          <table:table-cell office:value-type="float" office:value="3.76215291023254" calcext:value-type="float">
            <text:p>3.76215291023254</text:p>
          </table:table-cell>
          <table:table-cell table:formula="of:=100000/[.B45]" office:value-type="float" office:value="26580.5251370867" calcext:value-type="float">
            <text:p>26580.5251370867</text:p>
          </table:table-cell>
          <table:table-cell table:number-columns-repeated="10"/>
        </table:table-row>
        <table:table-row table:style-name="ro1">
          <table:table-cell office:value-type="float" office:value="156.238306760788" calcext:value-type="float">
            <text:p>156.238306760788</text:p>
          </table:table-cell>
          <table:table-cell office:value-type="float" office:value="3.8635835647583" calcext:value-type="float">
            <text:p>3.8635835647583</text:p>
          </table:table-cell>
          <table:table-cell table:formula="of:=100000/[.B46]" office:value-type="float" office:value="25882.7066436845" calcext:value-type="float">
            <text:p>25882.7066436845</text:p>
          </table:table-cell>
          <table:table-cell table:number-columns-repeated="10"/>
        </table:table-row>
        <table:table-row table:style-name="ro1">
          <table:table-cell office:value-type="float" office:value="160.041727542877" calcext:value-type="float">
            <text:p>160.041727542877</text:p>
          </table:table-cell>
          <table:table-cell office:value-type="float" office:value="3.80337381362915" calcext:value-type="float">
            <text:p>3.80337381362915</text:p>
          </table:table-cell>
          <table:table-cell table:formula="of:=100000/[.B47]" office:value-type="float" office:value="26292.4458389171" calcext:value-type="float">
            <text:p>26292.4458389171</text:p>
          </table:table-cell>
          <table:table-cell table:number-columns-repeated="10"/>
        </table:table-row>
        <table:table-row table:style-name="ro1">
          <table:table-cell office:value-type="float" office:value="163.846182346344" calcext:value-type="float">
            <text:p>163.846182346344</text:p>
          </table:table-cell>
          <table:table-cell office:value-type="float" office:value="3.80440592765808" calcext:value-type="float">
            <text:p>3.80440592765808</text:p>
          </table:table-cell>
          <table:table-cell table:formula="of:=100000/[.B48]" office:value-type="float" office:value="26285.3128455612" calcext:value-type="float">
            <text:p>26285.3128455612</text:p>
          </table:table-cell>
          <table:table-cell table:number-columns-repeated="10"/>
        </table:table-row>
        <table:table-row table:style-name="ro1">
          <table:table-cell office:value-type="float" office:value="167.673248529434" calcext:value-type="float">
            <text:p>167.673248529434</text:p>
          </table:table-cell>
          <table:table-cell office:value-type="float" office:value="3.82701849937439" calcext:value-type="float">
            <text:p>3.82701849937439</text:p>
          </table:table-cell>
          <table:table-cell table:formula="of:=100000/[.B49]" office:value-type="float" office:value="26130.0017275451" calcext:value-type="float">
            <text:p>26130.0017275451</text:p>
          </table:table-cell>
          <table:table-cell table:number-columns-repeated="10"/>
        </table:table-row>
        <table:table-row table:style-name="ro1">
          <table:table-cell office:value-type="float" office:value="171.525222539902" calcext:value-type="float">
            <text:p>171.525222539902</text:p>
          </table:table-cell>
          <table:table-cell office:value-type="float" office:value="3.85192823410034" calcext:value-type="float">
            <text:p>3.85192823410034</text:p>
          </table:table-cell>
          <table:table-cell table:formula="of:=100000/[.B50]" office:value-type="float" office:value="25961.0236542624" calcext:value-type="float">
            <text:p>25961.0236542624</text:p>
          </table:table-cell>
          <table:table-cell table:number-columns-repeated="10"/>
        </table:table-row>
        <table:table-row table:style-name="ro1">
          <table:table-cell office:value-type="float" office:value="175.428557157516" calcext:value-type="float">
            <text:p>175.428557157516</text:p>
          </table:table-cell>
          <table:table-cell office:value-type="float" office:value="3.90327334403992" calcext:value-type="float">
            <text:p>3.90327334403992</text:p>
          </table:table-cell>
          <table:table-cell table:formula="of:=100000/[.B51]" office:value-type="float" office:value="25619.5226892563" calcext:value-type="float">
            <text:p>25619.5226892563</text:p>
          </table:table-cell>
          <table:table-cell table:number-columns-repeated="10"/>
        </table:table-row>
        <table:table-row table:style-name="ro1">
          <table:table-cell office:value-type="float" office:value="179.323499202728" calcext:value-type="float">
            <text:p>179.323499202728</text:p>
          </table:table-cell>
          <table:table-cell office:value-type="float" office:value="3.89489340782166" calcext:value-type="float">
            <text:p>3.89489340782166</text:p>
          </table:table-cell>
          <table:table-cell table:formula="of:=100000/[.B52]" office:value-type="float" office:value="25674.6435728335" calcext:value-type="float">
            <text:p>25674.6435728335</text:p>
          </table:table-cell>
          <table:table-cell table:number-columns-repeated="10"/>
        </table:table-row>
        <table:table-row table:style-name="ro1">
          <table:table-cell office:value-type="float" office:value="183.139162063599" calcext:value-type="float">
            <text:p>183.139162063599</text:p>
          </table:table-cell>
          <table:table-cell office:value-type="float" office:value="3.81561541557312" calcext:value-type="float">
            <text:p>3.81561541557312</text:p>
          </table:table-cell>
          <table:table-cell table:formula="of:=100000/[.B53]" office:value-type="float" office:value="26208.0920398472" calcext:value-type="float">
            <text:p>26208.0920398472</text:p>
          </table:table-cell>
          <table:table-cell table:number-columns-repeated="10"/>
        </table:table-row>
        <table:table-row table:style-name="ro1">
          <table:table-cell office:value-type="float" office:value="186.978633880615" calcext:value-type="float">
            <text:p>186.978633880615</text:p>
          </table:table-cell>
          <table:table-cell office:value-type="float" office:value="3.8394238948822" calcext:value-type="float">
            <text:p>3.8394238948822</text:p>
          </table:table-cell>
          <table:table-cell table:formula="of:=100000/[.B54]" office:value-type="float" office:value="26045.5742157817" calcext:value-type="float">
            <text:p>26045.5742157817</text:p>
          </table:table-cell>
          <table:table-cell table:number-columns-repeated="10"/>
        </table:table-row>
        <table:table-row table:style-name="ro1">
          <table:table-cell office:value-type="float" office:value="190.795639514923" calcext:value-type="float">
            <text:p>190.795639514923</text:p>
          </table:table-cell>
          <table:table-cell office:value-type="float" office:value="3.81695818901062" calcext:value-type="float">
            <text:p>3.81695818901062</text:p>
          </table:table-cell>
          <table:table-cell table:formula="of:=100000/[.B55]" office:value-type="float" office:value="26198.8722558998" calcext:value-type="float">
            <text:p>26198.8722558998</text:p>
          </table:table-cell>
          <table:table-cell table:number-columns-repeated="10"/>
        </table:table-row>
        <table:table-row table:style-name="ro1">
          <table:table-cell office:value-type="float" office:value="194.591195106506" calcext:value-type="float">
            <text:p>194.591195106506</text:p>
          </table:table-cell>
          <table:table-cell office:value-type="float" office:value="3.79550838470459" calcext:value-type="float">
            <text:p>3.79550838470459</text:p>
          </table:table-cell>
          <table:table-cell table:formula="of:=100000/[.B56]" office:value-type="float" office:value="26346.9316529472" calcext:value-type="float">
            <text:p>26346.9316529472</text:p>
          </table:table-cell>
          <table:table-cell table:number-columns-repeated="10"/>
        </table:table-row>
        <table:table-row table:style-name="ro1">
          <table:table-cell office:value-type="float" office:value="198.292713165283" calcext:value-type="float">
            <text:p>198.292713165283</text:p>
          </table:table-cell>
          <table:table-cell office:value-type="float" office:value="3.70145726203918" calcext:value-type="float">
            <text:p>3.70145726203918</text:p>
          </table:table-cell>
          <table:table-cell table:formula="of:=100000/[.B57]" office:value-type="float" office:value="27016.3864987891" calcext:value-type="float">
            <text:p>27016.3864987891</text:p>
          </table:table-cell>
          <table:table-cell table:number-columns-repeated="10"/>
        </table:table-row>
        <table:table-row table:style-name="ro1">
          <table:table-cell office:value-type="float" office:value="202.017657518387" calcext:value-type="float">
            <text:p>202.017657518387</text:p>
          </table:table-cell>
          <table:table-cell office:value-type="float" office:value="3.72487592697144" calcext:value-type="float">
            <text:p>3.72487592697144</text:p>
          </table:table-cell>
          <table:table-cell table:formula="of:=100000/[.B58]" office:value-type="float" office:value="26846.5317934244" calcext:value-type="float">
            <text:p>26846.5317934244</text:p>
          </table:table-cell>
          <table:table-cell table:number-columns-repeated="10"/>
        </table:table-row>
        <table:table-row table:style-name="ro1">
          <table:table-cell office:value-type="float" office:value="206.687994718552" calcext:value-type="float">
            <text:p>206.687994718552</text:p>
          </table:table-cell>
          <table:table-cell office:value-type="float" office:value="4.67024111747742" calcext:value-type="float">
            <text:p>4.67024111747742</text:p>
          </table:table-cell>
          <table:table-cell table:formula="of:=100000/[.B59]" office:value-type="float" office:value="21412.1706962346" calcext:value-type="float">
            <text:p>21412.1706962346</text:p>
          </table:table-cell>
          <table:table-cell table:number-columns-repeated="10"/>
        </table:table-row>
        <table:table-row table:style-name="ro1">
          <table:table-cell office:value-type="float" office:value="211.367496967316" calcext:value-type="float">
            <text:p>211.367496967316</text:p>
          </table:table-cell>
          <table:table-cell office:value-type="float" office:value="4.67945551872253" calcext:value-type="float">
            <text:p>4.67945551872253</text:p>
          </table:table-cell>
          <table:table-cell table:formula="of:=100000/[.B60]" office:value-type="float" office:value="21370.0076002217" calcext:value-type="float">
            <text:p>21370.0076002217</text:p>
          </table:table-cell>
          <table:table-cell table:number-columns-repeated="10"/>
        </table:table-row>
        <table:table-row table:style-name="ro1">
          <table:table-cell office:value-type="float" office:value="216.06585931778" calcext:value-type="float">
            <text:p>216.06585931778</text:p>
          </table:table-cell>
          <table:table-cell office:value-type="float" office:value="4.69831538200378" calcext:value-type="float">
            <text:p>4.69831538200378</text:p>
          </table:table-cell>
          <table:table-cell table:formula="of:=100000/[.B61]" office:value-type="float" office:value="21284.2246357142" calcext:value-type="float">
            <text:p>21284.2246357142</text:p>
          </table:table-cell>
          <table:table-cell table:number-columns-repeated="10"/>
        </table:table-row>
        <table:table-row table:style-name="ro1">
          <table:table-cell office:value-type="float" office:value="220.758478164673" calcext:value-type="float">
            <text:p>220.758478164673</text:p>
          </table:table-cell>
          <table:table-cell office:value-type="float" office:value="4.69257235527039" calcext:value-type="float">
            <text:p>4.69257235527039</text:p>
          </table:table-cell>
          <table:table-cell table:formula="of:=100000/[.B62]" office:value-type="float" office:value="21310.2734340764" calcext:value-type="float">
            <text:p>21310.2734340764</text:p>
          </table:table-cell>
          <table:table-cell table:number-columns-repeated="10"/>
        </table:table-row>
        <table:table-row table:style-name="ro1">
          <table:table-cell office:value-type="float" office:value="225.442498445511" calcext:value-type="float">
            <text:p>225.442498445511</text:p>
          </table:table-cell>
          <table:table-cell office:value-type="float" office:value="4.68395829200745" calcext:value-type="float">
            <text:p>4.68395829200745</text:p>
          </table:table-cell>
          <table:table-cell table:formula="of:=100000/[.B63]" office:value-type="float" office:value="21349.4642278597" calcext:value-type="float">
            <text:p>21349.4642278597</text:p>
          </table:table-cell>
          <table:table-cell table:number-columns-repeated="10"/>
        </table:table-row>
        <table:table-row table:style-name="ro1">
          <table:table-cell office:value-type="float" office:value="230.145461320877" calcext:value-type="float">
            <text:p>230.145461320877</text:p>
          </table:table-cell>
          <table:table-cell office:value-type="float" office:value="4.70291900634766" calcext:value-type="float">
            <text:p>4.70291900634766</text:p>
          </table:table-cell>
          <table:table-cell table:formula="of:=100000/[.B64]" office:value-type="float" office:value="21263.3897936637" calcext:value-type="float">
            <text:p>21263.3897936637</text:p>
          </table:table-cell>
          <table:table-cell table:number-columns-repeated="10"/>
        </table:table-row>
        <table:table-row table:style-name="ro1">
          <table:table-cell office:value-type="float" office:value="234.865783214569" calcext:value-type="float">
            <text:p>234.865783214569</text:p>
          </table:table-cell>
          <table:table-cell office:value-type="float" office:value="4.7202742099762" calcext:value-type="float">
            <text:p>4.7202742099762</text:p>
          </table:table-cell>
          <table:table-cell table:formula="of:=100000/[.B65]" office:value-type="float" office:value="21185.2099161214" calcext:value-type="float">
            <text:p>21185.2099161214</text:p>
          </table:table-cell>
          <table:table-cell table:number-columns-repeated="10"/>
        </table:table-row>
        <table:table-row table:style-name="ro1">
          <table:table-cell office:value-type="float" office:value="239.569920778275" calcext:value-type="float">
            <text:p>239.569920778275</text:p>
          </table:table-cell>
          <table:table-cell office:value-type="float" office:value="4.70409083366394" calcext:value-type="float">
            <text:p>4.70409083366394</text:p>
          </table:table-cell>
          <table:table-cell table:formula="of:=100000/[.B66]" office:value-type="float" office:value="21258.0929101897" calcext:value-type="float">
            <text:p>21258.0929101897</text:p>
          </table:table-cell>
          <table:table-cell table:number-columns-repeated="10"/>
        </table:table-row>
        <table:table-row table:style-name="ro1">
          <table:table-cell office:value-type="float" office:value="244.275500535965" calcext:value-type="float">
            <text:p>244.275500535965</text:p>
          </table:table-cell>
          <table:table-cell office:value-type="float" office:value="4.70553255081177" calcext:value-type="float">
            <text:p>4.70553255081177</text:p>
          </table:table-cell>
          <table:table-cell table:formula="of:=100000/[.B67]" office:value-type="float" office:value="21251.5796926638" calcext:value-type="float">
            <text:p>21251.5796926638</text:p>
          </table:table-cell>
          <table:table-cell table:number-columns-repeated="10"/>
        </table:table-row>
        <table:table-row table:style-name="ro1">
          <table:table-cell office:value-type="float" office:value="248.96196269989" calcext:value-type="float">
            <text:p>248.96196269989</text:p>
          </table:table-cell>
          <table:table-cell office:value-type="float" office:value="4.68641328811646" calcext:value-type="float">
            <text:p>4.68641328811646</text:p>
          </table:table-cell>
          <table:table-cell table:formula="of:=100000/[.B68]" office:value-type="float" office:value="21338.2802267086" calcext:value-type="float">
            <text:p>21338.2802267086</text:p>
          </table:table-cell>
          <table:table-cell table:number-columns-repeated="10"/>
        </table:table-row>
        <table:table-row table:style-name="ro1">
          <table:table-cell office:value-type="float" office:value="253.65682387352" calcext:value-type="float">
            <text:p>253.65682387352</text:p>
          </table:table-cell>
          <table:table-cell office:value-type="float" office:value="4.69481420516968" calcext:value-type="float">
            <text:p>4.69481420516968</text:p>
          </table:table-cell>
          <table:table-cell table:formula="of:=100000/[.B69]" office:value-type="float" office:value="21300.0974330114" calcext:value-type="float">
            <text:p>21300.0974330114</text:p>
          </table:table-cell>
          <table:table-cell table:number-columns-repeated="10"/>
        </table:table-row>
        <table:table-row table:style-name="ro1">
          <table:table-cell office:value-type="float" office:value="258.349165916443" calcext:value-type="float">
            <text:p>258.349165916443</text:p>
          </table:table-cell>
          <table:table-cell office:value-type="float" office:value="4.69229292869568" calcext:value-type="float">
            <text:p>4.69229292869568</text:p>
          </table:table-cell>
          <table:table-cell table:formula="of:=100000/[.B70]" office:value-type="float" office:value="21311.5424632701" calcext:value-type="float">
            <text:p>21311.5424632701</text:p>
          </table:table-cell>
          <table:table-cell table:number-columns-repeated="10"/>
        </table:table-row>
        <table:table-row table:style-name="ro1">
          <table:table-cell office:value-type="float" office:value="263.044466018677" calcext:value-type="float">
            <text:p>263.044466018677</text:p>
          </table:table-cell>
          <table:table-cell office:value-type="float" office:value="4.69524884223938" calcext:value-type="float">
            <text:p>4.69524884223938</text:p>
          </table:table-cell>
          <table:table-cell table:formula="of:=100000/[.B71]" office:value-type="float" office:value="21298.1256925896" calcext:value-type="float">
            <text:p>21298.1256925896</text:p>
          </table:table-cell>
          <table:table-cell table:number-columns-repeated="10"/>
        </table:table-row>
        <table:table-row table:style-name="ro1">
          <table:table-cell office:value-type="float" office:value="267.717594146728" calcext:value-type="float">
            <text:p>267.717594146728</text:p>
          </table:table-cell>
          <table:table-cell office:value-type="float" office:value="4.67307996749878" calcext:value-type="float">
            <text:p>4.67307996749878</text:p>
          </table:table-cell>
          <table:table-cell table:formula="of:=100000/[.B72]" office:value-type="float" office:value="21399.1630135797" calcext:value-type="float">
            <text:p>21399.1630135797</text:p>
          </table:table-cell>
          <table:table-cell table:number-columns-repeated="10"/>
        </table:table-row>
        <table:table-row table:style-name="ro1">
          <table:table-cell office:value-type="float" office:value="272.412510156631" calcext:value-type="float">
            <text:p>272.412510156631</text:p>
          </table:table-cell>
          <table:table-cell office:value-type="float" office:value="4.69486904144287" calcext:value-type="float">
            <text:p>4.69486904144287</text:p>
          </table:table-cell>
          <table:table-cell table:formula="of:=100000/[.B73]" office:value-type="float" office:value="21299.8486469533" calcext:value-type="float">
            <text:p>21299.8486469533</text:p>
          </table:table-cell>
          <table:table-cell table:number-columns-repeated="10"/>
        </table:table-row>
        <table:table-row table:style-name="ro1">
          <table:table-cell office:value-type="float" office:value="277.09797334671" calcext:value-type="float">
            <text:p>277.09797334671</text:p>
          </table:table-cell>
          <table:table-cell office:value-type="float" office:value="4.68540024757385" calcext:value-type="float">
            <text:p>4.68540024757385</text:p>
          </table:table-cell>
          <table:table-cell table:formula="of:=100000/[.B74]" office:value-type="float" office:value="21342.8938225248" calcext:value-type="float">
            <text:p>21342.8938225248</text:p>
          </table:table-cell>
          <table:table-cell table:number-columns-repeated="10"/>
        </table:table-row>
        <table:table-row table:style-name="ro1">
          <table:table-cell office:value-type="float" office:value="281.786479949951" calcext:value-type="float">
            <text:p>281.786479949951</text:p>
          </table:table-cell>
          <table:table-cell office:value-type="float" office:value="4.68845939636231" calcext:value-type="float">
            <text:p>4.68845939636231</text:p>
          </table:table-cell>
          <table:table-cell table:formula="of:=100000/[.B75]" office:value-type="float" office:value="21328.9679073659" calcext:value-type="float">
            <text:p>21328.9679073659</text:p>
          </table:table-cell>
          <table:table-cell table:number-columns-repeated="10"/>
        </table:table-row>
        <table:table-row table:style-name="ro1">
          <table:table-cell office:value-type="float" office:value="286.582808971405" calcext:value-type="float">
            <text:p>286.582808971405</text:p>
          </table:table-cell>
          <table:table-cell office:value-type="float" office:value="4.79628038406372" calcext:value-type="float">
            <text:p>4.79628038406372</text:p>
          </table:table-cell>
          <table:table-cell table:formula="of:=100000/[.B76]" office:value-type="float" office:value="20849.4900198627" calcext:value-type="float">
            <text:p>20849.4900198627</text:p>
          </table:table-cell>
          <table:table-cell table:number-columns-repeated="10"/>
        </table:table-row>
        <table:table-row table:style-name="ro1">
          <table:table-cell office:value-type="float" office:value="291.307091474533" calcext:value-type="float">
            <text:p>291.307091474533</text:p>
          </table:table-cell>
          <table:table-cell office:value-type="float" office:value="4.72423267364502" calcext:value-type="float">
            <text:p>4.72423267364502</text:p>
          </table:table-cell>
          <table:table-cell table:formula="of:=100000/[.B77]" office:value-type="float" office:value="21167.4586981856" calcext:value-type="float">
            <text:p>21167.4586981856</text:p>
          </table:table-cell>
          <table:table-cell table:number-columns-repeated="10"/>
        </table:table-row>
        <table:table-row table:style-name="ro1">
          <table:table-cell office:value-type="float" office:value="295.994010210037" calcext:value-type="float">
            <text:p>295.994010210037</text:p>
          </table:table-cell>
          <table:table-cell office:value-type="float" office:value="4.68686413764954" calcext:value-type="float">
            <text:p>4.68686413764954</text:p>
          </table:table-cell>
          <table:table-cell table:formula="of:=100000/[.B78]" office:value-type="float" office:value="21336.2276061516" calcext:value-type="float">
            <text:p>21336.2276061516</text:p>
          </table:table-cell>
          <table:table-cell table:number-columns-repeated="10"/>
        </table:table-row>
        <table:table-row table:style-name="ro1">
          <table:table-cell office:value-type="float" office:value="300.665152549744" calcext:value-type="float">
            <text:p>300.665152549744</text:p>
          </table:table-cell>
          <table:table-cell office:value-type="float" office:value="4.67109370231628" calcext:value-type="float">
            <text:p>4.67109370231628</text:p>
          </table:table-cell>
          <table:table-cell table:formula="of:=100000/[.B79]" office:value-type="float" office:value="21408.2624697536" calcext:value-type="float">
            <text:p>21408.2624697536</text:p>
          </table:table-cell>
          <table:table-cell table:number-columns-repeated="10"/>
        </table:table-row>
        <table:table-row table:style-name="ro1">
          <table:table-cell office:value-type="float" office:value="306.921059608459" calcext:value-type="float">
            <text:p>306.921059608459</text:p>
          </table:table-cell>
          <table:table-cell office:value-type="float" office:value="6.25585722923279" calcext:value-type="float">
            <text:p>6.25585722923279</text:p>
          </table:table-cell>
          <table:table-cell table:formula="of:=100000/[.B80]" office:value-type="float" office:value="15985.0195322095" calcext:value-type="float">
            <text:p>15985.0195322095</text:p>
          </table:table-cell>
          <table:table-cell table:number-columns-repeated="10"/>
        </table:table-row>
        <table:table-row table:style-name="ro1">
          <table:table-cell office:value-type="float" office:value="313.591838121414" calcext:value-type="float">
            <text:p>313.591838121414</text:p>
          </table:table-cell>
          <table:table-cell office:value-type="float" office:value="6.67072796821594" calcext:value-type="float">
            <text:p>6.67072796821594</text:p>
          </table:table-cell>
          <table:table-cell table:formula="of:=100000/[.B81]" office:value-type="float" office:value="14990.8676349074" calcext:value-type="float">
            <text:p>14990.8676349074</text:p>
          </table:table-cell>
          <table:table-cell table:number-columns-repeated="10"/>
        </table:table-row>
        <table:table-row table:style-name="ro1">
          <table:table-cell office:value-type="float" office:value="320.262056112289" calcext:value-type="float">
            <text:p>320.262056112289</text:p>
          </table:table-cell>
          <table:table-cell office:value-type="float" office:value="6.67017006874085" calcext:value-type="float">
            <text:p>6.67017006874085</text:p>
          </table:table-cell>
          <table:table-cell table:formula="of:=100000/[.B82]" office:value-type="float" office:value="14992.1214855737" calcext:value-type="float">
            <text:p>14992.1214855737</text:p>
          </table:table-cell>
          <table:table-cell table:number-columns-repeated="10"/>
        </table:table-row>
        <table:table-row table:style-name="ro1">
          <table:table-cell office:value-type="float" office:value="326.911294460297" calcext:value-type="float">
            <text:p>326.911294460297</text:p>
          </table:table-cell>
          <table:table-cell office:value-type="float" office:value="6.64917588233948" calcext:value-type="float">
            <text:p>6.64917588233948</text:p>
          </table:table-cell>
          <table:table-cell table:formula="of:=100000/[.B83]" office:value-type="float" office:value="15039.4577868822" calcext:value-type="float">
            <text:p>15039.4577868822</text:p>
          </table:table-cell>
          <table:table-cell table:number-columns-repeated="10"/>
        </table:table-row>
        <table:table-row table:style-name="ro1">
          <table:table-cell office:value-type="float" office:value="333.575940132141" calcext:value-type="float">
            <text:p>333.575940132141</text:p>
          </table:table-cell>
          <table:table-cell office:value-type="float" office:value="6.66459703445435" calcext:value-type="float">
            <text:p>6.66459703445435</text:p>
          </table:table-cell>
          <table:table-cell table:formula="of:=100000/[.B84]" office:value-type="float" office:value="15004.6581185665" calcext:value-type="float">
            <text:p>15004.6581185665</text:p>
          </table:table-cell>
          <table:table-cell table:number-columns-repeated="10"/>
        </table:table-row>
        <table:table-row table:style-name="ro1">
          <table:table-cell office:value-type="float" office:value="340.244312763214" calcext:value-type="float">
            <text:p>340.244312763214</text:p>
          </table:table-cell>
          <table:table-cell office:value-type="float" office:value="6.66832208633423" calcext:value-type="float">
            <text:p>6.66832208633423</text:p>
          </table:table-cell>
          <table:table-cell table:formula="of:=100000/[.B85]" office:value-type="float" office:value="14996.2762304082" calcext:value-type="float">
            <text:p>14996.2762304082</text:p>
          </table:table-cell>
          <table:table-cell table:number-columns-repeated="10"/>
        </table:table-row>
        <table:table-row table:style-name="ro1">
          <table:table-cell office:value-type="float" office:value="346.951240062714" calcext:value-type="float">
            <text:p>346.951240062714</text:p>
          </table:table-cell>
          <table:table-cell office:value-type="float" office:value="6.70687198638916" calcext:value-type="float">
            <text:p>6.70687198638916</text:p>
          </table:table-cell>
          <table:table-cell table:formula="of:=100000/[.B86]" office:value-type="float" office:value="14910.0803180587" calcext:value-type="float">
            <text:p>14910.0803180587</text:p>
          </table:table-cell>
          <table:table-cell table:number-columns-repeated="10"/>
        </table:table-row>
        <table:table-row table:style-name="ro1">
          <table:table-cell office:value-type="float" office:value="353.609285593033" calcext:value-type="float">
            <text:p>353.609285593033</text:p>
          </table:table-cell>
          <table:table-cell office:value-type="float" office:value="6.65799784660339" calcext:value-type="float">
            <text:p>6.65799784660339</text:p>
          </table:table-cell>
          <table:table-cell table:formula="of:=100000/[.B87]" office:value-type="float" office:value="15019.5302407638" calcext:value-type="float">
            <text:p>15019.5302407638</text:p>
          </table:table-cell>
          <table:table-cell table:number-columns-repeated="10"/>
        </table:table-row>
        <table:table-row table:style-name="ro1">
          <table:table-cell office:value-type="float" office:value="360.271023035049" calcext:value-type="float">
            <text:p>360.271023035049</text:p>
          </table:table-cell>
          <table:table-cell office:value-type="float" office:value="6.66168832778931" calcext:value-type="float">
            <text:p>6.66168832778931</text:p>
          </table:table-cell>
          <table:table-cell table:formula="of:=100000/[.B88]" office:value-type="float" office:value="15011.209633277" calcext:value-type="float">
            <text:p>15011.209633277</text:p>
          </table:table-cell>
          <table:table-cell table:number-columns-repeated="10"/>
        </table:table-row>
        <table:table-row table:style-name="ro1">
          <table:table-cell office:value-type="float" office:value="366.962690830231" calcext:value-type="float">
            <text:p>366.962690830231</text:p>
          </table:table-cell>
          <table:table-cell office:value-type="float" office:value="6.6916139125824" calcext:value-type="float">
            <text:p>6.6916139125824</text:p>
          </table:table-cell>
          <table:table-cell table:formula="of:=100000/[.B89]" office:value-type="float" office:value="14944.0779618154" calcext:value-type="float">
            <text:p>14944.0779618154</text:p>
          </table:table-cell>
          <table:table-cell table:number-columns-repeated="10"/>
        </table:table-row>
        <table:table-row table:style-name="ro1">
          <table:table-cell office:value-type="float" office:value="373.652419090271" calcext:value-type="float">
            <text:p>373.652419090271</text:p>
          </table:table-cell>
          <table:table-cell office:value-type="float" office:value="6.68966484069824" calcext:value-type="float">
            <text:p>6.68966484069824</text:p>
          </table:table-cell>
          <table:table-cell table:formula="of:=100000/[.B90]" office:value-type="float" office:value="14948.4320038913" calcext:value-type="float">
            <text:p>14948.4320038913</text:p>
          </table:table-cell>
          <table:table-cell table:number-columns-repeated="10"/>
        </table:table-row>
        <table:table-row table:style-name="ro1">
          <table:table-cell office:value-type="float" office:value="380.304876565933" calcext:value-type="float">
            <text:p>380.304876565933</text:p>
          </table:table-cell>
          <table:table-cell office:value-type="float" office:value="6.65240097045898" calcext:value-type="float">
            <text:p>6.65240097045898</text:p>
          </table:table-cell>
          <table:table-cell table:formula="of:=100000/[.B91]" office:value-type="float" office:value="15032.1666484124" calcext:value-type="float">
            <text:p>15032.1666484124</text:p>
          </table:table-cell>
          <table:table-cell table:number-columns-repeated="10"/>
        </table:table-row>
        <table:table-row table:style-name="ro1">
          <table:table-cell office:value-type="float" office:value="387.002596855164" calcext:value-type="float">
            <text:p>387.002596855164</text:p>
          </table:table-cell>
          <table:table-cell office:value-type="float" office:value="6.69767117500305" calcext:value-type="float">
            <text:p>6.69767117500305</text:p>
          </table:table-cell>
          <table:table-cell table:formula="of:=100000/[.B92]" office:value-type="float" office:value="14930.5627862441" calcext:value-type="float">
            <text:p>14930.5627862441</text:p>
          </table:table-cell>
          <table:table-cell table:number-columns-repeated="10"/>
        </table:table-row>
        <table:table-row table:style-name="ro1">
          <table:table-cell office:value-type="float" office:value="393.693757534027" calcext:value-type="float">
            <text:p>393.693757534027</text:p>
          </table:table-cell>
          <table:table-cell office:value-type="float" office:value="6.6911084651947" calcext:value-type="float">
            <text:p>6.6911084651947</text:p>
          </table:table-cell>
          <table:table-cell table:formula="of:=100000/[.B93]" office:value-type="float" office:value="14945.2068398192" calcext:value-type="float">
            <text:p>14945.2068398192</text:p>
          </table:table-cell>
          <table:table-cell table:number-columns-repeated="10"/>
        </table:table-row>
        <table:table-row table:style-name="ro1">
          <table:table-cell office:value-type="float" office:value="400.360383749008" calcext:value-type="float">
            <text:p>400.360383749008</text:p>
          </table:table-cell>
          <table:table-cell office:value-type="float" office:value="6.66656684875488" calcext:value-type="float">
            <text:p>6.66656684875488</text:p>
          </table:table-cell>
          <table:table-cell table:formula="of:=100000/[.B94]" office:value-type="float" office:value="15000.2245936643" calcext:value-type="float">
            <text:p>15000.2245936643</text:p>
          </table:table-cell>
          <table:table-cell table:number-columns-repeated="10"/>
        </table:table-row>
        <table:table-row table:style-name="ro1">
          <table:table-cell office:value-type="float" office:value="408.67653465271" calcext:value-type="float">
            <text:p>408.67653465271</text:p>
          </table:table-cell>
          <table:table-cell office:value-type="float" office:value="8.31609630584717" calcext:value-type="float">
            <text:p>8.31609630584717</text:p>
          </table:table-cell>
          <table:table-cell table:formula="of:=100000/[.B95]" office:value-type="float" office:value="12024.8727674893" calcext:value-type="float">
            <text:p>12024.8727674893</text:p>
          </table:table-cell>
          <table:table-cell table:number-columns-repeated="10"/>
        </table:table-row>
        <table:table-row table:style-name="ro1">
          <table:table-cell office:value-type="float" office:value="417.424783945084" calcext:value-type="float">
            <text:p>417.424783945084</text:p>
          </table:table-cell>
          <table:table-cell office:value-type="float" office:value="8.74819588661194" calcext:value-type="float">
            <text:p>8.74819588661194</text:p>
          </table:table-cell>
          <table:table-cell table:formula="of:=100000/[.B96]" office:value-type="float" office:value="11430.9283075197" calcext:value-type="float">
            <text:p>11430.9283075197</text:p>
          </table:table-cell>
          <table:table-cell table:number-columns-repeated="10"/>
        </table:table-row>
        <table:table-row table:style-name="ro1">
          <table:table-cell office:value-type="float" office:value="426.209992647171" calcext:value-type="float">
            <text:p>426.209992647171</text:p>
          </table:table-cell>
          <table:table-cell office:value-type="float" office:value="8.78513860702515" calcext:value-type="float">
            <text:p>8.78513860702515</text:p>
          </table:table-cell>
          <table:table-cell table:formula="of:=100000/[.B97]" office:value-type="float" office:value="11382.8596762302" calcext:value-type="float">
            <text:p>11382.8596762302</text:p>
          </table:table-cell>
          <table:table-cell table:number-columns-repeated="10"/>
        </table:table-row>
        <table:table-row table:style-name="ro1">
          <table:table-cell office:value-type="float" office:value="434.953375339508" calcext:value-type="float">
            <text:p>434.953375339508</text:p>
          </table:table-cell>
          <table:table-cell office:value-type="float" office:value="8.74331402778626" calcext:value-type="float">
            <text:p>8.74331402778626</text:p>
          </table:table-cell>
          <table:table-cell table:formula="of:=100000/[.B98]" office:value-type="float" office:value="11437.3108048275" calcext:value-type="float">
            <text:p>11437.3108048275</text:p>
          </table:table-cell>
          <table:table-cell table:number-columns-repeated="10"/>
        </table:table-row>
        <table:table-row table:style-name="ro1">
          <table:table-cell office:value-type="float" office:value="443.695731878281" calcext:value-type="float">
            <text:p>443.695731878281</text:p>
          </table:table-cell>
          <table:table-cell office:value-type="float" office:value="8.74227571487427" calcext:value-type="float">
            <text:p>8.74227571487427</text:p>
          </table:table-cell>
          <table:table-cell table:formula="of:=100000/[.B99]" office:value-type="float" office:value="11438.6692048454" calcext:value-type="float">
            <text:p>11438.6692048454</text:p>
          </table:table-cell>
          <table:table-cell table:number-columns-repeated="10"/>
        </table:table-row>
        <table:table-row table:style-name="ro1">
          <table:table-cell office:value-type="float" office:value="452.45042681694" calcext:value-type="float">
            <text:p>452.45042681694</text:p>
          </table:table-cell>
          <table:table-cell office:value-type="float" office:value="8.75464200973511" calcext:value-type="float">
            <text:p>8.75464200973511</text:p>
          </table:table-cell>
          <table:table-cell table:formula="of:=100000/[.B100]" office:value-type="float" office:value="11422.5116102749" calcext:value-type="float">
            <text:p>11422.5116102749</text:p>
          </table:table-cell>
          <table:table-cell table:number-columns-repeated="10"/>
        </table:table-row>
        <table:table-row table:style-name="ro1">
          <table:table-cell office:value-type="float" office:value="461.192021846771" calcext:value-type="float">
            <text:p>461.192021846771</text:p>
          </table:table-cell>
          <table:table-cell office:value-type="float" office:value="8.74153685569763" calcext:value-type="float">
            <text:p>8.74153685569763</text:p>
          </table:table-cell>
          <table:table-cell table:formula="of:=100000/[.B101]" office:value-type="float" office:value="11439.6360332018" calcext:value-type="float">
            <text:p>11439.6360332018</text:p>
          </table:table-cell>
          <table:table-cell table:number-columns-repeated="10"/>
        </table:table-row>
        <table:table-row table:style-name="ro1">
          <table:table-cell office:value-type="float" office:value="469.998836994171" calcext:value-type="float">
            <text:p>469.998836994171</text:p>
          </table:table-cell>
          <table:table-cell office:value-type="float" office:value="8.80674314498901" calcext:value-type="float">
            <text:p>8.80674314498901</text:p>
          </table:table-cell>
          <table:table-cell table:formula="of:=100000/[.B102]" office:value-type="float" office:value="11354.9354572581" calcext:value-type="float">
            <text:p>11354.9354572581</text:p>
          </table:table-cell>
          <table:table-cell table:number-columns-repeated="10"/>
        </table:table-row>
        <table:table-row table:style-name="ro1">
          <table:table-cell office:value-type="float" office:value="478.781320333481" calcext:value-type="float">
            <text:p>478.781320333481</text:p>
          </table:table-cell>
          <table:table-cell office:value-type="float" office:value="8.78242135047913" calcext:value-type="float">
            <text:p>8.78242135047913</text:p>
          </table:table-cell>
          <table:table-cell table:formula="of:=100000/[.B103]" office:value-type="float" office:value="11386.3815011044" calcext:value-type="float">
            <text:p>11386.3815011044</text:p>
          </table:table-cell>
          <table:table-cell table:number-columns-repeated="10"/>
        </table:table-row>
        <table:table-row table:style-name="ro1">
          <table:table-cell office:value-type="float" office:value="487.563370704651" calcext:value-type="float">
            <text:p>487.563370704651</text:p>
          </table:table-cell>
          <table:table-cell office:value-type="float" office:value="8.78200364112854" calcext:value-type="float">
            <text:p>8.78200364112854</text:p>
          </table:table-cell>
          <table:table-cell table:formula="of:=100000/[.B104]" office:value-type="float" office:value="11386.923085715" calcext:value-type="float">
            <text:p>11386.923085715</text:p>
          </table:table-cell>
          <table:table-cell table:number-columns-repeated="10"/>
        </table:table-row>
        <table:table-row table:style-name="ro1">
          <table:table-cell office:value-type="float" office:value="496.337221384048" calcext:value-type="float">
            <text:p>496.337221384048</text:p>
          </table:table-cell>
          <table:table-cell office:value-type="float" office:value="8.77380347251892" calcext:value-type="float">
            <text:p>8.77380347251892</text:p>
          </table:table-cell>
          <table:table-cell table:formula="of:=100000/[.B105]" office:value-type="float" office:value="11397.5655271078" calcext:value-type="float">
            <text:p>11397.5655271078</text:p>
          </table:table-cell>
          <table:table-cell table:number-columns-repeated="10"/>
        </table:table-row>
        <table:table-row table:style-name="ro1">
          <table:table-cell office:value-type="float" office:value="505.926279306412" calcext:value-type="float">
            <text:p>505.926279306412</text:p>
          </table:table-cell>
          <table:table-cell office:value-type="float" office:value="9.58898425102234" calcext:value-type="float">
            <text:p>9.58898425102234</text:p>
          </table:table-cell>
          <table:table-cell table:formula="of:=100000/[.B106]" office:value-type="float" office:value="10428.6332506322" calcext:value-type="float">
            <text:p>10428.6332506322</text:p>
          </table:table-cell>
          <table:table-cell table:number-columns-repeated="10"/>
        </table:table-row>
        <table:table-row table:style-name="ro1">
          <table:table-cell office:value-type="float" office:value="552.8398270607" calcext:value-type="float">
            <text:p>552.8398270607</text:p>
          </table:table-cell>
          <table:table-cell office:value-type="float" office:value="44.9100687503815" calcext:value-type="float">
            <text:p>44.9100687503815</text:p>
          </table:table-cell>
          <table:table-cell table:formula="of:=100000/[.B107]" office:value-type="float" office:value="2226.67216467244" calcext:value-type="float">
            <text:p>2226.67216467244</text:p>
          </table:table-cell>
          <table:table-cell table:number-columns-repeated="10"/>
        </table:table-row>
        <table:table-row table:style-name="ro1">
          <table:table-cell office:value-type="float" office:value="579.099225521088" calcext:value-type="float">
            <text:p>579.099225521088</text:p>
          </table:table-cell>
          <table:table-cell office:value-type="float" office:value="26.2593214511871" calcext:value-type="float">
            <text:p>26.2593214511871</text:p>
          </table:table-cell>
          <table:table-cell table:formula="of:=100000/[.B108]" office:value-type="float" office:value="3808.1715167655" calcext:value-type="float">
            <text:p>3808.1715167655</text:p>
          </table:table-cell>
          <table:table-cell table:number-columns-repeated="10"/>
        </table:table-row>
        <table:table-row table:style-name="ro1">
          <table:table-cell office:value-type="float" office:value="605.50607585907" calcext:value-type="float">
            <text:p>605.50607585907</text:p>
          </table:table-cell>
          <table:table-cell office:value-type="float" office:value="26.4067797660828" calcext:value-type="float">
            <text:p>26.4067797660828</text:p>
          </table:table-cell>
          <table:table-cell table:formula="of:=100000/[.B109]" office:value-type="float" office:value="3786.9062750484" calcext:value-type="float">
            <text:p>3786.9062750484</text:p>
          </table:table-cell>
          <table:table-cell table:number-columns-repeated="10"/>
        </table:table-row>
        <table:table-row table:style-name="ro1">
          <table:table-cell office:value-type="float" office:value="631.764090299606" calcext:value-type="float">
            <text:p>631.764090299606</text:p>
          </table:table-cell>
          <table:table-cell office:value-type="float" office:value="26.2579436302185" calcext:value-type="float">
            <text:p>26.2579436302185</text:p>
          </table:table-cell>
          <table:table-cell table:formula="of:=100000/[.B110]" office:value-type="float" office:value="3808.37134119356" calcext:value-type="float">
            <text:p>3808.37134119356</text:p>
          </table:table-cell>
          <table:table-cell table:number-columns-repeated="10"/>
        </table:table-row>
        <table:table-row table:style-name="ro1">
          <table:table-cell office:value-type="float" office:value="658.03161072731" calcext:value-type="float">
            <text:p>658.03161072731</text:p>
          </table:table-cell>
          <table:table-cell office:value-type="float" office:value="26.2674429416656" calcext:value-type="float">
            <text:p>26.2674429416656</text:p>
          </table:table-cell>
          <table:table-cell table:formula="of:=100000/[.B111]" office:value-type="float" office:value="3806.99408854066" calcext:value-type="float">
            <text:p>3806.99408854066</text:p>
          </table:table-cell>
          <table:table-cell table:number-columns-repeated="10"/>
        </table:table-row>
        <table:table-row table:style-name="ro1">
          <table:table-cell office:value-type="float" office:value="684.303683042526" calcext:value-type="float">
            <text:p>684.303683042526</text:p>
          </table:table-cell>
          <table:table-cell office:value-type="float" office:value="26.2719733715057" calcext:value-type="float">
            <text:p>26.2719733715057</text:p>
          </table:table-cell>
          <table:table-cell table:formula="of:=100000/[.B112]" office:value-type="float" office:value="3806.33759732944" calcext:value-type="float">
            <text:p>3806.33759732944</text:p>
          </table:table-cell>
          <table:table-cell table:number-columns-repeated="10"/>
        </table:table-row>
        <table:table-row table:style-name="ro1">
          <table:table-cell office:value-type="float" office:value="710.698249101639" calcext:value-type="float">
            <text:p>710.698249101639</text:p>
          </table:table-cell>
          <table:table-cell office:value-type="float" office:value="26.3944666385651" calcext:value-type="float">
            <text:p>26.3944666385651</text:p>
          </table:table-cell>
          <table:table-cell table:formula="of:=100000/[.B113]" office:value-type="float" office:value="3788.67288244004" calcext:value-type="float">
            <text:p>3788.67288244004</text:p>
          </table:table-cell>
          <table:table-cell table:number-columns-repeated="10"/>
        </table:table-row>
        <table:table-row table:style-name="ro1">
          <table:table-cell office:value-type="float" office:value="736.968343734741" calcext:value-type="float">
            <text:p>736.968343734741</text:p>
          </table:table-cell>
          <table:table-cell office:value-type="float" office:value="26.2699494361877" calcext:value-type="float">
            <text:p>26.2699494361877</text:p>
          </table:table-cell>
          <table:table-cell table:formula="of:=100000/[.B114]" office:value-type="float" office:value="3806.63085183738" calcext:value-type="float">
            <text:p>3806.63085183738</text:p>
          </table:table-cell>
          <table:table-cell table:number-columns-repeated="10"/>
        </table:table-row>
        <table:table-row table:style-name="ro1">
          <table:table-cell office:value-type="float" office:value="763.237583875656" calcext:value-type="float">
            <text:p>763.237583875656</text:p>
          </table:table-cell>
          <table:table-cell office:value-type="float" office:value="26.2691264152527" calcext:value-type="float">
            <text:p>26.2691264152527</text:p>
          </table:table-cell>
          <table:table-cell table:formula="of:=100000/[.B115]" office:value-type="float" office:value="3806.75011491577" calcext:value-type="float">
            <text:p>3806.75011491577</text:p>
          </table:table-cell>
          <table:table-cell table:number-columns-repeated="10"/>
        </table:table-row>
        <table:table-row table:style-name="ro1">
          <table:table-cell office:value-type="float" office:value="789.495921850205" calcext:value-type="float">
            <text:p>789.495921850205</text:p>
          </table:table-cell>
          <table:table-cell office:value-type="float" office:value="26.2582530975342" calcext:value-type="float">
            <text:p>26.2582530975342</text:p>
          </table:table-cell>
          <table:table-cell table:formula="of:=100000/[.B116]" office:value-type="float" office:value="3808.32645753539" calcext:value-type="float">
            <text:p>3808.32645753539</text:p>
          </table:table-cell>
          <table:table-cell table:number-columns-repeated="10"/>
        </table:table-row>
        <table:table-row table:style-name="ro1">
          <table:table-cell office:value-type="float" office:value="815.877718687058" calcext:value-type="float">
            <text:p>815.877718687058</text:p>
          </table:table-cell>
          <table:table-cell office:value-type="float" office:value="26.381744146347" calcext:value-type="float">
            <text:p>26.381744146347</text:p>
          </table:table-cell>
          <table:table-cell table:formula="of:=100000/[.B117]" office:value-type="float" office:value="3790.49995501706" calcext:value-type="float">
            <text:p>3790.49995501706</text:p>
          </table:table-cell>
          <table:table-cell table:number-columns-repeated="10"/>
        </table:table-row>
        <table:table-row table:style-name="ro1">
          <table:table-cell office:value-type="float" office:value="842.150239467621" calcext:value-type="float">
            <text:p>842.150239467621</text:p>
          </table:table-cell>
          <table:table-cell office:value-type="float" office:value="26.2724411487579" calcext:value-type="float">
            <text:p>26.2724411487579</text:p>
          </table:table-cell>
          <table:table-cell table:formula="of:=100000/[.B118]" office:value-type="float" office:value="3806.26982600464" calcext:value-type="float">
            <text:p>3806.26982600464</text:p>
          </table:table-cell>
          <table:table-cell table:number-columns-repeated="10"/>
        </table:table-row>
        <table:table-row table:style-name="ro1">
          <table:table-cell office:value-type="float" office:value="868.417997837067" calcext:value-type="float">
            <text:p>868.417997837067</text:p>
          </table:table-cell>
          <table:table-cell office:value-type="float" office:value="26.2676465511322" calcext:value-type="float">
            <text:p>26.2676465511322</text:p>
          </table:table-cell>
          <table:table-cell table:formula="of:=100000/[.B119]" office:value-type="float" office:value="3806.96457923406" calcext:value-type="float">
            <text:p>3806.96457923406</text:p>
          </table:table-cell>
          <table:table-cell table:number-columns-repeated="10"/>
        </table:table-row>
        <table:table-row table:style-name="ro1">
          <table:table-cell office:value-type="float" office:value="894.681774139404" calcext:value-type="float">
            <text:p>894.681774139404</text:p>
          </table:table-cell>
          <table:table-cell office:value-type="float" office:value="26.2636983394623" calcext:value-type="float">
            <text:p>26.2636983394623</text:p>
          </table:table-cell>
          <table:table-cell table:formula="of:=100000/[.B120]" office:value-type="float" office:value="3807.53687875503" calcext:value-type="float">
            <text:p>3807.53687875503</text:p>
          </table:table-cell>
          <table:table-cell table:number-columns-repeated="10"/>
        </table:table-row>
        <table:table-row table:style-name="ro1">
          <table:table-cell office:value-type="float" office:value="921.127680778503" calcext:value-type="float">
            <text:p>921.127680778503</text:p>
          </table:table-cell>
          <table:table-cell office:value-type="float" office:value="26.4458384513855" calcext:value-type="float">
            <text:p>26.4458384513855</text:p>
          </table:table-cell>
          <table:table-cell table:formula="of:=100000/[.B121]" office:value-type="float" office:value="3781.31327482117" calcext:value-type="float">
            <text:p>3781.31327482117</text:p>
          </table:table-cell>
          <table:table-cell table:number-columns-repeated="10"/>
        </table:table-row>
        <table:table-row table:style-name="ro1">
          <table:table-cell office:value-type="float" office:value="947.416568517685" calcext:value-type="float">
            <text:p>947.416568517685</text:p>
          </table:table-cell>
          <table:table-cell office:value-type="float" office:value="26.28879737854" calcext:value-type="float">
            <text:p>26.28879737854</text:p>
          </table:table-cell>
          <table:table-cell table:formula="of:=100000/[.B122]" office:value-type="float" office:value="3803.90166047047" calcext:value-type="float">
            <text:p>3803.90166047047</text:p>
          </table:table-cell>
          <table:table-cell table:number-columns-repeated="10"/>
        </table:table-row>
        <table:table-row table:style-name="ro1">
          <table:table-cell office:value-type="float" office:value="973.688061237335" calcext:value-type="float">
            <text:p>973.688061237335</text:p>
          </table:table-cell>
          <table:table-cell office:value-type="float" office:value="26.2714059352875" calcext:value-type="float">
            <text:p>26.2714059352875</text:p>
          </table:table-cell>
          <table:table-cell table:formula="of:=100000/[.B123]" office:value-type="float" office:value="3806.41981043279" calcext:value-type="float">
            <text:p>3806.41981043279</text:p>
          </table:table-cell>
          <table:table-cell table:number-columns-repeated="10"/>
        </table:table-row>
        <table:table-row table:style-name="ro1">
          <table:table-cell office:value-type="float" office:value="999.963062047958" calcext:value-type="float">
            <text:p>999.963062047958</text:p>
          </table:table-cell>
          <table:table-cell office:value-type="float" office:value="26.2749218940735" calcext:value-type="float">
            <text:p>26.2749218940735</text:p>
          </table:table-cell>
          <table:table-cell table:formula="of:=100000/[.B124]" office:value-type="float" office:value="3805.91045724691" calcext:value-type="float">
            <text:p>3805.91045724691</text:p>
          </table:table-cell>
          <table:table-cell table:number-columns-repeated="10"/>
        </table:table-row>
        <table:table-row table:style-name="ro1">
          <table:table-cell office:value-type="float" office:value="1026.28118419647" calcext:value-type="float">
            <text:p>1026.28118419647</text:p>
          </table:table-cell>
          <table:table-cell office:value-type="float" office:value="26.3180341720581" calcext:value-type="float">
            <text:p>26.3180341720581</text:p>
          </table:table-cell>
          <table:table-cell table:formula="of:=100000/[.B125]" office:value-type="float" office:value="3799.67589320065" calcext:value-type="float">
            <text:p>3799.67589320065</text:p>
          </table:table-cell>
          <table:table-cell table:number-columns-repeated="10"/>
        </table:table-row>
      </table:table>
      <table:table table:name="30KB" table:style-name="ta1">
        <table:table-column table:style-name="co1" table:number-columns-repeated="4" table:default-cell-style-name="Default"/>
        <table:table-row table:style-name="ro1">
          <table:table-cell office:value-type="float" office:value="25.6106355190277" calcext:value-type="float">
            <text:p>25.6106355190277</text:p>
          </table:table-cell>
          <table:table-cell/>
          <table:table-cell office:value-type="float" office:value="25.6105642318726" calcext:value-type="float">
            <text:p>25.6105642318726</text:p>
          </table:table-cell>
          <table:table-cell/>
        </table:table-row>
        <table:table-row table:style-name="ro1">
          <table:table-cell office:value-type="float" office:value="51.221629858017" calcext:value-type="float">
            <text:p>51.221629858017</text:p>
          </table:table-cell>
          <table:table-cell/>
          <table:table-cell office:value-type="float" office:value="25.6109294891357" calcext:value-type="float">
            <text:p>25.6109294891357</text:p>
          </table:table-cell>
          <table:table-cell/>
        </table:table-row>
        <table:table-row table:style-name="ro1">
          <table:table-cell office:value-type="float" office:value="76.8408491611481" calcext:value-type="float">
            <text:p>76.8408491611481</text:p>
          </table:table-cell>
          <table:table-cell/>
          <table:table-cell office:value-type="float" office:value="25.6191687583923" calcext:value-type="float">
            <text:p>25.6191687583923</text:p>
          </table:table-cell>
          <table:table-cell/>
        </table:table-row>
        <table:table-row table:style-name="ro1">
          <table:table-cell office:value-type="float" office:value="102.464486837387" calcext:value-type="float">
            <text:p>102.464486837387</text:p>
          </table:table-cell>
          <table:table-cell/>
          <table:table-cell office:value-type="float" office:value="25.6235888004303" calcext:value-type="float">
            <text:p>25.6235888004303</text:p>
          </table:table-cell>
          <table:table-cell/>
        </table:table-row>
        <table:table-row table:style-name="ro1">
          <table:table-cell office:value-type="float" office:value="128.153876304626" calcext:value-type="float">
            <text:p>128.153876304626</text:p>
          </table:table-cell>
          <table:table-cell/>
          <table:table-cell office:value-type="float" office:value="25.6893355846405" calcext:value-type="float">
            <text:p>25.6893355846405</text:p>
          </table:table-cell>
          <table:table-cell/>
        </table:table-row>
        <table:table-row table:style-name="ro1">
          <table:table-cell office:value-type="float" office:value="153.86282658577" calcext:value-type="float">
            <text:p>153.86282658577</text:p>
          </table:table-cell>
          <table:table-cell/>
          <table:table-cell office:value-type="float" office:value="25.7087912559509" calcext:value-type="float">
            <text:p>25.7087912559509</text:p>
          </table:table-cell>
          <table:table-cell/>
        </table:table-row>
        <table:table-row table:style-name="ro1">
          <table:table-cell office:value-type="float" office:value="179.569854259491" calcext:value-type="float">
            <text:p>179.569854259491</text:p>
          </table:table-cell>
          <table:table-cell/>
          <table:table-cell office:value-type="float" office:value="25.70694231987" calcext:value-type="float">
            <text:p>25.70694231987</text:p>
          </table:table-cell>
          <table:table-cell/>
        </table:table-row>
        <table:table-row table:style-name="ro1">
          <table:table-cell office:value-type="float" office:value="205.256972312927" calcext:value-type="float">
            <text:p>205.256972312927</text:p>
          </table:table-cell>
          <table:table-cell/>
          <table:table-cell office:value-type="float" office:value="25.6870491504669" calcext:value-type="float">
            <text:p>25.6870491504669</text:p>
          </table:table-cell>
          <table:table-cell/>
        </table:table-row>
        <table:table-row table:style-name="ro1">
          <table:table-cell office:value-type="float" office:value="230.94655752182" calcext:value-type="float">
            <text:p>230.94655752182</text:p>
          </table:table-cell>
          <table:table-cell/>
          <table:table-cell office:value-type="float" office:value="25.6895265579224" calcext:value-type="float">
            <text:p>25.6895265579224</text:p>
          </table:table-cell>
          <table:table-cell/>
        </table:table-row>
        <table:table-row table:style-name="ro1">
          <table:table-cell office:value-type="float" office:value="256.643362998962" calcext:value-type="float">
            <text:p>256.643362998962</text:p>
          </table:table-cell>
          <table:table-cell/>
          <table:table-cell office:value-type="float" office:value="25.696745634079" calcext:value-type="float">
            <text:p>25.696745634079</text:p>
          </table:table-cell>
          <table:table-cell/>
        </table:table-row>
        <table:table-row table:style-name="ro1">
          <table:table-cell office:value-type="float" office:value="282.32831287384" calcext:value-type="float">
            <text:p>282.32831287384</text:p>
          </table:table-cell>
          <table:table-cell/>
          <table:table-cell office:value-type="float" office:value="25.6848955154419" calcext:value-type="float">
            <text:p>25.6848955154419</text:p>
          </table:table-cell>
          <table:table-cell/>
        </table:table-row>
        <table:table-row table:style-name="ro1">
          <table:table-cell office:value-type="float" office:value="308.025139570236" calcext:value-type="float">
            <text:p>308.025139570236</text:p>
          </table:table-cell>
          <table:table-cell/>
          <table:table-cell office:value-type="float" office:value="25.6967692375183" calcext:value-type="float">
            <text:p>25.6967692375183</text:p>
          </table:table-cell>
          <table:table-cell/>
        </table:table-row>
        <table:table-row table:style-name="ro1">
          <table:table-cell office:value-type="float" office:value="333.71176815033" calcext:value-type="float">
            <text:p>333.71176815033</text:p>
          </table:table-cell>
          <table:table-cell/>
          <table:table-cell office:value-type="float" office:value="25.6865749359131" calcext:value-type="float">
            <text:p>25.6865749359131</text:p>
          </table:table-cell>
          <table:table-cell/>
        </table:table-row>
        <table:table-row table:style-name="ro1">
          <table:table-cell office:value-type="float" office:value="359.405080318451" calcext:value-type="float">
            <text:p>359.405080318451</text:p>
          </table:table-cell>
          <table:table-cell/>
          <table:table-cell office:value-type="float" office:value="25.6932561397552" calcext:value-type="float">
            <text:p>25.6932561397552</text:p>
          </table:table-cell>
          <table:table-cell/>
        </table:table-row>
        <table:table-row table:style-name="ro1">
          <table:table-cell office:value-type="float" office:value="385.092484951019" calcext:value-type="float">
            <text:p>385.092484951019</text:p>
          </table:table-cell>
          <table:table-cell/>
          <table:table-cell office:value-type="float" office:value="25.6873366832733" calcext:value-type="float">
            <text:p>25.6873366832733</text:p>
          </table:table-cell>
          <table:table-cell/>
        </table:table-row>
        <table:table-row table:style-name="ro1">
          <table:table-cell office:value-type="float" office:value="410.823385477066" calcext:value-type="float">
            <text:p>410.823385477066</text:p>
          </table:table-cell>
          <table:table-cell/>
          <table:table-cell office:value-type="float" office:value="25.7308449745178" calcext:value-type="float">
            <text:p>25.7308449745178</text:p>
          </table:table-cell>
          <table:table-cell/>
        </table:table-row>
        <table:table-row table:style-name="ro1">
          <table:table-cell office:value-type="float" office:value="436.510764122009" calcext:value-type="float">
            <text:p>436.510764122009</text:p>
          </table:table-cell>
          <table:table-cell/>
          <table:table-cell office:value-type="float" office:value="25.6873211860657" calcext:value-type="float">
            <text:p>25.6873211860657</text:p>
          </table:table-cell>
          <table:table-cell/>
        </table:table-row>
        <table:table-row table:style-name="ro1">
          <table:table-cell office:value-type="float" office:value="462.201004743576" calcext:value-type="float">
            <text:p>462.201004743576</text:p>
          </table:table-cell>
          <table:table-cell/>
          <table:table-cell office:value-type="float" office:value="25.6901829242706" calcext:value-type="float">
            <text:p>25.6901829242706</text:p>
          </table:table-cell>
          <table:table-cell/>
        </table:table-row>
        <table:table-row table:style-name="ro1">
          <table:table-cell office:value-type="float" office:value="487.916718006134" calcext:value-type="float">
            <text:p>487.916718006134</text:p>
          </table:table-cell>
          <table:table-cell/>
          <table:table-cell office:value-type="float" office:value="25.715653181076" calcext:value-type="float">
            <text:p>25.715653181076</text:p>
          </table:table-cell>
          <table:table-cell/>
        </table:table-row>
        <table:table-row table:style-name="ro1">
          <table:table-cell office:value-type="float" office:value="513.634772777557" calcext:value-type="float">
            <text:p>513.634772777557</text:p>
          </table:table-cell>
          <table:table-cell/>
          <table:table-cell office:value-type="float" office:value="25.7179853916168" calcext:value-type="float">
            <text:p>25.71798539161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91.219084978104" calcext:value-type="float">
            <text:p>791.219084978104</text:p>
          </table:table-cell>
          <table:table-cell/>
          <table:table-cell office:value-type="float" office:value="275.581548452377" calcext:value-type="float">
            <text:p>275.581548452377</text:p>
          </table:table-cell>
          <table:table-cell table:formula="of:=100000/[.C22]" office:value-type="float" office:value="362.868996714709" calcext:value-type="float">
            <text:p>362.868996714709</text:p>
          </table:table-cell>
        </table:table-row>
        <table:table-row table:style-name="ro1">
          <table:table-cell office:value-type="float" office:value="1048.38972520828" calcext:value-type="float">
            <text:p>1048.38972520828</text:p>
          </table:table-cell>
          <table:table-cell/>
          <table:table-cell office:value-type="float" office:value="257.170556783676" calcext:value-type="float">
            <text:p>257.170556783676</text:p>
          </table:table-cell>
          <table:table-cell table:formula="of:=100000/[.C23]" office:value-type="float" office:value="388.84700196888" calcext:value-type="float">
            <text:p>388.84700196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6:29:35.71750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08:08.983592313</meta:creation-date>
    <dc:date>2019-05-16T18:14:47.956972338</dc:date>
    <meta:editing-duration>P1DT17H21M33S</meta:editing-duration>
    <meta:editing-cycles>69</meta:editing-cycles>
    <meta:generator>LibreOffice/6.1.3.1$Linux_X86_64 LibreOffice_project/a9670562c26181ec3afbe381c9ff499ae88c98b7</meta:generator>
    <meta:document-statistic meta:table-count="6" meta:cell-count="304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3.75cm" svg:y="0.643cm" style:legend-expansion="custom" chartooo:width="3.27cm" chartooo:height="1.096cm" style:legend-expansion-aspect-ratio="2.98357664233577" chart:style-name="ch2"/>
        <chart:plot-area chart:style-name="ch3" table:cell-range-address="Sheet1.A1:Sheet1.C12" chart:data-source-has-labels="both" svg:x="1.331cm" svg:y="0.18cm" svg:width="14.349cm" svg:height="7.659cm">
          <chartooo:coordinate-region svg:x="2.508cm" svg:y="0.379cm" svg:width="13.172cm" svg:height="6.813cm"/>
          <chart:axis chart:dimension="x" chart:name="primary-x" chart:style-name="ch4" chartooo:axis-type="auto">
            <chartooo:date-scale/>
            <chart:title svg:x="7.085cm" svg:y="8.019cm" chart:style-name="ch5">
              <text:p>Latency delay (ms)</text:p>
            </chart:title>
            <chart:categories table:cell-range-address="Sheet1.A2:Sheet1.A12"/>
          </chart:axis>
          <chart:axis chart:dimension="y" chart:name="primary-y" chart:style-name="ch6">
            <chart:title svg:x="0.451cm" svg:y="6.17cm" chart:style-name="ch7">
              <text:p>Redis GET throughput (req/s)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bar">
            <chart:data-point chart:repeated="11"/>
          </chart:series>
          <chart:series chart:style-name="ch10" chart:values-cell-range-address="Sheet1.C2:Sheet1.C12" chart:label-cell-address="Sheet1.C1:Sheet1.C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m microserver</text:p>
                <draw:g>
                  <svg:desc>Sheet1.B1:Sheet1.B1</svg:desc>
                </draw:g>
              </table:table-cell>
              <table:table-cell office:value-type="string">
                <text:p>Potato boar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51203.28">
                <text:p>51203.28</text:p>
                <draw:g>
                  <svg:desc>Sheet1.B2:Sheet1.B12</svg:desc>
                </draw:g>
              </table:table-cell>
              <table:table-cell office:value-type="float" office:value="36062.03">
                <text:p>36062.03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821.48">
                <text:p>37821.48</text:p>
              </table:table-cell>
              <table:table-cell office:value-type="float" office:value="28417.16">
                <text:p>28417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644.93">
                <text:p>22644.93</text:p>
              </table:table-cell>
              <table:table-cell office:value-type="float" office:value="18578.12">
                <text:p>18578.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559.36">
                <text:p>15559.36</text:p>
              </table:table-cell>
              <table:table-cell office:value-type="float" office:value="13305.34">
                <text:p>13305.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18.45">
                <text:p>11618.45</text:p>
              </table:table-cell>
              <table:table-cell office:value-type="float" office:value="10406.5">
                <text:p>10406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48.13">
                <text:p>9248.13</text:p>
              </table:table-cell>
              <table:table-cell office:value-type="float" office:value="8538.19">
                <text:p>8538.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77.44">
                <text:p>7777.44</text:p>
              </table:table-cell>
              <table:table-cell office:value-type="float" office:value="7287.86">
                <text:p>7287.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08.93">
                <text:p>6708.93</text:p>
              </table:table-cell>
              <table:table-cell office:value-type="float" office:value="6374.8">
                <text:p>637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14.58">
                <text:p>5914.58</text:p>
              </table:table-cell>
              <table:table-cell office:value-type="float" office:value="5618.86">
                <text:p>5618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65.92">
                <text:p>5265.92</text:p>
              </table:table-cell>
              <table:table-cell office:value-type="float" office:value="5059.11">
                <text:p>5059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69.56">
                <text:p>4769.56</text:p>
              </table:table-cell>
              <table:table-cell office:value-type="float" office:value="4596.62">
                <text:p>459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0.186cm" svg:y="0.508cm" style:legend-expansion="custom" chartooo:width="4.124cm" chartooo:height="1.594cm" style:legend-expansion-aspect-ratio="2.58720200752823" chart:style-name="ch2"/>
        <chart:plot-area chart:style-name="ch3" table:cell-range-address="'redis - 3B'.A1:'redis - 3B'.A199 'redis - 3B'.C2:'redis - 3B'.C199 'redis - 3B'.E1:'redis - 3B'.E1 'redis - 3B'.G2:'redis - 3B'.G158 'redis - 3B'.H1:'redis - 3B'.H1 'redis - 3B'.K2:'redis - 3B'.K111" chart:data-source-has-labels="row" svg:x="0.32cm" svg:y="0.18cm" svg:width="15.36cm" svg:height="8.64cm">
          <chartooo:coordinate-region svg:x="1.497cm" svg:y="0.379cm" svg:width="13.8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dis - 3B'.C2:'redis - 3B'.C199" chart:label-cell-address="'redis - 3B'.A1:'redis - 3B'.A1" chart:class="chart:scatter">
            <chart:domain table:cell-range-address="'redis - 3B'.A2:'redis - 3B'.A199"/>
            <chart:data-point chart:repeated="198"/>
          </chart:series>
          <chart:series chart:style-name="ch7" chart:values-cell-range-address="'redis - 3B'.G2:'redis - 3B'.G158" chart:label-cell-address="'redis - 3B'.E1:'redis - 3B'.E1" chart:class="chart:scatter">
            <chart:domain table:cell-range-address="'redis - 3B'.E2:'redis - 3B'.E158"/>
            <chart:data-point chart:repeated="157"/>
          </chart:series>
          <chart:series chart:style-name="ch8" chart:values-cell-range-address="'redis - 3B'.K2:'redis - 3B'.K111" chart:label-cell-address="'redis - 3B'.H1:'redis - 3B'.H1" chart:class="chart:scatter">
            <chart:domain table:cell-range-address="'redis - 3B'.I2:'redis - 3B'.I111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gration</text:p>
                <draw:g>
                  <svg:desc>'redis - 3B'.A1:'redis - 3B'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No migration atom</text:p>
                <draw:g>
                  <svg:desc>'redis - 3B'.E1:'redis - 3B'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No migration potato</text:p>
                <draw:g>
                  <svg:desc>'redis - 3B'.H1:'redis - 3B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0293030738831">
                <text:p>6.10293030738831</text:p>
                <draw:g>
                  <svg:desc>'redis - 3B'.A2:'redis - 3B'.A199</svg:desc>
                </draw:g>
              </table:table-cell>
              <table:table-cell office:value-type="float" office:value="39777.9311834764">
                <text:p>39777.9311834764</text:p>
                <draw:g>
                  <svg:desc>'redis - 3B'.C2:'redis - 3B'.C199</svg:desc>
                </draw:g>
              </table:table-cell>
              <table:table-cell office:value-type="float" office:value="2.51397323608398">
                <text:p>2.51397323608398</text:p>
                <draw:g>
                  <svg:desc>'redis - 3B'.E2:'redis - 3B'.E158</svg:desc>
                </draw:g>
              </table:table-cell>
              <table:table-cell office:value-type="float" office:value="39777.9311834764">
                <text:p>39777.9311834764</text:p>
                <draw:g>
                  <svg:desc>'redis - 3B'.G2:'redis - 3B'.G158</svg:desc>
                </draw:g>
              </table:table-cell>
              <table:table-cell office:value-type="float" office:value="21.8110854625702">
                <text:p>21.8110854625702</text:p>
                <draw:g>
                  <svg:desc>'redis - 3B'.I2:'redis - 3B'.I111</svg:desc>
                </draw:g>
              </table:table-cell>
              <table:table-cell office:value-type="float" office:value="4584.83035941623">
                <text:p>4584.83035941623</text:p>
                <draw:g>
                  <svg:desc>'redis - 3B'.K2:'redis - 3B'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6304874420166">
                <text:p>8.66304874420166</text:p>
              </table:table-cell>
              <table:table-cell office:value-type="float" office:value="39061.6568802299">
                <text:p>39061.6568802299</text:p>
              </table:table-cell>
              <table:table-cell office:value-type="float" office:value="5.09941697120667">
                <text:p>5.09941697120667</text:p>
              </table:table-cell>
              <table:table-cell office:value-type="float" office:value="38678.8006383292">
                <text:p>38678.8006383292</text:p>
              </table:table-cell>
              <table:table-cell office:value-type="float" office:value="44.2004289627075">
                <text:p>44.2004289627075</text:p>
              </table:table-cell>
              <table:table-cell office:value-type="float" office:value="4466.42624467557">
                <text:p>4466.42624467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043800354004">
                <text:p>11.2043800354004</text:p>
              </table:table-cell>
              <table:table-cell office:value-type="float" office:value="39350.4143409012">
                <text:p>39350.4143409012</text:p>
              </table:table-cell>
              <table:table-cell office:value-type="float" office:value="7.53543400764465">
                <text:p>7.53543400764465</text:p>
              </table:table-cell>
              <table:table-cell office:value-type="float" office:value="41051.2869976781">
                <text:p>41051.2869976781</text:p>
              </table:table-cell>
              <table:table-cell office:value-type="float" office:value="66.0904250144958">
                <text:p>66.0904250144958</text:p>
              </table:table-cell>
              <table:table-cell office:value-type="float" office:value="4568.3061042523">
                <text:p>4568.3061042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200798988342">
                <text:p>13.7200798988342</text:p>
              </table:table-cell>
              <table:table-cell office:value-type="float" office:value="39751.8767989642">
                <text:p>39751.8767989642</text:p>
              </table:table-cell>
              <table:table-cell office:value-type="float" office:value="10.0576593875885">
                <text:p>10.0576593875885</text:p>
              </table:table-cell>
              <table:table-cell office:value-type="float" office:value="39648.1870729431">
                <text:p>39648.1870729431</text:p>
              </table:table-cell>
              <table:table-cell office:value-type="float" office:value="87.6506168842316">
                <text:p>87.6506168842316</text:p>
              </table:table-cell>
              <table:table-cell office:value-type="float" office:value="4638.18728980868">
                <text:p>4638.1872898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1061329841614">
                <text:p>16.1061329841614</text:p>
              </table:table-cell>
              <table:table-cell office:value-type="float" office:value="41911.1330544056">
                <text:p>41911.1330544056</text:p>
              </table:table-cell>
              <table:table-cell office:value-type="float" office:value="12.6670160293579">
                <text:p>12.6670160293579</text:p>
              </table:table-cell>
              <table:table-cell office:value-type="float" office:value="38324.2602304607">
                <text:p>38324.2602304607</text:p>
              </table:table-cell>
              <table:table-cell office:value-type="float" office:value="108.765719890595">
                <text:p>108.765719890595</text:p>
              </table:table-cell>
              <table:table-cell office:value-type="float" office:value="4735.9584577472">
                <text:p>4735.958457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478281974792">
                <text:p>18.5478281974792</text:p>
              </table:table-cell>
              <table:table-cell office:value-type="float" office:value="40956.1563607165">
                <text:p>40956.1563607165</text:p>
              </table:table-cell>
              <table:table-cell office:value-type="float" office:value="15.1835217475891">
                <text:p>15.1835217475891</text:p>
              </table:table-cell>
              <table:table-cell office:value-type="float" office:value="39738.3221240669">
                <text:p>39738.3221240669</text:p>
              </table:table-cell>
              <table:table-cell office:value-type="float" office:value="128.340455532074">
                <text:p>128.340455532074</text:p>
              </table:table-cell>
              <table:table-cell office:value-type="float" office:value="5108.64729109617">
                <text:p>5108.64729109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81200838089">
                <text:p>21.081200838089</text:p>
              </table:table-cell>
              <table:table-cell office:value-type="float" office:value="39473.85188026">
                <text:p>39473.85188026</text:p>
              </table:table-cell>
              <table:table-cell office:value-type="float" office:value="17.7251486778259">
                <text:p>17.7251486778259</text:p>
              </table:table-cell>
              <table:table-cell office:value-type="float" office:value="39345.7152347781">
                <text:p>39345.7152347781</text:p>
              </table:table-cell>
              <table:table-cell office:value-type="float" office:value="147.903193473816">
                <text:p>147.903193473816</text:p>
              </table:table-cell>
              <table:table-cell office:value-type="float" office:value="5111.77959447976">
                <text:p>5111.77959447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313965320587">
                <text:p>23.6313965320587</text:p>
              </table:table-cell>
              <table:table-cell office:value-type="float" office:value="39213.4651934667">
                <text:p>39213.4651934667</text:p>
              </table:table-cell>
              <table:table-cell office:value-type="float" office:value="20.2659249305725">
                <text:p>20.2659249305725</text:p>
              </table:table-cell>
              <table:table-cell office:value-type="float" office:value="39358.7891358848">
                <text:p>39358.7891358848</text:p>
              </table:table-cell>
              <table:table-cell office:value-type="float" office:value="167.498718500137">
                <text:p>167.498718500137</text:p>
              </table:table-cell>
              <table:table-cell office:value-type="float" office:value="5103.22408524799">
                <text:p>5103.2240852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250940799713">
                <text:p>26.2250940799713</text:p>
              </table:table-cell>
              <table:table-cell office:value-type="float" office:value="38555.7337247582">
                <text:p>38555.7337247582</text:p>
              </table:table-cell>
              <table:table-cell office:value-type="float" office:value="22.7738032341003">
                <text:p>22.7738032341003</text:p>
              </table:table-cell>
              <table:table-cell office:value-type="float" office:value="39875.1846969487">
                <text:p>39875.1846969487</text:p>
              </table:table-cell>
              <table:table-cell office:value-type="float" office:value="188.067029714584">
                <text:p>188.067029714584</text:p>
              </table:table-cell>
              <table:table-cell office:value-type="float" office:value="4861.86984579461">
                <text:p>4861.86984579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149390697479">
                <text:p>29.0149390697479</text:p>
              </table:table-cell>
              <table:table-cell office:value-type="float" office:value="35845.1002256864">
                <text:p>35845.1002256864</text:p>
              </table:table-cell>
              <table:table-cell office:value-type="float" office:value="25.3679676055908">
                <text:p>25.3679676055908</text:p>
              </table:table-cell>
              <table:table-cell office:value-type="float" office:value="38548.685602558">
                <text:p>38548.685602558</text:p>
              </table:table-cell>
              <table:table-cell office:value-type="float" office:value="207.470021009445">
                <text:p>207.470021009445</text:p>
              </table:table-cell>
              <table:table-cell office:value-type="float" office:value="5153.86312041704">
                <text:p>5153.86312041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680079460144">
                <text:p>31.680079460144</text:p>
              </table:table-cell>
              <table:table-cell office:value-type="float" office:value="37522.1502408973">
                <text:p>37522.1502408973</text:p>
              </table:table-cell>
              <table:table-cell office:value-type="float" office:value="27.8998005390167">
                <text:p>27.8998005390167</text:p>
              </table:table-cell>
              <table:table-cell office:value-type="float" office:value="39497.7314934664">
                <text:p>39497.7314934664</text:p>
              </table:table-cell>
              <table:table-cell office:value-type="float" office:value="225.106981277466">
                <text:p>225.106981277466</text:p>
              </table:table-cell>
              <table:table-cell office:value-type="float" office:value="5669.92714766314">
                <text:p>5669.92714766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1943316459656">
                <text:p>34.1943316459656</text:p>
              </table:table-cell>
              <table:table-cell office:value-type="float" office:value="39774.0308437865">
                <text:p>39774.0308437865</text:p>
              </table:table-cell>
              <table:table-cell office:value-type="float" office:value="30.1985657215118">
                <text:p>30.1985657215118</text:p>
              </table:table-cell>
              <table:table-cell office:value-type="float" office:value="43502.4054754711">
                <text:p>43502.4054754711</text:p>
              </table:table-cell>
              <table:table-cell office:value-type="float" office:value="242.909821748733">
                <text:p>242.909821748733</text:p>
              </table:table-cell>
              <table:table-cell office:value-type="float" office:value="5617.0972690873">
                <text:p>5617.097269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936153411865">
                <text:p>36.7936153411865</text:p>
              </table:table-cell>
              <table:table-cell office:value-type="float" office:value="38472.8786781405">
                <text:p>38472.8786781405</text:p>
              </table:table-cell>
              <table:table-cell office:value-type="float" office:value="32.6098735332489">
                <text:p>32.6098735332489</text:p>
              </table:table-cell>
              <table:table-cell office:value-type="float" office:value="41471.9764087635">
                <text:p>41471.9764087635</text:p>
              </table:table-cell>
              <table:table-cell office:value-type="float" office:value="260.832707643509">
                <text:p>260.832707643509</text:p>
              </table:table-cell>
              <table:table-cell office:value-type="float" office:value="5579.48369545334">
                <text:p>5579.48369545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4630062580109">
                <text:p>39.4630062580109</text:p>
              </table:table-cell>
              <table:table-cell office:value-type="float" office:value="37462.4420240614">
                <text:p>37462.4420240614</text:p>
              </table:table-cell>
              <table:table-cell office:value-type="float" office:value="35.1466345787048">
                <text:p>35.1466345787048</text:p>
              </table:table-cell>
              <table:table-cell office:value-type="float" office:value="39421.0099317956">
                <text:p>39421.0099317956</text:p>
              </table:table-cell>
              <table:table-cell office:value-type="float" office:value="279.222613573074">
                <text:p>279.222613573074</text:p>
              </table:table-cell>
              <table:table-cell office:value-type="float" office:value="5437.78919302302">
                <text:p>5437.78919302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2174010276794">
                <text:p>42.2174010276794</text:p>
              </table:table-cell>
              <table:table-cell office:value-type="float" office:value="36306.2700988984">
                <text:p>36306.2700988984</text:p>
              </table:table-cell>
              <table:table-cell office:value-type="float" office:value="37.9254424571991">
                <text:p>37.9254424571991</text:p>
              </table:table-cell>
              <table:table-cell office:value-type="float" office:value="35987.3804475875">
                <text:p>35987.3804475875</text:p>
              </table:table-cell>
              <table:table-cell office:value-type="float" office:value="296.988961696625">
                <text:p>296.988961696625</text:p>
              </table:table-cell>
              <table:table-cell office:value-type="float" office:value="5628.6356603031">
                <text:p>5628.635660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992109298706">
                <text:p>44.8992109298706</text:p>
              </table:table-cell>
              <table:table-cell office:value-type="float" office:value="37288.9501929879">
                <text:p>37288.9501929879</text:p>
              </table:table-cell>
              <table:table-cell office:value-type="float" office:value="40.1690800189972">
                <text:p>40.1690800189972</text:p>
              </table:table-cell>
              <table:table-cell office:value-type="float" office:value="44571.3169614513">
                <text:p>44571.3169614513</text:p>
              </table:table-cell>
              <table:table-cell office:value-type="float" office:value="313.540088176727">
                <text:p>313.540088176727</text:p>
              </table:table-cell>
              <table:table-cell office:value-type="float" office:value="6041.91015679667">
                <text:p>6041.9101567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486349105835">
                <text:p>47.486349105835</text:p>
              </table:table-cell>
              <table:table-cell office:value-type="float" office:value="38653.7240449472">
                <text:p>38653.7240449472</text:p>
              </table:table-cell>
              <table:table-cell office:value-type="float" office:value="42.7273709774017">
                <text:p>42.7273709774017</text:p>
              </table:table-cell>
              <table:table-cell office:value-type="float" office:value="39089.4696277077">
                <text:p>39089.4696277077</text:p>
              </table:table-cell>
              <table:table-cell office:value-type="float" office:value="329.615702152252">
                <text:p>329.615702152252</text:p>
              </table:table-cell>
              <table:table-cell office:value-type="float" office:value="6220.62602370008">
                <text:p>6220.6260237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0845937728882">
                <text:p>50.0845937728882</text:p>
              </table:table-cell>
              <table:table-cell office:value-type="float" office:value="38488.2288145641">
                <text:p>38488.2288145641</text:p>
              </table:table-cell>
              <table:table-cell office:value-type="float" office:value="45.3194644451141">
                <text:p>45.3194644451141</text:p>
              </table:table-cell>
              <table:table-cell office:value-type="float" office:value="38579.5228774522">
                <text:p>38579.5228774522</text:p>
              </table:table-cell>
              <table:table-cell office:value-type="float" office:value="346.255294322968">
                <text:p>346.255294322968</text:p>
              </table:table-cell>
              <table:table-cell office:value-type="float" office:value="6009.79152478209">
                <text:p>6009.79152478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809992790222">
                <text:p>52.6809992790222</text:p>
              </table:table-cell>
              <table:table-cell office:value-type="float" office:value="38515.5242401105">
                <text:p>38515.5242401105</text:p>
              </table:table-cell>
              <table:table-cell office:value-type="float" office:value="47.8902566432953">
                <text:p>47.8902566432953</text:p>
              </table:table-cell>
              <table:table-cell office:value-type="float" office:value="38899.1467570303">
                <text:p>38899.1467570303</text:p>
              </table:table-cell>
              <table:table-cell office:value-type="float" office:value="361.899107456207">
                <text:p>361.899107456207</text:p>
              </table:table-cell>
              <table:table-cell office:value-type="float" office:value="6392.33341360001">
                <text:p>6392.3334136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1639873981476">
                <text:p>55.1639873981476</text:p>
              </table:table-cell>
              <table:table-cell office:value-type="float" office:value="40274.8361492788">
                <text:p>40274.8361492788</text:p>
              </table:table-cell>
              <table:table-cell office:value-type="float" office:value="50.5052051544189">
                <text:p>50.5052051544189</text:p>
              </table:table-cell>
              <table:table-cell office:value-type="float" office:value="38242.2844215562">
                <text:p>38242.2844215562</text:p>
              </table:table-cell>
              <table:table-cell office:value-type="float" office:value="377.653614759445">
                <text:p>377.653614759445</text:p>
              </table:table-cell>
              <table:table-cell office:value-type="float" office:value="6347.41743454409">
                <text:p>6347.417434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076263427734">
                <text:p>57.7076263427734</text:p>
              </table:table-cell>
              <table:table-cell office:value-type="float" office:value="39314.5184723602">
                <text:p>39314.5184723602</text:p>
              </table:table-cell>
              <table:table-cell office:value-type="float" office:value="52.8336672782898">
                <text:p>52.8336672782898</text:p>
              </table:table-cell>
              <table:table-cell office:value-type="float" office:value="42947.7862809278">
                <text:p>42947.7862809278</text:p>
              </table:table-cell>
              <table:table-cell office:value-type="float" office:value="393.357402324676">
                <text:p>393.357402324676</text:p>
              </table:table-cell>
              <table:table-cell office:value-type="float" office:value="6367.92107289478">
                <text:p>6367.92107289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3836562633514">
                <text:p>60.3836562633514</text:p>
              </table:table-cell>
              <table:table-cell office:value-type="float" office:value="37369.4857942988">
                <text:p>37369.4857942988</text:p>
              </table:table-cell>
              <table:table-cell office:value-type="float" office:value="55.2979261875153">
                <text:p>55.2979261875153</text:p>
              </table:table-cell>
              <table:table-cell office:value-type="float" office:value="40580.8307882657">
                <text:p>40580.8307882657</text:p>
              </table:table-cell>
              <table:table-cell office:value-type="float" office:value="408.136749744415">
                <text:p>408.136749744415</text:p>
              </table:table-cell>
              <table:table-cell office:value-type="float" office:value="6766.22851978975">
                <text:p>6766.22851978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1669149398804">
                <text:p>63.1669149398804</text:p>
              </table:table-cell>
              <table:table-cell office:value-type="float" office:value="35929.7445369587">
                <text:p>35929.7445369587</text:p>
              </table:table-cell>
              <table:table-cell office:value-type="float" office:value="57.8510527610779">
                <text:p>57.8510527610779</text:p>
              </table:table-cell>
              <table:table-cell office:value-type="float" office:value="39168.2916345151">
                <text:p>39168.2916345151</text:p>
              </table:table-cell>
              <table:table-cell office:value-type="float" office:value="421.791211843491">
                <text:p>421.791211843491</text:p>
              </table:table-cell>
              <table:table-cell office:value-type="float" office:value="7323.64806551232">
                <text:p>7323.6480655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7740392684937">
                <text:p>65.7740392684937</text:p>
              </table:table-cell>
              <table:table-cell office:value-type="float" office:value="38357.3875738571">
                <text:p>38357.3875738571</text:p>
              </table:table-cell>
              <table:table-cell office:value-type="float" office:value="60.4175369739532">
                <text:p>60.4175369739532</text:p>
              </table:table-cell>
              <table:table-cell office:value-type="float" office:value="38964.4711397685">
                <text:p>38964.4711397685</text:p>
              </table:table-cell>
              <table:table-cell office:value-type="float" office:value="435.455655813217">
                <text:p>435.455655813217</text:p>
              </table:table-cell>
              <table:table-cell office:value-type="float" office:value="7318.29390444782">
                <text:p>7318.29390444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2969920635223">
                <text:p>68.2969920635223</text:p>
              </table:table-cell>
              <table:table-cell office:value-type="float" office:value="39636.8716773215">
                <text:p>39636.8716773215</text:p>
              </table:table-cell>
              <table:table-cell office:value-type="float" office:value="63.2397904396057">
                <text:p>63.2397904396057</text:p>
              </table:table-cell>
              <table:table-cell office:value-type="float" office:value="35433.2533284695">
                <text:p>35433.2533284695</text:p>
              </table:table-cell>
              <table:table-cell office:value-type="float" office:value="448.885855436325">
                <text:p>448.885855436325</text:p>
              </table:table-cell>
              <table:table-cell office:value-type="float" office:value="7445.92817667688">
                <text:p>7445.92817667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4779071808">
                <text:p>71.2784779071808</text:p>
              </table:table-cell>
              <table:table-cell office:value-type="float" office:value="33540.8788016938">
                <text:p>33540.8788016938</text:p>
              </table:table-cell>
              <table:table-cell office:value-type="float" office:value="65.8601372241974">
                <text:p>65.8601372241974</text:p>
              </table:table-cell>
              <table:table-cell office:value-type="float" office:value="38163.5404827675">
                <text:p>38163.5404827675</text:p>
              </table:table-cell>
              <table:table-cell office:value-type="float" office:value="462.31103682518">
                <text:p>462.31103682518</text:p>
              </table:table-cell>
              <table:table-cell office:value-type="float" office:value="7448.71459315511">
                <text:p>7448.7145931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8173654079437">
                <text:p>73.8173654079437</text:p>
              </table:table-cell>
              <table:table-cell office:value-type="float" office:value="39388.099420603">
                <text:p>39388.099420603</text:p>
              </table:table-cell>
              <table:table-cell office:value-type="float" office:value="68.4988791942596">
                <text:p>68.4988791942596</text:p>
              </table:table-cell>
              <table:table-cell office:value-type="float" office:value="37897.4528053242">
                <text:p>37897.4528053242</text:p>
              </table:table-cell>
              <table:table-cell office:value-type="float" office:value="475.950857400894">
                <text:p>475.950857400894</text:p>
              </table:table-cell>
              <table:table-cell office:value-type="float" office:value="7331.51036555681">
                <text:p>7331.51036555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5704770088196">
                <text:p>76.5704770088196</text:p>
              </table:table-cell>
              <table:table-cell office:value-type="float" office:value="36323.2171758779">
                <text:p>36323.2171758779</text:p>
              </table:table-cell>
              <table:table-cell office:value-type="float" office:value="71.0103628635406">
                <text:p>71.0103628635406</text:p>
              </table:table-cell>
              <table:table-cell office:value-type="float" office:value="39817.7515821995">
                <text:p>39817.7515821995</text:p>
              </table:table-cell>
              <table:table-cell office:value-type="float" office:value="489.601780414581">
                <text:p>489.601780414581</text:p>
              </table:table-cell>
              <table:table-cell office:value-type="float" office:value="7325.54792663945">
                <text:p>7325.5479266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3613185882568">
                <text:p>79.3613185882568</text:p>
              </table:table-cell>
              <table:table-cell office:value-type="float" office:value="35832.1376626649">
                <text:p>35832.1376626649</text:p>
              </table:table-cell>
              <table:table-cell office:value-type="float" office:value="73.7980735301971">
                <text:p>73.7980735301971</text:p>
              </table:table-cell>
              <table:table-cell office:value-type="float" office:value="35872.3205579597">
                <text:p>35872.3205579597</text:p>
              </table:table-cell>
              <table:table-cell office:value-type="float" office:value="502.99490737915">
                <text:p>502.99490737915</text:p>
              </table:table-cell>
              <table:table-cell office:value-type="float" office:value="7466.552394327">
                <text:p>7466.552394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0066590309143">
                <text:p>82.0066590309143</text:p>
              </table:table-cell>
              <table:table-cell office:value-type="float" office:value="37803.0162168954">
                <text:p>37803.0162168954</text:p>
              </table:table-cell>
              <table:table-cell office:value-type="float" office:value="76.4082670211792">
                <text:p>76.4082670211792</text:p>
              </table:table-cell>
              <table:table-cell office:value-type="float" office:value="38311.9169650758">
                <text:p>38311.9169650758</text:p>
              </table:table-cell>
              <table:table-cell office:value-type="float" office:value="514.64749121666">
                <text:p>514.64749121666</text:p>
              </table:table-cell>
              <table:table-cell office:value-type="float" office:value="8581.83540451104">
                <text:p>8581.83540451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5192143917084">
                <text:p>84.5192143917084</text:p>
              </table:table-cell>
              <table:table-cell office:value-type="float" office:value="39800.9111793263">
                <text:p>39800.9111793263</text:p>
              </table:table-cell>
              <table:table-cell office:value-type="float" office:value="78.9066638946533">
                <text:p>78.9066638946533</text:p>
              </table:table-cell>
              <table:table-cell office:value-type="float" office:value="40026.3234640701">
                <text:p>40026.3234640701</text:p>
              </table:table-cell>
              <table:table-cell office:value-type="float" office:value="526.394190788269">
                <text:p>526.394190788269</text:p>
              </table:table-cell>
              <table:table-cell office:value-type="float" office:value="8513.09308733562">
                <text:p>8513.09308733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0745191574097">
                <text:p>87.0745191574097</text:p>
              </table:table-cell>
              <table:table-cell office:value-type="float" office:value="39135.0529861781">
                <text:p>39135.0529861781</text:p>
              </table:table-cell>
              <table:table-cell office:value-type="float" office:value="81.4249088764191">
                <text:p>81.4249088764191</text:p>
              </table:table-cell>
              <table:table-cell office:value-type="float" office:value="39710.8494693912">
                <text:p>39710.8494693912</text:p>
              </table:table-cell>
              <table:table-cell office:value-type="float" office:value="538.120623826981">
                <text:p>538.120623826981</text:p>
              </table:table-cell>
              <table:table-cell office:value-type="float" office:value="8527.79439623821">
                <text:p>8527.79439623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6595783233643">
                <text:p>89.6595783233643</text:p>
              </table:table-cell>
              <table:table-cell office:value-type="float" office:value="38684.5798152885">
                <text:p>38684.5798152885</text:p>
              </table:table-cell>
              <table:table-cell office:value-type="float" office:value="84.0326755046845">
                <text:p>84.0326755046845</text:p>
              </table:table-cell>
              <table:table-cell office:value-type="float" office:value="38347.5997276183">
                <text:p>38347.5997276183</text:p>
              </table:table-cell>
              <table:table-cell office:value-type="float" office:value="549.77134680748">
                <text:p>549.77134680748</text:p>
              </table:table-cell>
              <table:table-cell office:value-type="float" office:value="8583.20698372746">
                <text:p>8583.20698372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71058511734">
                <text:p>92.571058511734</text:p>
              </table:table-cell>
              <table:table-cell office:value-type="float" office:value="34347.392387404">
                <text:p>34347.392387404</text:p>
              </table:table-cell>
              <table:table-cell office:value-type="float" office:value="86.2963659763336">
                <text:p>86.2963659763336</text:p>
              </table:table-cell>
              <table:table-cell office:value-type="float" office:value="44176.6605518271">
                <text:p>44176.6605518271</text:p>
              </table:table-cell>
              <table:table-cell office:value-type="float" office:value="561.507789611816">
                <text:p>561.507789611816</text:p>
              </table:table-cell>
              <table:table-cell office:value-type="float" office:value="8520.51425153834">
                <text:p>8520.51425153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3662819862366">
                <text:p>95.3662819862366</text:p>
              </table:table-cell>
              <table:table-cell office:value-type="float" office:value="35776.1388061342">
                <text:p>35776.1388061342</text:p>
              </table:table-cell>
              <table:table-cell office:value-type="float" office:value="88.8376867771149">
                <text:p>88.8376867771149</text:p>
              </table:table-cell>
              <table:table-cell office:value-type="float" office:value="39350.259285716">
                <text:p>39350.259285716</text:p>
              </table:table-cell>
              <table:table-cell office:value-type="float" office:value="573.365767240524">
                <text:p>573.365767240524</text:p>
              </table:table-cell>
              <table:table-cell office:value-type="float" office:value="8433.18666804595">
                <text:p>8433.18666804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7037377357483">
                <text:p>97.7037377357483</text:p>
              </table:table-cell>
              <table:table-cell office:value-type="float" office:value="42782.7018633098">
                <text:p>42782.7018633098</text:p>
              </table:table-cell>
              <table:table-cell office:value-type="float" office:value="91.3194534778595">
                <text:p>91.3194534778595</text:p>
              </table:table-cell>
              <table:table-cell office:value-type="float" office:value="40294.5612913768">
                <text:p>40294.5612913768</text:p>
              </table:table-cell>
              <table:table-cell office:value-type="float" office:value="584.972006797791">
                <text:p>584.972006797791</text:p>
              </table:table-cell>
              <table:table-cell office:value-type="float" office:value="8616.09956613255">
                <text:p>8616.09956613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.237704277039">
                <text:p>100.237704277039</text:p>
              </table:table-cell>
              <table:table-cell office:value-type="float" office:value="39464.5851249809">
                <text:p>39464.5851249809</text:p>
              </table:table-cell>
              <table:table-cell office:value-type="float" office:value="93.7718462944031">
                <text:p>93.7718462944031</text:p>
              </table:table-cell>
              <table:table-cell office:value-type="float" office:value="40777.1756920705">
                <text:p>40777.1756920705</text:p>
              </table:table-cell>
              <table:table-cell office:value-type="float" office:value="596.754816532135">
                <text:p>596.754816532135</text:p>
              </table:table-cell>
              <table:table-cell office:value-type="float" office:value="8486.97389457235">
                <text:p>8486.9738945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319507360458">
                <text:p>103.319507360458</text:p>
              </table:table-cell>
              <table:table-cell office:value-type="float" office:value="32449.0762818313">
                <text:p>32449.0762818313</text:p>
              </table:table-cell>
              <table:table-cell office:value-type="float" office:value="96.232364654541">
                <text:p>96.232364654541</text:p>
              </table:table-cell>
              <table:table-cell office:value-type="float" office:value="40642.5475700881">
                <text:p>40642.5475700881</text:p>
              </table:table-cell>
              <table:table-cell office:value-type="float" office:value="607.25806760788">
                <text:p>607.25806760788</text:p>
              </table:table-cell>
              <table:table-cell office:value-type="float" office:value="9520.91953522034">
                <text:p>9520.91953522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406885623932">
                <text:p>106.406885623932</text:p>
              </table:table-cell>
              <table:table-cell office:value-type="float" office:value="32390.468841608">
                <text:p>32390.468841608</text:p>
              </table:table-cell>
              <table:table-cell office:value-type="float" office:value="98.9234910011292">
                <text:p>98.9234910011292</text:p>
              </table:table-cell>
              <table:table-cell office:value-type="float" office:value="37159.761216668">
                <text:p>37159.761216668</text:p>
              </table:table-cell>
              <table:table-cell office:value-type="float" office:value="616.916065216064">
                <text:p>616.916065216064</text:p>
              </table:table-cell>
              <table:table-cell office:value-type="float" office:value="10354.2064420368">
                <text:p>10354.2064420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457087039948">
                <text:p>109.457087039948</text:p>
              </table:table-cell>
              <table:table-cell office:value-type="float" office:value="32785.2634903066">
                <text:p>32785.2634903066</text:p>
              </table:table-cell>
              <table:table-cell office:value-type="float" office:value="101.891772508621">
                <text:p>101.891772508621</text:p>
              </table:table-cell>
              <table:table-cell office:value-type="float" office:value="33690.0330353661">
                <text:p>33690.0330353661</text:p>
              </table:table-cell>
              <table:table-cell office:value-type="float" office:value="626.720533370972">
                <text:p>626.720533370972</text:p>
              </table:table-cell>
              <table:table-cell office:value-type="float" office:value="10199.4978339432">
                <text:p>10199.4978339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557777166367">
                <text:p>112.557777166367</text:p>
              </table:table-cell>
              <table:table-cell office:value-type="float" office:value="32251.4278719184">
                <text:p>32251.4278719184</text:p>
              </table:table-cell>
              <table:table-cell office:value-type="float" office:value="104.948697328568">
                <text:p>104.948697328568</text:p>
              </table:table-cell>
              <table:table-cell office:value-type="float" office:value="32713.0956691983">
                <text:p>32713.0956691983</text:p>
              </table:table-cell>
              <table:table-cell office:value-type="float" office:value="636.374851703644">
                <text:p>636.374851703644</text:p>
              </table:table-cell>
              <table:table-cell office:value-type="float" office:value="10358.1289477781">
                <text:p>10358.1289477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49005651474">
                <text:p>115.649005651474</text:p>
              </table:table-cell>
              <table:table-cell office:value-type="float" office:value="32350.132329755">
                <text:p>32350.132329755</text:p>
              </table:table-cell>
              <table:table-cell office:value-type="float" office:value="107.968979358673">
                <text:p>107.968979358673</text:p>
              </table:table-cell>
              <table:table-cell office:value-type="float" office:value="33110.052711741">
                <text:p>33110.052711741</text:p>
              </table:table-cell>
              <table:table-cell office:value-type="float" office:value="646.023685455322">
                <text:p>646.023685455322</text:p>
              </table:table-cell>
              <table:table-cell office:value-type="float" office:value="10364.0170014886">
                <text:p>10364.0170014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764881134033">
                <text:p>118.764881134033</text:p>
              </table:table-cell>
              <table:table-cell office:value-type="float" office:value="32094.1998261652">
                <text:p>32094.1998261652</text:p>
              </table:table-cell>
              <table:table-cell office:value-type="float" office:value="111.002448558807">
                <text:p>111.002448558807</text:p>
              </table:table-cell>
              <table:table-cell office:value-type="float" office:value="32966.0357332529">
                <text:p>32966.0357332529</text:p>
              </table:table-cell>
              <table:table-cell office:value-type="float" office:value="655.598002195358">
                <text:p>655.598002195358</text:p>
              </table:table-cell>
              <table:table-cell office:value-type="float" office:value="10444.6831501073">
                <text:p>10444.683150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.918283700943">
                <text:p>121.918283700943</text:p>
              </table:table-cell>
              <table:table-cell office:value-type="float" office:value="31712.2832262649">
                <text:p>31712.2832262649</text:p>
              </table:table-cell>
              <table:table-cell office:value-type="float" office:value="114.067918300629">
                <text:p>114.067918300629</text:p>
              </table:table-cell>
              <table:table-cell office:value-type="float" office:value="32621.897226383">
                <text:p>32621.897226383</text:p>
              </table:table-cell>
              <table:table-cell office:value-type="float" office:value="665.271228075028">
                <text:p>665.271228075028</text:p>
              </table:table-cell>
              <table:table-cell office:value-type="float" office:value="10337.8787125921">
                <text:p>10337.8787125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.014573812485">
                <text:p>125.014573812485</text:p>
              </table:table-cell>
              <table:table-cell office:value-type="float" office:value="32297.2225631725">
                <text:p>32297.2225631725</text:p>
              </table:table-cell>
              <table:table-cell office:value-type="float" office:value="117.126528501511">
                <text:p>117.126528501511</text:p>
              </table:table-cell>
              <table:table-cell office:value-type="float" office:value="32695.0313312469">
                <text:p>32695.0313312469</text:p>
              </table:table-cell>
              <table:table-cell office:value-type="float" office:value="674.86296248436">
                <text:p>674.86296248436</text:p>
              </table:table-cell>
              <table:table-cell office:value-type="float" office:value="10425.7118096185">
                <text:p>10425.711809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208163976669">
                <text:p>128.208163976669</text:p>
              </table:table-cell>
              <table:table-cell office:value-type="float" office:value="31313.2009171102">
                <text:p>31313.2009171102</text:p>
              </table:table-cell>
              <table:table-cell office:value-type="float" office:value="120.216231584549">
                <text:p>120.216231584549</text:p>
              </table:table-cell>
              <table:table-cell office:value-type="float" office:value="32366.0390805871">
                <text:p>32366.0390805871</text:p>
              </table:table-cell>
              <table:table-cell office:value-type="float" office:value="684.439398765564">
                <text:p>684.439398765564</text:p>
              </table:table-cell>
              <table:table-cell office:value-type="float" office:value="10442.3576457402">
                <text:p>10442.357645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297758102417">
                <text:p>131.297758102417</text:p>
              </table:table-cell>
              <table:table-cell office:value-type="float" office:value="32367.2304695401">
                <text:p>32367.2304695401</text:p>
              </table:table-cell>
              <table:table-cell office:value-type="float" office:value="123.338578462601">
                <text:p>123.338578462601</text:p>
              </table:table-cell>
              <table:table-cell office:value-type="float" office:value="32027.6557165069">
                <text:p>32027.6557165069</text:p>
              </table:table-cell>
              <table:table-cell office:value-type="float" office:value="694.010026216507">
                <text:p>694.010026216507</text:p>
              </table:table-cell>
              <table:table-cell office:value-type="float" office:value="10448.6862327262">
                <text:p>10448.6862327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920258522">
                <text:p>134.39920258522</text:p>
              </table:table-cell>
              <table:table-cell office:value-type="float" office:value="32243.5411696884">
                <text:p>32243.5411696884</text:p>
              </table:table-cell>
              <table:table-cell office:value-type="float" office:value="126.402147769928">
                <text:p>126.402147769928</text:p>
              </table:table-cell>
              <table:table-cell office:value-type="float" office:value="32642.2432078664">
                <text:p>32642.2432078664</text:p>
              </table:table-cell>
              <table:table-cell office:value-type="float" office:value="703.097674369812">
                <text:p>703.097674369812</text:p>
              </table:table-cell>
              <table:table-cell office:value-type="float" office:value="11004.0334704059">
                <text:p>11004.033470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508888483047">
                <text:p>137.508888483047</text:p>
              </table:table-cell>
              <table:table-cell office:value-type="float" office:value="32158.1138340788">
                <text:p>32158.1138340788</text:p>
              </table:table-cell>
              <table:table-cell office:value-type="float" office:value="129.459840536118">
                <text:p>129.459840536118</text:p>
              </table:table-cell>
              <table:table-cell office:value-type="float" office:value="32704.9841387645">
                <text:p>32704.9841387645</text:p>
              </table:table-cell>
              <table:table-cell office:value-type="float" office:value="710.553709983826">
                <text:p>710.553709983826</text:p>
              </table:table-cell>
              <table:table-cell office:value-type="float" office:value="13412.041880782">
                <text:p>13412.041880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.565556526184">
                <text:p>140.565556526184</text:p>
              </table:table-cell>
              <table:table-cell office:value-type="float" office:value="32715.8820663114">
                <text:p>32715.8820663114</text:p>
              </table:table-cell>
              <table:table-cell office:value-type="float" office:value="132.486591815948">
                <text:p>132.486591815948</text:p>
              </table:table-cell>
              <table:table-cell office:value-type="float" office:value="33039.1741844901">
                <text:p>33039.1741844901</text:p>
              </table:table-cell>
              <table:table-cell office:value-type="float" office:value="718.03681397438">
                <text:p>718.03681397438</text:p>
              </table:table-cell>
              <table:table-cell office:value-type="float" office:value="13363.5492059189">
                <text:p>13363.5492059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60962677002">
                <text:p>143.60962677002</text:p>
              </table:table-cell>
              <table:table-cell office:value-type="float" office:value="32851.3037200113">
                <text:p>32851.3037200113</text:p>
              </table:table-cell>
              <table:table-cell office:value-type="float" office:value="135.588347434998">
                <text:p>135.588347434998</text:p>
              </table:table-cell>
              <table:table-cell office:value-type="float" office:value="32240.2745620764">
                <text:p>32240.2745620764</text:p>
              </table:table-cell>
              <table:table-cell office:value-type="float" office:value="725.571407556534">
                <text:p>725.571407556534</text:p>
              </table:table-cell>
              <table:table-cell office:value-type="float" office:value="13272.2159494399">
                <text:p>13272.2159494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.648660898209">
                <text:p>146.648660898209</text:p>
              </table:table-cell>
              <table:table-cell office:value-type="float" office:value="32905.7233058331">
                <text:p>32905.7233058331</text:p>
              </table:table-cell>
              <table:table-cell office:value-type="float" office:value="138.640110492706">
                <text:p>138.640110492706</text:p>
              </table:table-cell>
              <table:table-cell office:value-type="float" office:value="32768.4838471443">
                <text:p>32768.4838471443</text:p>
              </table:table-cell>
              <table:table-cell office:value-type="float" office:value="733.057017803192">
                <text:p>733.057017803192</text:p>
              </table:table-cell>
              <table:table-cell office:value-type="float" office:value="13359.0604540942">
                <text:p>13359.0604540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737924337387">
                <text:p>149.737924337387</text:p>
              </table:table-cell>
              <table:table-cell office:value-type="float" office:value="32370.74020667">
                <text:p>32370.74020667</text:p>
              </table:table-cell>
              <table:table-cell office:value-type="float" office:value="141.696300983429">
                <text:p>141.696300983429</text:p>
              </table:table-cell>
              <table:table-cell office:value-type="float" office:value="32720.9482988759">
                <text:p>32720.9482988759</text:p>
              </table:table-cell>
              <table:table-cell office:value-type="float" office:value="740.57649564743">
                <text:p>740.57649564743</text:p>
              </table:table-cell>
              <table:table-cell office:value-type="float" office:value="13298.89062506">
                <text:p>13298.89062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.851675510407">
                <text:p>152.851675510407</text:p>
              </table:table-cell>
              <table:table-cell office:value-type="float" office:value="32116.2041459366">
                <text:p>32116.2041459366</text:p>
              </table:table-cell>
              <table:table-cell office:value-type="float" office:value="144.79526758194">
                <text:p>144.79526758194</text:p>
              </table:table-cell>
              <table:table-cell office:value-type="float" office:value="32269.2708558131">
                <text:p>32269.2708558131</text:p>
              </table:table-cell>
              <table:table-cell office:value-type="float" office:value="748.10216665268">
                <text:p>748.10216665268</text:p>
              </table:table-cell>
              <table:table-cell office:value-type="float" office:value="13287.9497517466">
                <text:p>13287.9497517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.026298761368">
                <text:p>156.026298761368</text:p>
              </table:table-cell>
              <table:table-cell office:value-type="float" office:value="31500.4442712738">
                <text:p>31500.4442712738</text:p>
              </table:table-cell>
              <table:table-cell office:value-type="float" office:value="147.856774806976">
                <text:p>147.856774806976</text:p>
              </table:table-cell>
              <table:table-cell office:value-type="float" office:value="32664.115353755">
                <text:p>32664.115353755</text:p>
              </table:table-cell>
              <table:table-cell office:value-type="float" office:value="755.599076509476">
                <text:p>755.599076509476</text:p>
              </table:table-cell>
              <table:table-cell office:value-type="float" office:value="13338.9301471396">
                <text:p>13338.930147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.159493923187">
                <text:p>159.159493923187</text:p>
              </table:table-cell>
              <table:table-cell office:value-type="float" office:value="31916.8013495096">
                <text:p>31916.8013495096</text:p>
              </table:table-cell>
              <table:table-cell office:value-type="float" office:value="150.967622518539">
                <text:p>150.967622518539</text:p>
              </table:table-cell>
              <table:table-cell office:value-type="float" office:value="32146.0960997441">
                <text:p>32146.0960997441</text:p>
              </table:table-cell>
              <table:table-cell office:value-type="float" office:value="763.112754106522">
                <text:p>763.112754106522</text:p>
              </table:table-cell>
              <table:table-cell office:value-type="float" office:value="13309.1742049709">
                <text:p>13309.1742049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313788175583">
                <text:p>162.313788175583</text:p>
              </table:table-cell>
              <table:table-cell office:value-type="float" office:value="31703.3255466519">
                <text:p>31703.3255466519</text:p>
              </table:table-cell>
              <table:table-cell office:value-type="float" office:value="154.021266698837">
                <text:p>154.021266698837</text:p>
              </table:table-cell>
              <table:table-cell office:value-type="float" office:value="32748.2333710137">
                <text:p>32748.2333710137</text:p>
              </table:table-cell>
              <table:table-cell office:value-type="float" office:value="770.626343250275">
                <text:p>770.626343250275</text:p>
              </table:table-cell>
              <table:table-cell office:value-type="float" office:value="13309.3359557446">
                <text:p>13309.3359557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.516233682632">
                <text:p>165.516233682632</text:p>
              </table:table-cell>
              <table:table-cell office:value-type="float" office:value="31226.6129137329">
                <text:p>31226.6129137329</text:p>
              </table:table-cell>
              <table:table-cell office:value-type="float" office:value="157.101689815521">
                <text:p>157.101689815521</text:p>
              </table:table-cell>
              <table:table-cell office:value-type="float" office:value="32463.570332986">
                <text:p>32463.570332986</text:p>
              </table:table-cell>
              <table:table-cell office:value-type="float" office:value="778.209342956543">
                <text:p>778.209342956543</text:p>
              </table:table-cell>
              <table:table-cell office:value-type="float" office:value="13187.4974355572">
                <text:p>13187.4974355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707608699799">
                <text:p>168.707608699799</text:p>
              </table:table-cell>
              <table:table-cell office:value-type="float" office:value="31334.9405583252">
                <text:p>31334.9405583252</text:p>
              </table:table-cell>
              <table:table-cell office:value-type="float" office:value="160.109422206879">
                <text:p>160.109422206879</text:p>
              </table:table-cell>
              <table:table-cell office:value-type="float" office:value="33248.1078726986">
                <text:p>33248.1078726986</text:p>
              </table:table-cell>
              <table:table-cell office:value-type="float" office:value="785.71123957634">
                <text:p>785.71123957634</text:p>
              </table:table-cell>
              <table:table-cell office:value-type="float" office:value="13330.0695992771">
                <text:p>13330.0695992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.807606697083">
                <text:p>171.807606697083</text:p>
              </table:table-cell>
              <table:table-cell office:value-type="float" office:value="32258.7477821795">
                <text:p>32258.7477821795</text:p>
              </table:table-cell>
              <table:table-cell office:value-type="float" office:value="163.207235574722">
                <text:p>163.207235574722</text:p>
              </table:table-cell>
              <table:table-cell office:value-type="float" office:value="32281.2566550253">
                <text:p>32281.2566550253</text:p>
              </table:table-cell>
              <table:table-cell office:value-type="float" office:value="793.186296224594">
                <text:p>793.186296224594</text:p>
              </table:table-cell>
              <table:table-cell office:value-type="float" office:value="13377.9218984377">
                <text:p>13377.9218984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.955410480499">
                <text:p>174.955410480499</text:p>
              </table:table-cell>
              <table:table-cell office:value-type="float" office:value="31768.7006301018">
                <text:p>31768.7006301018</text:p>
              </table:table-cell>
              <table:table-cell office:value-type="float" office:value="166.201808214188">
                <text:p>166.201808214188</text:p>
              </table:table-cell>
              <table:table-cell office:value-type="float" office:value="33394.2065967488">
                <text:p>33394.2065967488</text:p>
              </table:table-cell>
              <table:table-cell office:value-type="float" office:value="800.685015439987">
                <text:p>800.685015439987</text:p>
              </table:table-cell>
              <table:table-cell office:value-type="float" office:value="13335.7323617756">
                <text:p>13335.7323617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.110227108002">
                <text:p>178.110227108002</text:p>
              </table:table-cell>
              <table:table-cell office:value-type="float" office:value="31698.0688327258">
                <text:p>31698.0688327258</text:p>
              </table:table-cell>
              <table:table-cell office:value-type="float" office:value="169.257169246674">
                <text:p>169.257169246674</text:p>
              </table:table-cell>
              <table:table-cell office:value-type="float" office:value="32729.7879725421">
                <text:p>32729.7879725421</text:p>
              </table:table-cell>
              <table:table-cell office:value-type="float" office:value="806.224772214889">
                <text:p>806.224772214889</text:p>
              </table:table-cell>
              <table:table-cell office:value-type="float" office:value="18051.5142719716">
                <text:p>18051.5142719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218614339829">
                <text:p>181.218614339829</text:p>
              </table:table-cell>
              <table:table-cell office:value-type="float" office:value="32171.5273165483">
                <text:p>32171.5273165483</text:p>
              </table:table-cell>
              <table:table-cell office:value-type="float" office:value="172.359144210815">
                <text:p>172.359144210815</text:p>
              </table:table-cell>
              <table:table-cell office:value-type="float" office:value="32237.9402602168">
                <text:p>32237.9402602168</text:p>
              </table:table-cell>
              <table:table-cell office:value-type="float" office:value="811.616454601288">
                <text:p>811.616454601288</text:p>
              </table:table-cell>
              <table:table-cell office:value-type="float" office:value="18547.2883322531">
                <text:p>18547.2883322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.334756612778">
                <text:p>184.334756612778</text:p>
              </table:table-cell>
              <table:table-cell office:value-type="float" office:value="32091.4716630042">
                <text:p>32091.4716630042</text:p>
              </table:table-cell>
              <table:table-cell office:value-type="float" office:value="175.423305273056">
                <text:p>175.423305273056</text:p>
              </table:table-cell>
              <table:table-cell office:value-type="float" office:value="32636.0001279201">
                <text:p>32636.0001279201</text:p>
              </table:table-cell>
              <table:table-cell office:value-type="float" office:value="817.016957521439">
                <text:p>817.016957521439</text:p>
              </table:table-cell>
              <table:table-cell office:value-type="float" office:value="18516.9926345325">
                <text:p>18516.9926345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.368527650833">
                <text:p>187.368527650833</text:p>
              </table:table-cell>
              <table:table-cell office:value-type="float" office:value="32962.8387041813">
                <text:p>32962.8387041813</text:p>
              </table:table-cell>
              <table:table-cell office:value-type="float" office:value="178.519357442856">
                <text:p>178.519357442856</text:p>
              </table:table-cell>
              <table:table-cell office:value-type="float" office:value="32299.6699265355">
                <text:p>32299.6699265355</text:p>
              </table:table-cell>
              <table:table-cell office:value-type="float" office:value="822.422956943512">
                <text:p>822.422956943512</text:p>
              </table:table-cell>
              <table:table-cell office:value-type="float" office:value="18498.1784981009">
                <text:p>18498.1784981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.432614564896">
                <text:p>190.432614564896</text:p>
              </table:table-cell>
              <table:table-cell office:value-type="float" office:value="32636.6680081435">
                <text:p>32636.6680081435</text:p>
              </table:table-cell>
              <table:table-cell office:value-type="float" office:value="181.619007587433">
                <text:p>181.619007587433</text:p>
              </table:table-cell>
              <table:table-cell office:value-type="float" office:value="32262.154620361">
                <text:p>32262.154620361</text:p>
              </table:table-cell>
              <table:table-cell office:value-type="float" office:value="827.821441411972">
                <text:p>827.821441411972</text:p>
              </table:table-cell>
              <table:table-cell office:value-type="float" office:value="18523.9095247244">
                <text:p>18523.9095247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3.532413482666">
                <text:p>193.532413482666</text:p>
              </table:table-cell>
              <table:table-cell office:value-type="float" office:value="32260.693040833">
                <text:p>32260.693040833</text:p>
              </table:table-cell>
              <table:table-cell office:value-type="float" office:value="184.647283315659">
                <text:p>184.647283315659</text:p>
              </table:table-cell>
              <table:table-cell office:value-type="float" office:value="33022.718676592">
                <text:p>33022.718676592</text:p>
              </table:table-cell>
              <table:table-cell office:value-type="float" office:value="833.217798233032">
                <text:p>833.217798233032</text:p>
              </table:table-cell>
              <table:table-cell office:value-type="float" office:value="18531.2237545824">
                <text:p>18531.2237545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.624909639359">
                <text:p>196.624909639359</text:p>
              </table:table-cell>
              <table:table-cell office:value-type="float" office:value="32336.8886427263">
                <text:p>32336.8886427263</text:p>
              </table:table-cell>
              <table:table-cell office:value-type="float" office:value="187.612585544586">
                <text:p>187.612585544586</text:p>
              </table:table-cell>
              <table:table-cell office:value-type="float" office:value="33723.9610030036">
                <text:p>33723.9610030036</text:p>
              </table:table-cell>
              <table:table-cell office:value-type="float" office:value="838.584319591522">
                <text:p>838.584319591522</text:p>
              </table:table-cell>
              <table:table-cell office:value-type="float" office:value="18634.2435965091">
                <text:p>18634.2435965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.698434114456">
                <text:p>199.698434114456</text:p>
              </table:table-cell>
              <table:table-cell office:value-type="float" office:value="32536.4573515506">
                <text:p>32536.4573515506</text:p>
              </table:table-cell>
              <table:table-cell office:value-type="float" office:value="190.677670240402">
                <text:p>190.677670240402</text:p>
              </table:table-cell>
              <table:table-cell office:value-type="float" office:value="32625.9598252172">
                <text:p>32625.9598252172</text:p>
              </table:table-cell>
              <table:table-cell office:value-type="float" office:value="843.967809915543">
                <text:p>843.967809915543</text:p>
              </table:table-cell>
              <table:table-cell office:value-type="float" office:value="18575.463529185">
                <text:p>18575.463529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.081142902374">
                <text:p>204.081142902374</text:p>
              </table:table-cell>
              <table:table-cell office:value-type="float" office:value="22817.1998753359">
                <text:p>22817.1998753359</text:p>
              </table:table-cell>
              <table:table-cell office:value-type="float" office:value="193.765813827515">
                <text:p>193.765813827515</text:p>
              </table:table-cell>
              <table:table-cell office:value-type="float" office:value="32382.3289915797">
                <text:p>32382.3289915797</text:p>
              </table:table-cell>
              <table:table-cell office:value-type="float" office:value="849.355368375778">
                <text:p>849.355368375778</text:p>
              </table:table-cell>
              <table:table-cell office:value-type="float" office:value="18561.47325463">
                <text:p>18561.47325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.555539131165">
                <text:p>208.555539131165</text:p>
              </table:table-cell>
              <table:table-cell office:value-type="float" office:value="22349.629440801">
                <text:p>22349.629440801</text:p>
              </table:table-cell>
              <table:table-cell office:value-type="float" office:value="196.891261100769">
                <text:p>196.891261100769</text:p>
              </table:table-cell>
              <table:table-cell office:value-type="float" office:value="31996.0234434364">
                <text:p>31996.0234434364</text:p>
              </table:table-cell>
              <table:table-cell office:value-type="float" office:value="854.792336463928">
                <text:p>854.792336463928</text:p>
              </table:table-cell>
              <table:table-cell office:value-type="float" office:value="18392.7957737699">
                <text:p>18392.7957737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.030860185623">
                <text:p>213.030860185623</text:p>
              </table:table-cell>
              <table:table-cell office:value-type="float" office:value="22345.0286926879">
                <text:p>22345.0286926879</text:p>
              </table:table-cell>
              <table:table-cell office:value-type="float" office:value="200.345182657242">
                <text:p>200.345182657242</text:p>
              </table:table-cell>
              <table:table-cell office:value-type="float" office:value="28953.0290135402">
                <text:p>28953.0290135402</text:p>
              </table:table-cell>
              <table:table-cell office:value-type="float" office:value="860.162733078003">
                <text:p>860.162733078003</text:p>
              </table:table-cell>
              <table:table-cell office:value-type="float" office:value="18620.7995415549">
                <text:p>18620.7995415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01948356628">
                <text:p>217.501948356628</text:p>
              </table:table-cell>
              <table:table-cell office:value-type="float" office:value="22366.1691896728">
                <text:p>22366.1691896728</text:p>
              </table:table-cell>
              <table:table-cell office:value-type="float" office:value="204.79904794693">
                <text:p>204.79904794693</text:p>
              </table:table-cell>
              <table:table-cell office:value-type="float" office:value="22452.6830885201">
                <text:p>22452.6830885201</text:p>
              </table:table-cell>
              <table:table-cell office:value-type="float" office:value="865.523040533066">
                <text:p>865.523040533066</text:p>
              </table:table-cell>
              <table:table-cell office:value-type="float" office:value="18655.8429699302">
                <text:p>18655.8429699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.967979431152">
                <text:p>221.967979431152</text:p>
              </table:table-cell>
              <table:table-cell office:value-type="float" office:value="22391.5112747555">
                <text:p>22391.5112747555</text:p>
              </table:table-cell>
              <table:table-cell office:value-type="float" office:value="209.261612653732">
                <text:p>209.261612653732</text:p>
              </table:table-cell>
              <table:table-cell office:value-type="float" office:value="22408.8733133991">
                <text:p>22408.8733133991</text:p>
              </table:table-cell>
              <table:table-cell office:value-type="float" office:value="870.886953353882">
                <text:p>870.886953353882</text:p>
              </table:table-cell>
              <table:table-cell office:value-type="float" office:value="18643.2908419494">
                <text:p>18643.2908419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.442718982697">
                <text:p>226.442718982697</text:p>
              </table:table-cell>
              <table:table-cell office:value-type="float" office:value="22347.914654843">
                <text:p>22347.914654843</text:p>
              </table:table-cell>
              <table:table-cell office:value-type="float" office:value="213.717421770096">
                <text:p>213.717421770096</text:p>
              </table:table-cell>
              <table:table-cell office:value-type="float" office:value="22442.8364490622">
                <text:p>22442.8364490622</text:p>
              </table:table-cell>
              <table:table-cell office:value-type="float" office:value="876.246777534485">
                <text:p>876.246777534485</text:p>
              </table:table-cell>
              <table:table-cell office:value-type="float" office:value="18657.5110033081">
                <text:p>18657.5110033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.914709568024">
                <text:p>230.914709568024</text:p>
              </table:table-cell>
              <table:table-cell office:value-type="float" office:value="22361.6713119485">
                <text:p>22361.6713119485</text:p>
              </table:table-cell>
              <table:table-cell office:value-type="float" office:value="218.188485145569">
                <text:p>218.188485145569</text:p>
              </table:table-cell>
              <table:table-cell office:value-type="float" office:value="22366.2944215924">
                <text:p>22366.2944215924</text:p>
              </table:table-cell>
              <table:table-cell office:value-type="float" office:value="881.594201564789">
                <text:p>881.594201564789</text:p>
              </table:table-cell>
              <table:table-cell office:value-type="float" office:value="18700.813047424">
                <text:p>18700.813047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425462007523">
                <text:p>235.425462007523</text:p>
              </table:table-cell>
              <table:table-cell office:value-type="float" office:value="22169.5057768942">
                <text:p>22169.5057768942</text:p>
              </table:table-cell>
              <table:table-cell office:value-type="float" office:value="222.651699304581">
                <text:p>222.651699304581</text:p>
              </table:table-cell>
              <table:table-cell office:value-type="float" office:value="22405.6316645446">
                <text:p>22405.6316645446</text:p>
              </table:table-cell>
              <table:table-cell office:value-type="float" office:value="886.960215330124">
                <text:p>886.960215330124</text:p>
              </table:table-cell>
              <table:table-cell office:value-type="float" office:value="18636.0145848013">
                <text:p>18636.0145848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.93031001091">
                <text:p>239.93031001091</text:p>
              </table:table-cell>
              <table:table-cell office:value-type="float" office:value="22198.548074606">
                <text:p>22198.548074606</text:p>
              </table:table-cell>
              <table:table-cell office:value-type="float" office:value="227.109746456146">
                <text:p>227.109746456146</text:p>
              </table:table-cell>
              <table:table-cell office:value-type="float" office:value="22431.5647535062">
                <text:p>22431.5647535062</text:p>
              </table:table-cell>
              <table:table-cell office:value-type="float" office:value="892.343129873276">
                <text:p>892.343129873276</text:p>
              </table:table-cell>
              <table:table-cell office:value-type="float" office:value="18577.4817289271">
                <text:p>18577.4817289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.392708539963">
                <text:p>244.392708539963</text:p>
              </table:table-cell>
              <table:table-cell office:value-type="float" office:value="22409.7257785867">
                <text:p>22409.7257785867</text:p>
              </table:table-cell>
              <table:table-cell office:value-type="float" office:value="231.561474323273">
                <text:p>231.561474323273</text:p>
              </table:table-cell>
              <table:table-cell office:value-type="float" office:value="22463.433423509">
                <text:p>22463.433423509</text:p>
              </table:table-cell>
              <table:table-cell office:value-type="float" office:value="897.793778896332">
                <text:p>897.793778896332</text:p>
              </table:table-cell>
              <table:table-cell office:value-type="float" office:value="18346.6300308891">
                <text:p>18346.630030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.862684726715">
                <text:p>248.862684726715</text:p>
              </table:table-cell>
              <table:table-cell office:value-type="float" office:value="22371.8776117634">
                <text:p>22371.8776117634</text:p>
              </table:table-cell>
              <table:table-cell office:value-type="float" office:value="236.0206387043">
                <text:p>236.0206387043</text:p>
              </table:table-cell>
              <table:table-cell office:value-type="float" office:value="22425.9673237666">
                <text:p>22425.9673237666</text:p>
              </table:table-cell>
              <table:table-cell office:value-type="float" office:value="902.615659236908">
                <text:p>902.615659236908</text:p>
              </table:table-cell>
              <table:table-cell office:value-type="float" office:value="20739.0610494619">
                <text:p>20739.0610494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319425582886">
                <text:p>253.319425582886</text:p>
              </table:table-cell>
              <table:table-cell office:value-type="float" office:value="22438.1780450049">
                <text:p>22438.1780450049</text:p>
              </table:table-cell>
              <table:table-cell office:value-type="float" office:value="240.471759557724">
                <text:p>240.471759557724</text:p>
              </table:table-cell>
              <table:table-cell office:value-type="float" office:value="22466.5377835779">
                <text:p>22466.5377835779</text:p>
              </table:table-cell>
              <table:table-cell office:value-type="float" office:value="906.20005273819">
                <text:p>906.20005273819</text:p>
              </table:table-cell>
              <table:table-cell office:value-type="float" office:value="27899.0751934003">
                <text:p>27899.075193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7.776518821716">
                <text:p>257.776518821716</text:p>
              </table:table-cell>
              <table:table-cell office:value-type="float" office:value="22436.3872353163">
                <text:p>22436.3872353163</text:p>
              </table:table-cell>
              <table:table-cell office:value-type="float" office:value="244.937078475952">
                <text:p>244.937078475952</text:p>
              </table:table-cell>
              <table:table-cell office:value-type="float" office:value="22395.089626459">
                <text:p>22395.089626459</text:p>
              </table:table-cell>
              <table:table-cell office:value-type="float" office:value="909.796845197678">
                <text:p>909.796845197678</text:p>
              </table:table-cell>
              <table:table-cell office:value-type="float" office:value="27802.9824856557">
                <text:p>27802.982485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.254095315933">
                <text:p>262.254095315933</text:p>
              </table:table-cell>
              <table:table-cell office:value-type="float" office:value="22333.7539201044">
                <text:p>22333.7539201044</text:p>
              </table:table-cell>
              <table:table-cell office:value-type="float" office:value="249.392445325851">
                <text:p>249.392445325851</text:p>
              </table:table-cell>
              <table:table-cell office:value-type="float" office:value="22445.1363486015">
                <text:p>22445.1363486015</text:p>
              </table:table-cell>
              <table:table-cell office:value-type="float" office:value="913.396590948105">
                <text:p>913.396590948105</text:p>
              </table:table-cell>
              <table:table-cell office:value-type="float" office:value="27780.173944006">
                <text:p>27780.173944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.73303937912">
                <text:p>266.73303937912</text:p>
              </table:table-cell>
              <table:table-cell office:value-type="float" office:value="22326.9488778673">
                <text:p>22326.9488778673</text:p>
              </table:table-cell>
              <table:table-cell office:value-type="float" office:value="253.84113574028">
                <text:p>253.84113574028</text:p>
              </table:table-cell>
              <table:table-cell office:value-type="float" office:value="22478.7758712279">
                <text:p>22478.7758712279</text:p>
              </table:table-cell>
              <table:table-cell office:value-type="float" office:value="916.966696977615">
                <text:p>916.966696977615</text:p>
              </table:table-cell>
              <table:table-cell office:value-type="float" office:value="28010.8046819398">
                <text:p>28010.8046819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.205582380295">
                <text:p>271.205582380295</text:p>
              </table:table-cell>
              <table:table-cell office:value-type="float" office:value="22358.9057532214">
                <text:p>22358.9057532214</text:p>
              </table:table-cell>
              <table:table-cell office:value-type="float" office:value="258.29492354393">
                <text:p>258.29492354393</text:p>
              </table:table-cell>
              <table:table-cell office:value-type="float" office:value="22453.0508829341">
                <text:p>22453.0508829341</text:p>
              </table:table-cell>
              <table:table-cell office:value-type="float" office:value="920.548439741135">
                <text:p>920.548439741135</text:p>
              </table:table-cell>
              <table:table-cell office:value-type="float" office:value="27919.7765993981">
                <text:p>27919.7765993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5.667147397995">
                <text:p>275.667147397995</text:p>
              </table:table-cell>
              <table:table-cell office:value-type="float" office:value="22413.9854842288">
                <text:p>22413.9854842288</text:p>
              </table:table-cell>
              <table:table-cell office:value-type="float" office:value="262.751777172089">
                <text:p>262.751777172089</text:p>
              </table:table-cell>
              <table:table-cell office:value-type="float" office:value="22437.5910792378">
                <text:p>22437.5910792378</text:p>
              </table:table-cell>
              <table:table-cell office:value-type="float" office:value="924.149929046631">
                <text:p>924.149929046631</text:p>
              </table:table-cell>
              <table:table-cell office:value-type="float" office:value="27766.653091077">
                <text:p>27766.653091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172286510468">
                <text:p>280.172286510468</text:p>
              </table:table-cell>
              <table:table-cell office:value-type="float" office:value="22197.1124782285">
                <text:p>22197.1124782285</text:p>
              </table:table-cell>
              <table:table-cell office:value-type="float" office:value="267.221746921539">
                <text:p>267.221746921539</text:p>
              </table:table-cell>
              <table:table-cell office:value-type="float" office:value="22371.7761828153">
                <text:p>22371.7761828153</text:p>
              </table:table-cell>
              <table:table-cell office:value-type="float" office:value="927.741294384003">
                <text:p>927.741294384003</text:p>
              </table:table-cell>
              <table:table-cell office:value-type="float" office:value="27844.984913414">
                <text:p>27844.984913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.639401674271">
                <text:p>284.639401674271</text:p>
              </table:table-cell>
              <table:table-cell office:value-type="float" office:value="22386.0867478581">
                <text:p>22386.0867478581</text:p>
              </table:table-cell>
              <table:table-cell office:value-type="float" office:value="271.689521074295">
                <text:p>271.689521074295</text:p>
              </table:table-cell>
              <table:table-cell office:value-type="float" office:value="22382.8289930655">
                <text:p>22382.8289930655</text:p>
              </table:table-cell>
              <table:table-cell office:value-type="float" office:value="931.319105625153">
                <text:p>931.319105625153</text:p>
              </table:table-cell>
              <table:table-cell office:value-type="float" office:value="27950.4626285951">
                <text:p>27950.4626285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31940841675">
                <text:p>289.131940841675</text:p>
              </table:table-cell>
              <table:table-cell office:value-type="float" office:value="22259.3999079969">
                <text:p>22259.3999079969</text:p>
              </table:table-cell>
              <table:table-cell office:value-type="float" office:value="276.161084651947">
                <text:p>276.161084651947</text:p>
              </table:table-cell>
              <table:table-cell office:value-type="float" office:value="22363.8079360064">
                <text:p>22363.8079360064</text:p>
              </table:table-cell>
              <table:table-cell office:value-type="float" office:value="934.913630962372">
                <text:p>934.913630962372</text:p>
              </table:table-cell>
              <table:table-cell office:value-type="float" office:value="27820.4668578052">
                <text:p>27820.4668578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.620923995972">
                <text:p>293.620923995972</text:p>
              </table:table-cell>
              <table:table-cell office:value-type="float" office:value="22277.0024678729">
                <text:p>22277.0024678729</text:p>
              </table:table-cell>
              <table:table-cell office:value-type="float" office:value="280.668504953384">
                <text:p>280.668504953384</text:p>
              </table:table-cell>
              <table:table-cell office:value-type="float" office:value="22185.9042970305">
                <text:p>22185.9042970305</text:p>
              </table:table-cell>
              <table:table-cell office:value-type="float" office:value="938.495044946671">
                <text:p>938.495044946671</text:p>
              </table:table-cell>
              <table:table-cell office:value-type="float" office:value="27922.3768914808">
                <text:p>27922.3768914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.086870193481">
                <text:p>298.086870193481</text:p>
              </table:table-cell>
              <table:table-cell office:value-type="float" office:value="22391.9906334162">
                <text:p>22391.9906334162</text:p>
              </table:table-cell>
              <table:table-cell office:value-type="float" office:value="285.129549980164">
                <text:p>285.129549980164</text:p>
              </table:table-cell>
              <table:table-cell office:value-type="float" office:value="22416.5861735817">
                <text:p>22416.5861735817</text:p>
              </table:table-cell>
              <table:table-cell office:value-type="float" office:value="942.100541114807">
                <text:p>942.100541114807</text:p>
              </table:table-cell>
              <table:table-cell office:value-type="float" office:value="27735.8702298703">
                <text:p>27735.870229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.77339887619">
                <text:p>303.77339887619</text:p>
              </table:table-cell>
              <table:table-cell office:value-type="float" office:value="17585.5845219164">
                <text:p>17585.5845219164</text:p>
              </table:table-cell>
              <table:table-cell office:value-type="float" office:value="289.594627857208">
                <text:p>289.594627857208</text:p>
              </table:table-cell>
              <table:table-cell office:value-type="float" office:value="22396.2447946789">
                <text:p>22396.2447946789</text:p>
              </table:table-cell>
              <table:table-cell office:value-type="float" office:value="945.703190803528">
                <text:p>945.703190803528</text:p>
              </table:table-cell>
              <table:table-cell office:value-type="float" office:value="27757.7628414688">
                <text:p>27757.7628414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.25385594368">
                <text:p>310.25385594368</text:p>
              </table:table-cell>
              <table:table-cell office:value-type="float" office:value="15431.1267195133">
                <text:p>15431.1267195133</text:p>
              </table:table-cell>
              <table:table-cell office:value-type="float" office:value="294.077226877213">
                <text:p>294.077226877213</text:p>
              </table:table-cell>
              <table:table-cell office:value-type="float" office:value="22308.81642329">
                <text:p>22308.81642329</text:p>
              </table:table-cell>
              <table:table-cell office:value-type="float" office:value="949.265471458435">
                <text:p>949.265471458435</text:p>
              </table:table-cell>
              <table:table-cell office:value-type="float" office:value="28072.3322173929">
                <text:p>28072.3322173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.768445014954">
                <text:p>316.768445014954</text:p>
              </table:table-cell>
              <table:table-cell office:value-type="float" office:value="15350.2786565344">
                <text:p>15350.2786565344</text:p>
              </table:table-cell>
              <table:table-cell office:value-type="float" office:value="298.556761741638">
                <text:p>298.556761741638</text:p>
              </table:table-cell>
              <table:table-cell office:value-type="float" office:value="22324.1146673759">
                <text:p>22324.1146673759</text:p>
              </table:table-cell>
              <table:table-cell office:value-type="float" office:value="952.856803894043">
                <text:p>952.856803894043</text:p>
              </table:table-cell>
              <table:table-cell office:value-type="float" office:value="27845.1974996905">
                <text:p>27845.1974996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3.253526210785">
                <text:p>323.253526210785</text:p>
              </table:table-cell>
              <table:table-cell office:value-type="float" office:value="15420.1508234385">
                <text:p>15420.1508234385</text:p>
              </table:table-cell>
              <table:table-cell office:value-type="float" office:value="304.912930965424">
                <text:p>304.912930965424</text:p>
              </table:table-cell>
              <table:table-cell office:value-type="float" office:value="15732.8758801698">
                <text:p>15732.8758801698</text:p>
              </table:table-cell>
              <table:table-cell office:value-type="float" office:value="956.439290523529">
                <text:p>956.439290523529</text:p>
              </table:table-cell>
              <table:table-cell office:value-type="float" office:value="27914.0628629181">
                <text:p>27914.0628629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.741659879684">
                <text:p>329.741659879684</text:p>
              </table:table-cell>
              <table:table-cell office:value-type="float" office:value="15412.9288858436">
                <text:p>15412.9288858436</text:p>
              </table:table-cell>
              <table:table-cell office:value-type="float" office:value="311.408812761307">
                <text:p>311.408812761307</text:p>
              </table:table-cell>
              <table:table-cell office:value-type="float" office:value="15394.5072239197">
                <text:p>15394.5072239197</text:p>
              </table:table-cell>
              <table:table-cell office:value-type="float" office:value="960.058964967728">
                <text:p>960.058964967728</text:p>
              </table:table-cell>
              <table:table-cell office:value-type="float" office:value="27627.2142983986">
                <text:p>27627.2142983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6.267244815826">
                <text:p>336.267244815826</text:p>
              </table:table-cell>
              <table:table-cell office:value-type="float" office:value="15324.4395183754">
                <text:p>15324.4395183754</text:p>
              </table:table-cell>
              <table:table-cell office:value-type="float" office:value="317.902951955795">
                <text:p>317.902951955795</text:p>
              </table:table-cell>
              <table:table-cell office:value-type="float" office:value="15398.6330500029">
                <text:p>15398.6330500029</text:p>
              </table:table-cell>
              <table:table-cell office:value-type="float" office:value="963.651150941849">
                <text:p>963.651150941849</text:p>
              </table:table-cell>
              <table:table-cell office:value-type="float" office:value="27838.6402453711">
                <text:p>27838.6402453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2.729879140854">
                <text:p>342.729879140854</text:p>
              </table:table-cell>
              <table:table-cell office:value-type="float" office:value="15473.7031964089">
                <text:p>15473.7031964089</text:p>
              </table:table-cell>
              <table:table-cell office:value-type="float" office:value="324.371834278107">
                <text:p>324.371834278107</text:p>
              </table:table-cell>
              <table:table-cell office:value-type="float" office:value="15458.756013422">
                <text:p>15458.756013422</text:p>
              </table:table-cell>
              <table:table-cell office:value-type="float" office:value="967.228578329086">
                <text:p>967.228578329086</text:p>
              </table:table-cell>
              <table:table-cell office:value-type="float" office:value="27953.5138899034">
                <text:p>27953.5138899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42558002472">
                <text:p>349.242558002472</text:p>
              </table:table-cell>
              <table:table-cell office:value-type="float" office:value="15354.8001359208">
                <text:p>15354.8001359208</text:p>
              </table:table-cell>
              <table:table-cell office:value-type="float" office:value="330.847664833069">
                <text:p>330.847664833069</text:p>
              </table:table-cell>
              <table:table-cell office:value-type="float" office:value="15442.1921610967">
                <text:p>15442.1921610967</text:p>
              </table:table-cell>
              <table:table-cell office:value-type="float" office:value="970.81982421875">
                <text:p>970.81982421875</text:p>
              </table:table-cell>
              <table:table-cell office:value-type="float" office:value="27845.9425015661">
                <text:p>27845.9425015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.717166185379">
                <text:p>355.717166185379</text:p>
              </table:table-cell>
              <table:table-cell office:value-type="float" office:value="15445.1138519557">
                <text:p>15445.1138519557</text:p>
              </table:table-cell>
              <table:table-cell office:value-type="float" office:value="337.317909955978">
                <text:p>337.317909955978</text:p>
              </table:table-cell>
              <table:table-cell office:value-type="float" office:value="15455.5068062313">
                <text:p>15455.5068062313</text:p>
              </table:table-cell>
              <table:table-cell office:value-type="float" office:value="974.402718782425">
                <text:p>974.402718782425</text:p>
              </table:table-cell>
              <table:table-cell office:value-type="float" office:value="27910.8586199207">
                <text:p>27910.8586199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2.194819927216">
                <text:p>362.194819927216</text:p>
              </table:table-cell>
              <table:table-cell office:value-type="float" office:value="15437.8469261072">
                <text:p>15437.8469261072</text:p>
              </table:table-cell>
              <table:table-cell office:value-type="float" office:value="343.774434089661">
                <text:p>343.774434089661</text:p>
              </table:table-cell>
              <table:table-cell office:value-type="float" office:value="15488.3693140405">
                <text:p>15488.3693140405</text:p>
              </table:table-cell>
              <table:table-cell office:value-type="float" office:value="977.972996234894">
                <text:p>977.972996234894</text:p>
              </table:table-cell>
              <table:table-cell office:value-type="float" office:value="28009.3924165358">
                <text:p>28009.39241653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.67301440239">
                <text:p>368.67301440239</text:p>
              </table:table-cell>
              <table:table-cell office:value-type="float" office:value="15436.5497976851">
                <text:p>15436.5497976851</text:p>
              </table:table-cell>
              <table:table-cell office:value-type="float" office:value="350.227670192718">
                <text:p>350.227670192718</text:p>
              </table:table-cell>
              <table:table-cell office:value-type="float" office:value="15496.24322772">
                <text:p>15496.24322772</text:p>
              </table:table-cell>
              <table:table-cell office:value-type="float" office:value="981.582295417786">
                <text:p>981.582295417786</text:p>
              </table:table-cell>
              <table:table-cell office:value-type="float" office:value="27706.6397908399">
                <text:p>27706.6397908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5.166014194489">
                <text:p>375.166014194489</text:p>
              </table:table-cell>
              <table:table-cell office:value-type="float" office:value="15401.3318579383">
                <text:p>15401.3318579383</text:p>
              </table:table-cell>
              <table:table-cell office:value-type="float" office:value="356.68333029747">
                <text:p>356.68333029747</text:p>
              </table:table-cell>
              <table:table-cell office:value-type="float" office:value="15490.3902464444">
                <text:p>15490.3902464444</text:p>
              </table:table-cell>
              <table:table-cell office:value-type="float" office:value="985.165488004684">
                <text:p>985.165488004684</text:p>
              </table:table-cell>
              <table:table-cell office:value-type="float" office:value="27908.5798756328">
                <text:p>27908.5798756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.648705720901">
                <text:p>381.648705720901</text:p>
              </table:table-cell>
              <table:table-cell office:value-type="float" office:value="15425.8311277845">
                <text:p>15425.8311277845</text:p>
              </table:table-cell>
              <table:table-cell office:value-type="float" office:value="363.145902872086">
                <text:p>363.145902872086</text:p>
              </table:table-cell>
              <table:table-cell office:value-type="float" office:value="15473.8590424021">
                <text:p>15473.8590424021</text:p>
              </table:table-cell>
              <table:table-cell office:value-type="float" office:value="988.740841388702">
                <text:p>988.740841388702</text:p>
              </table:table-cell>
              <table:table-cell office:value-type="float" office:value="27969.6679799588">
                <text:p>27969.6679799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.117270469665">
                <text:p>388.117270469665</text:p>
              </table:table-cell>
              <table:table-cell office:value-type="float" office:value="15459.4984416119">
                <text:p>15459.4984416119</text:p>
              </table:table-cell>
              <table:table-cell office:value-type="float" office:value="369.620271682739">
                <text:p>369.620271682739</text:p>
              </table:table-cell>
              <table:table-cell office:value-type="float" office:value="15445.6746609977">
                <text:p>15445.6746609977</text:p>
              </table:table-cell>
              <table:table-cell office:value-type="float" office:value="992.294280290604">
                <text:p>992.294280290604</text:p>
              </table:table-cell>
              <table:table-cell office:value-type="float" office:value="28142.1608862112">
                <text:p>28142.1608862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.621702194214">
                <text:p>394.621702194214</text:p>
              </table:table-cell>
              <table:table-cell office:value-type="float" office:value="15374.3023050545">
                <text:p>15374.3023050545</text:p>
              </table:table-cell>
              <table:table-cell office:value-type="float" office:value="376.072237730026">
                <text:p>376.072237730026</text:p>
              </table:table-cell>
              <table:table-cell office:value-type="float" office:value="15499.3062586163">
                <text:p>15499.3062586163</text:p>
              </table:table-cell>
              <table:table-cell office:value-type="float" office:value="995.873626232147">
                <text:p>995.873626232147</text:p>
              </table:table-cell>
              <table:table-cell office:value-type="float" office:value="27938.4838376195">
                <text:p>27938.4838376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465142250061">
                <text:p>401.465142250061</text:p>
              </table:table-cell>
              <table:table-cell office:value-type="float" office:value="14612.7110920346">
                <text:p>14612.7110920346</text:p>
              </table:table-cell>
              <table:table-cell office:value-type="float" office:value="382.528007745743">
                <text:p>382.528007745743</text:p>
              </table:table-cell>
              <table:table-cell office:value-type="float" office:value="15490.1637018793">
                <text:p>15490.1637018793</text:p>
              </table:table-cell>
              <table:table-cell office:value-type="float" office:value="999.463536024094">
                <text:p>999.463536024094</text:p>
              </table:table-cell>
              <table:table-cell office:value-type="float" office:value="27856.2139095906">
                <text:p>27856.2139095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0.118145227432">
                <text:p>410.118145227432</text:p>
              </table:table-cell>
              <table:table-cell office:value-type="float" office:value="11556.7659491925">
                <text:p>11556.7659491925</text:p>
              </table:table-cell>
              <table:table-cell office:value-type="float" office:value="388.97624373436">
                <text:p>388.97624373436</text:p>
              </table:table-cell>
              <table:table-cell office:value-type="float" office:value="15508.2721058574">
                <text:p>15508.2721058574</text:p>
              </table:table-cell>
              <table:table-cell office:value-type="float" office:value="1002.72602987289">
                <text:p>1002.72602987289</text:p>
              </table:table-cell>
              <table:table-cell office:value-type="float" office:value="30651.8624662773">
                <text:p>30651.8624662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.766492366791">
                <text:p>418.766492366791</text:p>
              </table:table-cell>
              <table:table-cell office:value-type="float" office:value="11563.0306144197">
                <text:p>11563.0306144197</text:p>
              </table:table-cell>
              <table:table-cell office:value-type="float" office:value="395.46090555191">
                <text:p>395.46090555191</text:p>
              </table:table-cell>
              <table:table-cell office:value-type="float" office:value="15421.1503579661">
                <text:p>15421.1503579661</text:p>
              </table:table-cell>
              <table:table-cell office:value-type="float" office:value="1005.60722064972">
                <text:p>1005.60722064972</text:p>
              </table:table-cell>
              <table:table-cell office:value-type="float" office:value="34708.4461855336">
                <text:p>34708.4461855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.457563400269">
                <text:p>427.457563400269</text:p>
              </table:table-cell>
              <table:table-cell office:value-type="float" office:value="11506.1839061332">
                <text:p>11506.1839061332</text:p>
              </table:table-cell>
              <table:table-cell office:value-type="float" office:value="402.933220148087">
                <text:p>402.933220148087</text:p>
              </table:table-cell>
              <table:table-cell office:value-type="float" office:value="13382.847770164">
                <text:p>13382.847770164</text:p>
              </table:table-cell>
              <table:table-cell office:value-type="float" office:value="1008.49001526833">
                <text:p>1008.49001526833</text:p>
              </table:table-cell>
              <table:table-cell office:value-type="float" office:value="34689.1415721379">
                <text:p>34689.14157213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.121895551682">
                <text:p>436.121895551682</text:p>
              </table:table-cell>
              <table:table-cell office:value-type="float" office:value="11541.6978142423">
                <text:p>11541.6978142423</text:p>
              </table:table-cell>
              <table:table-cell office:value-type="float" office:value="411.555883407593">
                <text:p>411.555883407593</text:p>
              </table:table-cell>
              <table:table-cell office:value-type="float" office:value="11597.4202836069">
                <text:p>11597.420283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.812088251114">
                <text:p>444.812088251114</text:p>
              </table:table-cell>
              <table:table-cell office:value-type="float" office:value="11507.3516057052">
                <text:p>11507.3516057052</text:p>
              </table:table-cell>
              <table:table-cell office:value-type="float" office:value="420.170221567154">
                <text:p>420.170221567154</text:p>
              </table:table-cell>
              <table:table-cell office:value-type="float" office:value="11608.6299839697">
                <text:p>11608.629983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.474130868912">
                <text:p>453.474130868912</text:p>
              </table:table-cell>
              <table:table-cell office:value-type="float" office:value="11544.7482084092">
                <text:p>11544.7482084092</text:p>
              </table:table-cell>
              <table:table-cell office:value-type="float" office:value="428.770138263702">
                <text:p>428.770138263702</text:p>
              </table:table-cell>
              <table:table-cell office:value-type="float" office:value="11628.0979468441">
                <text:p>11628.097946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2.135294914246">
                <text:p>462.135294914246</text:p>
              </table:table-cell>
              <table:table-cell office:value-type="float" office:value="11545.8964153801">
                <text:p>11545.8964153801</text:p>
              </table:table-cell>
              <table:table-cell office:value-type="float" office:value="437.349267721176">
                <text:p>437.349267721176</text:p>
              </table:table-cell>
              <table:table-cell office:value-type="float" office:value="11656.2743255678">
                <text:p>11656.274325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0.843567609787">
                <text:p>470.843567609787</text:p>
              </table:table-cell>
              <table:table-cell office:value-type="float" office:value="11483.42535333">
                <text:p>11483.42535333</text:p>
              </table:table-cell>
              <table:table-cell office:value-type="float" office:value="445.92536854744">
                <text:p>445.92536854744</text:p>
              </table:table-cell>
              <table:table-cell office:value-type="float" office:value="11660.3972248709">
                <text:p>11660.397224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9.519719839096">
                <text:p>479.519719839096</text:p>
              </table:table-cell>
              <table:table-cell office:value-type="float" office:value="11525.9578100827">
                <text:p>11525.9578100827</text:p>
              </table:table-cell>
              <table:table-cell office:value-type="float" office:value="454.474987983704">
                <text:p>454.474987983704</text:p>
              </table:table-cell>
              <table:table-cell office:value-type="float" office:value="11696.5063054491">
                <text:p>11696.50630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8.153245925903">
                <text:p>488.153245925903</text:p>
              </table:table-cell>
              <table:table-cell office:value-type="float" office:value="11582.8674908575">
                <text:p>11582.8674908575</text:p>
              </table:table-cell>
              <table:table-cell office:value-type="float" office:value="463.063156366348">
                <text:p>463.063156366348</text:p>
              </table:table-cell>
              <table:table-cell office:value-type="float" office:value="11644.0068248812">
                <text:p>11644.006824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6.791981458664">
                <text:p>496.791981458664</text:p>
              </table:table-cell>
              <table:table-cell office:value-type="float" office:value="11575.8733010104">
                <text:p>11575.8733010104</text:p>
              </table:table-cell>
              <table:table-cell office:value-type="float" office:value="471.654917001724">
                <text:p>471.654917001724</text:p>
              </table:table-cell>
              <table:table-cell office:value-type="float" office:value="11639.1429028033">
                <text:p>11639.142902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6.916960954666">
                <text:p>506.916960954666</text:p>
              </table:table-cell>
              <table:table-cell office:value-type="float" office:value="9876.64181970973">
                <text:p>9876.64181970973</text:p>
              </table:table-cell>
              <table:table-cell office:value-type="float" office:value="480.268461227417">
                <text:p>480.268461227417</text:p>
              </table:table-cell>
              <table:table-cell office:value-type="float" office:value="11609.6993474654">
                <text:p>11609.699347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.987551689148">
                <text:p>538.987551689148</text:p>
              </table:table-cell>
              <table:table-cell office:value-type="float" office:value="3325.89375151806">
                <text:p>3325.89375151806</text:p>
              </table:table-cell>
              <table:table-cell office:value-type="float" office:value="488.859292984009">
                <text:p>488.859292984009</text:p>
              </table:table-cell>
              <table:table-cell office:value-type="float" office:value="11640.4013876773">
                <text:p>11640.401387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.82052564621">
                <text:p>550.82052564621</text:p>
              </table:table-cell>
              <table:table-cell office:value-type="float" office:value="8451.01843308764">
                <text:p>8451.01843308764</text:p>
              </table:table-cell>
              <table:table-cell office:value-type="float" office:value="497.443527460098">
                <text:p>497.443527460098</text:p>
              </table:table-cell>
              <table:table-cell office:value-type="float" office:value="11649.34232647">
                <text:p>11649.3423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2.701936244965">
                <text:p>562.701936244965</text:p>
              </table:table-cell>
              <table:table-cell office:value-type="float" office:value="8416.56158934421">
                <text:p>8416.56158934421</text:p>
              </table:table-cell>
              <table:table-cell office:value-type="float" office:value="507.681550502777">
                <text:p>507.681550502777</text:p>
              </table:table-cell>
              <table:table-cell office:value-type="float" office:value="9767.56851304815">
                <text:p>9767.5685130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4.5901927948">
                <text:p>574.5901927948</text:p>
              </table:table-cell>
              <table:table-cell office:value-type="float" office:value="8411.71565584386">
                <text:p>8411.71565584386</text:p>
              </table:table-cell>
              <table:table-cell office:value-type="float" office:value="518.400190830231">
                <text:p>518.400190830231</text:p>
              </table:table-cell>
              <table:table-cell office:value-type="float" office:value="9329.59568565276">
                <text:p>9329.5956856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6.637373447418">
                <text:p>586.637373447418</text:p>
              </table:table-cell>
              <table:table-cell office:value-type="float" office:value="8300.74642525288">
                <text:p>8300.74642525288</text:p>
              </table:table-cell>
              <table:table-cell office:value-type="float" office:value="529.036314249039">
                <text:p>529.036314249039</text:p>
              </table:table-cell>
              <table:table-cell office:value-type="float" office:value="9401.98517696394">
                <text:p>9401.9851769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8.621190547943">
                <text:p>598.621190547943</text:p>
              </table:table-cell>
              <table:table-cell office:value-type="float" office:value="8344.63511082003">
                <text:p>8344.63511082003</text:p>
              </table:table-cell>
              <table:table-cell office:value-type="float" office:value="539.755820035934">
                <text:p>539.755820035934</text:p>
              </table:table-cell>
              <table:table-cell office:value-type="float" office:value="9328.85634064255">
                <text:p>9328.8563406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.909976005554">
                <text:p>608.909976005554</text:p>
              </table:table-cell>
              <table:table-cell office:value-type="float" office:value="9719.3769241824">
                <text:p>9719.3769241824</text:p>
              </table:table-cell>
              <table:table-cell office:value-type="float" office:value="550.485099315643">
                <text:p>550.485099315643</text:p>
              </table:table-cell>
              <table:table-cell office:value-type="float" office:value="9320.34085175967">
                <text:p>9320.3408517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8.778294801712">
                <text:p>618.778294801712</text:p>
              </table:table-cell>
              <table:table-cell office:value-type="float" office:value="10133.493911236">
                <text:p>10133.493911236</text:p>
              </table:table-cell>
              <table:table-cell office:value-type="float" office:value="561.240275859833">
                <text:p>561.240275859833</text:p>
              </table:table-cell>
              <table:table-cell office:value-type="float" office:value="9297.90127616973">
                <text:p>9297.9012761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.705003023148">
                <text:p>628.705003023148</text:p>
              </table:table-cell>
              <table:table-cell office:value-type="float" office:value="10073.9103384166">
                <text:p>10073.9103384166</text:p>
              </table:table-cell>
              <table:table-cell office:value-type="float" office:value="571.945041656494">
                <text:p>571.945041656494</text:p>
              </table:table-cell>
              <table:table-cell office:value-type="float" office:value="9341.67626658121">
                <text:p>9341.676266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8.557776927948">
                <text:p>638.557776927948</text:p>
              </table:table-cell>
              <table:table-cell office:value-type="float" office:value="10149.5021720272">
                <text:p>10149.5021720272</text:p>
              </table:table-cell>
              <table:table-cell office:value-type="float" office:value="582.676310300827">
                <text:p>582.676310300827</text:p>
              </table:table-cell>
              <table:table-cell office:value-type="float" office:value="9318.61262180139">
                <text:p>9318.6126218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8.391554355621">
                <text:p>648.391554355621</text:p>
              </table:table-cell>
              <table:table-cell office:value-type="float" office:value="10169.1064813269">
                <text:p>10169.1064813269</text:p>
              </table:table-cell>
              <table:table-cell office:value-type="float" office:value="593.39500784874">
                <text:p>593.39500784874</text:p>
              </table:table-cell>
              <table:table-cell office:value-type="float" office:value="9329.53425931924">
                <text:p>9329.5342593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8.183134794235">
                <text:p>658.183134794235</text:p>
              </table:table-cell>
              <table:table-cell office:value-type="float" office:value="10212.9332335392">
                <text:p>10212.9332335392</text:p>
              </table:table-cell>
              <table:table-cell office:value-type="float" office:value="605.23780298233">
                <text:p>605.23780298233</text:p>
              </table:table-cell>
              <table:table-cell office:value-type="float" office:value="8444.00115421168">
                <text:p>8444.0011542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7.854779243469">
                <text:p>667.854779243469</text:p>
              </table:table-cell>
              <table:table-cell office:value-type="float" office:value="10339.5866782332">
                <text:p>10339.5866782332</text:p>
              </table:table-cell>
              <table:table-cell office:value-type="float" office:value="618.006927251816">
                <text:p>618.006927251816</text:p>
              </table:table-cell>
              <table:table-cell office:value-type="float" office:value="7831.42600398039">
                <text:p>7831.4260039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7.593753576279">
                <text:p>677.593753576279</text:p>
              </table:table-cell>
              <table:table-cell office:value-type="float" office:value="10268.09889328">
                <text:p>10268.09889328</text:p>
              </table:table-cell>
              <table:table-cell office:value-type="float" office:value="630.687183380127">
                <text:p>630.687183380127</text:p>
              </table:table-cell>
              <table:table-cell office:value-type="float" office:value="7886.30361350605">
                <text:p>7886.3036135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.260952472687">
                <text:p>687.260952472687</text:p>
              </table:table-cell>
              <table:table-cell office:value-type="float" office:value="10344.3312684644">
                <text:p>10344.3312684644</text:p>
              </table:table-cell>
              <table:table-cell office:value-type="float" office:value="643.458597660065">
                <text:p>643.458597660065</text:p>
              </table:table-cell>
              <table:table-cell office:value-type="float" office:value="7830.01796367902">
                <text:p>7830.017963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6.929547309875">
                <text:p>696.929547309875</text:p>
              </table:table-cell>
              <table:table-cell office:value-type="float" office:value="10342.825512831">
                <text:p>10342.825512831</text:p>
              </table:table-cell>
              <table:table-cell office:value-type="float" office:value="656.268225431442">
                <text:p>656.268225431442</text:p>
              </table:table-cell>
              <table:table-cell office:value-type="float" office:value="7806.66645088524">
                <text:p>7806.6664508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5.607877969742">
                <text:p>705.607877969742</text:p>
              </table:table-cell>
              <table:table-cell office:value-type="float" office:value="11523.0480797164">
                <text:p>11523.0480797164</text:p>
              </table:table-cell>
              <table:table-cell office:value-type="float" office:value="668.958848237991">
                <text:p>668.958848237991</text:p>
              </table:table-cell>
              <table:table-cell office:value-type="float" office:value="7879.87551450555">
                <text:p>7879.8755145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.144335508347">
                <text:p>713.144335508347</text:p>
              </table:table-cell>
              <table:table-cell office:value-type="float" office:value="13268.9614949296">
                <text:p>13268.9614949296</text:p>
              </table:table-cell>
              <table:table-cell office:value-type="float" office:value="681.677980422974">
                <text:p>681.677980422974</text:p>
              </table:table-cell>
              <table:table-cell office:value-type="float" office:value="7862.21553059671">
                <text:p>7862.21553059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.658038854599">
                <text:p>720.658038854599</text:p>
              </table:table-cell>
              <table:table-cell office:value-type="float" office:value="13309.1260605913">
                <text:p>13309.1260605913</text:p>
              </table:table-cell>
              <table:table-cell office:value-type="float" office:value="694.425909280777">
                <text:p>694.425909280777</text:p>
              </table:table-cell>
              <table:table-cell office:value-type="float" office:value="7844.45157305573">
                <text:p>7844.4515730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8.208097219467">
                <text:p>728.208097219467</text:p>
              </table:table-cell>
              <table:table-cell office:value-type="float" office:value="13245.0302684163">
                <text:p>13245.0302684163</text:p>
              </table:table-cell>
              <table:table-cell office:value-type="float" office:value="708.686749696732">
                <text:p>708.686749696732</text:p>
              </table:table-cell>
              <table:table-cell office:value-type="float" office:value="7012.24497670672">
                <text:p>7012.2449767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5.717432975769">
                <text:p>735.717432975769</text:p>
              </table:table-cell>
              <table:table-cell office:value-type="float" office:value="13316.8733384087">
                <text:p>13316.8733384087</text:p>
              </table:table-cell>
              <table:table-cell office:value-type="float" office:value="723.484872102737">
                <text:p>723.484872102737</text:p>
              </table:table-cell>
              <table:table-cell office:value-type="float" office:value="6757.6472647473">
                <text:p>6757.647264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.192207813263">
                <text:p>743.192207813263</text:p>
              </table:table-cell>
              <table:table-cell office:value-type="float" office:value="13378.4471804303">
                <text:p>13378.4471804303</text:p>
              </table:table-cell>
              <table:table-cell office:value-type="float" office:value="738.231164216995">
                <text:p>738.231164216995</text:p>
              </table:table-cell>
              <table:table-cell office:value-type="float" office:value="6781.40925870131">
                <text:p>6781.4092587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0.670789718628">
                <text:p>750.670789718628</text:p>
              </table:table-cell>
              <table:table-cell office:value-type="float" office:value="13371.6375032646">
                <text:p>13371.6375032646</text:p>
              </table:table-cell>
              <table:table-cell office:value-type="float" office:value="753.03774023056">
                <text:p>753.03774023056</text:p>
              </table:table-cell>
              <table:table-cell office:value-type="float" office:value="6753.78318900061">
                <text:p>6753.783189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8.220386743546">
                <text:p>758.220386743546</text:p>
              </table:table-cell>
              <table:table-cell office:value-type="float" office:value="13245.8639124341">
                <text:p>13245.8639124341</text:p>
              </table:table-cell>
              <table:table-cell office:value-type="float" office:value="767.798245191574">
                <text:p>767.798245191574</text:p>
              </table:table-cell>
              <table:table-cell office:value-type="float" office:value="6774.86147107019">
                <text:p>6774.8614710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5.698760986328">
                <text:p>765.698760986328</text:p>
              </table:table-cell>
              <table:table-cell office:value-type="float" office:value="13372.0126525651">
                <text:p>13372.0126525651</text:p>
              </table:table-cell>
              <table:table-cell office:value-type="float" office:value="782.635432243347">
                <text:p>782.635432243347</text:p>
              </table:table-cell>
              <table:table-cell office:value-type="float" office:value="6739.85180278291">
                <text:p>6739.8518027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3.216778278351">
                <text:p>773.216778278351</text:p>
              </table:table-cell>
              <table:table-cell office:value-type="float" office:value="13301.4835470449">
                <text:p>13301.4835470449</text:p>
              </table:table-cell>
              <table:table-cell office:value-type="float" office:value="797.430814266205">
                <text:p>797.430814266205</text:p>
              </table:table-cell>
              <table:table-cell office:value-type="float" office:value="6758.89651817492">
                <text:p>6758.8965181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.746409654617">
                <text:p>780.746409654617</text:p>
              </table:table-cell>
              <table:table-cell office:value-type="float" office:value="13280.9946813693">
                <text:p>13280.9946813693</text:p>
              </table:table-cell>
              <table:table-cell office:value-type="float" office:value="814.160732030869">
                <text:p>814.160732030869</text:p>
              </table:table-cell>
              <table:table-cell office:value-type="float" office:value="5977.34746655507">
                <text:p>5977.3474665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8.283735275269">
                <text:p>788.283735275269</text:p>
              </table:table-cell>
              <table:table-cell office:value-type="float" office:value="13267.4278235755">
                <text:p>13267.4278235755</text:p>
              </table:table-cell>
              <table:table-cell office:value-type="float" office:value="831.013790607452">
                <text:p>831.013790607452</text:p>
              </table:table-cell>
              <table:table-cell office:value-type="float" office:value="5933.66798455094">
                <text:p>5933.667984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5.769749403">
                <text:p>795.769749403</text:p>
              </table:table-cell>
              <table:table-cell office:value-type="float" office:value="13358.3460903617">
                <text:p>13358.3460903617</text:p>
              </table:table-cell>
              <table:table-cell office:value-type="float" office:value="847.83963227272">
                <text:p>847.83963227272</text:p>
              </table:table-cell>
              <table:table-cell office:value-type="float" office:value="5943.2659600408">
                <text:p>5943.26596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3.146281480789">
                <text:p>803.146281480789</text:p>
              </table:table-cell>
              <table:table-cell office:value-type="float" office:value="13556.6407695632">
                <text:p>13556.6407695632</text:p>
              </table:table-cell>
              <table:table-cell office:value-type="float" office:value="864.704498529434">
                <text:p>864.704498529434</text:p>
              </table:table-cell>
              <table:table-cell office:value-type="float" office:value="5929.51032891354">
                <text:p>5929.5103289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8.582965135574">
                <text:p>808.582965135574</text:p>
              </table:table-cell>
              <table:table-cell office:value-type="float" office:value="18393.8379057243">
                <text:p>18393.8379057243</text:p>
              </table:table-cell>
              <table:table-cell office:value-type="float" office:value="881.557802677155">
                <text:p>881.557802677155</text:p>
              </table:table-cell>
              <table:table-cell office:value-type="float" office:value="5933.57816646767">
                <text:p>5933.5781664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4.028887748718">
                <text:p>814.028887748718</text:p>
              </table:table-cell>
              <table:table-cell office:value-type="float" office:value="18362.5938781956">
                <text:p>18362.5938781956</text:p>
              </table:table-cell>
              <table:table-cell office:value-type="float" office:value="898.400544881821">
                <text:p>898.400544881821</text:p>
              </table:table-cell>
              <table:table-cell office:value-type="float" office:value="5937.30260855183">
                <text:p>5937.3026085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9.444213628769">
                <text:p>819.444213628769</text:p>
              </table:table-cell>
              <table:table-cell office:value-type="float" office:value="18466.3963682744">
                <text:p>18466.3963682744</text:p>
              </table:table-cell>
              <table:table-cell office:value-type="float" office:value="917.292373895645">
                <text:p>917.292373895645</text:p>
              </table:table-cell>
              <table:table-cell office:value-type="float" office:value="5293.31697378596">
                <text:p>5293.3169737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4.907173156738">
                <text:p>824.907173156738</text:p>
              </table:table-cell>
              <table:table-cell office:value-type="float" office:value="18305.3431143293">
                <text:p>18305.3431143293</text:p>
              </table:table-cell>
              <table:table-cell office:value-type="float" office:value="936.073903083801">
                <text:p>936.073903083801</text:p>
              </table:table-cell>
              <table:table-cell office:value-type="float" office:value="5324.39961970749">
                <text:p>5324.3996197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.387958288193">
                <text:p>830.387958288193</text:p>
              </table:table-cell>
              <table:table-cell office:value-type="float" office:value="18245.7769895145">
                <text:p>18245.7769895145</text:p>
              </table:table-cell>
              <table:table-cell office:value-type="float" office:value="954.937232017517">
                <text:p>954.937232017517</text:p>
              </table:table-cell>
              <table:table-cell office:value-type="float" office:value="5301.30582401915">
                <text:p>5301.305824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5.836918354034">
                <text:p>835.836918354034</text:p>
              </table:table-cell>
              <table:table-cell office:value-type="float" office:value="18352.3746203393">
                <text:p>18352.3746203393</text:p>
              </table:table-cell>
              <table:table-cell office:value-type="float" office:value="973.802370548248">
                <text:p>973.802370548248</text:p>
              </table:table-cell>
              <table:table-cell office:value-type="float" office:value="5300.80561350269">
                <text:p>5300.8056135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1.335719823837">
                <text:p>841.335719823837</text:p>
              </table:table-cell>
              <table:table-cell office:value-type="float" office:value="18186.0255682884">
                <text:p>18186.0255682884</text:p>
              </table:table-cell>
              <table:table-cell office:value-type="float" office:value="992.661885738373">
                <text:p>992.661885738373</text:p>
              </table:table-cell>
              <table:table-cell office:value-type="float" office:value="5302.38522280514">
                <text:p>5302.3852228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.743179559708">
                <text:p>846.743179559708</text:p>
              </table:table-cell>
              <table:table-cell office:value-type="float" office:value="18493.2098155231">
                <text:p>18493.2098155231</text:p>
              </table:table-cell>
              <table:table-cell office:value-type="float" office:value="1013.10726094246">
                <text:p>1013.10726094246</text:p>
              </table:table-cell>
              <table:table-cell office:value-type="float" office:value="4891.09998369985">
                <text:p>4891.0999836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2.153200864792">
                <text:p>852.153200864792</text:p>
              </table:table-cell>
              <table:table-cell office:value-type="float" office:value="18484.430618117">
                <text:p>18484.43061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7.611786842346">
                <text:p>857.611786842346</text:p>
              </table:table-cell>
              <table:table-cell office:value-type="float" office:value="18320.0139945328">
                <text:p>18320.013994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3.109851837158">
                <text:p>863.109851837158</text:p>
              </table:table-cell>
              <table:table-cell office:value-type="float" office:value="18188.4577058593">
                <text:p>18188.457705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8.525264978409">
                <text:p>868.525264978409</text:p>
              </table:table-cell>
              <table:table-cell office:value-type="float" office:value="18466.0679116373">
                <text:p>18466.067911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3.930901765823">
                <text:p>873.930901765823</text:p>
              </table:table-cell>
              <table:table-cell office:value-type="float" office:value="18499.4855451598">
                <text:p>18499.485545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9.336004495621">
                <text:p>879.336004495621</text:p>
              </table:table-cell>
              <table:table-cell office:value-type="float" office:value="18501.2138722051">
                <text:p>18501.213872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4.74764752388">
                <text:p>884.74764752388</text:p>
              </table:table-cell>
              <table:table-cell office:value-type="float" office:value="18478.8749868269">
                <text:p>18478.874986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.141904592514">
                <text:p>890.141904592514</text:p>
              </table:table-cell>
              <table:table-cell office:value-type="float" office:value="18538.4380619499">
                <text:p>18538.438061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5.54021525383">
                <text:p>895.54021525383</text:p>
              </table:table-cell>
              <table:table-cell office:value-type="float" office:value="18524.5173915784">
                <text:p>18524.517391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932885169983">
                <text:p>900.932885169983</text:p>
              </table:table-cell>
              <table:table-cell office:value-type="float" office:value="18543.9393854319">
                <text:p>18543.939385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5.156767129898">
                <text:p>905.156767129898</text:p>
              </table:table-cell>
              <table:table-cell office:value-type="float" office:value="23675.2768660766">
                <text:p>23675.276866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8.673903465271">
                <text:p>908.673903465271</text:p>
              </table:table-cell>
              <table:table-cell office:value-type="float" office:value="28432.9271190266">
                <text:p>28432.927119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2.183331727982">
                <text:p>912.183331727982</text:p>
              </table:table-cell>
              <table:table-cell office:value-type="float" office:value="28495.1655144081">
                <text:p>28495.165514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5.690114974976">
                <text:p>915.690114974976</text:p>
              </table:table-cell>
              <table:table-cell office:value-type="float" office:value="28516.536420674">
                <text:p>28516.53642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9.214743852615">
                <text:p>919.214743852615</text:p>
              </table:table-cell>
              <table:table-cell office:value-type="float" office:value="28372.1767451733">
                <text:p>28372.176745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2.72113108635">
                <text:p>922.72113108635</text:p>
              </table:table-cell>
              <table:table-cell office:value-type="float" office:value="28519.8618552872">
                <text:p>28519.861855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6.242872238159">
                <text:p>926.242872238159</text:p>
              </table:table-cell>
              <table:table-cell office:value-type="float" office:value="28395.54908672">
                <text:p>28395.5490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9.766636371613">
                <text:p>929.766636371613</text:p>
              </table:table-cell>
              <table:table-cell office:value-type="float" office:value="28379.1183529829">
                <text:p>28379.118352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3.290024280548">
                <text:p>933.290024280548</text:p>
              </table:table-cell>
              <table:table-cell office:value-type="float" office:value="28382.1448511828">
                <text:p>28382.144851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6.815303564072">
                <text:p>936.815303564072</text:p>
              </table:table-cell>
              <table:table-cell office:value-type="float" office:value="28367.0514269405">
                <text:p>28367.051426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0.342153549194">
                <text:p>940.342153549194</text:p>
              </table:table-cell>
              <table:table-cell office:value-type="float" office:value="28354.279773047">
                <text:p>28354.2797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3.859934806824">
                <text:p>943.859934806824</text:p>
              </table:table-cell>
              <table:table-cell office:value-type="float" office:value="28427.3848518504">
                <text:p>28427.38485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7.376543998718">
                <text:p>947.376543998718</text:p>
              </table:table-cell>
              <table:table-cell office:value-type="float" office:value="28436.9830534239">
                <text:p>28436.983053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0.890516996384">
                <text:p>950.890516996384</text:p>
              </table:table-cell>
              <table:table-cell office:value-type="float" office:value="28458.193370875">
                <text:p>28458.193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4.419429779053">
                <text:p>954.419429779053</text:p>
              </table:table-cell>
              <table:table-cell office:value-type="float" office:value="28337.7263534793">
                <text:p>28337.726353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7.932168006897">
                <text:p>957.932168006897</text:p>
              </table:table-cell>
              <table:table-cell office:value-type="float" office:value="28468.2084946262">
                <text:p>28468.208494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1.451690912247">
                <text:p>961.451690912247</text:p>
              </table:table-cell>
              <table:table-cell office:value-type="float" office:value="28413.4173688102">
                <text:p>28413.41736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4.968519687653">
                <text:p>964.968519687653</text:p>
              </table:table-cell>
              <table:table-cell office:value-type="float" office:value="28435.0879552708">
                <text:p>28435.08795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8.505835533142">
                <text:p>968.505835533142</text:p>
              </table:table-cell>
              <table:table-cell office:value-type="float" office:value="28270.411624835">
                <text:p>28270.411624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2.025561332703">
                <text:p>972.025561332703</text:p>
              </table:table-cell>
              <table:table-cell office:value-type="float" office:value="28411.7486597353">
                <text:p>28411.748659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5.573212862015">
                <text:p>975.573212862015</text:p>
              </table:table-cell>
              <table:table-cell office:value-type="float" office:value="28188.1273949183">
                <text:p>28188.127394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9.128557682037">
                <text:p>979.128557682037</text:p>
              </table:table-cell>
              <table:table-cell office:value-type="float" office:value="28127.1593440315">
                <text:p>28127.159344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2.698733091354">
                <text:p>982.698733091354</text:p>
              </table:table-cell>
              <table:table-cell office:value-type="float" office:value="28010.3033581813">
                <text:p>28010.303358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6.20815372467">
                <text:p>986.20815372467</text:p>
              </table:table-cell>
              <table:table-cell office:value-type="float" office:value="28495.1751939012">
                <text:p>28495.175193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9.720740318298">
                <text:p>989.720740318298</text:p>
              </table:table-cell>
              <table:table-cell office:value-type="float" office:value="28469.439382748">
                <text:p>28469.43938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3.255704879761">
                <text:p>993.255704879761</text:p>
              </table:table-cell>
              <table:table-cell office:value-type="float" office:value="28289.2102425958">
                <text:p>28289.210242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6.765582323074">
                <text:p>996.765582323074</text:p>
              </table:table-cell>
              <table:table-cell office:value-type="float" office:value="28491.4335919544">
                <text:p>28491.433591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.27504277229">
                <text:p>1000.27504277229</text:p>
              </table:table-cell>
              <table:table-cell office:value-type="float" office:value="28494.8480306793">
                <text:p>28494.848030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3.59994006157">
                <text:p>1003.59994006157</text:p>
              </table:table-cell>
              <table:table-cell office:value-type="float" office:value="30076.567785225">
                <text:p>30076.56778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6.43269133568">
                <text:p>1006.43269133568</text:p>
              </table:table-cell>
              <table:table-cell office:value-type="float" office:value="35302.0382209029">
                <text:p>35302.038220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9.27440142632">
                <text:p>1009.27440142632</text:p>
              </table:table-cell>
              <table:table-cell office:value-type="float" office:value="35190.7099232119">
                <text:p>35190.70992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dis - 3B'.E2:'redis - 3B'.E158 'redis - 3B'.G2:'redis - 3B'.G158" svg:x="1.331cm" svg:y="0.18cm" svg:width="14.349cm" svg:height="7.659cm">
          <chartooo:coordinate-region svg:x="2.508cm" svg:y="0.379cm" svg:width="12.8cm" svg:height="6.813cm"/>
          <chart:axis chart:dimension="x" chart:name="primary-x" chart:style-name="ch3">
            <chart:title svg:x="5.815cm" svg:y="8.019cm" chart:style-name="ch4">
              <text:p>Time (s) == distance to node1 (atom)</text:p>
            </chart:title>
          </chart:axis>
          <chart:axis chart:dimension="y" chart:name="primary-y" chart:style-name="ch3">
            <chart:title svg:x="0.451cm" svg:y="4.49cm" chart:style-name="ch5">
              <text:p>Req/s</text:p>
            </chart:title>
            <chart:grid chart:style-name="ch6" chart:class="major"/>
          </chart:axis>
          <chart:series chart:style-name="ch7" chart:values-cell-range-address="'redis - 3B'.G2:'redis - 3B'.G158" chart:class="chart:scatter">
            <chart:domain table:cell-range-address="'redis - 3B'.E2:'redis - 3B'.E158"/>
            <chart:data-point chart:repeated="1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397323608398">
                <text:p>2.51397323608398</text:p>
                <draw:g>
                  <svg:desc>'redis - 3B'.E2:'redis - 3B'.E158</svg:desc>
                </draw:g>
              </table:table-cell>
              <table:table-cell office:value-type="float" office:value="39777.9311834764">
                <text:p>39777.9311834764</text:p>
                <draw:g>
                  <svg:desc>'redis - 3B'.G2:'redis - 3B'.G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9941697120667">
                <text:p>5.09941697120667</text:p>
              </table:table-cell>
              <table:table-cell office:value-type="float" office:value="38678.8006383292">
                <text:p>38678.8006383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3543400764465">
                <text:p>7.53543400764465</text:p>
              </table:table-cell>
              <table:table-cell office:value-type="float" office:value="41051.2869976781">
                <text:p>41051.2869976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576593875885">
                <text:p>10.0576593875885</text:p>
              </table:table-cell>
              <table:table-cell office:value-type="float" office:value="39648.1870729431">
                <text:p>39648.187072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670160293579">
                <text:p>12.6670160293579</text:p>
              </table:table-cell>
              <table:table-cell office:value-type="float" office:value="38324.2602304607">
                <text:p>38324.2602304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835217475891">
                <text:p>15.1835217475891</text:p>
              </table:table-cell>
              <table:table-cell office:value-type="float" office:value="39738.3221240669">
                <text:p>39738.3221240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7251486778259">
                <text:p>17.7251486778259</text:p>
              </table:table-cell>
              <table:table-cell office:value-type="float" office:value="39345.7152347781">
                <text:p>39345.7152347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2659249305725">
                <text:p>20.2659249305725</text:p>
              </table:table-cell>
              <table:table-cell office:value-type="float" office:value="39358.7891358848">
                <text:p>39358.7891358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7738032341003">
                <text:p>22.7738032341003</text:p>
              </table:table-cell>
              <table:table-cell office:value-type="float" office:value="39875.1846969487">
                <text:p>39875.1846969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3679676055908">
                <text:p>25.3679676055908</text:p>
              </table:table-cell>
              <table:table-cell office:value-type="float" office:value="38548.685602558">
                <text:p>38548.68560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998005390167">
                <text:p>27.8998005390167</text:p>
              </table:table-cell>
              <table:table-cell office:value-type="float" office:value="39497.7314934664">
                <text:p>39497.7314934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1985657215118">
                <text:p>30.1985657215118</text:p>
              </table:table-cell>
              <table:table-cell office:value-type="float" office:value="43502.4054754711">
                <text:p>43502.4054754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6098735332489">
                <text:p>32.6098735332489</text:p>
              </table:table-cell>
              <table:table-cell office:value-type="float" office:value="41471.9764087635">
                <text:p>41471.9764087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1466345787048">
                <text:p>35.1466345787048</text:p>
              </table:table-cell>
              <table:table-cell office:value-type="float" office:value="39421.0099317956">
                <text:p>39421.0099317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9254424571991">
                <text:p>37.9254424571991</text:p>
              </table:table-cell>
              <table:table-cell office:value-type="float" office:value="35987.3804475875">
                <text:p>35987.380447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1690800189972">
                <text:p>40.1690800189972</text:p>
              </table:table-cell>
              <table:table-cell office:value-type="float" office:value="44571.3169614513">
                <text:p>44571.3169614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7273709774017">
                <text:p>42.7273709774017</text:p>
              </table:table-cell>
              <table:table-cell office:value-type="float" office:value="39089.4696277077">
                <text:p>39089.4696277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3194644451141">
                <text:p>45.3194644451141</text:p>
              </table:table-cell>
              <table:table-cell office:value-type="float" office:value="38579.5228774522">
                <text:p>38579.5228774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8902566432953">
                <text:p>47.8902566432953</text:p>
              </table:table-cell>
              <table:table-cell office:value-type="float" office:value="38899.1467570303">
                <text:p>38899.1467570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5052051544189">
                <text:p>50.5052051544189</text:p>
              </table:table-cell>
              <table:table-cell office:value-type="float" office:value="38242.2844215562">
                <text:p>38242.284421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8336672782898">
                <text:p>52.8336672782898</text:p>
              </table:table-cell>
              <table:table-cell office:value-type="float" office:value="42947.7862809278">
                <text:p>42947.7862809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2979261875153">
                <text:p>55.2979261875153</text:p>
              </table:table-cell>
              <table:table-cell office:value-type="float" office:value="40580.8307882657">
                <text:p>40580.8307882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8510527610779">
                <text:p>57.8510527610779</text:p>
              </table:table-cell>
              <table:table-cell office:value-type="float" office:value="39168.2916345151">
                <text:p>39168.2916345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4175369739532">
                <text:p>60.4175369739532</text:p>
              </table:table-cell>
              <table:table-cell office:value-type="float" office:value="38964.4711397685">
                <text:p>38964.4711397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2397904396057">
                <text:p>63.2397904396057</text:p>
              </table:table-cell>
              <table:table-cell office:value-type="float" office:value="35433.2533284695">
                <text:p>35433.2533284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8601372241974">
                <text:p>65.8601372241974</text:p>
              </table:table-cell>
              <table:table-cell office:value-type="float" office:value="38163.5404827675">
                <text:p>38163.5404827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4988791942596">
                <text:p>68.4988791942596</text:p>
              </table:table-cell>
              <table:table-cell office:value-type="float" office:value="37897.4528053242">
                <text:p>37897.4528053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0103628635406">
                <text:p>71.0103628635406</text:p>
              </table:table-cell>
              <table:table-cell office:value-type="float" office:value="39817.7515821995">
                <text:p>39817.7515821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7980735301971">
                <text:p>73.7980735301971</text:p>
              </table:table-cell>
              <table:table-cell office:value-type="float" office:value="35872.3205579597">
                <text:p>35872.3205579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4082670211792">
                <text:p>76.4082670211792</text:p>
              </table:table-cell>
              <table:table-cell office:value-type="float" office:value="38311.9169650758">
                <text:p>38311.9169650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9066638946533">
                <text:p>78.9066638946533</text:p>
              </table:table-cell>
              <table:table-cell office:value-type="float" office:value="40026.3234640701">
                <text:p>40026.3234640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.4249088764191">
                <text:p>81.4249088764191</text:p>
              </table:table-cell>
              <table:table-cell office:value-type="float" office:value="39710.8494693912">
                <text:p>39710.8494693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0326755046845">
                <text:p>84.0326755046845</text:p>
              </table:table-cell>
              <table:table-cell office:value-type="float" office:value="38347.5997276183">
                <text:p>38347.5997276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2963659763336">
                <text:p>86.2963659763336</text:p>
              </table:table-cell>
              <table:table-cell office:value-type="float" office:value="44176.6605518271">
                <text:p>44176.6605518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8376867771149">
                <text:p>88.8376867771149</text:p>
              </table:table-cell>
              <table:table-cell office:value-type="float" office:value="39350.259285716">
                <text:p>39350.259285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3194534778595">
                <text:p>91.3194534778595</text:p>
              </table:table-cell>
              <table:table-cell office:value-type="float" office:value="40294.5612913768">
                <text:p>40294.5612913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7718462944031">
                <text:p>93.7718462944031</text:p>
              </table:table-cell>
              <table:table-cell office:value-type="float" office:value="40777.1756920705">
                <text:p>40777.1756920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.232364654541">
                <text:p>96.232364654541</text:p>
              </table:table-cell>
              <table:table-cell office:value-type="float" office:value="40642.5475700881">
                <text:p>40642.5475700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9234910011292">
                <text:p>98.9234910011292</text:p>
              </table:table-cell>
              <table:table-cell office:value-type="float" office:value="37159.761216668">
                <text:p>37159.761216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891772508621">
                <text:p>101.891772508621</text:p>
              </table:table-cell>
              <table:table-cell office:value-type="float" office:value="33690.0330353661">
                <text:p>33690.0330353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.948697328568">
                <text:p>104.948697328568</text:p>
              </table:table-cell>
              <table:table-cell office:value-type="float" office:value="32713.0956691983">
                <text:p>32713.0956691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.968979358673">
                <text:p>107.968979358673</text:p>
              </table:table-cell>
              <table:table-cell office:value-type="float" office:value="33110.052711741">
                <text:p>33110.052711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1.002448558807">
                <text:p>111.002448558807</text:p>
              </table:table-cell>
              <table:table-cell office:value-type="float" office:value="32966.0357332529">
                <text:p>32966.0357332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.067918300629">
                <text:p>114.067918300629</text:p>
              </table:table-cell>
              <table:table-cell office:value-type="float" office:value="32621.897226383">
                <text:p>32621.897226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.126528501511">
                <text:p>117.126528501511</text:p>
              </table:table-cell>
              <table:table-cell office:value-type="float" office:value="32695.0313312469">
                <text:p>32695.0313312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.216231584549">
                <text:p>120.216231584549</text:p>
              </table:table-cell>
              <table:table-cell office:value-type="float" office:value="32366.0390805871">
                <text:p>32366.0390805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338578462601">
                <text:p>123.338578462601</text:p>
              </table:table-cell>
              <table:table-cell office:value-type="float" office:value="32027.6557165069">
                <text:p>32027.6557165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402147769928">
                <text:p>126.402147769928</text:p>
              </table:table-cell>
              <table:table-cell office:value-type="float" office:value="32642.2432078664">
                <text:p>32642.2432078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.459840536118">
                <text:p>129.459840536118</text:p>
              </table:table-cell>
              <table:table-cell office:value-type="float" office:value="32704.9841387645">
                <text:p>32704.9841387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486591815948">
                <text:p>132.486591815948</text:p>
              </table:table-cell>
              <table:table-cell office:value-type="float" office:value="33039.1741844901">
                <text:p>33039.1741844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588347434998">
                <text:p>135.588347434998</text:p>
              </table:table-cell>
              <table:table-cell office:value-type="float" office:value="32240.2745620764">
                <text:p>32240.2745620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.640110492706">
                <text:p>138.640110492706</text:p>
              </table:table-cell>
              <table:table-cell office:value-type="float" office:value="32768.4838471443">
                <text:p>32768.4838471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.696300983429">
                <text:p>141.696300983429</text:p>
              </table:table-cell>
              <table:table-cell office:value-type="float" office:value="32720.9482988759">
                <text:p>32720.948298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.79526758194">
                <text:p>144.79526758194</text:p>
              </table:table-cell>
              <table:table-cell office:value-type="float" office:value="32269.2708558131">
                <text:p>32269.2708558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.856774806976">
                <text:p>147.856774806976</text:p>
              </table:table-cell>
              <table:table-cell office:value-type="float" office:value="32664.115353755">
                <text:p>32664.115353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.967622518539">
                <text:p>150.967622518539</text:p>
              </table:table-cell>
              <table:table-cell office:value-type="float" office:value="32146.0960997441">
                <text:p>32146.0960997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.021266698837">
                <text:p>154.021266698837</text:p>
              </table:table-cell>
              <table:table-cell office:value-type="float" office:value="32748.2333710137">
                <text:p>32748.2333710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.101689815521">
                <text:p>157.101689815521</text:p>
              </table:table-cell>
              <table:table-cell office:value-type="float" office:value="32463.570332986">
                <text:p>32463.570332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0.109422206879">
                <text:p>160.109422206879</text:p>
              </table:table-cell>
              <table:table-cell office:value-type="float" office:value="33248.1078726986">
                <text:p>33248.1078726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207235574722">
                <text:p>163.207235574722</text:p>
              </table:table-cell>
              <table:table-cell office:value-type="float" office:value="32281.2566550253">
                <text:p>32281.2566550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.201808214188">
                <text:p>166.201808214188</text:p>
              </table:table-cell>
              <table:table-cell office:value-type="float" office:value="33394.2065967488">
                <text:p>33394.2065967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.257169246674">
                <text:p>169.257169246674</text:p>
              </table:table-cell>
              <table:table-cell office:value-type="float" office:value="32729.7879725421">
                <text:p>32729.7879725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.359144210815">
                <text:p>172.359144210815</text:p>
              </table:table-cell>
              <table:table-cell office:value-type="float" office:value="32237.9402602168">
                <text:p>32237.9402602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.423305273056">
                <text:p>175.423305273056</text:p>
              </table:table-cell>
              <table:table-cell office:value-type="float" office:value="32636.0001279201">
                <text:p>32636.0001279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.519357442856">
                <text:p>178.519357442856</text:p>
              </table:table-cell>
              <table:table-cell office:value-type="float" office:value="32299.6699265355">
                <text:p>32299.6699265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.619007587433">
                <text:p>181.619007587433</text:p>
              </table:table-cell>
              <table:table-cell office:value-type="float" office:value="32262.154620361">
                <text:p>32262.154620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4.647283315659">
                <text:p>184.647283315659</text:p>
              </table:table-cell>
              <table:table-cell office:value-type="float" office:value="33022.718676592">
                <text:p>33022.718676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7.612585544586">
                <text:p>187.612585544586</text:p>
              </table:table-cell>
              <table:table-cell office:value-type="float" office:value="33723.9610030036">
                <text:p>33723.9610030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.677670240402">
                <text:p>190.677670240402</text:p>
              </table:table-cell>
              <table:table-cell office:value-type="float" office:value="32625.9598252172">
                <text:p>32625.9598252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3.765813827515">
                <text:p>193.765813827515</text:p>
              </table:table-cell>
              <table:table-cell office:value-type="float" office:value="32382.3289915797">
                <text:p>32382.3289915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.891261100769">
                <text:p>196.891261100769</text:p>
              </table:table-cell>
              <table:table-cell office:value-type="float" office:value="31996.0234434364">
                <text:p>31996.0234434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.345182657242">
                <text:p>200.345182657242</text:p>
              </table:table-cell>
              <table:table-cell office:value-type="float" office:value="28953.0290135402">
                <text:p>28953.0290135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.79904794693">
                <text:p>204.79904794693</text:p>
              </table:table-cell>
              <table:table-cell office:value-type="float" office:value="22452.6830885201">
                <text:p>22452.6830885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.261612653732">
                <text:p>209.261612653732</text:p>
              </table:table-cell>
              <table:table-cell office:value-type="float" office:value="22408.8733133991">
                <text:p>22408.8733133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.717421770096">
                <text:p>213.717421770096</text:p>
              </table:table-cell>
              <table:table-cell office:value-type="float" office:value="22442.8364490622">
                <text:p>22442.8364490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.188485145569">
                <text:p>218.188485145569</text:p>
              </table:table-cell>
              <table:table-cell office:value-type="float" office:value="22366.2944215924">
                <text:p>22366.2944215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.651699304581">
                <text:p>222.651699304581</text:p>
              </table:table-cell>
              <table:table-cell office:value-type="float" office:value="22405.6316645446">
                <text:p>22405.6316645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.109746456146">
                <text:p>227.109746456146</text:p>
              </table:table-cell>
              <table:table-cell office:value-type="float" office:value="22431.5647535062">
                <text:p>22431.564753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1.561474323273">
                <text:p>231.561474323273</text:p>
              </table:table-cell>
              <table:table-cell office:value-type="float" office:value="22463.433423509">
                <text:p>22463.433423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6.0206387043">
                <text:p>236.0206387043</text:p>
              </table:table-cell>
              <table:table-cell office:value-type="float" office:value="22425.9673237666">
                <text:p>22425.9673237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.471759557724">
                <text:p>240.471759557724</text:p>
              </table:table-cell>
              <table:table-cell office:value-type="float" office:value="22466.5377835779">
                <text:p>22466.53778357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937078475952">
                <text:p>244.937078475952</text:p>
              </table:table-cell>
              <table:table-cell office:value-type="float" office:value="22395.089626459">
                <text:p>22395.089626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392445325851">
                <text:p>249.392445325851</text:p>
              </table:table-cell>
              <table:table-cell office:value-type="float" office:value="22445.1363486015">
                <text:p>22445.1363486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3.84113574028">
                <text:p>253.84113574028</text:p>
              </table:table-cell>
              <table:table-cell office:value-type="float" office:value="22478.7758712279">
                <text:p>22478.7758712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8.29492354393">
                <text:p>258.29492354393</text:p>
              </table:table-cell>
              <table:table-cell office:value-type="float" office:value="22453.0508829341">
                <text:p>22453.0508829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2.751777172089">
                <text:p>262.751777172089</text:p>
              </table:table-cell>
              <table:table-cell office:value-type="float" office:value="22437.5910792378">
                <text:p>22437.5910792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.221746921539">
                <text:p>267.221746921539</text:p>
              </table:table-cell>
              <table:table-cell office:value-type="float" office:value="22371.7761828153">
                <text:p>22371.7761828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1.689521074295">
                <text:p>271.689521074295</text:p>
              </table:table-cell>
              <table:table-cell office:value-type="float" office:value="22382.8289930655">
                <text:p>22382.8289930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6.161084651947">
                <text:p>276.161084651947</text:p>
              </table:table-cell>
              <table:table-cell office:value-type="float" office:value="22363.8079360064">
                <text:p>22363.8079360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68504953384">
                <text:p>280.668504953384</text:p>
              </table:table-cell>
              <table:table-cell office:value-type="float" office:value="22185.9042970305">
                <text:p>22185.9042970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.129549980164">
                <text:p>285.129549980164</text:p>
              </table:table-cell>
              <table:table-cell office:value-type="float" office:value="22416.5861735817">
                <text:p>22416.5861735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9.594627857208">
                <text:p>289.594627857208</text:p>
              </table:table-cell>
              <table:table-cell office:value-type="float" office:value="22396.2447946789">
                <text:p>22396.2447946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.077226877213">
                <text:p>294.077226877213</text:p>
              </table:table-cell>
              <table:table-cell office:value-type="float" office:value="22308.81642329">
                <text:p>22308.81642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8.556761741638">
                <text:p>298.556761741638</text:p>
              </table:table-cell>
              <table:table-cell office:value-type="float" office:value="22324.1146673759">
                <text:p>22324.1146673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4.912930965424">
                <text:p>304.912930965424</text:p>
              </table:table-cell>
              <table:table-cell office:value-type="float" office:value="15732.8758801698">
                <text:p>15732.8758801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.408812761307">
                <text:p>311.408812761307</text:p>
              </table:table-cell>
              <table:table-cell office:value-type="float" office:value="15394.5072239197">
                <text:p>15394.50722391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.902951955795">
                <text:p>317.902951955795</text:p>
              </table:table-cell>
              <table:table-cell office:value-type="float" office:value="15398.6330500029">
                <text:p>15398.6330500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4.371834278107">
                <text:p>324.371834278107</text:p>
              </table:table-cell>
              <table:table-cell office:value-type="float" office:value="15458.756013422">
                <text:p>15458.756013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.847664833069">
                <text:p>330.847664833069</text:p>
              </table:table-cell>
              <table:table-cell office:value-type="float" office:value="15442.1921610967">
                <text:p>15442.1921610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7.317909955978">
                <text:p>337.317909955978</text:p>
              </table:table-cell>
              <table:table-cell office:value-type="float" office:value="15455.5068062313">
                <text:p>15455.5068062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3.774434089661">
                <text:p>343.774434089661</text:p>
              </table:table-cell>
              <table:table-cell office:value-type="float" office:value="15488.3693140405">
                <text:p>15488.3693140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0.227670192718">
                <text:p>350.227670192718</text:p>
              </table:table-cell>
              <table:table-cell office:value-type="float" office:value="15496.24322772">
                <text:p>15496.24322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6.68333029747">
                <text:p>356.68333029747</text:p>
              </table:table-cell>
              <table:table-cell office:value-type="float" office:value="15490.3902464444">
                <text:p>15490.3902464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3.145902872086">
                <text:p>363.145902872086</text:p>
              </table:table-cell>
              <table:table-cell office:value-type="float" office:value="15473.8590424021">
                <text:p>15473.8590424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.620271682739">
                <text:p>369.620271682739</text:p>
              </table:table-cell>
              <table:table-cell office:value-type="float" office:value="15445.6746609977">
                <text:p>15445.6746609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6.072237730026">
                <text:p>376.072237730026</text:p>
              </table:table-cell>
              <table:table-cell office:value-type="float" office:value="15499.3062586163">
                <text:p>15499.3062586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.528007745743">
                <text:p>382.528007745743</text:p>
              </table:table-cell>
              <table:table-cell office:value-type="float" office:value="15490.1637018793">
                <text:p>15490.1637018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8.97624373436">
                <text:p>388.97624373436</text:p>
              </table:table-cell>
              <table:table-cell office:value-type="float" office:value="15508.2721058574">
                <text:p>15508.2721058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5.46090555191">
                <text:p>395.46090555191</text:p>
              </table:table-cell>
              <table:table-cell office:value-type="float" office:value="15421.1503579661">
                <text:p>15421.1503579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2.933220148087">
                <text:p>402.933220148087</text:p>
              </table:table-cell>
              <table:table-cell office:value-type="float" office:value="13382.847770164">
                <text:p>13382.847770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1.555883407593">
                <text:p>411.555883407593</text:p>
              </table:table-cell>
              <table:table-cell office:value-type="float" office:value="11597.4202836069">
                <text:p>11597.42028360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.170221567154">
                <text:p>420.170221567154</text:p>
              </table:table-cell>
              <table:table-cell office:value-type="float" office:value="11608.6299839697">
                <text:p>11608.6299839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.770138263702">
                <text:p>428.770138263702</text:p>
              </table:table-cell>
              <table:table-cell office:value-type="float" office:value="11628.0979468441">
                <text:p>11628.097946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7.349267721176">
                <text:p>437.349267721176</text:p>
              </table:table-cell>
              <table:table-cell office:value-type="float" office:value="11656.2743255678">
                <text:p>11656.2743255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5.92536854744">
                <text:p>445.92536854744</text:p>
              </table:table-cell>
              <table:table-cell office:value-type="float" office:value="11660.3972248709">
                <text:p>11660.3972248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4.474987983704">
                <text:p>454.474987983704</text:p>
              </table:table-cell>
              <table:table-cell office:value-type="float" office:value="11696.5063054491">
                <text:p>11696.5063054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.063156366348">
                <text:p>463.063156366348</text:p>
              </table:table-cell>
              <table:table-cell office:value-type="float" office:value="11644.0068248812">
                <text:p>11644.0068248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1.654917001724">
                <text:p>471.654917001724</text:p>
              </table:table-cell>
              <table:table-cell office:value-type="float" office:value="11639.1429028033">
                <text:p>11639.1429028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0.268461227417">
                <text:p>480.268461227417</text:p>
              </table:table-cell>
              <table:table-cell office:value-type="float" office:value="11609.6993474654">
                <text:p>11609.69934746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8.859292984009">
                <text:p>488.859292984009</text:p>
              </table:table-cell>
              <table:table-cell office:value-type="float" office:value="11640.4013876773">
                <text:p>11640.4013876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7.443527460098">
                <text:p>497.443527460098</text:p>
              </table:table-cell>
              <table:table-cell office:value-type="float" office:value="11649.34232647">
                <text:p>11649.34232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7.681550502777">
                <text:p>507.681550502777</text:p>
              </table:table-cell>
              <table:table-cell office:value-type="float" office:value="9767.56851304815">
                <text:p>9767.56851304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8.400190830231">
                <text:p>518.400190830231</text:p>
              </table:table-cell>
              <table:table-cell office:value-type="float" office:value="9329.59568565276">
                <text:p>9329.59568565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9.036314249039">
                <text:p>529.036314249039</text:p>
              </table:table-cell>
              <table:table-cell office:value-type="float" office:value="9401.98517696394">
                <text:p>9401.98517696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9.755820035934">
                <text:p>539.755820035934</text:p>
              </table:table-cell>
              <table:table-cell office:value-type="float" office:value="9328.85634064255">
                <text:p>9328.85634064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0.485099315643">
                <text:p>550.485099315643</text:p>
              </table:table-cell>
              <table:table-cell office:value-type="float" office:value="9320.34085175967">
                <text:p>9320.340851759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1.240275859833">
                <text:p>561.240275859833</text:p>
              </table:table-cell>
              <table:table-cell office:value-type="float" office:value="9297.90127616973">
                <text:p>9297.901276169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1.945041656494">
                <text:p>571.945041656494</text:p>
              </table:table-cell>
              <table:table-cell office:value-type="float" office:value="9341.67626658121">
                <text:p>9341.67626658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2.676310300827">
                <text:p>582.676310300827</text:p>
              </table:table-cell>
              <table:table-cell office:value-type="float" office:value="9318.61262180139">
                <text:p>9318.61262180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3.39500784874">
                <text:p>593.39500784874</text:p>
              </table:table-cell>
              <table:table-cell office:value-type="float" office:value="9329.53425931924">
                <text:p>9329.534259319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5.23780298233">
                <text:p>605.23780298233</text:p>
              </table:table-cell>
              <table:table-cell office:value-type="float" office:value="8444.00115421168">
                <text:p>8444.00115421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8.006927251816">
                <text:p>618.006927251816</text:p>
              </table:table-cell>
              <table:table-cell office:value-type="float" office:value="7831.42600398039">
                <text:p>7831.42600398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0.687183380127">
                <text:p>630.687183380127</text:p>
              </table:table-cell>
              <table:table-cell office:value-type="float" office:value="7886.30361350605">
                <text:p>7886.30361350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3.458597660065">
                <text:p>643.458597660065</text:p>
              </table:table-cell>
              <table:table-cell office:value-type="float" office:value="7830.01796367902">
                <text:p>7830.017963679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6.268225431442">
                <text:p>656.268225431442</text:p>
              </table:table-cell>
              <table:table-cell office:value-type="float" office:value="7806.66645088524">
                <text:p>7806.666450885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.958848237991">
                <text:p>668.958848237991</text:p>
              </table:table-cell>
              <table:table-cell office:value-type="float" office:value="7879.87551450555">
                <text:p>7879.87551450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1.677980422974">
                <text:p>681.677980422974</text:p>
              </table:table-cell>
              <table:table-cell office:value-type="float" office:value="7862.21553059671">
                <text:p>7862.21553059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425909280777">
                <text:p>694.425909280777</text:p>
              </table:table-cell>
              <table:table-cell office:value-type="float" office:value="7844.45157305573">
                <text:p>7844.451573055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8.686749696732">
                <text:p>708.686749696732</text:p>
              </table:table-cell>
              <table:table-cell office:value-type="float" office:value="7012.24497670672">
                <text:p>7012.24497670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3.484872102737">
                <text:p>723.484872102737</text:p>
              </table:table-cell>
              <table:table-cell office:value-type="float" office:value="6757.6472647473">
                <text:p>6757.64726474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8.231164216995">
                <text:p>738.231164216995</text:p>
              </table:table-cell>
              <table:table-cell office:value-type="float" office:value="6781.40925870131">
                <text:p>6781.40925870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3.03774023056">
                <text:p>753.03774023056</text:p>
              </table:table-cell>
              <table:table-cell office:value-type="float" office:value="6753.78318900061">
                <text:p>6753.78318900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7.798245191574">
                <text:p>767.798245191574</text:p>
              </table:table-cell>
              <table:table-cell office:value-type="float" office:value="6774.86147107019">
                <text:p>6774.86147107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2.635432243347">
                <text:p>782.635432243347</text:p>
              </table:table-cell>
              <table:table-cell office:value-type="float" office:value="6739.85180278291">
                <text:p>6739.85180278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7.430814266205">
                <text:p>797.430814266205</text:p>
              </table:table-cell>
              <table:table-cell office:value-type="float" office:value="6758.89651817492">
                <text:p>6758.89651817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4.160732030869">
                <text:p>814.160732030869</text:p>
              </table:table-cell>
              <table:table-cell office:value-type="float" office:value="5977.34746655507">
                <text:p>5977.347466555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1.013790607452">
                <text:p>831.013790607452</text:p>
              </table:table-cell>
              <table:table-cell office:value-type="float" office:value="5933.66798455094">
                <text:p>5933.667984550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7.83963227272">
                <text:p>847.83963227272</text:p>
              </table:table-cell>
              <table:table-cell office:value-type="float" office:value="5943.2659600408">
                <text:p>5943.2659600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4.704498529434">
                <text:p>864.704498529434</text:p>
              </table:table-cell>
              <table:table-cell office:value-type="float" office:value="5929.51032891354">
                <text:p>5929.51032891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1.557802677155">
                <text:p>881.557802677155</text:p>
              </table:table-cell>
              <table:table-cell office:value-type="float" office:value="5933.57816646767">
                <text:p>5933.578166467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8.400544881821">
                <text:p>898.400544881821</text:p>
              </table:table-cell>
              <table:table-cell office:value-type="float" office:value="5937.30260855183">
                <text:p>5937.302608551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7.292373895645">
                <text:p>917.292373895645</text:p>
              </table:table-cell>
              <table:table-cell office:value-type="float" office:value="5293.31697378596">
                <text:p>5293.31697378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6.073903083801">
                <text:p>936.073903083801</text:p>
              </table:table-cell>
              <table:table-cell office:value-type="float" office:value="5324.39961970749">
                <text:p>5324.399619707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4.937232017517">
                <text:p>954.937232017517</text:p>
              </table:table-cell>
              <table:table-cell office:value-type="float" office:value="5301.30582401915">
                <text:p>5301.305824019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3.802370548248">
                <text:p>973.802370548248</text:p>
              </table:table-cell>
              <table:table-cell office:value-type="float" office:value="5300.80561350269">
                <text:p>5300.805613502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2.661885738373">
                <text:p>992.661885738373</text:p>
              </table:table-cell>
              <table:table-cell office:value-type="float" office:value="5302.38522280514">
                <text:p>5302.38522280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3.10726094246">
                <text:p>1013.10726094246</text:p>
              </table:table-cell>
              <table:table-cell office:value-type="float" office:value="4891.09998369985">
                <text:p>4891.09998369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dis - 3B'.I2:'redis - 3B'.I111 'redis - 3B'.K2:'redis - 3B'.K111" svg:x="1.331cm" svg:y="0.18cm" svg:width="14.349cm" svg:height="7.659cm">
          <chartooo:coordinate-region svg:x="2.508cm" svg:y="0.379cm" svg:width="12.8cm" svg:height="6.813cm"/>
          <chart:axis chart:dimension="x" chart:name="primary-x" chart:style-name="ch3">
            <chart:title svg:x="5.114cm" svg:y="8.019cm" chart:style-name="ch4">
              <text:p>Time (s) == inverse distance to node 2 (potato)</text:p>
            </chart:title>
          </chart:axis>
          <chart:axis chart:dimension="y" chart:name="primary-y" chart:style-name="ch3">
            <chart:title svg:x="0.451cm" svg:y="4.49cm" chart:style-name="ch5">
              <text:p>Req/s</text:p>
            </chart:title>
            <chart:grid chart:style-name="ch6" chart:class="major"/>
          </chart:axis>
          <chart:series chart:style-name="ch7" chart:values-cell-range-address="'redis - 3B'.K2:'redis - 3B'.K111" chart:class="chart:scatter">
            <chart:domain table:cell-range-address="'redis - 3B'.I2:'redis - 3B'.I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8110854625702">
                <text:p>21.8110854625702</text:p>
                <draw:g>
                  <svg:desc>'redis - 3B'.I2:'redis - 3B'.I111</svg:desc>
                </draw:g>
              </table:table-cell>
              <table:table-cell office:value-type="float" office:value="4584.83035941623">
                <text:p>4584.83035941623</text:p>
                <draw:g>
                  <svg:desc>'redis - 3B'.K2:'redis - 3B'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004289627075">
                <text:p>44.2004289627075</text:p>
              </table:table-cell>
              <table:table-cell office:value-type="float" office:value="4466.42624467557">
                <text:p>4466.42624467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904250144958">
                <text:p>66.0904250144958</text:p>
              </table:table-cell>
              <table:table-cell office:value-type="float" office:value="4568.3061042523">
                <text:p>4568.3061042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6506168842316">
                <text:p>87.6506168842316</text:p>
              </table:table-cell>
              <table:table-cell office:value-type="float" office:value="4638.18728980868">
                <text:p>4638.1872898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765719890595">
                <text:p>108.765719890595</text:p>
              </table:table-cell>
              <table:table-cell office:value-type="float" office:value="4735.9584577472">
                <text:p>4735.958457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.340455532074">
                <text:p>128.340455532074</text:p>
              </table:table-cell>
              <table:table-cell office:value-type="float" office:value="5108.64729109617">
                <text:p>5108.64729109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.903193473816">
                <text:p>147.903193473816</text:p>
              </table:table-cell>
              <table:table-cell office:value-type="float" office:value="5111.77959447976">
                <text:p>5111.77959447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498718500137">
                <text:p>167.498718500137</text:p>
              </table:table-cell>
              <table:table-cell office:value-type="float" office:value="5103.22408524799">
                <text:p>5103.2240852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067029714584">
                <text:p>188.067029714584</text:p>
              </table:table-cell>
              <table:table-cell office:value-type="float" office:value="4861.86984579461">
                <text:p>4861.86984579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470021009445">
                <text:p>207.470021009445</text:p>
              </table:table-cell>
              <table:table-cell office:value-type="float" office:value="5153.86312041704">
                <text:p>5153.86312041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106981277466">
                <text:p>225.106981277466</text:p>
              </table:table-cell>
              <table:table-cell office:value-type="float" office:value="5669.92714766314">
                <text:p>5669.92714766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.909821748733">
                <text:p>242.909821748733</text:p>
              </table:table-cell>
              <table:table-cell office:value-type="float" office:value="5617.0972690873">
                <text:p>5617.097269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832707643509">
                <text:p>260.832707643509</text:p>
              </table:table-cell>
              <table:table-cell office:value-type="float" office:value="5579.48369545334">
                <text:p>5579.48369545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.222613573074">
                <text:p>279.222613573074</text:p>
              </table:table-cell>
              <table:table-cell office:value-type="float" office:value="5437.78919302302">
                <text:p>5437.78919302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6.988961696625">
                <text:p>296.988961696625</text:p>
              </table:table-cell>
              <table:table-cell office:value-type="float" office:value="5628.6356603031">
                <text:p>5628.635660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.540088176727">
                <text:p>313.540088176727</text:p>
              </table:table-cell>
              <table:table-cell office:value-type="float" office:value="6041.91015679667">
                <text:p>6041.9101567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615702152252">
                <text:p>329.615702152252</text:p>
              </table:table-cell>
              <table:table-cell office:value-type="float" office:value="6220.62602370008">
                <text:p>6220.6260237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6.255294322968">
                <text:p>346.255294322968</text:p>
              </table:table-cell>
              <table:table-cell office:value-type="float" office:value="6009.79152478209">
                <text:p>6009.79152478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.899107456207">
                <text:p>361.899107456207</text:p>
              </table:table-cell>
              <table:table-cell office:value-type="float" office:value="6392.33341360001">
                <text:p>6392.3334136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.653614759445">
                <text:p>377.653614759445</text:p>
              </table:table-cell>
              <table:table-cell office:value-type="float" office:value="6347.41743454409">
                <text:p>6347.417434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.357402324676">
                <text:p>393.357402324676</text:p>
              </table:table-cell>
              <table:table-cell office:value-type="float" office:value="6367.92107289478">
                <text:p>6367.92107289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8.136749744415">
                <text:p>408.136749744415</text:p>
              </table:table-cell>
              <table:table-cell office:value-type="float" office:value="6766.22851978975">
                <text:p>6766.22851978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.791211843491">
                <text:p>421.791211843491</text:p>
              </table:table-cell>
              <table:table-cell office:value-type="float" office:value="7323.64806551232">
                <text:p>7323.6480655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.455655813217">
                <text:p>435.455655813217</text:p>
              </table:table-cell>
              <table:table-cell office:value-type="float" office:value="7318.29390444782">
                <text:p>7318.29390444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.885855436325">
                <text:p>448.885855436325</text:p>
              </table:table-cell>
              <table:table-cell office:value-type="float" office:value="7445.92817667688">
                <text:p>7445.92817667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.31103682518">
                <text:p>462.31103682518</text:p>
              </table:table-cell>
              <table:table-cell office:value-type="float" office:value="7448.71459315511">
                <text:p>7448.7145931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5.950857400894">
                <text:p>475.950857400894</text:p>
              </table:table-cell>
              <table:table-cell office:value-type="float" office:value="7331.51036555681">
                <text:p>7331.51036555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9.601780414581">
                <text:p>489.601780414581</text:p>
              </table:table-cell>
              <table:table-cell office:value-type="float" office:value="7325.54792663945">
                <text:p>7325.5479266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.99490737915">
                <text:p>502.99490737915</text:p>
              </table:table-cell>
              <table:table-cell office:value-type="float" office:value="7466.552394327">
                <text:p>7466.552394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4.64749121666">
                <text:p>514.64749121666</text:p>
              </table:table-cell>
              <table:table-cell office:value-type="float" office:value="8581.83540451104">
                <text:p>8581.83540451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.394190788269">
                <text:p>526.394190788269</text:p>
              </table:table-cell>
              <table:table-cell office:value-type="float" office:value="8513.09308733562">
                <text:p>8513.09308733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8.120623826981">
                <text:p>538.120623826981</text:p>
              </table:table-cell>
              <table:table-cell office:value-type="float" office:value="8527.79439623821">
                <text:p>8527.79439623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9.77134680748">
                <text:p>549.77134680748</text:p>
              </table:table-cell>
              <table:table-cell office:value-type="float" office:value="8583.20698372746">
                <text:p>8583.20698372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1.507789611816">
                <text:p>561.507789611816</text:p>
              </table:table-cell>
              <table:table-cell office:value-type="float" office:value="8520.51425153834">
                <text:p>8520.51425153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.365767240524">
                <text:p>573.365767240524</text:p>
              </table:table-cell>
              <table:table-cell office:value-type="float" office:value="8433.18666804595">
                <text:p>8433.18666804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4.972006797791">
                <text:p>584.972006797791</text:p>
              </table:table-cell>
              <table:table-cell office:value-type="float" office:value="8616.09956613255">
                <text:p>8616.09956613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6.754816532135">
                <text:p>596.754816532135</text:p>
              </table:table-cell>
              <table:table-cell office:value-type="float" office:value="8486.97389457235">
                <text:p>8486.9738945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7.25806760788">
                <text:p>607.25806760788</text:p>
              </table:table-cell>
              <table:table-cell office:value-type="float" office:value="9520.91953522034">
                <text:p>9520.91953522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6.916065216064">
                <text:p>616.916065216064</text:p>
              </table:table-cell>
              <table:table-cell office:value-type="float" office:value="10354.2064420368">
                <text:p>10354.2064420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6.720533370972">
                <text:p>626.720533370972</text:p>
              </table:table-cell>
              <table:table-cell office:value-type="float" office:value="10199.4978339432">
                <text:p>10199.4978339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6.374851703644">
                <text:p>636.374851703644</text:p>
              </table:table-cell>
              <table:table-cell office:value-type="float" office:value="10358.1289477781">
                <text:p>10358.1289477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6.023685455322">
                <text:p>646.023685455322</text:p>
              </table:table-cell>
              <table:table-cell office:value-type="float" office:value="10364.0170014886">
                <text:p>10364.0170014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.598002195358">
                <text:p>655.598002195358</text:p>
              </table:table-cell>
              <table:table-cell office:value-type="float" office:value="10444.6831501073">
                <text:p>10444.683150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5.271228075028">
                <text:p>665.271228075028</text:p>
              </table:table-cell>
              <table:table-cell office:value-type="float" office:value="10337.8787125921">
                <text:p>10337.8787125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4.86296248436">
                <text:p>674.86296248436</text:p>
              </table:table-cell>
              <table:table-cell office:value-type="float" office:value="10425.7118096185">
                <text:p>10425.711809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4.439398765564">
                <text:p>684.439398765564</text:p>
              </table:table-cell>
              <table:table-cell office:value-type="float" office:value="10442.3576457402">
                <text:p>10442.357645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.010026216507">
                <text:p>694.010026216507</text:p>
              </table:table-cell>
              <table:table-cell office:value-type="float" office:value="10448.6862327262">
                <text:p>10448.6862327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3.097674369812">
                <text:p>703.097674369812</text:p>
              </table:table-cell>
              <table:table-cell office:value-type="float" office:value="11004.0334704059">
                <text:p>11004.033470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0.553709983826">
                <text:p>710.553709983826</text:p>
              </table:table-cell>
              <table:table-cell office:value-type="float" office:value="13412.041880782">
                <text:p>13412.041880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8.03681397438">
                <text:p>718.03681397438</text:p>
              </table:table-cell>
              <table:table-cell office:value-type="float" office:value="13363.5492059189">
                <text:p>13363.5492059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5.571407556534">
                <text:p>725.571407556534</text:p>
              </table:table-cell>
              <table:table-cell office:value-type="float" office:value="13272.2159494399">
                <text:p>13272.2159494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3.057017803192">
                <text:p>733.057017803192</text:p>
              </table:table-cell>
              <table:table-cell office:value-type="float" office:value="13359.0604540942">
                <text:p>13359.0604540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0.57649564743">
                <text:p>740.57649564743</text:p>
              </table:table-cell>
              <table:table-cell office:value-type="float" office:value="13298.89062506">
                <text:p>13298.89062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8.10216665268">
                <text:p>748.10216665268</text:p>
              </table:table-cell>
              <table:table-cell office:value-type="float" office:value="13287.9497517466">
                <text:p>13287.9497517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5.599076509476">
                <text:p>755.599076509476</text:p>
              </table:table-cell>
              <table:table-cell office:value-type="float" office:value="13338.9301471396">
                <text:p>13338.930147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3.112754106522">
                <text:p>763.112754106522</text:p>
              </table:table-cell>
              <table:table-cell office:value-type="float" office:value="13309.1742049709">
                <text:p>13309.1742049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0.626343250275">
                <text:p>770.626343250275</text:p>
              </table:table-cell>
              <table:table-cell office:value-type="float" office:value="13309.3359557446">
                <text:p>13309.3359557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8.209342956543">
                <text:p>778.209342956543</text:p>
              </table:table-cell>
              <table:table-cell office:value-type="float" office:value="13187.4974355572">
                <text:p>13187.4974355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5.71123957634">
                <text:p>785.71123957634</text:p>
              </table:table-cell>
              <table:table-cell office:value-type="float" office:value="13330.0695992771">
                <text:p>13330.0695992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3.186296224594">
                <text:p>793.186296224594</text:p>
              </table:table-cell>
              <table:table-cell office:value-type="float" office:value="13377.9218984377">
                <text:p>13377.9218984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.685015439987">
                <text:p>800.685015439987</text:p>
              </table:table-cell>
              <table:table-cell office:value-type="float" office:value="13335.7323617756">
                <text:p>13335.7323617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6.224772214889">
                <text:p>806.224772214889</text:p>
              </table:table-cell>
              <table:table-cell office:value-type="float" office:value="18051.5142719716">
                <text:p>18051.5142719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1.616454601288">
                <text:p>811.616454601288</text:p>
              </table:table-cell>
              <table:table-cell office:value-type="float" office:value="18547.2883322531">
                <text:p>18547.2883322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7.016957521439">
                <text:p>817.016957521439</text:p>
              </table:table-cell>
              <table:table-cell office:value-type="float" office:value="18516.9926345325">
                <text:p>18516.9926345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2.422956943512">
                <text:p>822.422956943512</text:p>
              </table:table-cell>
              <table:table-cell office:value-type="float" office:value="18498.1784981009">
                <text:p>18498.1784981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7.821441411972">
                <text:p>827.821441411972</text:p>
              </table:table-cell>
              <table:table-cell office:value-type="float" office:value="18523.9095247244">
                <text:p>18523.9095247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3.217798233032">
                <text:p>833.217798233032</text:p>
              </table:table-cell>
              <table:table-cell office:value-type="float" office:value="18531.2237545824">
                <text:p>18531.2237545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.584319591522">
                <text:p>838.584319591522</text:p>
              </table:table-cell>
              <table:table-cell office:value-type="float" office:value="18634.2435965091">
                <text:p>18634.2435965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3.967809915543">
                <text:p>843.967809915543</text:p>
              </table:table-cell>
              <table:table-cell office:value-type="float" office:value="18575.463529185">
                <text:p>18575.463529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355368375778">
                <text:p>849.355368375778</text:p>
              </table:table-cell>
              <table:table-cell office:value-type="float" office:value="18561.47325463">
                <text:p>18561.47325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4.792336463928">
                <text:p>854.792336463928</text:p>
              </table:table-cell>
              <table:table-cell office:value-type="float" office:value="18392.7957737699">
                <text:p>18392.7957737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0.162733078003">
                <text:p>860.162733078003</text:p>
              </table:table-cell>
              <table:table-cell office:value-type="float" office:value="18620.7995415549">
                <text:p>18620.7995415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5.523040533066">
                <text:p>865.523040533066</text:p>
              </table:table-cell>
              <table:table-cell office:value-type="float" office:value="18655.8429699302">
                <text:p>18655.8429699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0.886953353882">
                <text:p>870.886953353882</text:p>
              </table:table-cell>
              <table:table-cell office:value-type="float" office:value="18643.2908419494">
                <text:p>18643.2908419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6.246777534485">
                <text:p>876.246777534485</text:p>
              </table:table-cell>
              <table:table-cell office:value-type="float" office:value="18657.5110033081">
                <text:p>18657.5110033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1.594201564789">
                <text:p>881.594201564789</text:p>
              </table:table-cell>
              <table:table-cell office:value-type="float" office:value="18700.813047424">
                <text:p>18700.813047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6.960215330124">
                <text:p>886.960215330124</text:p>
              </table:table-cell>
              <table:table-cell office:value-type="float" office:value="18636.0145848013">
                <text:p>18636.0145848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2.343129873276">
                <text:p>892.343129873276</text:p>
              </table:table-cell>
              <table:table-cell office:value-type="float" office:value="18577.4817289271">
                <text:p>18577.4817289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7.793778896332">
                <text:p>897.793778896332</text:p>
              </table:table-cell>
              <table:table-cell office:value-type="float" office:value="18346.6300308891">
                <text:p>18346.630030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2.615659236908">
                <text:p>902.615659236908</text:p>
              </table:table-cell>
              <table:table-cell office:value-type="float" office:value="20739.0610494619">
                <text:p>20739.0610494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6.20005273819">
                <text:p>906.20005273819</text:p>
              </table:table-cell>
              <table:table-cell office:value-type="float" office:value="27899.0751934003">
                <text:p>27899.075193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9.796845197678">
                <text:p>909.796845197678</text:p>
              </table:table-cell>
              <table:table-cell office:value-type="float" office:value="27802.9824856557">
                <text:p>27802.982485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3.396590948105">
                <text:p>913.396590948105</text:p>
              </table:table-cell>
              <table:table-cell office:value-type="float" office:value="27780.173944006">
                <text:p>27780.173944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6.966696977615">
                <text:p>916.966696977615</text:p>
              </table:table-cell>
              <table:table-cell office:value-type="float" office:value="28010.8046819398">
                <text:p>28010.8046819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0.548439741135">
                <text:p>920.548439741135</text:p>
              </table:table-cell>
              <table:table-cell office:value-type="float" office:value="27919.7765993981">
                <text:p>27919.7765993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4.149929046631">
                <text:p>924.149929046631</text:p>
              </table:table-cell>
              <table:table-cell office:value-type="float" office:value="27766.653091077">
                <text:p>27766.653091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7.741294384003">
                <text:p>927.741294384003</text:p>
              </table:table-cell>
              <table:table-cell office:value-type="float" office:value="27844.984913414">
                <text:p>27844.984913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1.319105625153">
                <text:p>931.319105625153</text:p>
              </table:table-cell>
              <table:table-cell office:value-type="float" office:value="27950.4626285951">
                <text:p>27950.4626285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4.913630962372">
                <text:p>934.913630962372</text:p>
              </table:table-cell>
              <table:table-cell office:value-type="float" office:value="27820.4668578052">
                <text:p>27820.4668578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8.495044946671">
                <text:p>938.495044946671</text:p>
              </table:table-cell>
              <table:table-cell office:value-type="float" office:value="27922.3768914808">
                <text:p>27922.3768914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2.100541114807">
                <text:p>942.100541114807</text:p>
              </table:table-cell>
              <table:table-cell office:value-type="float" office:value="27735.8702298703">
                <text:p>27735.870229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5.703190803528">
                <text:p>945.703190803528</text:p>
              </table:table-cell>
              <table:table-cell office:value-type="float" office:value="27757.7628414688">
                <text:p>27757.7628414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9.265471458435">
                <text:p>949.265471458435</text:p>
              </table:table-cell>
              <table:table-cell office:value-type="float" office:value="28072.3322173929">
                <text:p>28072.3322173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2.856803894043">
                <text:p>952.856803894043</text:p>
              </table:table-cell>
              <table:table-cell office:value-type="float" office:value="27845.1974996905">
                <text:p>27845.1974996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6.439290523529">
                <text:p>956.439290523529</text:p>
              </table:table-cell>
              <table:table-cell office:value-type="float" office:value="27914.0628629181">
                <text:p>27914.0628629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.058964967728">
                <text:p>960.058964967728</text:p>
              </table:table-cell>
              <table:table-cell office:value-type="float" office:value="27627.2142983986">
                <text:p>27627.2142983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3.651150941849">
                <text:p>963.651150941849</text:p>
              </table:table-cell>
              <table:table-cell office:value-type="float" office:value="27838.6402453711">
                <text:p>27838.6402453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7.228578329086">
                <text:p>967.228578329086</text:p>
              </table:table-cell>
              <table:table-cell office:value-type="float" office:value="27953.5138899034">
                <text:p>27953.5138899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.81982421875">
                <text:p>970.81982421875</text:p>
              </table:table-cell>
              <table:table-cell office:value-type="float" office:value="27845.9425015661">
                <text:p>27845.9425015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4.402718782425">
                <text:p>974.402718782425</text:p>
              </table:table-cell>
              <table:table-cell office:value-type="float" office:value="27910.8586199207">
                <text:p>27910.8586199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7.972996234894">
                <text:p>977.972996234894</text:p>
              </table:table-cell>
              <table:table-cell office:value-type="float" office:value="28009.3924165358">
                <text:p>28009.39241653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1.582295417786">
                <text:p>981.582295417786</text:p>
              </table:table-cell>
              <table:table-cell office:value-type="float" office:value="27706.6397908399">
                <text:p>27706.6397908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5.165488004684">
                <text:p>985.165488004684</text:p>
              </table:table-cell>
              <table:table-cell office:value-type="float" office:value="27908.5798756328">
                <text:p>27908.5798756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8.740841388702">
                <text:p>988.740841388702</text:p>
              </table:table-cell>
              <table:table-cell office:value-type="float" office:value="27969.6679799588">
                <text:p>27969.6679799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2.294280290604">
                <text:p>992.294280290604</text:p>
              </table:table-cell>
              <table:table-cell office:value-type="float" office:value="28142.1608862112">
                <text:p>28142.1608862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5.873626232147">
                <text:p>995.873626232147</text:p>
              </table:table-cell>
              <table:table-cell office:value-type="float" office:value="27938.4838376195">
                <text:p>27938.4838376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9.463536024094">
                <text:p>999.463536024094</text:p>
              </table:table-cell>
              <table:table-cell office:value-type="float" office:value="27856.2139095906">
                <text:p>27856.2139095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2.72602987289">
                <text:p>1002.72602987289</text:p>
              </table:table-cell>
              <table:table-cell office:value-type="float" office:value="30651.8624662773">
                <text:p>30651.8624662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5.60722064972">
                <text:p>1005.60722064972</text:p>
              </table:table-cell>
              <table:table-cell office:value-type="float" office:value="34708.4461855336">
                <text:p>34708.4461855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8.49001526833">
                <text:p>1008.49001526833</text:p>
              </table:table-cell>
              <table:table-cell office:value-type="float" office:value="34689.1415721379">
                <text:p>34689.14157213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'redis - 30B'.A2:'redis - 30B'.A200 'redis - 30B'.C2:'redis - 30B'.C200 'redis - 30B'.G2:'redis - 30B'.G159 'redis - 30B'.K2:'redis - 30B'.K144" svg:x="0.32cm" svg:y="0.18cm" svg:width="12.481cm" svg:height="8.64cm">
          <chartooo:coordinate-region svg:x="1.497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dis - 30B'.C2:'redis - 30B'.C200" chart:class="chart:scatter">
            <chart:domain table:cell-range-address="'redis - 30B'.A2:'redis - 30B'.A200"/>
            <chart:data-point chart:repeated="199"/>
          </chart:series>
          <chart:series chart:style-name="ch7" chart:values-cell-range-address="'redis - 30B'.G2:'redis - 30B'.G159" chart:class="chart:scatter">
            <chart:domain table:cell-range-address="'redis - 30B'.E2:'redis - 30B'.E159"/>
            <chart:data-point chart:repeated="158"/>
          </chart:series>
          <chart:series chart:style-name="ch8" chart:values-cell-range-address="'redis - 30B'.K2:'redis - 30B'.K144" chart:class="chart:scatter">
            <chart:domain table:cell-range-address="'redis - 30B'.I2:'redis - 30B'.I144"/>
            <chart:data-point chart:repeated="1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308797836304">
                <text:p>4.02308797836304</text:p>
                <draw:g>
                  <svg:desc>'redis - 30B'.A2:'redis - 30B'.A200</svg:desc>
                </draw:g>
              </table:table-cell>
              <table:table-cell office:value-type="float" office:value="24856.6593565887">
                <text:p>24856.6593565887</text:p>
                <draw:g>
                  <svg:desc>'redis - 30B'.C2:'redis - 30B'.C200</svg:desc>
                </draw:g>
              </table:table-cell>
              <table:table-cell office:value-type="float" office:value="NaN">
                <text:p>NaN</text:p>
                <draw:g>
                  <svg:desc>'redis - 30B'.E2:'redis - 30B'.E159</svg:desc>
                </draw:g>
              </table:table-cell>
              <table:table-cell office:value-type="float" office:value="NaN">
                <text:p>NaN</text:p>
                <draw:g>
                  <svg:desc>'redis - 30B'.G2:'redis - 30B'.G159</svg:desc>
                </draw:g>
              </table:table-cell>
              <table:table-cell office:value-type="float" office:value="NaN">
                <text:p>NaN</text:p>
                <draw:g>
                  <svg:desc>'redis - 30B'.I2:'redis - 30B'.I144</svg:desc>
                </draw:g>
              </table:table-cell>
              <table:table-cell office:value-type="float" office:value="NaN">
                <text:p>NaN</text:p>
                <draw:g>
                  <svg:desc>'redis - 30B'.K2:'redis - 30B'.K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3309435844421">
                <text:p>6.83309435844421</text:p>
              </table:table-cell>
              <table:table-cell office:value-type="float" office:value="35587.7328456058">
                <text:p>35587.732845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6581134796143">
                <text:p>9.36581134796143</text:p>
              </table:table-cell>
              <table:table-cell office:value-type="float" office:value="39484.0707818814">
                <text:p>39484.070781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1372454166412">
                <text:p>12.1372454166412</text:p>
              </table:table-cell>
              <table:table-cell office:value-type="float" office:value="36083.0545214666">
                <text:p>36083.054521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628225326538">
                <text:p>14.8628225326538</text:p>
              </table:table-cell>
              <table:table-cell office:value-type="float" office:value="36690.3182807502">
                <text:p>36690.3182807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795550346375">
                <text:p>17.5795550346375</text:p>
              </table:table-cell>
              <table:table-cell office:value-type="float" office:value="36809.5926182545">
                <text:p>36809.592618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32289981842">
                <text:p>20.532289981842</text:p>
              </table:table-cell>
              <table:table-cell office:value-type="float" office:value="33867.467648779">
                <text:p>33867.46764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1539912223816">
                <text:p>23.1539912223816</text:p>
              </table:table-cell>
              <table:table-cell office:value-type="float" office:value="38143.8860619028">
                <text:p>38143.886061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9691181182861">
                <text:p>25.9691181182861</text:p>
              </table:table-cell>
              <table:table-cell office:value-type="float" office:value="35523.0031616061">
                <text:p>35523.003161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6742627620697">
                <text:p>28.6742627620697</text:p>
              </table:table-cell>
              <table:table-cell office:value-type="float" office:value="36967.3005003357">
                <text:p>36967.300500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178717136383">
                <text:p>31.4178717136383</text:p>
              </table:table-cell>
              <table:table-cell office:value-type="float" office:value="36448.9986072347">
                <text:p>36448.998607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60244846344">
                <text:p>34.260244846344</text:p>
              </table:table-cell>
              <table:table-cell office:value-type="float" office:value="35182.4772087505">
                <text:p>35182.477208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9832539558411">
                <text:p>36.9832539558411</text:p>
              </table:table-cell>
              <table:table-cell office:value-type="float" office:value="36724.930506565">
                <text:p>36724.93050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5555980205536">
                <text:p>39.5555980205536</text:p>
              </table:table-cell>
              <table:table-cell office:value-type="float" office:value="38875.8050689301">
                <text:p>38875.8050689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4300780296326">
                <text:p>42.4300780296326</text:p>
              </table:table-cell>
              <table:table-cell office:value-type="float" office:value="34789.4721781118">
                <text:p>34789.472178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1011435985565">
                <text:p>45.1011435985565</text:p>
              </table:table-cell>
              <table:table-cell office:value-type="float" office:value="37438.9908736354">
                <text:p>37438.990873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8853306770325">
                <text:p>47.8853306770325</text:p>
              </table:table-cell>
              <table:table-cell office:value-type="float" office:value="35917.8125736459">
                <text:p>35917.812573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8605742454529">
                <text:p>50.8605742454529</text:p>
              </table:table-cell>
              <table:table-cell office:value-type="float" office:value="33611.2780823951">
                <text:p>33611.278082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3784017562866">
                <text:p>53.3784017562866</text:p>
              </table:table-cell>
              <table:table-cell office:value-type="float" office:value="39717.6031207402">
                <text:p>39717.603120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0813271999359">
                <text:p>56.0813271999359</text:p>
              </table:table-cell>
              <table:table-cell office:value-type="float" office:value="36997.7570081587">
                <text:p>36997.757008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557680606842">
                <text:p>58.557680606842</text:p>
              </table:table-cell>
              <table:table-cell office:value-type="float" office:value="40382.7708814532">
                <text:p>40382.770881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2532384395599">
                <text:p>61.2532384395599</text:p>
              </table:table-cell>
              <table:table-cell office:value-type="float" office:value="37098.7517714387">
                <text:p>37098.751771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0997378826141">
                <text:p>64.0997378826141</text:p>
              </table:table-cell>
              <table:table-cell office:value-type="float" office:value="35131.4813890352">
                <text:p>35131.481389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9689707756042">
                <text:p>66.9689707756042</text:p>
              </table:table-cell>
              <table:table-cell office:value-type="float" office:value="34853.1206156307">
                <text:p>34853.120615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8235576152802">
                <text:p>69.8235576152802</text:p>
              </table:table-cell>
              <table:table-cell office:value-type="float" office:value="35031.9536916819">
                <text:p>35031.953691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5031132698059">
                <text:p>72.5031132698059</text:p>
              </table:table-cell>
              <table:table-cell office:value-type="float" office:value="37320.3310680271">
                <text:p>37320.331068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3150515556335">
                <text:p>75.3150515556335</text:p>
              </table:table-cell>
              <table:table-cell office:value-type="float" office:value="35563.3034337213">
                <text:p>35563.303433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385865688324">
                <text:p>78.385865688324</text:p>
              </table:table-cell>
              <table:table-cell office:value-type="float" office:value="32565.1875736089">
                <text:p>32565.187573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42660808563">
                <text:p>81.1942660808563</text:p>
              </table:table-cell>
              <table:table-cell office:value-type="float" office:value="35608.0689812611">
                <text:p>35608.068981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.9140868186951">
                <text:p>83.9140868186951</text:p>
              </table:table-cell>
              <table:table-cell office:value-type="float" office:value="36767.7994226103">
                <text:p>36767.799422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6523413658142">
                <text:p>86.6523413658142</text:p>
              </table:table-cell>
              <table:table-cell office:value-type="float" office:value="36520.2948090434">
                <text:p>36520.294809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.5395903587341">
                <text:p>89.5395903587341</text:p>
              </table:table-cell>
              <table:table-cell office:value-type="float" office:value="34635.6546155602">
                <text:p>34635.654615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0903499126434">
                <text:p>92.0903499126434</text:p>
              </table:table-cell>
              <table:table-cell office:value-type="float" office:value="39204.7710075466">
                <text:p>39204.771007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.8919312953949">
                <text:p>94.8919312953949</text:p>
              </table:table-cell>
              <table:table-cell office:value-type="float" office:value="35694.7643133375">
                <text:p>35694.764313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.7012617588043">
                <text:p>97.7012617588043</text:p>
              </table:table-cell>
              <table:table-cell office:value-type="float" office:value="35596.286237219">
                <text:p>35596.28623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.370963573456">
                <text:p>100.370963573456</text:p>
              </table:table-cell>
              <table:table-cell office:value-type="float" office:value="37458.0592130233">
                <text:p>37458.059213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.412868738174">
                <text:p>103.412868738174</text:p>
              </table:table-cell>
              <table:table-cell office:value-type="float" office:value="32874.6886379704">
                <text:p>32874.688637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.570467710495">
                <text:p>106.570467710495</text:p>
              </table:table-cell>
              <table:table-cell office:value-type="float" office:value="31670.2234567227">
                <text:p>31670.223456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763484716415">
                <text:p>109.763484716415</text:p>
              </table:table-cell>
              <table:table-cell office:value-type="float" office:value="31318.8428847388">
                <text:p>31318.842884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.937793731689">
                <text:p>112.937793731689</text:p>
              </table:table-cell>
              <table:table-cell office:value-type="float" office:value="31503.4159650954">
                <text:p>31503.415965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096603631973">
                <text:p>116.096603631973</text:p>
              </table:table-cell>
              <table:table-cell office:value-type="float" office:value="31657.9940566689">
                <text:p>31657.99405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.261718034744">
                <text:p>119.261718034744</text:p>
              </table:table-cell>
              <table:table-cell office:value-type="float" office:value="31594.9510498308">
                <text:p>31594.951049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424870729446">
                <text:p>122.424870729446</text:p>
              </table:table-cell>
              <table:table-cell office:value-type="float" office:value="31614.5338528374">
                <text:p>31614.533852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.667451143265">
                <text:p>125.667451143265</text:p>
              </table:table-cell>
              <table:table-cell office:value-type="float" office:value="30840.0986929275">
                <text:p>30840.098692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.67461681366">
                <text:p>128.67461681366</text:p>
              </table:table-cell>
              <table:table-cell office:value-type="float" office:value="33254.6163600061">
                <text:p>33254.61636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.946188688278">
                <text:p>131.946188688278</text:p>
              </table:table-cell>
              <table:table-cell office:value-type="float" office:value="30566.8099840552">
                <text:p>30566.809984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4160175323">
                <text:p>134.994160175323</text:p>
              </table:table-cell>
              <table:table-cell office:value-type="float" office:value="32809.2371098925">
                <text:p>32809.23710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.189065933228">
                <text:p>138.189065933228</text:p>
              </table:table-cell>
              <table:table-cell office:value-type="float" office:value="31300.3089506127">
                <text:p>31300.308950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.463504076004">
                <text:p>141.463504076004</text:p>
              </table:table-cell>
              <table:table-cell office:value-type="float" office:value="30540.0441320437">
                <text:p>30540.044132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.698145389557">
                <text:p>144.698145389557</text:p>
              </table:table-cell>
              <table:table-cell office:value-type="float" office:value="30915.8096885808">
                <text:p>30915.809688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.011889457703">
                <text:p>148.011889457703</text:p>
              </table:table-cell>
              <table:table-cell office:value-type="float" office:value="30177.784198866">
                <text:p>30177.78419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.263661623001">
                <text:p>151.263661623001</text:p>
              </table:table-cell>
              <table:table-cell office:value-type="float" office:value="30752.9084651107">
                <text:p>30752.908465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.493767261505">
                <text:p>154.493767261505</text:p>
              </table:table-cell>
              <table:table-cell office:value-type="float" office:value="30959.3750763502">
                <text:p>30959.375076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.667353153229">
                <text:p>157.667353153229</text:p>
              </table:table-cell>
              <table:table-cell office:value-type="float" office:value="31510.5825136154">
                <text:p>31510.582513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.84247636795">
                <text:p>160.84247636795</text:p>
              </table:table-cell>
              <table:table-cell office:value-type="float" office:value="31495.3373909363">
                <text:p>31495.337390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01960682869">
                <text:p>164.01960682869</text:p>
              </table:table-cell>
              <table:table-cell office:value-type="float" office:value="31475.4389676264">
                <text:p>31475.438967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.207104206085">
                <text:p>167.207104206085</text:p>
              </table:table-cell>
              <table:table-cell office:value-type="float" office:value="31373.0465074322">
                <text:p>31373.046507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0.370425462723">
                <text:p>170.370425462723</text:p>
              </table:table-cell>
              <table:table-cell office:value-type="float" office:value="31612.8492018862">
                <text:p>31612.849201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.642058610916">
                <text:p>173.642058610916</text:p>
              </table:table-cell>
              <table:table-cell office:value-type="float" office:value="30566.2508626652">
                <text:p>30566.250862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6.815466880798">
                <text:p>176.815466880798</text:p>
              </table:table-cell>
              <table:table-cell office:value-type="float" office:value="31512.3557197091">
                <text:p>31512.355719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.973443984985">
                <text:p>179.973443984985</text:p>
              </table:table-cell>
              <table:table-cell office:value-type="float" office:value="31666.3236522743">
                <text:p>31666.323652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.216916799545">
                <text:p>183.216916799545</text:p>
              </table:table-cell>
              <table:table-cell office:value-type="float" office:value="30831.6291651658">
                <text:p>30831.629165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.358111143112">
                <text:p>186.358111143112</text:p>
              </table:table-cell>
              <table:table-cell office:value-type="float" office:value="31835.5250359452">
                <text:p>31835.52503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.521820545197">
                <text:p>189.521820545197</text:p>
              </table:table-cell>
              <table:table-cell office:value-type="float" office:value="31608.9563673526">
                <text:p>31608.956367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.693161964417">
                <text:p>192.693161964417</text:p>
              </table:table-cell>
              <table:table-cell office:value-type="float" office:value="31532.881660425">
                <text:p>31532.88166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.838653564453">
                <text:p>195.838653564453</text:p>
              </table:table-cell>
              <table:table-cell office:value-type="float" office:value="31792.0269950381">
                <text:p>31792.026995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.047074556351">
                <text:p>199.047074556351</text:p>
              </table:table-cell>
              <table:table-cell office:value-type="float" office:value="31168.5910551438">
                <text:p>31168.591055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598103761673">
                <text:p>202.598103761673</text:p>
              </table:table-cell>
              <table:table-cell office:value-type="float" office:value="28161.2619628011">
                <text:p>28161.261962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96472978592">
                <text:p>207.096472978592</text:p>
              </table:table-cell>
              <table:table-cell office:value-type="float" office:value="22230.5823789027">
                <text:p>22230.582378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.569279193878">
                <text:p>211.569279193878</text:p>
              </table:table-cell>
              <table:table-cell office:value-type="float" office:value="22357.5732842419">
                <text:p>22357.573284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6.075021266937">
                <text:p>216.075021266937</text:p>
              </table:table-cell>
              <table:table-cell office:value-type="float" office:value="22194.1502386386">
                <text:p>22194.150238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0.597775936127">
                <text:p>220.597775936127</text:p>
              </table:table-cell>
              <table:table-cell office:value-type="float" office:value="22110.6670964773">
                <text:p>22110.667096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.07607960701">
                <text:p>225.07607960701</text:p>
              </table:table-cell>
              <table:table-cell office:value-type="float" office:value="22330.1511536249">
                <text:p>22330.151153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9.572214126587">
                <text:p>229.572214126587</text:p>
              </table:table-cell>
              <table:table-cell office:value-type="float" office:value="22241.5703849873">
                <text:p>22241.570384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.065980672836">
                <text:p>234.065980672836</text:p>
              </table:table-cell>
              <table:table-cell office:value-type="float" office:value="22253.3083347508">
                <text:p>22253.308334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545746088028">
                <text:p>238.545746088028</text:p>
              </table:table-cell>
              <table:table-cell office:value-type="float" office:value="22322.88376278">
                <text:p>22322.8837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.018493890762">
                <text:p>243.018493890762</text:p>
              </table:table-cell>
              <table:table-cell office:value-type="float" office:value="22357.8676532556">
                <text:p>22357.86765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7.498565673828">
                <text:p>247.498565673828</text:p>
              </table:table-cell>
              <table:table-cell office:value-type="float" office:value="22321.332255984">
                <text:p>22321.33225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98567032814">
                <text:p>251.98567032814</text:p>
              </table:table-cell>
              <table:table-cell office:value-type="float" office:value="22286.3369948325">
                <text:p>22286.336994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.450758695602">
                <text:p>256.450758695602</text:p>
              </table:table-cell>
              <table:table-cell office:value-type="float" office:value="22396.2220728299">
                <text:p>22396.222072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0.912204265594">
                <text:p>260.912204265594</text:p>
              </table:table-cell>
              <table:table-cell office:value-type="float" office:value="22414.5137191304">
                <text:p>22414.51371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.398231983185">
                <text:p>265.398231983185</text:p>
              </table:table-cell>
              <table:table-cell office:value-type="float" office:value="22291.6848475469">
                <text:p>22291.684847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.870417833328">
                <text:p>269.870417833328</text:p>
              </table:table-cell>
              <table:table-cell office:value-type="float" office:value="22360.6722941389">
                <text:p>22360.672294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4.349611282349">
                <text:p>274.349611282349</text:p>
              </table:table-cell>
              <table:table-cell office:value-type="float" office:value="22325.6903282847">
                <text:p>22325.690328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.821635723114">
                <text:p>278.821635723114</text:p>
              </table:table-cell>
              <table:table-cell office:value-type="float" office:value="22361.4900992269">
                <text:p>22361.490099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3.294159889221">
                <text:p>283.294159889221</text:p>
              </table:table-cell>
              <table:table-cell office:value-type="float" office:value="22358.9856110579">
                <text:p>22358.985611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7.762032747269">
                <text:p>287.762032747269</text:p>
              </table:table-cell>
              <table:table-cell office:value-type="float" office:value="22382.2640297781">
                <text:p>22382.264029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.250664710999">
                <text:p>292.250664710999</text:p>
              </table:table-cell>
              <table:table-cell office:value-type="float" office:value="22278.7430727904">
                <text:p>22278.743072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6.752009868622">
                <text:p>296.752009868622</text:p>
              </table:table-cell>
              <table:table-cell office:value-type="float" office:value="22215.836794397">
                <text:p>22215.83679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.222939014435">
                <text:p>301.222939014435</text:p>
              </table:table-cell>
              <table:table-cell office:value-type="float" office:value="22366.9790475418">
                <text:p>22366.979047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.674437761307">
                <text:p>307.674437761307</text:p>
              </table:table-cell>
              <table:table-cell office:value-type="float" office:value="15500.4042969299">
                <text:p>15500.4042969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4.172765254974">
                <text:p>314.172765254974</text:p>
              </table:table-cell>
              <table:table-cell office:value-type="float" office:value="15388.7347803272">
                <text:p>15388.734780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0.665045022964">
                <text:p>320.665045022964</text:p>
              </table:table-cell>
              <table:table-cell office:value-type="float" office:value="15403.0659721614">
                <text:p>15403.065972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7.170081377029">
                <text:p>327.170081377029</text:p>
              </table:table-cell>
              <table:table-cell office:value-type="float" office:value="15372.8755338883">
                <text:p>15372.875533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.707273006439">
                <text:p>333.707273006439</text:p>
              </table:table-cell>
              <table:table-cell office:value-type="float" office:value="15297.2582727861">
                <text:p>15297.258272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0.20397233963">
                <text:p>340.20397233963</text:p>
              </table:table-cell>
              <table:table-cell office:value-type="float" office:value="15392.5852310886">
                <text:p>15392.585231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.712211370468">
                <text:p>346.712211370468</text:p>
              </table:table-cell>
              <table:table-cell office:value-type="float" office:value="15365.2936362585">
                <text:p>15365.293636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3.208705186844">
                <text:p>353.208705186844</text:p>
              </table:table-cell>
              <table:table-cell office:value-type="float" office:value="15393.1049466492">
                <text:p>15393.104946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673186540604">
                <text:p>359.673186540604</text:p>
              </table:table-cell>
              <table:table-cell office:value-type="float" office:value="15469.2882935517">
                <text:p>15469.288293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6.169586420059">
                <text:p>366.169586420059</text:p>
              </table:table-cell>
              <table:table-cell office:value-type="float" office:value="15393.2919398542">
                <text:p>15393.291939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2.665724039078">
                <text:p>372.665724039078</text:p>
              </table:table-cell>
              <table:table-cell office:value-type="float" office:value="15393.9343045955">
                <text:p>15393.934304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9.169290304184">
                <text:p>379.169290304184</text:p>
              </table:table-cell>
              <table:table-cell office:value-type="float" office:value="15376.390534065">
                <text:p>15376.39053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673848867416">
                <text:p>385.673848867416</text:p>
              </table:table-cell>
              <table:table-cell office:value-type="float" office:value="15373.9861611164">
                <text:p>15373.986161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2.193561553955">
                <text:p>392.193561553955</text:p>
              </table:table-cell>
              <table:table-cell office:value-type="float" office:value="15338.2220463977">
                <text:p>15338.222046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8.696428537369">
                <text:p>398.696428537369</text:p>
              </table:table-cell>
              <table:table-cell office:value-type="float" office:value="15377.9684954148">
                <text:p>15377.968495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6.566656112671">
                <text:p>406.566656112671</text:p>
              </table:table-cell>
              <table:table-cell office:value-type="float" office:value="12706.2114238496">
                <text:p>12706.211423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5.197062015533">
                <text:p>415.197062015533</text:p>
              </table:table-cell>
              <table:table-cell office:value-type="float" office:value="11587.0522501438">
                <text:p>11587.052250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3.90042424202">
                <text:p>423.90042424202</text:p>
              </table:table-cell>
              <table:table-cell office:value-type="float" office:value="11489.8936944094">
                <text:p>11489.893694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.570680856705">
                <text:p>432.570680856705</text:p>
              </table:table-cell>
              <table:table-cell office:value-type="float" office:value="11533.8118170874">
                <text:p>11533.81181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.265322208405">
                <text:p>441.265322208405</text:p>
              </table:table-cell>
              <table:table-cell office:value-type="float" office:value="11501.4915069945">
                <text:p>11501.491506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9.943662881851">
                <text:p>449.943662881851</text:p>
              </table:table-cell>
              <table:table-cell office:value-type="float" office:value="11523.0078749957">
                <text:p>11523.0078749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.628915786743">
                <text:p>458.628915786743</text:p>
              </table:table-cell>
              <table:table-cell office:value-type="float" office:value="11513.8605276233">
                <text:p>11513.860527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7.31004858017">
                <text:p>467.31004858017</text:p>
              </table:table-cell>
              <table:table-cell office:value-type="float" office:value="11519.3409283334">
                <text:p>11519.340928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6.000974178314">
                <text:p>476.000974178314</text:p>
              </table:table-cell>
              <table:table-cell office:value-type="float" office:value="11506.3622498844">
                <text:p>11506.362249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4.674978256226">
                <text:p>484.674978256226</text:p>
              </table:table-cell>
              <table:table-cell office:value-type="float" office:value="11528.8072163893">
                <text:p>11528.807216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3.343460559845">
                <text:p>493.343460559845</text:p>
              </table:table-cell>
              <table:table-cell office:value-type="float" office:value="11536.1793084108">
                <text:p>11536.179308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2.415356397629">
                <text:p>502.415356397629</text:p>
              </table:table-cell>
              <table:table-cell office:value-type="float" office:value="11023.1935992949">
                <text:p>11023.193599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4.540636301041">
                <text:p>534.540636301041</text:p>
              </table:table-cell>
              <table:table-cell office:value-type="float" office:value="3319.85354665616">
                <text:p>3319.8535466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6.43569111824">
                <text:p>546.43569111824</text:p>
              </table:table-cell>
              <table:table-cell office:value-type="float" office:value="8406.91034824273">
                <text:p>8406.9103482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8.330063819885">
                <text:p>558.330063819885</text:p>
              </table:table-cell>
              <table:table-cell office:value-type="float" office:value="8407.38892983482">
                <text:p>8407.3889298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0.390675783157">
                <text:p>570.390675783157</text:p>
              </table:table-cell>
              <table:table-cell office:value-type="float" office:value="8291.50354866051">
                <text:p>8291.5035486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2.269699811935">
                <text:p>582.269699811935</text:p>
              </table:table-cell>
              <table:table-cell office:value-type="float" office:value="8418.25000518824">
                <text:p>8418.2500051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4.109194755554">
                <text:p>594.109194755554</text:p>
              </table:table-cell>
              <table:table-cell office:value-type="float" office:value="8446.35607433447">
                <text:p>8446.3560743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5.43479514122">
                <text:p>605.43479514122</text:p>
              </table:table-cell>
              <table:table-cell office:value-type="float" office:value="8829.60825884514">
                <text:p>8829.6082588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5.158313751221">
                <text:p>615.158313751221</text:p>
              </table:table-cell>
              <table:table-cell office:value-type="float" office:value="10284.4238903828">
                <text:p>10284.423890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4.822083950043">
                <text:p>624.822083950043</text:p>
              </table:table-cell>
              <table:table-cell office:value-type="float" office:value="10348.0131984104">
                <text:p>10348.013198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4.696481227875">
                <text:p>634.696481227875</text:p>
              </table:table-cell>
              <table:table-cell office:value-type="float" office:value="10127.2742400857">
                <text:p>10127.274240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5515604019">
                <text:p>644.475515604019</text:p>
              </table:table-cell>
              <table:table-cell office:value-type="float" office:value="10226.0325776711">
                <text:p>10226.032577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4.264174222946">
                <text:p>654.264174222946</text:p>
              </table:table-cell>
              <table:table-cell office:value-type="float" office:value="10215.9754974654">
                <text:p>10215.975497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4.005266189575">
                <text:p>664.005266189575</text:p>
              </table:table-cell>
              <table:table-cell office:value-type="float" office:value="10265.8644143057">
                <text:p>10265.86441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3.660758972168">
                <text:p>673.660758972168</text:p>
              </table:table-cell>
              <table:table-cell office:value-type="float" office:value="10356.8851355049">
                <text:p>10356.88513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3.352041482925">
                <text:p>683.352041482925</text:p>
              </table:table-cell>
              <table:table-cell office:value-type="float" office:value="10318.6403330303">
                <text:p>10318.64033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3.086265563965">
                <text:p>693.086265563965</text:p>
              </table:table-cell>
              <table:table-cell office:value-type="float" office:value="10273.1114722523">
                <text:p>10273.111472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2.879765748978">
                <text:p>702.879765748978</text:p>
              </table:table-cell>
              <table:table-cell office:value-type="float" office:value="10210.9362253231">
                <text:p>10210.936225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0.414723873138">
                <text:p>710.414723873138</text:p>
              </table:table-cell>
              <table:table-cell office:value-type="float" office:value="13271.5860117117">
                <text:p>13271.586011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7.966469764709">
                <text:p>717.966469764709</text:p>
              </table:table-cell>
              <table:table-cell office:value-type="float" office:value="13242.1290183665">
                <text:p>13242.129018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5.509015083313">
                <text:p>725.509015083313</text:p>
              </table:table-cell>
              <table:table-cell office:value-type="float" office:value="13258.2546093277">
                <text:p>13258.254609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3.076932191849">
                <text:p>733.076932191849</text:p>
              </table:table-cell>
              <table:table-cell office:value-type="float" office:value="13213.8277441853">
                <text:p>13213.827744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0.600302219391">
                <text:p>740.600302219391</text:p>
              </table:table-cell>
              <table:table-cell office:value-type="float" office:value="13292.0416230682">
                <text:p>13292.041623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8.089805364609">
                <text:p>748.089805364609</text:p>
              </table:table-cell>
              <table:table-cell office:value-type="float" office:value="13352.1412764263">
                <text:p>13352.141276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5.623759508133">
                <text:p>755.623759508133</text:p>
              </table:table-cell>
              <table:table-cell office:value-type="float" office:value="13273.3588091198">
                <text:p>13273.358809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3.158220052719">
                <text:p>763.158220052719</text:p>
              </table:table-cell>
              <table:table-cell office:value-type="float" office:value="13272.4805411185">
                <text:p>13272.480541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0.761798620224">
                <text:p>770.761798620224</text:p>
              </table:table-cell>
              <table:table-cell office:value-type="float" office:value="13151.8472333956">
                <text:p>13151.847233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8.285532951355">
                <text:p>778.285532951355</text:p>
              </table:table-cell>
              <table:table-cell office:value-type="float" office:value="13291.3769489596">
                <text:p>13291.376948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5.778226137161">
                <text:p>785.778226137161</text:p>
              </table:table-cell>
              <table:table-cell office:value-type="float" office:value="13346.4514074665">
                <text:p>13346.451407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3.265549421311">
                <text:p>793.265549421311</text:p>
              </table:table-cell>
              <table:table-cell office:value-type="float" office:value="13356.06140528">
                <text:p>13356.0614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0.821549892425">
                <text:p>800.821549892425</text:p>
              </table:table-cell>
              <table:table-cell office:value-type="float" office:value="13234.6634573409">
                <text:p>13234.663457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6.73939371109">
                <text:p>806.73939371109</text:p>
              </table:table-cell>
              <table:table-cell office:value-type="float" office:value="16898.2840943597">
                <text:p>16898.28409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2.202875852585">
                <text:p>812.202875852585</text:p>
              </table:table-cell>
              <table:table-cell office:value-type="float" office:value="18303.5713116809">
                <text:p>18303.571311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7.611038923264">
                <text:p>817.611038923264</text:p>
              </table:table-cell>
              <table:table-cell office:value-type="float" office:value="18490.780276414">
                <text:p>18490.78027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3.030486822128">
                <text:p>823.030486822128</text:p>
              </table:table-cell>
              <table:table-cell office:value-type="float" office:value="18452.3011352138">
                <text:p>18452.301135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.453100919723">
                <text:p>828.453100919723</text:p>
              </table:table-cell>
              <table:table-cell office:value-type="float" office:value="18441.4855690006">
                <text:p>18441.485569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3.858106136322">
                <text:p>833.858106136322</text:p>
              </table:table-cell>
              <table:table-cell office:value-type="float" office:value="18501.6023414255">
                <text:p>18501.602341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9.284925460816">
                <text:p>839.284925460816</text:p>
              </table:table-cell>
              <table:table-cell office:value-type="float" office:value="18427.218640632">
                <text:p>18427.21864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4.727008342743">
                <text:p>844.727008342743</text:p>
              </table:table-cell>
              <table:table-cell office:value-type="float" office:value="18375.5347094563">
                <text:p>18375.534709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0.19039273262">
                <text:p>850.19039273262</text:p>
              </table:table-cell>
              <table:table-cell office:value-type="float" office:value="18303.8860252409">
                <text:p>18303.886025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5.647002696991">
                <text:p>855.647002696991</text:p>
              </table:table-cell>
              <table:table-cell office:value-type="float" office:value="18326.6403415447">
                <text:p>18326.640341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1.111568689346">
                <text:p>861.111568689346</text:p>
              </table:table-cell>
              <table:table-cell office:value-type="float" office:value="18299.9289303917">
                <text:p>18299.928930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6.570953130722">
                <text:p>866.570953130722</text:p>
              </table:table-cell>
              <table:table-cell office:value-type="float" office:value="18317.3161600342">
                <text:p>18317.316160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1.996412038803">
                <text:p>871.996412038803</text:p>
              </table:table-cell>
              <table:table-cell office:value-type="float" office:value="18431.8384514159">
                <text:p>18431.838451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7.43109869957">
                <text:p>877.43109869957</text:p>
              </table:table-cell>
              <table:table-cell office:value-type="float" office:value="18400.5678230034">
                <text:p>18400.567823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2.859555959702">
                <text:p>882.859555959702</text:p>
              </table:table-cell>
              <table:table-cell office:value-type="float" office:value="18421.6423236642">
                <text:p>18421.642323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8.274370193481">
                <text:p>888.274370193481</text:p>
              </table:table-cell>
              <table:table-cell office:value-type="float" office:value="18468.0591560304">
                <text:p>18468.059156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3.676567792893">
                <text:p>893.676567792893</text:p>
              </table:table-cell>
              <table:table-cell office:value-type="float" office:value="18511.1600655744">
                <text:p>18511.160065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9.083548784256">
                <text:p>899.083548784256</text:p>
              </table:table-cell>
              <table:table-cell office:value-type="float" office:value="18494.7608149028">
                <text:p>18494.760814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3.932658433914">
                <text:p>903.932658433914</text:p>
              </table:table-cell>
              <table:table-cell office:value-type="float" office:value="20622.5929452735">
                <text:p>20622.592945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7.620507001877">
                <text:p>907.620507001877</text:p>
              </table:table-cell>
              <table:table-cell office:value-type="float" office:value="27116.4121988116">
                <text:p>27116.412198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1.282585382462">
                <text:p>911.282585382462</text:p>
              </table:table-cell>
              <table:table-cell office:value-type="float" office:value="27307.2249003007">
                <text:p>27307.224900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4.900660276413">
                <text:p>914.900660276413</text:p>
              </table:table-cell>
              <table:table-cell office:value-type="float" office:value="27639.3501520054">
                <text:p>27639.350152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8.564488887787">
                <text:p>918.564488887787</text:p>
              </table:table-cell>
              <table:table-cell office:value-type="float" office:value="27294.1799347395">
                <text:p>27294.179934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2.25673365593">
                <text:p>922.25673365593</text:p>
              </table:table-cell>
              <table:table-cell office:value-type="float" office:value="27084.1394273611">
                <text:p>27084.139427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5.877240180969">
                <text:p>925.877240180969</text:p>
              </table:table-cell>
              <table:table-cell office:value-type="float" office:value="27620.8429660133">
                <text:p>27620.842966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9.546092510223">
                <text:p>929.546092510223</text:p>
              </table:table-cell>
              <table:table-cell office:value-type="float" office:value="27256.8253610731">
                <text:p>27256.825361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3.20801281929">
                <text:p>933.20801281929</text:p>
              </table:table-cell>
              <table:table-cell office:value-type="float" office:value="27308.4623402971">
                <text:p>27308.46234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6.827597618103">
                <text:p>936.827597618103</text:p>
              </table:table-cell>
              <table:table-cell office:value-type="float" office:value="27627.8293912187">
                <text:p>27627.829391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0.477510213852">
                <text:p>940.477510213852</text:p>
              </table:table-cell>
              <table:table-cell office:value-type="float" office:value="27398.2492389763">
                <text:p>27398.249238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4.165511846542">
                <text:p>944.165511846542</text:p>
              </table:table-cell>
              <table:table-cell office:value-type="float" office:value="27115.30429034">
                <text:p>27115.3042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7.816579341889">
                <text:p>947.816579341889</text:p>
              </table:table-cell>
              <table:table-cell office:value-type="float" office:value="27389.6076053743">
                <text:p>27389.607605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51.497547864914">
                <text:p>951.497547864914</text:p>
              </table:table-cell>
              <table:table-cell office:value-type="float" office:value="27167.0992317463">
                <text:p>27167.099231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5.148965835571">
                <text:p>955.148965835571</text:p>
              </table:table-cell>
              <table:table-cell office:value-type="float" office:value="27387.0894968591">
                <text:p>27387.089496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8.790861368179">
                <text:p>958.790861368179</text:p>
              </table:table-cell>
              <table:table-cell office:value-type="float" office:value="27458.5737175553">
                <text:p>27458.573717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2.463726520538">
                <text:p>962.463726520538</text:p>
              </table:table-cell>
              <table:table-cell office:value-type="float" office:value="27227.1371915861">
                <text:p>27227.137191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6.144829511642">
                <text:p>966.144829511642</text:p>
              </table:table-cell>
              <table:table-cell office:value-type="float" office:value="27166.1173817647">
                <text:p>27166.11738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9.816645383835">
                <text:p>969.816645383835</text:p>
              </table:table-cell>
              <table:table-cell office:value-type="float" office:value="27234.9090644636">
                <text:p>27234.909064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3.480357408524">
                <text:p>973.480357408524</text:p>
              </table:table-cell>
              <table:table-cell office:value-type="float" office:value="27295.0804736531">
                <text:p>27295.080473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7.147293806076">
                <text:p>977.147293806076</text:p>
              </table:table-cell>
              <table:table-cell office:value-type="float" office:value="27271.1112451955">
                <text:p>27271.111245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0.820307970047">
                <text:p>980.820307970047</text:p>
              </table:table-cell>
              <table:table-cell office:value-type="float" office:value="27226.0131477702">
                <text:p>27226.013147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4.460610151291">
                <text:p>984.460610151291</text:p>
              </table:table-cell>
              <table:table-cell office:value-type="float" office:value="27470.6733828927">
                <text:p>27470.673382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88.101657867432">
                <text:p>988.101657867432</text:p>
              </table:table-cell>
              <table:table-cell office:value-type="float" office:value="27464.9783062697">
                <text:p>27464.978306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1.779969215393">
                <text:p>991.779969215393</text:p>
              </table:table-cell>
              <table:table-cell office:value-type="float" office:value="27186.8004881083">
                <text:p>27186.800488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5.460310459137">
                <text:p>995.460310459137</text:p>
              </table:table-cell>
              <table:table-cell office:value-type="float" office:value="27171.9021693254">
                <text:p>27171.902169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9.128633022308">
                <text:p>999.128633022308</text:p>
              </table:table-cell>
              <table:table-cell office:value-type="float" office:value="27260.8326170355">
                <text:p>27260.832617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2.73644852638">
                <text:p>1002.73644852638</text:p>
              </table:table-cell>
              <table:table-cell office:value-type="float" office:value="27718.024893529">
                <text:p>27718.02489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5.74046945572">
                <text:p>1005.74046945572</text:p>
              </table:table-cell>
              <table:table-cell office:value-type="float" office:value="33289.2286990768">
                <text:p>33289.228699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8.74031066895">
                <text:p>1008.74031066895</text:p>
              </table:table-cell>
              <table:table-cell office:value-type="float" office:value="33335.5799175716">
                <text:p>33335.579917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1.73805403709">
                <text:p>1011.73805403709</text:p>
              </table:table-cell>
              <table:table-cell office:value-type="float" office:value="33358.9352955937">
                <text:p>33358.935295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dis - 3000B'.A2:'redis - 3000B'.A125 'redis - 3000B'.C2:'redis - 3000B'.C125" svg:x="0.32cm" svg:y="0.18cm" svg:width="12.508cm" svg:height="8.64cm">
          <chartooo:coordinate-region svg:x="1.497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dis - 3000B'.C2:'redis - 3000B'.C125" chart:class="chart:scatter">
            <chart:domain table:cell-range-address="'redis - 3000B'.A2:'redis - 3000B'.A125"/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833814620972">
                <text:p>3.32833814620972</text:p>
                <draw:g>
                  <svg:desc>'redis - 3000B'.A2:'redis - 3000B'.A125</svg:desc>
                </draw:g>
              </table:table-cell>
              <table:table-cell office:value-type="float" office:value="30045.4739745469">
                <text:p>30045.4739745469</text:p>
                <draw:g>
                  <svg:desc>'redis - 3000B'.C2:'redis - 3000B'.C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2836222648621">
                <text:p>6.82836222648621</text:p>
              </table:table-cell>
              <table:table-cell office:value-type="float" office:value="28571.6232001659">
                <text:p>28571.6232001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753961086273">
                <text:p>10.2753961086273</text:p>
              </table:table-cell>
              <table:table-cell office:value-type="float" office:value="29010.8541424207">
                <text:p>29010.8541424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357462882996">
                <text:p>13.8357462882996</text:p>
              </table:table-cell>
              <table:table-cell office:value-type="float" office:value="28087.4916192303">
                <text:p>28087.491619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047425031662">
                <text:p>17.047425031662</text:p>
              </table:table-cell>
              <table:table-cell office:value-type="float" office:value="31136.8290959927">
                <text:p>31136.8290959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632992267609">
                <text:p>20.2632992267609</text:p>
              </table:table-cell>
              <table:table-cell office:value-type="float" office:value="31096.4653799614">
                <text:p>31096.465379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5355584621429">
                <text:p>23.5355584621429</text:p>
              </table:table-cell>
              <table:table-cell office:value-type="float" office:value="30560.362396021">
                <text:p>30560.362396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8938736915588">
                <text:p>26.8938736915588</text:p>
              </table:table-cell>
              <table:table-cell office:value-type="float" office:value="29777.3787554299">
                <text:p>29777.3787554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203741550446">
                <text:p>29.9203741550446</text:p>
              </table:table-cell>
              <table:table-cell office:value-type="float" office:value="33042.1231326231">
                <text:p>33042.1231326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247130870819">
                <text:p>33.2247130870819</text:p>
              </table:table-cell>
              <table:table-cell office:value-type="float" office:value="30263.6695250557">
                <text:p>30263.669525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312301158905">
                <text:p>36.6312301158905</text:p>
              </table:table-cell>
              <table:table-cell office:value-type="float" office:value="29356.035181575">
                <text:p>29356.03518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0256350040436">
                <text:p>40.0256350040436</text:p>
              </table:table-cell>
              <table:table-cell office:value-type="float" office:value="29460.6548248195">
                <text:p>29460.6548248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3635036945343">
                <text:p>43.3635036945343</text:p>
              </table:table-cell>
              <table:table-cell office:value-type="float" office:value="29959.6759418024">
                <text:p>29959.6759418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5854568481445">
                <text:p>46.5854568481445</text:p>
              </table:table-cell>
              <table:table-cell office:value-type="float" office:value="31037.52693387">
                <text:p>31037.52693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8768813610077">
                <text:p>49.8768813610077</text:p>
              </table:table-cell>
              <table:table-cell office:value-type="float" office:value="30382.543111254">
                <text:p>30382.543111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220461845398">
                <text:p>53.220461845398</text:p>
              </table:table-cell>
              <table:table-cell office:value-type="float" office:value="29908.4741522946">
                <text:p>29908.4741522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7424805164337">
                <text:p>56.7424805164337</text:p>
              </table:table-cell>
              <table:table-cell office:value-type="float" office:value="28393.3019951043">
                <text:p>28393.3019951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0854425430298">
                <text:p>60.0854425430298</text:p>
              </table:table-cell>
              <table:table-cell office:value-type="float" office:value="29914.0116517827">
                <text:p>29914.0116517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2188200950623">
                <text:p>63.2188200950623</text:p>
              </table:table-cell>
              <table:table-cell office:value-type="float" office:value="31915.0746175757">
                <text:p>31915.0746175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652717590332">
                <text:p>66.652717590332</text:p>
              </table:table-cell>
              <table:table-cell office:value-type="float" office:value="29121.83277892">
                <text:p>29121.83277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9585638046265">
                <text:p>69.9585638046265</text:p>
              </table:table-cell>
              <table:table-cell office:value-type="float" office:value="30249.8773216216">
                <text:p>30249.8773216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0158777236939">
                <text:p>73.0158777236939</text:p>
              </table:table-cell>
              <table:table-cell office:value-type="float" office:value="32709.0904170793">
                <text:p>32709.0904170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245020866394">
                <text:p>76.245020866394</text:p>
              </table:table-cell>
              <table:table-cell office:value-type="float" office:value="30968.4088272027">
                <text:p>30968.4088272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6029706001282">
                <text:p>79.6029706001282</text:p>
              </table:table-cell>
              <table:table-cell office:value-type="float" office:value="29780.4867173319">
                <text:p>29780.4867173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8890864849091">
                <text:p>82.8890864849091</text:p>
              </table:table-cell>
              <table:table-cell office:value-type="float" office:value="30431.5091447167">
                <text:p>30431.5091447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3095829486847">
                <text:p>86.3095829486847</text:p>
              </table:table-cell>
              <table:table-cell office:value-type="float" office:value="29235.9215262694">
                <text:p>29235.9215262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596647977829">
                <text:p>89.596647977829</text:p>
              </table:table-cell>
              <table:table-cell office:value-type="float" office:value="30422.7174642319">
                <text:p>30422.7174642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8106997013092">
                <text:p>92.8106997013092</text:p>
              </table:table-cell>
              <table:table-cell office:value-type="float" office:value="31113.8469134615">
                <text:p>31113.846913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1981315612793">
                <text:p>96.1981315612793</text:p>
              </table:table-cell>
              <table:table-cell office:value-type="float" office:value="29521.300425311">
                <text:p>29521.300425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2820677757263">
                <text:p>99.2820677757263</text:p>
              </table:table-cell>
              <table:table-cell office:value-type="float" office:value="32426.7640419591">
                <text:p>32426.7640419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628689050674">
                <text:p>102.628689050674</text:p>
              </table:table-cell>
              <table:table-cell office:value-type="float" office:value="29881.4326004174">
                <text:p>29881.4326004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.460104465485">
                <text:p>106.460104465485</text:p>
              </table:table-cell>
              <table:table-cell office:value-type="float" office:value="26100.3431317856">
                <text:p>26100.3431317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190178155899">
                <text:p>110.190178155899</text:p>
              </table:table-cell>
              <table:table-cell office:value-type="float" office:value="26809.5639415129">
                <text:p>26809.5639415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246676683426">
                <text:p>114.246676683426</text:p>
              </table:table-cell>
              <table:table-cell office:value-type="float" office:value="24652.1008427069">
                <text:p>24652.1008427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.911612987518">
                <text:p>117.911612987518</text:p>
              </table:table-cell>
              <table:table-cell office:value-type="float" office:value="27286.0653320537">
                <text:p>27286.0653320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666019439697">
                <text:p>121.666019439697</text:p>
              </table:table-cell>
              <table:table-cell office:value-type="float" office:value="26635.6968165473">
                <text:p>26635.6968165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.528578281403">
                <text:p>125.528578281403</text:p>
              </table:table-cell>
              <table:table-cell office:value-type="float" office:value="25889.8944449091">
                <text:p>25889.894444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37468290329">
                <text:p>129.37468290329</text:p>
              </table:table-cell>
              <table:table-cell office:value-type="float" office:value="26000.6680088007">
                <text:p>26000.6680088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232482194901">
                <text:p>133.232482194901</text:p>
              </table:table-cell>
              <table:table-cell office:value-type="float" office:value="25921.8444434955">
                <text:p>25921.8444434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030361413956">
                <text:p>137.030361413956</text:p>
              </table:table-cell>
              <table:table-cell office:value-type="float" office:value="26330.8184223019">
                <text:p>26330.8184223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.810694932938">
                <text:p>140.810694932938</text:p>
              </table:table-cell>
              <table:table-cell office:value-type="float" office:value="26453.0361456999">
                <text:p>26453.0361456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.740079641342">
                <text:p>144.740079641342</text:p>
              </table:table-cell>
              <table:table-cell office:value-type="float" office:value="25449.6800605165">
                <text:p>25449.6800605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.612473487854">
                <text:p>148.612473487854</text:p>
              </table:table-cell>
              <table:table-cell office:value-type="float" office:value="25824.1375631034">
                <text:p>25824.1375631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.374675273895">
                <text:p>152.374675273895</text:p>
              </table:table-cell>
              <table:table-cell office:value-type="float" office:value="26580.5251370867">
                <text:p>26580.5251370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238306760788">
                <text:p>156.238306760788</text:p>
              </table:table-cell>
              <table:table-cell office:value-type="float" office:value="25882.7066436845">
                <text:p>25882.7066436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.041727542877">
                <text:p>160.041727542877</text:p>
              </table:table-cell>
              <table:table-cell office:value-type="float" office:value="26292.4458389171">
                <text:p>26292.4458389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.846182346344">
                <text:p>163.846182346344</text:p>
              </table:table-cell>
              <table:table-cell office:value-type="float" office:value="26285.3128455612">
                <text:p>26285.3128455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.673248529434">
                <text:p>167.673248529434</text:p>
              </table:table-cell>
              <table:table-cell office:value-type="float" office:value="26130.0017275451">
                <text:p>26130.0017275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.525222539902">
                <text:p>171.525222539902</text:p>
              </table:table-cell>
              <table:table-cell office:value-type="float" office:value="25961.0236542624">
                <text:p>25961.0236542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5.428557157516">
                <text:p>175.428557157516</text:p>
              </table:table-cell>
              <table:table-cell office:value-type="float" office:value="25619.5226892563">
                <text:p>25619.5226892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9.323499202728">
                <text:p>179.323499202728</text:p>
              </table:table-cell>
              <table:table-cell office:value-type="float" office:value="25674.6435728335">
                <text:p>25674.6435728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.139162063599">
                <text:p>183.139162063599</text:p>
              </table:table-cell>
              <table:table-cell office:value-type="float" office:value="26208.0920398472">
                <text:p>26208.0920398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.978633880615">
                <text:p>186.978633880615</text:p>
              </table:table-cell>
              <table:table-cell office:value-type="float" office:value="26045.5742157817">
                <text:p>26045.5742157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.795639514923">
                <text:p>190.795639514923</text:p>
              </table:table-cell>
              <table:table-cell office:value-type="float" office:value="26198.8722558998">
                <text:p>26198.8722558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.591195106506">
                <text:p>194.591195106506</text:p>
              </table:table-cell>
              <table:table-cell office:value-type="float" office:value="26346.9316529472">
                <text:p>26346.9316529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.292713165283">
                <text:p>198.292713165283</text:p>
              </table:table-cell>
              <table:table-cell office:value-type="float" office:value="27016.3864987891">
                <text:p>27016.3864987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.017657518387">
                <text:p>202.017657518387</text:p>
              </table:table-cell>
              <table:table-cell office:value-type="float" office:value="26846.5317934244">
                <text:p>26846.5317934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.687994718552">
                <text:p>206.687994718552</text:p>
              </table:table-cell>
              <table:table-cell office:value-type="float" office:value="21412.1706962346">
                <text:p>21412.1706962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.367496967316">
                <text:p>211.367496967316</text:p>
              </table:table-cell>
              <table:table-cell office:value-type="float" office:value="21370.0076002217">
                <text:p>21370.0076002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6.06585931778">
                <text:p>216.06585931778</text:p>
              </table:table-cell>
              <table:table-cell office:value-type="float" office:value="21284.2246357142">
                <text:p>21284.2246357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.758478164673">
                <text:p>220.758478164673</text:p>
              </table:table-cell>
              <table:table-cell office:value-type="float" office:value="21310.2734340764">
                <text:p>21310.2734340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5.442498445511">
                <text:p>225.442498445511</text:p>
              </table:table-cell>
              <table:table-cell office:value-type="float" office:value="21349.4642278597">
                <text:p>21349.4642278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.145461320877">
                <text:p>230.145461320877</text:p>
              </table:table-cell>
              <table:table-cell office:value-type="float" office:value="21263.3897936637">
                <text:p>21263.3897936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.865783214569">
                <text:p>234.865783214569</text:p>
              </table:table-cell>
              <table:table-cell office:value-type="float" office:value="21185.2099161214">
                <text:p>21185.2099161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.569920778275">
                <text:p>239.569920778275</text:p>
              </table:table-cell>
              <table:table-cell office:value-type="float" office:value="21258.0929101897">
                <text:p>21258.0929101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.275500535965">
                <text:p>244.275500535965</text:p>
              </table:table-cell>
              <table:table-cell office:value-type="float" office:value="21251.5796926638">
                <text:p>21251.5796926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8.96196269989">
                <text:p>248.96196269989</text:p>
              </table:table-cell>
              <table:table-cell office:value-type="float" office:value="21338.2802267086">
                <text:p>21338.2802267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3.65682387352">
                <text:p>253.65682387352</text:p>
              </table:table-cell>
              <table:table-cell office:value-type="float" office:value="21300.0974330114">
                <text:p>21300.0974330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8.349165916443">
                <text:p>258.349165916443</text:p>
              </table:table-cell>
              <table:table-cell office:value-type="float" office:value="21311.5424632701">
                <text:p>21311.5424632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.044466018677">
                <text:p>263.044466018677</text:p>
              </table:table-cell>
              <table:table-cell office:value-type="float" office:value="21298.1256925896">
                <text:p>21298.1256925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7.717594146728">
                <text:p>267.717594146728</text:p>
              </table:table-cell>
              <table:table-cell office:value-type="float" office:value="21399.1630135797">
                <text:p>21399.1630135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2.412510156631">
                <text:p>272.412510156631</text:p>
              </table:table-cell>
              <table:table-cell office:value-type="float" office:value="21299.8486469533">
                <text:p>21299.8486469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.09797334671">
                <text:p>277.09797334671</text:p>
              </table:table-cell>
              <table:table-cell office:value-type="float" office:value="21342.8938225248">
                <text:p>21342.8938225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786479949951">
                <text:p>281.786479949951</text:p>
              </table:table-cell>
              <table:table-cell office:value-type="float" office:value="21328.9679073659">
                <text:p>21328.9679073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6.582808971405">
                <text:p>286.582808971405</text:p>
              </table:table-cell>
              <table:table-cell office:value-type="float" office:value="20849.4900198627">
                <text:p>20849.490019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.307091474533">
                <text:p>291.307091474533</text:p>
              </table:table-cell>
              <table:table-cell office:value-type="float" office:value="21167.4586981856">
                <text:p>21167.4586981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5.994010210037">
                <text:p>295.994010210037</text:p>
              </table:table-cell>
              <table:table-cell office:value-type="float" office:value="21336.2276061516">
                <text:p>21336.2276061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.665152549744">
                <text:p>300.665152549744</text:p>
              </table:table-cell>
              <table:table-cell office:value-type="float" office:value="21408.2624697536">
                <text:p>21408.2624697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.921059608459">
                <text:p>306.921059608459</text:p>
              </table:table-cell>
              <table:table-cell office:value-type="float" office:value="15985.0195322095">
                <text:p>15985.0195322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3.591838121414">
                <text:p>313.591838121414</text:p>
              </table:table-cell>
              <table:table-cell office:value-type="float" office:value="14990.8676349074">
                <text:p>14990.8676349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.262056112289">
                <text:p>320.262056112289</text:p>
              </table:table-cell>
              <table:table-cell office:value-type="float" office:value="14992.1214855737">
                <text:p>14992.1214855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6.911294460297">
                <text:p>326.911294460297</text:p>
              </table:table-cell>
              <table:table-cell office:value-type="float" office:value="15039.4577868822">
                <text:p>15039.4577868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.575940132141">
                <text:p>333.575940132141</text:p>
              </table:table-cell>
              <table:table-cell office:value-type="float" office:value="15004.6581185665">
                <text:p>15004.6581185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.244312763214">
                <text:p>340.244312763214</text:p>
              </table:table-cell>
              <table:table-cell office:value-type="float" office:value="14996.2762304082">
                <text:p>14996.2762304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6.951240062714">
                <text:p>346.951240062714</text:p>
              </table:table-cell>
              <table:table-cell office:value-type="float" office:value="14910.0803180587">
                <text:p>14910.0803180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3.609285593033">
                <text:p>353.609285593033</text:p>
              </table:table-cell>
              <table:table-cell office:value-type="float" office:value="15019.5302407638">
                <text:p>15019.5302407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.271023035049">
                <text:p>360.271023035049</text:p>
              </table:table-cell>
              <table:table-cell office:value-type="float" office:value="15011.209633277">
                <text:p>15011.209633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6.962690830231">
                <text:p>366.962690830231</text:p>
              </table:table-cell>
              <table:table-cell office:value-type="float" office:value="14944.0779618154">
                <text:p>14944.0779618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3.652419090271">
                <text:p>373.652419090271</text:p>
              </table:table-cell>
              <table:table-cell office:value-type="float" office:value="14948.4320038913">
                <text:p>14948.4320038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.304876565933">
                <text:p>380.304876565933</text:p>
              </table:table-cell>
              <table:table-cell office:value-type="float" office:value="15032.1666484124">
                <text:p>15032.1666484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7.002596855164">
                <text:p>387.002596855164</text:p>
              </table:table-cell>
              <table:table-cell office:value-type="float" office:value="14930.5627862441">
                <text:p>14930.5627862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.693757534027">
                <text:p>393.693757534027</text:p>
              </table:table-cell>
              <table:table-cell office:value-type="float" office:value="14945.2068398192">
                <text:p>14945.2068398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.360383749008">
                <text:p>400.360383749008</text:p>
              </table:table-cell>
              <table:table-cell office:value-type="float" office:value="15000.2245936643">
                <text:p>15000.22459366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8.67653465271">
                <text:p>408.67653465271</text:p>
              </table:table-cell>
              <table:table-cell office:value-type="float" office:value="12024.8727674893">
                <text:p>12024.8727674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7.424783945084">
                <text:p>417.424783945084</text:p>
              </table:table-cell>
              <table:table-cell office:value-type="float" office:value="11430.9283075197">
                <text:p>11430.9283075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6.209992647171">
                <text:p>426.209992647171</text:p>
              </table:table-cell>
              <table:table-cell office:value-type="float" office:value="11382.8596762302">
                <text:p>11382.859676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4.953375339508">
                <text:p>434.953375339508</text:p>
              </table:table-cell>
              <table:table-cell office:value-type="float" office:value="11437.3108048275">
                <text:p>11437.3108048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3.695731878281">
                <text:p>443.695731878281</text:p>
              </table:table-cell>
              <table:table-cell office:value-type="float" office:value="11438.6692048454">
                <text:p>11438.6692048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2.45042681694">
                <text:p>452.45042681694</text:p>
              </table:table-cell>
              <table:table-cell office:value-type="float" office:value="11422.5116102749">
                <text:p>11422.5116102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1.192021846771">
                <text:p>461.192021846771</text:p>
              </table:table-cell>
              <table:table-cell office:value-type="float" office:value="11439.6360332018">
                <text:p>11439.6360332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9.998836994171">
                <text:p>469.998836994171</text:p>
              </table:table-cell>
              <table:table-cell office:value-type="float" office:value="11354.9354572581">
                <text:p>11354.9354572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.781320333481">
                <text:p>478.781320333481</text:p>
              </table:table-cell>
              <table:table-cell office:value-type="float" office:value="11386.3815011044">
                <text:p>11386.3815011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7.563370704651">
                <text:p>487.563370704651</text:p>
              </table:table-cell>
              <table:table-cell office:value-type="float" office:value="11386.923085715">
                <text:p>11386.923085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6.337221384048">
                <text:p>496.337221384048</text:p>
              </table:table-cell>
              <table:table-cell office:value-type="float" office:value="11397.5655271078">
                <text:p>11397.5655271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5.926279306412">
                <text:p>505.926279306412</text:p>
              </table:table-cell>
              <table:table-cell office:value-type="float" office:value="10428.6332506322">
                <text:p>10428.6332506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2.8398270607">
                <text:p>552.8398270607</text:p>
              </table:table-cell>
              <table:table-cell office:value-type="float" office:value="2226.67216467244">
                <text:p>2226.67216467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9.099225521088">
                <text:p>579.099225521088</text:p>
              </table:table-cell>
              <table:table-cell office:value-type="float" office:value="3808.1715167655">
                <text:p>3808.1715167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5.50607585907">
                <text:p>605.50607585907</text:p>
              </table:table-cell>
              <table:table-cell office:value-type="float" office:value="3786.9062750484">
                <text:p>3786.9062750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1.764090299606">
                <text:p>631.764090299606</text:p>
              </table:table-cell>
              <table:table-cell office:value-type="float" office:value="3808.37134119356">
                <text:p>3808.37134119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8.03161072731">
                <text:p>658.03161072731</text:p>
              </table:table-cell>
              <table:table-cell office:value-type="float" office:value="3806.99408854066">
                <text:p>3806.99408854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4.303683042526">
                <text:p>684.303683042526</text:p>
              </table:table-cell>
              <table:table-cell office:value-type="float" office:value="3806.33759732944">
                <text:p>3806.33759732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0.698249101639">
                <text:p>710.698249101639</text:p>
              </table:table-cell>
              <table:table-cell office:value-type="float" office:value="3788.67288244004">
                <text:p>3788.67288244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6.968343734741">
                <text:p>736.968343734741</text:p>
              </table:table-cell>
              <table:table-cell office:value-type="float" office:value="3806.63085183738">
                <text:p>3806.63085183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3.237583875656">
                <text:p>763.237583875656</text:p>
              </table:table-cell>
              <table:table-cell office:value-type="float" office:value="3806.75011491577">
                <text:p>3806.75011491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9.495921850205">
                <text:p>789.495921850205</text:p>
              </table:table-cell>
              <table:table-cell office:value-type="float" office:value="3808.32645753539">
                <text:p>3808.32645753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5.877718687058">
                <text:p>815.877718687058</text:p>
              </table:table-cell>
              <table:table-cell office:value-type="float" office:value="3790.49995501706">
                <text:p>3790.499955017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2.150239467621">
                <text:p>842.150239467621</text:p>
              </table:table-cell>
              <table:table-cell office:value-type="float" office:value="3806.26982600464">
                <text:p>3806.26982600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8.417997837067">
                <text:p>868.417997837067</text:p>
              </table:table-cell>
              <table:table-cell office:value-type="float" office:value="3806.96457923406">
                <text:p>3806.96457923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4.681774139404">
                <text:p>894.681774139404</text:p>
              </table:table-cell>
              <table:table-cell office:value-type="float" office:value="3807.53687875503">
                <text:p>3807.53687875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1.127680778503">
                <text:p>921.127680778503</text:p>
              </table:table-cell>
              <table:table-cell office:value-type="float" office:value="3781.31327482117">
                <text:p>3781.31327482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7.416568517685">
                <text:p>947.416568517685</text:p>
              </table:table-cell>
              <table:table-cell office:value-type="float" office:value="3803.90166047047">
                <text:p>3803.90166047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3.688061237335">
                <text:p>973.688061237335</text:p>
              </table:table-cell>
              <table:table-cell office:value-type="float" office:value="3806.41981043279">
                <text:p>3806.41981043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9.963062047958">
                <text:p>999.963062047958</text:p>
              </table:table-cell>
              <table:table-cell office:value-type="float" office:value="3805.91045724691">
                <text:p>3805.910457246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6.28118419647">
                <text:p>1026.28118419647</text:p>
              </table:table-cell>
              <table:table-cell office:value-type="float" office:value="3799.67589320065">
                <text:p>3799.675893200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454cm" style:legend-expansion="high" chart:style-name="ch2"/>
        <chart:plot-area chart:style-name="ch3" table:cell-range-address="'redis - 3B'.A2:'redis - 3B'.A199 'redis - 3B'.N1:'redis - 3B'.N1 'redis - 3B'.C2:'redis - 3B'.C199 'redis - 30B'.M1:'redis - 30B'.M1 'redis - 30B'.C2:'redis - 30B'.C197 'redis - 300B'.M1:'redis - 300B'.M1 'redis - 300B'.C2:'redis - 300B'.C198 'redis - 3000B'.M1:'redis - 3000B'.M1 'redis - 3000B'.C2:'redis - 3000B'.C125" chart:data-source-has-labels="row" svg:x="0.32cm" svg:y="0.18cm" svg:width="13.222cm" svg:height="8.64cm">
          <chartooo:coordinate-region svg:x="1.497cm" svg:y="0.379cm" svg:width="11.6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dis - 3B'.C2:'redis - 3B'.C199" chart:label-cell-address="'redis - 3B'.N1:'redis - 3B'.N1" chart:class="chart:scatter">
            <chart:domain table:cell-range-address="'redis - 3B'.A2:'redis - 3B'.A199"/>
            <chart:data-point chart:repeated="198"/>
          </chart:series>
          <chart:series chart:style-name="ch7" chart:values-cell-range-address="'redis - 30B'.C2:'redis - 30B'.C197" chart:label-cell-address="'redis - 30B'.M1:'redis - 30B'.M1" chart:class="chart:scatter">
            <chart:domain table:cell-range-address="'redis - 30B'.A2:'redis - 30B'.A197"/>
            <chart:data-point chart:repeated="196"/>
          </chart:series>
          <chart:series chart:style-name="ch8" chart:values-cell-range-address="'redis - 300B'.C2:'redis - 300B'.C198" chart:label-cell-address="'redis - 300B'.M1:'redis - 300B'.M1" chart:class="chart:scatter">
            <chart:domain table:cell-range-address="'redis - 300B'.A2:'redis - 300B'.A198"/>
            <chart:data-point chart:repeated="197"/>
          </chart:series>
          <chart:series chart:style-name="ch9" chart:values-cell-range-address="'redis - 3000B'.C2:'redis - 3000B'.C125" chart:label-cell-address="'redis - 3000B'.M1:'redis - 3000B'.M1" chart:class="chart:scatter">
            <chart:domain table:cell-range-address="'redis - 3000B'.A2:'redis - 3000B'.A125"/>
            <chart:data-point chart:repeated="1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B</text:p>
                <draw:g>
                  <svg:desc>'redis - 3B'.N1:'redis - 3B'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B</text:p>
                <draw:g>
                  <svg:desc>'redis - 30B'.M1:'redis - 30B'.M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B</text:p>
                <draw:g>
                  <svg:desc>'redis - 300B'.M1:'redis - 300B'.M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KB</text:p>
                <draw:g>
                  <svg:desc>'redis - 3000B'.M1:'redis - 3000B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0293030738831">
                <text:p>6.10293030738831</text:p>
                <draw:g>
                  <svg:desc>'redis - 3B'.A2:'redis - 3B'.A199</svg:desc>
                </draw:g>
              </table:table-cell>
              <table:table-cell office:value-type="float" office:value="39777.9311834764">
                <text:p>39777.9311834764</text:p>
                <draw:g>
                  <svg:desc>'redis - 3B'.C2:'redis - 3B'.C199</svg:desc>
                </draw:g>
              </table:table-cell>
              <table:table-cell office:value-type="float" office:value="4.02308797836304">
                <text:p>4.02308797836304</text:p>
                <draw:g>
                  <svg:desc>'redis - 30B'.A2:'redis - 30B'.A197</svg:desc>
                </draw:g>
              </table:table-cell>
              <table:table-cell office:value-type="float" office:value="24856.6593565887">
                <text:p>24856.6593565887</text:p>
                <draw:g>
                  <svg:desc>'redis - 30B'.C2:'redis - 30B'.C197</svg:desc>
                </draw:g>
              </table:table-cell>
              <table:table-cell office:value-type="float" office:value="2.79315233230591">
                <text:p>2.79315233230591</text:p>
                <draw:g>
                  <svg:desc>'redis - 300B'.A2:'redis - 300B'.A198</svg:desc>
                </draw:g>
              </table:table-cell>
              <table:table-cell office:value-type="float" office:value="35802.3773479736">
                <text:p>35802.3773479736</text:p>
                <draw:g>
                  <svg:desc>'redis - 300B'.C2:'redis - 300B'.C198</svg:desc>
                </draw:g>
              </table:table-cell>
              <table:table-cell office:value-type="float" office:value="3.32833814620972">
                <text:p>3.32833814620972</text:p>
                <draw:g>
                  <svg:desc>'redis - 3000B'.A2:'redis - 3000B'.A125</svg:desc>
                </draw:g>
              </table:table-cell>
              <table:table-cell office:value-type="float" office:value="30045.4739745469">
                <text:p>30045.4739745469</text:p>
                <draw:g>
                  <svg:desc>'redis - 3000B'.C2:'redis - 3000B'.C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6304874420166">
                <text:p>8.66304874420166</text:p>
              </table:table-cell>
              <table:table-cell office:value-type="float" office:value="39061.6568802299">
                <text:p>39061.6568802299</text:p>
              </table:table-cell>
              <table:table-cell office:value-type="float" office:value="6.83309435844421">
                <text:p>6.83309435844421</text:p>
              </table:table-cell>
              <table:table-cell office:value-type="float" office:value="35587.7328456058">
                <text:p>35587.7328456058</text:p>
              </table:table-cell>
              <table:table-cell office:value-type="float" office:value="5.32122802734375">
                <text:p>5.32122802734375</text:p>
              </table:table-cell>
              <table:table-cell office:value-type="float" office:value="39556.5684891109">
                <text:p>39556.5684891109</text:p>
              </table:table-cell>
              <table:table-cell office:value-type="float" office:value="6.82836222648621">
                <text:p>6.82836222648621</text:p>
              </table:table-cell>
              <table:table-cell office:value-type="float" office:value="28571.6232001659">
                <text:p>28571.6232001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043800354004">
                <text:p>11.2043800354004</text:p>
              </table:table-cell>
              <table:table-cell office:value-type="float" office:value="39350.4143409012">
                <text:p>39350.4143409012</text:p>
              </table:table-cell>
              <table:table-cell office:value-type="float" office:value="9.36581134796143">
                <text:p>9.36581134796143</text:p>
              </table:table-cell>
              <table:table-cell office:value-type="float" office:value="39484.0707818814">
                <text:p>39484.0707818814</text:p>
              </table:table-cell>
              <table:table-cell office:value-type="float" office:value="7.80833697319031">
                <text:p>7.80833697319031</text:p>
              </table:table-cell>
              <table:table-cell office:value-type="float" office:value="40208.1006644305">
                <text:p>40208.1006644305</text:p>
              </table:table-cell>
              <table:table-cell office:value-type="float" office:value="10.2753961086273">
                <text:p>10.2753961086273</text:p>
              </table:table-cell>
              <table:table-cell office:value-type="float" office:value="29010.8541424207">
                <text:p>29010.8541424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200798988342">
                <text:p>13.7200798988342</text:p>
              </table:table-cell>
              <table:table-cell office:value-type="float" office:value="39751.8767989642">
                <text:p>39751.8767989642</text:p>
              </table:table-cell>
              <table:table-cell office:value-type="float" office:value="12.1372454166412">
                <text:p>12.1372454166412</text:p>
              </table:table-cell>
              <table:table-cell office:value-type="float" office:value="36083.0545214666">
                <text:p>36083.0545214666</text:p>
              </table:table-cell>
              <table:table-cell office:value-type="float" office:value="10.5660412311554">
                <text:p>10.5660412311554</text:p>
              </table:table-cell>
              <table:table-cell office:value-type="float" office:value="36262.6985895923">
                <text:p>36262.6985895923</text:p>
              </table:table-cell>
              <table:table-cell office:value-type="float" office:value="13.8357462882996">
                <text:p>13.8357462882996</text:p>
              </table:table-cell>
              <table:table-cell office:value-type="float" office:value="28087.4916192303">
                <text:p>28087.4916192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1061329841614">
                <text:p>16.1061329841614</text:p>
              </table:table-cell>
              <table:table-cell office:value-type="float" office:value="41911.1330544056">
                <text:p>41911.1330544056</text:p>
              </table:table-cell>
              <table:table-cell office:value-type="float" office:value="14.8628225326538">
                <text:p>14.8628225326538</text:p>
              </table:table-cell>
              <table:table-cell office:value-type="float" office:value="36690.3182807502">
                <text:p>36690.3182807502</text:p>
              </table:table-cell>
              <table:table-cell office:value-type="float" office:value="13.4787809848785">
                <text:p>13.4787809848785</text:p>
              </table:table-cell>
              <table:table-cell office:value-type="float" office:value="34332.4913996958">
                <text:p>34332.4913996958</text:p>
              </table:table-cell>
              <table:table-cell office:value-type="float" office:value="17.047425031662">
                <text:p>17.047425031662</text:p>
              </table:table-cell>
              <table:table-cell office:value-type="float" office:value="31136.8290959927">
                <text:p>31136.8290959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478281974792">
                <text:p>18.5478281974792</text:p>
              </table:table-cell>
              <table:table-cell office:value-type="float" office:value="40956.1563607165">
                <text:p>40956.1563607165</text:p>
              </table:table-cell>
              <table:table-cell office:value-type="float" office:value="17.5795550346375">
                <text:p>17.5795550346375</text:p>
              </table:table-cell>
              <table:table-cell office:value-type="float" office:value="36809.5926182545">
                <text:p>36809.5926182545</text:p>
              </table:table-cell>
              <table:table-cell office:value-type="float" office:value="15.968453168869">
                <text:p>15.968453168869</text:p>
              </table:table-cell>
              <table:table-cell office:value-type="float" office:value="40166.7036797944">
                <text:p>40166.7036797944</text:p>
              </table:table-cell>
              <table:table-cell office:value-type="float" office:value="20.2632992267609">
                <text:p>20.2632992267609</text:p>
              </table:table-cell>
              <table:table-cell office:value-type="float" office:value="31096.4653799614">
                <text:p>31096.4653799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81200838089">
                <text:p>21.081200838089</text:p>
              </table:table-cell>
              <table:table-cell office:value-type="float" office:value="39473.85188026">
                <text:p>39473.85188026</text:p>
              </table:table-cell>
              <table:table-cell office:value-type="float" office:value="20.532289981842">
                <text:p>20.532289981842</text:p>
              </table:table-cell>
              <table:table-cell office:value-type="float" office:value="33867.467648779">
                <text:p>33867.467648779</text:p>
              </table:table-cell>
              <table:table-cell office:value-type="float" office:value="18.7422218322754">
                <text:p>18.7422218322754</text:p>
              </table:table-cell>
              <table:table-cell office:value-type="float" office:value="36052.8544330107">
                <text:p>36052.8544330107</text:p>
              </table:table-cell>
              <table:table-cell office:value-type="float" office:value="23.5355584621429">
                <text:p>23.5355584621429</text:p>
              </table:table-cell>
              <table:table-cell office:value-type="float" office:value="30560.362396021">
                <text:p>30560.362396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313965320587">
                <text:p>23.6313965320587</text:p>
              </table:table-cell>
              <table:table-cell office:value-type="float" office:value="39213.4651934667">
                <text:p>39213.4651934667</text:p>
              </table:table-cell>
              <table:table-cell office:value-type="float" office:value="23.1539912223816">
                <text:p>23.1539912223816</text:p>
              </table:table-cell>
              <table:table-cell office:value-type="float" office:value="38143.8860619028">
                <text:p>38143.8860619028</text:p>
              </table:table-cell>
              <table:table-cell office:value-type="float" office:value="21.4963486194611">
                <text:p>21.4963486194611</text:p>
              </table:table-cell>
              <table:table-cell office:value-type="float" office:value="36309.8028409798">
                <text:p>36309.8028409798</text:p>
              </table:table-cell>
              <table:table-cell office:value-type="float" office:value="26.8938736915588">
                <text:p>26.8938736915588</text:p>
              </table:table-cell>
              <table:table-cell office:value-type="float" office:value="29777.3787554299">
                <text:p>29777.3787554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250940799713">
                <text:p>26.2250940799713</text:p>
              </table:table-cell>
              <table:table-cell office:value-type="float" office:value="38555.7337247582">
                <text:p>38555.7337247582</text:p>
              </table:table-cell>
              <table:table-cell office:value-type="float" office:value="25.9691181182861">
                <text:p>25.9691181182861</text:p>
              </table:table-cell>
              <table:table-cell office:value-type="float" office:value="35523.0031616061">
                <text:p>35523.0031616061</text:p>
              </table:table-cell>
              <table:table-cell office:value-type="float" office:value="24.0863430500031">
                <text:p>24.0863430500031</text:p>
              </table:table-cell>
              <table:table-cell office:value-type="float" office:value="38610.8609248113">
                <text:p>38610.8609248113</text:p>
              </table:table-cell>
              <table:table-cell office:value-type="float" office:value="29.9203741550446">
                <text:p>29.9203741550446</text:p>
              </table:table-cell>
              <table:table-cell office:value-type="float" office:value="33042.1231326231">
                <text:p>33042.1231326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149390697479">
                <text:p>29.0149390697479</text:p>
              </table:table-cell>
              <table:table-cell office:value-type="float" office:value="35845.1002256864">
                <text:p>35845.1002256864</text:p>
              </table:table-cell>
              <table:table-cell office:value-type="float" office:value="28.6742627620697">
                <text:p>28.6742627620697</text:p>
              </table:table-cell>
              <table:table-cell office:value-type="float" office:value="36967.3005003357">
                <text:p>36967.3005003357</text:p>
              </table:table-cell>
              <table:table-cell office:value-type="float" office:value="26.7818672657013">
                <text:p>26.7818672657013</text:p>
              </table:table-cell>
              <table:table-cell office:value-type="float" office:value="37099.4080623183">
                <text:p>37099.4080623183</text:p>
              </table:table-cell>
              <table:table-cell office:value-type="float" office:value="33.2247130870819">
                <text:p>33.2247130870819</text:p>
              </table:table-cell>
              <table:table-cell office:value-type="float" office:value="30263.6695250557">
                <text:p>30263.669525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680079460144">
                <text:p>31.680079460144</text:p>
              </table:table-cell>
              <table:table-cell office:value-type="float" office:value="37522.1502408973">
                <text:p>37522.1502408973</text:p>
              </table:table-cell>
              <table:table-cell office:value-type="float" office:value="31.4178717136383">
                <text:p>31.4178717136383</text:p>
              </table:table-cell>
              <table:table-cell office:value-type="float" office:value="36448.9986072347">
                <text:p>36448.9986072347</text:p>
              </table:table-cell>
              <table:table-cell office:value-type="float" office:value="29.5247762203217">
                <text:p>29.5247762203217</text:p>
              </table:table-cell>
              <table:table-cell office:value-type="float" office:value="36458.3196610057">
                <text:p>36458.3196610057</text:p>
              </table:table-cell>
              <table:table-cell office:value-type="float" office:value="36.6312301158905">
                <text:p>36.6312301158905</text:p>
              </table:table-cell>
              <table:table-cell office:value-type="float" office:value="29356.035181575">
                <text:p>29356.03518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1943316459656">
                <text:p>34.1943316459656</text:p>
              </table:table-cell>
              <table:table-cell office:value-type="float" office:value="39774.0308437865">
                <text:p>39774.0308437865</text:p>
              </table:table-cell>
              <table:table-cell office:value-type="float" office:value="34.260244846344">
                <text:p>34.260244846344</text:p>
              </table:table-cell>
              <table:table-cell office:value-type="float" office:value="35182.4772087505">
                <text:p>35182.4772087505</text:p>
              </table:table-cell>
              <table:table-cell office:value-type="float" office:value="32.2960314750671">
                <text:p>32.2960314750671</text:p>
              </table:table-cell>
              <table:table-cell office:value-type="float" office:value="36085.5877089386">
                <text:p>36085.5877089386</text:p>
              </table:table-cell>
              <table:table-cell office:value-type="float" office:value="40.0256350040436">
                <text:p>40.0256350040436</text:p>
              </table:table-cell>
              <table:table-cell office:value-type="float" office:value="29460.6548248195">
                <text:p>29460.6548248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936153411865">
                <text:p>36.7936153411865</text:p>
              </table:table-cell>
              <table:table-cell office:value-type="float" office:value="38472.8786781405">
                <text:p>38472.8786781405</text:p>
              </table:table-cell>
              <table:table-cell office:value-type="float" office:value="36.9832539558411">
                <text:p>36.9832539558411</text:p>
              </table:table-cell>
              <table:table-cell office:value-type="float" office:value="36724.930506565">
                <text:p>36724.930506565</text:p>
              </table:table-cell>
              <table:table-cell office:value-type="float" office:value="34.8024213314056">
                <text:p>34.8024213314056</text:p>
              </table:table-cell>
              <table:table-cell office:value-type="float" office:value="39899.0211274452">
                <text:p>39899.0211274452</text:p>
              </table:table-cell>
              <table:table-cell office:value-type="float" office:value="43.3635036945343">
                <text:p>43.3635036945343</text:p>
              </table:table-cell>
              <table:table-cell office:value-type="float" office:value="29959.6759418024">
                <text:p>29959.6759418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4630062580109">
                <text:p>39.4630062580109</text:p>
              </table:table-cell>
              <table:table-cell office:value-type="float" office:value="37462.4420240614">
                <text:p>37462.4420240614</text:p>
              </table:table-cell>
              <table:table-cell office:value-type="float" office:value="39.5555980205536">
                <text:p>39.5555980205536</text:p>
              </table:table-cell>
              <table:table-cell office:value-type="float" office:value="38875.8050689301">
                <text:p>38875.8050689301</text:p>
              </table:table-cell>
              <table:table-cell office:value-type="float" office:value="37.7828464508057">
                <text:p>37.7828464508057</text:p>
              </table:table-cell>
              <table:table-cell office:value-type="float" office:value="33552.8375691587">
                <text:p>33552.8375691587</text:p>
              </table:table-cell>
              <table:table-cell office:value-type="float" office:value="46.5854568481445">
                <text:p>46.5854568481445</text:p>
              </table:table-cell>
              <table:table-cell office:value-type="float" office:value="31037.52693387">
                <text:p>31037.52693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2174010276794">
                <text:p>42.2174010276794</text:p>
              </table:table-cell>
              <table:table-cell office:value-type="float" office:value="36306.2700988984">
                <text:p>36306.2700988984</text:p>
              </table:table-cell>
              <table:table-cell office:value-type="float" office:value="42.4300780296326">
                <text:p>42.4300780296326</text:p>
              </table:table-cell>
              <table:table-cell office:value-type="float" office:value="34789.4721781118">
                <text:p>34789.4721781118</text:p>
              </table:table-cell>
              <table:table-cell office:value-type="float" office:value="40.4444115161896">
                <text:p>40.4444115161896</text:p>
              </table:table-cell>
              <table:table-cell office:value-type="float" office:value="37572.9019576894">
                <text:p>37572.9019576894</text:p>
              </table:table-cell>
              <table:table-cell office:value-type="float" office:value="49.8768813610077">
                <text:p>49.8768813610077</text:p>
              </table:table-cell>
              <table:table-cell office:value-type="float" office:value="30382.543111254">
                <text:p>30382.543111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992109298706">
                <text:p>44.8992109298706</text:p>
              </table:table-cell>
              <table:table-cell office:value-type="float" office:value="37288.9501929879">
                <text:p>37288.9501929879</text:p>
              </table:table-cell>
              <table:table-cell office:value-type="float" office:value="45.1011435985565">
                <text:p>45.1011435985565</text:p>
              </table:table-cell>
              <table:table-cell office:value-type="float" office:value="37438.9908736354">
                <text:p>37438.9908736354</text:p>
              </table:table-cell>
              <table:table-cell office:value-type="float" office:value="43.2395579814911">
                <text:p>43.2395579814911</text:p>
              </table:table-cell>
              <table:table-cell office:value-type="float" office:value="35776.920031755">
                <text:p>35776.920031755</text:p>
              </table:table-cell>
              <table:table-cell office:value-type="float" office:value="53.220461845398">
                <text:p>53.220461845398</text:p>
              </table:table-cell>
              <table:table-cell office:value-type="float" office:value="29908.4741522946">
                <text:p>29908.4741522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486349105835">
                <text:p>47.486349105835</text:p>
              </table:table-cell>
              <table:table-cell office:value-type="float" office:value="38653.7240449472">
                <text:p>38653.7240449472</text:p>
              </table:table-cell>
              <table:table-cell office:value-type="float" office:value="47.8853306770325">
                <text:p>47.8853306770325</text:p>
              </table:table-cell>
              <table:table-cell office:value-type="float" office:value="35917.8125736459">
                <text:p>35917.8125736459</text:p>
              </table:table-cell>
              <table:table-cell office:value-type="float" office:value="46.0001385211945">
                <text:p>46.0001385211945</text:p>
              </table:table-cell>
              <table:table-cell office:value-type="float" office:value="36224.8966015668">
                <text:p>36224.8966015668</text:p>
              </table:table-cell>
              <table:table-cell office:value-type="float" office:value="56.7424805164337">
                <text:p>56.7424805164337</text:p>
              </table:table-cell>
              <table:table-cell office:value-type="float" office:value="28393.3019951043">
                <text:p>28393.3019951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0845937728882">
                <text:p>50.0845937728882</text:p>
              </table:table-cell>
              <table:table-cell office:value-type="float" office:value="38488.2288145641">
                <text:p>38488.2288145641</text:p>
              </table:table-cell>
              <table:table-cell office:value-type="float" office:value="50.8605742454529">
                <text:p>50.8605742454529</text:p>
              </table:table-cell>
              <table:table-cell office:value-type="float" office:value="33611.2780823951">
                <text:p>33611.2780823951</text:p>
              </table:table-cell>
              <table:table-cell office:value-type="float" office:value="48.6613738536835">
                <text:p>48.6613738536835</text:p>
              </table:table-cell>
              <table:table-cell office:value-type="float" office:value="37577.214054902">
                <text:p>37577.214054902</text:p>
              </table:table-cell>
              <table:table-cell office:value-type="float" office:value="60.0854425430298">
                <text:p>60.0854425430298</text:p>
              </table:table-cell>
              <table:table-cell office:value-type="float" office:value="29914.0116517827">
                <text:p>29914.0116517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809992790222">
                <text:p>52.6809992790222</text:p>
              </table:table-cell>
              <table:table-cell office:value-type="float" office:value="38515.5242401105">
                <text:p>38515.5242401105</text:p>
              </table:table-cell>
              <table:table-cell office:value-type="float" office:value="53.3784017562866">
                <text:p>53.3784017562866</text:p>
              </table:table-cell>
              <table:table-cell office:value-type="float" office:value="39717.6031207402">
                <text:p>39717.6031207402</text:p>
              </table:table-cell>
              <table:table-cell office:value-type="float" office:value="51.2953908443451">
                <text:p>51.2953908443451</text:p>
              </table:table-cell>
              <table:table-cell office:value-type="float" office:value="37965.5626434355">
                <text:p>37965.5626434355</text:p>
              </table:table-cell>
              <table:table-cell office:value-type="float" office:value="63.2188200950623">
                <text:p>63.2188200950623</text:p>
              </table:table-cell>
              <table:table-cell office:value-type="float" office:value="31915.0746175757">
                <text:p>31915.0746175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1639873981476">
                <text:p>55.1639873981476</text:p>
              </table:table-cell>
              <table:table-cell office:value-type="float" office:value="40274.8361492788">
                <text:p>40274.8361492788</text:p>
              </table:table-cell>
              <table:table-cell office:value-type="float" office:value="56.0813271999359">
                <text:p>56.0813271999359</text:p>
              </table:table-cell>
              <table:table-cell office:value-type="float" office:value="36997.7570081587">
                <text:p>36997.7570081587</text:p>
              </table:table-cell>
              <table:table-cell office:value-type="float" office:value="54.1048862934113">
                <text:p>54.1048862934113</text:p>
              </table:table-cell>
              <table:table-cell office:value-type="float" office:value="35594.3529077902">
                <text:p>35594.3529077902</text:p>
              </table:table-cell>
              <table:table-cell office:value-type="float" office:value="66.652717590332">
                <text:p>66.652717590332</text:p>
              </table:table-cell>
              <table:table-cell office:value-type="float" office:value="29121.83277892">
                <text:p>29121.83277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076263427734">
                <text:p>57.7076263427734</text:p>
              </table:table-cell>
              <table:table-cell office:value-type="float" office:value="39314.5184723602">
                <text:p>39314.5184723602</text:p>
              </table:table-cell>
              <table:table-cell office:value-type="float" office:value="58.557680606842">
                <text:p>58.557680606842</text:p>
              </table:table-cell>
              <table:table-cell office:value-type="float" office:value="40382.7708814532">
                <text:p>40382.7708814532</text:p>
              </table:table-cell>
              <table:table-cell office:value-type="float" office:value="56.7057468891144">
                <text:p>56.7057468891144</text:p>
              </table:table-cell>
              <table:table-cell office:value-type="float" office:value="38449.4922220591">
                <text:p>38449.4922220591</text:p>
              </table:table-cell>
              <table:table-cell office:value-type="float" office:value="69.9585638046265">
                <text:p>69.9585638046265</text:p>
              </table:table-cell>
              <table:table-cell office:value-type="float" office:value="30249.8773216216">
                <text:p>30249.8773216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3836562633514">
                <text:p>60.3836562633514</text:p>
              </table:table-cell>
              <table:table-cell office:value-type="float" office:value="37369.4857942988">
                <text:p>37369.4857942988</text:p>
              </table:table-cell>
              <table:table-cell office:value-type="float" office:value="61.2532384395599">
                <text:p>61.2532384395599</text:p>
              </table:table-cell>
              <table:table-cell office:value-type="float" office:value="37098.7517714387">
                <text:p>37098.7517714387</text:p>
              </table:table-cell>
              <table:table-cell office:value-type="float" office:value="59.4576635360718">
                <text:p>59.4576635360718</text:p>
              </table:table-cell>
              <table:table-cell office:value-type="float" office:value="36338.9553264248">
                <text:p>36338.9553264248</text:p>
              </table:table-cell>
              <table:table-cell office:value-type="float" office:value="73.0158777236939">
                <text:p>73.0158777236939</text:p>
              </table:table-cell>
              <table:table-cell office:value-type="float" office:value="32709.0904170793">
                <text:p>32709.0904170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1669149398804">
                <text:p>63.1669149398804</text:p>
              </table:table-cell>
              <table:table-cell office:value-type="float" office:value="35929.7445369587">
                <text:p>35929.7445369587</text:p>
              </table:table-cell>
              <table:table-cell office:value-type="float" office:value="64.0997378826141">
                <text:p>64.0997378826141</text:p>
              </table:table-cell>
              <table:table-cell office:value-type="float" office:value="35131.4813890352">
                <text:p>35131.4813890352</text:p>
              </table:table-cell>
              <table:table-cell office:value-type="float" office:value="62.2178392410278">
                <text:p>62.2178392410278</text:p>
              </table:table-cell>
              <table:table-cell office:value-type="float" office:value="36230.2160560265">
                <text:p>36230.2160560265</text:p>
              </table:table-cell>
              <table:table-cell office:value-type="float" office:value="76.245020866394">
                <text:p>76.245020866394</text:p>
              </table:table-cell>
              <table:table-cell office:value-type="float" office:value="30968.4088272027">
                <text:p>30968.4088272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7740392684937">
                <text:p>65.7740392684937</text:p>
              </table:table-cell>
              <table:table-cell office:value-type="float" office:value="38357.3875738571">
                <text:p>38357.3875738571</text:p>
              </table:table-cell>
              <table:table-cell office:value-type="float" office:value="66.9689707756042">
                <text:p>66.9689707756042</text:p>
              </table:table-cell>
              <table:table-cell office:value-type="float" office:value="34853.1206156307">
                <text:p>34853.1206156307</text:p>
              </table:table-cell>
              <table:table-cell office:value-type="float" office:value="64.8533010482788">
                <text:p>64.8533010482788</text:p>
              </table:table-cell>
              <table:table-cell office:value-type="float" office:value="37944.7109458576">
                <text:p>37944.7109458576</text:p>
              </table:table-cell>
              <table:table-cell office:value-type="float" office:value="79.6029706001282">
                <text:p>79.6029706001282</text:p>
              </table:table-cell>
              <table:table-cell office:value-type="float" office:value="29780.4867173319">
                <text:p>29780.4867173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2969920635223">
                <text:p>68.2969920635223</text:p>
              </table:table-cell>
              <table:table-cell office:value-type="float" office:value="39636.8716773215">
                <text:p>39636.8716773215</text:p>
              </table:table-cell>
              <table:table-cell office:value-type="float" office:value="69.8235576152802">
                <text:p>69.8235576152802</text:p>
              </table:table-cell>
              <table:table-cell office:value-type="float" office:value="35031.9536916819">
                <text:p>35031.9536916819</text:p>
              </table:table-cell>
              <table:table-cell office:value-type="float" office:value="67.6493978500366">
                <text:p>67.6493978500366</text:p>
              </table:table-cell>
              <table:table-cell office:value-type="float" office:value="35764.7813211204">
                <text:p>35764.7813211204</text:p>
              </table:table-cell>
              <table:table-cell office:value-type="float" office:value="82.8890864849091">
                <text:p>82.8890864849091</text:p>
              </table:table-cell>
              <table:table-cell office:value-type="float" office:value="30431.5091447167">
                <text:p>30431.5091447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4779071808">
                <text:p>71.2784779071808</text:p>
              </table:table-cell>
              <table:table-cell office:value-type="float" office:value="33540.8788016938">
                <text:p>33540.8788016938</text:p>
              </table:table-cell>
              <table:table-cell office:value-type="float" office:value="72.5031132698059">
                <text:p>72.5031132698059</text:p>
              </table:table-cell>
              <table:table-cell office:value-type="float" office:value="37320.3310680271">
                <text:p>37320.3310680271</text:p>
              </table:table-cell>
              <table:table-cell office:value-type="float" office:value="70.4085447788239">
                <text:p>70.4085447788239</text:p>
              </table:table-cell>
              <table:table-cell office:value-type="float" office:value="36243.92554271">
                <text:p>36243.92554271</text:p>
              </table:table-cell>
              <table:table-cell office:value-type="float" office:value="86.3095829486847">
                <text:p>86.3095829486847</text:p>
              </table:table-cell>
              <table:table-cell office:value-type="float" office:value="29235.9215262694">
                <text:p>29235.9215262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8173654079437">
                <text:p>73.8173654079437</text:p>
              </table:table-cell>
              <table:table-cell office:value-type="float" office:value="39388.099420603">
                <text:p>39388.099420603</text:p>
              </table:table-cell>
              <table:table-cell office:value-type="float" office:value="75.3150515556335">
                <text:p>75.3150515556335</text:p>
              </table:table-cell>
              <table:table-cell office:value-type="float" office:value="35563.3034337213">
                <text:p>35563.3034337213</text:p>
              </table:table-cell>
              <table:table-cell office:value-type="float" office:value="73.0404498577118">
                <text:p>73.0404498577118</text:p>
              </table:table-cell>
              <table:table-cell office:value-type="float" office:value="37996.0278276725">
                <text:p>37996.0278276725</text:p>
              </table:table-cell>
              <table:table-cell office:value-type="float" office:value="89.596647977829">
                <text:p>89.596647977829</text:p>
              </table:table-cell>
              <table:table-cell office:value-type="float" office:value="30422.7174642319">
                <text:p>30422.7174642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5704770088196">
                <text:p>76.5704770088196</text:p>
              </table:table-cell>
              <table:table-cell office:value-type="float" office:value="36323.2171758779">
                <text:p>36323.2171758779</text:p>
              </table:table-cell>
              <table:table-cell office:value-type="float" office:value="78.385865688324">
                <text:p>78.385865688324</text:p>
              </table:table-cell>
              <table:table-cell office:value-type="float" office:value="32565.1875736089">
                <text:p>32565.1875736089</text:p>
              </table:table-cell>
              <table:table-cell office:value-type="float" office:value="75.7663066387177">
                <text:p>75.7663066387177</text:p>
              </table:table-cell>
              <table:table-cell office:value-type="float" office:value="36686.3709688918">
                <text:p>36686.3709688918</text:p>
              </table:table-cell>
              <table:table-cell office:value-type="float" office:value="92.8106997013092">
                <text:p>92.8106997013092</text:p>
              </table:table-cell>
              <table:table-cell office:value-type="float" office:value="31113.8469134615">
                <text:p>31113.846913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3613185882568">
                <text:p>79.3613185882568</text:p>
              </table:table-cell>
              <table:table-cell office:value-type="float" office:value="35832.1376626649">
                <text:p>35832.1376626649</text:p>
              </table:table-cell>
              <table:table-cell office:value-type="float" office:value="81.1942660808563">
                <text:p>81.1942660808563</text:p>
              </table:table-cell>
              <table:table-cell office:value-type="float" office:value="35608.0689812611">
                <text:p>35608.0689812611</text:p>
              </table:table-cell>
              <table:table-cell office:value-type="float" office:value="78.35524559021">
                <text:p>78.35524559021</text:p>
              </table:table-cell>
              <table:table-cell office:value-type="float" office:value="38626.5775059685">
                <text:p>38626.5775059685</text:p>
              </table:table-cell>
              <table:table-cell office:value-type="float" office:value="96.1981315612793">
                <text:p>96.1981315612793</text:p>
              </table:table-cell>
              <table:table-cell office:value-type="float" office:value="29521.300425311">
                <text:p>29521.300425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0066590309143">
                <text:p>82.0066590309143</text:p>
              </table:table-cell>
              <table:table-cell office:value-type="float" office:value="37803.0162168954">
                <text:p>37803.0162168954</text:p>
              </table:table-cell>
              <table:table-cell office:value-type="float" office:value="83.9140868186951">
                <text:p>83.9140868186951</text:p>
              </table:table-cell>
              <table:table-cell office:value-type="float" office:value="36767.7994226103">
                <text:p>36767.7994226103</text:p>
              </table:table-cell>
              <table:table-cell office:value-type="float" office:value="81.2755172252655">
                <text:p>81.2755172252655</text:p>
              </table:table-cell>
              <table:table-cell office:value-type="float" office:value="34243.9433884302">
                <text:p>34243.9433884302</text:p>
              </table:table-cell>
              <table:table-cell office:value-type="float" office:value="99.2820677757263">
                <text:p>99.2820677757263</text:p>
              </table:table-cell>
              <table:table-cell office:value-type="float" office:value="32426.7640419591">
                <text:p>32426.7640419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5192143917084">
                <text:p>84.5192143917084</text:p>
              </table:table-cell>
              <table:table-cell office:value-type="float" office:value="39800.9111793263">
                <text:p>39800.9111793263</text:p>
              </table:table-cell>
              <table:table-cell office:value-type="float" office:value="86.6523413658142">
                <text:p>86.6523413658142</text:p>
              </table:table-cell>
              <table:table-cell office:value-type="float" office:value="36520.2948090434">
                <text:p>36520.2948090434</text:p>
              </table:table-cell>
              <table:table-cell office:value-type="float" office:value="84.0534677505493">
                <text:p>84.0534677505493</text:p>
              </table:table-cell>
              <table:table-cell office:value-type="float" office:value="35998.4132321743">
                <text:p>35998.4132321743</text:p>
              </table:table-cell>
              <table:table-cell office:value-type="float" office:value="102.628689050674">
                <text:p>102.628689050674</text:p>
              </table:table-cell>
              <table:table-cell office:value-type="float" office:value="29881.4326004174">
                <text:p>29881.4326004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0745191574097">
                <text:p>87.0745191574097</text:p>
              </table:table-cell>
              <table:table-cell office:value-type="float" office:value="39135.0529861781">
                <text:p>39135.0529861781</text:p>
              </table:table-cell>
              <table:table-cell office:value-type="float" office:value="89.5395903587341">
                <text:p>89.5395903587341</text:p>
              </table:table-cell>
              <table:table-cell office:value-type="float" office:value="34635.6546155602">
                <text:p>34635.6546155602</text:p>
              </table:table-cell>
              <table:table-cell office:value-type="float" office:value="86.7120065689087">
                <text:p>86.7120065689087</text:p>
              </table:table-cell>
              <table:table-cell office:value-type="float" office:value="37615.3219760155">
                <text:p>37615.3219760155</text:p>
              </table:table-cell>
              <table:table-cell office:value-type="float" office:value="106.460104465485">
                <text:p>106.460104465485</text:p>
              </table:table-cell>
              <table:table-cell office:value-type="float" office:value="26100.3431317856">
                <text:p>26100.3431317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6595783233643">
                <text:p>89.6595783233643</text:p>
              </table:table-cell>
              <table:table-cell office:value-type="float" office:value="38684.5798152885">
                <text:p>38684.5798152885</text:p>
              </table:table-cell>
              <table:table-cell office:value-type="float" office:value="92.0903499126434">
                <text:p>92.0903499126434</text:p>
              </table:table-cell>
              <table:table-cell office:value-type="float" office:value="39204.7710075466">
                <text:p>39204.7710075466</text:p>
              </table:table-cell>
              <table:table-cell office:value-type="float" office:value="89.4370903968811">
                <text:p>89.4370903968811</text:p>
              </table:table-cell>
              <table:table-cell office:value-type="float" office:value="36696.7545411786">
                <text:p>36696.7545411786</text:p>
              </table:table-cell>
              <table:table-cell office:value-type="float" office:value="110.190178155899">
                <text:p>110.190178155899</text:p>
              </table:table-cell>
              <table:table-cell office:value-type="float" office:value="26809.5639415129">
                <text:p>26809.5639415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71058511734">
                <text:p>92.571058511734</text:p>
              </table:table-cell>
              <table:table-cell office:value-type="float" office:value="34347.392387404">
                <text:p>34347.392387404</text:p>
              </table:table-cell>
              <table:table-cell office:value-type="float" office:value="94.8919312953949">
                <text:p>94.8919312953949</text:p>
              </table:table-cell>
              <table:table-cell office:value-type="float" office:value="35694.7643133375">
                <text:p>35694.7643133375</text:p>
              </table:table-cell>
              <table:table-cell office:value-type="float" office:value="91.931476354599">
                <text:p>91.931476354599</text:p>
              </table:table-cell>
              <table:table-cell office:value-type="float" office:value="40090.8277228723">
                <text:p>40090.8277228723</text:p>
              </table:table-cell>
              <table:table-cell office:value-type="float" office:value="114.246676683426">
                <text:p>114.246676683426</text:p>
              </table:table-cell>
              <table:table-cell office:value-type="float" office:value="24652.1008427069">
                <text:p>24652.1008427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3662819862366">
                <text:p>95.3662819862366</text:p>
              </table:table-cell>
              <table:table-cell office:value-type="float" office:value="35776.1388061342">
                <text:p>35776.1388061342</text:p>
              </table:table-cell>
              <table:table-cell office:value-type="float" office:value="97.7012617588043">
                <text:p>97.7012617588043</text:p>
              </table:table-cell>
              <table:table-cell office:value-type="float" office:value="35596.286237219">
                <text:p>35596.286237219</text:p>
              </table:table-cell>
              <table:table-cell office:value-type="float" office:value="94.5784831047058">
                <text:p>94.5784831047058</text:p>
              </table:table-cell>
              <table:table-cell office:value-type="float" office:value="37779.2559719369">
                <text:p>37779.2559719369</text:p>
              </table:table-cell>
              <table:table-cell office:value-type="float" office:value="117.911612987518">
                <text:p>117.911612987518</text:p>
              </table:table-cell>
              <table:table-cell office:value-type="float" office:value="27286.0653320537">
                <text:p>27286.0653320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7037377357483">
                <text:p>97.7037377357483</text:p>
              </table:table-cell>
              <table:table-cell office:value-type="float" office:value="42782.7018633098">
                <text:p>42782.7018633098</text:p>
              </table:table-cell>
              <table:table-cell office:value-type="float" office:value="100.370963573456">
                <text:p>100.370963573456</text:p>
              </table:table-cell>
              <table:table-cell office:value-type="float" office:value="37458.0592130233">
                <text:p>37458.0592130233</text:p>
              </table:table-cell>
              <table:table-cell office:value-type="float" office:value="97.3979549407959">
                <text:p>97.3979549407959</text:p>
              </table:table-cell>
              <table:table-cell office:value-type="float" office:value="35468.4305223891">
                <text:p>35468.4305223891</text:p>
              </table:table-cell>
              <table:table-cell office:value-type="float" office:value="121.666019439697">
                <text:p>121.666019439697</text:p>
              </table:table-cell>
              <table:table-cell office:value-type="float" office:value="26635.6968165473">
                <text:p>26635.6968165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.237704277039">
                <text:p>100.237704277039</text:p>
              </table:table-cell>
              <table:table-cell office:value-type="float" office:value="39464.5851249809">
                <text:p>39464.5851249809</text:p>
              </table:table-cell>
              <table:table-cell office:value-type="float" office:value="103.412868738174">
                <text:p>103.412868738174</text:p>
              </table:table-cell>
              <table:table-cell office:value-type="float" office:value="32874.6886379704">
                <text:p>32874.6886379704</text:p>
              </table:table-cell>
              <table:table-cell office:value-type="float" office:value="100.163269519806">
                <text:p>100.163269519806</text:p>
              </table:table-cell>
              <table:table-cell office:value-type="float" office:value="36162.8933184026">
                <text:p>36162.8933184026</text:p>
              </table:table-cell>
              <table:table-cell office:value-type="float" office:value="125.528578281403">
                <text:p>125.528578281403</text:p>
              </table:table-cell>
              <table:table-cell office:value-type="float" office:value="25889.8944449091">
                <text:p>25889.894444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319507360458">
                <text:p>103.319507360458</text:p>
              </table:table-cell>
              <table:table-cell office:value-type="float" office:value="32449.0762818313">
                <text:p>32449.0762818313</text:p>
              </table:table-cell>
              <table:table-cell office:value-type="float" office:value="106.570467710495">
                <text:p>106.570467710495</text:p>
              </table:table-cell>
              <table:table-cell office:value-type="float" office:value="31670.2234567227">
                <text:p>31670.2234567227</text:p>
              </table:table-cell>
              <table:table-cell office:value-type="float" office:value="103.03426361084">
                <text:p>103.03426361084</text:p>
              </table:table-cell>
              <table:table-cell office:value-type="float" office:value="34831.7455477103">
                <text:p>34831.7455477103</text:p>
              </table:table-cell>
              <table:table-cell office:value-type="float" office:value="129.37468290329">
                <text:p>129.37468290329</text:p>
              </table:table-cell>
              <table:table-cell office:value-type="float" office:value="26000.6680088007">
                <text:p>26000.6680088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406885623932">
                <text:p>106.406885623932</text:p>
              </table:table-cell>
              <table:table-cell office:value-type="float" office:value="32390.468841608">
                <text:p>32390.468841608</text:p>
              </table:table-cell>
              <table:table-cell office:value-type="float" office:value="109.763484716415">
                <text:p>109.763484716415</text:p>
              </table:table-cell>
              <table:table-cell office:value-type="float" office:value="31318.8428847388">
                <text:p>31318.8428847388</text:p>
              </table:table-cell>
              <table:table-cell office:value-type="float" office:value="106.289608716965">
                <text:p>106.289608716965</text:p>
              </table:table-cell>
              <table:table-cell office:value-type="float" office:value="30719.1750221552">
                <text:p>30719.1750221552</text:p>
              </table:table-cell>
              <table:table-cell office:value-type="float" office:value="133.232482194901">
                <text:p>133.232482194901</text:p>
              </table:table-cell>
              <table:table-cell office:value-type="float" office:value="25921.8444434955">
                <text:p>25921.8444434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457087039948">
                <text:p>109.457087039948</text:p>
              </table:table-cell>
              <table:table-cell office:value-type="float" office:value="32785.2634903066">
                <text:p>32785.2634903066</text:p>
              </table:table-cell>
              <table:table-cell office:value-type="float" office:value="112.937793731689">
                <text:p>112.937793731689</text:p>
              </table:table-cell>
              <table:table-cell office:value-type="float" office:value="31503.4159650954">
                <text:p>31503.4159650954</text:p>
              </table:table-cell>
              <table:table-cell office:value-type="float" office:value="109.579324960709">
                <text:p>109.579324960709</text:p>
              </table:table-cell>
              <table:table-cell office:value-type="float" office:value="30398.2079547663">
                <text:p>30398.2079547663</text:p>
              </table:table-cell>
              <table:table-cell office:value-type="float" office:value="137.030361413956">
                <text:p>137.030361413956</text:p>
              </table:table-cell>
              <table:table-cell office:value-type="float" office:value="26330.8184223019">
                <text:p>26330.8184223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557777166367">
                <text:p>112.557777166367</text:p>
              </table:table-cell>
              <table:table-cell office:value-type="float" office:value="32251.4278719184">
                <text:p>32251.4278719184</text:p>
              </table:table-cell>
              <table:table-cell office:value-type="float" office:value="116.096603631973">
                <text:p>116.096603631973</text:p>
              </table:table-cell>
              <table:table-cell office:value-type="float" office:value="31657.9940566689">
                <text:p>31657.9940566689</text:p>
              </table:table-cell>
              <table:table-cell office:value-type="float" office:value="112.905809640884">
                <text:p>112.905809640884</text:p>
              </table:table-cell>
              <table:table-cell office:value-type="float" office:value="30062.2021726502">
                <text:p>30062.2021726502</text:p>
              </table:table-cell>
              <table:table-cell office:value-type="float" office:value="140.810694932938">
                <text:p>140.810694932938</text:p>
              </table:table-cell>
              <table:table-cell office:value-type="float" office:value="26453.0361456999">
                <text:p>26453.0361456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49005651474">
                <text:p>115.649005651474</text:p>
              </table:table-cell>
              <table:table-cell office:value-type="float" office:value="32350.132329755">
                <text:p>32350.132329755</text:p>
              </table:table-cell>
              <table:table-cell office:value-type="float" office:value="119.261718034744">
                <text:p>119.261718034744</text:p>
              </table:table-cell>
              <table:table-cell office:value-type="float" office:value="31594.9510498308">
                <text:p>31594.9510498308</text:p>
              </table:table-cell>
              <table:table-cell office:value-type="float" office:value="116.202895641327">
                <text:p>116.202895641327</text:p>
              </table:table-cell>
              <table:table-cell office:value-type="float" office:value="30330.3892667419">
                <text:p>30330.3892667419</text:p>
              </table:table-cell>
              <table:table-cell office:value-type="float" office:value="144.740079641342">
                <text:p>144.740079641342</text:p>
              </table:table-cell>
              <table:table-cell office:value-type="float" office:value="25449.6800605165">
                <text:p>25449.6800605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764881134033">
                <text:p>118.764881134033</text:p>
              </table:table-cell>
              <table:table-cell office:value-type="float" office:value="32094.1998261652">
                <text:p>32094.1998261652</text:p>
              </table:table-cell>
              <table:table-cell office:value-type="float" office:value="122.424870729446">
                <text:p>122.424870729446</text:p>
              </table:table-cell>
              <table:table-cell office:value-type="float" office:value="31614.5338528374">
                <text:p>31614.5338528374</text:p>
              </table:table-cell>
              <table:table-cell office:value-type="float" office:value="119.398117542267">
                <text:p>119.398117542267</text:p>
              </table:table-cell>
              <table:table-cell office:value-type="float" office:value="31297.2096388717">
                <text:p>31297.2096388717</text:p>
              </table:table-cell>
              <table:table-cell office:value-type="float" office:value="148.612473487854">
                <text:p>148.612473487854</text:p>
              </table:table-cell>
              <table:table-cell office:value-type="float" office:value="25824.1375631034">
                <text:p>25824.1375631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.918283700943">
                <text:p>121.918283700943</text:p>
              </table:table-cell>
              <table:table-cell office:value-type="float" office:value="31712.2832262649">
                <text:p>31712.2832262649</text:p>
              </table:table-cell>
              <table:table-cell office:value-type="float" office:value="125.667451143265">
                <text:p>125.667451143265</text:p>
              </table:table-cell>
              <table:table-cell office:value-type="float" office:value="30840.0986929275">
                <text:p>30840.0986929275</text:p>
              </table:table-cell>
              <table:table-cell office:value-type="float" office:value="122.598799467087">
                <text:p>122.598799467087</text:p>
              </table:table-cell>
              <table:table-cell office:value-type="float" office:value="31243.819103503">
                <text:p>31243.819103503</text:p>
              </table:table-cell>
              <table:table-cell office:value-type="float" office:value="152.374675273895">
                <text:p>152.374675273895</text:p>
              </table:table-cell>
              <table:table-cell office:value-type="float" office:value="26580.5251370867">
                <text:p>26580.5251370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.014573812485">
                <text:p>125.014573812485</text:p>
              </table:table-cell>
              <table:table-cell office:value-type="float" office:value="32297.2225631725">
                <text:p>32297.2225631725</text:p>
              </table:table-cell>
              <table:table-cell office:value-type="float" office:value="128.67461681366">
                <text:p>128.67461681366</text:p>
              </table:table-cell>
              <table:table-cell office:value-type="float" office:value="33254.6163600061">
                <text:p>33254.6163600061</text:p>
              </table:table-cell>
              <table:table-cell office:value-type="float" office:value="125.8296854496">
                <text:p>125.8296854496</text:p>
              </table:table-cell>
              <table:table-cell office:value-type="float" office:value="30951.7352488663">
                <text:p>30951.7352488663</text:p>
              </table:table-cell>
              <table:table-cell office:value-type="float" office:value="156.238306760788">
                <text:p>156.238306760788</text:p>
              </table:table-cell>
              <table:table-cell office:value-type="float" office:value="25882.7066436845">
                <text:p>25882.7066436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208163976669">
                <text:p>128.208163976669</text:p>
              </table:table-cell>
              <table:table-cell office:value-type="float" office:value="31313.2009171102">
                <text:p>31313.2009171102</text:p>
              </table:table-cell>
              <table:table-cell office:value-type="float" office:value="131.946188688278">
                <text:p>131.946188688278</text:p>
              </table:table-cell>
              <table:table-cell office:value-type="float" office:value="30566.8099840552">
                <text:p>30566.8099840552</text:p>
              </table:table-cell>
              <table:table-cell office:value-type="float" office:value="129.039334535599">
                <text:p>129.039334535599</text:p>
              </table:table-cell>
              <table:table-cell office:value-type="float" office:value="31156.5283683995">
                <text:p>31156.5283683995</text:p>
              </table:table-cell>
              <table:table-cell office:value-type="float" office:value="160.041727542877">
                <text:p>160.041727542877</text:p>
              </table:table-cell>
              <table:table-cell office:value-type="float" office:value="26292.4458389171">
                <text:p>26292.4458389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297758102417">
                <text:p>131.297758102417</text:p>
              </table:table-cell>
              <table:table-cell office:value-type="float" office:value="32367.2304695401">
                <text:p>32367.2304695401</text:p>
              </table:table-cell>
              <table:table-cell office:value-type="float" office:value="134.994160175323">
                <text:p>134.994160175323</text:p>
              </table:table-cell>
              <table:table-cell office:value-type="float" office:value="32809.2371098925">
                <text:p>32809.2371098925</text:p>
              </table:table-cell>
              <table:table-cell office:value-type="float" office:value="132.297483682632">
                <text:p>132.297483682632</text:p>
              </table:table-cell>
              <table:table-cell office:value-type="float" office:value="30692.7414585928">
                <text:p>30692.7414585928</text:p>
              </table:table-cell>
              <table:table-cell office:value-type="float" office:value="163.846182346344">
                <text:p>163.846182346344</text:p>
              </table:table-cell>
              <table:table-cell office:value-type="float" office:value="26285.3128455612">
                <text:p>26285.3128455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920258522">
                <text:p>134.39920258522</text:p>
              </table:table-cell>
              <table:table-cell office:value-type="float" office:value="32243.5411696884">
                <text:p>32243.5411696884</text:p>
              </table:table-cell>
              <table:table-cell office:value-type="float" office:value="138.189065933228">
                <text:p>138.189065933228</text:p>
              </table:table-cell>
              <table:table-cell office:value-type="float" office:value="31300.3089506127">
                <text:p>31300.3089506127</text:p>
              </table:table-cell>
              <table:table-cell office:value-type="float" office:value="135.614820241928">
                <text:p>135.614820241928</text:p>
              </table:table-cell>
              <table:table-cell office:value-type="float" office:value="30145.2371893106">
                <text:p>30145.2371893106</text:p>
              </table:table-cell>
              <table:table-cell office:value-type="float" office:value="167.673248529434">
                <text:p>167.673248529434</text:p>
              </table:table-cell>
              <table:table-cell office:value-type="float" office:value="26130.0017275451">
                <text:p>26130.0017275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508888483047">
                <text:p>137.508888483047</text:p>
              </table:table-cell>
              <table:table-cell office:value-type="float" office:value="32158.1138340788">
                <text:p>32158.1138340788</text:p>
              </table:table-cell>
              <table:table-cell office:value-type="float" office:value="141.463504076004">
                <text:p>141.463504076004</text:p>
              </table:table-cell>
              <table:table-cell office:value-type="float" office:value="30540.0441320437">
                <text:p>30540.0441320437</text:p>
              </table:table-cell>
              <table:table-cell office:value-type="float" office:value="138.859106063843">
                <text:p>138.859106063843</text:p>
              </table:table-cell>
              <table:table-cell office:value-type="float" office:value="30823.8710271028">
                <text:p>30823.8710271028</text:p>
              </table:table-cell>
              <table:table-cell office:value-type="float" office:value="171.525222539902">
                <text:p>171.525222539902</text:p>
              </table:table-cell>
              <table:table-cell office:value-type="float" office:value="25961.0236542624">
                <text:p>25961.0236542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.565556526184">
                <text:p>140.565556526184</text:p>
              </table:table-cell>
              <table:table-cell office:value-type="float" office:value="32715.8820663114">
                <text:p>32715.8820663114</text:p>
              </table:table-cell>
              <table:table-cell office:value-type="float" office:value="144.698145389557">
                <text:p>144.698145389557</text:p>
              </table:table-cell>
              <table:table-cell office:value-type="float" office:value="30915.8096885808">
                <text:p>30915.8096885808</text:p>
              </table:table-cell>
              <table:table-cell office:value-type="float" office:value="142.103597402573">
                <text:p>142.103597402573</text:p>
              </table:table-cell>
              <table:table-cell office:value-type="float" office:value="30821.9298376469">
                <text:p>30821.9298376469</text:p>
              </table:table-cell>
              <table:table-cell office:value-type="float" office:value="175.428557157516">
                <text:p>175.428557157516</text:p>
              </table:table-cell>
              <table:table-cell office:value-type="float" office:value="25619.5226892563">
                <text:p>25619.5226892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60962677002">
                <text:p>143.60962677002</text:p>
              </table:table-cell>
              <table:table-cell office:value-type="float" office:value="32851.3037200113">
                <text:p>32851.3037200113</text:p>
              </table:table-cell>
              <table:table-cell office:value-type="float" office:value="148.011889457703">
                <text:p>148.011889457703</text:p>
              </table:table-cell>
              <table:table-cell office:value-type="float" office:value="30177.784198866">
                <text:p>30177.784198866</text:p>
              </table:table-cell>
              <table:table-cell office:value-type="float" office:value="145.366505622864">
                <text:p>145.366505622864</text:p>
              </table:table-cell>
              <table:table-cell office:value-type="float" office:value="30647.9720280436">
                <text:p>30647.9720280436</text:p>
              </table:table-cell>
              <table:table-cell office:value-type="float" office:value="179.323499202728">
                <text:p>179.323499202728</text:p>
              </table:table-cell>
              <table:table-cell office:value-type="float" office:value="25674.6435728335">
                <text:p>25674.6435728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.648660898209">
                <text:p>146.648660898209</text:p>
              </table:table-cell>
              <table:table-cell office:value-type="float" office:value="32905.7233058331">
                <text:p>32905.7233058331</text:p>
              </table:table-cell>
              <table:table-cell office:value-type="float" office:value="151.263661623001">
                <text:p>151.263661623001</text:p>
              </table:table-cell>
              <table:table-cell office:value-type="float" office:value="30752.9084651107">
                <text:p>30752.9084651107</text:p>
              </table:table-cell>
              <table:table-cell office:value-type="float" office:value="148.62274479866">
                <text:p>148.62274479866</text:p>
              </table:table-cell>
              <table:table-cell office:value-type="float" office:value="30710.8639678358">
                <text:p>30710.8639678358</text:p>
              </table:table-cell>
              <table:table-cell office:value-type="float" office:value="183.139162063599">
                <text:p>183.139162063599</text:p>
              </table:table-cell>
              <table:table-cell office:value-type="float" office:value="26208.0920398472">
                <text:p>26208.0920398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737924337387">
                <text:p>149.737924337387</text:p>
              </table:table-cell>
              <table:table-cell office:value-type="float" office:value="32370.74020667">
                <text:p>32370.74020667</text:p>
              </table:table-cell>
              <table:table-cell office:value-type="float" office:value="154.493767261505">
                <text:p>154.493767261505</text:p>
              </table:table-cell>
              <table:table-cell office:value-type="float" office:value="30959.3750763502">
                <text:p>30959.3750763502</text:p>
              </table:table-cell>
              <table:table-cell office:value-type="float" office:value="151.758466720581">
                <text:p>151.758466720581</text:p>
              </table:table-cell>
              <table:table-cell office:value-type="float" office:value="31891.1551798271">
                <text:p>31891.1551798271</text:p>
              </table:table-cell>
              <table:table-cell office:value-type="float" office:value="186.978633880615">
                <text:p>186.978633880615</text:p>
              </table:table-cell>
              <table:table-cell office:value-type="float" office:value="26045.5742157817">
                <text:p>26045.5742157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.851675510407">
                <text:p>152.851675510407</text:p>
              </table:table-cell>
              <table:table-cell office:value-type="float" office:value="32116.2041459366">
                <text:p>32116.2041459366</text:p>
              </table:table-cell>
              <table:table-cell office:value-type="float" office:value="157.667353153229">
                <text:p>157.667353153229</text:p>
              </table:table-cell>
              <table:table-cell office:value-type="float" office:value="31510.5825136154">
                <text:p>31510.5825136154</text:p>
              </table:table-cell>
              <table:table-cell office:value-type="float" office:value="154.939078330994">
                <text:p>154.939078330994</text:p>
              </table:table-cell>
              <table:table-cell office:value-type="float" office:value="31441.1208359463">
                <text:p>31441.1208359463</text:p>
              </table:table-cell>
              <table:table-cell office:value-type="float" office:value="190.795639514923">
                <text:p>190.795639514923</text:p>
              </table:table-cell>
              <table:table-cell office:value-type="float" office:value="26198.8722558998">
                <text:p>26198.8722558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.026298761368">
                <text:p>156.026298761368</text:p>
              </table:table-cell>
              <table:table-cell office:value-type="float" office:value="31500.4442712738">
                <text:p>31500.4442712738</text:p>
              </table:table-cell>
              <table:table-cell office:value-type="float" office:value="160.84247636795">
                <text:p>160.84247636795</text:p>
              </table:table-cell>
              <table:table-cell office:value-type="float" office:value="31495.3373909363">
                <text:p>31495.3373909363</text:p>
              </table:table-cell>
              <table:table-cell office:value-type="float" office:value="158.146904468536">
                <text:p>158.146904468536</text:p>
              </table:table-cell>
              <table:table-cell office:value-type="float" office:value="31174.2574891766">
                <text:p>31174.2574891766</text:p>
              </table:table-cell>
              <table:table-cell office:value-type="float" office:value="194.591195106506">
                <text:p>194.591195106506</text:p>
              </table:table-cell>
              <table:table-cell office:value-type="float" office:value="26346.9316529472">
                <text:p>26346.9316529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.159493923187">
                <text:p>159.159493923187</text:p>
              </table:table-cell>
              <table:table-cell office:value-type="float" office:value="31916.8013495096">
                <text:p>31916.8013495096</text:p>
              </table:table-cell>
              <table:table-cell office:value-type="float" office:value="164.01960682869">
                <text:p>164.01960682869</text:p>
              </table:table-cell>
              <table:table-cell office:value-type="float" office:value="31475.4389676264">
                <text:p>31475.4389676264</text:p>
              </table:table-cell>
              <table:table-cell office:value-type="float" office:value="161.349856853485">
                <text:p>161.349856853485</text:p>
              </table:table-cell>
              <table:table-cell office:value-type="float" office:value="31221.6664744919">
                <text:p>31221.6664744919</text:p>
              </table:table-cell>
              <table:table-cell office:value-type="float" office:value="198.292713165283">
                <text:p>198.292713165283</text:p>
              </table:table-cell>
              <table:table-cell office:value-type="float" office:value="27016.3864987891">
                <text:p>27016.3864987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313788175583">
                <text:p>162.313788175583</text:p>
              </table:table-cell>
              <table:table-cell office:value-type="float" office:value="31703.3255466519">
                <text:p>31703.3255466519</text:p>
              </table:table-cell>
              <table:table-cell office:value-type="float" office:value="167.207104206085">
                <text:p>167.207104206085</text:p>
              </table:table-cell>
              <table:table-cell office:value-type="float" office:value="31373.0465074322">
                <text:p>31373.0465074322</text:p>
              </table:table-cell>
              <table:table-cell office:value-type="float" office:value="164.606231451035">
                <text:p>164.606231451035</text:p>
              </table:table-cell>
              <table:table-cell office:value-type="float" office:value="30709.4676122798">
                <text:p>30709.4676122798</text:p>
              </table:table-cell>
              <table:table-cell office:value-type="float" office:value="202.017657518387">
                <text:p>202.017657518387</text:p>
              </table:table-cell>
              <table:table-cell office:value-type="float" office:value="26846.5317934244">
                <text:p>26846.5317934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.516233682632">
                <text:p>165.516233682632</text:p>
              </table:table-cell>
              <table:table-cell office:value-type="float" office:value="31226.6129137329">
                <text:p>31226.6129137329</text:p>
              </table:table-cell>
              <table:table-cell office:value-type="float" office:value="170.370425462723">
                <text:p>170.370425462723</text:p>
              </table:table-cell>
              <table:table-cell office:value-type="float" office:value="31612.8492018862">
                <text:p>31612.8492018862</text:p>
              </table:table-cell>
              <table:table-cell office:value-type="float" office:value="167.838791131973">
                <text:p>167.838791131973</text:p>
              </table:table-cell>
              <table:table-cell office:value-type="float" office:value="30935.6979454993">
                <text:p>30935.6979454993</text:p>
              </table:table-cell>
              <table:table-cell office:value-type="float" office:value="206.687994718552">
                <text:p>206.687994718552</text:p>
              </table:table-cell>
              <table:table-cell office:value-type="float" office:value="21412.1706962346">
                <text:p>21412.1706962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707608699799">
                <text:p>168.707608699799</text:p>
              </table:table-cell>
              <table:table-cell office:value-type="float" office:value="31334.9405583252">
                <text:p>31334.9405583252</text:p>
              </table:table-cell>
              <table:table-cell office:value-type="float" office:value="173.642058610916">
                <text:p>173.642058610916</text:p>
              </table:table-cell>
              <table:table-cell office:value-type="float" office:value="30566.2508626652">
                <text:p>30566.2508626652</text:p>
              </table:table-cell>
              <table:table-cell office:value-type="float" office:value="171.034369945526">
                <text:p>171.034369945526</text:p>
              </table:table-cell>
              <table:table-cell office:value-type="float" office:value="31293.7116807586">
                <text:p>31293.7116807586</text:p>
              </table:table-cell>
              <table:table-cell office:value-type="float" office:value="211.367496967316">
                <text:p>211.367496967316</text:p>
              </table:table-cell>
              <table:table-cell office:value-type="float" office:value="21370.0076002217">
                <text:p>21370.0076002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.807606697083">
                <text:p>171.807606697083</text:p>
              </table:table-cell>
              <table:table-cell office:value-type="float" office:value="32258.7477821795">
                <text:p>32258.7477821795</text:p>
              </table:table-cell>
              <table:table-cell office:value-type="float" office:value="176.815466880798">
                <text:p>176.815466880798</text:p>
              </table:table-cell>
              <table:table-cell office:value-type="float" office:value="31512.3557197091">
                <text:p>31512.3557197091</text:p>
              </table:table-cell>
              <table:table-cell office:value-type="float" office:value="174.26474905014">
                <text:p>174.26474905014</text:p>
              </table:table-cell>
              <table:table-cell office:value-type="float" office:value="30956.5896665625">
                <text:p>30956.5896665625</text:p>
              </table:table-cell>
              <table:table-cell office:value-type="float" office:value="216.06585931778">
                <text:p>216.06585931778</text:p>
              </table:table-cell>
              <table:table-cell office:value-type="float" office:value="21284.2246357142">
                <text:p>21284.2246357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.955410480499">
                <text:p>174.955410480499</text:p>
              </table:table-cell>
              <table:table-cell office:value-type="float" office:value="31768.7006301018">
                <text:p>31768.7006301018</text:p>
              </table:table-cell>
              <table:table-cell office:value-type="float" office:value="179.973443984985">
                <text:p>179.973443984985</text:p>
              </table:table-cell>
              <table:table-cell office:value-type="float" office:value="31666.3236522743">
                <text:p>31666.3236522743</text:p>
              </table:table-cell>
              <table:table-cell office:value-type="float" office:value="177.54051399231">
                <text:p>177.54051399231</text:p>
              </table:table-cell>
              <table:table-cell office:value-type="float" office:value="30527.6763840849">
                <text:p>30527.6763840849</text:p>
              </table:table-cell>
              <table:table-cell office:value-type="float" office:value="220.758478164673">
                <text:p>220.758478164673</text:p>
              </table:table-cell>
              <table:table-cell office:value-type="float" office:value="21310.2734340764">
                <text:p>21310.2734340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.110227108002">
                <text:p>178.110227108002</text:p>
              </table:table-cell>
              <table:table-cell office:value-type="float" office:value="31698.0688327258">
                <text:p>31698.0688327258</text:p>
              </table:table-cell>
              <table:table-cell office:value-type="float" office:value="183.216916799545">
                <text:p>183.216916799545</text:p>
              </table:table-cell>
              <table:table-cell office:value-type="float" office:value="30831.6291651658">
                <text:p>30831.6291651658</text:p>
              </table:table-cell>
              <table:table-cell office:value-type="float" office:value="180.763509273529">
                <text:p>180.763509273529</text:p>
              </table:table-cell>
              <table:table-cell office:value-type="float" office:value="31027.6379699571">
                <text:p>31027.6379699571</text:p>
              </table:table-cell>
              <table:table-cell office:value-type="float" office:value="225.442498445511">
                <text:p>225.442498445511</text:p>
              </table:table-cell>
              <table:table-cell office:value-type="float" office:value="21349.4642278597">
                <text:p>21349.4642278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218614339829">
                <text:p>181.218614339829</text:p>
              </table:table-cell>
              <table:table-cell office:value-type="float" office:value="32171.5273165483">
                <text:p>32171.5273165483</text:p>
              </table:table-cell>
              <table:table-cell office:value-type="float" office:value="186.358111143112">
                <text:p>186.358111143112</text:p>
              </table:table-cell>
              <table:table-cell office:value-type="float" office:value="31835.5250359452">
                <text:p>31835.5250359452</text:p>
              </table:table-cell>
              <table:table-cell office:value-type="float" office:value="184.020678520203">
                <text:p>184.020678520203</text:p>
              </table:table-cell>
              <table:table-cell office:value-type="float" office:value="30702.1056794706">
                <text:p>30702.1056794706</text:p>
              </table:table-cell>
              <table:table-cell office:value-type="float" office:value="230.145461320877">
                <text:p>230.145461320877</text:p>
              </table:table-cell>
              <table:table-cell office:value-type="float" office:value="21263.3897936637">
                <text:p>21263.3897936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.334756612778">
                <text:p>184.334756612778</text:p>
              </table:table-cell>
              <table:table-cell office:value-type="float" office:value="32091.4716630042">
                <text:p>32091.4716630042</text:p>
              </table:table-cell>
              <table:table-cell office:value-type="float" office:value="189.521820545197">
                <text:p>189.521820545197</text:p>
              </table:table-cell>
              <table:table-cell office:value-type="float" office:value="31608.9563673526">
                <text:p>31608.9563673526</text:p>
              </table:table-cell>
              <table:table-cell office:value-type="float" office:value="187.241586685181">
                <text:p>187.241586685181</text:p>
              </table:table-cell>
              <table:table-cell office:value-type="float" office:value="31047.7554484713">
                <text:p>31047.7554484713</text:p>
              </table:table-cell>
              <table:table-cell office:value-type="float" office:value="234.865783214569">
                <text:p>234.865783214569</text:p>
              </table:table-cell>
              <table:table-cell office:value-type="float" office:value="21185.2099161214">
                <text:p>21185.2099161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.368527650833">
                <text:p>187.368527650833</text:p>
              </table:table-cell>
              <table:table-cell office:value-type="float" office:value="32962.8387041813">
                <text:p>32962.8387041813</text:p>
              </table:table-cell>
              <table:table-cell office:value-type="float" office:value="192.693161964417">
                <text:p>192.693161964417</text:p>
              </table:table-cell>
              <table:table-cell office:value-type="float" office:value="31532.881660425">
                <text:p>31532.881660425</text:p>
              </table:table-cell>
              <table:table-cell office:value-type="float" office:value="190.473108768463">
                <text:p>190.473108768463</text:p>
              </table:table-cell>
              <table:table-cell office:value-type="float" office:value="30945.63797364">
                <text:p>30945.63797364</text:p>
              </table:table-cell>
              <table:table-cell office:value-type="float" office:value="239.569920778275">
                <text:p>239.569920778275</text:p>
              </table:table-cell>
              <table:table-cell office:value-type="float" office:value="21258.0929101897">
                <text:p>21258.0929101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.432614564896">
                <text:p>190.432614564896</text:p>
              </table:table-cell>
              <table:table-cell office:value-type="float" office:value="32636.6680081435">
                <text:p>32636.6680081435</text:p>
              </table:table-cell>
              <table:table-cell office:value-type="float" office:value="195.838653564453">
                <text:p>195.838653564453</text:p>
              </table:table-cell>
              <table:table-cell office:value-type="float" office:value="31792.0269950381">
                <text:p>31792.0269950381</text:p>
              </table:table-cell>
              <table:table-cell office:value-type="float" office:value="193.750343322754">
                <text:p>193.750343322754</text:p>
              </table:table-cell>
              <table:table-cell office:value-type="float" office:value="30513.9688775711">
                <text:p>30513.9688775711</text:p>
              </table:table-cell>
              <table:table-cell office:value-type="float" office:value="244.275500535965">
                <text:p>244.275500535965</text:p>
              </table:table-cell>
              <table:table-cell office:value-type="float" office:value="21251.5796926638">
                <text:p>21251.5796926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3.532413482666">
                <text:p>193.532413482666</text:p>
              </table:table-cell>
              <table:table-cell office:value-type="float" office:value="32260.693040833">
                <text:p>32260.693040833</text:p>
              </table:table-cell>
              <table:table-cell office:value-type="float" office:value="199.047074556351">
                <text:p>199.047074556351</text:p>
              </table:table-cell>
              <table:table-cell office:value-type="float" office:value="31168.5910551438">
                <text:p>31168.5910551438</text:p>
              </table:table-cell>
              <table:table-cell office:value-type="float" office:value="197.030255317688">
                <text:p>197.030255317688</text:p>
              </table:table-cell>
              <table:table-cell office:value-type="float" office:value="30489.0550844374">
                <text:p>30489.0550844374</text:p>
              </table:table-cell>
              <table:table-cell office:value-type="float" office:value="248.96196269989">
                <text:p>248.96196269989</text:p>
              </table:table-cell>
              <table:table-cell office:value-type="float" office:value="21338.2802267086">
                <text:p>21338.2802267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.624909639359">
                <text:p>196.624909639359</text:p>
              </table:table-cell>
              <table:table-cell office:value-type="float" office:value="32336.8886427263">
                <text:p>32336.8886427263</text:p>
              </table:table-cell>
              <table:table-cell office:value-type="float" office:value="202.598103761673">
                <text:p>202.598103761673</text:p>
              </table:table-cell>
              <table:table-cell office:value-type="float" office:value="28161.2619628011">
                <text:p>28161.2619628011</text:p>
              </table:table-cell>
              <table:table-cell office:value-type="float" office:value="200.183670520782">
                <text:p>200.183670520782</text:p>
              </table:table-cell>
              <table:table-cell office:value-type="float" office:value="31712.1513532297">
                <text:p>31712.1513532297</text:p>
              </table:table-cell>
              <table:table-cell office:value-type="float" office:value="253.65682387352">
                <text:p>253.65682387352</text:p>
              </table:table-cell>
              <table:table-cell office:value-type="float" office:value="21300.0974330114">
                <text:p>21300.0974330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.698434114456">
                <text:p>199.698434114456</text:p>
              </table:table-cell>
              <table:table-cell office:value-type="float" office:value="32536.4573515506">
                <text:p>32536.4573515506</text:p>
              </table:table-cell>
              <table:table-cell office:value-type="float" office:value="207.096472978592">
                <text:p>207.096472978592</text:p>
              </table:table-cell>
              <table:table-cell office:value-type="float" office:value="22230.5823789027">
                <text:p>22230.5823789027</text:p>
              </table:table-cell>
              <table:table-cell office:value-type="float" office:value="204.420778751373">
                <text:p>204.420778751373</text:p>
              </table:table-cell>
              <table:table-cell office:value-type="float" office:value="23601.2676462115">
                <text:p>23601.2676462115</text:p>
              </table:table-cell>
              <table:table-cell office:value-type="float" office:value="258.349165916443">
                <text:p>258.349165916443</text:p>
              </table:table-cell>
              <table:table-cell office:value-type="float" office:value="21311.5424632701">
                <text:p>21311.5424632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.081142902374">
                <text:p>204.081142902374</text:p>
              </table:table-cell>
              <table:table-cell office:value-type="float" office:value="22817.1998753359">
                <text:p>22817.1998753359</text:p>
              </table:table-cell>
              <table:table-cell office:value-type="float" office:value="211.569279193878">
                <text:p>211.569279193878</text:p>
              </table:table-cell>
              <table:table-cell office:value-type="float" office:value="22357.5732842419">
                <text:p>22357.5732842419</text:p>
              </table:table-cell>
              <table:table-cell office:value-type="float" office:value="208.916198253632">
                <text:p>208.916198253632</text:p>
              </table:table-cell>
              <table:table-cell office:value-type="float" office:value="22245.1127677586">
                <text:p>22245.1127677586</text:p>
              </table:table-cell>
              <table:table-cell office:value-type="float" office:value="263.044466018677">
                <text:p>263.044466018677</text:p>
              </table:table-cell>
              <table:table-cell office:value-type="float" office:value="21298.1256925896">
                <text:p>21298.1256925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.555539131165">
                <text:p>208.555539131165</text:p>
              </table:table-cell>
              <table:table-cell office:value-type="float" office:value="22349.629440801">
                <text:p>22349.629440801</text:p>
              </table:table-cell>
              <table:table-cell office:value-type="float" office:value="216.075021266937">
                <text:p>216.075021266937</text:p>
              </table:table-cell>
              <table:table-cell office:value-type="float" office:value="22194.1502386386">
                <text:p>22194.1502386386</text:p>
              </table:table-cell>
              <table:table-cell office:value-type="float" office:value="213.439724206924">
                <text:p>213.439724206924</text:p>
              </table:table-cell>
              <table:table-cell office:value-type="float" office:value="22106.8830911046">
                <text:p>22106.8830911046</text:p>
              </table:table-cell>
              <table:table-cell office:value-type="float" office:value="267.717594146728">
                <text:p>267.717594146728</text:p>
              </table:table-cell>
              <table:table-cell office:value-type="float" office:value="21399.1630135797">
                <text:p>21399.1630135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.030860185623">
                <text:p>213.030860185623</text:p>
              </table:table-cell>
              <table:table-cell office:value-type="float" office:value="22345.0286926879">
                <text:p>22345.0286926879</text:p>
              </table:table-cell>
              <table:table-cell office:value-type="float" office:value="220.597775936127">
                <text:p>220.597775936127</text:p>
              </table:table-cell>
              <table:table-cell office:value-type="float" office:value="22110.6670964773">
                <text:p>22110.6670964773</text:p>
              </table:table-cell>
              <table:table-cell office:value-type="float" office:value="217.958759069443">
                <text:p>217.958759069443</text:p>
              </table:table-cell>
              <table:table-cell office:value-type="float" office:value="22128.8628461849">
                <text:p>22128.8628461849</text:p>
              </table:table-cell>
              <table:table-cell office:value-type="float" office:value="272.412510156631">
                <text:p>272.412510156631</text:p>
              </table:table-cell>
              <table:table-cell office:value-type="float" office:value="21299.8486469533">
                <text:p>21299.8486469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01948356628">
                <text:p>217.501948356628</text:p>
              </table:table-cell>
              <table:table-cell office:value-type="float" office:value="22366.1691896728">
                <text:p>22366.1691896728</text:p>
              </table:table-cell>
              <table:table-cell office:value-type="float" office:value="225.07607960701">
                <text:p>225.07607960701</text:p>
              </table:table-cell>
              <table:table-cell office:value-type="float" office:value="22330.1511536249">
                <text:p>22330.1511536249</text:p>
              </table:table-cell>
              <table:table-cell office:value-type="float" office:value="222.453961133957">
                <text:p>222.453961133957</text:p>
              </table:table-cell>
              <table:table-cell office:value-type="float" office:value="22246.1958792042">
                <text:p>22246.1958792042</text:p>
              </table:table-cell>
              <table:table-cell office:value-type="float" office:value="277.09797334671">
                <text:p>277.09797334671</text:p>
              </table:table-cell>
              <table:table-cell office:value-type="float" office:value="21342.8938225248">
                <text:p>21342.8938225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.967979431152">
                <text:p>221.967979431152</text:p>
              </table:table-cell>
              <table:table-cell office:value-type="float" office:value="22391.5112747555">
                <text:p>22391.5112747555</text:p>
              </table:table-cell>
              <table:table-cell office:value-type="float" office:value="229.572214126587">
                <text:p>229.572214126587</text:p>
              </table:table-cell>
              <table:table-cell office:value-type="float" office:value="22241.5703849873">
                <text:p>22241.5703849873</text:p>
              </table:table-cell>
              <table:table-cell office:value-type="float" office:value="226.948746919632">
                <text:p>226.948746919632</text:p>
              </table:table-cell>
              <table:table-cell office:value-type="float" office:value="22248.2349633731">
                <text:p>22248.2349633731</text:p>
              </table:table-cell>
              <table:table-cell office:value-type="float" office:value="281.786479949951">
                <text:p>281.786479949951</text:p>
              </table:table-cell>
              <table:table-cell office:value-type="float" office:value="21328.9679073659">
                <text:p>21328.9679073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.442718982697">
                <text:p>226.442718982697</text:p>
              </table:table-cell>
              <table:table-cell office:value-type="float" office:value="22347.914654843">
                <text:p>22347.914654843</text:p>
              </table:table-cell>
              <table:table-cell office:value-type="float" office:value="234.065980672836">
                <text:p>234.065980672836</text:p>
              </table:table-cell>
              <table:table-cell office:value-type="float" office:value="22253.3083347508">
                <text:p>22253.3083347508</text:p>
              </table:table-cell>
              <table:table-cell office:value-type="float" office:value="231.445670127869">
                <text:p>231.445670127869</text:p>
              </table:table-cell>
              <table:table-cell office:value-type="float" office:value="22237.7379083907">
                <text:p>22237.7379083907</text:p>
              </table:table-cell>
              <table:table-cell office:value-type="float" office:value="286.582808971405">
                <text:p>286.582808971405</text:p>
              </table:table-cell>
              <table:table-cell office:value-type="float" office:value="20849.4900198627">
                <text:p>20849.490019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.914709568024">
                <text:p>230.914709568024</text:p>
              </table:table-cell>
              <table:table-cell office:value-type="float" office:value="22361.6713119485">
                <text:p>22361.6713119485</text:p>
              </table:table-cell>
              <table:table-cell office:value-type="float" office:value="238.545746088028">
                <text:p>238.545746088028</text:p>
              </table:table-cell>
              <table:table-cell office:value-type="float" office:value="22322.88376278">
                <text:p>22322.88376278</text:p>
              </table:table-cell>
              <table:table-cell office:value-type="float" office:value="235.93262386322">
                <text:p>235.93262386322</text:p>
              </table:table-cell>
              <table:table-cell office:value-type="float" office:value="22287.0795000192">
                <text:p>22287.0795000192</text:p>
              </table:table-cell>
              <table:table-cell office:value-type="float" office:value="291.307091474533">
                <text:p>291.307091474533</text:p>
              </table:table-cell>
              <table:table-cell office:value-type="float" office:value="21167.4586981856">
                <text:p>21167.4586981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425462007523">
                <text:p>235.425462007523</text:p>
              </table:table-cell>
              <table:table-cell office:value-type="float" office:value="22169.5057768942">
                <text:p>22169.5057768942</text:p>
              </table:table-cell>
              <table:table-cell office:value-type="float" office:value="243.018493890762">
                <text:p>243.018493890762</text:p>
              </table:table-cell>
              <table:table-cell office:value-type="float" office:value="22357.8676532556">
                <text:p>22357.8676532556</text:p>
              </table:table-cell>
              <table:table-cell office:value-type="float" office:value="240.442964315414">
                <text:p>240.442964315414</text:p>
              </table:table-cell>
              <table:table-cell office:value-type="float" office:value="22171.5144177082">
                <text:p>22171.5144177082</text:p>
              </table:table-cell>
              <table:table-cell office:value-type="float" office:value="295.994010210037">
                <text:p>295.994010210037</text:p>
              </table:table-cell>
              <table:table-cell office:value-type="float" office:value="21336.2276061516">
                <text:p>21336.2276061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.93031001091">
                <text:p>239.93031001091</text:p>
              </table:table-cell>
              <table:table-cell office:value-type="float" office:value="22198.548074606">
                <text:p>22198.548074606</text:p>
              </table:table-cell>
              <table:table-cell office:value-type="float" office:value="247.498565673828">
                <text:p>247.498565673828</text:p>
              </table:table-cell>
              <table:table-cell office:value-type="float" office:value="22321.332255984">
                <text:p>22321.332255984</text:p>
              </table:table-cell>
              <table:table-cell office:value-type="float" office:value="244.949410200119">
                <text:p>244.949410200119</text:p>
              </table:table-cell>
              <table:table-cell office:value-type="float" office:value="22190.6827685066">
                <text:p>22190.6827685066</text:p>
              </table:table-cell>
              <table:table-cell office:value-type="float" office:value="300.665152549744">
                <text:p>300.665152549744</text:p>
              </table:table-cell>
              <table:table-cell office:value-type="float" office:value="21408.2624697536">
                <text:p>21408.2624697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.392708539963">
                <text:p>244.392708539963</text:p>
              </table:table-cell>
              <table:table-cell office:value-type="float" office:value="22409.7257785867">
                <text:p>22409.7257785867</text:p>
              </table:table-cell>
              <table:table-cell office:value-type="float" office:value="251.98567032814">
                <text:p>251.98567032814</text:p>
              </table:table-cell>
              <table:table-cell office:value-type="float" office:value="22286.3369948325">
                <text:p>22286.3369948325</text:p>
              </table:table-cell>
              <table:table-cell office:value-type="float" office:value="249.430335998535">
                <text:p>249.430335998535</text:p>
              </table:table-cell>
              <table:table-cell office:value-type="float" office:value="22317.0625680597">
                <text:p>22317.0625680597</text:p>
              </table:table-cell>
              <table:table-cell office:value-type="float" office:value="306.921059608459">
                <text:p>306.921059608459</text:p>
              </table:table-cell>
              <table:table-cell office:value-type="float" office:value="15985.0195322095">
                <text:p>15985.0195322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.862684726715">
                <text:p>248.862684726715</text:p>
              </table:table-cell>
              <table:table-cell office:value-type="float" office:value="22371.8776117634">
                <text:p>22371.8776117634</text:p>
              </table:table-cell>
              <table:table-cell office:value-type="float" office:value="256.450758695602">
                <text:p>256.450758695602</text:p>
              </table:table-cell>
              <table:table-cell office:value-type="float" office:value="22396.2220728299">
                <text:p>22396.2220728299</text:p>
              </table:table-cell>
              <table:table-cell office:value-type="float" office:value="253.917546510696">
                <text:p>253.917546510696</text:p>
              </table:table-cell>
              <table:table-cell office:value-type="float" office:value="22285.8005745005">
                <text:p>22285.8005745005</text:p>
              </table:table-cell>
              <table:table-cell office:value-type="float" office:value="313.591838121414">
                <text:p>313.591838121414</text:p>
              </table:table-cell>
              <table:table-cell office:value-type="float" office:value="14990.8676349074">
                <text:p>14990.8676349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319425582886">
                <text:p>253.319425582886</text:p>
              </table:table-cell>
              <table:table-cell office:value-type="float" office:value="22438.1780450049">
                <text:p>22438.1780450049</text:p>
              </table:table-cell>
              <table:table-cell office:value-type="float" office:value="260.912204265594">
                <text:p>260.912204265594</text:p>
              </table:table-cell>
              <table:table-cell office:value-type="float" office:value="22414.5137191304">
                <text:p>22414.5137191304</text:p>
              </table:table-cell>
              <table:table-cell office:value-type="float" office:value="258.408044815063">
                <text:p>258.408044815063</text:p>
              </table:table-cell>
              <table:table-cell office:value-type="float" office:value="22269.5532442938">
                <text:p>22269.5532442938</text:p>
              </table:table-cell>
              <table:table-cell office:value-type="float" office:value="320.262056112289">
                <text:p>320.262056112289</text:p>
              </table:table-cell>
              <table:table-cell office:value-type="float" office:value="14992.1214855737">
                <text:p>14992.1214855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7.776518821716">
                <text:p>257.776518821716</text:p>
              </table:table-cell>
              <table:table-cell office:value-type="float" office:value="22436.3872353163">
                <text:p>22436.3872353163</text:p>
              </table:table-cell>
              <table:table-cell office:value-type="float" office:value="265.398231983185">
                <text:p>265.398231983185</text:p>
              </table:table-cell>
              <table:table-cell office:value-type="float" office:value="22291.6848475469">
                <text:p>22291.6848475469</text:p>
              </table:table-cell>
              <table:table-cell office:value-type="float" office:value="262.879105329514">
                <text:p>262.879105329514</text:p>
              </table:table-cell>
              <table:table-cell office:value-type="float" office:value="22366.3027704369">
                <text:p>22366.3027704369</text:p>
              </table:table-cell>
              <table:table-cell office:value-type="float" office:value="326.911294460297">
                <text:p>326.911294460297</text:p>
              </table:table-cell>
              <table:table-cell office:value-type="float" office:value="15039.4577868822">
                <text:p>15039.4577868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.254095315933">
                <text:p>262.254095315933</text:p>
              </table:table-cell>
              <table:table-cell office:value-type="float" office:value="22333.7539201044">
                <text:p>22333.7539201044</text:p>
              </table:table-cell>
              <table:table-cell office:value-type="float" office:value="269.870417833328">
                <text:p>269.870417833328</text:p>
              </table:table-cell>
              <table:table-cell office:value-type="float" office:value="22360.6722941389">
                <text:p>22360.6722941389</text:p>
              </table:table-cell>
              <table:table-cell office:value-type="float" office:value="267.350912570953">
                <text:p>267.350912570953</text:p>
              </table:table-cell>
              <table:table-cell office:value-type="float" office:value="22362.5535737345">
                <text:p>22362.5535737345</text:p>
              </table:table-cell>
              <table:table-cell office:value-type="float" office:value="333.575940132141">
                <text:p>333.575940132141</text:p>
              </table:table-cell>
              <table:table-cell office:value-type="float" office:value="15004.6581185665">
                <text:p>15004.6581185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.73303937912">
                <text:p>266.73303937912</text:p>
              </table:table-cell>
              <table:table-cell office:value-type="float" office:value="22326.9488778673">
                <text:p>22326.9488778673</text:p>
              </table:table-cell>
              <table:table-cell office:value-type="float" office:value="274.349611282349">
                <text:p>274.349611282349</text:p>
              </table:table-cell>
              <table:table-cell office:value-type="float" office:value="22325.6903282847">
                <text:p>22325.6903282847</text:p>
              </table:table-cell>
              <table:table-cell office:value-type="float" office:value="271.830217838287">
                <text:p>271.830217838287</text:p>
              </table:table-cell>
              <table:table-cell office:value-type="float" office:value="22325.1234925247">
                <text:p>22325.1234925247</text:p>
              </table:table-cell>
              <table:table-cell office:value-type="float" office:value="340.244312763214">
                <text:p>340.244312763214</text:p>
              </table:table-cell>
              <table:table-cell office:value-type="float" office:value="14996.2762304082">
                <text:p>14996.2762304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.205582380295">
                <text:p>271.205582380295</text:p>
              </table:table-cell>
              <table:table-cell office:value-type="float" office:value="22358.9057532214">
                <text:p>22358.9057532214</text:p>
              </table:table-cell>
              <table:table-cell office:value-type="float" office:value="278.821635723114">
                <text:p>278.821635723114</text:p>
              </table:table-cell>
              <table:table-cell office:value-type="float" office:value="22361.4900992269">
                <text:p>22361.4900992269</text:p>
              </table:table-cell>
              <table:table-cell office:value-type="float" office:value="276.311226844788">
                <text:p>276.311226844788</text:p>
              </table:table-cell>
              <table:table-cell office:value-type="float" office:value="22316.6339080026">
                <text:p>22316.6339080026</text:p>
              </table:table-cell>
              <table:table-cell office:value-type="float" office:value="346.951240062714">
                <text:p>346.951240062714</text:p>
              </table:table-cell>
              <table:table-cell office:value-type="float" office:value="14910.0803180587">
                <text:p>14910.0803180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5.667147397995">
                <text:p>275.667147397995</text:p>
              </table:table-cell>
              <table:table-cell office:value-type="float" office:value="22413.9854842288">
                <text:p>22413.9854842288</text:p>
              </table:table-cell>
              <table:table-cell office:value-type="float" office:value="283.294159889221">
                <text:p>283.294159889221</text:p>
              </table:table-cell>
              <table:table-cell office:value-type="float" office:value="22358.9856110579">
                <text:p>22358.9856110579</text:p>
              </table:table-cell>
              <table:table-cell office:value-type="float" office:value="280.806327104568">
                <text:p>280.806327104568</text:p>
              </table:table-cell>
              <table:table-cell office:value-type="float" office:value="22246.7516341876">
                <text:p>22246.7516341876</text:p>
              </table:table-cell>
              <table:table-cell office:value-type="float" office:value="353.609285593033">
                <text:p>353.609285593033</text:p>
              </table:table-cell>
              <table:table-cell office:value-type="float" office:value="15019.5302407638">
                <text:p>15019.5302407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172286510468">
                <text:p>280.172286510468</text:p>
              </table:table-cell>
              <table:table-cell office:value-type="float" office:value="22197.1124782285">
                <text:p>22197.1124782285</text:p>
              </table:table-cell>
              <table:table-cell office:value-type="float" office:value="287.762032747269">
                <text:p>287.762032747269</text:p>
              </table:table-cell>
              <table:table-cell office:value-type="float" office:value="22382.2640297781">
                <text:p>22382.2640297781</text:p>
              </table:table-cell>
              <table:table-cell office:value-type="float" office:value="285.304694652557">
                <text:p>285.304694652557</text:p>
              </table:table-cell>
              <table:table-cell office:value-type="float" office:value="22230.5281789948">
                <text:p>22230.5281789948</text:p>
              </table:table-cell>
              <table:table-cell office:value-type="float" office:value="360.271023035049">
                <text:p>360.271023035049</text:p>
              </table:table-cell>
              <table:table-cell office:value-type="float" office:value="15011.209633277">
                <text:p>15011.209633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.639401674271">
                <text:p>284.639401674271</text:p>
              </table:table-cell>
              <table:table-cell office:value-type="float" office:value="22386.0867478581">
                <text:p>22386.0867478581</text:p>
              </table:table-cell>
              <table:table-cell office:value-type="float" office:value="292.250664710999">
                <text:p>292.250664710999</text:p>
              </table:table-cell>
              <table:table-cell office:value-type="float" office:value="22278.7430727904">
                <text:p>22278.7430727904</text:p>
              </table:table-cell>
              <table:table-cell office:value-type="float" office:value="289.809307336807">
                <text:p>289.809307336807</text:p>
              </table:table-cell>
              <table:table-cell office:value-type="float" office:value="22199.7053803443">
                <text:p>22199.7053803443</text:p>
              </table:table-cell>
              <table:table-cell office:value-type="float" office:value="366.962690830231">
                <text:p>366.962690830231</text:p>
              </table:table-cell>
              <table:table-cell office:value-type="float" office:value="14944.0779618154">
                <text:p>14944.0779618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31940841675">
                <text:p>289.131940841675</text:p>
              </table:table-cell>
              <table:table-cell office:value-type="float" office:value="22259.3999079969">
                <text:p>22259.3999079969</text:p>
              </table:table-cell>
              <table:table-cell office:value-type="float" office:value="296.752009868622">
                <text:p>296.752009868622</text:p>
              </table:table-cell>
              <table:table-cell office:value-type="float" office:value="22215.836794397">
                <text:p>22215.836794397</text:p>
              </table:table-cell>
              <table:table-cell office:value-type="float" office:value="294.321793317795">
                <text:p>294.321793317795</text:p>
              </table:table-cell>
              <table:table-cell office:value-type="float" office:value="22160.9912610444">
                <text:p>22160.9912610444</text:p>
              </table:table-cell>
              <table:table-cell office:value-type="float" office:value="373.652419090271">
                <text:p>373.652419090271</text:p>
              </table:table-cell>
              <table:table-cell office:value-type="float" office:value="14948.4320038913">
                <text:p>14948.4320038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.620923995972">
                <text:p>293.620923995972</text:p>
              </table:table-cell>
              <table:table-cell office:value-type="float" office:value="22277.0024678729">
                <text:p>22277.0024678729</text:p>
              </table:table-cell>
              <table:table-cell office:value-type="float" office:value="301.222939014435">
                <text:p>301.222939014435</text:p>
              </table:table-cell>
              <table:table-cell office:value-type="float" office:value="22366.9790475418">
                <text:p>22366.9790475418</text:p>
              </table:table-cell>
              <table:table-cell office:value-type="float" office:value="298.831943273544">
                <text:p>298.831943273544</text:p>
              </table:table-cell>
              <table:table-cell office:value-type="float" office:value="22172.4520642701">
                <text:p>22172.4520642701</text:p>
              </table:table-cell>
              <table:table-cell office:value-type="float" office:value="380.304876565933">
                <text:p>380.304876565933</text:p>
              </table:table-cell>
              <table:table-cell office:value-type="float" office:value="15032.1666484124">
                <text:p>15032.1666484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.086870193481">
                <text:p>298.086870193481</text:p>
              </table:table-cell>
              <table:table-cell office:value-type="float" office:value="22391.9906334162">
                <text:p>22391.9906334162</text:p>
              </table:table-cell>
              <table:table-cell office:value-type="float" office:value="307.674437761307">
                <text:p>307.674437761307</text:p>
              </table:table-cell>
              <table:table-cell office:value-type="float" office:value="15500.4042969299">
                <text:p>15500.4042969299</text:p>
              </table:table-cell>
              <table:table-cell office:value-type="float" office:value="304.382266998291">
                <text:p>304.382266998291</text:p>
              </table:table-cell>
              <table:table-cell office:value-type="float" office:value="18017.1311855784">
                <text:p>18017.1311855784</text:p>
              </table:table-cell>
              <table:table-cell office:value-type="float" office:value="387.002596855164">
                <text:p>387.002596855164</text:p>
              </table:table-cell>
              <table:table-cell office:value-type="float" office:value="14930.5627862441">
                <text:p>14930.5627862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.77339887619">
                <text:p>303.77339887619</text:p>
              </table:table-cell>
              <table:table-cell office:value-type="float" office:value="17585.5845219164">
                <text:p>17585.5845219164</text:p>
              </table:table-cell>
              <table:table-cell office:value-type="float" office:value="314.172765254974">
                <text:p>314.172765254974</text:p>
              </table:table-cell>
              <table:table-cell office:value-type="float" office:value="15388.7347803272">
                <text:p>15388.7347803272</text:p>
              </table:table-cell>
              <table:table-cell office:value-type="float" office:value="310.877115249634">
                <text:p>310.877115249634</text:p>
              </table:table-cell>
              <table:table-cell office:value-type="float" office:value="15396.9479763677">
                <text:p>15396.9479763677</text:p>
              </table:table-cell>
              <table:table-cell office:value-type="float" office:value="393.693757534027">
                <text:p>393.693757534027</text:p>
              </table:table-cell>
              <table:table-cell office:value-type="float" office:value="14945.2068398192">
                <text:p>14945.2068398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.25385594368">
                <text:p>310.25385594368</text:p>
              </table:table-cell>
              <table:table-cell office:value-type="float" office:value="15431.1267195133">
                <text:p>15431.1267195133</text:p>
              </table:table-cell>
              <table:table-cell office:value-type="float" office:value="320.665045022964">
                <text:p>320.665045022964</text:p>
              </table:table-cell>
              <table:table-cell office:value-type="float" office:value="15403.0659721614">
                <text:p>15403.0659721614</text:p>
              </table:table-cell>
              <table:table-cell office:value-type="float" office:value="317.386984825134">
                <text:p>317.386984825134</text:p>
              </table:table-cell>
              <table:table-cell office:value-type="float" office:value="15361.4602013011">
                <text:p>15361.4602013011</text:p>
              </table:table-cell>
              <table:table-cell office:value-type="float" office:value="400.360383749008">
                <text:p>400.360383749008</text:p>
              </table:table-cell>
              <table:table-cell office:value-type="float" office:value="15000.2245936643">
                <text:p>15000.22459366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.768445014954">
                <text:p>316.768445014954</text:p>
              </table:table-cell>
              <table:table-cell office:value-type="float" office:value="15350.2786565344">
                <text:p>15350.2786565344</text:p>
              </table:table-cell>
              <table:table-cell office:value-type="float" office:value="327.170081377029">
                <text:p>327.170081377029</text:p>
              </table:table-cell>
              <table:table-cell office:value-type="float" office:value="15372.8755338883">
                <text:p>15372.8755338883</text:p>
              </table:table-cell>
              <table:table-cell office:value-type="float" office:value="323.876909971237">
                <text:p>323.876909971237</text:p>
              </table:table-cell>
              <table:table-cell office:value-type="float" office:value="15408.6742564623">
                <text:p>15408.6742564623</text:p>
              </table:table-cell>
              <table:table-cell office:value-type="float" office:value="408.67653465271">
                <text:p>408.67653465271</text:p>
              </table:table-cell>
              <table:table-cell office:value-type="float" office:value="12024.8727674893">
                <text:p>12024.8727674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3.253526210785">
                <text:p>323.253526210785</text:p>
              </table:table-cell>
              <table:table-cell office:value-type="float" office:value="15420.1508234385">
                <text:p>15420.1508234385</text:p>
              </table:table-cell>
              <table:table-cell office:value-type="float" office:value="333.707273006439">
                <text:p>333.707273006439</text:p>
              </table:table-cell>
              <table:table-cell office:value-type="float" office:value="15297.2582727861">
                <text:p>15297.2582727861</text:p>
              </table:table-cell>
              <table:table-cell office:value-type="float" office:value="330.383380651474">
                <text:p>330.383380651474</text:p>
              </table:table-cell>
              <table:table-cell office:value-type="float" office:value="15369.4578825845">
                <text:p>15369.4578825845</text:p>
              </table:table-cell>
              <table:table-cell office:value-type="float" office:value="417.424783945084">
                <text:p>417.424783945084</text:p>
              </table:table-cell>
              <table:table-cell office:value-type="float" office:value="11430.9283075197">
                <text:p>11430.9283075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.741659879684">
                <text:p>329.741659879684</text:p>
              </table:table-cell>
              <table:table-cell office:value-type="float" office:value="15412.9288858436">
                <text:p>15412.9288858436</text:p>
              </table:table-cell>
              <table:table-cell office:value-type="float" office:value="340.20397233963">
                <text:p>340.20397233963</text:p>
              </table:table-cell>
              <table:table-cell office:value-type="float" office:value="15392.5852310886">
                <text:p>15392.5852310886</text:p>
              </table:table-cell>
              <table:table-cell office:value-type="float" office:value="336.933159351349">
                <text:p>336.933159351349</text:p>
              </table:table-cell>
              <table:table-cell office:value-type="float" office:value="15267.8131232813">
                <text:p>15267.8131232813</text:p>
              </table:table-cell>
              <table:table-cell office:value-type="float" office:value="426.209992647171">
                <text:p>426.209992647171</text:p>
              </table:table-cell>
              <table:table-cell office:value-type="float" office:value="11382.8596762302">
                <text:p>11382.859676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6.267244815826">
                <text:p>336.267244815826</text:p>
              </table:table-cell>
              <table:table-cell office:value-type="float" office:value="15324.4395183754">
                <text:p>15324.4395183754</text:p>
              </table:table-cell>
              <table:table-cell office:value-type="float" office:value="346.712211370468">
                <text:p>346.712211370468</text:p>
              </table:table-cell>
              <table:table-cell office:value-type="float" office:value="15365.2936362585">
                <text:p>15365.2936362585</text:p>
              </table:table-cell>
              <table:table-cell office:value-type="float" office:value="343.44976067543">
                <text:p>343.44976067543</text:p>
              </table:table-cell>
              <table:table-cell office:value-type="float" office:value="15345.5470497726">
                <text:p>15345.5470497726</text:p>
              </table:table-cell>
              <table:table-cell office:value-type="float" office:value="434.953375339508">
                <text:p>434.953375339508</text:p>
              </table:table-cell>
              <table:table-cell office:value-type="float" office:value="11437.3108048275">
                <text:p>11437.3108048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2.729879140854">
                <text:p>342.729879140854</text:p>
              </table:table-cell>
              <table:table-cell office:value-type="float" office:value="15473.7031964089">
                <text:p>15473.7031964089</text:p>
              </table:table-cell>
              <table:table-cell office:value-type="float" office:value="353.208705186844">
                <text:p>353.208705186844</text:p>
              </table:table-cell>
              <table:table-cell office:value-type="float" office:value="15393.1049466492">
                <text:p>15393.1049466492</text:p>
              </table:table-cell>
              <table:table-cell office:value-type="float" office:value="349.952565431595">
                <text:p>349.952565431595</text:p>
              </table:table-cell>
              <table:table-cell office:value-type="float" office:value="15378.1342593472">
                <text:p>15378.1342593472</text:p>
              </table:table-cell>
              <table:table-cell office:value-type="float" office:value="443.695731878281">
                <text:p>443.695731878281</text:p>
              </table:table-cell>
              <table:table-cell office:value-type="float" office:value="11438.6692048454">
                <text:p>11438.6692048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42558002472">
                <text:p>349.242558002472</text:p>
              </table:table-cell>
              <table:table-cell office:value-type="float" office:value="15354.8001359208">
                <text:p>15354.8001359208</text:p>
              </table:table-cell>
              <table:table-cell office:value-type="float" office:value="359.673186540604">
                <text:p>359.673186540604</text:p>
              </table:table-cell>
              <table:table-cell office:value-type="float" office:value="15469.2882935517">
                <text:p>15469.2882935517</text:p>
              </table:table-cell>
              <table:table-cell office:value-type="float" office:value="356.456268548965">
                <text:p>356.456268548965</text:p>
              </table:table-cell>
              <table:table-cell office:value-type="float" office:value="15375.9846799719">
                <text:p>15375.9846799719</text:p>
              </table:table-cell>
              <table:table-cell office:value-type="float" office:value="452.45042681694">
                <text:p>452.45042681694</text:p>
              </table:table-cell>
              <table:table-cell office:value-type="float" office:value="11422.5116102749">
                <text:p>11422.5116102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.717166185379">
                <text:p>355.717166185379</text:p>
              </table:table-cell>
              <table:table-cell office:value-type="float" office:value="15445.1138519557">
                <text:p>15445.1138519557</text:p>
              </table:table-cell>
              <table:table-cell office:value-type="float" office:value="366.169586420059">
                <text:p>366.169586420059</text:p>
              </table:table-cell>
              <table:table-cell office:value-type="float" office:value="15393.2919398542">
                <text:p>15393.2919398542</text:p>
              </table:table-cell>
              <table:table-cell office:value-type="float" office:value="362.992988586426">
                <text:p>362.992988586426</text:p>
              </table:table-cell>
              <table:table-cell office:value-type="float" office:value="15298.3602323986">
                <text:p>15298.3602323986</text:p>
              </table:table-cell>
              <table:table-cell office:value-type="float" office:value="461.192021846771">
                <text:p>461.192021846771</text:p>
              </table:table-cell>
              <table:table-cell office:value-type="float" office:value="11439.6360332018">
                <text:p>11439.6360332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2.194819927216">
                <text:p>362.194819927216</text:p>
              </table:table-cell>
              <table:table-cell office:value-type="float" office:value="15437.8469261072">
                <text:p>15437.8469261072</text:p>
              </table:table-cell>
              <table:table-cell office:value-type="float" office:value="372.665724039078">
                <text:p>372.665724039078</text:p>
              </table:table-cell>
              <table:table-cell office:value-type="float" office:value="15393.9343045955">
                <text:p>15393.9343045955</text:p>
              </table:table-cell>
              <table:table-cell office:value-type="float" office:value="369.525541782379">
                <text:p>369.525541782379</text:p>
              </table:table-cell>
              <table:table-cell office:value-type="float" office:value="15308.0592988461">
                <text:p>15308.0592988461</text:p>
              </table:table-cell>
              <table:table-cell office:value-type="float" office:value="469.998836994171">
                <text:p>469.998836994171</text:p>
              </table:table-cell>
              <table:table-cell office:value-type="float" office:value="11354.9354572581">
                <text:p>11354.9354572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.67301440239">
                <text:p>368.67301440239</text:p>
              </table:table-cell>
              <table:table-cell office:value-type="float" office:value="15436.5497976851">
                <text:p>15436.5497976851</text:p>
              </table:table-cell>
              <table:table-cell office:value-type="float" office:value="379.169290304184">
                <text:p>379.169290304184</text:p>
              </table:table-cell>
              <table:table-cell office:value-type="float" office:value="15376.390534065">
                <text:p>15376.390534065</text:p>
              </table:table-cell>
              <table:table-cell office:value-type="float" office:value="376.015483856201">
                <text:p>376.015483856201</text:p>
              </table:table-cell>
              <table:table-cell office:value-type="float" office:value="15408.618215671">
                <text:p>15408.618215671</text:p>
              </table:table-cell>
              <table:table-cell office:value-type="float" office:value="478.781320333481">
                <text:p>478.781320333481</text:p>
              </table:table-cell>
              <table:table-cell office:value-type="float" office:value="11386.3815011044">
                <text:p>11386.3815011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5.166014194489">
                <text:p>375.166014194489</text:p>
              </table:table-cell>
              <table:table-cell office:value-type="float" office:value="15401.3318579383">
                <text:p>15401.3318579383</text:p>
              </table:table-cell>
              <table:table-cell office:value-type="float" office:value="385.673848867416">
                <text:p>385.673848867416</text:p>
              </table:table-cell>
              <table:table-cell office:value-type="float" office:value="15373.9861611164">
                <text:p>15373.9861611164</text:p>
              </table:table-cell>
              <table:table-cell office:value-type="float" office:value="382.534097671509">
                <text:p>382.534097671509</text:p>
              </table:table-cell>
              <table:table-cell office:value-type="float" office:value="15340.8082593548">
                <text:p>15340.8082593548</text:p>
              </table:table-cell>
              <table:table-cell office:value-type="float" office:value="487.563370704651">
                <text:p>487.563370704651</text:p>
              </table:table-cell>
              <table:table-cell office:value-type="float" office:value="11386.923085715">
                <text:p>11386.923085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.648705720901">
                <text:p>381.648705720901</text:p>
              </table:table-cell>
              <table:table-cell office:value-type="float" office:value="15425.8311277845">
                <text:p>15425.8311277845</text:p>
              </table:table-cell>
              <table:table-cell office:value-type="float" office:value="392.193561553955">
                <text:p>392.193561553955</text:p>
              </table:table-cell>
              <table:table-cell office:value-type="float" office:value="15338.2220463977">
                <text:p>15338.2220463977</text:p>
              </table:table-cell>
              <table:table-cell office:value-type="float" office:value="389.034824609756">
                <text:p>389.034824609756</text:p>
              </table:table-cell>
              <table:table-cell office:value-type="float" office:value="15383.036058942">
                <text:p>15383.036058942</text:p>
              </table:table-cell>
              <table:table-cell office:value-type="float" office:value="496.337221384048">
                <text:p>496.337221384048</text:p>
              </table:table-cell>
              <table:table-cell office:value-type="float" office:value="11397.5655271078">
                <text:p>11397.5655271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.117270469665">
                <text:p>388.117270469665</text:p>
              </table:table-cell>
              <table:table-cell office:value-type="float" office:value="15459.4984416119">
                <text:p>15459.4984416119</text:p>
              </table:table-cell>
              <table:table-cell office:value-type="float" office:value="398.696428537369">
                <text:p>398.696428537369</text:p>
              </table:table-cell>
              <table:table-cell office:value-type="float" office:value="15377.9684954148">
                <text:p>15377.9684954148</text:p>
              </table:table-cell>
              <table:table-cell office:value-type="float" office:value="395.528888940811">
                <text:p>395.528888940811</text:p>
              </table:table-cell>
              <table:table-cell office:value-type="float" office:value="15398.8574905258">
                <text:p>15398.8574905258</text:p>
              </table:table-cell>
              <table:table-cell office:value-type="float" office:value="505.926279306412">
                <text:p>505.926279306412</text:p>
              </table:table-cell>
              <table:table-cell office:value-type="float" office:value="10428.6332506322">
                <text:p>10428.6332506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.621702194214">
                <text:p>394.621702194214</text:p>
              </table:table-cell>
              <table:table-cell office:value-type="float" office:value="15374.3023050545">
                <text:p>15374.3023050545</text:p>
              </table:table-cell>
              <table:table-cell office:value-type="float" office:value="406.566656112671">
                <text:p>406.566656112671</text:p>
              </table:table-cell>
              <table:table-cell office:value-type="float" office:value="12706.2114238496">
                <text:p>12706.2114238496</text:p>
              </table:table-cell>
              <table:table-cell office:value-type="float" office:value="402.289887428284">
                <text:p>402.289887428284</text:p>
              </table:table-cell>
              <table:table-cell office:value-type="float" office:value="14790.8743463826">
                <text:p>14790.8743463826</text:p>
              </table:table-cell>
              <table:table-cell office:value-type="float" office:value="552.8398270607">
                <text:p>552.8398270607</text:p>
              </table:table-cell>
              <table:table-cell office:value-type="float" office:value="2226.67216467244">
                <text:p>2226.67216467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465142250061">
                <text:p>401.465142250061</text:p>
              </table:table-cell>
              <table:table-cell office:value-type="float" office:value="14612.7110920346">
                <text:p>14612.7110920346</text:p>
              </table:table-cell>
              <table:table-cell office:value-type="float" office:value="415.197062015533">
                <text:p>415.197062015533</text:p>
              </table:table-cell>
              <table:table-cell office:value-type="float" office:value="11587.0522501438">
                <text:p>11587.0522501438</text:p>
              </table:table-cell>
              <table:table-cell office:value-type="float" office:value="410.961773872376">
                <text:p>410.961773872376</text:p>
              </table:table-cell>
              <table:table-cell office:value-type="float" office:value="11531.6085727694">
                <text:p>11531.6085727694</text:p>
              </table:table-cell>
              <table:table-cell office:value-type="float" office:value="579.099225521088">
                <text:p>579.099225521088</text:p>
              </table:table-cell>
              <table:table-cell office:value-type="float" office:value="3808.1715167655">
                <text:p>3808.1715167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0.118145227432">
                <text:p>410.118145227432</text:p>
              </table:table-cell>
              <table:table-cell office:value-type="float" office:value="11556.7659491925">
                <text:p>11556.7659491925</text:p>
              </table:table-cell>
              <table:table-cell office:value-type="float" office:value="423.90042424202">
                <text:p>423.90042424202</text:p>
              </table:table-cell>
              <table:table-cell office:value-type="float" office:value="11489.8936944094">
                <text:p>11489.8936944094</text:p>
              </table:table-cell>
              <table:table-cell office:value-type="float" office:value="419.574748754501">
                <text:p>419.574748754501</text:p>
              </table:table-cell>
              <table:table-cell office:value-type="float" office:value="11610.4603606949">
                <text:p>11610.4603606949</text:p>
              </table:table-cell>
              <table:table-cell office:value-type="float" office:value="605.50607585907">
                <text:p>605.50607585907</text:p>
              </table:table-cell>
              <table:table-cell office:value-type="float" office:value="3786.9062750484">
                <text:p>3786.9062750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.766492366791">
                <text:p>418.766492366791</text:p>
              </table:table-cell>
              <table:table-cell office:value-type="float" office:value="11563.0306144197">
                <text:p>11563.0306144197</text:p>
              </table:table-cell>
              <table:table-cell office:value-type="float" office:value="432.570680856705">
                <text:p>432.570680856705</text:p>
              </table:table-cell>
              <table:table-cell office:value-type="float" office:value="11533.8118170874">
                <text:p>11533.8118170874</text:p>
              </table:table-cell>
              <table:table-cell office:value-type="float" office:value="428.23237490654">
                <text:p>428.23237490654</text:p>
              </table:table-cell>
              <table:table-cell office:value-type="float" office:value="11550.6114468122">
                <text:p>11550.6114468122</text:p>
              </table:table-cell>
              <table:table-cell office:value-type="float" office:value="631.764090299606">
                <text:p>631.764090299606</text:p>
              </table:table-cell>
              <table:table-cell office:value-type="float" office:value="3808.37134119356">
                <text:p>3808.37134119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.457563400269">
                <text:p>427.457563400269</text:p>
              </table:table-cell>
              <table:table-cell office:value-type="float" office:value="11506.1839061332">
                <text:p>11506.1839061332</text:p>
              </table:table-cell>
              <table:table-cell office:value-type="float" office:value="441.265322208405">
                <text:p>441.265322208405</text:p>
              </table:table-cell>
              <table:table-cell office:value-type="float" office:value="11501.4915069945">
                <text:p>11501.4915069945</text:p>
              </table:table-cell>
              <table:table-cell office:value-type="float" office:value="437.026702880859">
                <text:p>437.026702880859</text:p>
              </table:table-cell>
              <table:table-cell office:value-type="float" office:value="11371.1042252628">
                <text:p>11371.1042252628</text:p>
              </table:table-cell>
              <table:table-cell office:value-type="float" office:value="658.03161072731">
                <text:p>658.03161072731</text:p>
              </table:table-cell>
              <table:table-cell office:value-type="float" office:value="3806.99408854066">
                <text:p>3806.99408854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.121895551682">
                <text:p>436.121895551682</text:p>
              </table:table-cell>
              <table:table-cell office:value-type="float" office:value="11541.6978142423">
                <text:p>11541.6978142423</text:p>
              </table:table-cell>
              <table:table-cell office:value-type="float" office:value="449.943662881851">
                <text:p>449.943662881851</text:p>
              </table:table-cell>
              <table:table-cell office:value-type="float" office:value="11523.0078749957">
                <text:p>11523.0078749957</text:p>
              </table:table-cell>
              <table:table-cell office:value-type="float" office:value="445.660433292389">
                <text:p>445.660433292389</text:p>
              </table:table-cell>
              <table:table-cell office:value-type="float" office:value="11582.628873434">
                <text:p>11582.628873434</text:p>
              </table:table-cell>
              <table:table-cell office:value-type="float" office:value="684.303683042526">
                <text:p>684.303683042526</text:p>
              </table:table-cell>
              <table:table-cell office:value-type="float" office:value="3806.33759732944">
                <text:p>3806.33759732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.812088251114">
                <text:p>444.812088251114</text:p>
              </table:table-cell>
              <table:table-cell office:value-type="float" office:value="11507.3516057052">
                <text:p>11507.3516057052</text:p>
              </table:table-cell>
              <table:table-cell office:value-type="float" office:value="458.628915786743">
                <text:p>458.628915786743</text:p>
              </table:table-cell>
              <table:table-cell office:value-type="float" office:value="11513.8605276233">
                <text:p>11513.8605276233</text:p>
              </table:table-cell>
              <table:table-cell office:value-type="float" office:value="454.355970621109">
                <text:p>454.355970621109</text:p>
              </table:table-cell>
              <table:table-cell office:value-type="float" office:value="11500.2694991801">
                <text:p>11500.2694991801</text:p>
              </table:table-cell>
              <table:table-cell office:value-type="float" office:value="710.698249101639">
                <text:p>710.698249101639</text:p>
              </table:table-cell>
              <table:table-cell office:value-type="float" office:value="3788.67288244004">
                <text:p>3788.67288244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.474130868912">
                <text:p>453.474130868912</text:p>
              </table:table-cell>
              <table:table-cell office:value-type="float" office:value="11544.7482084092">
                <text:p>11544.7482084092</text:p>
              </table:table-cell>
              <table:table-cell office:value-type="float" office:value="467.31004858017">
                <text:p>467.31004858017</text:p>
              </table:table-cell>
              <table:table-cell office:value-type="float" office:value="11519.3409283334">
                <text:p>11519.3409283334</text:p>
              </table:table-cell>
              <table:table-cell office:value-type="float" office:value="463.024211406708">
                <text:p>463.024211406708</text:p>
              </table:table-cell>
              <table:table-cell office:value-type="float" office:value="11536.4683719727">
                <text:p>11536.4683719727</text:p>
              </table:table-cell>
              <table:table-cell office:value-type="float" office:value="736.968343734741">
                <text:p>736.968343734741</text:p>
              </table:table-cell>
              <table:table-cell office:value-type="float" office:value="3806.63085183738">
                <text:p>3806.63085183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2.135294914246">
                <text:p>462.135294914246</text:p>
              </table:table-cell>
              <table:table-cell office:value-type="float" office:value="11545.8964153801">
                <text:p>11545.8964153801</text:p>
              </table:table-cell>
              <table:table-cell office:value-type="float" office:value="476.000974178314">
                <text:p>476.000974178314</text:p>
              </table:table-cell>
              <table:table-cell office:value-type="float" office:value="11506.3622498844">
                <text:p>11506.3622498844</text:p>
              </table:table-cell>
              <table:table-cell office:value-type="float" office:value="471.665581226349">
                <text:p>471.665581226349</text:p>
              </table:table-cell>
              <table:table-cell office:value-type="float" office:value="11572.3456876506">
                <text:p>11572.3456876506</text:p>
              </table:table-cell>
              <table:table-cell office:value-type="float" office:value="763.237583875656">
                <text:p>763.237583875656</text:p>
              </table:table-cell>
              <table:table-cell office:value-type="float" office:value="3806.75011491577">
                <text:p>3806.75011491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0.843567609787">
                <text:p>470.843567609787</text:p>
              </table:table-cell>
              <table:table-cell office:value-type="float" office:value="11483.42535333">
                <text:p>11483.42535333</text:p>
              </table:table-cell>
              <table:table-cell office:value-type="float" office:value="484.674978256226">
                <text:p>484.674978256226</text:p>
              </table:table-cell>
              <table:table-cell office:value-type="float" office:value="11528.8072163893">
                <text:p>11528.8072163893</text:p>
              </table:table-cell>
              <table:table-cell office:value-type="float" office:value="480.35817193985">
                <text:p>480.35817193985</text:p>
              </table:table-cell>
              <table:table-cell office:value-type="float" office:value="11504.1713724113">
                <text:p>11504.1713724113</text:p>
              </table:table-cell>
              <table:table-cell office:value-type="float" office:value="789.495921850205">
                <text:p>789.495921850205</text:p>
              </table:table-cell>
              <table:table-cell office:value-type="float" office:value="3808.32645753539">
                <text:p>3808.32645753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9.519719839096">
                <text:p>479.519719839096</text:p>
              </table:table-cell>
              <table:table-cell office:value-type="float" office:value="11525.9578100827">
                <text:p>11525.9578100827</text:p>
              </table:table-cell>
              <table:table-cell office:value-type="float" office:value="493.343460559845">
                <text:p>493.343460559845</text:p>
              </table:table-cell>
              <table:table-cell office:value-type="float" office:value="11536.1793084108">
                <text:p>11536.1793084108</text:p>
              </table:table-cell>
              <table:table-cell office:value-type="float" office:value="489.012144327164">
                <text:p>489.012144327164</text:p>
              </table:table-cell>
              <table:table-cell office:value-type="float" office:value="11555.5108380576">
                <text:p>11555.5108380576</text:p>
              </table:table-cell>
              <table:table-cell office:value-type="float" office:value="815.877718687058">
                <text:p>815.877718687058</text:p>
              </table:table-cell>
              <table:table-cell office:value-type="float" office:value="3790.49995501706">
                <text:p>3790.499955017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8.153245925903">
                <text:p>488.153245925903</text:p>
              </table:table-cell>
              <table:table-cell office:value-type="float" office:value="11582.8674908575">
                <text:p>11582.8674908575</text:p>
              </table:table-cell>
              <table:table-cell office:value-type="float" office:value="502.415356397629">
                <text:p>502.415356397629</text:p>
              </table:table-cell>
              <table:table-cell office:value-type="float" office:value="11023.1935992949">
                <text:p>11023.1935992949</text:p>
              </table:table-cell>
              <table:table-cell office:value-type="float" office:value="497.629744529724">
                <text:p>497.629744529724</text:p>
              </table:table-cell>
              <table:table-cell office:value-type="float" office:value="11604.2735934455">
                <text:p>11604.2735934455</text:p>
              </table:table-cell>
              <table:table-cell office:value-type="float" office:value="842.150239467621">
                <text:p>842.150239467621</text:p>
              </table:table-cell>
              <table:table-cell office:value-type="float" office:value="3806.26982600464">
                <text:p>3806.26982600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6.791981458664">
                <text:p>496.791981458664</text:p>
              </table:table-cell>
              <table:table-cell office:value-type="float" office:value="11575.8733010104">
                <text:p>11575.8733010104</text:p>
              </table:table-cell>
              <table:table-cell office:value-type="float" office:value="534.540636301041">
                <text:p>534.540636301041</text:p>
              </table:table-cell>
              <table:table-cell office:value-type="float" office:value="3319.85354665616">
                <text:p>3319.85354665616</text:p>
              </table:table-cell>
              <table:table-cell office:value-type="float" office:value="507.649306774139">
                <text:p>507.649306774139</text:p>
              </table:table-cell>
              <table:table-cell office:value-type="float" office:value="9980.54980848321">
                <text:p>9980.54980848321</text:p>
              </table:table-cell>
              <table:table-cell office:value-type="float" office:value="868.417997837067">
                <text:p>868.417997837067</text:p>
              </table:table-cell>
              <table:table-cell office:value-type="float" office:value="3806.96457923406">
                <text:p>3806.96457923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6.916960954666">
                <text:p>506.916960954666</text:p>
              </table:table-cell>
              <table:table-cell office:value-type="float" office:value="9876.64181970973">
                <text:p>9876.64181970973</text:p>
              </table:table-cell>
              <table:table-cell office:value-type="float" office:value="546.43569111824">
                <text:p>546.43569111824</text:p>
              </table:table-cell>
              <table:table-cell office:value-type="float" office:value="8406.91034824273">
                <text:p>8406.91034824273</text:p>
              </table:table-cell>
              <table:table-cell office:value-type="float" office:value="540.152378320694">
                <text:p>540.152378320694</text:p>
              </table:table-cell>
              <table:table-cell office:value-type="float" office:value="3278.73842601866">
                <text:p>3278.73842601866</text:p>
              </table:table-cell>
              <table:table-cell office:value-type="float" office:value="894.681774139404">
                <text:p>894.681774139404</text:p>
              </table:table-cell>
              <table:table-cell office:value-type="float" office:value="3807.53687875503">
                <text:p>3807.53687875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.987551689148">
                <text:p>538.987551689148</text:p>
              </table:table-cell>
              <table:table-cell office:value-type="float" office:value="3325.89375151806">
                <text:p>3325.89375151806</text:p>
              </table:table-cell>
              <table:table-cell office:value-type="float" office:value="558.330063819885">
                <text:p>558.330063819885</text:p>
              </table:table-cell>
              <table:table-cell office:value-type="float" office:value="8407.38892983482">
                <text:p>8407.38892983482</text:p>
              </table:table-cell>
              <table:table-cell office:value-type="float" office:value="551.882579565048">
                <text:p>551.882579565048</text:p>
              </table:table-cell>
              <table:table-cell office:value-type="float" office:value="8525.06323109976">
                <text:p>8525.06323109976</text:p>
              </table:table-cell>
              <table:table-cell office:value-type="float" office:value="921.127680778503">
                <text:p>921.127680778503</text:p>
              </table:table-cell>
              <table:table-cell office:value-type="float" office:value="3781.31327482117">
                <text:p>3781.31327482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.82052564621">
                <text:p>550.82052564621</text:p>
              </table:table-cell>
              <table:table-cell office:value-type="float" office:value="8451.01843308764">
                <text:p>8451.01843308764</text:p>
              </table:table-cell>
              <table:table-cell office:value-type="float" office:value="570.390675783157">
                <text:p>570.390675783157</text:p>
              </table:table-cell>
              <table:table-cell office:value-type="float" office:value="8291.50354866051">
                <text:p>8291.50354866051</text:p>
              </table:table-cell>
              <table:table-cell office:value-type="float" office:value="563.575400590897">
                <text:p>563.575400590897</text:p>
              </table:table-cell>
              <table:table-cell office:value-type="float" office:value="8552.31766201066">
                <text:p>8552.31766201066</text:p>
              </table:table-cell>
              <table:table-cell office:value-type="float" office:value="947.416568517685">
                <text:p>947.416568517685</text:p>
              </table:table-cell>
              <table:table-cell office:value-type="float" office:value="3803.90166047047">
                <text:p>3803.90166047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2.701936244965">
                <text:p>562.701936244965</text:p>
              </table:table-cell>
              <table:table-cell office:value-type="float" office:value="8416.56158934421">
                <text:p>8416.56158934421</text:p>
              </table:table-cell>
              <table:table-cell office:value-type="float" office:value="582.269699811935">
                <text:p>582.269699811935</text:p>
              </table:table-cell>
              <table:table-cell office:value-type="float" office:value="8418.25000518824">
                <text:p>8418.25000518824</text:p>
              </table:table-cell>
              <table:table-cell office:value-type="float" office:value="575.255343675613">
                <text:p>575.255343675613</text:p>
              </table:table-cell>
              <table:table-cell office:value-type="float" office:value="8561.74567587653">
                <text:p>8561.74567587653</text:p>
              </table:table-cell>
              <table:table-cell office:value-type="float" office:value="973.688061237335">
                <text:p>973.688061237335</text:p>
              </table:table-cell>
              <table:table-cell office:value-type="float" office:value="3806.41981043279">
                <text:p>3806.41981043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4.5901927948">
                <text:p>574.5901927948</text:p>
              </table:table-cell>
              <table:table-cell office:value-type="float" office:value="8411.71565584386">
                <text:p>8411.71565584386</text:p>
              </table:table-cell>
              <table:table-cell office:value-type="float" office:value="594.109194755554">
                <text:p>594.109194755554</text:p>
              </table:table-cell>
              <table:table-cell office:value-type="float" office:value="8446.35607433447">
                <text:p>8446.35607433447</text:p>
              </table:table-cell>
              <table:table-cell office:value-type="float" office:value="586.917416810989">
                <text:p>586.917416810989</text:p>
              </table:table-cell>
              <table:table-cell office:value-type="float" office:value="8574.86609642692">
                <text:p>8574.86609642692</text:p>
              </table:table-cell>
              <table:table-cell office:value-type="float" office:value="999.963062047958">
                <text:p>999.963062047958</text:p>
              </table:table-cell>
              <table:table-cell office:value-type="float" office:value="3805.91045724691">
                <text:p>3805.910457246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6.637373447418">
                <text:p>586.637373447418</text:p>
              </table:table-cell>
              <table:table-cell office:value-type="float" office:value="8300.74642525288">
                <text:p>8300.74642525288</text:p>
              </table:table-cell>
              <table:table-cell office:value-type="float" office:value="605.43479514122">
                <text:p>605.43479514122</text:p>
              </table:table-cell>
              <table:table-cell office:value-type="float" office:value="8829.60825884514">
                <text:p>8829.60825884514</text:p>
              </table:table-cell>
              <table:table-cell office:value-type="float" office:value="598.705702543259">
                <text:p>598.705702543259</text:p>
              </table:table-cell>
              <table:table-cell office:value-type="float" office:value="8483.05150906064">
                <text:p>8483.05150906064</text:p>
              </table:table-cell>
              <table:table-cell office:value-type="float" office:value="1026.28118419647">
                <text:p>1026.28118419647</text:p>
              </table:table-cell>
              <table:table-cell office:value-type="float" office:value="3799.67589320065">
                <text:p>3799.67589320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8.621190547943">
                <text:p>598.621190547943</text:p>
              </table:table-cell>
              <table:table-cell office:value-type="float" office:value="8344.63511082003">
                <text:p>8344.63511082003</text:p>
              </table:table-cell>
              <table:table-cell office:value-type="float" office:value="615.158313751221">
                <text:p>615.158313751221</text:p>
              </table:table-cell>
              <table:table-cell office:value-type="float" office:value="10284.4238903828">
                <text:p>10284.4238903828</text:p>
              </table:table-cell>
              <table:table-cell office:value-type="float" office:value="609.001049995422">
                <text:p>609.001049995422</text:p>
              </table:table-cell>
              <table:table-cell office:value-type="float" office:value="9713.19347441132">
                <text:p>9713.1934744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.909976005554">
                <text:p>608.909976005554</text:p>
              </table:table-cell>
              <table:table-cell office:value-type="float" office:value="9719.3769241824">
                <text:p>9719.3769241824</text:p>
              </table:table-cell>
              <table:table-cell office:value-type="float" office:value="624.822083950043">
                <text:p>624.822083950043</text:p>
              </table:table-cell>
              <table:table-cell office:value-type="float" office:value="10348.0131984104">
                <text:p>10348.0131984104</text:p>
              </table:table-cell>
              <table:table-cell office:value-type="float" office:value="618.54047369957">
                <text:p>618.54047369957</text:p>
              </table:table-cell>
              <table:table-cell office:value-type="float" office:value="10482.8942387875">
                <text:p>10482.894238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8.778294801712">
                <text:p>618.778294801712</text:p>
              </table:table-cell>
              <table:table-cell office:value-type="float" office:value="10133.493911236">
                <text:p>10133.493911236</text:p>
              </table:table-cell>
              <table:table-cell office:value-type="float" office:value="634.696481227875">
                <text:p>634.696481227875</text:p>
              </table:table-cell>
              <table:table-cell office:value-type="float" office:value="10127.2742400857">
                <text:p>10127.2742400857</text:p>
              </table:table-cell>
              <table:table-cell office:value-type="float" office:value="628.044594526291">
                <text:p>628.044594526291</text:p>
              </table:table-cell>
              <table:table-cell office:value-type="float" office:value="10521.8283013255">
                <text:p>10521.828301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.705003023148">
                <text:p>628.705003023148</text:p>
              </table:table-cell>
              <table:table-cell office:value-type="float" office:value="10073.9103384166">
                <text:p>10073.9103384166</text:p>
              </table:table-cell>
              <table:table-cell office:value-type="float" office:value="644.475515604019">
                <text:p>644.475515604019</text:p>
              </table:table-cell>
              <table:table-cell office:value-type="float" office:value="10226.0325776711">
                <text:p>10226.0325776711</text:p>
              </table:table-cell>
              <table:table-cell office:value-type="float" office:value="637.518231630325">
                <text:p>637.518231630325</text:p>
              </table:table-cell>
              <table:table-cell office:value-type="float" office:value="10555.7002224263">
                <text:p>10555.700222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8.557776927948">
                <text:p>638.557776927948</text:p>
              </table:table-cell>
              <table:table-cell office:value-type="float" office:value="10149.5021720272">
                <text:p>10149.5021720272</text:p>
              </table:table-cell>
              <table:table-cell office:value-type="float" office:value="654.264174222946">
                <text:p>654.264174222946</text:p>
              </table:table-cell>
              <table:table-cell office:value-type="float" office:value="10215.9754974654">
                <text:p>10215.9754974654</text:p>
              </table:table-cell>
              <table:table-cell office:value-type="float" office:value="647.025507688522">
                <text:p>647.025507688522</text:p>
              </table:table-cell>
              <table:table-cell office:value-type="float" office:value="10518.3608706415">
                <text:p>10518.360870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8.391554355621">
                <text:p>648.391554355621</text:p>
              </table:table-cell>
              <table:table-cell office:value-type="float" office:value="10169.1064813269">
                <text:p>10169.1064813269</text:p>
              </table:table-cell>
              <table:table-cell office:value-type="float" office:value="664.005266189575">
                <text:p>664.005266189575</text:p>
              </table:table-cell>
              <table:table-cell office:value-type="float" office:value="10265.8644143057">
                <text:p>10265.8644143057</text:p>
              </table:table-cell>
              <table:table-cell office:value-type="float" office:value="656.530713319778">
                <text:p>656.530713319778</text:p>
              </table:table-cell>
              <table:table-cell office:value-type="float" office:value="10520.6512137177">
                <text:p>10520.651213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8.183134794235">
                <text:p>658.183134794235</text:p>
              </table:table-cell>
              <table:table-cell office:value-type="float" office:value="10212.9332335392">
                <text:p>10212.9332335392</text:p>
              </table:table-cell>
              <table:table-cell office:value-type="float" office:value="673.660758972168">
                <text:p>673.660758972168</text:p>
              </table:table-cell>
              <table:table-cell office:value-type="float" office:value="10356.8851355049">
                <text:p>10356.8851355049</text:p>
              </table:table-cell>
              <table:table-cell office:value-type="float" office:value="665.999924182892">
                <text:p>665.999924182892</text:p>
              </table:table-cell>
              <table:table-cell office:value-type="float" office:value="10560.6487283272">
                <text:p>10560.648728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7.854779243469">
                <text:p>667.854779243469</text:p>
              </table:table-cell>
              <table:table-cell office:value-type="float" office:value="10339.5866782332">
                <text:p>10339.5866782332</text:p>
              </table:table-cell>
              <table:table-cell office:value-type="float" office:value="683.352041482925">
                <text:p>683.352041482925</text:p>
              </table:table-cell>
              <table:table-cell office:value-type="float" office:value="10318.6403330303">
                <text:p>10318.6403330303</text:p>
              </table:table-cell>
              <table:table-cell office:value-type="float" office:value="675.589598417282">
                <text:p>675.589598417282</text:p>
              </table:table-cell>
              <table:table-cell office:value-type="float" office:value="10427.9689780215">
                <text:p>10427.968978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7.593753576279">
                <text:p>677.593753576279</text:p>
              </table:table-cell>
              <table:table-cell office:value-type="float" office:value="10268.09889328">
                <text:p>10268.09889328</text:p>
              </table:table-cell>
              <table:table-cell office:value-type="float" office:value="693.086265563965">
                <text:p>693.086265563965</text:p>
              </table:table-cell>
              <table:table-cell office:value-type="float" office:value="10273.1114722523">
                <text:p>10273.1114722523</text:p>
              </table:table-cell>
              <table:table-cell office:value-type="float" office:value="685.123825788498">
                <text:p>685.123825788498</text:p>
              </table:table-cell>
              <table:table-cell office:value-type="float" office:value="10488.6084438381">
                <text:p>10488.608443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.260952472687">
                <text:p>687.260952472687</text:p>
              </table:table-cell>
              <table:table-cell office:value-type="float" office:value="10344.3312684644">
                <text:p>10344.3312684644</text:p>
              </table:table-cell>
              <table:table-cell office:value-type="float" office:value="702.879765748978">
                <text:p>702.879765748978</text:p>
              </table:table-cell>
              <table:table-cell office:value-type="float" office:value="10210.9362253231">
                <text:p>10210.9362253231</text:p>
              </table:table-cell>
              <table:table-cell office:value-type="float" office:value="694.602293729782">
                <text:p>694.602293729782</text:p>
              </table:table-cell>
              <table:table-cell office:value-type="float" office:value="10550.3118191074">
                <text:p>10550.311819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6.929547309875">
                <text:p>696.929547309875</text:p>
              </table:table-cell>
              <table:table-cell office:value-type="float" office:value="10342.825512831">
                <text:p>10342.825512831</text:p>
              </table:table-cell>
              <table:table-cell office:value-type="float" office:value="710.414723873138">
                <text:p>710.414723873138</text:p>
              </table:table-cell>
              <table:table-cell office:value-type="float" office:value="13271.5860117117">
                <text:p>13271.5860117117</text:p>
              </table:table-cell>
              <table:table-cell office:value-type="float" office:value="703.872322797775">
                <text:p>703.872322797775</text:p>
              </table:table-cell>
              <table:table-cell office:value-type="float" office:value="10787.5375883973">
                <text:p>10787.53758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5.607877969742">
                <text:p>705.607877969742</text:p>
              </table:table-cell>
              <table:table-cell office:value-type="float" office:value="11523.0480797164">
                <text:p>11523.0480797164</text:p>
              </table:table-cell>
              <table:table-cell office:value-type="float" office:value="717.966469764709">
                <text:p>717.966469764709</text:p>
              </table:table-cell>
              <table:table-cell office:value-type="float" office:value="13242.1290183665">
                <text:p>13242.1290183665</text:p>
              </table:table-cell>
              <table:table-cell office:value-type="float" office:value="711.250527381897">
                <text:p>711.250527381897</text:p>
              </table:table-cell>
              <table:table-cell office:value-type="float" office:value="13553.5440417378">
                <text:p>13553.544041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.144335508347">
                <text:p>713.144335508347</text:p>
              </table:table-cell>
              <table:table-cell office:value-type="float" office:value="13268.9614949296">
                <text:p>13268.9614949296</text:p>
              </table:table-cell>
              <table:table-cell office:value-type="float" office:value="725.509015083313">
                <text:p>725.509015083313</text:p>
              </table:table-cell>
              <table:table-cell office:value-type="float" office:value="13258.2546093277">
                <text:p>13258.2546093277</text:p>
              </table:table-cell>
              <table:table-cell office:value-type="float" office:value="718.639042377472">
                <text:p>718.639042377472</text:p>
              </table:table-cell>
              <table:table-cell office:value-type="float" office:value="13534.6269011965">
                <text:p>13534.626901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.658038854599">
                <text:p>720.658038854599</text:p>
              </table:table-cell>
              <table:table-cell office:value-type="float" office:value="13309.1260605913">
                <text:p>13309.1260605913</text:p>
              </table:table-cell>
              <table:table-cell office:value-type="float" office:value="733.076932191849">
                <text:p>733.076932191849</text:p>
              </table:table-cell>
              <table:table-cell office:value-type="float" office:value="13213.8277441853">
                <text:p>13213.8277441853</text:p>
              </table:table-cell>
              <table:table-cell office:value-type="float" office:value="726.018323659897">
                <text:p>726.018323659897</text:p>
              </table:table-cell>
              <table:table-cell office:value-type="float" office:value="13551.5502508955">
                <text:p>13551.550250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8.208097219467">
                <text:p>728.208097219467</text:p>
              </table:table-cell>
              <table:table-cell office:value-type="float" office:value="13245.0302684163">
                <text:p>13245.0302684163</text:p>
              </table:table-cell>
              <table:table-cell office:value-type="float" office:value="740.600302219391">
                <text:p>740.600302219391</text:p>
              </table:table-cell>
              <table:table-cell office:value-type="float" office:value="13292.0416230682">
                <text:p>13292.0416230682</text:p>
              </table:table-cell>
              <table:table-cell office:value-type="float" office:value="733.430545806885">
                <text:p>733.430545806885</text:p>
              </table:table-cell>
              <table:table-cell office:value-type="float" office:value="13491.3332507958">
                <text:p>13491.333250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5.717432975769">
                <text:p>735.717432975769</text:p>
              </table:table-cell>
              <table:table-cell office:value-type="float" office:value="13316.8733384087">
                <text:p>13316.8733384087</text:p>
              </table:table-cell>
              <table:table-cell office:value-type="float" office:value="748.089805364609">
                <text:p>748.089805364609</text:p>
              </table:table-cell>
              <table:table-cell office:value-type="float" office:value="13352.1412764263">
                <text:p>13352.1412764263</text:p>
              </table:table-cell>
              <table:table-cell office:value-type="float" office:value="740.806505203247">
                <text:p>740.806505203247</text:p>
              </table:table-cell>
              <table:table-cell office:value-type="float" office:value="13557.6714276266">
                <text:p>13557.671427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.192207813263">
                <text:p>743.192207813263</text:p>
              </table:table-cell>
              <table:table-cell office:value-type="float" office:value="13378.4471804303">
                <text:p>13378.4471804303</text:p>
              </table:table-cell>
              <table:table-cell office:value-type="float" office:value="755.623759508133">
                <text:p>755.623759508133</text:p>
              </table:table-cell>
              <table:table-cell office:value-type="float" office:value="13273.3588091198">
                <text:p>13273.3588091198</text:p>
              </table:table-cell>
              <table:table-cell office:value-type="float" office:value="748.163679361343">
                <text:p>748.163679361343</text:p>
              </table:table-cell>
              <table:table-cell office:value-type="float" office:value="13592.2888244712">
                <text:p>13592.288824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0.670789718628">
                <text:p>750.670789718628</text:p>
              </table:table-cell>
              <table:table-cell office:value-type="float" office:value="13371.6375032646">
                <text:p>13371.6375032646</text:p>
              </table:table-cell>
              <table:table-cell office:value-type="float" office:value="763.158220052719">
                <text:p>763.158220052719</text:p>
              </table:table-cell>
              <table:table-cell office:value-type="float" office:value="13272.4805411185">
                <text:p>13272.4805411185</text:p>
              </table:table-cell>
              <table:table-cell office:value-type="float" office:value="755.570919036865">
                <text:p>755.570919036865</text:p>
              </table:table-cell>
              <table:table-cell office:value-type="float" office:value="13500.419548079">
                <text:p>13500.41954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8.220386743546">
                <text:p>758.220386743546</text:p>
              </table:table-cell>
              <table:table-cell office:value-type="float" office:value="13245.8639124341">
                <text:p>13245.8639124341</text:p>
              </table:table-cell>
              <table:table-cell office:value-type="float" office:value="770.761798620224">
                <text:p>770.761798620224</text:p>
              </table:table-cell>
              <table:table-cell office:value-type="float" office:value="13151.8472333956">
                <text:p>13151.8472333956</text:p>
              </table:table-cell>
              <table:table-cell office:value-type="float" office:value="762.965563058853">
                <text:p>762.965563058853</text:p>
              </table:table-cell>
              <table:table-cell office:value-type="float" office:value="13523.4544640512">
                <text:p>13523.454464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5.698760986328">
                <text:p>765.698760986328</text:p>
              </table:table-cell>
              <table:table-cell office:value-type="float" office:value="13372.0126525651">
                <text:p>13372.0126525651</text:p>
              </table:table-cell>
              <table:table-cell office:value-type="float" office:value="778.285532951355">
                <text:p>778.285532951355</text:p>
              </table:table-cell>
              <table:table-cell office:value-type="float" office:value="13291.3769489596">
                <text:p>13291.3769489596</text:p>
              </table:table-cell>
              <table:table-cell office:value-type="float" office:value="770.330185890198">
                <text:p>770.330185890198</text:p>
              </table:table-cell>
              <table:table-cell office:value-type="float" office:value="13578.5606376864">
                <text:p>13578.560637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3.216778278351">
                <text:p>773.216778278351</text:p>
              </table:table-cell>
              <table:table-cell office:value-type="float" office:value="13301.4835470449">
                <text:p>13301.4835470449</text:p>
              </table:table-cell>
              <table:table-cell office:value-type="float" office:value="785.778226137161">
                <text:p>785.778226137161</text:p>
              </table:table-cell>
              <table:table-cell office:value-type="float" office:value="13346.4514074665">
                <text:p>13346.4514074665</text:p>
              </table:table-cell>
              <table:table-cell office:value-type="float" office:value="777.730246305466">
                <text:p>777.730246305466</text:p>
              </table:table-cell>
              <table:table-cell office:value-type="float" office:value="13513.5194347957">
                <text:p>13513.519434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.746409654617">
                <text:p>780.746409654617</text:p>
              </table:table-cell>
              <table:table-cell office:value-type="float" office:value="13280.9946813693">
                <text:p>13280.9946813693</text:p>
              </table:table-cell>
              <table:table-cell office:value-type="float" office:value="793.265549421311">
                <text:p>793.265549421311</text:p>
              </table:table-cell>
              <table:table-cell office:value-type="float" office:value="13356.06140528">
                <text:p>13356.06140528</text:p>
              </table:table-cell>
              <table:table-cell office:value-type="float" office:value="785.1157143116">
                <text:p>785.1157143116</text:p>
              </table:table-cell>
              <table:table-cell office:value-type="float" office:value="13540.2362183525">
                <text:p>13540.236218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8.283735275269">
                <text:p>788.283735275269</text:p>
              </table:table-cell>
              <table:table-cell office:value-type="float" office:value="13267.4278235755">
                <text:p>13267.4278235755</text:p>
              </table:table-cell>
              <table:table-cell office:value-type="float" office:value="800.821549892425">
                <text:p>800.821549892425</text:p>
              </table:table-cell>
              <table:table-cell office:value-type="float" office:value="13234.6634573409">
                <text:p>13234.6634573409</text:p>
              </table:table-cell>
              <table:table-cell office:value-type="float" office:value="792.491275310516">
                <text:p>792.491275310516</text:p>
              </table:table-cell>
              <table:table-cell office:value-type="float" office:value="13558.4142822014">
                <text:p>13558.414282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5.769749403">
                <text:p>795.769749403</text:p>
              </table:table-cell>
              <table:table-cell office:value-type="float" office:value="13358.3460903617">
                <text:p>13358.3460903617</text:p>
              </table:table-cell>
              <table:table-cell office:value-type="float" office:value="806.73939371109">
                <text:p>806.73939371109</text:p>
              </table:table-cell>
              <table:table-cell office:value-type="float" office:value="16898.2840943597">
                <text:p>16898.2840943597</text:p>
              </table:table-cell>
              <table:table-cell office:value-type="float" office:value="799.951646566391">
                <text:p>799.951646566391</text:p>
              </table:table-cell>
              <table:table-cell office:value-type="float" office:value="13404.2790362811">
                <text:p>13404.279036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3.146281480789">
                <text:p>803.146281480789</text:p>
              </table:table-cell>
              <table:table-cell office:value-type="float" office:value="13556.6407695632">
                <text:p>13556.6407695632</text:p>
              </table:table-cell>
              <table:table-cell office:value-type="float" office:value="812.202875852585">
                <text:p>812.202875852585</text:p>
              </table:table-cell>
              <table:table-cell office:value-type="float" office:value="18303.5713116809">
                <text:p>18303.5713116809</text:p>
              </table:table-cell>
              <table:table-cell office:value-type="float" office:value="806.162616252899">
                <text:p>806.162616252899</text:p>
              </table:table-cell>
              <table:table-cell office:value-type="float" office:value="16100.716076774">
                <text:p>16100.71607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8.582965135574">
                <text:p>808.582965135574</text:p>
              </table:table-cell>
              <table:table-cell office:value-type="float" office:value="18393.8379057243">
                <text:p>18393.8379057243</text:p>
              </table:table-cell>
              <table:table-cell office:value-type="float" office:value="817.611038923264">
                <text:p>817.611038923264</text:p>
              </table:table-cell>
              <table:table-cell office:value-type="float" office:value="18490.780276414">
                <text:p>18490.780276414</text:p>
              </table:table-cell>
              <table:table-cell office:value-type="float" office:value="811.500231266022">
                <text:p>811.500231266022</text:p>
              </table:table-cell>
              <table:table-cell office:value-type="float" office:value="18735.117459645">
                <text:p>18735.11745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4.028887748718">
                <text:p>814.028887748718</text:p>
              </table:table-cell>
              <table:table-cell office:value-type="float" office:value="18362.5938781956">
                <text:p>18362.5938781956</text:p>
              </table:table-cell>
              <table:table-cell office:value-type="float" office:value="823.030486822128">
                <text:p>823.030486822128</text:p>
              </table:table-cell>
              <table:table-cell office:value-type="float" office:value="18452.3011352138">
                <text:p>18452.3011352138</text:p>
              </table:table-cell>
              <table:table-cell office:value-type="float" office:value="816.872430324555">
                <text:p>816.872430324555</text:p>
              </table:table-cell>
              <table:table-cell office:value-type="float" office:value="18614.5081630285">
                <text:p>18614.508163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9.444213628769">
                <text:p>819.444213628769</text:p>
              </table:table-cell>
              <table:table-cell office:value-type="float" office:value="18466.3963682744">
                <text:p>18466.3963682744</text:p>
              </table:table-cell>
              <table:table-cell office:value-type="float" office:value="828.453100919723">
                <text:p>828.453100919723</text:p>
              </table:table-cell>
              <table:table-cell office:value-type="float" office:value="18441.4855690006">
                <text:p>18441.4855690006</text:p>
              </table:table-cell>
              <table:table-cell office:value-type="float" office:value="822.213900089264">
                <text:p>822.213900089264</text:p>
              </table:table-cell>
              <table:table-cell office:value-type="float" office:value="18721.5951964065">
                <text:p>18721.595196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4.907173156738">
                <text:p>824.907173156738</text:p>
              </table:table-cell>
              <table:table-cell office:value-type="float" office:value="18305.3431143293">
                <text:p>18305.3431143293</text:p>
              </table:table-cell>
              <table:table-cell office:value-type="float" office:value="833.858106136322">
                <text:p>833.858106136322</text:p>
              </table:table-cell>
              <table:table-cell office:value-type="float" office:value="18501.6023414255">
                <text:p>18501.6023414255</text:p>
              </table:table-cell>
              <table:table-cell office:value-type="float" office:value="827.533094882965">
                <text:p>827.533094882965</text:p>
              </table:table-cell>
              <table:table-cell office:value-type="float" office:value="18799.9980278017">
                <text:p>18799.998027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.387958288193">
                <text:p>830.387958288193</text:p>
              </table:table-cell>
              <table:table-cell office:value-type="float" office:value="18245.7769895145">
                <text:p>18245.7769895145</text:p>
              </table:table-cell>
              <table:table-cell office:value-type="float" office:value="839.284925460816">
                <text:p>839.284925460816</text:p>
              </table:table-cell>
              <table:table-cell office:value-type="float" office:value="18427.218640632">
                <text:p>18427.218640632</text:p>
              </table:table-cell>
              <table:table-cell office:value-type="float" office:value="832.865562915802">
                <text:p>832.865562915802</text:p>
              </table:table-cell>
              <table:table-cell office:value-type="float" office:value="18753.2001979451">
                <text:p>18753.200197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5.836918354034">
                <text:p>835.836918354034</text:p>
              </table:table-cell>
              <table:table-cell office:value-type="float" office:value="18352.3746203393">
                <text:p>18352.3746203393</text:p>
              </table:table-cell>
              <table:table-cell office:value-type="float" office:value="844.727008342743">
                <text:p>844.727008342743</text:p>
              </table:table-cell>
              <table:table-cell office:value-type="float" office:value="18375.5347094563">
                <text:p>18375.5347094563</text:p>
              </table:table-cell>
              <table:table-cell office:value-type="float" office:value="838.192871809006">
                <text:p>838.192871809006</text:p>
              </table:table-cell>
              <table:table-cell office:value-type="float" office:value="18771.3598810822">
                <text:p>18771.359881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1.335719823837">
                <text:p>841.335719823837</text:p>
              </table:table-cell>
              <table:table-cell office:value-type="float" office:value="18186.0255682884">
                <text:p>18186.0255682884</text:p>
              </table:table-cell>
              <table:table-cell office:value-type="float" office:value="850.19039273262">
                <text:p>850.19039273262</text:p>
              </table:table-cell>
              <table:table-cell office:value-type="float" office:value="18303.8860252409">
                <text:p>18303.8860252409</text:p>
              </table:table-cell>
              <table:table-cell office:value-type="float" office:value="843.503807544708">
                <text:p>843.503807544708</text:p>
              </table:table-cell>
              <table:table-cell office:value-type="float" office:value="18829.2274690886">
                <text:p>18829.227469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.743179559708">
                <text:p>846.743179559708</text:p>
              </table:table-cell>
              <table:table-cell office:value-type="float" office:value="18493.2098155231">
                <text:p>18493.2098155231</text:p>
              </table:table-cell>
              <table:table-cell office:value-type="float" office:value="855.647002696991">
                <text:p>855.647002696991</text:p>
              </table:table-cell>
              <table:table-cell office:value-type="float" office:value="18326.6403415447">
                <text:p>18326.6403415447</text:p>
              </table:table-cell>
              <table:table-cell office:value-type="float" office:value="848.823266029358">
                <text:p>848.823266029358</text:p>
              </table:table-cell>
              <table:table-cell office:value-type="float" office:value="18799.0576590837">
                <text:p>18799.0576590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2.153200864792">
                <text:p>852.153200864792</text:p>
              </table:table-cell>
              <table:table-cell office:value-type="float" office:value="18484.430618117">
                <text:p>18484.430618117</text:p>
              </table:table-cell>
              <table:table-cell office:value-type="float" office:value="861.111568689346">
                <text:p>861.111568689346</text:p>
              </table:table-cell>
              <table:table-cell office:value-type="float" office:value="18299.9289303917">
                <text:p>18299.9289303917</text:p>
              </table:table-cell>
              <table:table-cell office:value-type="float" office:value="854.136887550354">
                <text:p>854.136887550354</text:p>
              </table:table-cell>
              <table:table-cell office:value-type="float" office:value="18819.7151707498">
                <text:p>18819.715170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7.611786842346">
                <text:p>857.611786842346</text:p>
              </table:table-cell>
              <table:table-cell office:value-type="float" office:value="18320.0139945328">
                <text:p>18320.0139945328</text:p>
              </table:table-cell>
              <table:table-cell office:value-type="float" office:value="866.570953130722">
                <text:p>866.570953130722</text:p>
              </table:table-cell>
              <table:table-cell office:value-type="float" office:value="18317.3161600342">
                <text:p>18317.3161600342</text:p>
              </table:table-cell>
              <table:table-cell office:value-type="float" office:value="859.448061943054">
                <text:p>859.448061943054</text:p>
              </table:table-cell>
              <table:table-cell office:value-type="float" office:value="18828.3847539025">
                <text:p>18828.384753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3.109851837158">
                <text:p>863.109851837158</text:p>
              </table:table-cell>
              <table:table-cell office:value-type="float" office:value="18188.4577058593">
                <text:p>18188.4577058593</text:p>
              </table:table-cell>
              <table:table-cell office:value-type="float" office:value="871.996412038803">
                <text:p>871.996412038803</text:p>
              </table:table-cell>
              <table:table-cell office:value-type="float" office:value="18431.8384514159">
                <text:p>18431.8384514159</text:p>
              </table:table-cell>
              <table:table-cell office:value-type="float" office:value="864.769266843796">
                <text:p>864.769266843796</text:p>
              </table:table-cell>
              <table:table-cell office:value-type="float" office:value="18792.8911385754">
                <text:p>18792.891138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8.525264978409">
                <text:p>868.525264978409</text:p>
              </table:table-cell>
              <table:table-cell office:value-type="float" office:value="18466.0679116373">
                <text:p>18466.0679116373</text:p>
              </table:table-cell>
              <table:table-cell office:value-type="float" office:value="877.43109869957">
                <text:p>877.43109869957</text:p>
              </table:table-cell>
              <table:table-cell office:value-type="float" office:value="18400.5678230034">
                <text:p>18400.5678230034</text:p>
              </table:table-cell>
              <table:table-cell office:value-type="float" office:value="870.088670969009">
                <text:p>870.088670969009</text:p>
              </table:table-cell>
              <table:table-cell office:value-type="float" office:value="18799.2522975759">
                <text:p>18799.252297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3.930901765823">
                <text:p>873.930901765823</text:p>
              </table:table-cell>
              <table:table-cell office:value-type="float" office:value="18499.4855451598">
                <text:p>18499.4855451598</text:p>
              </table:table-cell>
              <table:table-cell office:value-type="float" office:value="882.859555959702">
                <text:p>882.859555959702</text:p>
              </table:table-cell>
              <table:table-cell office:value-type="float" office:value="18421.6423236642">
                <text:p>18421.6423236642</text:p>
              </table:table-cell>
              <table:table-cell office:value-type="float" office:value="875.408590555191">
                <text:p>875.408590555191</text:p>
              </table:table-cell>
              <table:table-cell office:value-type="float" office:value="18797.4358283724">
                <text:p>18797.435828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9.336004495621">
                <text:p>879.336004495621</text:p>
              </table:table-cell>
              <table:table-cell office:value-type="float" office:value="18501.2138722051">
                <text:p>18501.2138722051</text:p>
              </table:table-cell>
              <table:table-cell office:value-type="float" office:value="888.274370193481">
                <text:p>888.274370193481</text:p>
              </table:table-cell>
              <table:table-cell office:value-type="float" office:value="18468.0591560304">
                <text:p>18468.0591560304</text:p>
              </table:table-cell>
              <table:table-cell office:value-type="float" office:value="880.732171058655">
                <text:p>880.732171058655</text:p>
              </table:table-cell>
              <table:table-cell office:value-type="float" office:value="18784.5536951855">
                <text:p>18784.553695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4.74764752388">
                <text:p>884.74764752388</text:p>
              </table:table-cell>
              <table:table-cell office:value-type="float" office:value="18478.8749868269">
                <text:p>18478.8749868269</text:p>
              </table:table-cell>
              <table:table-cell office:value-type="float" office:value="893.676567792893">
                <text:p>893.676567792893</text:p>
              </table:table-cell>
              <table:table-cell office:value-type="float" office:value="18511.1600655744">
                <text:p>18511.1600655744</text:p>
              </table:table-cell>
              <table:table-cell office:value-type="float" office:value="886.088606595993">
                <text:p>886.088606595993</text:p>
              </table:table-cell>
              <table:table-cell office:value-type="float" office:value="18669.3036222412">
                <text:p>18669.303622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.141904592514">
                <text:p>890.141904592514</text:p>
              </table:table-cell>
              <table:table-cell office:value-type="float" office:value="18538.4380619499">
                <text:p>18538.4380619499</text:p>
              </table:table-cell>
              <table:table-cell office:value-type="float" office:value="899.083548784256">
                <text:p>899.083548784256</text:p>
              </table:table-cell>
              <table:table-cell office:value-type="float" office:value="18494.7608149028">
                <text:p>18494.7608149028</text:p>
              </table:table-cell>
              <table:table-cell office:value-type="float" office:value="891.433371067047">
                <text:p>891.433371067047</text:p>
              </table:table-cell>
              <table:table-cell office:value-type="float" office:value="18710.1061777328">
                <text:p>18710.106177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5.54021525383">
                <text:p>895.54021525383</text:p>
              </table:table-cell>
              <table:table-cell office:value-type="float" office:value="18524.5173915784">
                <text:p>18524.5173915784</text:p>
              </table:table-cell>
              <table:table-cell office:value-type="float" office:value="903.932658433914">
                <text:p>903.932658433914</text:p>
              </table:table-cell>
              <table:table-cell office:value-type="float" office:value="20622.5929452735">
                <text:p>20622.5929452735</text:p>
              </table:table-cell>
              <table:table-cell office:value-type="float" office:value="896.765308618546">
                <text:p>896.765308618546</text:p>
              </table:table-cell>
              <table:table-cell office:value-type="float" office:value="18755.0970235395">
                <text:p>18755.097023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932885169983">
                <text:p>900.932885169983</text:p>
              </table:table-cell>
              <table:table-cell office:value-type="float" office:value="18543.9393854319">
                <text:p>18543.9393854319</text:p>
              </table:table-cell>
              <table:table-cell office:value-type="float" office:value="907.620507001877">
                <text:p>907.620507001877</text:p>
              </table:table-cell>
              <table:table-cell office:value-type="float" office:value="27116.4121988116">
                <text:p>27116.4121988116</text:p>
              </table:table-cell>
              <table:table-cell office:value-type="float" office:value="902.080793857575">
                <text:p>902.080793857575</text:p>
              </table:table-cell>
              <table:table-cell office:value-type="float" office:value="18813.1173812173">
                <text:p>18813.117381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5.156767129898">
                <text:p>905.156767129898</text:p>
              </table:table-cell>
              <table:table-cell office:value-type="float" office:value="23675.2768660766">
                <text:p>23675.2768660766</text:p>
              </table:table-cell>
              <table:table-cell office:value-type="float" office:value="911.282585382462">
                <text:p>911.282585382462</text:p>
              </table:table-cell>
              <table:table-cell office:value-type="float" office:value="27307.2249003007">
                <text:p>27307.2249003007</text:p>
              </table:table-cell>
              <table:table-cell office:value-type="float" office:value="906.107205867767">
                <text:p>906.107205867767</text:p>
              </table:table-cell>
              <table:table-cell office:value-type="float" office:value="24836.3474977299">
                <text:p>24836.347497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8.673903465271">
                <text:p>908.673903465271</text:p>
              </table:table-cell>
              <table:table-cell office:value-type="float" office:value="28432.9271190266">
                <text:p>28432.9271190266</text:p>
              </table:table-cell>
              <table:table-cell office:value-type="float" office:value="914.900660276413">
                <text:p>914.900660276413</text:p>
              </table:table-cell>
              <table:table-cell office:value-type="float" office:value="27639.3501520054">
                <text:p>27639.3501520054</text:p>
              </table:table-cell>
              <table:table-cell office:value-type="float" office:value="909.795513868332">
                <text:p>909.795513868332</text:p>
              </table:table-cell>
              <table:table-cell office:value-type="float" office:value="27113.053691785">
                <text:p>27113.05369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2.183331727982">
                <text:p>912.183331727982</text:p>
              </table:table-cell>
              <table:table-cell office:value-type="float" office:value="28495.1655144081">
                <text:p>28495.1655144081</text:p>
              </table:table-cell>
              <table:table-cell office:value-type="float" office:value="918.564488887787">
                <text:p>918.564488887787</text:p>
              </table:table-cell>
              <table:table-cell office:value-type="float" office:value="27294.1799347395">
                <text:p>27294.1799347395</text:p>
              </table:table-cell>
              <table:table-cell office:value-type="float" office:value="913.467026233673">
                <text:p>913.467026233673</text:p>
              </table:table-cell>
              <table:table-cell office:value-type="float" office:value="27237.0755839004">
                <text:p>27237.075583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5.690114974976">
                <text:p>915.690114974976</text:p>
              </table:table-cell>
              <table:table-cell office:value-type="float" office:value="28516.536420674">
                <text:p>28516.536420674</text:p>
              </table:table-cell>
              <table:table-cell office:value-type="float" office:value="922.25673365593">
                <text:p>922.25673365593</text:p>
              </table:table-cell>
              <table:table-cell office:value-type="float" office:value="27084.1394273611">
                <text:p>27084.1394273611</text:p>
              </table:table-cell>
              <table:table-cell office:value-type="float" office:value="917.108926534653">
                <text:p>917.108926534653</text:p>
              </table:table-cell>
              <table:table-cell office:value-type="float" office:value="27458.5449557877">
                <text:p>27458.544955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9.214743852615">
                <text:p>919.214743852615</text:p>
              </table:table-cell>
              <table:table-cell office:value-type="float" office:value="28372.1767451733">
                <text:p>28372.1767451733</text:p>
              </table:table-cell>
              <table:table-cell office:value-type="float" office:value="925.877240180969">
                <text:p>925.877240180969</text:p>
              </table:table-cell>
              <table:table-cell office:value-type="float" office:value="27620.8429660133">
                <text:p>27620.8429660133</text:p>
              </table:table-cell>
              <table:table-cell office:value-type="float" office:value="920.783220767975">
                <text:p>920.783220767975</text:p>
              </table:table-cell>
              <table:table-cell office:value-type="float" office:value="27216.4607551703">
                <text:p>27216.460755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2.72113108635">
                <text:p>922.72113108635</text:p>
              </table:table-cell>
              <table:table-cell office:value-type="float" office:value="28519.8618552872">
                <text:p>28519.8618552872</text:p>
              </table:table-cell>
              <table:table-cell office:value-type="float" office:value="929.546092510223">
                <text:p>929.546092510223</text:p>
              </table:table-cell>
              <table:table-cell office:value-type="float" office:value="27256.8253610731">
                <text:p>27256.8253610731</text:p>
              </table:table-cell>
              <table:table-cell office:value-type="float" office:value="924.460549592972">
                <text:p>924.460549592972</text:p>
              </table:table-cell>
              <table:table-cell office:value-type="float" office:value="27193.9816053893">
                <text:p>27193.981605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6.242872238159">
                <text:p>926.242872238159</text:p>
              </table:table-cell>
              <table:table-cell office:value-type="float" office:value="28395.54908672">
                <text:p>28395.54908672</text:p>
              </table:table-cell>
              <table:table-cell office:value-type="float" office:value="933.20801281929">
                <text:p>933.20801281929</text:p>
              </table:table-cell>
              <table:table-cell office:value-type="float" office:value="27308.4623402971">
                <text:p>27308.4623402971</text:p>
              </table:table-cell>
              <table:table-cell office:value-type="float" office:value="928.125061035156">
                <text:p>928.125061035156</text:p>
              </table:table-cell>
              <table:table-cell office:value-type="float" office:value="27289.1028599691">
                <text:p>27289.102859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9.766636371613">
                <text:p>929.766636371613</text:p>
              </table:table-cell>
              <table:table-cell office:value-type="float" office:value="28379.1183529829">
                <text:p>28379.1183529829</text:p>
              </table:table-cell>
              <table:table-cell office:value-type="float" office:value="936.827597618103">
                <text:p>936.827597618103</text:p>
              </table:table-cell>
              <table:table-cell office:value-type="float" office:value="27627.8293912187">
                <text:p>27627.8293912187</text:p>
              </table:table-cell>
              <table:table-cell office:value-type="float" office:value="931.777776479721">
                <text:p>931.777776479721</text:p>
              </table:table-cell>
              <table:table-cell office:value-type="float" office:value="27377.23791393">
                <text:p>27377.2379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3.290024280548">
                <text:p>933.290024280548</text:p>
              </table:table-cell>
              <table:table-cell office:value-type="float" office:value="28382.1448511828">
                <text:p>28382.1448511828</text:p>
              </table:table-cell>
              <table:table-cell office:value-type="float" office:value="940.477510213852">
                <text:p>940.477510213852</text:p>
              </table:table-cell>
              <table:table-cell office:value-type="float" office:value="27398.2492389763">
                <text:p>27398.2492389763</text:p>
              </table:table-cell>
              <table:table-cell office:value-type="float" office:value="935.454379558563">
                <text:p>935.454379558563</text:p>
              </table:table-cell>
              <table:table-cell office:value-type="float" office:value="27199.3478855077">
                <text:p>27199.347885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6.815303564072">
                <text:p>936.815303564072</text:p>
              </table:table-cell>
              <table:table-cell office:value-type="float" office:value="28367.0514269405">
                <text:p>28367.0514269405</text:p>
              </table:table-cell>
              <table:table-cell office:value-type="float" office:value="944.165511846542">
                <text:p>944.165511846542</text:p>
              </table:table-cell>
              <table:table-cell office:value-type="float" office:value="27115.30429034">
                <text:p>27115.30429034</text:p>
              </table:table-cell>
              <table:table-cell office:value-type="float" office:value="939.159389972687">
                <text:p>939.159389972687</text:p>
              </table:table-cell>
              <table:table-cell office:value-type="float" office:value="26990.7987609843">
                <text:p>26990.798760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0.342153549194">
                <text:p>940.342153549194</text:p>
              </table:table-cell>
              <table:table-cell office:value-type="float" office:value="28354.279773047">
                <text:p>28354.279773047</text:p>
              </table:table-cell>
              <table:table-cell office:value-type="float" office:value="947.816579341889">
                <text:p>947.816579341889</text:p>
              </table:table-cell>
              <table:table-cell office:value-type="float" office:value="27389.6076053743">
                <text:p>27389.6076053743</text:p>
              </table:table-cell>
              <table:table-cell office:value-type="float" office:value="942.835153341293">
                <text:p>942.835153341293</text:p>
              </table:table-cell>
              <table:table-cell office:value-type="float" office:value="27205.5579897238">
                <text:p>27205.557989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3.859934806824">
                <text:p>943.859934806824</text:p>
              </table:table-cell>
              <table:table-cell office:value-type="float" office:value="28427.3848518504">
                <text:p>28427.3848518504</text:p>
              </table:table-cell>
              <table:table-cell office:value-type="float" office:value="951.497547864914">
                <text:p>951.497547864914</text:p>
              </table:table-cell>
              <table:table-cell office:value-type="float" office:value="27167.0992317463">
                <text:p>27167.0992317463</text:p>
              </table:table-cell>
              <table:table-cell office:value-type="float" office:value="946.519592285156">
                <text:p>946.519592285156</text:p>
              </table:table-cell>
              <table:table-cell office:value-type="float" office:value="27141.5186539766">
                <text:p>27141.518653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7.376543998718">
                <text:p>947.376543998718</text:p>
              </table:table-cell>
              <table:table-cell office:value-type="float" office:value="28436.9830534239">
                <text:p>28436.9830534239</text:p>
              </table:table-cell>
              <table:table-cell office:value-type="float" office:value="955.148965835571">
                <text:p>955.148965835571</text:p>
              </table:table-cell>
              <table:table-cell office:value-type="float" office:value="27387.0894968591">
                <text:p>27387.0894968591</text:p>
              </table:table-cell>
              <table:table-cell office:value-type="float" office:value="950.207018852234">
                <text:p>950.207018852234</text:p>
              </table:table-cell>
              <table:table-cell office:value-type="float" office:value="27119.5137721453">
                <text:p>27119.513772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0.890516996384">
                <text:p>950.890516996384</text:p>
              </table:table-cell>
              <table:table-cell office:value-type="float" office:value="28458.193370875">
                <text:p>28458.193370875</text:p>
              </table:table-cell>
              <table:table-cell office:value-type="float" office:value="958.790861368179">
                <text:p>958.790861368179</text:p>
              </table:table-cell>
              <table:table-cell office:value-type="float" office:value="27458.5737175553">
                <text:p>27458.5737175553</text:p>
              </table:table-cell>
              <table:table-cell office:value-type="float" office:value="953.891061306">
                <text:p>953.891061306</text:p>
              </table:table-cell>
              <table:table-cell office:value-type="float" office:value="27144.416923039">
                <text:p>27144.41692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4.419429779053">
                <text:p>954.419429779053</text:p>
              </table:table-cell>
              <table:table-cell office:value-type="float" office:value="28337.7263534793">
                <text:p>28337.7263534793</text:p>
              </table:table-cell>
              <table:table-cell office:value-type="float" office:value="962.463726520538">
                <text:p>962.463726520538</text:p>
              </table:table-cell>
              <table:table-cell office:value-type="float" office:value="27227.1371915861">
                <text:p>27227.1371915861</text:p>
              </table:table-cell>
              <table:table-cell office:value-type="float" office:value="957.569646596909">
                <text:p>957.569646596909</text:p>
              </table:table-cell>
              <table:table-cell office:value-type="float" office:value="27184.6877691577">
                <text:p>27184.687769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7.932168006897">
                <text:p>957.932168006897</text:p>
              </table:table-cell>
              <table:table-cell office:value-type="float" office:value="28468.2084946262">
                <text:p>28468.2084946262</text:p>
              </table:table-cell>
              <table:table-cell office:value-type="float" office:value="966.144829511642">
                <text:p>966.144829511642</text:p>
              </table:table-cell>
              <table:table-cell office:value-type="float" office:value="27166.1173817647">
                <text:p>27166.1173817647</text:p>
              </table:table-cell>
              <table:table-cell office:value-type="float" office:value="961.243807554245">
                <text:p>961.243807554245</text:p>
              </table:table-cell>
              <table:table-cell office:value-type="float" office:value="27217.4285858716">
                <text:p>27217.428585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1.451690912247">
                <text:p>961.451690912247</text:p>
              </table:table-cell>
              <table:table-cell office:value-type="float" office:value="28413.4173688102">
                <text:p>28413.4173688102</text:p>
              </table:table-cell>
              <table:table-cell office:value-type="float" office:value="969.816645383835">
                <text:p>969.816645383835</text:p>
              </table:table-cell>
              <table:table-cell office:value-type="float" office:value="27234.9090644636">
                <text:p>27234.9090644636</text:p>
              </table:table-cell>
              <table:table-cell office:value-type="float" office:value="964.91716003418">
                <text:p>964.91716003418</text:p>
              </table:table-cell>
              <table:table-cell office:value-type="float" office:value="27223.4384475223">
                <text:p>27223.438447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4.968519687653">
                <text:p>964.968519687653</text:p>
              </table:table-cell>
              <table:table-cell office:value-type="float" office:value="28435.0879552708">
                <text:p>28435.0879552708</text:p>
              </table:table-cell>
              <table:table-cell office:value-type="float" office:value="973.480357408524">
                <text:p>973.480357408524</text:p>
              </table:table-cell>
              <table:table-cell office:value-type="float" office:value="27295.0804736531">
                <text:p>27295.0804736531</text:p>
              </table:table-cell>
              <table:table-cell office:value-type="float" office:value="968.546137809753">
                <text:p>968.546137809753</text:p>
              </table:table-cell>
              <table:table-cell office:value-type="float" office:value="27556.3041777362">
                <text:p>27556.304177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8.505835533142">
                <text:p>968.505835533142</text:p>
              </table:table-cell>
              <table:table-cell office:value-type="float" office:value="28270.411624835">
                <text:p>28270.411624835</text:p>
              </table:table-cell>
              <table:table-cell office:value-type="float" office:value="977.147293806076">
                <text:p>977.147293806076</text:p>
              </table:table-cell>
              <table:table-cell office:value-type="float" office:value="27271.1112451955">
                <text:p>27271.1112451955</text:p>
              </table:table-cell>
              <table:table-cell office:value-type="float" office:value="972.207675218582">
                <text:p>972.207675218582</text:p>
              </table:table-cell>
              <table:table-cell office:value-type="float" office:value="27311.2736660201">
                <text:p>27311.273666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2.025561332703">
                <text:p>972.025561332703</text:p>
              </table:table-cell>
              <table:table-cell office:value-type="float" office:value="28411.7486597353">
                <text:p>28411.7486597353</text:p>
              </table:table-cell>
              <table:table-cell office:value-type="float" office:value="980.820307970047">
                <text:p>980.820307970047</text:p>
              </table:table-cell>
              <table:table-cell office:value-type="float" office:value="27226.0131477702">
                <text:p>27226.0131477702</text:p>
              </table:table-cell>
              <table:table-cell office:value-type="float" office:value="975.873267412186">
                <text:p>975.873267412186</text:p>
              </table:table-cell>
              <table:table-cell office:value-type="float" office:value="27281.1616223374">
                <text:p>27281.161622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5.573212862015">
                <text:p>975.573212862015</text:p>
              </table:table-cell>
              <table:table-cell office:value-type="float" office:value="28188.1273949183">
                <text:p>28188.1273949183</text:p>
              </table:table-cell>
              <table:table-cell office:value-type="float" office:value="984.460610151291">
                <text:p>984.460610151291</text:p>
              </table:table-cell>
              <table:table-cell office:value-type="float" office:value="27470.6733828927">
                <text:p>27470.6733828927</text:p>
              </table:table-cell>
              <table:table-cell office:value-type="float" office:value="979.551603794098">
                <text:p>979.551603794098</text:p>
              </table:table-cell>
              <table:table-cell office:value-type="float" office:value="27186.553781723">
                <text:p>27186.5537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9.128557682037">
                <text:p>979.128557682037</text:p>
              </table:table-cell>
              <table:table-cell office:value-type="float" office:value="28127.1593440315">
                <text:p>28127.1593440315</text:p>
              </table:table-cell>
              <table:table-cell office:value-type="float" office:value="988.101657867432">
                <text:p>988.101657867432</text:p>
              </table:table-cell>
              <table:table-cell office:value-type="float" office:value="27464.9783062697">
                <text:p>27464.9783062697</text:p>
              </table:table-cell>
              <table:table-cell office:value-type="float" office:value="983.204892158508">
                <text:p>983.204892158508</text:p>
              </table:table-cell>
              <table:table-cell office:value-type="float" office:value="27372.9641283531">
                <text:p>27372.964128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2.698733091354">
                <text:p>982.698733091354</text:p>
              </table:table-cell>
              <table:table-cell office:value-type="float" office:value="28010.3033581813">
                <text:p>28010.3033581813</text:p>
              </table:table-cell>
              <table:table-cell office:value-type="float" office:value="991.779969215393">
                <text:p>991.779969215393</text:p>
              </table:table-cell>
              <table:table-cell office:value-type="float" office:value="27186.8004881083">
                <text:p>27186.8004881083</text:p>
              </table:table-cell>
              <table:table-cell office:value-type="float" office:value="986.85897064209">
                <text:p>986.85897064209</text:p>
              </table:table-cell>
              <table:table-cell office:value-type="float" office:value="27367.1344928658">
                <text:p>27367.134492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6.20815372467">
                <text:p>986.20815372467</text:p>
              </table:table-cell>
              <table:table-cell office:value-type="float" office:value="28495.1751939012">
                <text:p>28495.1751939012</text:p>
              </table:table-cell>
              <table:table-cell office:value-type="float" office:value="995.460310459137">
                <text:p>995.460310459137</text:p>
              </table:table-cell>
              <table:table-cell office:value-type="float" office:value="27171.9021693254">
                <text:p>27171.9021693254</text:p>
              </table:table-cell>
              <table:table-cell office:value-type="float" office:value="990.529497861862">
                <text:p>990.529497861862</text:p>
              </table:table-cell>
              <table:table-cell office:value-type="float" office:value="27244.4832620962">
                <text:p>27244.483262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9.720740318298">
                <text:p>989.720740318298</text:p>
              </table:table-cell>
              <table:table-cell office:value-type="float" office:value="28469.439382748">
                <text:p>28469.439382748</text:p>
              </table:table-cell>
              <table:table-cell office:value-type="float" office:value="999.128633022308">
                <text:p>999.128633022308</text:p>
              </table:table-cell>
              <table:table-cell office:value-type="float" office:value="27260.8326170355">
                <text:p>27260.8326170355</text:p>
              </table:table-cell>
              <table:table-cell office:value-type="float" office:value="994.21434545517">
                <text:p>994.21434545517</text:p>
              </table:table-cell>
              <table:table-cell office:value-type="float" office:value="27138.4875511374">
                <text:p>27138.487551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3.255704879761">
                <text:p>993.255704879761</text:p>
              </table:table-cell>
              <table:table-cell office:value-type="float" office:value="28289.2102425958">
                <text:p>28289.2102425958</text:p>
              </table:table-cell>
              <table:table-cell office:value-type="float" office:value="1002.73644852638">
                <text:p>1002.73644852638</text:p>
              </table:table-cell>
              <table:table-cell office:value-type="float" office:value="27718.024893529">
                <text:p>27718.024893529</text:p>
              </table:table-cell>
              <table:table-cell office:value-type="float" office:value="997.903775691986">
                <text:p>997.903775691986</text:p>
              </table:table-cell>
              <table:table-cell office:value-type="float" office:value="27104.7871766038">
                <text:p>27104.787176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6.765582323074">
                <text:p>996.765582323074</text:p>
              </table:table-cell>
              <table:table-cell office:value-type="float" office:value="28491.4335919544">
                <text:p>28491.4335919544</text:p>
              </table:table-cell>
              <table:table-cell office:value-type="float" office:value="1005.74046945572">
                <text:p>1005.74046945572</text:p>
              </table:table-cell>
              <table:table-cell office:value-type="float" office:value="33289.2286990768">
                <text:p>33289.2286990768</text:p>
              </table:table-cell>
              <table:table-cell office:value-type="float" office:value="1001.52377510071">
                <text:p>1001.52377510071</text:p>
              </table:table-cell>
              <table:table-cell office:value-type="float" office:value="27624.646854631">
                <text:p>27624.64685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.27504277229">
                <text:p>1000.27504277229</text:p>
              </table:table-cell>
              <table:table-cell office:value-type="float" office:value="28494.8480306793">
                <text:p>28494.8480306793</text:p>
              </table:table-cell>
              <table:table-cell office:value-type="float" office:value="1008.74031066895">
                <text:p>1008.74031066895</text:p>
              </table:table-cell>
              <table:table-cell office:value-type="float" office:value="33335.5799175716">
                <text:p>33335.5799175716</text:p>
              </table:table-cell>
              <table:table-cell office:value-type="float" office:value="1004.88808107376">
                <text:p>1004.88808107376</text:p>
              </table:table-cell>
              <table:table-cell office:value-type="float" office:value="29724.2085351478">
                <text:p>29724.208535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3.59994006157">
                <text:p>1003.59994006157</text:p>
              </table:table-cell>
              <table:table-cell office:value-type="float" office:value="30076.567785225">
                <text:p>30076.567785225</text:p>
              </table:table-cell>
              <table:table-cell office:value-type="float" office:value="1011.73805403709">
                <text:p>1011.73805403709</text:p>
              </table:table-cell>
              <table:table-cell office:value-type="float" office:value="33358.9352955937">
                <text:p>33358.9352955937</text:p>
              </table:table-cell>
              <table:table-cell office:value-type="float" office:value="1008.08615803719">
                <text:p>1008.08615803719</text:p>
              </table:table-cell>
              <table:table-cell office:value-type="float" office:value="31269.380727738">
                <text:p>31269.38072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6.43269133568">
                <text:p>1006.43269133568</text:p>
              </table:table-cell>
              <table:table-cell office:value-type="float" office:value="35302.0382209029">
                <text:p>35302.038220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29060673714">
                <text:p>1011.29060673714</text:p>
              </table:table-cell>
              <table:table-cell office:value-type="float" office:value="31207.0594567464">
                <text:p>31207.059456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9.27440142632">
                <text:p>1009.27440142632</text:p>
              </table:table-cell>
              <table:table-cell office:value-type="float" office:value="35190.7099232119">
                <text:p>35190.70992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